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of the Army Shelled well, Krasne First, Novomlinsk, two -year -old, ...</text:span>
</text:h>
      <text:p text:style-name="P4">
Authors: liveuamap (Language: en)</text:p>
      <text:p text:style-name="P4">
Time: 2023-04-09T-36:39:00</text:p>
      <text:p text:style-name="P4">
Location: Svatove (Latitude:49.5388 Longtitude:37.89597)</text:p>
      <text:p text:style-name="P4">
Videos: []</text:p>
      <text:p text:style-name="P4">
Images: []</text:p>
      <text:p text:style-name="P4">
Tags: ["Russia"]</text:p>
      <text:p text:style-name="P4">
Id: 22554742</text:p>
      <!--METADATA-->
      <text:p text:style-name="P4">
News Collection Link: <text:a xlink:type="simple" xlink:href="https://liveuamap.com/en/2023/9-april-at-kupiansk-direction-russian-army-shelled-kolodyazne" text:style-name="Internet_20_link" text:visited-style-name="Visited_20_Internet_20_Link">
https://liveuamap.com/en/2023/9-pril-at-kupiansk-direction-arussian-army-shelled-kolodyazne</text:a>
</text:p>
      <text:p text:style-name="P4">
News Source: <text:a xlink:type="simple" xlink:href="https://t.me/lumsrc/4447" text:style-name="Internet_20_link" text:visited-style-name="Visited_20_Internet_20_Link">
https://t.me/lumsrc/4447</text:a>
</text:p>
      <!--NEWS-->
      <text:h text:style-name="P10" text:outline-level="1">
<text:span text:style-name="T4">
JSU Bakhmut Directio Rusian of the Army Shelled Vasukivka, Minkivka, Zaliznyanske, Orikhovo-Basil ...</text:span>
</text:h>
      <text:p text:style-name="P4">
Authors: liveuamap (Language: en)</text:p>
      <text:p text:style-name="P4">
Time: 2023-04-09T-39:40:00</text:p>
      <text:p text:style-name="P4">
Location: Kostyantynivka (Latitude:48.54946 Longtitude:37.72602)</text:p>
      <text:p text:style-name="P4">
Videos: []</text:p>
      <text:p text:style-name="P4">
Images: []</text:p>
      <text:p text:style-name="P4">
Tags: ["Russia"]</text:p>
      <text:p text:style-name="P4">
Id: 22554732</text:p>
      <!--METADATA-->
      <text:p text:style-name="P4">
in the morning report</text:p>
      <text:p text:style-name="P4">
News Collection Link:(https://liveuamap.com/en/2023/9-april-at-bakhmut-direction-russian-army-shelled-vasukivka)</text:p>
      <text:p text:style-name="P4">
News Source: <text:a xlink:type="simple" xlink:href="https://t.me/lumsrc/4449" text:style-name="Internet_20_link" text:visited-style-name="Visited_20_Internet_20_Link">
https://t.me/lumsrc/4449</text:a>
</text:p>
      <!--NEWS-->
      <text:h text:style-name="P10" text:outline-level="1">
<text:span text:style-name="T4">
At Avdiyivka and Maryinka directions Russian army shelled Novokalynove, Kamyanka, Stepove, Or...</text:span>
</text:h>
      <text:p text:style-name="P4">
Authors: liveuamap (Language: en)</text:p>
      <text:p text:style-name="P4">
Time: 2023-04-09T-41:40:00</text:p>
      <text:p text:style-name="P4">
Location: Marinka, Donetsk Oblast (Latitude:47.86708 Longtitude:37.43557)</text:p>
      <text:p text:style-name="P4">
Videos: []</text:p>
      <text:p text:style-name="P4">
Images: []</text:p>
      <text:p text:style-name="P4">
Tags: ["Russia"]</text:p>
      <text:p text:style-name="P4">
Id: 22554729</text:p>
      <!--METADATA-->
      <text:p text:style-name="P4">
At Avdiyivka and Maryinka directions Russian army shelled Novokalynove,Kamyanka, Stepove, Orlivka, Lastochkyne, Avdiyivka, Syeverne, Netaylove,Karlivka, Krasnohorivka, Maryinka, Pobyeda and Paraskoviyivka of Donetskregion , - General Staff of Armed Forces of Ukraine says in the morning report</text:p>
      <text:p text:style-name="P4">
News Collection Link: <text:a xlink:type="simple" xlink:href="https://liveuamap.com/en/2023/9-april-at-avdiyivka-and-maryinka-directions-russian-army" text:style-name="Internet_20_link" text:visited-style-name="Visited_20_Internet_20_Link">
https://liveuamap.com/en/2023/9-april-at-avdiyivka-and-maryinka-directions-russian-army</text:a>
</text:p>
      <text:p text:style-name="P4">
News Source: <text:a xlink:type="simple" xlink:href="https://t.me/lumsrc/4450" text:style-name="Internet_20_link" text:visited-style-name="Visited_20_Internet_20_Link">
https://t.me/lumsrc/4450</text:a>
</text:p>
      <!--NEWS-->
      <text:h text:style-name="P10" text:outline-level="1">
<text:span text:style-name="T4">
Sumska Oblast, Chernihivska Oblast(10:50). Red Alert: aerial threat. Sirens sounding. Take co...</text:span>
</text:h>
      <text:p text:style-name="P4">
Authors: liveuamap (Language: en)</text:p>
      <text:p text:style-name="P4">
Time: 2023-04-09T04:57:00</text:p>
      <text:p text:style-name="P4">
Location: Sumska Oblast (Latitude:51.00000000 Longtitude:34.00000000)</text:p>
      <text:p text:style-name="P4">
Videos: []</text:p>
      <text:p text:style-name="P4">
Images: []</text:p>
      <text:p text:style-name="P4">
Tags: ["Europe", "Central and Eastern Europe"]</text:p>
      <text:p text:style-name="P4">
Id: 22554816</text:p>
      <!--METADATA-->
      <text:p text:style-name="P4">
Sumy region, Chernihiv region(10:50). Red Alert: aerial threat. Sirenssounding. Take cover now!</text:p>
      <text:p text:style-name="P4">
News Collection Link: <text:a xlink:type="simple" xlink:href="https://liveuamap.com/en/2023/09-april-sumska-oblast-chernihivska-oblast105g" text:style-name="Internet_20_link" text:visited-style-name="Visited_20_Internet_20_Link">
https://liveuamap.com/en/2023/09-april-sumska-oblast-chernihivska-oblast105g</text:a>
</text:p>
      <text:p text:style-name="P4">
News Source: <text:a xlink:type="simple" xlink:href="https://t.me/air_alert_ua/42810" text:style-name="Internet_20_link" text:visited-style-name="Visited_20_Internet_20_Link">
https://t.me/air_alert_ua/42810</text:a>
</text:p>
      <!--NEWS-->
      <text:h text:style-name="P10" text:outline-level="1">
<text:span text:style-name="T4">
Donetsk Oblast(11:39). Red Alert: aerial threat. Sirens sounding. Take cover now!</text:span>
</text:h>
      <text:p text:style-name="P4">
Authors: liveuamap (Language: en)</text:p>
      <text:p text:style-name="P4">
Time: 2023-04-09T05:39:00</text:p>
      <text:p text:style-name="P4">
Location: Donetsk Oblast (Latitude:48.72634 Longtitude:37.57752)</text:p>
      <text:p text:style-name="P4">
Videos: []</text:p>
      <text:p text:style-name="P4">
Images: []</text:p>
      <text:p text:style-name="P4">
Tags: ["Europe", "Central and Eastern Europe"]</text:p>
      <text:p text:style-name="P4">
Id: 22554821</text:p>
      <!--METADATA-->
      <text:p text:style-name="P4">
Donetsk Oblast(11:39). Red Alert: aerial threat. Sirens sounding. Take covernow!</text:p>
      <text:p text:style-name="P4">
News Collection Link: <text:a xlink:type="simple" xlink:href="https://liveuamap.com/en/2023/09-april-donetsk-oblast1139-red-alert-aerial-g" text:style-name="Internet_20_link" text:visited-style-name="Visited_20_Internet_20_Link">
https://liveuamap.com/en/2023/09-april-donetsk-oblast1139-red-alert-aerial-g</text:a>
</text:p>
      <text:p text:style-name="P4">
News Source: <text:a xlink:type="simple" xlink:href="https://t.me/air_alert_ua/42813" text:style-name="Internet_20_link" text:visited-style-name="Visited_20_Internet_20_Link">
https://t.me/air_alert_ua/42813</text:a>
</text:p>
      <!--NEWS-->
      <text:h text:style-name="P10" text:outline-level="1">
<text:span text:style-name="T4">
Donetsk Oblast(14:05). Red Alert: aerial threat. Sirens sounding. Take cover now!</text:span>
</text:h>
      <text:p text:style-name="P4">
Authors: liveuamap (Language: en)</text:p>
      <text:p text:style-name="P4">
Time: 2023-04-09T08:06:00</text:p>
      <text:p text:style-name="P4">
Location: Donetsk Oblast (Latitude:48.72691 Longtitude:37.57922)</text:p>
      <text:p text:style-name="P4">
Videos: []</text:p>
      <text:p text:style-name="P4">
Images: []</text:p>
      <text:p text:style-name="P4">
Tags: ["Europe", "Central and Eastern Europe"]</text:p>
      <text:p text:style-name="P4">
Id: 22554834</text:p>
      <!--METADATA-->
      <text:p text:style-name="P4">
Donetsk Oblast(14:05). Red Alert: aerial threat. Sirens sounding. Take covernow!</text:p>
      <text:p text:style-name="P4">
News Collection Link: <text:a xlink:type="simple" xlink:href="https://liveuamap.com/en/2023/09-april-donetsk-oblast1405-red-alert-aerial-g" text:style-name="Internet_20_link" text:visited-style-name="Visited_20_Internet_20_Link">
https://liveuamap.com/en/2023/09-april-donetsk-oblast1405-red-alert-aerial-g</text:a>
</text:p>
      <text:p text:style-name="P4">
News Source: <text:a xlink:type="simple" xlink:href="https://t.me/air_alert_ua/42815" text:style-name="Internet_20_link" text:visited-style-name="Visited_20_Internet_20_Link">
https://t.me/air_alert_ua/42815</text:a>
</text:p>
      <!--NEWS-->
      <text:h text:style-name="P10" text:outline-level="1">
<text:span text:style-name="T4">
Donetsk Oblast(15:06). Red Alert: aerial threat. Sirens sounding. Take cover now!</text:span>
</text:h>
      <text:p text:style-name="P4">
Authors: liveuamap (Language: en)</text:p>
      <text:p text:style-name="P4">
Time: 2023-04-09T09:07:00</text:p>
      <text:p text:style-name="P4">
Location: Donetsk Oblast (Latitude:48.72744 Longtitude:37.5781)</text:p>
      <text:p text:style-name="P4">
Videos: []</text:p>
      <text:p text:style-name="P4">
Images: []</text:p>
      <text:p text:style-name="P4">
Tags: ["Europe", "Central and Eastern Europe"]</text:p>
      <text:p text:style-name="P4">
Id: 22554836</text:p>
      <!--METADATA-->
      <text:p text:style-name="P4">
Donetsk Oblast(15:06). Red Alert: aerial threat. Sirens sounding. Take covernow!</text:p>
      <text:p text:style-name="P4">
News Collection Link: <text:a xlink:type="simple" xlink:href="https://liveuamap.com/en/2023/09-april-donetsk-oblast1506-red-alert-aerial-g" text:style-name="Internet_20_link" text:visited-style-name="Visited_20_Internet_20_Link">
https://liveuamap.com/en/2023/09-april-donetsk-oblast1506-red-alert-aerial-g</text:a>
</text:p>
      <text:p text:style-name="P4">
News Source: <text:a xlink:type="simple" xlink:href="https://t.me/air_alert_ua/42817" text:style-name="Internet_20_link" text:visited-style-name="Visited_20_Internet_20_Link">
https://t.me/air_alert_ua/42817</text:a>
</text:p>
      <!--NEWS-->
      <text:h text:style-name="P10" text:outline-level="1">
<text:span text:style-name="T4">
Donetsk Oblast(17:00). Red Alert: aerial threat. Sirens sounding. Take cover now!</text:span>
</text:h>
      <text:p text:style-name="P4">
Authors: liveuamap (Language: en)</text:p>
      <text:p text:style-name="P4">
Time: 2023-04-09T11:01:00</text:p>
      <text:p text:style-name="P4">
Location: Donetsk Oblast (Latitude:48.72705 Longtitude:37.57835)</text:p>
      <text:p text:style-name="P4">
Videos: []</text:p>
      <text:p text:style-name="P4">
Images: []</text:p>
      <text:p text:style-name="P4">
Tags: ["Europe", "Central and Eastern Europe"]</text:p>
      <text:p text:style-name="P4">
Id: 22554839</text:p>
      <!--METADATA-->
      <text:p text:style-name="P4">
Donetsk Oblast(17:00). Red Alert: aerial threat. Sirens sounding. Take covernow!</text:p>
      <text:p text:style-name="P4">
News Collection Link: <text:a xlink:type="simple" xlink:href="https://liveuamap.com/en/2023/09-april-donetsk-oblast1700-red-alert-aerial-g" text:style-name="Internet_20_link" text:visited-style-name="Visited_20_Internet_20_Link">
https://liveuamap.com/en/2023/09-april-donetsk-oblast1700-red-alert-aerial-g</text:a>
</text:p>
      <text:p text:style-name="P4">
News Source: <text:a xlink:type="simple" xlink:href="https://t.me/air_alert_ua/42819" text:style-name="Internet_20_link" text:visited-style-name="Visited_20_Internet_20_Link">
https://t.me/air_alert_ua/42819</text:a>
</text:p>
      <!--NEWS-->
      <text:h text:style-name="P10" text:outline-level="1">
<text:span text:style-name="T4">
Donetsk Oblast(19:15). Red Alert: aerial threat. Sirens sounding. Take cover now!</text:span>
</text:h>
      <text:p text:style-name="P4">
Authors: liveuamap (Language: en)</text:p>
      <text:p text:style-name="P4">
Time: 2023-04-09T13:17:00</text:p>
      <text:p text:style-name="P4">
Location: Donetsk Oblast (Latitude:48.72858 Longtitude:37.57749)</text:p>
      <text:p text:style-name="P4">
Videos: []</text:p>
      <text:p text:style-name="P4">
Images: []</text:p>
      <text:p text:style-name="P4">
Tags: ["Europe", "Central and Eastern Europe"]</text:p>
      <text:p text:style-name="P4">
Id: 22554873</text:p>
      <!--METADATA-->
      <text:p text:style-name="P4">
Donetsk Oblast(19:15). Red Alert: aerial threat. Sirens sounding. Take covernow!</text:p>
      <text:p text:style-name="P4">
News Collection Link: <text:a xlink:type="simple" xlink:href="https://liveuamap.com/en/2023/09-april-donetsk-oblast1915-red-alert-aerial-g" text:style-name="Internet_20_link" text:visited-style-name="Visited_20_Internet_20_Link">
https://liveuamap.com/en/2023/09-april-donetsk-oblast1915-red-alert-aerial-g</text:a>
</text:p>
      <text:p text:style-name="P4">
News Source: <text:a xlink:type="simple" xlink:href="https://t.me/air_alert_ua/42821" text:style-name="Internet_20_link" text:visited-style-name="Visited_20_Internet_20_Link">
https://t.me/air_alert_ua/42821</text:a>
</text:p>
      <!--NEWS-->
      <text:h text:style-name="P10" text:outline-level="1">
<text:span text:style-name="T4">
Kherson, Khersonska Oblast(19:33). Red Alert: aerial threat. Sirens sounding. Take cover now!</text:span>
</text:h>
      <text:p text:style-name="P4">
Authors: liveuamap (Language: en)</text:p>
      <text:p text:style-name="P4">
Time: 2023-04-09T13:34:00</text:p>
      <text:p text:style-name="P4">
Location: Kherson (Latitude:46.65581000 Longtitude:32.61780000)</text:p>
      <text:p text:style-name="P4">
Videos: []</text:p>
      <text:p text:style-name="P4">
Images: []</text:p>
      <text:p text:style-name="P4">
Tags: ["Europe", "Central and Eastern Europe"]</text:p>
      <text:p text:style-name="P4">
Id: 22554876</text:p>
      <!--METADATA-->
      <text:p text:style-name="P4">
Kherson, Kherson region(19:33). Red Alert: aerial threat. Sirens sounding.Take cover now!</text:p>
      <text:p text:style-name="P4">
News Collection Link: <text:a xlink:type="simple" xlink:href="https://liveuamap.com/en/2023/09-april-kherson-khersonska-oblast1933-red-alg" text:style-name="Internet_20_link" text:visited-style-name="Visited_20_Internet_20_Link">
https://liveuamap.com/en/2023/09-april-kherson-khersonska-oblast1933-red-alg</text:a>
</text:p>
      <text:p text:style-name="P4">
News Source: <text:a xlink:type="simple" xlink:href="https://t.me/air_alert_ua/42822" text:style-name="Internet_20_link" text:visited-style-name="Visited_20_Internet_20_Link">
https://t.me/air_alert_ua/42822</text:a>
</text:p>
      <!--NEWS-->
      <text:h text:style-name="P10" text:outline-level="1">
<text:span text:style-name="T4">
Mykolaiv, Mykolayivska Oblast(19:56). Red Alert: aerial threat. Sirens sounding. Take cover now!</text:span>
</text:h>
      <text:p text:style-name="P4">
Authors: liveuamap (Language: en)</text:p>
      <text:p text:style-name="P4">
Time: 2023-04-09T13:58:00</text:p>
      <text:p text:style-name="P4">
Location: Mykolaiv (Latitude:46.94866 Longtitude:32.00639)</text:p>
      <text:p text:style-name="P4">
Videos: []</text:p>
      <text:p text:style-name="P4">
Images: []</text:p>
      <text:p text:style-name="P4">
Tags: ["Europe", "Central and Eastern Europe"]</text:p>
      <text:p text:style-name="P4">
Id: 22554877</text:p>
      <!--METADATA-->
      <text:p text:style-name="P4">
Nikolaev, Mykolaiv region(19:56). Red Alert: aerial threat. Sirenssounding. Take cover now!</text:p>
      <text:p text:style-name="P4">
News Collection Link: <text:a xlink:type="simple" xlink:href="https://liveuamap.com/en/2023/09-april-mykolaiv-mykolayivska-oblast1956-redg" text:style-name="Internet_20_link" text:visited-style-name="Visited_20_Internet_20_Link">
https://liveuamap.com/en/2023/09-april-mykolaiv-mykolayivska-oblast1956-redg</text:a>
</text:p>
      <text:p text:style-name="P4">
News Source: <text:a xlink:type="simple" xlink:href="https://t.me/air_alert_ua/42824" text:style-name="Internet_20_link" text:visited-style-name="Visited_20_Internet_20_Link">
https://t.me/air_alert_ua/42824</text:a>
</text:p>
      <!--NEWS-->
      <text:h text:style-name="P10" text:outline-level="1">
<text:span text:style-name="T4">
Zaporizka Oblast(20:29). Red Alert: aerial threat. Sirens sounding. Take cover now!</text:span>
</text:h>
      <text:p text:style-name="P4">
Authors: liveuamap (Language: en)</text:p>
      <text:p text:style-name="P4">
Time: 2023-04-09T14:31:00</text:p>
      <text:p text:style-name="P4">
Location: Zaporizka Oblast (Latitude:47.611001 Longtitude:35.765041)</text:p>
      <text:p text:style-name="P4">
Videos: []</text:p>
      <text:p text:style-name="P4">
Images: []</text:p>
      <text:p text:style-name="P4">
Tags: ["Europe", "Central and Eastern Europe"]</text:p>
      <text:p text:style-name="P4">
Id: 22554887</text:p>
      <!--METADATA-->
      <text:p text:style-name="P4">
Zaporizhzhia region(20:29). Red Alert: aerial threat. Sirens sounding. Take covernow!</text:p>
      <text:p text:style-name="P4">
News Collection Link: <text:a xlink:type="simple" xlink:href="https://liveuamap.com/en/2023/09-april-zaporizka-oblast2029-red-alert-aeriag" text:style-name="Internet_20_link" text:visited-style-name="Visited_20_Internet_20_Link">
https://liveuamap.com/en/2023/09-april-zaporizka-oblast2029-red-alert-aeriag</text:a>
</text:p>
      <text:p text:style-name="P4">
News Source: <text:a xlink:type="simple" xlink:href="https://t.me/air_alert_ua/42825" text:style-name="Internet_20_link" text:visited-style-name="Visited_20_Internet_20_Link">
https://t.me/air_alert_ua/42825</text:a>
</text:p>
      <!--NEWS-->
      <text:h text:style-name="P10" text:outline-level="1">
<text:span text:style-name="T4">
Kharkiv, Kharkivska Oblast(20:54). Red Alert: aerial threat. Sirens sounding. Take cover now!</text:span>
</text:h>
      <text:p text:style-name="P4">
Authors: liveuamap (Language: en)</text:p>
      <text:p text:style-name="P4">
Time: 2023-04-09T14:56:00</text:p>
      <text:p text:style-name="P4">
Location: Kharkiv (Latitude:49.98081000 Longtitude:36.25272000)</text:p>
      <text:p text:style-name="P4">
Videos: []</text:p>
      <text:p text:style-name="P4">
Images: []</text:p>
      <text:p text:style-name="P4">
Tags: ["Europe", "Central and Eastern Europe"]</text:p>
      <text:p text:style-name="P4">
Id: 22554893</text:p>
      <!--METADATA-->
      <text:p text:style-name="P4">
Kharkiv, Kharkiv region(20:54). Red Alert: aerial threat. Sirens sounding.Take cover now!</text:p>
      <text:p text:style-name="P4">
News Collection Link: <text:a xlink:type="simple" xlink:href="https://liveuamap.com/en/2023/09-april-kharkiv-kharkivska-oblast2054-red-alg" text:style-name="Internet_20_link" text:visited-style-name="Visited_20_Internet_20_Link">
https://liveuamap.com/en/2023/09-april-kharkiv-kharkivska-oblast2054-red-alg</text:a>
</text:p>
      <text:p text:style-name="P4">
News Source: <text:a xlink:type="simple" xlink:href="https://t.me/air_alert_ua/42828" text:style-name="Internet_20_link" text:visited-style-name="Visited_20_Internet_20_Link">
https://t.me/air_alert_ua/42828</text:a>
</text:p>
      <!--NEWS-->
      <text:h text:style-name="P10" text:outline-level="1">
<text:span text:style-name="T4">
Donetsk Oblast(00:05). Red Alert: aerial threat. Sirens sounding. Take cover now!</text:span>
</text:h>
      <text:p text:style-name="P4">
Authors: liveuamap (Language: en)</text:p>
      <text:p text:style-name="P4">
Time: 2023-04-09T18:06:00</text:p>
      <text:p text:style-name="P4">
Location: Donetsk Oblast (Latitude:48.72665 Longtitude:37.57921)</text:p>
      <text:p text:style-name="P4">
Videos: []</text:p>
      <text:p text:style-name="P4">
Images: []</text:p>
      <text:p text:style-name="P4">
Tags: ["Europe", "Central and Eastern Europe"]</text:p>
      <text:p text:style-name="P4">
Id: 22554905</text:p>
      <!--METADATA-->
      <text:p text:style-name="P4">
Donetsk Oblast(00:05). Red Alert: aerial threat. Sirens sounding. Take covernow!</text:p>
      <text:p text:style-name="P4">
News Collection Link: <text:a xlink:type="simple" xlink:href="https://liveuamap.com/en/2023/09-april-donetsk-oblast0005-red-alert-aerial-g" text:style-name="Internet_20_link" text:visited-style-name="Visited_20_Internet_20_Link">
https://liveuamap.com/en/2023/09-april-donetsk-oblast0005-red-alert-aerial-g</text:a>
</text:p>
      <text:p text:style-name="P4">
News Source: <text:a xlink:type="simple" xlink:href="https://t.me/air_alert_ua/42832" text:style-name="Internet_20_link" text:visited-style-name="Visited_20_Internet_20_Link">
https://t.me/air_alert_ua/42832</text:a>
</text:p>
      <!--NEWS-->
      <text:h text:style-name="P10" text:outline-level="1">
<text:span text:style-name="T4">
Sumy region, Zaporizhzhya region, Dnipro, Dnipropetrovsk region (00:10). Red Alrt: Aerial Tr ...</text:span>
</text:h>
      <text:p text:style-name="P4">
Authors: liveuamap (Language: en)</text:p>
      <text:p text:style-name="P4">
Time: 2023-04-09T18:11:00</text:p>
      <text:p text:style-name="P4">
Location: Sumska Oblast (Latitude:50.99981 Longtitude:34.00105)</text:p>
      <text:p text:style-name="P4">
Videos: []</text:p>
      <text:p text:style-name="P4">
Images: []</text:p>
      <text:p text:style-name="P4">
Tags: ["Europe", "Central and Eastern Europe"]</text:p>
      <text:p text:style-name="P4">
Id: 22554906</text:p>
      <!--METADATA-->
      <text:p text:style-name="P4">
Sumy region, Zaporizhzhya region, Dnipro, Dnipropetrovsk region(00:10). RedAlert: aerial threat. Sirens sounding. Take cover now!</text:p>
      <text:p text:style-name="P4">
News Collection Link: <text:a xlink:type="simple" xlink:href="https://liveuamap.com/en/2023/09-april-sumska-oblast-zaporizka-oblast-dniprg" text:style-name="Internet_20_link" text:visited-style-name="Visited_20_Internet_20_Link">
https://liveuamap.com/en/2023/09-april-sumska-oblast-zaporizka-oblast-dniprg</text:a>
</text:p>
      <text:p text:style-name="P4">
News Source: <text:a xlink:type="simple" xlink:href="https://t.me/air_alert_ua/42835" text:style-name="Internet_20_link" text:visited-style-name="Visited_20_Internet_20_Link">
https://t.me/air_alert_ua/42835</text:a>
</text:p>
      <!--NEWS-->
      <text:h text:style-name="P10" text:outline-level="1">
<text:span text:style-name="T4">
Poltavska Oblast(00:11). Red Alert: aerial threat. Sirens sounding. Take cover now!</text:span>
</text:h>
      <text:p text:style-name="P4">
Authors: liveuamap (Language: en)</text:p>
      <text:p text:style-name="P4">
Time: 2023-04-09T18:12:00</text:p>
      <text:p text:style-name="P4">
Location: Poltavska Oblast (Latitude:49.47705000 Longtitude:33.81866000)</text:p>
      <text:p text:style-name="P4">
Videos: []</text:p>
      <text:p text:style-name="P4">
Images: []</text:p>
      <text:p text:style-name="P4">
Tags: ["Europe", "Central and Eastern Europe"]</text:p>
      <text:p text:style-name="P4">
Id: 22554907</text:p>
      <!--METADATA-->
      <text:p text:style-name="P4">
Poltava(00:11). Red Alert: aerial threat. Sirens sounding. Take covernow!</text:p>
      <text:p text:style-name="P4">
News Collection Link: <text:a xlink:type="simple" xlink:href="https://liveuamap.com/en/2023/09-april-poltavska-oblast0011-red-alert-aeriag" text:style-name="Internet_20_link" text:visited-style-name="Visited_20_Internet_20_Link">
https://liveuamap.com/en/2023/09-april-poltavska-oblast0011-red-alert-aeriag</text:a>
</text:p>
      <text:p text:style-name="P4">
News Source: <text:a xlink:type="simple" xlink:href="https://t.me/suspilnepoltava/10721" text:style-name="Internet_20_link" text:visited-style-name="Visited_20_Internet_20_Link">
https://t.me/suspilnepoltava/10721</text:a>
</text:p>
      <!--NEWS-->
      <text:h text:style-name="P10" text:outline-level="1">
<text:span text:style-name="T4">
Kharkiv, Kharkivska Oblast(00:12). Red Alert: aerial threat. Sirens sounding. Take cover now!</text:span>
</text:h>
      <text:p text:style-name="P4">
Authors: liveuamap (Language: en)</text:p>
      <text:p text:style-name="P4">
Time: 2023-04-09T18:14:00</text:p>
      <text:p text:style-name="P4">
Location: Kharkiv (Latitude:49.98103 Longtitude:36.25286)</text:p>
      <text:p text:style-name="P4">
Videos: []</text:p>
      <text:p text:style-name="P4">
Images: []</text:p>
      <text:p text:style-name="P4">
Tags: ["Europe", "Central and Eastern Europe"]</text:p>
      <text:p text:style-name="P4">
Id: 22554908</text:p>
      <!--METADATA-->
      <text:p text:style-name="P4">
Kharkiv, Kharkiv region(00:12). Red Alert: aerial threat. Sirens sounding.Take cover now!</text:p>
      <text:p text:style-name="P4">
News Collection Link: <text:a xlink:type="simple" xlink:href="https://liveuamap.com/en/2023/09-april-kharkiv-kharkivska-oblast0012-red-alg" text:style-name="Internet_20_link" text:visited-style-name="Visited_20_Internet_20_Link">
https://liveuamap.com/en/2023/09-april-kharkiv-kharkivska-oblast0012-red-alg</text:a>
</text:p>
      <text:p text:style-name="P4">
News Source: <text:a xlink:type="simple" xlink:href="https://t.me/air_alert_ua/42837" text:style-name="Internet_20_link" text:visited-style-name="Visited_20_Internet_20_Link">
https://t.me/air_alert_ua/42837</text:a>
</text:p>
      <!--NEWS-->
      <text:h text:style-name="P10" text:outline-level="1">
<text:span text:style-name="T4">
In Donetsk, our Marines eliminate the enemy by shock drones</text:span>
</text:h>
      <text:p text:style-name="P4">
Author: ['АРМІЯINFORM']</text:p>
      <text:p text:style-name="P4">
Time: 2023-04-09T94:00:00-04:00</text:p>
      <text:p text:style-name="P4">
Description: At the Donetskiye, Aierorosvіdniki LiKvі was a Vorozhi display point, rosemy 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drony-2.jpg" text:style-name="Internet_20_link" text:visited-style-name="Visited_20_Internet_20_Link">
drony-2.jpg</text:a>
']</text:p>
      <text:p text:style-name="P4">
Tags: ['АЕРОРОЗВІДНИКИ', 'ДОНЕЦЬКА ОБЛАСТЬ']</text:p>
      <text:p text:style-name="P4">
Category: News</text:p>
      <!--METADATA-->
      <text:p text:style-name="P4">
<draw:frame draw:style-name="fr1" draw:name="Image2" text:anchor-type="as-char" svg:width="6.9236in" svg:height="4.604194in" draw:z-index="0">
<draw:image xlink:href="../Images/AРМІЯINFORM/2023-04-09T94-00-00-04-00/drony-2.jpg" xlink:type="simple" xlink:show="embed" xlink:actuate="onLoad" draw:mime-type="image/jpeg"/>
</draw:frame>
Illustrative photo</text:p>
      <text:p text:style-name="P4">
In the Donetsk region, air intelligence officers eliminated the enemy observation post located on the heap. About it <text:a xlink:type="simple" xlink:href="https://t.me/ukrainian_navy/2700" text:style-name="Internet_20_link" text:visited-style-name="Visited_20_Internet_20_Link">
report</text:a>
Navy of Ukraine on Telegram.</text:p>
      <text:p text:style-name="P4">
"In the Donetsk region, the aerial reconnaissance of the Separate Marine Corps named after Star-Admiral Michael Ostrogradsky eliminated the enemy observation post, which was placed on one of the heaps,"-the message reads.</text:p>
      <text:p text:style-name="P4">
News Source: <text:a xlink:type="simple" xlink:href="https://armyinform.com.ua/2023/04/09/na-donechchyni-nashi-morpihy-likvidovuyut-voroga-udarnymy-dronamy/" text:style-name="Internet_20_link" text:visited-style-name="Visited_20_Internet_20_Link">
https://armyinform.com.ua/2023/04/09/na-donechchyni-nashi-morpihy-likvidovuyut-voroga-udarnymy-dronamy/</text:a>
</text:p>
      <!--NEWS-->
      <text:h text:style-name="P10" text:outline-level="1">
<text:span text:style-name="T4">
"We must be sure that evil is losing, we must bring the loss of evil, and we are approaching" - President of Ukraine</text:span>
</text:h>
      <text:p text:style-name="P4">
Author: ['АРМІЯINFORM']</text:p>
      <text:p text:style-name="P4">
Time: 2023-04-09T95:00:00-04:00</text:p>
      <text:p text:style-name="P4">
Description: https://youtu.be/jjxno7uydak Ukraine!Ukrainian!TsI -ogi Rosiyska Army ... War with Ukraine 2022, war with Ukraine latest news today, news war with Ukraine 2022 The last for today, will there be a war between Ukraine and Russia and when, there will be a war with Ukraine in 2022, will it be or not, will there be whether it will be, whether it will be, will it be The war with Ukraine in the near future says, the war with Ukraine, Ukrainian news today, Ukrainian news in Ukrainian media in Russian</text:p>
      <text:p text:style-name="P4">
Images: []</text:p>
      <text:p text:style-name="P4">
Tags: ['STOPRUSSIA', 'АГРЕСІЯ РФ', 'ВІДЕОЗВЕРНЕННЯ ПРЕЗИДЕНТА УКРАЇНИ', 'ВІЙНА', 'ВОЛОДИМИР ЗЕЛЕНСЬКИЙ', 'ВТОРГНЕННЯ РФ', 'ПРЕЗИДЕНТ УКРАЇНИ']</text:p>
      <text:p text:style-name="P4">
Category: News</text:p>
      <!--METADATA-->
      <text:p text:style-name="P4">
<text:span text:style-name="T4">
 _ Ukrainians!Ukrainian women!_ </text:span>
</text:p>
      <text:p text:style-name="P4">
This night, the Russian army fired at Zaporozhye. C-300 missiles.</text:p>
      <text:p text:style-name="P4">
Accimentation - in a house, a dwelling house. Three people were in it. The man, the woman and the child - the girl, her name was Irina, this year she would turn 11 years. She died. The man too. My condolences… a woman is in serious condition, in a hospital, she is given help.</text:p>
      <text:p text:style-name="P4">
So the terrorist state holds this Palm Sunday. In this way, Russia puts itself in even more isolation from the world, from humanity.</text:p>
      <text:p text:style-name="P4">
Every bright Christian holiday teaches us that we can not know - how, we are sure to be sure that evil is losing. We have to believe. And we believe. Should moon to lose evil. And we are approaching. And the world is with us. Support is added every month, increasing the circle of those who support us, who supports our courage and our faith in life.</text:p>
      <text:p text:style-name="P4">
I thank everyone in the world who together with Ukraine now, who is effective with us.</text:p>
      <text:p text:style-name="P4">
I thank all of our people who eliminate the consequences of Russian shelling of tadoscaping those who have been injured from terror. In Zaporizhzhya, in Kharkiv, Chernihiv, Sumy, Dnipropetrovsk, Kherson, Donbass.</text:p>
      <text:p text:style-name="P4">
I thank every rescuer and doctor, all nurses and brothers, every police officer, every police officer ... All representatives of local authorities in the cities of Isella, who helps people. Yes - volunteers.</text:p>
      <text:p text:style-name="P4">
And of course, I want to thank the soldiers!To everyone who is in battle right now. To all who are restrained by the evil. To all who destroy the invaders - in battle and in their rear.</text:p>
      <text:p text:style-name="P4">
We are preparing for an active new week, in particular in our international work - to strengthen the defense, to strengthen our warriors.</text:p>
      <text:p text:style-name="P4">
And according to the results of this week I would like to note especially-the Marines of the 35th and the 36-Skoly-Skoly Brigades, the soldiers of the 55th Artillery Brigade ... They are fighting in Donetsk region. Thank you guys!</text:p>
      <text:p text:style-name="P4">
For active assault actions in Bakhmut and in the Bakhmut direction-I thank the soldiers of the 783th Regiment of the State Special Transport Service, soldiers of the5th separate assault brigade and the 80th separate landing brigade ... Well done, boys!</text:p>
      <text:p text:style-name="P4">
The Slavic direction is the 30th separate mechanized brigade ... also active action. Thank you guys!</text:p>
      <text:p text:style-name="P4">
For the sustainability and determination-thank the soldiers of the 66th separate mechanized brigade and the 95th Brigade of the DShv-Liman direction. I thank the intelligence units that fight at the hottest points of the forefront!</text:p>
      <text:p text:style-name="P4">
Border guards of Lugansk and Kramatorsk detachments, erected units of Donetsk, Donetsk, Mogilev-Podilsky and Belgorod-Dnestrovsky Connections ... Thank you guys!</text:p>
      <text:p text:style-name="P4">
Special Forces, the 50th Regiment of the National Guard ... Thank you!And thank you all the Air Force and Air Force fighters that securely cherish our sky!</text:p>
      <text:p text:style-name="P4">
Glory to all Ukrainian heroes!Everyone and everyone who is in battle now!Everyone who is now in combat posts and tasks!</text:p>
      <text:p text:style-name="P4">
Eternal and light memory to all who gave their lives, protecting the lives of Ukraine of the Ukrainian Ukrainians!</text:p>
      <text:p text:style-name="P4">
Let Palm Sunday next year be in peace and freedom for all our people!</text:p>
      <text:p text:style-name="P4">
May the sincere prayers of the peace of all who celebrate Easter today be heard!</text:p>
      <text:p text:style-name="P4">
<text:span text:style-name="T4">
<text:span text:style-name="T5">
Glory to Ukraine!</text:span>
</text:span>
</text:p>
      <text:p text:style-name="P4">
Source: _ <text:a xlink:type="simple" xlink:href="https://www.president.gov.ua/news/mayemo-buti-vpevneni-sho-zlo-prograye-mayemo-nablizhati-prog-82173" text:style-name="Internet_20_link" text:visited-style-name="Visited_20_Internet_20_Link">
Presidential Office of Ukraine</text:a>
_</text:p>
      <text:p text:style-name="P4">
News Source: <text:a xlink:type="simple" xlink:href="https://armyinform.com.ua/2023/04/09/mayemo-buty-vpevneni-shho-zlo-prograye-mayemo-nablyzhaty-progrash-zla-i-my-nablyzhayemo-prezydent-ukrayiny/" text:style-name="Internet_20_link" text:visited-style-name="Visited_20_Internet_20_Link">
https://armyinform.com.ua/2023/04/09/mayemo-buty-vpevneni-shho-zlo-prograye-mayemo-nablyzhaty-progrash-zla-i-my-nablyzhayemo-prezydent-ukrayiny/</text:a>
</text:p>
      <!--NEWS-->
      <text:h text:style-name="P10" text:outline-level="1">
<text:span text:style-name="T4">
Instructors of the royal regiment of the United Kingdom teach Ukrainians to defend and step on</text:span>
</text:h>
      <text:p text:style-name="P4">
Author: ['АРМІЯINFORM']</text:p>
      <text:p text:style-name="P4">
Time: 2023-04-09T97:00:00-04:00</text:p>
      <text:p text:style-name="P4">
Description: VIISOVOVOVOSKOVI-ISTRUSTRURICIA RELIASE OF THE ULISKO SUCH VIISK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40407680_933650387877373_3048142072323864319_n.jpg" text:style-name="Internet_20_link" text:visited-style-name="Visited_20_Internet_20_Link">
340407680_933650387877373_3048142072323864319_n.jpg</text:a>
', '<text:a xlink:type="simple" xlink:href="https://armyinform.com.ua/wp-content/uploads/2023/04/340397720_225496980067085_6498357956366198499_n-150x150.jpg" text:style-name="Internet_20_link" text:visited-style-name="Visited_20_Internet_20_Link">
340397720_225496980067085_6498357956366198499_n-150x150.jpg</text:a>
', '<text:a xlink:type="simple" xlink:href="https://armyinform.com.ua/wp-content/uploads/2023/04/340428255_1151686995523686_1832502326504492453_n-150x150.jpg" text:style-name="Internet_20_link" text:visited-style-name="Visited_20_Internet_20_Link">
340428255_1151686995523686_1832502326504492453_n-150x150.jpg</text:a>
', '<text:a xlink:type="simple" xlink:href="https://armyinform.com.ua/wp-content/uploads/2023/04/340399526_791253789012522_1813984553349747253_n-150x150.jpg" text:style-name="Internet_20_link" text:visited-style-name="Visited_20_Internet_20_Link">
340399526_791253789012522_1813984553349747253_n-150x150.jpg</text:a>
', '<text:a xlink:type="simple" xlink:href="https://armyinform.com.ua/wp-content/uploads/2023/04/340430039_3481735155447942_558090499151601690_n-150x150.jpg" text:style-name="Internet_20_link" text:visited-style-name="Visited_20_Internet_20_Link">
340430039_3481735155447942_558090499151601690_n-150x150.jpg</text:a>
', '<text:a xlink:type="simple" xlink:href="https://armyinform.com.ua/wp-content/uploads/2023/04/340411634_1714668798949958_7211442890004710220_n-150x150.jpg" text:style-name="Internet_20_link" text:visited-style-name="Visited_20_Internet_20_Link">
340411634_1714668798949958_7211442890004710220_n-150x150.jpg</text:a>
']</text:p>
      <text:p text:style-name="P4">
Tags: ['ВЕЛИКОБРИТАНІЯ', 'ГЕНЕРАЛЬНИЙ ШТАБ ЗС УКРАЇНИ', 'ДОПОМОГА ПАРТНЕРІВ', 'СВІТ ПІДТРИМУЄ УКРАЇНУ']</text:p>
      <text:p text:style-name="P4">
Category: News</text:p>
      <!--METADATA-->
      <text:p text:style-name="P4">
<draw:frame draw:style-name="fr1" draw:name="Image3" text:anchor-type="as-char" svg:width="6.9236in" svg:height="4.615733in" draw:z-index="0">
<draw:image xlink:href="../Images/AРМІЯINFORM/2023-04-09T97-00-00-04-00/340407680_933650387877373_3048142072323864319_n.jpg" xlink:type="simple" xlink:show="embed" xlink:actuate="onLoad" draw:mime-type="image/jpeg"/>
</draw:frame>
Military instructors of the royal regiment of the Princess of the Welsh Supreme troops of the Armed Forces of the Armed Forces are conducting classes with military personnel of Ukraine.</text:p>
      <text:p text:style-name="P4">
About it <text:a xlink:type="simple" xlink:href="https://www.facebook.com/GeneralStaff.ua/posts/pfbid0r267sKsQS5TuvfpdQ7f1mmnbbvSzgtAzA2BaTAA9kwEj4FdzWmab36xWrCVSoY1Cl" text:style-name="Internet_20_link" text:visited-style-name="Visited_20_Internet_20_Link">
reports</text:a>
General Staff of the Armed Forces of Ukraine.</text:p>
      <text:p text:style-name="P4">
The report states that during the classes the ways of moving a personal staff, actions in offensive and defense, conducting actions in settlements for military personnel of the Armed Forces of Ukraine, which take place in the United Kingdom in the framework of international educational operations with basic general training.</text:p>
      <text:p text:style-name="P4">
The General Staff of the Armed Forces of Ukraine added that Ukraine is grateful for the support and assistance of Britain.</text:p>
      <text:p text:style-name="P4">
<text:a xlink:type="simple" xlink:href="https://armyinform.com.ua/wp-content/uploads/2023/04/340397720_225496980067085_6498357956366198499_n.jpg" text:style-name="Internet_20_link" text:visited-style-name="Visited_20_Internet_20_Link">
!(Images/AРМІЯINFORM/2023-04-09T97-00-00-04-00/340397720_225496980067085_6498357956366198499_n-150x150.jpg)</text:a>
</text:p>
      <text:p text:style-name="P4">
<text:a xlink:type="simple" xlink:href="https://armyinform.com.ua/wp-content/uploads/2023/04/340428255_1151686995523686_1832502326504492453_n.jpg" text:style-name="Internet_20_link" text:visited-style-name="Visited_20_Internet_20_Link">
<draw:frame draw:style-name="fr1" draw:name="Image4" text:anchor-type="as-char" svg:width="6.9236in" svg:height="6.9236in" draw:z-index="0">
<draw:image xlink:href="../Images/AРМІЯINFORM/2023-04-09T97-00-00-04-00/340428255_1151686995523686_1832502326504492453_n-150x150.jpg" xlink:type="simple" xlink:show="embed" xlink:actuate="onLoad" draw:mime-type="image/jpeg"/>
</draw:frame>
</text:a>
</text:p>
      <text:p text:style-name="P4">
<text:a xlink:type="simple" xlink:href="https://armyinform.com.ua/wp-content/uploads/2023/04/340399526_791253789012522_1813984553349747253_n.jpg" text:style-name="Internet_20_link" text:visited-style-name="Visited_20_Internet_20_Link">
<draw:frame draw:style-name="fr1" draw:name="Image5" text:anchor-type="as-char" svg:width="6.9236in" svg:height="6.9236in" draw:z-index="0">
<draw:image xlink:href="../Images/AРМІЯINFORM/2023-04-09T97-00-00-04-00/340399526_791253789012522_1813984553349747253_n-150x150.jpg" xlink:type="simple" xlink:show="embed" xlink:actuate="onLoad" draw:mime-type="image/jpeg"/>
</draw:frame>
</text:a>
</text:p>
      <text:p text:style-name="P4">
<text:a xlink:type="simple" xlink:href="https://armyinform.com.ua/wp-content/uploads/2023/04/340430039_3481735155447942_558090499151601690_n.jpg" text:style-name="Internet_20_link" text:visited-style-name="Visited_20_Internet_20_Link">
<draw:frame draw:style-name="fr1" draw:name="Image6" text:anchor-type="as-char" svg:width="6.9236in" svg:height="6.9236in" draw:z-index="0">
<draw:image xlink:href="../Images/AРМІЯINFORM/2023-04-09T97-00-00-04-00/340430039_3481735155447942_558090499151601690_n-150x150.jpg" xlink:type="simple" xlink:show="embed" xlink:actuate="onLoad" draw:mime-type="image/jpeg"/>
</draw:frame>
</text:a>
</text:p>
      <text:p text:style-name="P4">
<text:a xlink:type="simple" xlink:href="https://armyinform.com.ua/wp-content/uploads/2023/04/340411634_1714668798949958_7211442890004710220_n.jpg" text:style-name="Internet_20_link" text:visited-style-name="Visited_20_Internet_20_Link">
<draw:frame draw:style-name="fr1" draw:name="Image7" text:anchor-type="as-char" svg:width="6.9236in" svg:height="6.9236in" draw:z-index="0">
<draw:image xlink:href="../Images/AРМІЯINFORM/2023-04-09T97-00-00-04-00/340411634_1714668798949958_7211442890004710220_n-150x150.jpg" xlink:type="simple" xlink:show="embed" xlink:actuate="onLoad" draw:mime-type="image/jpeg"/>
</draw:frame>
</text:a>
</text:p>
      <text:p text:style-name="P4">
News Source: <text:a xlink:type="simple" xlink:href="https://armyinform.com.ua/2023/04/09/instruktory-korolivskogo-polku-velykoyi-brytaniyi-vchat-ukrayincziv-oboronyatys-j-nastupaty/" text:style-name="Internet_20_link" text:visited-style-name="Visited_20_Internet_20_Link">
https://armyinform.com.ua/2023/04/09/instruktory-korolivskogo-polku-velykoyi-brytaniyi-vchat-ukrayincziv-oboronyatys-j-nastupaty/</text:a>
</text:p>
      <!--NEWS-->
      <text:h text:style-name="P10" text:outline-level="1">
<text:span text:style-name="T4">
AT Shakhtarsk Directive Russian Army Sheleled Victory, Novomikhailivka, Bokhoynalenka, Shakhtar ...</text:span>
</text:h>
      <text:p text:style-name="P4">
Authors: liveuamap (Language: en)</text:p>
      <text:p text:style-name="P4">
Time: 2023-04-10T-10:48:00</text:p>
      <text:p text:style-name="P4">
Location: Donetsk (Latitude:47.79125 Longtitude:36.98582)</text:p>
      <text:p text:style-name="P4">
Videos: []</text:p>
      <text:p text:style-name="P4">
Images: []</text:p>
      <text:p text:style-name="P4">
Tags: ["Russia"]</text:p>
      <text:p text:style-name="P4">
Id: 22555041</text:p>
      <!--METADATA-->
      <text:p text:style-name="P4">
News Collection Link: <text:a xlink:type="simple" xlink:href="https://liveuamap.com/en/2023/10-april-at-shaktarske-direction-russian-army-shelled-pobyeda" text:style-name="Internet_20_link" text:visited-style-name="Visited_20_Internet_20_Link">
https://liveuamap.com/en/2023/10-Pril-at-shktarske-russian-army-shelled-pobyeda</text:a>
</text:p>
      <text:p text:style-name="P4">
News Source: <text:a xlink:type="simple" xlink:href="https://t.me/lumsrc/4459" text:style-name="Internet_20_link" text:visited-style-name="Visited_20_Internet_20_Link">
https://t.me/lumsrc/4459</text:a>
</text:p>
      <!--NEWS-->
      <text:h text:style-name="P10" text:outline-level="1">
<text:span text:style-name="T4">
The President wants to have telephone talks with India Prime Minister - Japarova</text:span>
</text:h>
      <text:p text:style-name="P4">
Authors: Ukrinform (Person)</text:p>
      <text:p text:style-name="P4">
Publisher: Укринформ (Organization)</text:p>
      <text:p text:style-name="P4">
Published Time: 2023-04-10T-114:57:00+03:00</text:p>
      <text:p text:style-name="P4">
Modified Time: 2023-04-10T17:57:00+03:00</text:p>
      <text:p text:style-name="P4">
Description: President of Ukraine Volodymyr Zelensky has invited negotiations with India Prime Minister Naandra Modi. - Ukrinform.</text:p>
      <text:p text:style-name="P4">
Images: ["<text:a xlink:type="simple" xlink:href="https://static.ukrinform.com/photos/2023_03/thumb_files/630_360_1679490749-409.jpg" text:style-name="Internet_20_link" text:visited-style-name="Visited_20_Internet_20_Link">
630_360_16794...</text:a>
"]</text:p>
      <text:p text:style-name="P4">
Tags: ['Джапарова', 'Індія', "Прем'єр", 'Зеленський']</text:p>
      <text:p text:style-name="P4">
Type: Article</text:p>
      <!--METADATA-->
      <text:p text:style-name="P4">
<draw:frame draw:style-name="fr1" draw:name="Image8" text:anchor-type="as-char" svg:width="6.9236in" svg:height="3.956343in" draw:z-index="0">
<draw:image xlink:href="../Images/yкринформ/2023-04-10T-114-57-00-03-00/630_360_1679490749-409.jpg" xlink:type="simple" xlink:show="embed" xlink:actuate="onLoad" draw:mime-type="image/jpeg"/>
</draw:frame>
President of Ukraine Volodymyr Zelensky has invited negotiations with Prime Minister Landra Modi.</text:p>
      <text:p text:style-name="P4">
According to Ukrinform, the First Deputy Minister of Foreign Exercise of Ukraine Emine Dzhaparov in [] said this was stated by Ukrinform.(https://www.youtube.com/watch?v=CcqwVh3U0k0).</text:p>
      <text:p text:style-name="P4">
“We think that <text:a xlink:type="simple" xlink:href="https://www.ukrinform.ua/tag-india" text:style-name="Internet_20_link" text:visited-style-name="Visited_20_Internet_20_Link">
</text:a>
It should play more globally, a greater role in the Ukrainian issue. In our opinion, the first step along the way is to strengthen the political dialogue in the highest. My visit is the first step. The goal is-and the President asked about this-a telephone conversation with the Prime Minister one day. We very much look forward to him in Kiev, ”Dzhaparova said.</text:p>
      <text:p text:style-name="P4">
The first deputy minister noted that, in addition, Ukraine will be a Vitative Dolial National Security Council and the Ministry of Internal Affairs.</text:p>
      <text:p text:style-name="P4">
According to Dzhaparov, Ukraine believes that New Delhi should be involved in the Ukrainian question to a greater extent.</text:p>
      <text:p text:style-name="P4">
<text:span text:style-name="T4">
 Read also: </text:span>
 <text:a xlink:type="simple" xlink:href="https://www.ukrinform.ua/rubric-polytics/3693897-dzaparova-zaprosila-indiu-priednatisa-do-formuli-miru-ta-iniciativi-grain-from-ukraine.html" text:style-name="Internet_20_link" text:visited-style-name="Visited_20_Internet_20_Link">
</text:a>
“In our opinion, with the global role of India - especially given the role in the G20, given the impact on the global south and its leadership role in Asia, Africa - it is important not to avoid discussions about Ukraine. It may seem to a regional or distant question here, but it is not, ”said the first -time Foreign Minister.</text:p>
      <text:p text:style-name="P4">
As reported <text:a xlink:type="simple" xlink:href="https://www.ukrinform.ua/rubric-polytics/3693777-dzaparova-rozpocala-vizit-do-indii.html" text:style-name="Internet_20_link" text:visited-style-name="Visited_20_Internet_20_Link">
</text:a>
, on Monday, Dzhaparov started a two -day carriage to India.</text:p>
      <text:p text:style-name="P4">
News Source: <text:a xlink:type="simple" xlink:href="https://www.ukrinform.ua/rubric-polytics/3694048-prezident-hoce-provesti-telefonni-peregovori-z-premerom-indii-dzaparova.html" text:style-name="Internet_20_link" text:visited-style-name="Visited_20_Internet_20_Link">
https://www.ukrinform.ua/rubric-polytics/3694048-prezident-hoce-provesti-telefonni-peregovori-z-premerom-indii-dzaparova.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0T-12:48:00</text:p>
      <text:p text:style-name="P4">
Location: Kherson (Latitude:46.6327 Longtitude:32.60193)</text:p>
      <text:p text:style-name="P4">
Videos: []</text:p>
      <text:p text:style-name="P4">
Images: []</text:p>
      <text:p text:style-name="P4">
Tags: ["Russia"]</text:p>
      <text:p text:style-name="P4">
Id: 22555037</text:p>
      <!--METADATA-->
      <text:p text:style-name="P4">
At Zaporizhzhia and Kherson Directions Russian Army Shelled Vremivka, Novopilof Donetsk Region; Zaporizke, Olhivske, Mala Tokmachka, Novoandriyivka andkamyanske of Zaporizhzhia Region; KACHKARIVKA, MYKOLAIIVKA, LVOVE, MYKILSKEAND INZHENERNE OF KHERSON Region, ALSO Kherson City, General Staff of ArmedForces of UKRANENE SAYS In the Morning Report Report</text:p>
      <text:p text:style-name="P4">
News Collection Link: <text:a xlink:type="simple" xlink:href="https://liveuamap.com/en/2023/10-april-at-zaporizhzhia-and-kherson-directions-russian-army" text:style-name="Internet_20_link" text:visited-style-name="Visited_20_Internet_20_Link">
https://liveuamap.com/en/2023/10-April-zaporizhia-kherson-directions-russian -ramy</text:a>
</text:p>
      <text:p text:style-name="P4">
News Source: <text:a xlink:type="simple" xlink:href="https://t.me/lumsrc/4460" text:style-name="Internet_20_link" text:visited-style-name="Visited_20_Internet_20_Link">
https://t.me/lumsrc/4460</text:a>
</text:p>
      <!--NEWS-->
      <text:h text:style-name="P10" text:outline-level="1">
<text:span text:style-name="T4">
In the captured Mariupol, the Russians painted the Ukrainian mural about equality</text:span>
</text:h>
      <text:p text:style-name="P4">
Authors: Ukrinform (Person)</text:p>
      <text:p text:style-name="P4">
Publisher: Укринформ (Organization)</text:p>
      <text:p text:style-name="P4">
Published Time: 2023-04-10T-133:02:00+03:00</text:p>
      <text:p text:style-name="P4">
Modified Time: 2023-04-10T17:02:00+03:00</text:p>
      <text:p text:style-name="P4">
Description: In the temporarily captured Mariupol, the Russians painted the Ukrainian mural on equality. - Ukrinform.</text:p>
      <text:p text:style-name="P4">
Images: ["<text:a xlink:type="simple" xlink:href="https://static.ukrinform.com/photos/2023_04/thumb_files/630_360_1681135211-628.jpg" text:style-name="Internet_20_link" text:visited-style-name="Visited_20_Internet_20_Link">
630_360_16811...</text:a>
", "<text:a xlink:type="simple" xlink:href="https://static.ukrinform.com/photos/2023_04/1681135272-577.jpg" text:style-name="Internet_20_link" text:visited-style-name="Visited_20_Internet_20_Link">
1681135272-57...</text:a>
"]</text:p>
      <text:p text:style-name="P4">
Tags: ['Маріуполь', 'Мурал', 'Окупація', 'Війна з росією']</text:p>
      <text:p text:style-name="P4">
Type: Article</text:p>
      <!--METADATA-->
      <text:p text:style-name="P4">
<draw:frame draw:style-name="fr1" draw:name="Image9" text:anchor-type="as-char" svg:width="6.9236in" svg:height="3.956343in" draw:z-index="0">
<draw:image xlink:href="../Images/yкринформ/2023-04-10T-133-02-00-03-00/630_360_1681135211-628.jpg" xlink:type="simple" xlink:show="embed" xlink:actuate="onLoad" draw:mime-type="image/jpeg"/>
</draw:frame>
Timely passionate Mariupol, the Russians painted the Ukrainian mural of a prostate.</text:p>
      <text:p text:style-name="P4">
As Ukrinform reports, about it in <text:a xlink:type="simple" xlink:href="https://t.me/mariupolrada/13631" text:style-name="Internet_20_link" text:visited-style-name="Visited_20_Internet_20_Link">
</text:a>
The reporting city council, which posted the relevant photo.</text:p>
      <text:p text:style-name="P4">
"In the occupied Mariupol, the Russians painted the mural against violence -" all people. All levels. " The mural was made with such an inscription in 2021 to the international day of equality in the left -bank district of the city, ”the message reads.</text:p>
      <text:p text:style-name="P4">
<draw:frame draw:style-name="fr1" draw:name="Image10" text:anchor-type="as-char" svg:width="6.9236in" svg:height="4.388882in" draw:z-index="0">
<draw:image xlink:href="../Images/yкринформ/2023-04-10T-133-02-00-03-00/1681135272-577.jpg" xlink:type="simple" xlink:show="embed" xlink:actuate="onLoad" draw:mime-type="image/jpeg"/>
</draw:frame>
It was stated that this project was implemented by the UN Human Rights Mission in Ukraine. The mural was depicted a Rubik Cube, which symbolized the ideas of diversity and equality.</text:p>
      <text:p text:style-name="P4">
“It is symbolic that Russian invaders destroy the murals of directed antiquities and violence. So it was with the mural of the artist Alexander Korban, painted on the wall of a multi -storey building on Peace Avenue, 107.</text:p>
      <text:p text:style-name="P4">
They emphasized that the Russians brought not only war and destruction to Mariupol, but unpunished violence and slave consciousness, so they destroy any hint of the urgency of free life, equality and dignity.</text:p>
      <text:p text:style-name="P4">
<text:span text:style-name="T4">
 Read also: </text:span>
 <text:a xlink:type="simple" xlink:href="https://www.ukrinform.ua/rubric-regions/3640111-zamist-muralu-milana-v-mariupoli-namaluvali-rosijskij-trikolor.html" text:style-name="Internet_20_link" text:visited-style-name="Visited_20_Internet_20_Link">
</text:a>
"But we will return to Mariupol true freedom and equality together with the Ukrainian Rapor!" - emphasized in the city council.</text:p>
      <text:p text:style-name="P4">
According to Ukrinform, Russia's aggression has caused one of the most familiar humanitarian catastrophes in Mariupol. The city is almost 90% destroyed as a result of moving shelling. The invaders wear their damaged homes to hide their crime. The Russians also destroy the historical and cultural monuments of the content.</text:p>
      <text:p text:style-name="P4">
<text:a xlink:type="simple" xlink:href="https://www.ukrinform.ua/tag-mariupol" text:style-name="Internet_20_link" text:visited-style-name="Visited_20_Internet_20_Link">
</text:a>
But the surrounding settlements are transformed into the military-logistics hub of the Russian army.</text:p>
      <text:p text:style-name="P4">
<text:span text:style-name="T5">
Foto: Mariupol City Council</text:span>
</text:p>
      <text:p text:style-name="P4">
News Source: <text:a xlink:type="simple" xlink:href="https://www.ukrinform.ua/rubric-regions/3694018-u-zahoplenomu-mariupoli-rosiani-zafarbuvali-mural-proti-nasilla.html" text:style-name="Internet_20_link" text:visited-style-name="Visited_20_Internet_20_Link">
https://www.ukrinform.ua/rubric-regions/3694018-u-zahoplenomu-mariupoli-rosiani-zafarbuvali-mural-proti-nasilla.html</text:a>
</text:p>
      <!--NEWS-->
      <text:h text:style-name="P10" text:outline-level="1">
<text:span text:style-name="T4">
Ukrainian and Polish law enforcement officers exposed fraudsters who earned for "evacuations" from Bakhmut</text:span>
</text:h>
      <text:p text:style-name="P4">
Authors: Ukrinform (Person)</text:p>
      <text:p text:style-name="P4">
Publisher: Укринформ (Organization)</text:p>
      <text:p text:style-name="P4">
Published Time: 2023-04-10T-135:00:00+03:00</text:p>
      <text:p text:style-name="P4">
Modified Time: 2023-04-10T17:00:00+03:00</text:p>
      <text:p text:style-name="P4">
Description: Ukrainian and Polish law enforcement agencies neutralized the transnational criminal group of fraudsters, which lifted money from civilians who wanted to leave the war zone. - Ukrinform.</text:p>
      <text:p text:style-name="P4">
Images: ["<text:a xlink:type="simple" xlink:href="https://static.ukrinform.com/photos/2023_04/thumb_files/630_360_1681135165-151.jpg" text:style-name="Internet_20_link" text:visited-style-name="Visited_20_Internet_20_Link">
630_360_16811...</text:a>
"]</text:p>
      <text:p text:style-name="P4">
Tags: ['Евакуація', 'Польща', 'Шахрайство', 'Україна']</text:p>
      <text:p text:style-name="P4">
Type: Article</text:p>
      <!--METADATA-->
      <text:p text:style-name="P4">
<draw:frame draw:style-name="fr1" draw:name="Image11" text:anchor-type="as-char" svg:width="6.9236in" svg:height="3.956343in" draw:z-index="0">
<draw:image xlink:href="../Images/yкринформ/2023-04-10T-135-00-00-03-00/630_360_1681135165-151.jpg" xlink:type="simple" xlink:show="embed" xlink:actuate="onLoad" draw:mime-type="image/jpeg"/>
</draw:frame>
The Ukrainian and Polish law enforcement agencies neutralized the transnational non -razing group of fraudsters, which made money from civilians, which will be left out of the war zone.</text:p>
      <text:p text:style-name="P4">
According to Ukrinform, the Security Service of Ukraine reports in <text:a xlink:type="simple" xlink:href="https://t.me/SBUkr/7884" text:style-name="Internet_20_link" text:visited-style-name="Visited_20_Internet_20_Link">
</text:a>
.</text:p>
      <text:p text:style-name="P4">
“Cyberfhachivtsi of the Security Service, together with the law enforcement agencies(https://www.ukrinform.ua/tag-sahrajstvo)”, - the message reads.</text:p>
      <text:p text:style-name="P4">
The malefactors wandered money from the residents of the front regions of Ukraine, who planned to leave the war zone, including Bakhmut and Village.</text:p>
      <text:p text:style-name="P4">
For different amounts of dealers, they "guaranteed" the locals to take them to the safest region of Ukraine. The average cost of such "services" was 30 thousand UAH. The permanent fraudster "distributed" their promises to the disabled and parents of young children.</text:p>
      <text:p text:style-name="P4">
For this purpose they used groups on social networks and popular messengers.</text:p>
      <text:p text:style-name="P4">
The fraudsters took from their clients a "prepayment" in the amount of 50% of the declared amount. The money was received on bank cards issued for false persons.</text:p>
      <text:p text:style-name="P4">
Upon receiving the dealership, they stopped communicating with the victims and no longer communicated.</text:p>
      <text:p text:style-name="P4">
In this way, fraudsters have seen more than UAH 1.5 million in humans.</text:p>
      <text:p text:style-name="P4">
Another “target audience” of fraudsters was the men of conscript age. For a "fee", the attackers promised the military to produce false expenses for traveling abroad.</text:p>
      <text:p text:style-name="P4">
<text:span text:style-name="T4">
 Read also: </text:span>
 <text:a xlink:type="simple" xlink:href="https://www.ukrinform.ua/rubric-kyiv/3686766-zbirali-kosti-dla-ditej-u-kievi-vikrili-sahraiv-aki-privlasnili-ponad-10-miljoniv.html" text:style-name="Internet_20_link" text:visited-style-name="Visited_20_Internet_20_Link">
<text:span text:style-name="T4">
 frauds </text:span>
</text:a>
As a result of special operations in different regions of Ukraine, one group organizers were detained. He was a resident of Zhytomyr region, who directly contact with clients and offered them "conditions" for evacuation.</text:p>
      <text:p text:style-name="P4">
According to the investigation, two other Ukrainian citizens, organizers of the criminal group, are currently in one of the EU countries.</text:p>
      <text:p text:style-name="P4">
SBU staff together with European partners conduct comprehensive detentions on the detention of both intruders and their extradition to Ukraine.</text:p>
      <text:p text:style-name="P4">
Mobile phones with evidence of illegal activity and 10 bank cards were shown to the addresses of the persons involved in several regions of Ukraine during searches in several regions of Ukraine, which the attackers received money from the victims.<text:span text:style-name="T5">
Foto: SBU</text:span>
</text:p>
      <text:p text:style-name="P4">
News Source: <text:a xlink:type="simple" xlink:href="https://www.ukrinform.ua/rubric-society/3694016-ukrainski-ta-polski-pravoohoronci-vikrili-sahraiv-aki-zaroblali-na-evakuacii-z-bahmuta.html" text:style-name="Internet_20_link" text:visited-style-name="Visited_20_Internet_20_Link">
https://www.ukrinform.ua/rubric-society/3694016-ukrainski-ta-polski-pravoohoronci-vikrili-sahraiv-aki-zaroblali-na-evakuacii-z-bahmuta.html</text:a>
</text:p>
      <!--NEWS-->
      <text:h text:style-name="P10" text:outline-level="1">
<text:span text:style-name="T4">
In Kropyvnytskyi, students create a patriotic mural in the hiding place</text:span>
</text:h>
      <text:p text:style-name="P4">
Authors: Ukrinform (Person)</text:p>
      <text:p text:style-name="P4">
Publisher: Укринформ (Organization)</text:p>
      <text:p text:style-name="P4">
Published Time: 2023-04-10T-138:56:20+03:00</text:p>
      <text:p text:style-name="P4">
Modified Time: 2023-04-10T16:56:20+03:00</text:p>
      <text:p text:style-name="P4">
Description: The Central Ukrainian State University named after Volodymyr Vynnychenko in Kropyvnytskyi on the walls of shelter creates an art painting on the theme "My Ukraine", the project itself was called "transition". - Ukrinform.</text:p>
      <text:p text:style-name="P4">
Images: ["<text:a xlink:type="simple" xlink:href="https://static.ukrinform.com/photos/2023_04/thumb_files/630_360_1681133045-7688.jpeg" text:style-name="Internet_20_link" text:visited-style-name="Visited_20_Internet_20_Link">
630_360_16811...</text:a>
", "<text:a xlink:type="simple" xlink:href="https://static.ukrinform.com/photos/2023_04/thumb_files/630_360_1681133045-8056.jpeg" text:style-name="Internet_20_link" text:visited-style-name="Visited_20_Internet_20_Link">
630_360_16811...</text:a>
", "<text:a xlink:type="simple" xlink:href="https://static.ukrinform.com/photos/2023_04/thumb_files/630_360_1681133045-9102.jpeg" text:style-name="Internet_20_link" text:visited-style-name="Visited_20_Internet_20_Link">
630_360_16811...</text:a>
", "<text:a xlink:type="simple" xlink:href="https://static.ukrinform.com/photos/2023_04/thumb_files/630_360_1681133045-6426.jpeg" text:style-name="Internet_20_link" text:visited-style-name="Visited_20_Internet_20_Link">
630_360_16811...</text:a>
", "<text:a xlink:type="simple" xlink:href="https://static.ukrinform.com/photos/2023_04/thumb_files/630_360_1681133045-9372.jpeg" text:style-name="Internet_20_link" text:visited-style-name="Visited_20_Internet_20_Link">
630_360_16811...</text:a>
", "<text:a xlink:type="simple" xlink:href="https://static.ukrinform.com/photos/2023_04/thumb_files/630_360_1681133045-6312.jpeg" text:style-name="Internet_20_link" text:visited-style-name="Visited_20_Internet_20_Link">
630_360_16811...</text:a>
", "<text:a xlink:type="simple" xlink:href="https://static.ukrinform.com/photos/2023_04/thumb_files/630_360_1681133046-9132.jpeg" text:style-name="Internet_20_link" text:visited-style-name="Visited_20_Internet_20_Link">
630_360_16811...</text:a>
", "<text:a xlink:type="simple" xlink:href="https://static.ukrinform.com/photos/2023_04/thumb_files/630_360_1681133047-2612.jpeg" text:style-name="Internet_20_link" text:visited-style-name="Visited_20_Internet_20_Link">
630_360_16811...</text:a>
", "<text:a xlink:type="simple" xlink:href="https://static.ukrinform.com/photos/2023_04/thumb_files/630_360_1681133047-7715.jpeg" text:style-name="Internet_20_link" text:visited-style-name="Visited_20_Internet_20_Link">
630_360_16811...</text:a>
", "<text:a xlink:type="simple" xlink:href="https://static.ukrinform.com/photos/2023_04/thumb_files/630_360_1681133047-6236.jpeg" text:style-name="Internet_20_link" text:visited-style-name="Visited_20_Internet_20_Link">
630_360_16811...</text:a>
", "<text:a xlink:type="simple" xlink:href="https://static.ukrinform.com/photos/2023_04/thumb_files/630_360_1681133047-8972.jpeg" text:style-name="Internet_20_link" text:visited-style-name="Visited_20_Internet_20_Link">
630_360_16811...</text:a>
"]</text:p>
      <text:p text:style-name="P4">
Tags: ['Кропивницький', 'Укриття', 'Університет', 'Стінопис']</text:p>
      <text:p text:style-name="P4">
Type: Article</text:p>
      <!--METADATA-->
      <text:p text:style-name="P4">
<draw:frame draw:style-name="fr1" draw:name="Image12" text:anchor-type="as-char" svg:width="6.9236in" svg:height="3.956343in" draw:z-index="0">
<draw:image xlink:href="../Images/yкринформ/2023-04-10T-138-56-20-03-00/630_360_1681133045-7688.jpeg" xlink:type="simple" xlink:show="embed" xlink:actuate="onLoad" draw:mime-type="image/jpeg"/>
</draw:frame>
The Vladimir Vinnychenko State University of Vinnychenko on the walls of shelter creates an art painting on the theme "Myukraine", the project itself was called "transition" on the walls of shelter.</text:p>
      <text:p text:style-name="P4">
The Ukrinform correspondent reports.</text:p>
      <text:p text:style-name="P4">
"Students used their sketches, themes -" My Ukraine ". Each one, sometimes I wanted to adjust the sketch, but I did not succeed, each vision of the topic. We decided to make such a picture gallery in a shelter that has reinforced in a depressed state as <text:a xlink:type="simple" xlink:href="https://www.ukrinform.ua/tag-ukraina" text:style-name="Internet_20_link" text:visited-style-name="Visited_20_Internet_20_Link">
</text:a>
. Students say that it is symbolic, we will show up on the walls, and after the victory, when the country is gaining strength and blossoming, the unpair will be repaired - we will create new paintings, ” - said Larisa Garbuzenko, Associate Professor of the Department of Art Education of the Volodymyr Vinnychenko Central Executive Education.</text:p>
      <text:p text:style-name="P4">
In addition to the students of the Faculty of Pedagogy, Psychology and Arts, teachers and graduates of the faculty, as well as all those who want, including philologists, historians, and students of the Lyceum, have joined the work. The artistic painting of the walls is created in the underground transition between the university buildings, which is now used by the way, which gave the name of the project - the "transition".“At first, we just sat here on chairs. I think that we are sitting in a rather modest corridor, and we are still artists, it would be at least part of the wall to paint, suggested its idea, and she grew into such a project, ”Olga Saveluk, a fourth -course student, said.</text:p>
      <text:p text:style-name="P4">
<text:span text:style-name="T4">
 Read also: </text:span>
 <text:a xlink:type="simple" xlink:href="https://www.ukrinform.ua/rubric-regions/3686842-u-rivnomu-stvorili-mural-na-cest-rozstrilanogo-rosianami-soldata-oleksandra-macievskogo.html" text:style-name="Internet_20_link" text:visited-style-name="Visited_20_Internet_20_Link">
<text:span text:style-name="T4">
 Mural </text:span>
</text:a>
Images will cover the entire length of the multi -meter transition. The works are planned to be tied by May.</text:p>
      <text:p text:style-name="P4">
As reported by Ukrinform, at the National Children's Specialized Hospital "Ohmatdit" <text:a xlink:type="simple" xlink:href="https://www.ukrinform.ua/rubric-kyiv/3679305-v-ohmatditi-zavivsa-mural-z-kazkovimi-zvirami-marii-primacenko.html" text:style-name="Internet_20_link" text:visited-style-name="Visited_20_Internet_20_Link">
</text:a>
 .</text:p>
      <text:p text:style-name="P4">
News Source: <text:a xlink:type="simple" xlink:href="https://www.ukrinform.ua/rubric-regions/3694014-u-kropivnickomu-studenti-stvoruut-v-ukritti-visu-patrioticnij-stinopis.html" text:style-name="Internet_20_link" text:visited-style-name="Visited_20_Internet_20_Link">
https://www.ukrinform.ua/rubric-regions/3694014-u-kropivnickomu-studenti-stvoruut-v-ukritti-visu-patrioticnij-stinopis.html</text:a>
</text:p>
      <!--NEWS-->
      <text:h text:style-name="P10" text:outline-level="1">
<text:span text:style-name="T4">
Lubinets explained how to get a military holding certificate in captivity</text:span>
</text:h>
      <text:p text:style-name="P4">
Authors: Ukrinform (Person)</text:p>
      <text:p text:style-name="P4">
Publisher: Укринформ (Organization)</text:p>
      <text:p text:style-name="P4">
Published Time: 2023-04-10T-13:55:00+03:00</text:p>
      <text:p text:style-name="P4">
Modified Time: 2023-04-10T23:55:00+03:00</text:p>
      <text:p text:style-name="P4">
Description: A certificate on the stay of the serviceman is issued to the citizens of Ukraine and foreigners - for its receipt a person can apply in person or through a legal representative or a family member online in electronic form or having come personally to a certain institution.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Омбудсмен', 'Військові', 'Полонені', 'Війна з росією', 'Дмитро Лубінець']</text:p>
      <text:p text:style-name="P4">
Type: Article</text:p>
      <!--METADATA-->
      <text:p text:style-name="P4">
<draw:frame draw:style-name="fr1" draw:name="Image13" text:anchor-type="as-char" svg:width="6.9236in" svg:height="3.956343in" draw:z-index="0">
<draw:image xlink:href="../Images/yкринформ/2023-04-10T-13-55-00-03-00/630_360_1671020279-375.jpg" xlink:type="simple" xlink:show="embed" xlink:actuate="onLoad" draw:mime-type="image/jpeg"/>
</draw:frame>
The help of a serviceman in captivity is issued to Ukrainian citizens and to the citizens of Ukraine - for its receipt a person can apply personally or through law or a family member online or visiting a certain institution.</text:p>
      <text:p text:style-name="P4">
About it in <text:a xlink:type="simple" xlink:href="https://t.me/dmytro_lubinetzs/2090" text:style-name="Internet_20_link" text:visited-style-name="Visited_20_Internet_20_Link">
</text:a>
Dmitry Lubinets, Ukrinform reports.</text:p>
      <text:p text:style-name="P4">
“In order to obtain a certificate, it is necessary to write an application and submit it to: the Ministry of Defense; another central executive body, which is carried out by the management formations established in accordance with the law; a law enforcement agency or a state -owned state body with law enforcement functions; Commander of the Armed Forces of the Armed Forces; Another formed in accordance with the legal formation or body belonging to the safety forces and the siloborophe of Ukraine, ”the Ombudsman informed.</text:p>
      <text:p text:style-name="P4">
According to him, an application for a certificate of military stay can be written in an arbitrary form, but must contain: military(Special)rank(In case of presence)prisoner, his last name, name, patronymic and method of communication(Mailing address and/or e -mail address, phone number).</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Among the data listed in this statement must be a military form, a law enforcement or other state body(indicating the structural unit, if such information is known)in whose state the person was at the time of captivity, and the period of stay in places of labery <text:a xlink:type="simple" xlink:href="https://www.ukrinform.ua/tag-vijna-z-rosieu" text:style-name="Internet_20_link" text:visited-style-name="Visited_20_Internet_20_Link">
</text:a>
or intersecting units.</text:p>
      <text:p text:style-name="P4">
According to Lubinets, in the absence of the statement in the statement, the person who filed such a statement is not issued the certificate, which is reported to him.</text:p>
      <text:p text:style-name="P4">
"The certificate of stay in captivity is issued within 30 calendar days of the submission of the application and can be issued personally or sent by mail," he said.</text:p>
      <text:p text:style-name="P4">
As reported by Ukrinform, on April 6, Lubinets explained <text:a xlink:type="simple" xlink:href="https://www.ukrinform.ua/rubric-society/3692211-lubinec-poasniv-na-aku-dopomogu-maut-pravo-ludi-z-timcasovou-nepracezdatnistu.html" text:style-name="Internet_20_link" text:visited-style-name="Visited_20_Internet_20_Link">
</text:a>
 .</text:p>
      <text:p text:style-name="P4">
News Source: <text:a xlink:type="simple" xlink:href="https://www.ukrinform.ua/rubric-ato/3693781-lubinec-poasniv-ak-otrimati-dovidku-pro-perebuvanna-vijskovogo-u-poloni.html" text:style-name="Internet_20_link" text:visited-style-name="Visited_20_Internet_20_Link">
https://www.ukrinform.ua/rubric-ato/3693781-lubinec-poasniv-ak-otrimati-dovidku-pro-perebuvanna-vijskovogo-u-poloni.html</text:a>
</text:p>
      <!--NEWS-->
      <text:h text:style-name="P10" text:outline-level="1">
<text:span text:style-name="T4">
Ukrnafta invites investors to reconnaissance and deposits development</text:span>
</text:h>
      <text:p text:style-name="P4">
Authors: Ukrinform (Person)</text:p>
      <text:p text:style-name="P4">
Publisher: Укринформ (Organization)</text:p>
      <text:p text:style-name="P4">
Published Time: 2023-04-10T-142:52:00+03:00</text:p>
      <text:p text:style-name="P4">
Modified Time: 2023-04-10T16:52:00+03:00</text:p>
      <text:p text:style-name="P4">
Description: PJSC "Ukrnafta" invites investors to cooperate in the implementation of projects for exploration and development of fields. - Ukrinform.</text:p>
      <text:p text:style-name="P4">
Images: ["<text:a xlink:type="simple" xlink:href="https://static.ukrinform.com/photos/2023_04/thumb_files/630_360_1681134664-240.jpg" text:style-name="Internet_20_link" text:visited-style-name="Visited_20_Internet_20_Link">
630_360_16811...</text:a>
"]</text:p>
      <text:p text:style-name="P4">
Tags: ['Газ', 'нафта', 'Укрнафта', 'Родовище']</text:p>
      <text:p text:style-name="P4">
Type: Article</text:p>
      <!--METADATA-->
      <text:p text:style-name="P4">
<draw:frame draw:style-name="fr1" draw:name="Image14" text:anchor-type="as-char" svg:width="6.9236in" svg:height="3.956343in" draw:z-index="0">
<draw:image xlink:href="../Images/yкринформ/2023-04-10T-142-52-00-03-00/630_360_1681134664-240.jpg" xlink:type="simple" xlink:show="embed" xlink:actuate="onLoad" draw:mime-type="image/jpeg"/>
</draw:frame>
PJSC “Ukrnafta” invites investors to cooperate in the implementation of projects on reconnaissance development of fields.</text:p>
      <text:p text:style-name="P4">
According to Ukrinform, the head of PJSC "Ukrnafta" Sergiykoretsky in [] reported this(https://www.facebook.com/sergii.koretskyi.page/posts/pfbid026acP6ZEbWpgeXpxng2RymBEHXAdgwD2edZFZZx9GL8cuC3VQyCdJ4czSsoB1MzM7l).</text:p>
      <text:p text:style-name="P4">
«Наразі зростання видобутку – це амбіційна задача, в основі якої – серйознапланомірна робота, що потребує часу, значних інвестицій та партнерів, якідопоможуть впроваджувати сучасні технології. <text:a xlink:type="simple" xlink:href="https://www.ukrinform.ua/tag-ukrnafta" text:style-name="Internet_20_link" text:visited-style-name="Visited_20_Internet_20_Link">
 </text:a>
Invites such potential partners to cooperation. We are already preparing proceeds of agreements for potential investors, ”Koretsky said.</text:p>
      <text:p text:style-name="P4">
According to him, it is about contracts for world practitioners and deduction(PSA, Product Sharing Agreement)and a risk service agreement(RSA, Risk Service Agreement). Щоб потенційні інвестори мали всі необхіднідані, створено Virtual Data Room, де кожна компанія, що хоче вкласти гроші урозвідку та розробку родовищ Укрнафти, зможе отримати вичерпну геолого-промислову інформацію про запропоновані родовища.</text:p>
      <text:p text:style-name="P4">
<text:span text:style-name="T4">
Читайте також:</text:span>
 <text:a xlink:type="simple" xlink:href="https://www.ukrinform.ua/rubric-economy/3692887-ukrnafta-planue-proburiti-pat-novih-sverdlovin-na-zahodi-ukraini.html" text:style-name="Internet_20_link" text:visited-style-name="Visited_20_Internet_20_Link">
 <text:span text:style-name="T4">
Укрнафта</text:span>
 </text:a>
"Upon completion of the package of preparatory documents, Ukrnafta will announce an open competition for investors who have undergone a COMPINESS procedure, inquiritary projects on exploration and development of deposits," Koretsky added.</text:p>
      <text:p text:style-name="P4">
As reported, Pat <text:a xlink:type="simple" xlink:href="https://www.ukrinform.ua/rubric-economy/3692035-ukrnafta-moze-vidnoviti-blizko-500-nediucih-sverdlovin.html" text:style-name="Internet_20_link" text:visited-style-name="Visited_20_Internet_20_Link">
</text:a>
.</text:p>
      <text:p text:style-name="P4">
<text:span text:style-name="T5">
Foto: Ukrnaft</text:span>
</text:p>
      <text:p text:style-name="P4">
News Source: <text:a xlink:type="simple" xlink:href="https://www.ukrinform.ua/rubric-economy/3694010-ukrnafta-zaprosue-investoriv-do-proektiv-z-rozvidki-ta-rozrobki-rodovis.html" text:style-name="Internet_20_link" text:visited-style-name="Visited_20_Internet_20_Link">
https://www.ukrinform.ua/rubric-economy/3694010-ukrnafta-zaprosue-investoriv-do-proektiv-z-rozvidki-ta-rozrobki-rodovis.html</text:a>
</text:p>
      <!--NEWS-->
      <text:h text:style-name="P10" text:outline-level="1">
<text:span text:style-name="T4">
Arsen Mirzoyan became the ambassador of the steel border's assault brigade</text:span>
</text:h>
      <text:p text:style-name="P4">
Authors: Ukrinform (Person)</text:p>
      <text:p text:style-name="P4">
Publisher: Укринформ (Organization)</text:p>
      <text:p text:style-name="P4">
Published Time: 2023-04-10T-15:37:00+03:00</text:p>
      <text:p text:style-name="P4">
Modified Time: 2023-04-10T23:37:00+03:00</text:p>
      <text:p text:style-name="P4">
Description: Honored Artist of Ukraine, singer Arsen Mirzoyan became the ambassador of the assault brigade "Steel Border" (as part of the Guard of the offensive "). - Ukrinform.</text:p>
      <text:p text:style-name="P4">
Images: ["<text:a xlink:type="simple" xlink:href="https://static.ukrinform.com/photos/2023_04/thumb_files/630_360_1681136230-972.jpg" text:style-name="Internet_20_link" text:visited-style-name="Visited_20_Internet_20_Link">
630_360_16811...</text:a>
", "<text:a xlink:type="simple" xlink:href="https://static.ukrinform.com/photos/2023_04/1681136230-124.jpg" text:style-name="Internet_20_link" text:visited-style-name="Visited_20_Internet_20_Link">
1681136230-12...</text:a>
", "<text:a xlink:type="simple" xlink:href="https://static.ukrinform.com/photos/2023_04/1681136229-702.jpg" text:style-name="Internet_20_link" text:visited-style-name="Visited_20_Internet_20_Link">
1681136229-70...</text:a>
", "<text:a xlink:type="simple" xlink:href="https://static.ukrinform.com/photos/2023_04/1681136230-964.jpg" text:style-name="Internet_20_link" text:visited-style-name="Visited_20_Internet_20_Link">
1681136230-96...</text:a>
"]</text:p>
      <text:p text:style-name="P4">
Tags: ['Музика', 'ЗСУ', 'співак', 'Амбасадор']</text:p>
      <text:p text:style-name="P4">
Type: Article</text:p>
      <!--METADATA-->
      <text:p text:style-name="P4">
<draw:frame draw:style-name="fr1" draw:name="Image15" text:anchor-type="as-char" svg:width="6.9236in" svg:height="3.956343in" draw:z-index="0">
<draw:image xlink:href="../Images/yкринформ/2023-04-10T-15-37-00-03-00/630_360_1681136230-972.jpg" xlink:type="simple" xlink:show="embed" xlink:actuate="onLoad" draw:mime-type="image/jpeg"/>
</draw:frame>
Honored Artist of Ukraine, singer Arsen Mirzoyan became the ambassador(as part of the Guard of the offensive).</text:p>
      <text:p text:style-name="P4">
Про це поінформувала <text:a xlink:type="simple" xlink:href="https://dpsu.gov.ua/ua/news/%20video%20-arsen-mirzoyan-stav-abmasadorom-shturmovoi-brigadi-staleviy-kordon/" text:style-name="Internet_20_link" text:visited-style-name="Visited_20_Internet_20_Link">
 </text:a>
, reports Ukrinform.</text:p>
      <text:p text:style-name="P4">
“While visiting one of the units of 15 mobile <text:a xlink:type="simple" xlink:href="https://www.ukrinform.ua/tag-prikordonniki" text:style-name="Internet_20_link" text:visited-style-name="Visited_20_Internet_20_Link">
</text:a>
The detachment Honored Artist of Ukraine Arsen Mirzoyan and the chief of staff of the detachment Konstantin Bezpalko signed the Agubasadoria agreement. From now on, Arsen, as an ambassador of the brigade, will represent the “steel border” in the Ukrainian and international media space, ”the border guard said.</text:p>
      <text:p text:style-name="P4">
<draw:frame draw:style-name="fr1" draw:name="Image16" text:anchor-type="as-char" svg:width="6.9236in" svg:height="5.198195in" draw:z-index="0">
<draw:image xlink:href="../Images/yкринформ/2023-04-10T-15-37-00-03-00/1681136230-124.jpg" xlink:type="simple" xlink:show="embed" xlink:actuate="onLoad" draw:mime-type="image/jpeg"/>
</draw:frame>
<draw:frame draw:style-name="fr1" draw:name="Image17" text:anchor-type="as-char" svg:width="6.9236in" svg:height="5.198195in" draw:z-index="0">
<draw:image xlink:href="../Images/yкринформ/2023-04-10T-15-37-00-03-00/1681136229-702.jpg" xlink:type="simple" xlink:show="embed" xlink:actuate="onLoad" draw:mime-type="image/jpeg"/>
</draw:frame>
<draw:frame draw:style-name="fr1" draw:name="Image18" text:anchor-type="as-char" svg:width="6.9236in" svg:height="5.198195in" draw:z-index="0">
<draw:image xlink:href="../Images/yкринформ/2023-04-10T-15-37-00-03-00/1681136230-964.jpg" xlink:type="simple" xlink:show="embed" xlink:actuate="onLoad" draw:mime-type="image/jpeg"/>
</draw:frame>
<text:span text:style-name="T4">
 Read also: </text:span>
 <text:a xlink:type="simple" xlink:href="https://www.ukrinform.ua/rubric-culture/3682760-jerry-heil-stala-ambasadorkou-proektu-zberezit-ukrainsku-kulturu.html" text:style-name="Internet_20_link" text:visited-style-name="Visited_20_Internet_20_Link">
<text:span text:style-name="T4">
 Ambassador </text:span>
</text:a>
As it was reported, the band <text:a xlink:type="simple" xlink:href="https://www.ukrinform.ua/rubric-culture/3694025-gurt-probass-hardi-stav-ambasadorom-sturmovoi-brigadi-spartan.html" text:style-name="Internet_20_link" text:visited-style-name="Visited_20_Internet_20_Link">
</text:a>
became the ambassador of the SPartan assault brigade(as part).</text:p>
      <text:p text:style-name="P4">
<text:span text:style-name="T5">
Фото: dpsu.gov.ua</text:span>
</text:p>
      <text:p text:style-name="P4">
News Source: <text:a xlink:type="simple" xlink:href="https://www.ukrinform.ua/rubric-culture/3694031-arsen-mirzoan-stav-ambasadorom-sturmovoi-brigadi-stalevij-kordon.html" text:style-name="Internet_20_link" text:visited-style-name="Visited_20_Internet_20_Link">
https://www.ukrinform.ua/rubric-culture/3694031-arsen-mirzoan-stav-ambasadorom-sturmovoi-brigadi-stalevij-kordon.html</text:a>
</text:p>
      <!--NEWS-->
      <text:h text:style-name="P10" text:outline-level="1">
<text:span text:style-name="T4">
Drones, ammunition and antennas: Germany handed Ukraine another military aid package to Ukraine</text:span>
</text:h>
      <text:p text:style-name="P4">
Authors: Ukrinform (Person)</text:p>
      <text:p text:style-name="P4">
Publisher: Укринформ (Organization)</text:p>
      <text:p text:style-name="P4">
Published Time: 2023-04-10T-162:02:00+03:00</text:p>
      <text:p text:style-name="P4">
Modified Time: 2023-04-10T16:02:00+03:00</text:p>
      <text:p text:style-name="P4">
Description: The German government has passed on to Ukraine another military assistance party, including antennas, drones and cartridges. - Ukrinform.</text:p>
      <text:p text:style-name="P4">
Images: ["<text:a xlink:type="simple" xlink:href="https://static.ukrinform.com/photos/2022_12/thumb_files/630_360_1670417330-791.jpg" text:style-name="Internet_20_link" text:visited-style-name="Visited_20_Internet_20_Link">
630_360_16704...</text:a>
"]</text:p>
      <text:p text:style-name="P4">
Tags: ['Німеччина', 'Україна', 'допомога']</text:p>
      <text:p text:style-name="P4">
Type: Article</text:p>
      <!--METADATA-->
      <text:p text:style-name="P4">
<draw:frame draw:style-name="fr1" draw:name="Image19" text:anchor-type="as-char" svg:width="6.9236in" svg:height="3.956343in" draw:z-index="0">
<draw:image xlink:href="../Images/yкринформ/2023-04-10T-162-02-00-03-00/630_360_1670417330-791.jpg" xlink:type="simple" xlink:show="embed" xlink:actuate="onLoad" draw:mime-type="image/jpeg"/>
</draw:frame>
The German government has transmitted to Ukraine another military aid party, in particular, antenna, and Tapatron drones.</text:p>
      <text:p text:style-name="P4">
It follows from the updated list on <text:a xlink:type="simple" xlink:href="http://www.bundesregierung.de/breg-en/news/military-support-ukraine-2054992" text:style-name="Internet_20_link" text:visited-style-name="Visited_20_Internet_20_Link">
</text:a>
government, Ukrinform reports.</text:p>
      <text:p text:style-name="P4">
In the new package - one engineering armored machine DACHS(In total, they have been transferred four), eight trucks zetros(previously transferred 52), eight systems mobile antennas(The total number reached 34), eight reconnaissance drones(previously transferred 26)as well as 23 520 cartridges of 40 mm caliber(TEMBER - 83 520).</text:p>
      <text:p text:style-name="P4">
Уся передана військова допомога – напряму від німецької промисловості.</text:p>
      <text:p text:style-name="P4">
У Генштабі ЗСУ <text:a xlink:type="simple" xlink:href="https://www.facebook.com/story.php" text:style-name="Internet_20_link" text:visited-style-name="Visited_20_Internet_20_Link">
</text:a>
that Germany supports the Ukrainian military in close coordination with its partners and allies.</text:p>
      <text:p text:style-name="P4">
<text:span text:style-name="T4">
 Read also: </text:span>
 <text:a xlink:type="simple" xlink:href="https://www.ukrinform.ua/rubric-economy/3692221-nimeckij-vpk-perezivae-bum-cerez-agresiu-putina-bloomberg.html" text:style-name="Internet_20_link" text:visited-style-name="Visited_20_Internet_20_Link">
<text:span text:style-name="T4">
 MIC </text:span>
</text:a>
Recall, <text:a xlink:type="simple" xlink:href="https://www.ukrinform.ua/tag-nimeccina" text:style-name="Internet_20_link" text:visited-style-name="Visited_20_Internet_20_Link">
</text:a>
He is the largest supplier of military assistance to Ukraine in the mainland of Europe. In particular, Germany has handed over to Ukraine <text:a xlink:type="simple" xlink:href="https://www.ukrinform.ua/rubric-ato/3688202-solc-pidtverdiv-nimeccina-peredala-ukraini-18-tankiv-leopard.html" text:style-name="Internet_20_link" text:visited-style-name="Visited_20_Internet_20_Link">
</text:a>
.</text:p>
      <text:p text:style-name="P4">
News Source: <text:a xlink:type="simple" xlink:href="https://www.ukrinform.ua/rubric-ato/3693983-droni-boepripasi-ta-anteni-nimeccina-peredala-ukraini-cergovij-paket-vijskovoi-dopomogi.html" text:style-name="Internet_20_link" text:visited-style-name="Visited_20_Internet_20_Link">
https://www.ukrinform.ua/rubric-ato/3693983-droni-boepripasi-ta-anteni-nimeccina-peredala-ukraini-cergovij-paket-vijskovoi-dopomogi.html</text:a>
</text:p>
      <!--NEWS-->
      <text:h text:style-name="P10" text:outline-level="1">
<text:span text:style-name="T4">
Zelensky about the exchange of prisoners: Hundred families before Easter got true joy</text:span>
</text:h>
      <text:p text:style-name="P4">
Authors: Ukrinform (Person)</text:p>
      <text:p text:style-name="P4">
Publisher: Укринформ (Organization)</text:p>
      <text:p text:style-name="P4">
Published Time: 2023-04-10T-17:20:00+03:00</text:p>
      <text:p text:style-name="P4">
Modified Time: 2023-04-10T23:20:00+03:00</text:p>
      <text:p text:style-name="P4">
Description: Hundreds of families before Easter received true joy, because 100 more defenders and defenders managed to return home: 80 men and 20 women. - Ukrinform.</text:p>
      <text:p text:style-name="P4">
Images: ["<text:a xlink:type="simple" xlink:href="https://static.ukrinform.com/photos/2023_04/thumb_files/630_360_1681143069-409.jpg" text:style-name="Internet_20_link" text:visited-style-name="Visited_20_Internet_20_Link">
630_360_16811...</text:a>
"]</text:p>
      <text:p text:style-name="P4">
Tags: ['Обмін', 'Різдво', 'ЗСУ', 'Полонені', 'Зеленський']</text:p>
      <text:p text:style-name="P4">
Type: Article</text:p>
      <!--METADATA-->
      <text:p text:style-name="P4">
<draw:frame draw:style-name="fr1" draw:name="Image20" text:anchor-type="as-char" svg:width="6.9236in" svg:height="3.956343in" draw:z-index="0">
<draw:image xlink:href="../Images/yкринформ/2023-04-10T-17-20-00-03-00/630_360_1681143069-409.jpg" xlink:type="simple" xlink:show="embed" xlink:actuate="onLoad" draw:mime-type="image/jpeg"/>
</draw:frame>
The hundredth before Easter was given true joy, because it was possible to return home more than 1,100 defenders and defenders: 80 men and 20 women.</text:p>
      <text:p text:style-name="P4">
This was noted in his <text:a xlink:type="simple" xlink:href="https://youtu.be/mLlNZ-WkAeQ" text:style-name="Internet_20_link" text:visited-style-name="Visited_20_Internet_20_Link">
</text:a>
At the end of 411 days, President Volodymyr Zelenskyy, commenting on the release of one hundred Ukrainian military from the Russian militia.</text:p>
      <text:p text:style-name="P4">
“Today is the good news from our exchanging team. It was possible to turn home with 100 more defenders and defenders. 80 men and 20 women. Tsarmetsi, border guards, warriors of the Navy, National Guards. Among them, by the way, the Azovstali defenders. These are hundreds of families who have been real joy before Easter, ”he said.</text:p>
      <text:p text:style-name="P4">
<text:span text:style-name="T4">
 Read also: </text:span>
 <text:span text:style-name="T4">
 <text:a xlink:type="simple" xlink:href="https://www.ukrinform.ua/rubric-ato/3694003-velikij-obmin-ukraina-povernula-dodomu-se-100-polonenih.html" text:style-name="Internet_20_link" text:visited-style-name="Visited_20_Internet_20_Link">
</text:a>
</text:span>
</text:p>
      <text:p text:style-name="P4">
The President assured that the work on the release of the Kremlin prisoners will continue to continue.</text:p>
      <text:p text:style-name="P4">
“I thank everyone at our GUR Coordination Center, thank everyone who is talking about negotiations and exchange preparation: boys Budanova, Yermak, baby, lubin ... Well done, guys!And especially I am grateful to all who support our people after release and care about treatment, adaptation. This is important, ”Zelensky added.</text:p>
      <text:p text:style-name="P4">
As reported by Ukrinform, on April 10, Ukraine held another great exchanging.</text:p>
      <text:p text:style-name="P4">
<text:span text:style-name="T4">
 Read also: </text:span>
 <text:span text:style-name="T4">
 <text:a xlink:type="simple" xlink:href="https://www.ukrinform.ua/rubric-ato/3694072-ak-ukraina-povertala-polonenih-pokazali-unikalni-kadri-z-obminu.html" text:style-name="Internet_20_link" text:visited-style-name="Visited_20_Internet_20_Link">
</text:a>
</text:span>
</text:p>
      <text:p text:style-name="P4">
100 Ukrainian defenders returned home, including military, sailors, border guards, National Guards. Among them are Mariupol, Azovstal, Gostomel's defense. Some people have been seriously injured, have a disease. Nadaivons will undergo all necessary rehabilitation.</text:p>
      <text:p text:style-name="P4">
As of April from the beginning of the full -scale invasion of the Russian Federation Ukraine returned Russian <text:span text:style-name="T4">
 <text:a xlink:type="simple" xlink:href="https://www.ukrinform.ua/tag-poloneni" text:style-name="Internet_20_link" text:visited-style-name="Visited_20_Internet_20_Link">
</text:a>
</text:span>
 2005 people.</text:p>
      <text:p text:style-name="P4">
News Source: <text:a xlink:type="simple" xlink:href="https://www.ukrinform.ua/rubric-ato/3694165-zelenskij-pro-obmin-polonenimi-sotna-rodin-pered-pashou-otrimala-spravznu-radist.html" text:style-name="Internet_20_link" text:visited-style-name="Visited_20_Internet_20_Link">
https://www.ukrinform.ua/rubric-ato/3694165-zelenskij-pro-obmin-polonenimi-sotna-rodin-pered-pashou-otrimala-spravznu-radist.html</text:a>
</text:p>
      <!--NEWS-->
      <text:h text:style-name="P10" text:outline-level="1">
<text:span text:style-name="T4">
Podolyak criticized Twitter policy on illumination of war with the Russian Federation</text:span>
</text:h>
      <text:p text:style-name="P4">
Authors: Ukrinform (Person)</text:p>
      <text:p text:style-name="P4">
Publisher: Укринформ (Organization)</text:p>
      <text:p text:style-name="P4">
Published Time: 2023-04-10T-19:11:00+03:00</text:p>
      <text:p text:style-name="P4">
Modified Time: 2023-04-10T23:11:00+03:00</text:p>
      <text:p text:style-name="P4">
Description: The Advisor to the Presidential Office Mikhail Podolyak criticized Twitter policy to cover information about the war in Ukraine. - Ukrinform.</text:p>
      <text:p text:style-name="P4">
Images: ["<text:a xlink:type="simple" xlink:href="https://static.ukrinform.com/photos/2022_04/thumb_files/630_360_1650530083-444.jpg" text:style-name="Internet_20_link" text:visited-style-name="Visited_20_Internet_20_Link">
630_360_16505...</text:a>
"]</text:p>
      <text:p text:style-name="P4">
Tags: ['Ілон Маск', 'Twitter', 'Подоляк', 'Війна з росією']</text:p>
      <text:p text:style-name="P4">
Type: Article</text:p>
      <!--METADATA-->
      <text:p text:style-name="P4">
<draw:frame draw:style-name="fr1" draw:name="Image21" text:anchor-type="as-char" svg:width="6.9236in" svg:height="3.956343in" draw:z-index="0">
<draw:image xlink:href="../Images/yкринформ/2023-04-10T-19-11-00-03-00/630_360_1650530083-444.jpg" xlink:type="simple" xlink:show="embed" xlink:actuate="onLoad" draw:mime-type="image/jpeg"/>
</draw:frame>
The Presidential Council of Ukraine Mikhail Podolyak criticized Twitter policy to light information about the war in Ukraine.</text:p>
      <text:p text:style-name="P4">
As Ukrinform reports, he wrote about his <text:a xlink:type="simple" xlink:href="https://mobile.twitter.com/Podolyak_M/status/1645454877118676993" text:style-name="Internet_20_link" text:visited-style-name="Visited_20_Internet_20_Link">
</text:a>
.</text:p>
      <text:p text:style-name="P4">
“Unlocked accounts of Russian authorities, the scaling of Russian tweets about“ killing Ukraine ”against the background of open pessimization(https://www.ukrinform.ua/tag-twitter)He sees no harm to the widespread propaganda, which directly encourages the destruction of Ukraine and massacres. Also, AI is better soaked? ”Podolyak wrote.</text:p>
      <text:p text:style-name="P4">
<text:span text:style-name="T4">
 Read also: </text:span>
 <text:a xlink:type="simple" xlink:href="https://www.ukrinform.ua/rubric-technology/3684146-tvitter-vidkrie-vihidnij-kod-rekomendacij-povidomlen-mask.html" text:style-name="Internet_20_link" text:visited-style-name="Visited_20_Internet_20_Link">
</text:a>
As reported <text:a xlink:type="simple" xlink:href="https://www.ukrinform.ua/rubric-technology/3693296-twitter-znav-obmezenna-na-oblikovi-zapisi-povazani-z-kremlem-zmi.html" text:style-name="Internet_20_link" text:visited-style-name="Visited_20_Internet_20_Link">
</text:a>
, TTWITTER has lifted restrictions on the Kremlin's accounts after purchased by American billionaire Ilon Musk.</text:p>
      <text:p text:style-name="P4">
<text:span text:style-name="T5">
Foto: aa</text:span>
</text:p>
      <text:p text:style-name="P4">
News Source: <text:a xlink:type="simple" xlink:href="https://www.ukrinform.ua/rubric-technology/3694166-podolak-rozkritikuvav-politiku-twitter-sodo-visvitlenna-vijni-z-rf.html" text:style-name="Internet_20_link" text:visited-style-name="Visited_20_Internet_20_Link">
https://www.ukrinform.ua/rubric-technology/3694166-podolak-rozkritikuvav-politiku-twitter-sodo-visvitlenna-vijni-z-rf.html</text:a>
</text:p>
      <!--NEWS-->
      <text:h text:style-name="P10" text:outline-level="1">
<text:span text:style-name="T4">
Humeniuk: The invaders are gradually aware that where Ukraine, they will not be rest</text:span>
</text:h>
      <text:p text:style-name="P4">
Authors: Ukrinform (Person)</text:p>
      <text:p text:style-name="P4">
Publisher: Укринформ (Organization)</text:p>
      <text:p text:style-name="P4">
Published Time: 2023-04-10T-21:05:00+03:00</text:p>
      <text:p text:style-name="P4">
Modified Time: 2023-04-10T23:05:00+03:00</text:p>
      <text:p text:style-name="P4">
Description: In the south of Ukraine, the invaders continue to move away from the collision line in order to maximize the distance that is unattainable for Ukrainian means of defeat. - Ukrinform.</text:p>
      <text:p text:style-name="P4">
Images: ["<text:a xlink:type="simple" xlink:href="https://static.ukrinform.com/photos/2022_04/thumb_files/630_360_1650300712-324.jpg" text:style-name="Internet_20_link" text:visited-style-name="Visited_20_Internet_20_Link">
630_360_16503...</text:a>
"]</text:p>
      <text:p text:style-name="P4">
Tags: ['Агресія РФ', 'Війна з росією', 'Південь України']</text:p>
      <text:p text:style-name="P4">
Type: Article</text:p>
      <!--METADATA-->
      <text:p text:style-name="P4">
<draw:frame draw:style-name="fr1" draw:name="Image22" text:anchor-type="as-char" svg:width="6.9236in" svg:height="3.956343in" draw:z-index="0">
<draw:image xlink:href="../Images/yкринформ/2023-04-10T-21-05-00-03-00/630_360_1650300712-324.jpg" xlink:type="simple" xlink:show="embed" xlink:actuate="onLoad" draw:mime-type="image/jpeg"/>
</draw:frame>
In the south of Ukraine, the invaders continue to move away from the collision line in order to ensure a distance that is unattainable for Ukrainian means of defeat.</text:p>
      <text:p text:style-name="P4">
This was stated by the head of the united coordination Press Center of Defense Forces Natalia Humeniuk on the air of Radio Donbass.Realia, Ukrinform reports to <text:a xlink:type="simple" xlink:href="https://hromadske.ua/posts/na-pivdni-rosiyani-vidhodyat-vid-liniyi-zitknennya-na-vidstan-nedosyazhnu-dlya-zasobiv-urazhennya-gumenyuk" text:style-name="Internet_20_link" text:visited-style-name="Visited_20_Internet_20_Link">
</text:a>
.</text:p>
      <text:p text:style-name="P4">
She added that at the same time, Ukrainian defenders were trying to keep the fire control over the transport routes so that the Russians could not be able to do they, even to retreat for such a long distance.</text:p>
      <text:p text:style-name="P4">
“That is we track their(Russians - ed.)Promotion, we try to stop the movement, stop not only the columns of lifting of technology and the live force, and retreat, ”Gumeniuk said.</text:p>
      <text:p text:style-name="P4">
<text:span text:style-name="T4">
 Read also: </text:span>
 <text:span text:style-name="T4">
 <text:a xlink:type="simple" xlink:href="https://www.ukrinform.ua/rubric-ato/3693958-rosia-moze-zastosuvati-proti-ukraini-novi-iranski-droni-miraj532-gumenuk.html" text:style-name="Internet_20_link" text:visited-style-name="Visited_20_Internet_20_Link">
</text:a>
</text:span>
</text:p>
      <text:p text:style-name="P4">
According to her, now the "powerful preparatory stage" is ongoing, at which Ukrainian relations destroy the capacity of the invaders: warehouses, accumulation of equipment, places of dislocation of personnel.</text:p>
      <text:p text:style-name="P4">
"They, of course, calculate kilometers so that they are not affected by our defeat, but on the fact that the season" cotton "in Crimea is already agreed, they are gradually realizing that where Ukraine, where Ukraine is not a building," - said Humeniuk.</text:p>
      <text:p text:style-name="P4">
<text:span text:style-name="T4">
 Read also: </text:span>
 <text:span text:style-name="T4">
 <text:a xlink:type="simple" xlink:href="https://www.ukrinform.ua/rubric-ato/3693461-na-hersonsini-rosiani-obstriluut-infrastrukturu-aka-dopomagae-regionu-vidnovluvatisa-gumenuk.html" text:style-name="Internet_20_link" text:visited-style-name="Visited_20_Internet_20_Link">
</text:a>
</text:span>
</text:p>
      <text:p text:style-name="P4">
As the agency reported earlier, on the captured Russian troops part of Ukraine _ <text:span text:style-name="T4">
 <text:a xlink:type="simple" xlink:href="https://www.ukrinform.ua/rubric-ato/3693162-nalakani-kontrnastupom-rosiani-formuut-zivi-siti-z-civilnih-gumenuk.html" text:style-name="Internet_20_link" text:visited-style-name="Visited_20_Internet_20_Link">
</text:a>
</text:span>
 _</text:p>
      <text:p text:style-name="P4">
News Source: <text:a xlink:type="simple" xlink:href="https://www.ukrinform.ua/rubric-ato/3694164-gumenuk-zagarbniki-postupovo-usvidomluut-so-vsudi-de-ukraina-im-ne-bude-spokou.html" text:style-name="Internet_20_link" text:visited-style-name="Visited_20_Internet_20_Link">
https://www.ukrinform.ua/rubric-ato/3694164-gumenuk-zagarbniki-postupovo-usvidomluut-so-vsudi-de-ukraina-im-ne-bude-spokou.html</text:a>
</text:p>
      <!--NEWS-->
      <text:h text:style-name="P10" text:outline-level="1">
<text:span text:style-name="T4">
Mohammed Ali's grandson will fight May 20</text:span>
</text:h>
      <text:p text:style-name="P4">
Authors: Ukrinform (Person)</text:p>
      <text:p text:style-name="P4">
Publisher: Укринформ (Organization)</text:p>
      <text:p text:style-name="P4">
Published Time: 2023-04-10T-23:00:16+03:00</text:p>
      <text:p text:style-name="P4">
Modified Time: 2023-04-10T23:00:16+03:00</text:p>
      <text:p text:style-name="P4">
Description: The battle will take place in the undercard of Lomachenko - Heina. - Ukrinform.</text:p>
      <text:p text:style-name="P4">
Images: ["<text:a xlink:type="simple" xlink:href="https://static.ukrinform.com/photos/2023_04/thumb_files/630_360_1681156754-804.jpg" text:style-name="Internet_20_link" text:visited-style-name="Visited_20_Internet_20_Link">
630_360_16811...</text:a>
"]</text:p>
      <text:p text:style-name="P4">
Tags: ['Бокс']</text:p>
      <text:p text:style-name="P4">
Type: Article</text:p>
      <!--METADATA-->
      <text:p text:style-name="P4">
<draw:frame draw:style-name="fr1" draw:name="Image23" text:anchor-type="as-char" svg:width="6.9236in" svg:height="3.956343in" draw:z-index="0">
<draw:image xlink:href="../Images/yкринформ/2023-04-10T-23-00-16-03-00/630_360_1681156754-804.jpg" xlink:type="simple" xlink:show="embed" xlink:actuate="onLoad" draw:mime-type="image/jpeg"/>
</draw:frame>
The battle will take place in the undercard of Lomachenko - Hayne.  American Nico Ali Volsh(8-0, 5 who), the grandson of the legendary Mohammed Ali, will fight in the undercardcard between the ex-champion in three weight categories Hasil Lomachenko and the absolute champion in the lightweight weight by Devin Heinin, [] <text:a xlink:type="simple" xlink:href="https://twitter.com/trboxing/status/1645473138585767941" text:style-name="Internet_20_link" text:visited-style-name="Visited_20_Internet_20_Link">
</text:a>
Top Rank, reports Ukrinform.</text:p>
      <text:p text:style-name="P4">
For Nico, the organizers planned an eight -rand battle. The Rivukhammed Ali, who acts in the middle weight, will be determined later.</text:p>
      <text:p text:style-name="P4">
The match will take place on May 20 in Las Vegas.</text:p>
      <text:p text:style-name="P4">
The last time Nico went to the ring in February this year, then he knocked out Edwardayaal.</text:p>
      <text:p text:style-name="P4">
<text:span text:style-name="T4">
 Read also: </text:span>
 <text:a xlink:type="simple" xlink:href="https://www.ukrinform.ua/rubric-sports/3694013-berincik-majze-ves-gonorar-vid-bou-z-mendi-a-viddav-na-zsu.html" text:style-name="Internet_20_link" text:visited-style-name="Visited_20_Internet_20_Link">
<text:span text:style-name="T4">
 Berinchik </text:span>
</text:a>
As reported by Ukrinform, the EBU and WBO International Champion Denisberinchik lightweight Denisberinch(17-0, 9 Ko)He told how he helps the Ukrainian military.</text:p>
      <text:p text:style-name="P4">
Photo: Getty Image</text:p>
      <text:p text:style-name="P4">
News Source: <text:a xlink:type="simple" xlink:href="https://www.ukrinform.ua/rubric-sports/3694162-onuk-mohammeda-ali-provede-bij-20-travna.html" text:style-name="Internet_20_link" text:visited-style-name="Visited_20_Internet_20_Link">
https://www.ukrinform.ua/rubric-sports/3694162-onuk-mohammeda-ali-provede-bij-20-travna.html</text:a>
</text:p>
      <!--NEWS-->
      <text:h text:style-name="P10" text:outline-level="1">
<text:span text:style-name="T4">
Russians attacked a civil boat in Kherson region - two wounded</text:span>
</text:h>
      <text:p text:style-name="P4">
Authors: Ukrinform (Person)</text:p>
      <text:p text:style-name="P4">
Publisher: Укринформ (Organization)</text:p>
      <text:p text:style-name="P4">
Published Time: 2023-04-10T-26:50:00+03:00</text:p>
      <text:p text:style-name="P4">
Modified Time: 2023-04-10T22:50:00+03:00</text:p>
      <text:p text:style-name="P4">
Description: In the Kherson region, the Russians attacked a boat with civilians, two locals were seriously injur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Херсонщина', 'Обстріл', 'Підводний човен', 'Війна з росією']</text:p>
      <text:p text:style-name="P4">
Type: Article</text:p>
      <!--METADATA-->
      <text:p text:style-name="P4">
<draw:frame draw:style-name="fr1" draw:name="Image24" text:anchor-type="as-char" svg:width="6.9236in" svg:height="3.956343in" draw:z-index="0">
<draw:image xlink:href="../Images/yкринформ/2023-04-10T-26-50-00-03-00/630_360_1667124180-530.jpg" xlink:type="simple" xlink:show="embed" xlink:actuate="onLoad" draw:mime-type="image/jpeg"/>
</draw:frame>
Nakherson region the Russians attacked a boat with civilians, two locals held serious injuries.</text:p>
      <text:p text:style-name="P4">
According to Ukrinform, the head of the Kherson Ova Alexander Proprokudin in [] reports it(https://t.me/olexandrprokudin/254).</text:p>
      <text:p text:style-name="P4">
“In one of the settlements of the Beryslav community, a 20-year-old boy and 20-year-old girl, neglecting restrictions on the release of small fuel facilities introduced within the framework of martial law, ignoring the threats <text:a xlink:type="simple" xlink:href="https://www.ukrinform.ua/tag-obstril" text:style-name="Internet_20_link" text:visited-style-name="Visited_20_Internet_20_Link">
</text:a>
The invaders from the left bank, try to boat in the bay, ”he wrote.</text:p>
      <text:p text:style-name="P4">
The boat was immediately attacked by the Russians - from the drone on it a drooping grenade. Both locals were seriously injured and were evacuated by our military to the hospital, where they are provided with a medical assistance.</text:p>
      <text:p text:style-name="P4">
<text:span text:style-name="T4">
 Read also: </text:span>
 <text:a xlink:type="simple" xlink:href="https://www.ukrinform.ua/rubric-regions/3693575-rosiani-atakuvali-hersonsinu-kerovanimi-aviabombami.html" text:style-name="Internet_20_link" text:visited-style-name="Visited_20_Internet_20_Link">
</text:a>
“I draw the attention of residents of Kherson region that restrictions on the use of water transport and any vessels, are primarily aimed at preserving their lives. Do not neglect the regime rules of martial law, do not give you no or self -sacing either yourself or those who will save you, ”Proudin added.</text:p>
      <text:p text:style-name="P4">
As reported by Ukrinform, the Russian army attacked a day <text:a xlink:type="simple" xlink:href="https://www.ukrinform.ua/rubric-regions/3693812-rosijska-armia-za-dobu-atakuvala-visim-oblastej-ukraini-zvedenna-ova.html" text:style-name="Internet_20_link" text:visited-style-name="Visited_20_Internet_20_Link">
</text:a>
Ukraine.</text:p>
      <text:p text:style-name="P4">
News Source: <text:a xlink:type="simple" xlink:href="https://www.ukrinform.ua/rubric-ato/3694158-rosiani-atakuvali-civilnij-coven-na-hersonsini-dvoe-poranenih.html" text:style-name="Internet_20_link" text:visited-style-name="Visited_20_Internet_20_Link">
https://www.ukrinform.ua/rubric-ato/3694158-rosiani-atakuvali-civilnij-coven-na-hersonsini-dvoe-poranenih.html</text:a>
</text:p>
      <!--NEWS-->
      <text:h text:style-name="P10" text:outline-level="1">
<text:span text:style-name="T4">
The term "losing" should become a satellite of the term "aggressor" - President</text:span>
</text:h>
      <text:p text:style-name="P4">
Authors: Ukrinform (Person)</text:p>
      <text:p text:style-name="P4">
Publisher: Укринформ (Organization)</text:p>
      <text:p text:style-name="P4">
Published Time: 2023-04-10T-28:43:00+03:00</text:p>
      <text:p text:style-name="P4">
Modified Time: 2023-04-10T22:43:00+03:00</text:p>
      <text:p text:style-name="P4">
Description: The term "loss" should be a satellite of the term "aggressor", and only the Ukrainian victory will provide it. - Ukrinform.</text:p>
      <text:p text:style-name="P4">
Images: ["<text:a xlink:type="simple" xlink:href="https://static.ukrinform.com/photos/2023_04/thumb_files/630_360_1680700465-123.jpg" text:style-name="Internet_20_link" text:visited-style-name="Visited_20_Internet_20_Link">
630_360_16807...</text:a>
"]</text:p>
      <text:p text:style-name="P4">
Tags: None</text:p>
      <text:p text:style-name="P4">
Type: Article</text:p>
      <!--METADATA-->
      <text:p text:style-name="P4">
<draw:frame draw:style-name="fr1" draw:name="Image25" text:anchor-type="as-char" svg:width="6.9236in" svg:height="3.956343in" draw:z-index="0">
<draw:image xlink:href="../Images/yкринформ/2023-04-10T-28-43-00-03-00/630_360_1680700465-123.jpg" xlink:type="simple" xlink:show="embed" xlink:actuate="onLoad" draw:mime-type="image/jpeg"/>
</draw:frame>
The term "losing" should be a satellite of the term "aggressor", and only the Ukrainian victor will provide.</text:p>
      <text:p text:style-name="P4">
President of Ukraine Volodymyr Zelenskyy said this in his address, Ukrinform reports.</text:p>
      <text:p text:style-name="P4">
<text:span text:style-name="T4">
 _ I wish health, dear Ukrainians!_ </text:span>
</text:p>
      <text:p text:style-name="P4">
Today is the good news from our exchanging team. It was possible to turn home with 100 more defenders and defenders. 80 men and 20 women. Tsarmetsi, border guards, warriors of the Navy, National Guards. Among them, by the way, the Azovstali defenders.</text:p>
      <text:p text:style-name="P4">
These are hundreds of families who have received true joy before Easter. And, of course, we continue to work to bring all of our people from Russian. We remember everyone and everyone!And let's return!</text:p>
      <text:p text:style-name="P4">
I thank everyone at our GUR Coordination Center, thank everyone who is talking about negotiations and exchange of exchange: boys Budanova, Yermak, baby, lubin ... Well done, guys!</text:p>
      <text:p text:style-name="P4">
And especially I am grateful to all who support our people after release and care about adaptation. It is important.</text:p>
      <text:p text:style-name="P4">
We continue to expand the foreign policy of our country. Today, Iraqi Prime Minister about the new energy of our interstate vamin. I informed Mr. Prime Minister about our efforts to return to Ukraine, including our peace formula. And I am grateful not just to look, but really find how to make our cooperation more.</text:p>
      <text:p text:style-name="P4">
He spoke to Greece Prime Minister today, mainly about the existing challenges. He spoke about the security situation, and more about our activity for the sake of returning Mir and protecting people. I thank Greece for your readiness to continue your cooperation to go together.</text:p>
      <text:p text:style-name="P4">
He met with Richard Branson today - a very famous British businessman of Ukraine's ancient friend. It has supported us from the age of 14-and in a word, iconwork. Now I decided to join the team of Ambassadors United24. I am for that!</text:p>
      <text:p text:style-name="P4">
They discussed how the global influence of Mr. Branson can help the need, the reconstruction of our educational institutions, the involvement of technological aid for Ukraine, in particular, to carry out humanitarian mine.</text:p>
      <text:p text:style-name="P4">
We also have the next steps in the defensive assistance of our country from Germany, thank you. Two weeks - and strengthening from Germany by armored vehicles, air defense, ammunition, engineering machines, medicine ...The term "loss" should be a satellite of the term "aggressor". And only the Ukrainian winner will provide it.</text:p>
      <text:p text:style-name="P4">
And I thank everyone who really brings it closer. It is approaching in the battles for the sake of our country - in Marinka and Bakhmut, near Avdiivka and Kreminna, in Zaporozhye Icherson region, in Kharkiv and in the strength of all our border.</text:p>
      <text:p text:style-name="P4">
Woning a battle for Ukraine is to win a battle for yourself. It is worth remembering. And especially those who try to win only for themselves. It is not at the forefront.</text:p>
      <text:p text:style-name="P4">
Thank you all who care about Ukraine!</text:p>
      <text:p text:style-name="P4">
Glory to all who are in battle now, on combat duty and on combat missions!</text:p>
      <text:p text:style-name="P4">
<text:span text:style-name="T4">
<text:span text:style-name="T5">
Glory to Ukraine!</text:span>
 </text:span>
</text:p>
      <text:p text:style-name="P4">
News Source: <text:a xlink:type="simple" xlink:href="https://www.ukrinform.ua/rubric-ato/3694159-termin-progras-mae-stati-suputnikom-terminu-agresor-prezident.html" text:style-name="Internet_20_link" text:visited-style-name="Visited_20_Internet_20_Link">
https://www.ukrinform.ua/rubric-ato/3694159-termin-progras-mae-stati-suputnikom-terminu-agresor-prezident.html</text:a>
</text:p>
      <!--NEWS-->
      <text:h text:style-name="P10" text:outline-level="1">
<text:span text:style-name="T4">
At Caurus Directory Russia Army Shellled Krasche Perche, NovoMilnsk, Yardnica, West Ande ...</text:span>
</text:h>
      <text:p text:style-name="P4">
Authors: liveuamap (Language: en)</text:p>
      <text:p text:style-name="P4">
Time: 2023-04-10T-2:48:00</text:p>
      <text:p text:style-name="P4">
Location: Svatove (Latitude:49.38114 Longtitude:37.85408)</text:p>
      <text:p text:style-name="P4">
Videos: []</text:p>
      <text:p text:style-name="P4">
Images: []</text:p>
      <text:p text:style-name="P4">
Tags: ["Russia"]</text:p>
      <text:p text:style-name="P4">
Id: 22555049</text:p>
      <!--METADATA-->
      <text:p text:style-name="P4">
At Kupiansk direction Russian army shelled Krasne Pershe, Novomlynsk,Dvorichna, Zapadne and Pershotravneve of Kharkiv region, - General Staff ofArmed Forces of Ukraine says in the morning report</text:p>
      <text:p text:style-name="P4">
News Collection Link: <text:a xlink:type="simple" xlink:href="https://liveuamap.com/en/2023/10-april-at-kupiansk-direction-russian-army-shelled-krasne" text:style-name="Internet_20_link" text:visited-style-name="Visited_20_Internet_20_Link">
https://liveuamap.com/en/2023/10-april-at-kupiansk-direction-russian-army-shelled-krasne</text:a>
</text:p>
      <text:p text:style-name="P4">
News Source: <text:a xlink:type="simple" xlink:href="https://t.me/lumsrc/4455" text:style-name="Internet_20_link" text:visited-style-name="Visited_20_Internet_20_Link">
https://t.me/lumsrc/4455</text:a>
</text:p>
      <!--NEWS-->
      <text:h text:style-name="P10" text:outline-level="1">
<text:span text:style-name="T4">
British businessman Richard Branson became a new ambassador United24 - Zelensky</text:span>
</text:h>
      <text:p text:style-name="P4">
Authors: Ukrinform (Person)</text:p>
      <text:p text:style-name="P4">
Publisher: Укринформ (Organization)</text:p>
      <text:p text:style-name="P4">
Published Time: 2023-04-10T-30:35:00+03:00</text:p>
      <text:p text:style-name="P4">
Modified Time: 2023-04-10T22:35:00+03:00</text:p>
      <text:p text:style-name="P4">
Description: The founder of Virgin Group and the non -profit Virgin Unite fund, British entrepreneur Richard Branson, joined the United United24 Ambassadors Fandssaders. - Ukrinform.</text:p>
      <text:p text:style-name="P4">
Images: ["<text:a xlink:type="simple" xlink:href="https://static.ukrinform.com/photos/2023_04/thumb_files/630_360_1681154815-792.jpeg" text:style-name="Internet_20_link" text:visited-style-name="Visited_20_Internet_20_Link">
630_360_16811...</text:a>
", "<text:a xlink:type="simple" xlink:href="https://static.ukrinform.com/photos/2023_04/1681154815-428.jpeg" text:style-name="Internet_20_link" text:visited-style-name="Visited_20_Internet_20_Link">
1681154815-42...</text:a>
", "<text:a xlink:type="simple" xlink:href="https://static.ukrinform.com/photos/2023_04/1681154815-613.jpeg" text:style-name="Internet_20_link" text:visited-style-name="Visited_20_Internet_20_Link">
1681154815-61...</text:a>
"]</text:p>
      <text:p text:style-name="P4">
Tags: ['Зеленський', 'Бренсон', 'United24', 'Амбасадор']</text:p>
      <text:p text:style-name="P4">
Type: Article</text:p>
      <!--METADATA-->
      <text:p text:style-name="P4">
<draw:frame draw:style-name="fr1" draw:name="Image26" text:anchor-type="as-char" svg:width="6.9236in" svg:height="3.956343in" draw:z-index="0">
<draw:image xlink:href="../Images/yкринформ/2023-04-10T-30-35-00-03-00/630_360_1681154815-792.jpeg" xlink:type="simple" xlink:show="embed" xlink:actuate="onLoad" draw:mime-type="image/jpeg"/>
</draw:frame>
The founder of Virgin Group and the Non -profit Virgin Unite fund, British entrepreneur Richard Branson, joined the United United24 Ambassadorial Phandorism Platform.</text:p>
      <text:p text:style-name="P4">
President Volodymyr Zelenskyy has informed about it as a result of a meeting in a building, Ukrinform reports <text:a xlink:type="simple" xlink:href="https://www.president.gov.ua/news/volodimir-zelenskij-zustrivsya-z-richardom-brensonom-yakij-s-82181" text:style-name="Internet_20_link" text:visited-style-name="Visited_20_Internet_20_Link">
</text:a>
to the press service of the Head of State.</text:p>
      <text:p text:style-name="P4">
“I am glad that you decided to become an ambassador United24. It is very important that new known and influential personalities are joined by this platform. One of the main works is to keep the world's attention to the war of Russia against Ukraine, which lasts for a year. In addition, there are very specific questions that we can work for a time, ”Zelensky said.</text:p>
      <text:p text:style-name="P4">
<text:span text:style-name="T4">
 Read also: </text:span>
 <text:span text:style-name="T4">
 <text:a xlink:type="simple" xlink:href="https://www.ukrinform.ua/rubric-society/3692794-cerez-united24-zibrali-ponad-300-miljoniv-zelenskij.html" text:style-name="Internet_20_link" text:visited-style-name="Visited_20_Internet_20_Link">
</text:a>
</text:span>
</text:p>
      <text:p text:style-name="P4">
The head of state thanked the businessman for the powerful messages in support of Ukraine during the war against the Russian aggressor.</text:p>
      <text:p text:style-name="P4">
<draw:frame draw:style-name="fr1" draw:name="Image27" text:anchor-type="as-char" svg:width="6.9236in" svg:height="4.617948in" draw:z-index="0">
<draw:image xlink:href="../Images/yкринформ/2023-04-10T-30-35-00-03-00/1681154815-428.jpeg" xlink:type="simple" xlink:show="embed" xlink:actuate="onLoad" draw:mime-type="image/jpeg"/>
</draw:frame>
The President also noted that one of the priorities today is the reconstruction of our country, its infrastructure, including educational.</text:p>
      <text:p text:style-name="P4">
According to him, Ukrainian education institutions require digitalization of roaponization with appropriate equipment, provision of bomb shelters.</text:p>
      <text:p text:style-name="P4">
<text:span text:style-name="T4">
 Read also: </text:span>
 <text:span text:style-name="T4">
 <text:a xlink:type="simple" xlink:href="https://www.ukrinform.ua/rubric-society/3692472-united24-donori-z-usogo-svitu-pozertvuvali-na-pidtrimku-medicini-v-ukraini-ponad-13-milarda.html" text:style-name="Internet_20_link" text:visited-style-name="Visited_20_Internet_20_Link">
</text:a>
</text:span>
</text:p>
      <text:p text:style-name="P4">
In addition, the Head of State called one of the main challenges for our country to change the territories that have become an arena of intensive fighting, this Ukraine requires appropriate assistance, including technological.</text:p>
      <text:p text:style-name="P4">
Zelensky also drew Branson's attention to the problem of mass illegal deportation of Ukrainian children to Russia and the need for pressure, such as information, to the aggressor state in this matter.</text:p>
      <text:p text:style-name="P4">
In his turn, Branson said that he admires the courage of the Ukrainian Narode and honor for him - to become an ambassador United24.</text:p>
      <text:p text:style-name="P4">
"I look forward to using global coverage and networkvirgin unite to help support United work for the people of Ukraine," he said.</text:p>
      <text:p text:style-name="P4">
<draw:frame draw:style-name="fr1" draw:name="Image28" text:anchor-type="as-char" svg:width="6.9236in" svg:height="4.617948in" draw:z-index="0">
<draw:image xlink:href="../Images/yкринформ/2023-04-10T-30-35-00-03-00/1681154815-613.jpeg" xlink:type="simple" xlink:show="embed" xlink:actuate="onLoad" draw:mime-type="image/jpeg"/>
</draw:frame>
<text:span text:style-name="T4">
 Read also: </text:span>
 <text:span text:style-name="T4">
 <text:a xlink:type="simple" xlink:href="https://www.ukrinform.ua/rubric-regions/3694147-u-borodanci-zaversili-proektuvanna-novogo-viddilenna-policii.html" text:style-name="Internet_20_link" text:visited-style-name="Visited_20_Internet_20_Link">
</text:a>
 </text:span>
</text:p>
      <text:p text:style-name="P4">
As reported by Ukrinform, within 11 months of functioning of the Fandrazyning Platform <text:span text:style-name="T4">
 <text:a xlink:type="simple" xlink:href="https://www.ukrinform.ua/tag-united24" text:style-name="Internet_20_link" text:visited-style-name="Visited_20_Internet_20_Link">
</text:a>
</text:span>
 More than 110 countries have raised more than $ 300 million to help Ukraine.</text:p>
      <text:p text:style-name="P4">
<text:span text:style-name="T5">
Foto: op</text:span>
</text:p>
      <text:p text:style-name="P4">
News Source: <text:a xlink:type="simple" xlink:href="https://www.ukrinform.ua/rubric-society/3694155-britanskij-biznesmen-ricard-brenson-stav-novim-ambasadorom-united24-zelenskij.html" text:style-name="Internet_20_link" text:visited-style-name="Visited_20_Internet_20_Link">
https://www.ukrinform.ua/rubric-society/3694155-britanskij-biznesmen-ricard-brenson-stav-novim-ambasadorom-united24-zelenskij.html</text:a>
</text:p>
      <!--NEWS-->
      <text:h text:style-name="P10" text:outline-level="1">
<text:span text:style-name="T4">
The youth team of Ukraine with hockey beat Hungary in a control match</text:span>
</text:h>
      <text:p text:style-name="P4">
Authors: Ukrinform (Person)</text:p>
      <text:p text:style-name="P4">
Publisher: Укринформ (Organization)</text:p>
      <text:p text:style-name="P4">
Published Time: 2023-04-10T-32:28:00+03:00</text:p>
      <text:p text:style-name="P4">
Modified Time: 2023-04-10T22:28:00+03:00</text:p>
      <text:p text:style-name="P4">
Description: Ukraine won with a score of 3: 0. - Ukrinform.</text:p>
      <text:p text:style-name="P4">
Images: ["<text:a xlink:type="simple" xlink:href="https://static.ukrinform.com/photos/2023_04/thumb_files/630_360_1681154684-519.jpg" text:style-name="Internet_20_link" text:visited-style-name="Visited_20_Internet_20_Link">
630_360_16811...</text:a>
"]</text:p>
      <text:p text:style-name="P4">
Tags: ['хокей']</text:p>
      <text:p text:style-name="P4">
Type: Article</text:p>
      <!--METADATA-->
      <text:p text:style-name="P4">
<draw:frame draw:style-name="fr1" draw:name="Image29" text:anchor-type="as-char" svg:width="6.9236in" svg:height="3.956343in" draw:z-index="0">
<draw:image xlink:href="../Images/yкринформ/2023-04-10T-32-28-00-03-00/630_360_1681154684-519.jpg" xlink:type="simple" xlink:show="embed" xlink:actuate="onLoad" draw:mime-type="image/jpeg"/>
</draw:frame>
Ukraine played with a score of 3: 0.</text:p>
      <text:p text:style-name="P4">
The U-18 Hockey Hockey is preparing for the World Cup in Division 1A, Ukrinform reports.</text:p>
      <text:p text:style-name="P4">
As part of the preparation, the team held a match against the youth team of Hungary, as a competitor on the World Cup.</text:p>
      <text:p text:style-name="P4">
Ukraine won 3-0 with a score of Shevchuk, Yalovo and Chepil.</text:p>
      <text:p text:style-name="P4">
Last year, Ukraine U-18, together with Hungary, increased in class with division1b due to the fact that two teams, not alone, crossed the division above.</text:p>
      <text:p text:style-name="P4">
<text:span text:style-name="T4">
 Read also: </text:span>
 <text:a xlink:type="simple" xlink:href="https://www.ukrinform.ua/rubric-sports/3693662-zinoca-zbirna-ukraini-zaversila-vistupi-na-cs-z-hokeu.html" text:style-name="Internet_20_link" text:visited-style-name="Visited_20_Internet_20_Link">
<text:span text:style-name="T4">
 hockey </text:span>
</text:a>
As reported by Ukrinform, France, Kazakhstan, Denmark, Hungary and Japan will be in the 1A Division 1A Division 1a of Ukraine.</text:p>
      <text:p text:style-name="P4">
Photo: fhu.com.ua</text:p>
      <text:p text:style-name="P4">
News Source: <text:a xlink:type="simple" xlink:href="https://www.ukrinform.ua/rubric-sports/3694154-unacka-zbirna-ukraini-z-hokeu-obigrala-ugorsinu-v-kontrolnomu-matci.html" text:style-name="Internet_20_link" text:visited-style-name="Visited_20_Internet_20_Link">
https://www.ukrinform.ua/rubric-sports/3694154-unacka-zbirna-ukraini-z-hokeu-obigrala-ugorsinu-v-kontrolnomu-matci.html</text:a>
</text:p>
      <!--NEWS-->
      <text:h text:style-name="P10" text:outline-level="1">
<text:span text:style-name="T4">
Buckingham Palace released new details of the coronation of Charles III</text:span>
</text:h>
      <text:p text:style-name="P4">
Authors: Ukrinform (Person)</text:p>
      <text:p text:style-name="P4">
Publisher: Укринформ (Organization)</text:p>
      <text:p text:style-name="P4">
Published Time: 2023-04-10T-34:26:00+03:00</text:p>
      <text:p text:style-name="P4">
Modified Time: 2023-04-10T22:26:00+03:00</text:p>
      <text:p text:style-name="P4">
Description: On Sunday, Buckingham Palace published additional details of the future coronation of King Charles III, which will take place in London in less than a month. - Ukrinform.</text:p>
      <text:p text:style-name="P4">
Images: ["<text:a xlink:type="simple" xlink:href="https://static.ukrinform.com/photos/2023_03/thumb_files/630_360_1678449083-765.jpg" text:style-name="Internet_20_link" text:visited-style-name="Visited_20_Internet_20_Link">
630_360_16784...</text:a>
"]</text:p>
      <text:p text:style-name="P4">
Tags: ['Британія', 'Чарльз ІІІ', 'Коронація']</text:p>
      <text:p text:style-name="P4">
Type: Article</text:p>
      <!--METADATA-->
      <text:p text:style-name="P4">
<draw:frame draw:style-name="fr1" draw:name="Image30" text:anchor-type="as-char" svg:width="6.9236in" svg:height="3.956343in" draw:z-index="0">
<draw:image xlink:href="../Images/yкринформ/2023-04-10T-34-26-00-03-00/630_360_1678449083-765.jpg" xlink:type="simple" xlink:show="embed" xlink:actuate="onLoad" draw:mime-type="image/jpeg"/>
</draw:frame>
In the Nedylubuchking Palace, he published additional details of the future coronation of Kolyarchalz III, which will take place in London in less than a month.</text:p>
      <text:p text:style-name="P4">
As Ukrinform reports, it reports <text:a xlink:type="simple" xlink:href="https://edition.cnn.com/2023/04/09/uk/king-charles-iii-coronation-route-carriages-regalia-intl-scli-gbr/index.html" text:style-name="Internet_20_link" text:visited-style-name="Visited_20_Internet_20_Link">
</text:a>
.</text:p>
      <text:p text:style-name="P4">
On the day of coronation by the streets <text:a xlink:type="simple" xlink:href="https://www.ukrinform.ua/tag-london" text:style-name="Internet_20_link" text:visited-style-name="Visited_20_Internet_20_Link">
</text:a>
There will be two processions - the coronation of Charles III and the parade towards Buckingham Palutz after the historical service, where the monarch and members of the royal family will be published by the balcony.</text:p>
      <text:p text:style-name="P4">
A new emoji was also developed for the future coronation, which is based on the image of St. Edward's crown. Emoji will appear on Twitter when the Usvodes on the social network will launch the hashtags of the coronation.</text:p>
      <text:p text:style-name="P4">
For the trip to the service, King Charles chose the Dimond Jubilee State bus, used for the first time in 2014 during the opening ceremony.</text:p>
      <text:p text:style-name="P4">
After Charles and Camilla, they will be transported in the Gold State's carriage back in Dopalaz. The carriage has been used during each coronation since 1831. Its height reaches four meters, the length is more than seven meters, and the vaginal is four tons.</text:p>
      <text:p text:style-name="P4">
<text:span text:style-name="T4">
 Read also: </text:span>
 <text:a xlink:type="simple" xlink:href="https://www.ukrinform.ua/rubric-world/3693353-u-britanii-pocali-drukuvati-banknoti-z-zobrazennam-carlza-iii.html" text:style-name="Internet_20_link" text:visited-style-name="Visited_20_Internet_20_Link">
</text:a>
There will also be a music concert at the Windsor Castle in the holidays.</text:p>
      <text:p text:style-name="P4">
Among the royal regions, which symbolize the "duties of the monarch" will be presented with the imperial state crown, which at the end of the service Charles exchanged the crown of St. Edward, two silver maces, four swords, a bullet of sovereign Thadva Scythra.</text:p>
      <text:p text:style-name="P4">
As it was reported, at the coronation of King of Britain Charles III <text:a xlink:type="simple" xlink:href="https://www.ukrinform.ua/rubric-world/3691690-na-koronaciu-carlza-iii-zaprosili-majze-dvi-tisaci-osib.html" text:style-name="Internet_20_link" text:visited-style-name="Visited_20_Internet_20_Link">
</text:a>
.Фото: The Royal Family</text:p>
      <text:p text:style-name="P4">
News Source: <text:a xlink:type="simple" xlink:href="https://www.ukrinform.ua/rubric-world/3694153-bukingemskij-palac-opriludniv-novi-detali-koronacii-carlza-iii.html" text:style-name="Internet_20_link" text:visited-style-name="Visited_20_Internet_20_Link">
https://www.ukrinform.ua/rubric-world/3694153-bukingemskij-palac-opriludniv-novi-detali-koronacii-carlza-iii.html</text:a>
</text:p>
      <!--NEWS-->
      <text:h text:style-name="P10" text:outline-level="1">
<text:span text:style-name="T4">
In the capital turned off the heating for 95% of residential high -rise buildings</text:span>
</text:h>
      <text:p text:style-name="P4">
Authors: Ukrinform (Person)</text:p>
      <text:p text:style-name="P4">
Publisher: Укринформ (Organization)</text:p>
      <text:p text:style-name="P4">
Published Time: 2023-04-10T-36:11:00+03:00</text:p>
      <text:p text:style-name="P4">
Modified Time: 2023-04-10T22:11:00+03:00</text:p>
      <text:p text:style-name="P4">
Description: In Kiev, heating was switched off for 95% of residential high -rise buildings, the rest is switched off at the request of home managers. - Ukrinform.</text:p>
      <text:p text:style-name="P4">
Images: ["<text:a xlink:type="simple" xlink:href="https://static.ukrinform.com/photos/2018_11/thumb_files/630_360_1542107876-288.jpg" text:style-name="Internet_20_link" text:visited-style-name="Visited_20_Internet_20_Link">
630_360_15421...</text:a>
"]</text:p>
      <text:p text:style-name="P4">
Tags: ['Опалення', 'Опалювальний сезон', 'Київ']</text:p>
      <text:p text:style-name="P4">
Type: Article</text:p>
      <!--METADATA-->
      <text:p text:style-name="P4">
<draw:frame draw:style-name="fr1" draw:name="Image31" text:anchor-type="as-char" svg:width="6.9236in" svg:height="3.956343in" draw:z-index="0">
<draw:image xlink:href="../Images/yкринформ/2023-04-10T-36-11-00-03-00/630_360_1542107876-288.jpg" xlink:type="simple" xlink:show="embed" xlink:actuate="onLoad" draw:mime-type="image/jpeg"/>
</draw:frame>
In Kiev, heating for 95% of residential high -rise buildings, the rest is switched off, the managers of the homes.</text:p>
      <text:p text:style-name="P4">
As Ukrinform reports, about it <text:a xlink:type="simple" xlink:href="https://kte.kmda.gov.ua/u-kyyevi-vymknuly-opalennya-dlya-95-zhytlovyh-bagatopoverhivok-reshtu-vymykayut-za-zayavkamy-upravyteliv-budynkiv/" text:style-name="Internet_20_link" text:visited-style-name="Visited_20_Internet_20_Link">
</text:a>
Kyivteploenergo Municipal Enterprise.</text:p>
      <text:p text:style-name="P4">
KP "Kyivteploenergo" completes the curtailment of the centralized heating system. 95% of high -rise buildings have already been disconnected, ”the message reads.</text:p>
      <text:p text:style-name="P4">
<text:span text:style-name="T4">
 Read also: </text:span>
 <text:span text:style-name="T4">
 <text:a xlink:type="simple" xlink:href="https://www.ukrinform.ua/rubric-kyiv/3691837-u-stolici-opaluvalnij-sezon-zaversuetsa-8-kvitna-klicko.html" text:style-name="Internet_20_link" text:visited-style-name="Visited_20_Internet_20_Link">
</text:a>
</text:span>
</text:p>
      <text:p text:style-name="P4">
In Kiev, on April 8, the coagulation of the heat supply system was started. It is obtained that heat is gradually switched off due to the features of the thermal infrastructure of the capital - the inertia of the system and the branching of pipelines, the total length of which exceeds 2.7 thousand kilometers.</text:p>
      <text:p text:style-name="P4">
“Social institutions - hospitals, schools, kindergartens, etc. - are disconnected by the applications of managers. The heating season has already been completed for 45% of educational and 7% of medical institutions, ”the message said.</text:p>
      <text:p text:style-name="P4">
<text:span text:style-name="T4">
 Read also: </text:span>
 <text:span text:style-name="T4">
 <text:a xlink:type="simple" xlink:href="https://www.ukrinform.ua/rubric-regions/3691874-u-zitomiri-cerez-pogirsenna-pogodnih-umov-prodovzili-opaluvalnij-sezon.html" text:style-name="Internet_20_link" text:visited-style-name="Visited_20_Internet_20_Link">
</text:a>
</text:span>
</text:p>
      <text:p text:style-name="P4">
As reported by Ukrinform, more than 60% of boilers of Kyivteploenergo are equipped with generators.</text:p>
      <text:p text:style-name="P4">
News Source: <text:a xlink:type="simple" xlink:href="https://www.ukrinform.ua/rubric-kyiv/3694150-u-stolici-vimknuli-opalenna-dla-95-zitlovih-bagatopoverhivok.html" text:style-name="Internet_20_link" text:visited-style-name="Visited_20_Internet_20_Link">
https://www.ukrinform.ua/rubric-kyiv/3694150-u-stolici-vimknuli-opalenna-dla-95-zitlovih-bagatopoverhivok.html</text:a>
</text:p>
      <!--NEWS-->
      <text:h text:style-name="P10" text:outline-level="1">
<text:span text:style-name="T4">
The leakage of secret files of the Pentagon will not affect the volume of support of Ukraine - State Department</text:span>
</text:h>
      <text:p text:style-name="P4">
Authors: Ukrinform (Person)</text:p>
      <text:p text:style-name="P4">
Publisher: Укринформ (Organization)</text:p>
      <text:p text:style-name="P4">
Published Time: 2023-04-10T-39:54:00+03:00</text:p>
      <text:p text:style-name="P4">
Modified Time: 2023-04-10T21:54:00+03:00</text:p>
      <text:p text:style-name="P4">
Description: The leakage of the United States Ministry of Defense Ministry on the situation in Ukraine, including the secrecy stamps, will in no way hurt the United States to provide the Ukrainian side with all the types of assistance needed. - Ukrinform.</text:p>
      <text:p text:style-name="P4">
Images: ["<text:a xlink:type="simple" xlink:href="https://static.ukrinform.com/photos/2022_10/thumb_files/630_360_1665117915-570.jpg" text:style-name="Internet_20_link" text:visited-style-name="Visited_20_Internet_20_Link">
630_360_16651...</text:a>
"]</text:p>
      <text:p text:style-name="P4">
Tags: ['США', 'Україна', 'Держдеп', 'допомога']</text:p>
      <text:p text:style-name="P4">
Type: Article</text:p>
      <!--METADATA-->
      <text:p text:style-name="P4">
<draw:frame draw:style-name="fr1" draw:name="Image32" text:anchor-type="as-char" svg:width="6.9236in" svg:height="3.956343in" draw:z-index="0">
<draw:image xlink:href="../Images/yкринформ/2023-04-10T-39-54-00-03-00/630_360_1665117915-570.jpg" xlink:type="simple" xlink:show="embed" xlink:actuate="onLoad" draw:mime-type="image/jpeg"/>
</draw:frame>
The Witness of the United States Ministry of Defense on the situation in Ukraine, including the secrets of secrecy, will in no way hurt the United States to provide the Ukrainian side with all types of necessary assistance.</text:p>
      <text:p text:style-name="P4">
This was stated on Monday during a briefing in Washington by US Deputy District State Administration Vedant Patel, Ukrinform correspondent reports.</text:p>
      <text:p text:style-name="P4">
“We will continue to provide support <text:a xlink:type="simple" xlink:href="https://www.ukrinform.ua/tag-ukraina" text:style-name="Internet_20_link" text:visited-style-name="Visited_20_Internet_20_Link">
</text:a>
Against the backdrop of cruel aggression of the Russian Federation as much as it will be needed, ”the State Department said in response to a request to comment on how viticsectic data can affect current operations in Ukraine.</text:p>
      <text:p text:style-name="P4">
He also stressed that the Ukrainian leadership independently makes decisions about planning and conducting military operations.</text:p>
      <text:p text:style-name="P4">
<text:span text:style-name="T4">
 Read also: </text:span>
 <text:a xlink:type="simple" xlink:href="https://www.ukrinform.ua/rubric-world/3694144-ssa-vzaemodiut-iz-souznikami-j-partnerami-sodo-vitoku-sekretnih-fajliv-derzdep.html" text:style-name="Internet_20_link" text:visited-style-name="Visited_20_Internet_20_Link">
<text:span text:style-name="T4">
 State Department </text:span>
</text:a>
As reported <text:a xlink:type="simple" xlink:href="https://www.ukrinform.ua/rubric-ato/3694131-zliti-dokumenti-pentagonu-ne-rozkrivaut-dannih-pro-kontrnastup-podolak.html" text:style-name="Internet_20_link" text:visited-style-name="Visited_20_Internet_20_Link">
</text:a>
, the representative of the swollen Podolyak on Monday stated that the appearance of public access to secret documents of the Pentagon did not disclose data on the counter -offensive of the Armed Forces.</text:p>
      <text:p text:style-name="P4">
News Source: <text:a xlink:type="simple" xlink:href="https://www.ukrinform.ua/rubric-polytics/3694148-vitik-sekretnih-fajliv-pentagonu-ne-vpline-na-obsagi-pidtrimki-ukraini-derzdep.html" text:style-name="Internet_20_link" text:visited-style-name="Visited_20_Internet_20_Link">
https://www.ukrinform.ua/rubric-polytics/3694148-vitik-sekretnih-fajliv-pentagonu-ne-vpline-na-obsagi-pidtrimki-ukraini-derzdep.html</text:a>
</text:p>
      <!--NEWS-->
      <text:h text:style-name="P10" text:outline-level="1">
<text:span text:style-name="T4">
In Ukraine, the rains and gusts of wind, in the afternoon to +17 °</text:span>
</text:h>
      <text:p text:style-name="P4">
Authors: Ukrinform (Person)</text:p>
      <text:p text:style-name="P4">
Publisher: Укринформ (Organization)</text:p>
      <text:p text:style-name="P4">
Published Time: 2023-04-10T-41:52:00+03:00</text:p>
      <text:p text:style-name="P4">
Modified Time: 2023-04-10T21:52:00+03:00</text:p>
      <text:p text:style-name="P4">
Description: In Ukraine, on Tuesday, rain is expected in the southern, central and eastern regions, the temperature of 3-8 ° heat at night, 12-17 ° in the afternoon. - Ukrinform.</text:p>
      <text:p text:style-name="P4">
Images: ["<text:a xlink:type="simple" xlink:href="https://static.ukrinform.com/photos/2020_05/thumb_files/630_360_1590498150-136.jpg" text:style-name="Internet_20_link" text:visited-style-name="Visited_20_Internet_20_Link">
630_360_15904...</text:a>
"]</text:p>
      <text:p text:style-name="P4">
Tags: ['Дощ', 'Погода', 'Прогноз', 'Весна']</text:p>
      <text:p text:style-name="P4">
Type: Article</text:p>
      <!--METADATA-->
      <text:p text:style-name="P4">
<draw:frame draw:style-name="fr1" draw:name="Image33" text:anchor-type="as-char" svg:width="6.9236in" svg:height="3.956343in" draw:z-index="0">
<draw:image xlink:href="../Images/yкринформ/2023-04-10T-41-52-00-03-00/630_360_1590498150-136.jpg" xlink:type="simple" xlink:show="embed" xlink:actuate="onLoad" draw:mime-type="image/jpeg"/>
</draw:frame>
In Ukraine, Tuesday rain is expected in the southern, central and eastern regions, the temperature of 3-8 ° heat at night, 12-17 ° in the afternoon.</text:p>
      <text:p text:style-name="P4">
Ukrinform was reported at the Ukrainian Hydrometeorological Center.</text:p>
      <text:p text:style-name="P4">
"In the southern, day and east and eastern regions <text:a xlink:type="simple" xlink:href="https://www.ukrinform.ua/tag-dos" text:style-name="Internet_20_link" text:visited-style-name="Visited_20_Internet_20_Link">
</text:a>
; In the rest of the territory without significant precipitation. The wind is mainly northeast, 5-10 m/s, in the southern and eastern regions of gusts of 15-20 m/s. Temperature at night 3-8 ° heat, in the afternoon 12-17 °; Vacarpathians at night about 0 °, in the afternoon 3-8 ° heat, " - the message reads.</text:p>
      <text:p text:style-name="P4">
In Kiev and the region on April 11 without significant rainfall. Wind northeast, 5-10m/s. In the capital, the temperature at night is 4-6 ° heat, in the afternoon 13-15 °; In Kyiv region at night3-8 ° heat, in the afternoon 12-17 °.</text:p>
      <text:p text:style-name="P4">
Forecasters are predicted in Ukraine on April 12, sometimes rain, in the Carpathians at night with a wet; April 13 in the eastern, southeastern regions is expected moderate, finally the territory of light rain in places(In the western areas without precipitation). 13квітня вночі та вранці місцями туман.</text:p>
      <text:p text:style-name="P4">
Вітер східний з переходом на північно-західний, 5-10 м/с, 12 квітня наЛівобережжі місцями пориви 15-20 м/с.</text:p>
      <text:p text:style-name="P4">
Температура вночі 4-9°, у західних областях 1-6° тепла; вдень 8-13°, на півдніта сході, 13 квітня в Україні 11-16°; в Карпатах вночі близько 0°, вдень 12квітня 3-8° тепла, 13 квітня 7-12°.</text:p>
      <text:p text:style-name="P4">
У Києві та області 12 квітня пройде помірний, 13 квітня місцями невеликий дощ.13 квітня вночі та вранці місцями туман. Вітер східний з переходом напівнічно-західний, 5-10 м/с. У столиці температура вночі 6-8° тепла, вдень 12квітня 9-11°, 13 квітня 13-15°, на Київщині вночі 4-9° тепла, вдень 12 квітня8-13°, 13 квітня 11-16°.</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ну</text:span>
 </text:a>
According to the forecast, on April 14 on the left on the Left Bank, in the afternoon in the east of the country will pass moderate rains; April 15 in the western, day and in the northern regions, in most central regions, small rains; In the rest of the territory there are significant precipitation.</text:p>
      <text:p text:style-name="P4">
The temperature at night is 4-10 °, in the Carpathians about 0 °; In the afternoon 13-19 ° warm, in the western eastern regions 10-16 °.</text:p>
      <text:p text:style-name="P4">
In Kiev and the region 14-15 without significant rainfall, only in the afternoon April 15 is likely. In the capital the temperature at night is 7-9 ° heat; April 14-19 ° during the day, April 15, 15-17 °; In Kyiv region 4-9 ° heat at night, 14-19 ° in the afternoon.</text:p>
      <text:p text:style-name="P4">
News Source: <text:a xlink:type="simple" xlink:href="https://www.ukrinform.ua/rubric-regions/3693946-v-ukraini-prognozuut-dosi-ta-porivi-vitru-vden-do-17.html" text:style-name="Internet_20_link" text:visited-style-name="Visited_20_Internet_20_Link">
https://www.ukrinform.ua/rubric-regions/3693946-v-ukraini-prognozuut-dosi-ta-porivi-vitru-vden-do-17.html</text:a>
</text:p>
      <!--NEWS-->
      <text:h text:style-name="P10" text:outline-level="1">
<text:span text:style-name="T4">
In Turkey, a channel is built to the ancient city of Ephesus</text:span>
</text:h>
      <text:p text:style-name="P4">
Authors: Ukrinform (Person)</text:p>
      <text:p text:style-name="P4">
Publisher: Укринформ (Organization)</text:p>
      <text:p text:style-name="P4">
Published Time: 2023-04-10T-43:50:00+03:00</text:p>
      <text:p text:style-name="P4">
Modified Time: 2023-04-10T21:50:00+03:00</text:p>
      <text:p text:style-name="P4">
Description: The first stage of construction of the channel, which connects the Aegean Sea and the ancient ancient city of Ephesus, was completed by 99%. - Ukrinform.</text:p>
      <text:p text:style-name="P4">
Images: ["<text:a xlink:type="simple" xlink:href="https://static.ukrinform.com/photos/2023_04/thumb_files/630_360_1681128004-417.jpg" text:style-name="Internet_20_link" text:visited-style-name="Visited_20_Internet_20_Link">
630_360_16811...</text:a>
", "<text:a xlink:type="simple" xlink:href="https://static.ukrinform.com/photos/2023_04/1681128005-312.jpg" text:style-name="Internet_20_link" text:visited-style-name="Visited_20_Internet_20_Link">
1681128005-31...</text:a>
", "<text:a xlink:type="simple" xlink:href="https://static.ukrinform.com/photos/2023_04/1681128005-293.jpg" text:style-name="Internet_20_link" text:visited-style-name="Visited_20_Internet_20_Link">
1681128005-29...</text:a>
"]</text:p>
      <text:p text:style-name="P4">
Tags: ['Будівництво', 'Туреччина', 'Канал']</text:p>
      <text:p text:style-name="P4">
Type: Article</text:p>
      <!--METADATA-->
      <text:p text:style-name="P4">
<draw:frame draw:style-name="fr1" draw:name="Image34" text:anchor-type="as-char" svg:width="6.9236in" svg:height="3.956343in" draw:z-index="0">
<draw:image xlink:href="../Images/yкринформ/2023-04-10T-43-50-00-03-00/630_360_1681128004-417.jpg" xlink:type="simple" xlink:show="embed" xlink:actuate="onLoad" draw:mime-type="image/jpeg"/>
</draw:frame>
The first -stage of the construction of the channel, which connects the Aegean Sea and the ancient ancient city of theeephes, was completed by 99%.</text:p>
      <text:p text:style-name="P4">
About it reports Ukrinform with reference to <text:a xlink:type="simple" xlink:href="https://www.trthaber.com/haber/kultur-sanat/efes-antik-kanal-projesinin-ilk-etabinda-sona-dogru-759564.html" text:style-name="Internet_20_link" text:visited-style-name="Visited_20_Internet_20_Link">
</text:a>
.</text:p>
      <text:p text:style-name="P4">
“The first stage <text:a xlink:type="simple" xlink:href="https://www.ukrinform.ua/tag-budivnictvo" text:style-name="Internet_20_link" text:visited-style-name="Visited_20_Internet_20_Link">
</text:a>
, which is meant to unite the ancient city of Ephesus together with the sea in 2500 years, was completed by 99%. As part of the first phase of the project, an entrance to the channel between the coasts and the road Izmir -Cucashas was created with a length of 250 meters and a width(DSI)Saadette is Jeylan.</text:p>
      <text:p text:style-name="P4">
<draw:frame draw:style-name="fr1" draw:name="Image35" text:anchor-type="as-char" svg:width="6.9236in" svg:height="3.89773in" draw:z-index="0">
<draw:image xlink:href="../Images/yкринформ/2023-04-10T-43-50-00-03-00/1681128005-312.jpg" xlink:type="simple" xlink:show="embed" xlink:actuate="onLoad" draw:mime-type="image/jpeg"/>
</draw:frame>
According to him, 1,430 drilling piles have already been installed as part of the project, and the work on the installation of a marble covering of 9 thousand -square meters from the planned 10 thousand square meters has been completed.</text:p>
      <text:p text:style-name="P4">
<draw:frame draw:style-name="fr1" draw:name="Image36" text:anchor-type="as-char" svg:width="6.9236in" svg:height="4.615733in" draw:z-index="0">
<draw:image xlink:href="../Images/yкринформ/2023-04-10T-43-50-00-03-00/1681128005-293.jpg" xlink:type="simple" xlink:show="embed" xlink:actuate="onLoad" draw:mime-type="image/jpeg"/>
</draw:frame>
As reported by Ukrinform, the intention to build a channel was announced at the end of 20121. According to the previous plan, the implementation of the project has two stages. The first provides the construction of the entrance canal 600 meters long, and the halves for yachts. In the second stage, the territory from the highway of Izmir-Cusadas to Portofes will be cleared and reorganized according to the historical appearance. The post -realization of the Ancient City will be associated with the sea, which will allow to send to Ephesus on yachts.</text:p>
      <text:p text:style-name="P4">
<text:span text:style-name="T4">
 Read also: </text:span>
 <text:a xlink:type="simple" xlink:href="https://www.ukrinform.ua/rubric-economy/3661967-tureccina-pocala-novi-burovi-roboti-v-cornomu-mori.html" text:style-name="Internet_20_link" text:visited-style-name="Visited_20_Internet_20_Link">
</text:a>
Ephesus is a popular tourist attraction known worldwide. Ephesus was founded in the 10-7th century. B.C. On the coast of the Aegean, the territory of the modern Turkish province of Izmir. The city is unique in that the buildings here are very good and as a result of archaeological excavations, it has acquired a primary review.</text:p>
      <text:p text:style-name="P4">
<text:span text:style-name="T5">
Foto: aa</text:span>
</text:p>
      <text:p text:style-name="P4">
News Source: <text:a xlink:type="simple" xlink:href="https://www.ukrinform.ua/rubric-world/3693954-u-tureccini-buduut-kanal-do-starodavnogo-mista-efes.html" text:style-name="Internet_20_link" text:visited-style-name="Visited_20_Internet_20_Link">
https://www.ukrinform.ua/rubric-world/3693954-u-tureccini-buduut-kanal-do-starodavnogo-mista-efes.html</text:a>
</text:p>
      <!--NEWS-->
      <text:h text:style-name="P10" text:outline-level="1">
<text:span text:style-name="T4">
Zelensky dismissed the heads of Obukhov and Fastiv Regional State Administration in Kyiv region</text:span>
</text:h>
      <text:p text:style-name="P4">
Authors: Ukrinform (Person)</text:p>
      <text:p text:style-name="P4">
Publisher: Укринформ (Organization)</text:p>
      <text:p text:style-name="P4">
Published Time: 2023-04-10T-45:47:00+03:00</text:p>
      <text:p text:style-name="P4">
Modified Time: 2023-04-10T21:47:00+03:00</text:p>
      <text:p text:style-name="P4">
Description: President Volodymyr Zelensky dismissed the heads of Obukhiv and Fastiv district state administrations in Kyiv regio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Звільнення', 'Київщина', 'Зеленський']</text:p>
      <text:p text:style-name="P4">
Type: Article</text:p>
      <!--METADATA-->
      <text:p text:style-name="P4">
<draw:frame draw:style-name="fr1" draw:name="Image37" text:anchor-type="as-char" svg:width="6.9236in" svg:height="3.956343in" draw:z-index="0">
<draw:image xlink:href="../Images/yкринформ/2023-04-10T-45-47-00-03-00/630_360_1664387283-922.jpg" xlink:type="simple" xlink:show="embed" xlink:actuate="onLoad" draw:mime-type="image/jpeg"/>
</draw:frame>
The Presidential Lordir Zelensky dismissed the heads of Obukhiv and Fastiv district state administrations in the Kyiv region.</text:p>
      <text:p text:style-name="P4">
The relevant documents are published on the site of the Head of State, reports Ukrinform.</text:p>
      <text:p text:style-name="P4">
Yes, by order <text:a xlink:type="simple" xlink:href="https://www.president.gov.ua/documents/652023-rp-46417" text:style-name="Internet_20_link" text:visited-style-name="Visited_20_Internet_20_Link">
</text:a>
Alexander's dismissed from the post of chairman of the Obukhiv Regional State Administration of Kyiv region, and by order <text:a xlink:type="simple" xlink:href="https://www.president.gov.ua/documents/652023-rp-46417" text:style-name="Internet_20_link" text:visited-style-name="Visited_20_Internet_20_Link">
</text:a>
- Yuri Volkov from the post of head of the Fastiv Regional State Administration.</text:p>
      <text:p text:style-name="P4">
Both officials were dismissed in accordance with the applications they have submitted.</text:p>
      <text:p text:style-name="P4">
<text:span text:style-name="T4">
 Read also: </text:span>
 <text:a xlink:type="simple" xlink:href="https://www.ukrinform.ua/rubric-regions/3689278-zelenskij-zvilniv-golovu-pavlogradskoi-rda.html" text:style-name="Internet_20_link" text:visited-style-name="Visited_20_Internet_20_Link">
<text:span text:style-name="T4">
 released </text:span>
</text:a>
As reported, <text:a xlink:type="simple" xlink:href="https://www.ukrinform.ua/rubric-regions/3694128-prezident-priznaciv-kravcenka-golovou-kiivskoi-oda.html" text:style-name="Internet_20_link" text:visited-style-name="Visited_20_Internet_20_Link">
</text:a>
 .</text:p>
      <text:p text:style-name="P4">
News Source: <text:a xlink:type="simple" xlink:href="https://www.ukrinform.ua/rubric-regions/3694146-zelenskij-zvilniv-kerivnikiv-obuhivskoi-i-fastivskoi-rda-na-kiivsini.html" text:style-name="Internet_20_link" text:visited-style-name="Visited_20_Internet_20_Link">
https://www.ukrinform.ua/rubric-regions/3694146-zelenskij-zvilniv-kerivnikiv-obuhivskoi-i-fastivskoi-rda-na-kiivsini.html</text:a>
</text:p>
      <!--NEWS-->
      <text:h text:style-name="P10" text:outline-level="1">
<text:span text:style-name="T4">
US interact with allies and partners on the leakage of secret files - State Department</text:span>
</text:h>
      <text:p text:style-name="P4">
Authors: Ukrinform (Person)</text:p>
      <text:p text:style-name="P4">
Publisher: Укринформ (Organization)</text:p>
      <text:p text:style-name="P4">
Published Time: 2023-04-10T-47:42:00+03:00</text:p>
      <text:p text:style-name="P4">
Modified Time: 2023-04-10T21:42:00+03:00</text:p>
      <text:p text:style-name="P4">
Description: The United States interacts at a high level with allied countries and international partners in matters related to the leakage of the US Department of Sensitive Intelligence Network.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Міноборони', 'Розвідка', 'США', 'Держдеп']</text:p>
      <text:p text:style-name="P4">
Type: Article</text:p>
      <!--METADATA-->
      <text:p text:style-name="P4">
<draw:frame draw:style-name="fr1" draw:name="Image38" text:anchor-type="as-char" svg:width="6.9236in" svg:height="3.956343in" draw:z-index="0">
<draw:image xlink:href="../Images/yкринформ/2023-04-10T-47-42-00-03-00/630_360_1666031974-150.jpg" xlink:type="simple" xlink:show="embed" xlink:actuate="onLoad" draw:mime-type="image/jpeg"/>
</draw:frame>
The combination interacts at a high level with allied countries and international partners in matters related to the leakage into the network of sensitive intelligence information of the US Department of Defense.</text:p>
      <text:p text:style-name="P4">
This was stated on Monday during a briefing in Washington by US Deputy District State Administration Vedant Patel, Ukrinform reports his own correspondent.</text:p>
      <text:p text:style-name="P4">
“Representatives of power <text:a xlink:type="simple" xlink:href="https://www.ukrinform.ua/tag-ssa" text:style-name="Internet_20_link" text:visited-style-name="Visited_20_Internet_20_Link">
</text:a>
In all interagency structures, they interact with allies and partners at this preference to assure them of our commitment to the conservation of intelligence, as well as devotion to our partnerships, ”the State Department said.</text:p>
      <text:p text:style-name="P4">
He recalled that the Pentagon contacted the US Department of Justice to open -criminal proceedings against the leakage of intelligence. In addition, in words, the Pentagon has taken immediate measures to restrict the access of laid files and are currently interacting with other US government agencies related to national security issues to study the consequences of vortex information.</text:p>
      <text:p text:style-name="P4">
<text:span text:style-name="T4">
 Read also: </text:span>
 <text:a xlink:type="simple" xlink:href="https://www.ukrinform.ua/rubric-technology/3694096-ukraina-rozirvala-ugodu-z-bilorussu-pro-spivpracu-v-galuzi-tehnicnogo-zahistu-informacii.html" text:style-name="Internet_20_link" text:visited-style-name="Visited_20_Internet_20_Link">
<text:span text:style-name="T4">
 information </text:span>
</text:a>
As reported by Ukrinform, last week the publication <text:a xlink:type="simple" xlink:href="https://www.nytimes.com/2023/04/06/us/politics/ukraine-war-plan-russia.html" text:style-name="Internet_20_link" text:visited-style-name="Visited_20_Internet_20_Link">
</text:a>
She reported that the Pentagon was investigating the leakage of secret documents on the social network, the plans of the US and NATO on the planned counter -offensive of the Armed Forces. Meanwhile a group of investigators <text:a xlink:type="simple" xlink:href="https://www.ukrinform.ua/rubric-world/3693674-u-bellingcat-vstanovili-persodzerela-zlitih-dokumentiv-pentagonu.html" text:style-name="Internet_20_link" text:visited-style-name="Visited_20_Internet_20_Link">
</text:a>
She conducted her own investigation into the search for primary sources of drainage of the pentagon.</text:p>
      <text:p text:style-name="P4">
News Source: <text:a xlink:type="simple" xlink:href="https://www.ukrinform.ua/rubric-world/3694144-ssa-vzaemodiut-iz-souznikami-j-partnerami-sodo-vitoku-sekretnih-fajliv-derzdep.html" text:style-name="Internet_20_link" text:visited-style-name="Visited_20_Internet_20_Link">
https://www.ukrinform.ua/rubric-world/3694144-ssa-vzaemodiut-iz-souznikami-j-partnerami-sodo-vitoku-sekretnih-fajliv-derzdep.html</text:a>
</text:p>
      <!--NEWS-->
      <text:h text:style-name="P10" text:outline-level="1">
<text:span text:style-name="T4">
In Borodyanka, a new police department was completed</text:span>
</text:h>
      <text:p text:style-name="P4">
Authors: Ukrinform (Person)</text:p>
      <text:p text:style-name="P4">
Publisher: Укринформ (Organization)</text:p>
      <text:p text:style-name="P4">
Published Time: 2023-04-10T-49:37:00+03:00</text:p>
      <text:p text:style-name="P4">
Modified Time: 2023-04-10T21:37:00+03:00</text:p>
      <text:p text:style-name="P4">
Description: Projecting a new police department in Borodyanka, which will be built by the American businessman Howard Buffett, has already been completed. - Ukrinform.</text:p>
      <text:p text:style-name="P4">
Images: ["<text:a xlink:type="simple" xlink:href="https://static.ukrinform.com/photos/2023_04/thumb_files/630_360_1681152484-714.jpg" text:style-name="Internet_20_link" text:visited-style-name="Visited_20_Internet_20_Link">
630_360_16811...</text:a>
"]</text:p>
      <text:p text:style-name="P4">
Tags: ['Поліція', 'Баффетт', 'Бородянка']</text:p>
      <text:p text:style-name="P4">
Type: Article</text:p>
      <!--METADATA-->
      <text:p text:style-name="P4">
<draw:frame draw:style-name="fr1" draw:name="Image39" text:anchor-type="as-char" svg:width="6.9236in" svg:height="3.956343in" draw:z-index="0">
<draw:image xlink:href="../Images/yкринформ/2023-04-10T-49-37-00-03-00/630_360_1681152484-714.jpg" xlink:type="simple" xlink:show="embed" xlink:actuate="onLoad" draw:mime-type="image/jpeg"/>
</draw:frame>
Projecting a new police department in Borodyanka, which will be built by the costly American businessman Howard Buffett, has already been completed.</text:p>
      <text:p text:style-name="P4">
As Ukrinform reports, he reported in <text:a xlink:type="simple" xlink:href="https://t.me/andrii_nebytov/1178" text:style-name="Internet_20_link" text:visited-style-name="Visited_20_Internet_20_Link">
</text:a>
The head of the police of the Kyiv region Andriy Nebitov on the result of the visit of the buffet.</text:p>
      <text:p text:style-name="P4">
It is noted that at the first meeting with Howard in November last year the proposal to help the police of the Kyiv region, the businessman asked the restored occupier police department in the long -suffering <text:span text:style-name="T4">
 [] <text:a xlink:type="simple" xlink:href="https://www.ukrinform.ua/tag-borodanka" text:style-name="Internet_20_link" text:visited-style-name="Visited_20_Internet_20_Link">
</text:a>
</text:span>
.</text:p>
      <text:p text:style-name="P4">
"The new, modern, technological and convenient administrative police building is a this -in -law step for the safety of the city, and most importantly - the impetus for the restoration of all spare and socio -economic development. Project has already been completed, and is today a Howard is actually provided to the construction," - said.</text:p>
      <text:p text:style-name="P4">
<text:span text:style-name="T4">
 Read also: </text:span>
 <text:span text:style-name="T4">
 <text:a xlink:type="simple" xlink:href="https://www.ukrinform.ua/rubric-regions/3690622-u-borodanci-vstanovili-skulpturu-divcinka-pid-soncem-do-ricnici-deokupacii-kiivsini.html" text:style-name="Internet_20_link" text:visited-style-name="Visited_20_Internet_20_Link">
</text:a>
</text:span>
</text:p>
      <text:p text:style-name="P4">
Nebitov also reported that the famous British business noun Branson also visited the Kyiv region.</text:p>
      <text:p text:style-name="P4">
"The laws of the universe: if there are those who carry evil and destruction, there are always those who will come with good and help!" - wrote the head of the police of the Kyiv region.</text:p>
      <text:p text:style-name="P4">
<text:span text:style-name="T4">
 Read also: </text:span>
 <text:span text:style-name="T4">
 <text:a xlink:type="simple" xlink:href="https://www.ukrinform.ua/rubric-kyiv/3689933-u-kievi-prezentuvali-dokumentalni-knigi-pro-okupaciu-borodanki.html" text:style-name="Internet_20_link" text:visited-style-name="Visited_20_Internet_20_Link">
</text:a>
</text:span>
</text:p>
      <text:p text:style-name="P4">
As reported by Ukrinform, the construction of a first-house-kushkhkhkhki began in Bucha in Kyiv region, and in the Lozova Kharkiv region signed a memorandum of regulating the project of the second such cuisine.</text:p>
      <text:p text:style-name="P4">
News Source: <text:a xlink:type="simple" xlink:href="https://www.ukrinform.ua/rubric-regions/3694147-u-borodanci-zaversili-proektuvanna-novogo-viddilenna-policii.html" text:style-name="Internet_20_link" text:visited-style-name="Visited_20_Internet_20_Link">
https://www.ukrinform.ua/rubric-regions/3694147-u-borodanci-zaversili-proektuvanna-novogo-viddilenna-policii.html</text:a>
</text:p>
      <!--NEWS-->
      <text:h text:style-name="P10" text:outline-level="1">
<text:span text:style-name="T4">
At Lyman direction Russian army shelled Novoselivske, Cherneschyna, Makiyivka, Nevske, Yampol...</text:span>
</text:h>
      <text:p text:style-name="P4">
Authors: liveuamap (Language: en)</text:p>
      <text:p text:style-name="P4">
Time: 2023-04-10T-4:48:00</text:p>
      <text:p text:style-name="P4">
Location: Donetsk (Latitude:48.75596 Longtitude:38.23723)</text:p>
      <text:p text:style-name="P4">
Videos: []</text:p>
      <text:p text:style-name="P4">
Images: []</text:p>
      <text:p text:style-name="P4">
Tags: ["Russia"]</text:p>
      <text:p text:style-name="P4">
Id: 22555045</text:p>
      <!--METADATA-->
      <text:p text:style-name="P4">
At Lyman direction Russian army shelled Novoselivske, Cherneschyna, Makiyivka,Nevske, Yampolivka, Bilohorivka of Luhansk region, also Kolodyazi, Torske,Siversk, Spirne and Berestove of Donetsk region, - General Staff of ArmedForces of Ukraine says in the morning report</text:p>
      <text:p text:style-name="P4">
News Collection Link: <text:a xlink:type="simple" xlink:href="https://liveuamap.com/en/2023/10-april-at-lyman-direction-russian-army-shelled-novoselivske" text:style-name="Internet_20_link" text:visited-style-name="Visited_20_Internet_20_Link">
https://liveuamap.com/en/2023/10-april-at-lyman-direction-russian-army-shelled-novoselivske</text:a>
</text:p>
      <text:p text:style-name="P4">
News Source: <text:a xlink:type="simple" xlink:href="https://t.me/lumsrc/4456" text:style-name="Internet_20_link" text:visited-style-name="Visited_20_Internet_20_Link">
https://t.me/lumsrc/4456</text:a>
</text:p>
      <!--NEWS-->
      <text:h text:style-name="P10" text:outline-level="1">
<text:span text:style-name="T4">
The Russians during the day fired at five communities of Sumy region</text:span>
</text:h>
      <text:p text:style-name="P4">
Authors: Ukrinform (Person)</text:p>
      <text:p text:style-name="P4">
Publisher: Укринформ (Organization)</text:p>
      <text:p text:style-name="P4">
Published Time: 2023-04-10T-51:30:00+03:00</text:p>
      <text:p text:style-name="P4">
Modified Time: 2023-04-10T21:30:00+03:00</text:p>
      <text:p text:style-name="P4">
Description: On Monday, April 10, Russian troops fired at five territorial communities of Sumy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40" text:anchor-type="as-char" svg:width="6.9236in" svg:height="3.956343in" draw:z-index="0">
<draw:image xlink:href="../Images/yкринформ/2023-04-10T-51-30-00-03-00/630_360_1669987737-966.jpg" xlink:type="simple" xlink:show="embed" xlink:actuate="onLoad" draw:mime-type="image/jpeg"/>
</draw:frame>
On Monday, April 10, Russian fired at five territorial community region on Monday, April 10.</text:p>
      <text:p text:style-name="P4">
According to Ukrinform, the Sumy Regional Military Administration reports in <text:a xlink:type="simple" xlink:href="https://t.me/Sumy_news_ODA/15364" text:style-name="Internet_20_link" text:visited-style-name="Visited_20_Internet_20_Link">
</text:a>
.</text:p>
      <text:p text:style-name="P4">
“During the day, the Russians made 9 <text:a xlink:type="simple" xlink:href="https://www.ukrinform.ua/tag-obstril" text:style-name="Internet_20_link" text:visited-style-name="Visited_20_Internet_20_Link">
</text:a>
border communities - Belopilsk, Khotinskaya, Velikopisarevskaya, Miropil, Shalyginskaya. 118 arrivals have been recorded, ”the testimony reads.</text:p>
      <text:p text:style-name="P4">
There was a mortar shelling in the Khotin community from the territory of the Russian Federation.</text:p>
      <text:p text:style-name="P4">
According to the Great Pisar community, the Russians fired at the AGS - 10 shots.</text:p>
      <text:p text:style-name="P4">
In addition, the enemy dropped 34 mines into the territory of the Belopil community and fired58 with AGS.</text:p>
      <text:p text:style-name="P4">
9 mortars were recorded in the Shalygin community.</text:p>
      <text:p text:style-name="P4">
<text:span text:style-name="T4">
 Read also: </text:span>
 <text:a xlink:type="simple" xlink:href="https://www.ukrinform.ua/rubric-ato/3693603-zsu-zbili-nad-sumsinou-rosijskij-bezpilotnik.html" text:style-name="Internet_20_link" text:visited-style-name="Visited_20_Internet_20_Link">
<text:span text:style-name="T4">
 Sumshchyna </text:span>
</text:a>
Also, Russian invaders dropped one mine into the territory of the Miropil Gromance.</text:p>
      <text:p text:style-name="P4">
According to the military, the operational situation in the borderline is controlled. The formation of enemy offensive groups near the nearby border was not detected.</text:p>
      <text:p text:style-name="P4">
As reported by Ukrinform, the Russian army attacked a day <text:a xlink:type="simple" xlink:href="https://www.ukrinform.ua/rubric-regions/3693812-rosijska-armia-za-dobu-atakuvala-visim-oblastej-ukraini-zvedenna-ova.html" text:style-name="Internet_20_link" text:visited-style-name="Visited_20_Internet_20_Link">
</text:a>
Ukraine.</text:p>
      <text:p text:style-name="P4">
News Source: <text:a xlink:type="simple" xlink:href="https://www.ukrinform.ua/rubric-ato/3694140-rosiani-protagom-dobi-obstrilali-pat-gromad-sumsini.html" text:style-name="Internet_20_link" text:visited-style-name="Visited_20_Internet_20_Link">
https://www.ukrinform.ua/rubric-ato/3694140-rosiani-protagom-dobi-obstrilali-pat-gromad-sumsini.html</text:a>
</text:p>
      <!--NEWS-->
      <text:h text:style-name="P10" text:outline-level="1">
<text:span text:style-name="T4">
Payments of 30 thousand defenders will become for the Government a "task with an asterisk" - MP</text:span>
</text:h>
      <text:p text:style-name="P4">
Authors: Ukrinform (Person)</text:p>
      <text:p text:style-name="P4">
Publisher: Укринформ (Organization)</text:p>
      <text:p text:style-name="P4">
Published Time: 2023-04-10T-53:28:47+03:00</text:p>
      <text:p text:style-name="P4">
Modified Time: 2023-04-10T21:28:47+03:00</text:p>
      <text:p text:style-name="P4">
Description: In order to ensure a monthly additional payment of 30 thousand hryvnias, Ukrainian defenders, most likely, will have to initiate changes to the State Budget of Ukraine. - Ukrinform.</text:p>
      <text:p text:style-name="P4">
Images: ["<text:a xlink:type="simple" xlink:href="https://static.ukrinform.com/photos/2022_10/thumb_files/630_360_1664962274-875.jpg" text:style-name="Internet_20_link" text:visited-style-name="Visited_20_Internet_20_Link">
630_360_16649...</text:a>
"]</text:p>
      <text:p text:style-name="P4">
Tags: ['Бюджет', 'Кабмін', 'Гроші', 'Військові']</text:p>
      <text:p text:style-name="P4">
Type: Article</text:p>
      <!--METADATA-->
      <text:p text:style-name="P4">
<draw:frame draw:style-name="fr1" draw:name="Image41" text:anchor-type="as-char" svg:width="6.9236in" svg:height="3.956343in" draw:z-index="0">
<draw:image xlink:href="../Images/yкринформ/2023-04-10T-53-28-47-03-00/630_360_1664962274-875.jpg" xlink:type="simple" xlink:show="embed" xlink:actuate="onLoad" draw:mime-type="image/jpeg"/>
</draw:frame>
It is likely that changes in the state budget of Ukraine will probably have to be initiated for a monthly additional payment of 30 thousand hryvnia Ukrainian defenders.</text:p>
      <text:p text:style-name="P4">
The secretary of the Verkhovna Rada Committee on National Security, Defense of Intelligence, People's Deputy from the Parliamentary faction "Voice" Roman Kostenko told in a comment to Ukrinform.</text:p>
      <text:p text:style-name="P4">
He recalled that on Monday, Parliament adopted a law that contains a repayment of additional payments in the amount of 30 thousand hryvnias, police officers, police and rescuers.</text:p>
      <text:p text:style-name="P4">
<text:span text:style-name="T4">
 Read also: </text:span>
 <text:a xlink:type="simple" xlink:href="https://www.ukrinform.ua/rubric-society/3694029-30-tisac-dla-vijskovih-venislavskij-kaze-so-dla-doplat-potribni-dodatkovi-kosti-v-budzet.html" text:style-name="Internet_20_link" text:visited-style-name="Visited_20_Internet_20_Link">
<text:span text:style-name="T4">
 Venislavsky </text:span>
</text:a>
At the same time, Kostenko noted that this award contains the provisions, in accordance with the wages of employees of state authorities, local government, state -owned enterprises, members of government, people's deputies can not exceed ten minimum wages.</text:p>
      <text:p text:style-name="P4">
"As if logic suggests that this edit on how we will now take away the money of the killed officials, give them to our defenders and everyone will be satisfied ... However, only at first glance," the parliamentarian emphasized.</text:p>
      <text:p text:style-name="P4">
According to him, these restrictions will not cover the need for payments to return 30,000 soldiers, police and rescuers. Referring to data from the Parliament Denaicists and colleagues, Kostenko noted that such savings are not enough to cover even 2% of the required amount of money for supplements.</text:p>
      <text:p text:style-name="P4">
<text:span text:style-name="T4">
 Read also: </text:span>
 <text:a xlink:type="simple" xlink:href="https://www.ukrinform.ua/rubric-society/3693963-rada-pidtrimala-povernenna-viplat-30-tisac-dla-vijskovih-deputat.html" text:style-name="Internet_20_link" text:visited-style-name="Visited_20_Internet_20_Link">
<text:span text:style-name="T4">
 payments </text:span>
</text:a>
"Therefore, the return of additional payments is, of course, good for people, but the icor will become a" stars with an asterisk "for the government, from where to take the money. Therefore, it is more likely to initiate changes to the state budget. These funds need to be found. We can face a situation where we are restricting for civil servants and officials, and to servicemen, police officers have not returned the supplement to police, " - summed up the MP.Member of the Committee <text:a xlink:type="simple" xlink:href="https://www.ukrinform.ua/tag-verhovna-rada" text:style-name="Internet_20_link" text:visited-style-name="Visited_20_Internet_20_Link">
</text:a>
On the issues of security, defense and intelligence, the presidential representative in Parliamentifedir Venislavsky stated in a comment to Ukrinform that in order to implement a decision for returning a monthly payment in the amount of 30 thousand hryvnias, Ukrainian protectors need to find additional sources of financing the state budget of Ukraine. According to him, such surcharges can cost the state of a close trillion hryvnias a year.</text:p>
      <text:p text:style-name="P4">
News Source: <text:a xlink:type="simple" xlink:href="https://www.ukrinform.ua/rubric-society/3694142-viplati-30-tisac-zahisnikam-stanut-dla-uradu-zadaceu-z-zirockou-deputat.html" text:style-name="Internet_20_link" text:visited-style-name="Visited_20_Internet_20_Link">
https://www.ukrinform.ua/rubric-society/3694142-viplati-30-tisac-zahisnikam-stanut-dla-uradu-zadaceu-z-zirockou-deputat.html</text:a>
</text:p>
      <!--NEWS-->
      <text:h text:style-name="P10" text:outline-level="1">
<text:span text:style-name="T4">
Ukraine needs five thousand experts to mine - Reznikov</text:span>
</text:h>
      <text:p text:style-name="P4">
Authors: Ukrinform (Person)</text:p>
      <text:p text:style-name="P4">
Publisher: Укринформ (Organization)</text:p>
      <text:p text:style-name="P4">
Published Time: 2023-04-10T-55:23:00+03:00</text:p>
      <text:p text:style-name="P4">
Modified Time: 2023-04-10T21:23:00+03:00</text:p>
      <text:p text:style-name="P4">
Description: About five thousand specialists, as well as operators from other countries, are required to mine the Ukrainian territories. - Ukrinform.</text:p>
      <text:p text:style-name="P4">
Images: ["<text:a xlink:type="simple" xlink:href="https://static.ukrinform.com/photos/2023_03/thumb_files/630_360_1678806536-855.jpg" text:style-name="Internet_20_link" text:visited-style-name="Visited_20_Internet_20_Link">
630_360_16788...</text:a>
"]</text:p>
      <text:p text:style-name="P4">
Tags: ['Розмінування', 'Україна', 'Резніков', 'Війна з росією']</text:p>
      <text:p text:style-name="P4">
Type: Article</text:p>
      <!--METADATA-->
      <text:p text:style-name="P4">
<draw:frame draw:style-name="fr1" draw:name="Image42" text:anchor-type="as-char" svg:width="6.9236in" svg:height="3.956343in" draw:z-index="0">
<draw:image xlink:href="../Images/yкринформ/2023-04-10T-55-23-00-03-00/630_360_1678806536-855.jpg" xlink:type="simple" xlink:show="embed" xlink:actuate="onLoad" draw:mime-type="image/jpeg"/>
</draw:frame>
About five thousand specialists, and operators from other countries, are required to change the Ukrainian territories.</text:p>
      <text:p text:style-name="P4">
The Minister of Defense of Ukraine Oleksiy Reznikov told about it at a briefing at Media Center Ukraine - Odesa, Ukrinform reports.</text:p>
      <text:p text:style-name="P4">
“In our plans to create a potential of at least five thousand Ukrainian persons who will be demining. This is not given the experts of other countries, ”Reznikov said.</text:p>
      <text:p text:style-name="P4">
He added that Ukraine will take about 30 years for Ukraine if the state will move the pace of Croatia, where they still find <text:a xlink:type="simple" xlink:href="https://www.ukrinform.ua/tag-mina" text:style-name="Internet_20_link" text:visited-style-name="Visited_20_Internet_20_Link">
</text:a>
.</text:p>
      <text:p text:style-name="P4">
“Modern Ming Detection Technologies, such as drones(aquatic, underwater, aviation), can reduce this process, but still the amount of work is very big. This is a crazy challenge for Ukraine's restoration, ”Reznikov said.</text:p>
      <text:p text:style-name="P4">
<text:span text:style-name="T4">
 Read also: </text:span>
 <text:a xlink:type="simple" xlink:href="https://www.ukrinform.ua/rubric-ato/3692864-u-minoboroni-rozpovili-ak-mozna-prisvidsiti-rozminuvanna-teritorii-ukraini.html" text:style-name="Internet_20_link" text:visited-style-name="Visited_20_Internet_20_Link">
<text:span text:style-name="T4">
 demining </text:span>
</text:a>
The Minister of Defense stressed that the demining equipment including providing.</text:p>
      <text:p text:style-name="P4">
As it has been reported, the <text:a xlink:type="simple" xlink:href="https://www.ukrinform.ua/rubric-ato/3694126-kolisnih-vijskovih-ssa-mozut-zaluciti-do-obslugovuvanna-ozbroenna-dla-ukraini.html" text:style-name="Internet_20_link" text:visited-style-name="Visited_20_Internet_20_Link">
</text:a>
to the service of Ukraine transferred to Ukraine by international partnerships and other military equipment of former US military personnel.</text:p>
      <text:p text:style-name="P4">
News Source: <text:a xlink:type="simple" xlink:href="https://www.ukrinform.ua/rubric-vidbudova/3694139-ukraini-potribno-pat-tisac-fahivciv-dla-rozminuvanna-reznikov.html" text:style-name="Internet_20_link" text:visited-style-name="Visited_20_Internet_20_Link">
https://www.ukrinform.ua/rubric-vidbudova/3694139-ukraini-potribno-pat-tisac-fahivciv-dla-rozminuvanna-reznikov.html</text:a>
</text:p>
      <!--NEWS-->
      <text:h text:style-name="P10" text:outline-level="1">
<text:span text:style-name="T4">
Zelensky introduced Kamyshin to the personal warehouse</text:span>
</text:h>
      <text:p text:style-name="P4">
Authors: Ukrinform (Person)</text:p>
      <text:p text:style-name="P4">
Publisher: Укринформ (Organization)</text:p>
      <text:p text:style-name="P4">
Published Time: 2023-04-10T-57:21:00+03:00</text:p>
      <text:p text:style-name="P4">
Modified Time: 2023-04-10T21:21:00+03:00</text:p>
      <text:p text:style-name="P4">
Description: President Volodymyr Zelensky introduced to the Supreme Commander -in -Chief of the Minister for Strategic Industry of Ukraine Oleksandr Kamyshi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Зеленський', 'Камишін']</text:p>
      <text:p text:style-name="P4">
Type: Article</text:p>
      <!--METADATA-->
      <text:p text:style-name="P4">
<draw:frame draw:style-name="fr1" draw:name="Image43" text:anchor-type="as-char" svg:width="6.9236in" svg:height="3.956343in" draw:z-index="0">
<draw:image xlink:href="../Images/yкринформ/2023-04-10T-57-21-00-03-00/630_360_1664387283-922.jpg" xlink:type="simple" xlink:show="embed" xlink:actuate="onLoad" draw:mime-type="image/jpeg"/>
</draw:frame>
The Presidential Lordir Zelensky introduced the rates of the Supreme Commander -in -Chief of Strategic Industry of Ukraine Oleksrakamyshin.</text:p>
      <text:p text:style-name="P4">
Appropriate <text:a xlink:type="simple" xlink:href="https://www.president.gov.ua/documents/2052023-46421" text:style-name="Internet_20_link" text:visited-style-name="Visited_20_Internet_20_Link">
</text:a>
Posted on the website of the head of state, reports Ukrinform.</text:p>
      <text:p text:style-name="P4">
"Introduce to the personal staff of the rate of the Supreme Commander Kamyshinaoleksandra Nikolaevich - Minister for Strategic Industry of Ukraine," - said in the decree.</text:p>
      <text:p text:style-name="P4">
<text:span text:style-name="T4">
 Read also: </text:span>
 <text:span text:style-name="T4">
 <text:a xlink:type="simple" xlink:href="https://www.ukrinform.ua/rubric-polytics/3691424-prezident-uviv-kamisina-do-skladu-rnbo.html" text:style-name="Internet_20_link" text:visited-style-name="Visited_20_Internet_20_Link">
</text:a>
</text:span>
</text:p>
      <text:p text:style-name="P4">
As reported by Ukrinform, the Verkhovna Rada appointed Alexander Kamyshin _ <text:span text:style-name="T4">
 [] <text:a xlink:type="simple" xlink:href="https://www.ukrinform.ua/rubric-polytics/3685304-rada-priznacila-kamisina-na-posadu-ministra-z-pitan-strategicnih-galuzej-promislovosti.html" text:style-name="Internet_20_link" text:visited-style-name="Visited_20_Internet_20_Link">
</text:a>
</text:span>
 _ Earlier, the high -ranking official headed the Ukrzaliznytsia joint -stock company.</text:p>
      <text:p text:style-name="P4">
News Source: <text:a xlink:type="simple" xlink:href="https://www.ukrinform.ua/rubric-polytics/3694136-zelenskij-uviv-kamisina-do-personalnogo-skladu-stavki.html" text:style-name="Internet_20_link" text:visited-style-name="Visited_20_Internet_20_Link">
https://www.ukrinform.ua/rubric-polytics/3694136-zelenskij-uviv-kamisina-do-personalnogo-skladu-stavki.html</text:a>
</text:p>
      <!--NEWS-->
      <text:h text:style-name="P10" text:outline-level="1">
<text:span text:style-name="T4">
Luis Kashtra won the first trophy from Botafhog</text:span>
</text:h>
      <text:p text:style-name="P4">
Authors: Ukrinform (Person)</text:p>
      <text:p text:style-name="P4">
Publisher: Укринформ (Organization)</text:p>
      <text:p text:style-name="P4">
Published Time: 2023-04-10T-59:15:32+03:00</text:p>
      <text:p text:style-name="P4">
Modified Time: 2023-04-10T21:15:32+03:00</text:p>
      <text:p text:style-name="P4">
Description: The former Shakhtar coach led the "lonely star" to win the Rio Cup. - Ukrinform.</text:p>
      <text:p text:style-name="P4">
Images: ["<text:a xlink:type="simple" xlink:href="https://static.ukrinform.com/photos/2023_04/thumb_files/630_360_1681150452-855.jpg" text:style-name="Internet_20_link" text:visited-style-name="Visited_20_Internet_20_Link">
630_360_16811...</text:a>
"]</text:p>
      <text:p text:style-name="P4">
Tags: ['Футбол', 'Луїш Каштру']</text:p>
      <text:p text:style-name="P4">
Type: Article</text:p>
      <!--METADATA-->
      <text:p text:style-name="P4">
<draw:frame draw:style-name="fr1" draw:name="Image44" text:anchor-type="as-char" svg:width="6.9236in" svg:height="3.956343in" draw:z-index="0">
<draw:image xlink:href="../Images/yкринформ/2023-04-10T-59-15-32-03-00/630_360_1681150452-855.jpg" xlink:type="simple" xlink:show="embed" xlink:actuate="onLoad" draw:mime-type="image/jpeg"/>
</draw:frame>
Shakhtar's former goal brought a lonely star to win the Rio Cup.</text:p>
      <text:p text:style-name="P4">
"Botafa" under the guidance of the former Shakhtar mentor Luis Kashtra became the winner of the Rio Cup, <text:a xlink:type="simple" xlink:href="http://botafogo.com.br" text:style-name="Internet_20_link" text:visited-style-name="Visited_20_Internet_20_Link">
</text:a>
The club's press service, reports Ukrinform.</text:p>
      <text:p text:style-name="P4">
In the final "Lonely Star" with a score 5: 2 beat "Audax Rio".</text:p>
      <text:p text:style-name="P4">
For Luis Kashtra, this trophy became the first with Botafa. In total, this team won the Rio Cup eight times in history, which is less than in Vasco da Gama(11 titles)Ta «flamengo»(9).</text:p>
      <text:p text:style-name="P4">
Завдяки перемозі у Кубку Ріо «Ботафого» гарантував собі участь в розіграшіКубка Бразилії-2024.</text:p>
      <text:p text:style-name="P4">
<text:span text:style-name="T4">
Читайте також:</text:span>
 <text:a xlink:type="simple" xlink:href="https://www.ukrinform.ua/rubric-sports/3693633-upl-dubl-orihovskogo-dopomig-kolosu-rozgromiti-metalist-1925.html" text:style-name="Internet_20_link" text:visited-style-name="Visited_20_Internet_20_Link">
 </text:a>
According to Ukrinform, Shakhtar Donetsk will play a game with Lviv 12.</text:p>
      <text:p text:style-name="P4">
Photo: botafogo.com.br</text:p>
      <text:p text:style-name="P4">
News Source: <text:a xlink:type="simple" xlink:href="https://www.ukrinform.ua/rubric-sports/3694135-luis-kastru-vigrav-persij-trofej-iz-botafogo.html" text:style-name="Internet_20_link" text:visited-style-name="Visited_20_Internet_20_Link">
https://www.ukrinform.ua/rubric-sports/3694135-luis-kastru-vigrav-persij-trofej-iz-botafogo.html</text:a>
</text:p>
      <!--NEWS-->
      <text:h text:style-name="P10" text:outline-level="1">
<text:span text:style-name="T4">
The "fused" documents of the Pentagon do not reveal data on the counter -offensive of the Armed Forces - Podolyak</text:span>
</text:h>
      <text:p text:style-name="P4">
Authors: Ukrinform (Person)</text:p>
      <text:p text:style-name="P4">
Publisher: Укринформ (Organization)</text:p>
      <text:p text:style-name="P4">
Published Time: 2023-04-10T-61:13:00+03:00</text:p>
      <text:p text:style-name="P4">
Modified Time: 2023-04-10T21:13:00+03:00</text:p>
      <text:p text:style-name="P4">
Description: Pentagon's fused documents are more reminiscent of analytical estimates and do not contain operational-tactical scenarios of the Ukrainian counter-offensive, since the preparation for it is still ongoing.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Пентагон', 'США', 'Україна', 'Подоляк', 'Контрнаступ', 'Єдині новини']</text:p>
      <text:p text:style-name="P4">
Type: Article</text:p>
      <!--METADATA-->
      <text:p text:style-name="P4">
<draw:frame draw:style-name="fr1" draw:name="Image45" text:anchor-type="as-char" svg:width="6.9236in" svg:height="3.956343in" draw:z-index="0">
<draw:image xlink:href="../Images/yкринформ/2023-04-10T-61-13-00-03-00/630_360_1669378255-230.jpg" xlink:type="simple" xlink:show="embed" xlink:actuate="onLoad" draw:mime-type="image/jpeg"/>
</draw:frame>
The fused pentagon documents are more reminiscent of analytical evaluations and non-existence of the operational-tactical scenarios of the Ukrainian counter-offensive, as the preparation for it is still ongoing.</text:p>
      <text:p text:style-name="P4">
This was stated by the adviser to the head of the Presidential Office Mikhail Podolyak at the Eviritoleumor "The One News", Ukrinform reports.</text:p>
      <text:p text:style-name="P4">
"I don't really understand why everyone says that(Documents - order.)Retraint, because strategically about the counter-offensive everyone speaks, but operational-tactical data, operational-tactical scenarios are absolutely absent in the public space, they simply cannot be physically, because the counter-offensive is simply prepared, the accumulation is reserve, resource, etc. And to say that someone is already clearly understanding where, and how Ukraine will do directly on the battlefield, it is, to put it mildly, it looks strange, "Podolyak said.</text:p>
      <text:p text:style-name="P4">
<text:span text:style-name="T4">
 Read also: </text:span>
 <text:span text:style-name="T4">
 <text:a xlink:type="simple" xlink:href="https://www.ukrinform.ua/rubric-world/3693674-u-bellingcat-vstanovili-persodzerela-zlitih-dokumentiv-pentagonu.html" text:style-name="Internet_20_link" text:visited-style-name="Visited_20_Internet_20_Link">
</text:a>
</text:span>
</text:p>
      <text:p text:style-name="P4">
According to him, published documents "partly look like analytical -books" about the attitude to a particular problem, for example, that Ukraine lacks certain air defense means.</text:p>
      <text:p text:style-name="P4">
At the same time, he stressed that the Ukrainian side of weapons and speaks it.</text:p>
      <text:p text:style-name="P4">
The adviser to the head OP believes that these documents are "an information component, which is proposed by the Russian Federation", and are intended to discredit the relations of the economy and other partners or between <text:span text:style-name="T4">
 <text:a xlink:type="simple" xlink:href="https://www.ukrinform.ua/tag-ssa" text:style-name="Internet_20_link" text:visited-style-name="Visited_20_Internet_20_Link">
</text:a>
</text:span>
 and other partners, including Ukraine; To give people to understand that Russia is allegedly controlled by certain closed information flows, as well as distracting attention.</text:p>
      <text:p text:style-name="P4">
"It(leakage - ed.)It does not confuse any plans because they are developed, they are wandering-tactically worked out. With our partners we will make some corrections on the exclusive number of weapons we need, " - added Podolyak.</text:p>
      <text:p text:style-name="P4">
<text:span text:style-name="T4">
 Read also: </text:span>
 <text:span text:style-name="T4">
 <text:a xlink:type="simple" xlink:href="https://www.ukrinform.ua/rubric-world/3693664-u-ssa-rozpocali-rozsliduvanna-pisla-novogo-vitoku-sekretnih-vijskovih-dokumentiv.html" text:style-name="Internet_20_link" text:visited-style-name="Visited_20_Internet_20_Link">
</text:a>
</text:span>
</text:p>
      <text:p text:style-name="P4">
As reported by Ukrinform, the New York Times published a material in which it is that _ <text:span text:style-name="T4">
 <text:a xlink:type="simple" xlink:href="https://www.ukrinform.ua/rubric-ato/3692686-nyt-pentagon-rozslidue-vitik-taemnih-dokumentiv-pro-pidgotovku-kontrnastupu-zsu.html" text:style-name="Internet_20_link" text:visited-style-name="Visited_20_Internet_20_Link">
</text:a>
</text:span>
 _ that relate to the US and NATO plans for the Armed Forces.</text:p>
      <text:p text:style-name="P4">
News Source: <text:a xlink:type="simple" xlink:href="https://www.ukrinform.ua/rubric-ato/3694131-zliti-dokumenti-pentagonu-ne-rozkrivaut-dannih-pro-kontrnastup-podolak.html" text:style-name="Internet_20_link" text:visited-style-name="Visited_20_Internet_20_Link">
https://www.ukrinform.ua/rubric-ato/3694131-zliti-dokumenti-pentagonu-ne-rozkrivaut-dannih-pro-kontrnastup-podolak.html</text:a>
</text:p>
      <!--NEWS-->
      <text:h text:style-name="P10" text:outline-level="1">
<text:span text:style-name="T4">
Reznikov: We are waiting for the moment to repeat for Russian ships with a history with Creiser "Moscow"</text:span>
</text:h>
      <text:p text:style-name="P4">
Authors: Ukrinform (Person)</text:p>
      <text:p text:style-name="P4">
Publisher: Укринформ (Organization)</text:p>
      <text:p text:style-name="P4">
Published Time: 2023-04-10T-63:09:38+03:00</text:p>
      <text:p text:style-name="P4">
Modified Time: 2023-04-10T21:09:38+03:00</text:p>
      <text:p text:style-name="P4">
Description: The Russian military still does not know all the nuances of the mosquito cruiser in the spring of Moscow, so Ukraine can repeat a successful attack on a right opportunity.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Міноборони', 'Корабель', 'Резніков', 'Війна з росією']</text:p>
      <text:p text:style-name="P4">
Type: Article</text:p>
      <!--METADATA-->
      <text:p text:style-name="P4">
<draw:frame draw:style-name="fr1" draw:name="Image46" text:anchor-type="as-char" svg:width="6.9236in" svg:height="3.956343in" draw:z-index="0">
<draw:image xlink:href="../Images/yкринформ/2023-04-10T-63-09-38-03-00/630_360_1678277232-607.jpg" xlink:type="simple" xlink:show="embed" xlink:actuate="onLoad" draw:mime-type="image/jpeg"/>
</draw:frame>
The Russian and still do not know all the nuances of the mowing cruiser "Moscow" in the spring, so Ukraine can repeat a successful attack on a right occasion.</text:p>
      <text:p text:style-name="P4">
The Minister of Defense of Ukraine Oleksiy Reznikov told about it at a briefing at Media Center Ukraine - Odesa, Ukrinform reports.</text:p>
      <text:p text:style-name="P4">
“Some nuances are still unknown to our enemy, which means that we can provoke another surprise at sea. Another "cotton" connected by squeezing ships. We are waiting for the right moment to repeat this story, ”Reznikov was.</text:p>
      <text:p text:style-name="P4">
<text:span text:style-name="T4">
 Read also: </text:span>
 <text:a xlink:type="simple" xlink:href="https://www.ukrinform.ua/rubric-ato/3694080-cas-pracue-na-ukrainu-i-pidgotovku-kontrnastupu-reznikov.html" text:style-name="Internet_20_link" text:visited-style-name="Visited_20_Internet_20_Link">
<text:span text:style-name="T4">
 Reznikov </text:span>
</text:a>
The Minister of Defense reminded that the ship of such rank was moved for the second time for the involvement of the military fleet of the Russian Federation. For the first time, the flagship was flooded during the Russo-Japanese War, for the second time-during the Russian-Ukrainian one.</text:p>
      <text:p text:style-name="P4">
Reznikov also noted that the drowning cruiser was included in the list of objects as an underwater cultural heritage <text:a xlink:type="simple" xlink:href="https://www.ukrinform.ua/tag-ukraina" text:style-name="Internet_20_link" text:visited-style-name="Visited_20_Internet_20_Link">
</text:a>
.</text:p>
      <text:p text:style-name="P4">
<text:span text:style-name="T4">
 Read also: </text:span>
 <text:a xlink:type="simple" xlink:href="https://www.ukrinform.ua/rubric-ato/3693006-terminova-i-dovgostrokova-pidtrimka-so-ukraina-otrimae-vid-ssa.html" text:style-name="Internet_20_link" text:visited-style-name="Visited_20_Internet_20_Link">
</text:a>
“I suggest everyone support our friends with the toast I have taught the Ramstein Club Ministers. It sounds like this: "For the Russian military fleet is a add", "Reznikov joked.</text:p>
      <text:p text:style-name="P4">
As it was reported, Ukraine will start receiving [] by the summer.(https://www.ukrinform.ua/rubric-ato/3694082-dania-peredast-ukraini-100-tankiv-leopard.html)from Denmark.</text:p>
      <text:p text:style-name="P4">
News Source: <text:a xlink:type="simple" xlink:href="https://www.ukrinform.ua/rubric-ato/3694133-reznikov-cekaemo-momentu-sob-povtoriti-dla-korabliv-rf-istoriu-z-krejserom-moskva.html" text:style-name="Internet_20_link" text:visited-style-name="Visited_20_Internet_20_Link">
https://www.ukrinform.ua/rubric-ato/3694133-reznikov-cekaemo-momentu-sob-povtoriti-dla-korabliv-rf-istoriu-z-krejserom-moskva.html</text:a>
</text:p>
      <!--NEWS-->
      <text:h text:style-name="P10" text:outline-level="1">
<text:span text:style-name="T4">
Sandu convenes national assembly to support European integration</text:span>
</text:h>
      <text:p text:style-name="P4">
Authors: Ukrinform (Person)</text:p>
      <text:p text:style-name="P4">
Publisher: Укринформ (Organization)</text:p>
      <text:p text:style-name="P4">
Published Time: 2023-04-10T-65:07:00+03:00</text:p>
      <text:p text:style-name="P4">
Modified Time: 2023-04-10T21:07:00+03:00</text:p>
      <text:p text:style-name="P4">
Description: On Monday, President May Sandu called on Monday to gather on May 21 at the Great National Assembly Square in the center of the capital in order to support the European integration of Moldova. - Ukrinform.</text:p>
      <text:p text:style-name="P4">
Images: ["<text:a xlink:type="simple" xlink:href="https://static.ukrinform.com/photos/2022_10/thumb_files/630_360_1665078007-899.jpeg" text:style-name="Internet_20_link" text:visited-style-name="Visited_20_Internet_20_Link">
630_360_16650...</text:a>
"]</text:p>
      <text:p text:style-name="P4">
Tags: ['Євроінтеграція', 'Молдова', 'Санду']</text:p>
      <text:p text:style-name="P4">
Type: Article</text:p>
      <!--METADATA-->
      <text:p text:style-name="P4">
<draw:frame draw:style-name="fr1" draw:name="Image47" text:anchor-type="as-char" svg:width="6.9236in" svg:height="3.956343in" draw:z-index="0">
<draw:image xlink:href="../Images/yкринформ/2023-04-10T-65-07-00-03-00/630_360_1665078007-899.jpeg" xlink:type="simple" xlink:show="embed" xlink:actuate="onLoad" draw:mime-type="image/jpeg"/>
</draw:frame>
On Monday, President May Sandu called on Monday to gather on May 21, a large national assembly area in the center of the capital in order to support the European integration of Moldova.</text:p>
      <text:p text:style-name="P4">
As Ukrinform reports, it reports <text:a xlink:type="simple" xlink:href="https://newsmaker.md/rus/novosti/sandu-sobiraet-velikoe-natsionalnoe-sobranie-v-podderzhku-evrointegratsii-kogda-proydet-aktsiya/" text:style-name="Internet_20_link" text:visited-style-name="Visited_20_Internet_20_Link">
</text:a>
.</text:p>
      <text:p text:style-name="P4">
“Let's show that we want peace. We want <text:a xlink:type="simple" xlink:href="https://www.ukrinform.ua/tag-evrosouz" text:style-name="Internet_20_link" text:visited-style-name="Visited_20_Internet_20_Link">
</text:a>
He became our home, ”Sanddune said during an appeal to Moldova citizens.</text:p>
      <text:p text:style-name="P4">
Maya Sandu called on the citizens of the country to gather on May 21 in the central area of Square to prove the people's desire for joining the European Union.</text:p>
      <text:p text:style-name="P4">
She recalled numerous protests in the center of Chisinau, and noted that "those who dreamed of destabilizing the situation in Moldova were failed." However, according to her, the money to destabilize the situation is still coming.</text:p>
      <text:p text:style-name="P4">
<text:span text:style-name="T4">
 Read also: </text:span>
 <text:a xlink:type="simple" xlink:href="https://www.ukrinform.ua/rubric-polytics/3690097-moldova-pidtrimue-ideu-spectribunalu-proti-rf-i-gotova-dopomogti-u-zbori-informacii-sandu.html" text:style-name="Internet_20_link" text:visited-style-name="Visited_20_Internet_20_Link">
<text:span text:style-name="T4">
 Sandu </text:span>
</text:a>
The President has informed that in the near future she plans to discuss details of future assignment with civil society and political forces.</text:p>
      <text:p text:style-name="P4">
As reported by Ukrinform, the soldiers of the 22nd peacekeeping battalion "Blue" from April 10 to April 14 will conduct training at the landfills of the National Army to Vomold, which will involve the Piranha armored personnel carriers.</text:p>
      <text:p text:style-name="P4">
News Source: <text:a xlink:type="simple" xlink:href="https://www.ukrinform.ua/rubric-world/3694130-sandu-sklikae-nacionalni-zbori-na-pidtrimku-evrointegracii.html" text:style-name="Internet_20_link" text:visited-style-name="Visited_20_Internet_20_Link">
https://www.ukrinform.ua/rubric-world/3694130-sandu-sklikae-nacionalni-zbori-na-pidtrimku-evrointegracii.html</text:a>
</text:p>
      <!--NEWS-->
      <text:h text:style-name="P10" text:outline-level="1">
<text:span text:style-name="T4">
Bakhmut Directio Rusian Army Shelled Vasukivka, Zaliznyanske, Minkivka, Orikhovo-Basil ...</text:span>
</text:h>
      <text:p text:style-name="P4">
Authors: liveuamap (Language: en)</text:p>
      <text:p text:style-name="P4">
Time: 2023-04-10T-6:48:00</text:p>
      <text:p text:style-name="P4">
Location: Donetsk Oblast (Latitude:48.37005 Longtitude:37.88635)</text:p>
      <text:p text:style-name="P4">
Videos: []</text:p>
      <text:p text:style-name="P4">
Images: []</text:p>
      <text:p text:style-name="P4">
Tags: ["Russia"]</text:p>
      <text:p text:style-name="P4">
Id: 22555044</text:p>
      <!--METADATA-->
      <text:p text:style-name="P4">
News Collection Link: <text:a xlink:type="simple" xlink:href="https://liveuamap.com/en/2023/10-april-at-bakhmut-direction-russian-army-shelled-vasukivka" text:style-name="Internet_20_link" text:visited-style-name="Visited_20_Internet_20_Link">
https://liveuamap.com/en/2023/10-April-at-bakhmut-direction-arussian-army-shelled-vasukivka</text:a>
</text:p>
      <text:p text:style-name="P4">
News Source: <text:a xlink:type="simple" xlink:href="https://t.me/lumsrc/4457" text:style-name="Internet_20_link" text:visited-style-name="Visited_20_Internet_20_Link">
https://t.me/lumsrc/4457</text:a>
</text:p>
      <!--NEWS-->
      <text:h text:style-name="P10" text:outline-level="1">
<text:span text:style-name="T4">
JSC Avdiivka And Marynka DirecTion Rusian Army Shelled Novokalin, Berdyshi, Steppe, Already ...</text:span>
</text:h>
      <text:p text:style-name="P4">
Authors: liveuamap (Language: en)</text:p>
      <text:p text:style-name="P4">
Time: 2023-04-10T-8:48:00</text:p>
      <text:p text:style-name="P4">
Location: Marinka, Donetsk Oblast (Latitude:47.94395 Longtitude:37.4929)</text:p>
      <text:p text:style-name="P4">
Videos: []</text:p>
      <text:p text:style-name="P4">
Images: []</text:p>
      <text:p text:style-name="P4">
Tags: ["Russia"]</text:p>
      <text:p text:style-name="P4">
Id: 22555043</text:p>
      <!--METADATA-->
      <text:p text:style-name="P4">
News Collection Link:(https://liveuamap.com/en/2023/10-april-at-avdiyivka-and-maryinka-directions-russian-army)</text:p>
      <text:p text:style-name="P4">
News Source: <text:a xlink:type="simple" xlink:href="https://t.me/lumsrc/4458" text:style-name="Internet_20_link" text:visited-style-name="Visited_20_Internet_20_Link">
https://t.me/lumsrc/4458</text:a>
</text:p>
      <!--NEWS-->
      <text:h text:style-name="P10" text:outline-level="1">
<text:span text:style-name="T4">
As a result of shooting in Luisville, five people were killed</text:span>
</text:h>
      <text:p text:style-name="P4">
Authors: Ukrinform (Person)</text:p>
      <text:p text:style-name="P4">
Publisher: Укринформ (Organization)</text:p>
      <text:p text:style-name="P4">
Published Time: 2023-04-10T-94:06:00+03:00</text:p>
      <text:p text:style-name="P4">
Modified Time: 2023-04-10T19:06:00+03:00</text:p>
      <text:p text:style-name="P4">
Description: Five people were killed in the center of the US city of Luisville in the center of the American city of Luisville, in the center of the US city of Luisville.</text:p>
      <text:p text:style-name="P4">
— Укрінформ.: </text:p>
      <text:p text:style-name="P4">
Images: ["<text:a xlink:type="simple" xlink:href="https://static.ukrinform.com/photos/2019_08/thumb_files/630_360_1565003595-957.jpg" text:style-name="Internet_20_link" text:visited-style-name="Visited_20_Internet_20_Link">
630_360_15650...</text:a>
"]</text:p>
      <text:p text:style-name="P4">
Tags: ['США', 'Стрілянина', 'Загибель']</text:p>
      <text:p text:style-name="P4">
Type: Article</text:p>
      <!--METADATA-->
      <text:p text:style-name="P4">
<draw:frame draw:style-name="fr1" draw:name="Image48" text:anchor-type="as-char" svg:width="6.9236in" svg:height="3.956343in" draw:z-index="0">
<draw:image xlink:href="../Images/yкринформ/2023-04-10T-94-06-00-03-00/630_360_1565003595-957.jpg" xlink:type="simple" xlink:show="embed" xlink:actuate="onLoad" draw:mime-type="image/jpeg"/>
</draw:frame>
As a result of the shooting in the center of the American city of Luisville in Kentucky, how to see an unknown, five people were killed.</text:p>
      <text:p text:style-name="P4">
This was reported in <text:a xlink:type="simple" xlink:href="https://twitter.com/LMPD/status/1645436161937092609" text:style-name="Internet_20_link" text:visited-style-name="Visited_20_Internet_20_Link">
</text:a>
Local police, Ukrinform reports.</text:p>
      <text:p text:style-name="P4">
“Total <text:a xlink:type="simple" xlink:href="https://www.ukrinform.ua/tag-zagibel" text:style-name="Internet_20_link" text:visited-style-name="Visited_20_Internet_20_Link">
</text:a>
Five people. Not less than people delivered to UL Hospital(University of Luisvil - ed.). Небезпекидля населення більше немає. Підозрюваний стрілок нейтралізований», - зазначилив поліції.</text:p>
      <text:p text:style-name="P4">
На місце виїхав губернатор штату Енді Бішер.</text:p>
      <text:p text:style-name="P4">
<text:span text:style-name="T4">
Читайте також:</text:span>
 <text:a xlink:type="simple" xlink:href="https://www.ukrinform.ua/rubric-world/3693899-u-tureckomu-corumi-colovik-obstrilav-ludej-na-vihodi-z-meceti-e-poraneni.html" text:style-name="Internet_20_link" text:visited-style-name="Visited_20_Internet_20_Link">
 <text:span text:style-name="T4">
мечеті</text:span>
 </text:a>
President Joe Baiden was informed about the shooting in Luisville, the White House Representative [] said(https://edition.cnn.com/us/live-news/louisville-kentucky-shooting-04-10-23/index.html).</text:p>
      <text:p text:style-name="P4">
As reported by Ukrinform, the city of Luisville in Kentucky reported in the outstanding that the unknown opened the shooting in the 300th quarter of the East Mane Street in the center of Luisvillya, resulting in the victims.</text:p>
      <text:p text:style-name="P4">
According to the media, the incident happened in Old National Bank.</text:p>
      <text:p text:style-name="P4">
News Source: <text:a xlink:type="simple" xlink:href="https://www.ukrinform.ua/rubric-world/3694084-unaslidok-strilanini-v-luisvilli-zaginuli-patero-ludej.html" text:style-name="Internet_20_link" text:visited-style-name="Visited_20_Internet_20_Link">
https://www.ukrinform.ua/rubric-world/3694084-unaslidok-strilanini-v-luisvilli-zaginuli-patero-ludej.html</text:a>
</text:p>
      <!--NEWS-->
      <text:h text:style-name="P10" text:outline-level="1">
<text:span text:style-name="T4">
Commander of operative command East Syrsky visited Bakhmut frontline yesterday</text:span>
</text:h>
      <text:p text:style-name="P4">
Authors: liveuamap (Language: en)</text:p>
      <text:p text:style-name="P4">
Time: 2023-04-10T02:57:15</text:p>
      <text:p text:style-name="P4">
Location: Bakhmut (Latitude:48.59251 Longtitude:37.98265)</text:p>
      <text:p text:style-name="P4">
Videos: []</text:p>
      <text:p text:style-name="P4">
Images: ["<text:a xlink:type="simple" xlink:href="https://liveuamap.com/pics/2023/04/10/22555000_0.jpg" text:style-name="Internet_20_link" text:visited-style-name="Visited_20_Internet_20_Link">
22555000_0.jpg</text:a>
"]</text:p>
      <text:p text:style-name="P4">
Tags: []</text:p>
      <text:p text:style-name="P4">
Id: 22555000</text:p>
      <!--METADATA-->
      <text:p text:style-name="P4">
Commander of operative command East Syrsky visited Bakhmut frontline yesterday</text:p>
      <text:p text:style-name="P4">
<draw:frame draw:style-name="fr1" draw:name="Image49" text:anchor-type="as-char" svg:width="6.9236in" svg:height="4.612849in" draw:z-index="0">
<draw:image xlink:href="../Images/liveuamap/2023-04-10T02-57-15/22555000_0.jpg" xlink:type="simple" xlink:show="embed" xlink:actuate="onLoad" draw:mime-type="image/jpeg"/>
</draw:frame>
News Collection Link: <text:a xlink:type="simple" xlink:href="https://liveuamap.com/en/2023/10-april-commander-of-operative-command-east-syrsky-visited" text:style-name="Internet_20_link" text:visited-style-name="Visited_20_Internet_20_Link">
https://liveuamap.com/en/2023/10-april-commander-of-operative-command-east-syrsky-visited</text:a>
</text:p>
      <text:p text:style-name="P4">
News Source: <text:a xlink:type="simple" xlink:href="https://t.me/Tsaplienko/29618" text:style-name="Internet_20_link" text:visited-style-name="Visited_20_Internet_20_Link">
https://t.me/Tsaplienko/29618</text:a>
</text:p>
      <!--NEWS-->
      <text:h text:style-name="P10" text:outline-level="1">
<text:span text:style-name="T4">
Donetsk Oblast(09:03). Red Alert: aerial threat. Sirens sounding. Take cover now!</text:span>
</text:h>
      <text:p text:style-name="P4">
Authors: liveuamap (Language: en)</text:p>
      <text:p text:style-name="P4">
Time: 2023-04-10T03:04:00</text:p>
      <text:p text:style-name="P4">
Location: Donetsk Oblast (Latitude:48.72623 Longtitude:37.57716)</text:p>
      <text:p text:style-name="P4">
Videos: []</text:p>
      <text:p text:style-name="P4">
Images: []</text:p>
      <text:p text:style-name="P4">
Tags: ["Europe", "Central and Eastern Europe"]</text:p>
      <text:p text:style-name="P4">
Id: 22555002</text:p>
      <!--METADATA-->
      <text:p text:style-name="P4">
Donetsk Oblast(09:03). Red Alert: aerial threat. Sirens sounding. Take covernow!</text:p>
      <text:p text:style-name="P4">
News Collection Link: <text:a xlink:type="simple" xlink:href="https://liveuamap.com/en/2023/10-april-donetsk-oblast0903-red-alert-aerial-g" text:style-name="Internet_20_link" text:visited-style-name="Visited_20_Internet_20_Link">
https://liveuamap.com/en/2023/10-april-donetsk-oblast0903-red-alert-aerial-g</text:a>
</text:p>
      <text:p text:style-name="P4">
News Source: <text:a xlink:type="simple" xlink:href="https://t.me/air_alert_ua/42845" text:style-name="Internet_20_link" text:visited-style-name="Visited_20_Internet_20_Link">
https://t.me/air_alert_ua/42845</text:a>
</text:p>
      <!--NEWS-->
      <text:h text:style-name="P10" text:outline-level="1">
<text:span text:style-name="T4">
Damage at hospital in Kherson as result of Russian shelling this morning</text:span>
</text:h>
      <text:p text:style-name="P4">
Authors: liveuamap (Language: en)</text:p>
      <text:p text:style-name="P4">
Time: 2023-04-10T03:46:00</text:p>
      <text:p text:style-name="P4">
Location: Kherson (Latitude:46.63659 Longtitude:32.62236)</text:p>
      <text:p text:style-name="P4">
Videos: []</text:p>
      <text:p text:style-name="P4">
Images: ["<text:a xlink:type="simple" xlink:href="https://liveuamap.com/pics/2023/04/10/22555005_0.jpg" text:style-name="Internet_20_link" text:visited-style-name="Visited_20_Internet_20_Link">
22555005_0.jpg</text:a>
", "<text:a xlink:type="simple" xlink:href="https://liveuamap.com/pics/2023/04/10/22555005_1.jpg" text:style-name="Internet_20_link" text:visited-style-name="Visited_20_Internet_20_Link">
22555005_1.jpg</text:a>
"]</text:p>
      <text:p text:style-name="P4">
Tags: []</text:p>
      <text:p text:style-name="P4">
Id: 22555005</text:p>
      <!--METADATA-->
      <text:p text:style-name="P4">
Damage at hospital in Kherson as result of Russian shelling this morning</text:p>
      <text:p text:style-name="P4">
<draw:frame draw:style-name="fr1" draw:name="Image50" text:anchor-type="as-char" svg:width="6.9236in" svg:height="9.262341in" draw:z-index="0">
<draw:image xlink:href="../Images/liveuamap/2023-04-10T03-46-00/22555005_0.jpg" xlink:type="simple" xlink:show="embed" xlink:actuate="onLoad" draw:mime-type="image/jpeg"/>
</draw:frame>
<draw:frame draw:style-name="fr1" draw:name="Image51" text:anchor-type="as-char" svg:width="5.625in" svg:height="10.0in" draw:z-index="0">
<draw:image xlink:href="../Images/liveuamap/2023-04-10T03-46-00/22555005_1.jpg" xlink:type="simple" xlink:show="embed" xlink:actuate="onLoad" draw:mime-type="image/jpeg"/>
</draw:frame>
News Collection Link: <text:a xlink:type="simple" xlink:href="https://liveuamap.com/en/2023/10-april-damage-at-hospital-in-kherson-as-result-of-russian" text:style-name="Internet_20_link" text:visited-style-name="Visited_20_Internet_20_Link">
https://liveuamap.com/en/2023/10-april-damage-at-hospital-in-kherson-as-result-of-russian</text:a>
</text:p>
      <text:p text:style-name="P4">
News Source: <text:a xlink:type="simple" xlink:href="https://t.me/hueviyherson/37752" text:style-name="Internet_20_link" text:visited-style-name="Visited_20_Internet_20_Link">
https://t.me/hueviyherson/37752</text:a>
</text:p>
      <!--NEWS-->
      <text:h text:style-name="P10" text:outline-level="1">
<text:span text:style-name="T4">
Zaporizka Oblast(10:01). Red Alert: aerial threat. Sirens sounding. Take cover now!</text:span>
</text:h>
      <text:p text:style-name="P4">
Authors: liveuamap (Language: en)</text:p>
      <text:p text:style-name="P4">
Time: 2023-04-10T04:02:00</text:p>
      <text:p text:style-name="P4">
Location: Zaporizka Oblast (Latitude:47.612021 Longtitude:35.765261)</text:p>
      <text:p text:style-name="P4">
Videos: []</text:p>
      <text:p text:style-name="P4">
Images: []</text:p>
      <text:p text:style-name="P4">
Tags: ["Europe", "Central and Eastern Europe"]</text:p>
      <text:p text:style-name="P4">
Id: 22555004</text:p>
      <!--METADATA-->
      <text:p text:style-name="P4">
Zaporizhzhia region(10:01). Red Alert: aerial threat. Sirens sounding. Take covernow!</text:p>
      <text:p text:style-name="P4">
News Collection Link: <text:a xlink:type="simple" xlink:href="https://liveuamap.com/en/2023/10-april-zaporizka-oblast1001-red-alert-aeriag" text:style-name="Internet_20_link" text:visited-style-name="Visited_20_Internet_20_Link">
https://liveuamap.com/en/2023/10-april-zaporizka-oblast1001-red-alert-aeriag</text:a>
</text:p>
      <text:p text:style-name="P4">
News Source: <text:a xlink:type="simple" xlink:href="https://t.me/air_alert_ua/42846" text:style-name="Internet_20_link" text:visited-style-name="Visited_20_Internet_20_Link">
https://t.me/air_alert_ua/42846</text:a>
</text:p>
      <!--NEWS-->
      <text:h text:style-name="P10" text:outline-level="1">
<text:span text:style-name="T4">
At Sivershchyna and Slobozhanschyna directions Russian army shelled Yasna Polyana and Hremyac...</text:span>
</text:h>
      <text:p text:style-name="P4">
Authors: liveuamap (Language: en)</text:p>
      <text:p text:style-name="P4">
Time: 2023-04-10T04:48:00</text:p>
      <text:p text:style-name="P4">
Location: Vovchansk (Latitude:50.01447 Longtitude:37.91845)</text:p>
      <text:p text:style-name="P4">
Videos: []</text:p>
      <text:p text:style-name="P4">
Images: []</text:p>
      <text:p text:style-name="P4">
Tags: ["Russia"]</text:p>
      <text:p text:style-name="P4">
Id: 22555050</text:p>
      <!--METADATA-->
      <text:p text:style-name="P4">
At sivershchyna and slBozhanschyna directions Russian army Shelled Yasnapolyana and Hremyach of Chernihiv Region;</text:p>
      <text:p text:style-name="P4">
News Collection Link:(https://liveuamap.com/en/2023/10-april-at-sivershchyna-and-slobozhanschyna-directions-russian)</text:p>
      <text:p text:style-name="P4">
News Source: <text:a xlink:type="simple" xlink:href="https://t.me/lumsrc/4454" text:style-name="Internet_20_link" text:visited-style-name="Visited_20_Internet_20_Link">
https://t.me/lumsrc/4454</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0T05:04:05</text:p>
      <text:p text:style-name="P4">
Location: Marinka, Donetsk Oblast (Latitude:47.94395 Longtitude:37.50097)</text:p>
      <text:p text:style-name="P4">
Videos: []</text:p>
      <text:p text:style-name="P4">
Images: []</text:p>
      <text:p text:style-name="P4">
Tags: ["Russia"]</text:p>
      <text:p text:style-name="P4">
Id: 22555036</text:p>
      <!--METADATA-->
      <text:p text:style-name="P4">
Russian forces conducting offensive actions at Lyman, Bakhmut, Avdiivka andMaryinka directions. Ukrainian military repelled 58 Russian attacks. Russianforces attempting to advance near Dibrova, Bakhmut, Bohdanivka and Khromove,Novokalynove, Berdychi, Avdiyivka, Syeverne, Vodyane and Maryinka, - GeneralStaff of Armed Forces of Ukraine says in the morning report</text:p>
      <text:p text:style-name="P4">
News Collection Link: <text:a xlink:type="simple" xlink:href="https://liveuamap.com/en/2023/10-april-russian-forces-conducting-offensive-actions-at-lyman" text:style-name="Internet_20_link" text:visited-style-name="Visited_20_Internet_20_Link">
https://liveuamap.com/en/2023/10-april-russian-forces-conducting-offensive-actions-at-lyman</text:a>
</text:p>
      <text:p text:style-name="P4">
News Source: <text:a xlink:type="simple" xlink:href="https://t.me/lumsrc/4461" text:style-name="Internet_20_link" text:visited-style-name="Visited_20_Internet_20_Link">
https://t.me/lumsrc/4461</text:a>
</text:p>
      <!--NEWS-->
      <text:h text:style-name="P10" text:outline-level="1">
<text:span text:style-name="T4">
Sumska Oblast, Chernihivska Oblast(11:27). Red Alert: aerial threat. Sirens sounding. Take co...</text:span>
</text:h>
      <text:p text:style-name="P4">
Authors: liveuamap (Language: en)</text:p>
      <text:p text:style-name="P4">
Time: 2023-04-10T05:30:00</text:p>
      <text:p text:style-name="P4">
Location: Sumska Oblast (Latitude:51.00000000 Longtitude:34.00000000)</text:p>
      <text:p text:style-name="P4">
Videos: []</text:p>
      <text:p text:style-name="P4">
Images: []</text:p>
      <text:p text:style-name="P4">
Tags: ["Europe", "Central and Eastern Europe"]</text:p>
      <text:p text:style-name="P4">
Id: 22555051</text:p>
      <!--METADATA-->
      <text:p text:style-name="P4">
Sumy region, Chernihiv region(11:27). Red Alert: aerial threat. Sirenssounding. Take cover now!</text:p>
      <text:p text:style-name="P4">
News Collection Link: <text:a xlink:type="simple" xlink:href="https://liveuamap.com/en/2023/10-april-sumska-oblast-chernihivska-oblast112g" text:style-name="Internet_20_link" text:visited-style-name="Visited_20_Internet_20_Link">
https://liveuamap.com/en/2023/10-april-sumska-oblast-chernihivska-oblast112g</text:a>
</text:p>
      <text:p text:style-name="P4">
News Source: <text:a xlink:type="simple" xlink:href="https://t.me/air_alert_ua/42850" text:style-name="Internet_20_link" text:visited-style-name="Visited_20_Internet_20_Link">
https://t.me/air_alert_ua/42850</text:a>
</text:p>
      <!--NEWS-->
      <text:h text:style-name="P10" text:outline-level="1">
<text:span text:style-name="T4">
Sumska Oblast(12:18). Red Alert: aerial threat. Sirens sounding. Take cover now!</text:span>
</text:h>
      <text:p text:style-name="P4">
Authors: liveuamap (Language: en)</text:p>
      <text:p text:style-name="P4">
Time: 2023-04-10T06:20:00</text:p>
      <text:p text:style-name="P4">
Location: Sumska Oblast (Latitude:51.0008 Longtitude:33.9989)</text:p>
      <text:p text:style-name="P4">
Videos: []</text:p>
      <text:p text:style-name="P4">
Images: []</text:p>
      <text:p text:style-name="P4">
Tags: ["Europe", "Central and Eastern Europe"]</text:p>
      <text:p text:style-name="P4">
Id: 22555063</text:p>
      <!--METADATA-->
      <text:p text:style-name="P4">
Sumy region(12:18). Red Alert: aerial threat. Sirens sounding. Take covernow!</text:p>
      <text:p text:style-name="P4">
News Collection Link: <text:a xlink:type="simple" xlink:href="https://liveuamap.com/en/2023/10-april-sumska-oblast1218-red-alert-aerial-tg" text:style-name="Internet_20_link" text:visited-style-name="Visited_20_Internet_20_Link">
https://liveuamap.com/en/2023/10-april-sumska-oblast1218-red-alert-aerial-tg</text:a>
</text:p>
      <text:p text:style-name="P4">
News Source: <text:a xlink:type="simple" xlink:href="https://t.me/air_alert_ua/42853" text:style-name="Internet_20_link" text:visited-style-name="Visited_20_Internet_20_Link">
https://t.me/air_alert_ua/42853</text:a>
</text:p>
      <!--NEWS-->
      <text:h text:style-name="P10" text:outline-level="1">
<text:span text:style-name="T4">
Donetsk Oblast(13:57). Red Alert: aerial threat. Sirens sounding. Take cover now!</text:span>
</text:h>
      <text:p text:style-name="P4">
Authors: liveuamap (Language: en)</text:p>
      <text:p text:style-name="P4">
Time: 2023-04-10T07:59:00</text:p>
      <text:p text:style-name="P4">
Location: Donetsk Oblast (Latitude:48.72689 Longtitude:37.57771)</text:p>
      <text:p text:style-name="P4">
Videos: []</text:p>
      <text:p text:style-name="P4">
Images: []</text:p>
      <text:p text:style-name="P4">
Tags: ["Europe", "Central and Eastern Europe"]</text:p>
      <text:p text:style-name="P4">
Id: 22555072</text:p>
      <!--METADATA-->
      <text:p text:style-name="P4">
Donetsk Oblast(13:57). Red Alert: aerial threat. Sirens sounding. Take covernow!</text:p>
      <text:p text:style-name="P4">
News Collection Link: <text:a xlink:type="simple" xlink:href="https://liveuamap.com/en/2023/10-april-donetsk-oblast1357-red-alert-aerial-g" text:style-name="Internet_20_link" text:visited-style-name="Visited_20_Internet_20_Link">
https://liveuamap.com/en/2023/10-april-donetsk-oblast1357-red-alert-aerial-g</text:a>
</text:p>
      <text:p text:style-name="P4">
News Source: <text:a xlink:type="simple" xlink:href="https://t.me/air_alert_ua/42855" text:style-name="Internet_20_link" text:visited-style-name="Visited_20_Internet_20_Link">
https://t.me/air_alert_ua/42855</text:a>
</text:p>
      <!--NEWS-->
      <text:h text:style-name="P10" text:outline-level="1">
<text:span text:style-name="T4">
100 Ukrainian servicemen were released from Russian captivity</text:span>
</text:h>
      <text:p text:style-name="P4">
Authors: liveuamap (Language: en)</text:p>
      <text:p text:style-name="P4">
Time: 2023-04-10T09:42:09</text:p>
      <text:p text:style-name="P4">
Location: Kam'yans'ke,Zaporiz'ka oblast (Latitude:47.55151 Longtitude:35.3619)</text:p>
      <text:p text:style-name="P4">
Videos: []</text:p>
      <text:p text:style-name="P4">
Images: ["<text:a xlink:type="simple" xlink:href="https://liveuamap.com/pics/2023/04/10/22555074_1.jpg" text:style-name="Internet_20_link" text:visited-style-name="Visited_20_Internet_20_Link">
22555074_1.jpg</text:a>
", "<text:a xlink:type="simple" xlink:href="https://liveuamap.com/pics/2023/04/10/22555074_2.jpg" text:style-name="Internet_20_link" text:visited-style-name="Visited_20_Internet_20_Link">
22555074_2.jpg</text:a>
"]</text:p>
      <text:p text:style-name="P4">
Tags: ["Europe", "Central and Eastern Europe"]</text:p>
      <text:p text:style-name="P4">
Id: 22555074</text:p>
      <!--METADATA-->
      <text:p text:style-name="P4">
100 Ukrainian servicemen were released from Russian captivity</text:p>
      <text:p text:style-name="P4">
<draw:frame draw:style-name="fr1" draw:name="Image52" text:anchor-type="as-char" svg:width="6.9236in" svg:height="3.90318in" draw:z-index="0">
<draw:image xlink:href="../Images/liveuamap/2023-04-10T09-42-09/22555074_1.jpg" xlink:type="simple" xlink:show="embed" xlink:actuate="onLoad" draw:mime-type="image/jpeg"/>
</draw:frame>
<draw:frame draw:style-name="fr1" draw:name="Image53" text:anchor-type="as-char" svg:width="6.9236in" svg:height="3.894525in" draw:z-index="0">
<draw:image xlink:href="../Images/liveuamap/2023-04-10T09-42-09/22555074_2.jpg" xlink:type="simple" xlink:show="embed" xlink:actuate="onLoad" draw:mime-type="image/jpeg"/>
</draw:frame>
News Collection Link: <text:a xlink:type="simple" xlink:href="https://liveuamap.com/en/2023/10-april-100-ukrainian-servicemen-were-released-from-russian" text:style-name="Internet_20_link" text:visited-style-name="Visited_20_Internet_20_Link">
https://liveuamap.com/en/2023/10-april-100-ukrainian-servicemen-were-released-from-russian</text:a>
</text:p>
      <text:p text:style-name="P4">
News Source: <text:a xlink:type="simple" xlink:href="https://t.me/hromadske_ua/31391" text:style-name="Internet_20_link" text:visited-style-name="Visited_20_Internet_20_Link">
https://t.me/hromadske_ua/31391</text:a>
</text:p>
      <!--NEWS-->
      <text:h text:style-name="P10" text:outline-level="1">
<text:span text:style-name="T4">
Ukrainian Children's Literature appeared in German libraries</text:span>
</text:h>
      <text:p text:style-name="P4">
Authors: Ukrinform (Person)</text:p>
      <text:p text:style-name="P4">
Publisher: Укринформ (Organization)</text:p>
      <text:p text:style-name="P4">
Published Time: 2023-04-10T14:32:00+03:00</text:p>
      <text:p text:style-name="P4">
Modified Time: 2023-04-10T14:32:00+03:00</text:p>
      <text:p text:style-name="P4">
Description: Ukrainian children's literature appeared in the libraries of the German cities of Fillingen-Swingen and Freiburg within the framework of the Ukrainian Book of Ukrainian Book. - Ukrinform.</text:p>
      <text:p text:style-name="P4">
Images: ["<text:a xlink:type="simple" xlink:href="https://static.ukrinform.com/photos/2023_04/thumb_files/630_360_1681126319-794.jpg" text:style-name="Internet_20_link" text:visited-style-name="Visited_20_Internet_20_Link">
630_360_16811...</text:a>
"]</text:p>
      <text:p text:style-name="P4">
Tags: ['Бібліотека', 'Діти', 'Література', 'Німеччина']</text:p>
      <text:p text:style-name="P4">
Type: Article</text:p>
      <!--METADATA-->
      <text:p text:style-name="P4">
<draw:frame draw:style-name="fr1" draw:name="Image54" text:anchor-type="as-char" svg:width="6.9236in" svg:height="3.956343in" draw:z-index="0">
<draw:image xlink:href="../Images/yкринформ/2023-04-10T14-32-00-03-00/630_360_1681126319-794.jpg" xlink:type="simple" xlink:show="embed" xlink:actuate="onLoad" draw:mime-type="image/jpeg"/>
</draw:frame>
The UKRAINIAN LITERATURE appeared in the framework of the Ukrainian Children-Ukrainian Knight Action.</text:p>
      <text:p text:style-name="P4">
According to Ukrinform, the press service of the Ministry of Culture of and Information Policy in [] reports it(https://t.me/mkipu/5516).</text:p>
      <text:p text:style-name="P4">
The "Ukrainian Children - Ukrainian Book" Action continues to travel the world. Thus quality literature in Ukrainian - in <text:a xlink:type="simple" xlink:href="https://www.ukrinform.ua/tag-nimeccina" text:style-name="Internet_20_link" text:visited-style-name="Visited_20_Internet_20_Link">
</text:a>
. Now the Ukrainians who live here will be able to read their native language. The books were reached with the assistance of cities administrations, they will work quality with Ukrainian volunteers, deputies to improve the life of Ukrainian Schwarzwald Ukrainians, " - the message reads.</text:p>
      <text:p text:style-name="P4">
<text:span text:style-name="T4">
 Read also: </text:span>
 <text:a xlink:type="simple" xlink:href="https://www.ukrinform.ua/rubric-diaspora/3692260-u-budapesti-vidbulosa-vidkritta-ukrainskoi-knizkovoi-policki.html" text:style-name="Internet_20_link" text:visited-style-name="Visited_20_Internet_20_Link">
</text:a>
As it was reported, the charity action "Ukrainian children - Ukrainian Book" was launched by the State Committee for Television and Radio together with the Presidential Office and the MKIP in March2022. Its purpose is to provide free provision of children who were forced to prove through the war of Russia against Ukraine, textbooks, manuals, and fiction.</text:p>
      <text:p text:style-name="P4">
<text:span text:style-name="T5">
Foto: mkip</text:span>
</text:p>
      <text:p text:style-name="P4">
News Source: <text:a xlink:type="simple" xlink:href="https://www.ukrinform.ua/rubric-culture/3693938-u-bibliotekah-nimeccini-zavilasa-ukrainska-ditaca-literatura.html" text:style-name="Internet_20_link" text:visited-style-name="Visited_20_Internet_20_Link">
https://www.ukrinform.ua/rubric-culture/3693938-u-bibliotekah-nimeccini-zavilasa-ukrainska-ditaca-literatura.html</text:a>
</text:p>
      <!--NEWS-->
      <text:h text:style-name="P10" text:outline-level="1">
<text:span text:style-name="T4">
The Court postponed the appeal of Metropolitan Paul on April 21</text:span>
</text:h>
      <text:p text:style-name="P4">
Authors: Ukrinform (Person)</text:p>
      <text:p text:style-name="P4">
Publisher: Укринформ (Organization)</text:p>
      <text:p text:style-name="P4">
Published Time: 2023-04-10T15:46:00+03:00</text:p>
      <text:p text:style-name="P4">
Modified Time: 2023-04-10T15:46:00+03:00</text:p>
      <text:p text:style-name="P4">
Description: The Kyiv Court of Appeal suffered an appeal to elect a measure of restraint of the Metropolitan of the Ukrainian Orthodox Church of the Moscow Patriarchate Pavel in the form of house arrest on April 21. - Ukrinform.</text:p>
      <text:p text:style-name="P4">
Images: ["<text:a xlink:type="simple" xlink:href="https://static.ukrinform.com/photos/2023_04/thumb_files/630_360_1680434107-377.jpg" text:style-name="Internet_20_link" text:visited-style-name="Visited_20_Internet_20_Link">
630_360_16804...</text:a>
"]</text:p>
      <text:p text:style-name="P4">
Tags: ['Суд', 'Київська Лавра', 'Апеляція', 'Митрополит УПЦ МП Павло']</text:p>
      <text:p text:style-name="P4">
Type: Article</text:p>
      <!--METADATA-->
      <text:p text:style-name="P4">
<draw:frame draw:style-name="fr1" draw:name="Image55" text:anchor-type="as-char" svg:width="6.9236in" svg:height="3.956343in" draw:z-index="0">
<draw:image xlink:href="../Images/yкринформ/2023-04-10T15-46-00-03-00/630_360_1680434107-377.jpg" xlink:type="simple" xlink:show="embed" xlink:actuate="onLoad" draw:mime-type="image/jpeg"/>
</draw:frame>
The Kyiv Appeal Court suffered an appeal for the election of a precautionary event of the Ukrainian Orthodox Church of the Moscow Patriarchate Pavel to see house arrest on April 21.</text:p>
      <text:p text:style-name="P4">
Ukrinform was informed in the court press service.</text:p>
      <text:p text:style-name="P4">
“(The meetings were postponed - ed.)On April 21, at 12 o'clock, ”the Position Service was informed.</text:p>
      <text:p text:style-name="P4">
Earlier in the Kyiv Court of Appeal <text:a xlink:type="simple" xlink:href="https://www.kas.gov.ua/CourtPortal.WebSite/Home/Sprava/51153465234" text:style-name="Internet_20_link" text:visited-style-name="Visited_20_Internet_20_Link">
</text:a>
that this apelation was scheduled for April 10.</text:p>
      <text:p text:style-name="P4">
<text:span text:style-name="T4">
 Read also: </text:span>
 <text:a xlink:type="simple" xlink:href="https://www.ukrinform.ua/rubric-society/3692853-zahist-mitropolita-upc-mp-pavla-podav-apelaciu-na-domasnij-arest.html" text:style-name="Internet_20_link" text:visited-style-name="Visited_20_Internet_20_Link">
<text:span text:style-name="T4">
 Paul </text:span>
</text:a>
As it was reported, on April 1, the Shevchenkivskyi District Court of Kyiv elected a measure of restraint to the governor of the Kiev-Pechersk Lavra Metropolitan of the Ukrainian Orthodox Church of the Moscow Patriarchate Pavel in the form of a 24-hour house arrest for 60 days.</text:p>
      <text:p text:style-name="P4">
Pavel Nikita Chekman's lawyer filed an appeal to elect his clientship in the form of house arrest.</text:p>
      <text:p text:style-name="P4">
The Security Service of Ukraine in the morning of April 1 presented the suspicion of the governor <text:a xlink:type="simple" xlink:href="https://www.ukrinform.ua/tag-kiivska-lavra" text:style-name="Internet_20_link" text:visited-style-name="Visited_20_Internet_20_Link">
</text:a>
Metropolitan of the Ukrainian Orthodox Church(Moscow Patriarchate)Paul(Swan). У його будинкупровели обшуки.</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text:a>
The suspect is charged with a violation of equality of citizens depending on their Razova, national, regional affiliation, religious beliefs of regulation, denial of armed aggression of the Russian Federation against Ukraine, glorification of aggression participants.</text:p>
      <text:p text:style-name="P4">
News Source: <text:a xlink:type="simple" xlink:href="https://www.ukrinform.ua/rubric-society/3693974-sud-perenis-rozglad-apelacii-mitropolita-pavla-na-21-kvitna.html" text:style-name="Internet_20_link" text:visited-style-name="Visited_20_Internet_20_Link">
https://www.ukrinform.ua/rubric-society/3693974-sud-perenis-rozglad-apelacii-mitropolita-pavla-na-21-kvitna.html</text:a>
</text:p>
      <!--NEWS-->
      <text:h text:style-name="P10" text:outline-level="1">
<text:span text:style-name="T4">
In Kharkiv on Easter, all cemeteries will be closed</text:span>
</text:h>
      <text:p text:style-name="P4">
Authors: Ukrinform (Person)</text:p>
      <text:p text:style-name="P4">
Publisher: Укринформ (Organization)</text:p>
      <text:p text:style-name="P4">
Published Time: 2023-04-10T15:52:59+03:00</text:p>
      <text:p text:style-name="P4">
Modified Time: 2023-04-10T15:52:59+03:00</text:p>
      <text:p text:style-name="P4">
Description: In Kharkiv, all cemeteries will be closed for Easter. - Ukrinform.</text:p>
      <text:p text:style-name="P4">
Images: ["<text:a xlink:type="simple" xlink:href="https://static.ukrinform.com/photos/2023_04/thumb_files/630_360_1681130981-693.jpg" text:style-name="Internet_20_link" text:visited-style-name="Visited_20_Internet_20_Link">
630_360_16811...</text:a>
", "<text:a xlink:type="simple" xlink:href="https://static.ukrinform.com/photos/2023_04/1681130981-265.jpg" text:style-name="Internet_20_link" text:visited-style-name="Visited_20_Internet_20_Link">
1681130981-26...</text:a>
"]</text:p>
      <text:p text:style-name="P4">
Tags: ['Великдень', 'Кладовище', 'Війна з росією']</text:p>
      <text:p text:style-name="P4">
Type: Article</text:p>
      <!--METADATA-->
      <text:p text:style-name="P4">
<draw:frame draw:style-name="fr1" draw:name="Image56" text:anchor-type="as-char" svg:width="6.9236in" svg:height="3.956343in" draw:z-index="0">
<draw:image xlink:href="../Images/yкринформ/2023-04-10T15-52-59-03-00/630_360_1681130981-693.jpg" xlink:type="simple" xlink:show="embed" xlink:actuate="onLoad" draw:mime-type="image/jpeg"/>
</draw:frame>
Kharkovin Easter will be closed to visit all the cemeteries.</text:p>
      <text:p text:style-name="P4">
This was reported by the press service of Kharkiv City Council in <text:a xlink:type="simple" xlink:href="http://t.me/citykharkivua/28773" text:style-name="Internet_20_link" text:visited-style-name="Visited_20_Internet_20_Link">
</text:a>
With reference to the decision of KP "Ritual", reports Ukrinform.</text:p>
      <text:p text:style-name="P4">
<draw:frame draw:style-name="fr1" draw:name="Image57" text:anchor-type="as-char" svg:width="6.9236in" svg:height="4.949092in" draw:z-index="0">
<draw:image xlink:href="../Images/yкринформ/2023-04-10T15-52-59-03-00/1681130981-265.jpg" xlink:type="simple" xlink:show="embed" xlink:actuate="onLoad" draw:mime-type="image/jpeg"/>
</draw:frame>
“All cemeteries in the city <text:a xlink:type="simple" xlink:href="https://www.ukrinform.ua/tag-harkiv" text:style-name="Internet_20_link" text:visited-style-name="Visited_20_Internet_20_Link">
</text:a>
There will be closing of Easter visit, April 16. The corresponding decision was made by the demand for the avoidance of provocations by the enemy and the protection of citizens of distinguished missile attacks, ”the message said.</text:p>
      <text:p text:style-name="P4">
<text:span text:style-name="T4">
 Read also: </text:span>
 <text:a xlink:type="simple" xlink:href="https://www.ukrinform.ua/rubric-regions/3693902-na-kiivsini-komendantska-godina-na-velikden-lisaetsa-bez-zmin.html" text:style-name="Internet_20_link" text:visited-style-name="Visited_20_Internet_20_Link">
<text:span text:style-name="T4">
 Easter </text:span>
</text:a>
According to the City Council, during the Easter and funeral days the territories of the Kharkiv cemeteries will be patrolled by police officers. Police will also be on duty on cemeteries, the entrance to which is closed to visit the possible presence of explosive objects. This is the city cemetery # 15(Str. Volodya Dubinina), №16(Kulinichi village, vul. Seventh Guards Army)and # 17(Str. Kurochkina Gora, 1).</text:p>
      <text:p text:style-name="P4">
<text:span text:style-name="T4">
Читайте також:</text:span>
 <text:a xlink:type="simple" xlink:href="https://www.ukrinform.ua/rubric-ato/3693939-ignat-pro-mozlivist-raketnih-obstriliv-na-velikden-oznaki-pidgotovki-e-zavzdi.html" text:style-name="Internet_20_link" text:visited-style-name="Visited_20_Internet_20_Link">
 <text:span text:style-name="T4">
Великдень</text:span>
 </text:a>
As it was reported, in Kharkiv region because of Minna Danger <text:a xlink:type="simple" xlink:href="https://www.ukrinform.ua/rubric-regions/3692487-na-harkivsini-zaboronili-vidviduvati-ponad-750-kladovis.html" text:style-name="Internet_20_link" text:visited-style-name="Visited_20_Internet_20_Link">
</text:a>
Visiting more than 750 cemeteries.</text:p>
      <text:p text:style-name="P4">
News Source: <text:a xlink:type="simple" xlink:href="https://www.ukrinform.ua/rubric-regions/3693976-u-harkovi-na-velikden-zakriut-vsi-kladovisa.html" text:style-name="Internet_20_link" text:visited-style-name="Visited_20_Internet_20_Link">
https://www.ukrinform.ua/rubric-regions/3693976-u-harkovi-na-velikden-zakriut-vsi-kladovisa.html</text:a>
</text:p>
      <!--NEWS-->
      <text:h text:style-name="P10" text:outline-level="1">
<text:span text:style-name="T4">
The status of the displaced person has 4.8 million Ukrainians, including 1 million children - Vereshchuk</text:span>
</text:h>
      <text:p text:style-name="P4">
Authors: Ukrinform (Person)</text:p>
      <text:p text:style-name="P4">
Publisher: Укринформ (Organization)</text:p>
      <text:p text:style-name="P4">
Published Time: 2023-04-10T15:53:53+03:00</text:p>
      <text:p text:style-name="P4">
Modified Time: 2023-04-10T15:53:53+03:00</text:p>
      <text:p text:style-name="P4">
Description: In Ukraine, the official status of internally displaced persons (IDPs) has 4.8 million citizens, 1 million of whom are children.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Переселенці', 'Верещук', 'Єдині новини']</text:p>
      <text:p text:style-name="P4">
Type: Article</text:p>
      <!--METADATA-->
      <text:p text:style-name="P4">
<draw:frame draw:style-name="fr1" draw:name="Image58" text:anchor-type="as-char" svg:width="6.9236in" svg:height="3.956343in" draw:z-index="0">
<draw:image xlink:href="../Images/yкринформ/2023-04-10T15-53-53-03-00/630_360_1673897824-865.png" xlink:type="simple" xlink:show="embed" xlink:actuate="onLoad" draw:mime-type="image/png"/>
</draw:frame>
In Ukraine, the status of internally displaced persons(VPO)They have 4.8 million citizens, 1 million of whom are children.</text:p>
      <text:p text:style-name="P4">
Irina Vereshchuk said about it Viceremier -Minister - Minister of Reintegration of Temporarily -Coupled Territories on the air of the Uninity, Ukrinform reports.</text:p>
      <text:p text:style-name="P4">
“As of April 10, 4.8 million registered internally displaced persons. In all, almost 7 million. By the way, from these 4.8 million we account for 1 million 100 thousand people of those who have become IDP twice. That is, people left the Donetsk Talugansk regions, moved somewhere closer and lived, for example, in Kharkiv, you have a chyde in Donetsk, and now they are moving for the second time, ”Vereshchuk said.</text:p>
      <text:p text:style-name="P4">
According to her, the authorities have not been able to separately allocated this group of Ukrainians. “There must be a separate state program. I definitely initiate the development of such a program, because I understand how important it is for people, ” - add -upsremermier -minister.</text:p>
      <text:p text:style-name="P4">
Vereshchuk noted that obtaining IDP status is not required. Everyone has the right to decide whether they need such a certificate.</text:p>
      <text:p text:style-name="P4">
<text:span text:style-name="T4">
 Read also: </text:span>
 <text:a xlink:type="simple" xlink:href="https://www.ukrinform.ua/rubric-society/3693615-avstria-prodovzila-diu-posvidcen-bizencam-z-ukraini.html" text:style-name="Internet_20_link" text:visited-style-name="Visited_20_Internet_20_Link">
</text:a>
As reported <text:a xlink:type="simple" xlink:href="https://www.ukrinform.ua/rubric-society/3692935-kabmin-shvaliv-strategiu-derzpolitiki-sodo-vnutrisnogo-peremisenna-do-2025-roku.html" text:style-name="Internet_20_link" text:visited-style-name="Visited_20_Internet_20_Link">
</text:a>
, On April 7, the Cabinet of Ministers approved a state policy strategy for a daily transfer for the period up to 2025, as well as a relevant operational plan. It envisages state support for IDPs at all stages - videovacification, in the process of social adaptation in a new place and until the moment of approval to the place of permanent residence.</text:p>
      <text:p text:style-name="P4">
News Source: <text:a xlink:type="simple" xlink:href="https://www.ukrinform.ua/rubric-society/3693977-status-pereselenca-maut-48-miljona-ukrainciv-sered-nih-1-miljon-ditej-veresuk.html" text:style-name="Internet_20_link" text:visited-style-name="Visited_20_Internet_20_Link">
https://www.ukrinform.ua/rubric-society/3693977-status-pereselenca-maut-48-miljona-ukrainciv-sered-nih-1-miljon-ditej-veresuk.html</text:a>
</text:p>
      <!--NEWS-->
      <text:h text:style-name="P10" text:outline-level="1">
<text:span text:style-name="T4">
Radutsky believes that medical and social expert commissions should cease to exist in its current form</text:span>
</text:h>
      <text:p text:style-name="P4">
Authors: Ukrinform (Person)</text:p>
      <text:p text:style-name="P4">
Publisher: Укринформ (Organization)</text:p>
      <text:p text:style-name="P4">
Published Time: 2023-04-10T15:54:00+03:00</text:p>
      <text:p text:style-name="P4">
Modified Time: 2023-04-10T15:54:00+03:00</text:p>
      <text:p text:style-name="P4">
Description: Medical and social expert commissions in the current form should cease to exist. - Ukrinform.</text:p>
      <text:p text:style-name="P4">
Images: ["<text:a xlink:type="simple" xlink:href="https://static.ukrinform.com/photos/2023_04/thumb_files/630_360_1681118168-359.jpg" text:style-name="Internet_20_link" text:visited-style-name="Visited_20_Internet_20_Link">
630_360_16811...</text:a>
"]</text:p>
      <text:p text:style-name="P4">
Tags: ['Реформа', 'Радуцький', 'МСЕК']</text:p>
      <text:p text:style-name="P4">
Type: Article</text:p>
      <!--METADATA-->
      <text:p text:style-name="P4">
<draw:frame draw:style-name="fr1" draw:name="Image59" text:anchor-type="as-char" svg:width="6.9236in" svg:height="3.956343in" draw:z-index="0">
<draw:image xlink:href="../Images/yкринформ/2023-04-10T15-54-00-03-00/630_360_1681118168-359.jpg" xlink:type="simple" xlink:show="embed" xlink:actuate="onLoad" draw:mime-type="image/jpeg"/>
</draw:frame>
Medical and social expert commissions in the present form should cease their existence.</text:p>
      <text:p text:style-name="P4">
This opinion is the chairman of the Verkhovna Rada Committee on Health of the Nation, Medical Assistance and Health Insurance Mikhail Radutsky expressed in <text:a xlink:type="simple" xlink:href="https://www.ukrinform.ua/rubric-society/3693842-mihajlo-raduckij-golova-komitetu-vr-z-pitan-zdorova-nacii.html" text:style-name="Internet_20_link" text:visited-style-name="Visited_20_Internet_20_Link">
</text:a>
.</text:p>
      <text:p text:style-name="P4">
“We have, except for military medical commissions(VLK), there is another misery called Medical and Social Expert Commission(MSEC). Нам необхідно провести <text:a xlink:type="simple" xlink:href="https://www.ukrinform.ua/tag-reforma" text:style-name="Internet_20_link" text:visited-style-name="Visited_20_Internet_20_Link">
</text:a>
because it is absurd when an infinite person has to pass the MSEC once a year, ”Radutsky said.</text:p>
      <text:p text:style-name="P4">
In his opinion, MSEC is the most corrupt system that can only be, so it must be transformed into a more effective mechanism. “The current MSEC has to get its existence. I think it is one of the worst legacy of the Soviet Union, which remained in Ukraine, ”he emphasized.</text:p>
      <text:p text:style-name="P4">
<text:span text:style-name="T4">
 Read also: </text:span>
 <text:a xlink:type="simple" xlink:href="https://www.ukrinform.ua/rubric-society/3693904-reformuvanna-vijskovolikarskih-komisij-trivatime-maksimum-do-kinca-roku-raduckij.html" text:style-name="Internet_20_link" text:visited-style-name="Visited_20_Internet_20_Link">
</text:a>
In this context, Radutsky said that to reform the VLK and MSEC, a work group was created under the Cabinet of Ministers.</text:p>
      <text:p text:style-name="P4">
As it was reported, the reform of the activities of military medical commissions is currently underway in Ukraine.</text:p>
      <text:p text:style-name="P4">
News Source: <text:a xlink:type="simple" xlink:href="https://www.ukrinform.ua/rubric-society/3693932-raduckij-vvazae-medikosocialni-ekspertni-komisii-u-ninisnomu-vigladi-maut-pripiniti-isnuvanna.html" text:style-name="Internet_20_link" text:visited-style-name="Visited_20_Internet_20_Link">
https://www.ukrinform.ua/rubric-society/3693932-raduckij-vvazae-medikosocialni-ekspertni-komisii-u-ninisnomu-vigladi-maut-pripiniti-isnuvanna.html</text:a>
</text:p>
      <!--NEWS-->
      <text:h text:style-name="P10" text:outline-level="1">
<text:span text:style-name="T4">
Lester began negotiations with Raphael Benites - media</text:span>
</text:h>
      <text:p text:style-name="P4">
Authors: Ukrinform (Person)</text:p>
      <text:p text:style-name="P4">
Publisher: Укринформ (Organization)</text:p>
      <text:p text:style-name="P4">
Published Time: 2023-04-10T15:57:05+03:00</text:p>
      <text:p text:style-name="P4">
Modified Time: 2023-04-10T15:57:05+03:00</text:p>
      <text:p text:style-name="P4">
Description: The Spanish specialist Raphael Benitez can head Lester. - Ukrinform.</text:p>
      <text:p text:style-name="P4">
Images: ["<text:a xlink:type="simple" xlink:href="https://static.ukrinform.com/photos/2023_04/thumb_files/630_360_1681131340-318.jpg" text:style-name="Internet_20_link" text:visited-style-name="Visited_20_Internet_20_Link">
630_360_16811...</text:a>
"]</text:p>
      <text:p text:style-name="P4">
Tags: ['Футбол', 'АПЛ']</text:p>
      <text:p text:style-name="P4">
Type: Article</text:p>
      <!--METADATA-->
      <text:p text:style-name="P4">
<draw:frame draw:style-name="fr1" draw:name="Image60" text:anchor-type="as-char" svg:width="6.9236in" svg:height="3.956343in" draw:z-index="0">
<draw:image xlink:href="../Images/yкринформ/2023-04-10T15-57-05-03-00/630_360_1681131340-318.jpg" xlink:type="simple" xlink:show="embed" xlink:actuate="onLoad" draw:mime-type="image/jpeg"/>
</draw:frame>
The Spanish specialist Raphael Benitez can head Lester.</text:p>
      <text:p text:style-name="P4">
Fabrizio Romano's football insidet reported this in <text:a xlink:type="simple" xlink:href="https://twitter.com/FabrizioRomano/status/1645383123998212099" text:style-name="Internet_20_link" text:visited-style-name="Visited_20_Internet_20_Link">
</text:a>
, reports Ukrinform.</text:p>
      <text:p text:style-name="P4">
According to the source, the parties began negotiations on this. Earlier in Lester wanted to negotiate with Jesse Marsh, but he refused to lead the Command.</text:p>
      <text:p text:style-name="P4">
The last place of work of 62-year-old Benitez was Everton. He also coached "Dalian Ifan", "Newcastle", "Real", "Napoli", "Chelsea", "Inter", "Liverpool", "Valencia", "Tenerife", "Estremadura", "Osasun", "Valididaidaidolida. "And" Real Madridcastilla ".</text:p>
      <text:p text:style-name="P4">
As a coach he won the Champions League, the UEFA Cup and the Europa League, the World Cup, UEFA Super Cup. 2 times the coach won in the Spanish Championship with Valencia.</text:p>
      <text:p text:style-name="P4">
<text:span text:style-name="T4">
 Read also: </text:span>
 <text:a xlink:type="simple" xlink:href="https://www.ukrinform.ua/rubric-sports/3693756-ukrainskij-futbolist-kuharevic-zabiv-cergovij-mac-u-cempionati-sotlandii.html" text:style-name="Internet_20_link" text:visited-style-name="Visited_20_Internet_20_Link">
<text:span text:style-name="T4">
 Football </text:span>
</text:a>
It was reported that Brandanroders was released from the post of head coach "Foxes". The team ranks 19th in the APL - 25 points in 30 matches.</text:p>
      <text:p text:style-name="P4">
Photo: Getty Images</text:p>
      <text:p text:style-name="P4">
News Source: <text:a xlink:type="simple" xlink:href="https://www.ukrinform.ua/rubric-sports/3693980-lester-rozpocav-peregovori-z-rafaelem-benitesom-zmi.html" text:style-name="Internet_20_link" text:visited-style-name="Visited_20_Internet_20_Link">
https://www.ukrinform.ua/rubric-sports/3693980-lester-rozpocav-peregovori-z-rafaelem-benitesom-zmi.html</text:a>
</text:p>
      <!--NEWS-->
      <text:h text:style-name="P10" text:outline-level="1">
<text:span text:style-name="T4">
The Church of the Moscow Patriarchate in Truskavets decided to go to the PCC</text:span>
</text:h>
      <text:p text:style-name="P4">
Authors: Ukrinform (Person)</text:p>
      <text:p text:style-name="P4">
Publisher: Укринформ (Organization)</text:p>
      <text:p text:style-name="P4">
Published Time: 2023-04-10T16:02:00+03:00</text:p>
      <text:p text:style-name="P4">
Modified Time: 2023-04-10T16:02:00+03:00</text:p>
      <text:p text:style-name="P4">
Description: The parish of St. Elijah the UOC -MP in Truskavets appealed to be accepted in the PCU. - Ukrinform.</text:p>
      <text:p text:style-name="P4">
Images: ["<text:a xlink:type="simple" xlink:href="https://static.ukrinform.com/photos/2023_04/thumb_files/630_360_1681131569-395.jpg" text:style-name="Internet_20_link" text:visited-style-name="Visited_20_Internet_20_Link">
630_360_16811...</text:a>
"]</text:p>
      <text:p text:style-name="P4">
Tags: ['Церква', 'УПЦ МП', 'Трускавець', 'Православна церква України']</text:p>
      <text:p text:style-name="P4">
Type: Article</text:p>
      <!--METADATA-->
      <text:p text:style-name="P4">
<draw:frame draw:style-name="fr1" draw:name="Image61" text:anchor-type="as-char" svg:width="6.9236in" svg:height="3.956343in" draw:z-index="0">
<draw:image xlink:href="../Images/yкринформ/2023-04-10T16-02-00-03-00/630_360_1681131569-395.jpg" xlink:type="simple" xlink:show="embed" xlink:actuate="onLoad" draw:mime-type="image/jpeg"/>
</draw:frame>
The parishioner of St. Elijah the UOC -MP in Truskavets appealed to be accepted by the UOCU.</text:p>
      <text:p text:style-name="P4">
About it in <text:a xlink:type="simple" xlink:href="https://t.me/kozytskyy_maksym_official/7679" text:style-name="Internet_20_link" text:visited-style-name="Visited_20_Internet_20_Link">
</text:a>
Maxim Kozytsky reported by the Chiefly Ova Ova, Ukrinform reports.</text:p>
      <text:p text:style-name="P4">
“The community has decided to contact the Metropolitan of Lviv PSCU Macarius(Salt)with a request to take it in the bosom <text:a xlink:type="simple" xlink:href="https://www.ukrinform.ua/tag-pravoslavna-cerkva-ukraini" text:style-name="Internet_20_link" text:visited-style-name="Visited_20_Internet_20_Link">
</text:a>
. Special appeal to Metropolitan Macarius on the same reason was given by the rector of the parish Father Oleg Fedak, ”Kozitsky wrote.</text:p>
      <text:p text:style-name="P4">
The head of the region noted that the transition to the Orthodox Church of Ukraine Parishioned the day before, on April 9, at a meeting of the religious community.</text:p>
      <text:p text:style-name="P4">
Kozitsky reminded that in Ukraine the church is separated from the state. Therefore, the religious community of each temple of the Moskov Patriarchate must adopt the decision on the transition to the PCU.</text:p>
      <text:p text:style-name="P4">
To do this, you first need to interview your religious community about the desire to be a PCU. Further, at the general meeting of the religious community, make a decision of the rating of jurisdiction. Finally, to amend the Statute of Tasarostrosta in the manner established by Article 14 of the Law of Ukraine "Enlightenment of Conscience and Religious Organizations".</text:p>
      <text:p text:style-name="P4">
<text:span text:style-name="T4">
 Read also: </text:span>
 <text:a xlink:type="simple" xlink:href="https://www.ukrinform.ua/rubric-regions/3693918-na-hmelniccini-zareestruvali-statuti-se-sesti-religijnih-gromad-aki-perejsli-do-pcu.html" text:style-name="Internet_20_link" text:visited-style-name="Visited_20_Internet_20_Link">
<text:span text:style-name="T4">
 PCC </text:span>
</text:a>
As reported <text:a xlink:type="simple" xlink:href="https://www.ukrinform.ua/rubric-regions/3692272-u-lvovi-rozpocali-demontaz-cerkvi-upc-mp.html" text:style-name="Internet_20_link" text:visited-style-name="Visited_20_Internet_20_Link">
</text:a>
, in Lviv, the unauthorized church of St. Vladimir of the UOC MP was dismantled. In addition, the former temple of the UOC -MP of the Taras Bobanych Epiphany will now use the religious community of the Orthodox Church of Ukraine, and the premises on the street. Bakery officially passed the first medical association. They plan to make rehabilitation centrally victims of war.</text:p>
      <text:p text:style-name="P4">
News Source: <text:a xlink:type="simple" xlink:href="https://www.ukrinform.ua/rubric-regions/3693982-cerkva-moskovskogo-patriarhatu-u-truskavci-virisila-perejti-do-pcu.html" text:style-name="Internet_20_link" text:visited-style-name="Visited_20_Internet_20_Link">
https://www.ukrinform.ua/rubric-regions/3693982-cerkva-moskovskogo-patriarhatu-u-truskavci-virisila-perejti-do-pcu.html</text:a>
</text:p>
      <!--NEWS-->
      <text:h text:style-name="P10" text:outline-level="1">
<text:span text:style-name="T4">
In Kiev, the restored building of the river station was put into operation</text:span>
</text:h>
      <text:p text:style-name="P4">
Authors: Ukrinform (Person)</text:p>
      <text:p text:style-name="P4">
Publisher: Укринформ (Organization)</text:p>
      <text:p text:style-name="P4">
Published Time: 2023-04-10T16:03:02+03:00</text:p>
      <text:p text:style-name="P4">
Modified Time: 2023-04-10T16:03:02+03:00</text:p>
      <text:p text:style-name="P4">
Description: The State Inspectorate of Architecture and Urban Planning of Ukraine (DAM) issued a certificate of commissioning of the restored historic building of the river station in Kiev. - Ukrinform.</text:p>
      <text:p text:style-name="P4">
Images: ["<text:a xlink:type="simple" xlink:href="https://static.ukrinform.com/photos/2023_04/thumb_files/630_360_1681131586-969.jpg" text:style-name="Internet_20_link" text:visited-style-name="Visited_20_Internet_20_Link">
630_360_16811...</text:a>
"]</text:p>
      <text:p text:style-name="P4">
Tags: ['Архітектура', 'Київ', 'Реставрація']</text:p>
      <text:p text:style-name="P4">
Type: Article</text:p>
      <!--METADATA-->
      <text:p text:style-name="P4">
<draw:frame draw:style-name="fr1" draw:name="Image62" text:anchor-type="as-char" svg:width="6.9236in" svg:height="3.956343in" draw:z-index="0">
<draw:image xlink:href="../Images/yкринформ/2023-04-10T16-03-02-03-00/630_360_1681131586-969.jpg" xlink:type="simple" xlink:show="embed" xlink:actuate="onLoad" draw:mime-type="image/jpeg"/>
</draw:frame>
State Inspectorate of Architecture and Urban Planning of Ukraine(Diam)She published a certificate of acceptance of the restored historic building of the river station Vokiev.</text:p>
      <text:p text:style-name="P4">
This was reported on the site <text:a xlink:type="simple" xlink:href="https://diam.gov.ua/news/diam-pryiniala-v-ekspluatatsiiu-restavrovanu-budivliu-richkovoho-vokzalu-teper-tse-amerykanskyi-universytet-u-kyievi" text:style-name="Internet_20_link" text:visited-style-name="Visited_20_Internet_20_Link">
</text:a>
He reports Ukrinform.</text:p>
      <text:p text:style-name="P4">
“Chief Inspectors Diam issued a certificate of acceptance of the river station in Kiev - the main premises of the American University in Kiev(American University Kyiv(Aykey))”, - it is said.</text:p>
      <text:p text:style-name="P4">
It is noted that the historic building of the river station, built in 1961, was restored with the preservation of the historical facade and valuable panels.</text:p>
      <text:p text:style-name="P4">
At the same time, a modern interior was created inside. Campus of the American University has audiences, meetings and joint work students, conference rooms, library and more.</text:p>
      <text:p text:style-name="P4">
<text:span text:style-name="T4">
 Read also: </text:span>
 <text:a xlink:type="simple" xlink:href="https://www.ukrinform.ua/rubric-vidbudova/3686459-bezbarernist-e-obovazkovou-dla-vidbudovi-kubrakov.html" text:style-name="Internet_20_link" text:visited-style-name="Visited_20_Internet_20_Link">
</text:a>
“The emergence of such modern educational institutions opens huge opportunities for the Ukrainian youth, because some American education does not cause. It is very important that construction, standards and rules were followed in the restoration process. As a result, the architectural monument was not simple, but also received a new life, ”said T.V. Heads of Diam Alexandranovitsky.</text:p>
      <text:p text:style-name="P4">
He recalled that the American University in <text:a xlink:type="simple" xlink:href="https://www.ukrinform.ua/tag-kiiv" text:style-name="Internet_20_link" text:visited-style-name="Visited_20_Internet_20_Link">
</text:a>
Opened in 2022 in partnership with Arzona State University(ASU)–One of the largest universities in America.</text:p>
      <text:p text:style-name="P4">
In September 2022, the first students of the university began their studies on three bachelor's programs and two master's degrees. Now, after the building is put into operation, the university will be able to start offline students, noted in diams.</text:p>
      <text:p text:style-name="P4">
<text:span text:style-name="T4">
 Read also: </text:span>
 <text:a xlink:type="simple" xlink:href="https://www.ukrinform.ua/rubric-kyiv/3632929-na-andriivskij-cerkvi-vstanovili-tablicku-evropejskoi-premii-u-sferi-kulturnoi-spadsini.html" text:style-name="Internet_20_link" text:visited-style-name="Visited_20_Internet_20_Link">
</text:a>
As it was reported, the river station in September 2021 was leased to a new educational institution - American University Kyiv.</text:p>
      <text:p text:style-name="P4">
News Source: <text:a xlink:type="simple" xlink:href="https://www.ukrinform.ua/rubric-kyiv/3693984-u-kievi-vveli-v-ekspluataciu-vidrestavrovanu-budivlu-rickovogo-vokzalu.html" text:style-name="Internet_20_link" text:visited-style-name="Visited_20_Internet_20_Link">
https://www.ukrinform.ua/rubric-kyiv/3693984-u-kievi-vveli-v-ekspluataciu-vidrestavrovanu-budivlu-rickovogo-vokzalu.html</text:a>
</text:p>
      <!--NEWS-->
      <text:h text:style-name="P10" text:outline-level="1">
<text:span text:style-name="T4">
In Turkey, the number of victims of earthquakes has increased to 50 399</text:span>
</text:h>
      <text:p text:style-name="P4">
Authors: Ukrinform (Person)</text:p>
      <text:p text:style-name="P4">
Publisher: Укринформ (Organization)</text:p>
      <text:p text:style-name="P4">
Published Time: 2023-04-10T16:05:00+03:00</text:p>
      <text:p text:style-name="P4">
Modified Time: 2023-04-10T16:05:00+03:00</text:p>
      <text:p text:style-name="P4">
Description: As a result of earthquakes in the province of Kahramanmarash, which struck 11 provinces, 50 399 people were killed. Most human casualties are recorded in Hatai. - Ukrinform.</text:p>
      <text:p text:style-name="P4">
Images: ["<text:a xlink:type="simple" xlink:href="https://static.ukrinform.com/photos/2023_02/thumb_files/630_360_1675753796-161.jpg" text:style-name="Internet_20_link" text:visited-style-name="Visited_20_Internet_20_Link">
630_360_16757...</text:a>
"]</text:p>
      <text:p text:style-name="P4">
Tags: ['Загибель', 'Землетрус', 'Туреччина']</text:p>
      <text:p text:style-name="P4">
Type: Article</text:p>
      <!--METADATA-->
      <text:p text:style-name="P4">
<draw:frame draw:style-name="fr1" draw:name="Image63" text:anchor-type="as-char" svg:width="6.9236in" svg:height="3.956343in" draw:z-index="0">
<draw:image xlink:href="../Images/yкринформ/2023-04-10T16-05-00-03-00/630_360_1675753796-161.jpg" xlink:type="simple" xlink:show="embed" xlink:actuate="onLoad" draw:mime-type="image/jpeg"/>
</draw:frame>
As a result of the land in the province of Kahramanmarash, which struck 11 provinces, 50399 people were killed. Most human casualties are recorded in Hatai.</text:p>
      <text:p text:style-name="P4">
According to Ukrinform, this is in an interview with the channel <text:a xlink:type="simple" xlink:href="https://www.cnnturk.com/turkiye/63-gun-depremde-olu-sayisi-ne-kadar-oldu-guncel-yarali-sayisi-kac-hangi-ilde-kac-bina-yikildi-kac-kisi-oldu" text:style-name="Internet_20_link" text:visited-style-name="Visited_20_Internet_20_Link">
</text:a>
Informed by Turkey's Internal Affairs Suleiman Soyla.</text:p>
      <text:p text:style-name="P4">
"The number of dead has increased to 50 399 people," the minister said.</text:p>
      <text:p text:style-name="P4">
According to him, the identification of the dead continues, so their number can still be changed.</text:p>
      <text:p text:style-name="P4">
It is also noted that the greatest number of deaths due to the earthquake is drifted in the province of Hati, southeastern Turkey, on the border of the ziria.</text:p>
      <text:p text:style-name="P4">
<text:span text:style-name="T4">
 Read also: </text:span>
 <text:a xlink:type="simple" xlink:href="https://www.ukrinform.ua/rubric-world/3691685-u-zoni-zemletrusu-v-tureccini-zveli-700-tisac-nametiv-ta-kontejneriv.html" text:style-name="Internet_20_link" text:visited-style-name="Visited_20_Internet_20_Link">
<text:span text:style-name="T4">
 Turkey </text:span>
</text:a>
As reported by Ukrinform, 700,000 temporary housing units - 650 thousand tents and 50 thousand containers - were erected in the earthquake in the earthquake in the east and southeast. 13,000 trucks have been involved in the cleaning of the territories.</text:p>
      <text:p text:style-name="P4">
February 6 in the southeast <text:a xlink:type="simple" xlink:href="https://www.ukrinform.ua/tag-tureccina" text:style-name="Internet_20_link" text:visited-style-name="Visited_20_Internet_20_Link">
</text:a>
Two earthquakes occurred: in the Pazardzhik region of the province of Kakhramanmahash -7.7 and in the Elbistan area of the same province -magnitude 7.6.</text:p>
      <text:p text:style-name="P4">
<text:span text:style-name="T5">
Foto: aa</text:span>
</text:p>
      <text:p text:style-name="P4">
News Source: <text:a xlink:type="simple" xlink:href="https://www.ukrinform.ua/rubric-world/3693985-u-tureccini-kilkist-zertv-zemletrusiv-zrosla-do-50-399.html" text:style-name="Internet_20_link" text:visited-style-name="Visited_20_Internet_20_Link">
https://www.ukrinform.ua/rubric-world/3693985-u-tureccini-kilkist-zertv-zemletrusiv-zrosla-do-50-399.html</text:a>
</text:p>
      <!--NEWS-->
      <text:h text:style-name="P10" text:outline-level="1">
<text:span text:style-name="T4">
In Kursk after Belgorod, the parade was canceled on May 9 - Roszma</text:span>
</text:h>
      <text:p text:style-name="P4">
Authors: Ukrinform (Person)</text:p>
      <text:p text:style-name="P4">
Publisher: Укринформ (Organization)</text:p>
      <text:p text:style-name="P4">
Published Time: 2023-04-10T16:09:00+03:00</text:p>
      <text:p text:style-name="P4">
Modified Time: 2023-04-10T16:09:00+03:00</text:p>
      <text:p text:style-name="P4">
Description: In Russian Kursk, for safety reasons, the parade will not be held on May 9. - Ukrinform.</text:p>
      <text:p text:style-name="P4">
Images: ["<text:a xlink:type="simple" xlink:href="https://static.ukrinform.com/photos/2017_05/thumb_files/630_360_1494944007-3692.jpg" text:style-name="Internet_20_link" text:visited-style-name="Visited_20_Internet_20_Link">
630_360_14949...</text:a>
"]</text:p>
      <text:p text:style-name="P4">
Tags: ['Парад', 'Безпека', 'Війна з росією', 'Бєлгород']</text:p>
      <text:p text:style-name="P4">
Type: Article</text:p>
      <!--METADATA-->
      <text:p text:style-name="P4">
<draw:frame draw:style-name="fr1" draw:name="Image64" text:anchor-type="as-char" svg:width="6.9236in" svg:height="3.956343in" draw:z-index="0">
<draw:image xlink:href="../Images/yкринформ/2023-04-10T16-09-00-03-00/630_360_1494944007-3692.jpg" xlink:type="simple" xlink:show="embed" xlink:actuate="onLoad" draw:mime-type="image/jpeg"/>
</draw:frame>
Urosian Kursk will not hold a parade on May 9 for safety reasons.</text:p>
      <text:p text:style-name="P4">
As Ukrinform reports, it reports <text:a xlink:type="simple" xlink:href="https://t.me/kursk_time/12998" text:style-name="Internet_20_link" text:visited-style-name="Visited_20_Internet_20_Link">
</text:a>
"Kursk News".</text:p>
      <text:p text:style-name="P4">
“On May 9 in Kursk region will not be held <text:a xlink:type="simple" xlink:href="https://www.ukrinform.ua/tag-parad" text:style-name="Internet_20_link" text:visited-style-name="Visited_20_Internet_20_Link">
</text:a>
Victory, said the head of the Romance region on a weekly plan. About the possibility of conducting the action "Immortal Pole" will be announced later, " - the message reads.</text:p>
      <text:p text:style-name="P4">
Last week <text:a xlink:type="simple" xlink:href="https://www.svoboda.org/a/kursk-sledom-za-belgorodom-otmenil-parad-pobedy-9-maya/32357100.html" text:style-name="Internet_20_link" text:visited-style-name="Visited_20_Internet_20_Link">
 </text:a>
. The governor of Vyacheslavgladkov in the region has announced that he does not want to "provoke an opponent with a large number of equipment and servicemen in the center of Belgorod."</text:p>
      <text:p text:style-name="P4">
Last May 9, a parade in Belgorod was also not held.</text:p>
      <text:p text:style-name="P4">
<text:span text:style-name="T4">
 Read also: </text:span>
 <text:a xlink:type="simple" xlink:href="https://www.ukrinform.ua/rubric-world/3667864-pivnicna-korea-na-vijskovomu-paradi-prodemonstruvala-rekordnu-kilkist-raket.html" text:style-name="Internet_20_link" text:visited-style-name="Visited_20_Internet_20_Link">
<text:span text:style-name="T4">
 Parade </text:span>
</text:a>
In the border with Ukraine, the Russian regions, Kursk, Belgorod, Bryansk regions, various incidents regularly occur.</text:p>
      <text:p text:style-name="P4">
News Source: <text:a xlink:type="simple" xlink:href="https://www.ukrinform.ua/rubric-world/3693986-u-kursku-uslid-za-bilgorodom-skasuvali-parad-na-9-travna-roszmi.html" text:style-name="Internet_20_link" text:visited-style-name="Visited_20_Internet_20_Link">
https://www.ukrinform.ua/rubric-world/3693986-u-kursku-uslid-za-bilgorodom-skasuvali-parad-na-9-travna-roszmi.html</text:a>
</text:p>
      <!--NEWS-->
      <text:h text:style-name="P10" text:outline-level="1">
<text:span text:style-name="T4">
In Kiev presented the project "Books on the Front"</text:span>
</text:h>
      <text:p text:style-name="P4">
Authors: Ukrinform (Person)</text:p>
      <text:p text:style-name="P4">
Publisher: Укринформ (Organization)</text:p>
      <text:p text:style-name="P4">
Published Time: 2023-04-10T16:11:01+03:00</text:p>
      <text:p text:style-name="P4">
Modified Time: 2023-04-10T16:11:01+03:00</text:p>
      <text:p text:style-name="P4">
Description: In Kiev presented the project "Books on the Front", which provides for the collection and transfer of books for Ukrainian defenders. - Ukrinform.</text:p>
      <text:p text:style-name="P4">
Images: ["<text:a xlink:type="simple" xlink:href="https://static.ukrinform.com/photos/2023_04/thumb_files/630_360_1681131694-616.jpg" text:style-name="Internet_20_link" text:visited-style-name="Visited_20_Internet_20_Link">
630_360_16811...</text:a>
", "<text:a xlink:type="simple" xlink:href="https://static.ukrinform.com/photos/2023_04/1681131695-100.jpg" text:style-name="Internet_20_link" text:visited-style-name="Visited_20_Internet_20_Link">
1681131695-10...</text:a>
", "<text:a xlink:type="simple" xlink:href="https://static.ukrinform.com/photos/2023_04/1681131696-927.jpg" text:style-name="Internet_20_link" text:visited-style-name="Visited_20_Internet_20_Link">
1681131696-92...</text:a>
", "<text:a xlink:type="simple" xlink:href="https://static.ukrinform.com/photos/2023_04/1681131695-883.jpg" text:style-name="Internet_20_link" text:visited-style-name="Visited_20_Internet_20_Link">
1681131695-88...</text:a>
", "<text:a xlink:type="simple" xlink:href="https://static.ukrinform.com/photos/2023_04/1681132108-790.jpg" text:style-name="Internet_20_link" text:visited-style-name="Visited_20_Internet_20_Link">
1681132108-79...</text:a>
"]</text:p>
      <text:p text:style-name="P4">
Tags: ['Книги', 'Ткаченко', 'Військові', 'МКІП ', 'Культурний десант']</text:p>
      <text:p text:style-name="P4">
Type: Article</text:p>
      <!--METADATA-->
      <text:p text:style-name="P4">
<draw:frame draw:style-name="fr1" draw:name="Image65" text:anchor-type="as-char" svg:width="6.9236in" svg:height="3.956343in" draw:z-index="0">
<draw:image xlink:href="../Images/yкринформ/2023-04-10T16-11-01-03-00/630_360_1681131694-616.jpg" xlink:type="simple" xlink:show="embed" xlink:actuate="onLoad" draw:mime-type="image/jpeg"/>
</draw:frame>
In Kiev, the project "Books on the Front" was presented, which provides for the collection and transfer of books of Ukrainian defenders.</text:p>
      <text:p text:style-name="P4">
The presentation of the project was held at the Media Center Ukraine - Ukrinform.</text:p>
      <text:p text:style-name="P4">
"We started a project from the beginning of the war on the supply of books to both our migrants and our children. More than a million books were handed over. But we have realized the moment that the book on the front is also extremely relevant to the front," said the Minister of Culture and Information Policy during the presentation. Tkachenko.</text:p>
      <text:p text:style-name="P4">
<draw:frame draw:style-name="fr1" draw:name="Image66" text:anchor-type="as-char" svg:width="6.9236in" svg:height="4.615733in" draw:z-index="0">
<draw:image xlink:href="../Images/yкринформ/2023-04-10T16-11-01-03-00/1681131695-100.jpg" xlink:type="simple" xlink:show="embed" xlink:actuate="onLoad" draw:mime-type="image/jpeg"/>
</draw:frame>
He noted that the such Ukrainian bookstores have already joined the project: "Family Leisure Club", "KM-BUKS", "My Book Shelf". According to him, these bookstores will be able to buy books, and there will be separate shelves, where they can then be put for transmission to the Ukrainian military.</text:p>
      <text:p text:style-name="P4">
<text:span text:style-name="T4">
 Read also: </text:span>
 <text:a xlink:type="simple" xlink:href="https://www.ukrinform.ua/rubric-culture/3690269-tkacenko-razom-iz-kulturnim-desantom-vidvidav-zahisnikiv-doneccini.html" text:style-name="Internet_20_link" text:visited-style-name="Visited_20_Internet_20_Link">
<text:span text:style-name="T4">
 cultural </text:span>
 <text:span text:style-name="T4">
 </text:span>
 landing **</text:a>
The minister called on book networks and Ukrainians to join the action.</text:p>
      <text:p text:style-name="P4">
The head of the NGO "Cultural Airborne" Kohl Serga noted that Ukrainian defenders want to read completely different literature.</text:p>
      <text:p text:style-name="P4">
<draw:frame draw:style-name="fr1" draw:name="Image67" text:anchor-type="as-char" svg:width="6.9236in" svg:height="4.615733in" draw:z-index="0">
<draw:image xlink:href="../Images/yкринформ/2023-04-10T16-11-01-03-00/1681131696-927.jpg" xlink:type="simple" xlink:show="embed" xlink:actuate="onLoad" draw:mime-type="image/jpeg"/>
</draw:frame>
"When we launched the project, at first we wanted to take a team of psychologists to give our recommendations which books were better to read. Said Serga.</text:p>
      <text:p text:style-name="P4">
Major General, Head of the Main Department of Moral and Psychological Support of the Armed Forces of Ukraine, Vladislav Klochkov, stressed that they are Ukrainian to be a reading nation. "Servicemen today are both a candidate and a Doctor of Philosophy. These are smart, educated people who have such a need," he said.</text:p>
      <text:p text:style-name="P4">
<draw:frame draw:style-name="fr1" draw:name="Image68" text:anchor-type="as-char" svg:width="6.9236in" svg:height="4.615733in" draw:z-index="0">
<draw:image xlink:href="../Images/yкринформ/2023-04-10T16-11-01-03-00/1681131695-883.jpg" xlink:type="simple" xlink:show="embed" xlink:actuate="onLoad" draw:mime-type="image/jpeg"/>
</draw:frame>
In order to join the action, you need to buy any book in the bookstores that have become partners of the project and leave it on a special shelf. You can also put a postcard with wishes for <text:a xlink:type="simple" xlink:href="https://www.ukrinform.ua/tag-vijskovi" text:style-name="Internet_20_link" text:visited-style-name="Visited_20_Internet_20_Link">
</text:a>
. You can also add your contacts for further correspondence.</text:p>
      <text:p text:style-name="P4">
<draw:frame draw:style-name="fr1" draw:name="Image69" text:anchor-type="as-char" svg:width="6.9236in" svg:height="4.615733in" draw:z-index="0">
<draw:image xlink:href="../Images/yкринформ/2023-04-10T16-11-01-03-00/1681132108-790.jpg" xlink:type="simple" xlink:show="embed" xlink:actuate="onLoad" draw:mime-type="image/jpeg"/>
</draw:frame>
</text:p>
      <text:p text:style-name="P4">
<text:span text:style-name="T5">
Foto: Paul Bagmut</text:span>
</text:p>
      <text:p text:style-name="P4">
News Source: <text:a xlink:type="simple" xlink:href="https://www.ukrinform.ua/rubric-culture/3693987-u-kievi-prezentuvali-proekt-knigi-na-front.html" text:style-name="Internet_20_link" text:visited-style-name="Visited_20_Internet_20_Link">
https://www.ukrinform.ua/rubric-culture/3693987-u-kievi-prezentuvali-proekt-knigi-na-front.html</text:a>
</text:p>
      <!--NEWS-->
      <text:h text:style-name="P10" text:outline-level="1">
<text:span text:style-name="T4">
The State Recovery Agency has transformed highways in areas</text:span>
</text:h>
      <text:p text:style-name="P4">
Authors: Ukrinform (Person)</text:p>
      <text:p text:style-name="P4">
Publisher: Укринформ (Organization)</text:p>
      <text:p text:style-name="P4">
Published Time: 2023-04-10T16:18:00+03:00</text:p>
      <text:p text:style-name="P4">
Modified Time: 2023-04-10T16:18:00+03:00</text:p>
      <text:p text:style-name="P4">
Description: The State Agency for Recovery and Development of Infrastructure of Ukraine has transformed the roads of roads in the regions into the infrastructure restoration and development services. - Ukrinform.</text:p>
      <text:p text:style-name="P4">
Images: ["<text:a xlink:type="simple" xlink:href="https://static.ukrinform.com/photos/2019_07/thumb_files/630_360_1562061154-4514.jpeg" text:style-name="Internet_20_link" text:visited-style-name="Visited_20_Internet_20_Link">
630_360_15620...</text:a>
"]</text:p>
      <text:p text:style-name="P4">
Tags: ['Дороги', 'Інфраструктура', 'Відбудова']</text:p>
      <text:p text:style-name="P4">
Type: Article</text:p>
      <!--METADATA-->
      <text:p text:style-name="P4">
<draw:frame draw:style-name="fr1" draw:name="Image70" text:anchor-type="as-char" svg:width="6.9236in" svg:height="3.956343in" draw:z-index="0">
<draw:image xlink:href="../Images/yкринформ/2023-04-10T16-18-00-03-00/630_360_1562061154-4514.jpeg" xlink:type="simple" xlink:show="embed" xlink:actuate="onLoad" draw:mime-type="image/jpeg"/>
</draw:frame>
The State Agency for Recovery and Development of Infrastructure of Ukraine has transformed the service of car roads in the regions into the restoration and development service of infrastructure.</text:p>
      <text:p text:style-name="P4">
About it reports Ukrinform with reference to the press service of the department in <text:a xlink:type="simple" xlink:href="https://www.facebook.com/agency.for.restoration/posts/pfbid02hWnZhtUMQ2nujaWvsxyceucaFFamANSQQZJ8VsbnYyftKVGWRNicifbAipFRPrEgl" text:style-name="Internet_20_link" text:visited-style-name="Visited_20_Internet_20_Link">
</text:a>
.</text:p>
      <text:p text:style-name="P4">
"Служби автомобільних доріг в областях трансформовано в Служби відновлення тарозвитку інфраструктури. Вони відповідатимуть за реалізацію проєктів <text:a xlink:type="simple" xlink:href="https://www.ukrinform.ua/tag-budivnictvo" text:style-name="Internet_20_link" text:visited-style-name="Visited_20_Internet_20_Link">
</text:a>
, financed at the expense of the state budget or international donor assistance at the regional level, " -goes in the message.</text:p>
      <text:p text:style-name="P4">
The area of responsibility of the renewal and development services includes: transport infrastructure, construction and reconstruction of residential objects, social objects, public purposes, utilities, energy infrastructure, protective structures, etc.</text:p>
      <text:p text:style-name="P4">
It is noted that the recovery services are already working on collecting and analyzing the formation of the destruction and need for recovery in each individual area. They also continue to provide logistics on the territories: clearing roads from the consequences of hostilities, erection of temporary spots and capital reconstruction of bridges.</text:p>
      <text:p text:style-name="P4">
They are the structural units of the Agency for recovery and provide expertise, supervision, transparent and effective procurement procedures within the regions. In addition, as the report says, "24 services are the main assistants of local self -government bodies and will help them prepare the recovery and post -war reconstruction."</text:p>
      <text:p text:style-name="P4">
<text:span text:style-name="T4">
 Read also: </text:span>
 <text:a xlink:type="simple" xlink:href="https://www.ukrinform.ua/rubric-vidbudova/3692380-minvidnovlenna-pracue-nad-zaprovadzennam-prozorih-umov-dla-efektivnoi-vidbudovi.html" text:style-name="Internet_20_link" text:visited-style-name="Visited_20_Internet_20_Link">
<text:span text:style-name="T4">
 Reconstruction </text:span>
</text:a>
Regional units of the State Agency for Recovery and Development of Infrastructure are proceeding with procedures, principles and approaches approved by the agency. In particular, each service creates anti -corruption offices for the introduction of the best anti -corruption practices and internal control over their observance.</text:p>
      <text:p text:style-name="P4">
As it was reported, on March 24, the Government agreed to transfer the objects of state property of checkpoints across the state border for a car combination to the sphere of management of the State Agency for the restoration and development of infrastructure.</text:p>
      <text:p text:style-name="P4">
News Source: <text:a xlink:type="simple" xlink:href="https://www.ukrinform.ua/rubric-vidbudova/3693990-derzagentstvo-vidnovlenna-transformuvalo-sluzbi-avtodorig-v-oblastah.html" text:style-name="Internet_20_link" text:visited-style-name="Visited_20_Internet_20_Link">
https://www.ukrinform.ua/rubric-vidbudova/3693990-derzagentstvo-vidnovlenna-transformuvalo-sluzbi-avtodorig-v-oblastah.html</text:a>
</text:p>
      <!--NEWS-->
      <text:h text:style-name="P10" text:outline-level="1">
<text:span text:style-name="T4">
The Council urged NATO countries to speed up Ukraine's accession to the Alliance</text:span>
</text:h>
      <text:p text:style-name="P4">
Authors: Ukrinform (Person)</text:p>
      <text:p text:style-name="P4">
Publisher: Укринформ (Organization)</text:p>
      <text:p text:style-name="P4">
Published Time: 2023-04-10T16:20:28+03:00</text:p>
      <text:p text:style-name="P4">
Modified Time: 2023-04-10T16:20:28+03:00</text:p>
      <text:p text:style-name="P4">
Description: The Verkhovna Rada appeals to the Member States of the North Atlantic Treaty (NATO) and NATO Parliamentary Assembly to accelerate Ukraine's accession to the Alliance. - Ukrinform.</text:p>
      <text:p text:style-name="P4">
Images: ["<text:a xlink:type="simple" xlink:href="https://static.ukrinform.com/photos/2019_09/thumb_files/630_360_1568631176-145.jpg" text:style-name="Internet_20_link" text:visited-style-name="Visited_20_Internet_20_Link">
630_360_15686...</text:a>
"]</text:p>
      <text:p text:style-name="P4">
Tags: ['НАТО', 'Україна', 'Верховна Рада']</text:p>
      <text:p text:style-name="P4">
Type: Article</text:p>
      <!--METADATA-->
      <text:p text:style-name="P4">
<draw:frame draw:style-name="fr1" draw:name="Image71" text:anchor-type="as-char" svg:width="6.9236in" svg:height="3.956343in" draw:z-index="0">
<draw:image xlink:href="../Images/yкринформ/2023-04-10T16-20-28-03-00/630_360_1568631176-145.jpg" xlink:type="simple" xlink:show="embed" xlink:actuate="onLoad" draw:mime-type="image/jpeg"/>
</draw:frame>
The Verkhovna Rada appeals to the Member States of the North Atlantic Treaty(NATO)and NATO Parliamentary Assembly to accelerate Ukraine's accession.</text:p>
      <text:p text:style-name="P4">
About it in <text:a xlink:type="simple" xlink:href="http://Про це в Телеграмі повідомив народний депутат ізпарламентської фракції " text:style-name="Internet_20_link" text:visited-style-name="Visited_20_Internet_20_Link">
</text:a>
Yaroslav Zheleznyak, a MP from the Voice of Parliamentary faction, reported, Ukrinform reports.</text:p>
      <text:p text:style-name="P4">
He specified that for the relevant resolution <text:a xlink:type="simple" xlink:href="http://itd.rada.gov.ua/billInfo/Bills/Card/41739" text:style-name="Internet_20_link" text:visited-style-name="Visited_20_Internet_20_Link">
</text:a>
352 Deputs voted.The Verkhovna Rada also asks NATO Member States and the Parliamentary Assembly to support the need for Ukraine's membership in the Alliance in the current emergency circumstances.</text:p>
      <text:p text:style-name="P4">
In addition, the Verkhovna Rada calls on the Parliament of NATO Member States to approve appropriate decisions, confirming its leading role in supporting Ukraine's accession of the North Atlantic Treaty of Ukraine; to appeal to the governments with which the Ukrainian state began the relevant negotiation process, with the proposal to adoption applications for support of Ukraine's Euro -Atlantic aspirations; to promote the NATO PA in Luxembourg of important decisions aimed at bringing Ukraine closer to future NATO membership, approving a corresponding declaration on Ukraine's support; To call for the governments of its states to support Ukraine's application for NATO membership and to start planning the process of Ukraine to the North Atlantic Treaty.</text:p>
      <text:p text:style-name="P4">
At the same time, the Ukrainian Parliament appeals to the NATO Prednivilnya Summit to the formation of a joint vision of modalities and the time of Ukraine in NATO, as well as to authorize the governments of their states in the NATO NATO. with the participation of President of Ukraine Volodymyrazellensky.</text:p>
      <text:p text:style-name="P4">
<text:span text:style-name="T4">
 Read also: </text:span>
 <text:a xlink:type="simple" xlink:href="https://www.ukrinform.ua/rubric-polytics/3692072-stoltenberg-nazvav-dvi-peredumovi-dla-clenstva-ukraini-v-nato.html" text:style-name="Internet_20_link" text:visited-style-name="Visited_20_Internet_20_Link">
<text:span text:style-name="T4">
 Stoltenberg </text:span>
</text:a>
As reported by Ukrinform, on September 30, 2022, President Volodymyr Zelenskyy, Verkhovna Rada Chairman Ruslan Stefanchuk and Prime Minister Denis Shmigaligal signed Ukraine's application for joining NATO in an accelerated manner.</text:p>
      <text:p text:style-name="P4">
News Source: <text:a xlink:type="simple" xlink:href="https://www.ukrinform.ua/rubric-polytics/3693991-rada-zaklikala-kraini-nato-priskoriti-vstup-ukraini-do-alansu.html" text:style-name="Internet_20_link" text:visited-style-name="Visited_20_Internet_20_Link">
https://www.ukrinform.ua/rubric-polytics/3693991-rada-zaklikala-kraini-nato-priskoriti-vstup-ukraini-do-alansu.html</text:a>
</text:p>
      <!--NEWS-->
      <text:h text:style-name="P10" text:outline-level="1">
<text:span text:style-name="T4">
Brazil's President goes to China - will talk about war in Ukraine</text:span>
</text:h>
      <text:p text:style-name="P4">
Authors: Ukrinform (Person)</text:p>
      <text:p text:style-name="P4">
Publisher: Укринформ (Organization)</text:p>
      <text:p text:style-name="P4">
Published Time: 2023-04-10T16:20:38+03:00</text:p>
      <text:p text:style-name="P4">
Modified Time: 2023-04-10T16:20:38+03:00</text:p>
      <text:p text:style-name="P4">
Description: This week, Brazil's President Luis Inasio Lula da Silva will meet with his Chinese colleague Xi Jinping for negotiations on trade between countries, as well as Russia -resolved in Ukraine. - Ukrinform.</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Китай', 'Президент', 'Візит', 'Війна з росією']</text:p>
      <text:p text:style-name="P4">
Type: Article</text:p>
      <!--METADATA-->
      <text:p text:style-name="P4">
<draw:frame draw:style-name="fr1" draw:name="Image72" text:anchor-type="as-char" svg:width="6.9236in" svg:height="3.956343in" draw:z-index="0">
<draw:image xlink:href="../Images/yкринформ/2023-04-10T16-20-38-03-00/630_360_1457097747-9021-luis-inasio-lula-da-silva.jpg" xlink:type="simple" xlink:show="embed" xlink:actuate="onLoad" draw:mime-type="image/jpeg"/>
</draw:frame>
This week, Brazil's President Luis Inasio Lula Da Silvasuststrin with his Chinese colleague, Xi Jinping, for negotiations on trade between countries, as well as Russia -solved war in Ukraine.</text:p>
      <text:p text:style-name="P4">
This was stated by the Foreign Minister of Brazil Mauro Vieira, Ukrinform reports with reference <text:a xlink:type="simple" xlink:href="https://www.theguardian.com/world/live/2023/apr/10/russia-ukraine-war-live-pentagon-assesses-impact-of-apparent-intelligence-leak-zelenskiy-condemns-palm-sunday-shelling#top-of-blog" text:style-name="Internet_20_link" text:visited-style-name="Visited_20_Internet_20_Link">
</text:a>
.</text:p>
      <text:p text:style-name="P4">
"The Minister of Foreign Affairs of Brazil Mauro Vieira told reporters that the two -leders would" talk about war in Ukraine "," the statement reads.</text:p>
      <text:p text:style-name="P4">
Brazil's President is expected to arrive in China on Tuesday, April 11. He will meet on Friday, April 14.</text:p>
      <text:p text:style-name="P4">
<text:span text:style-name="T4">
 Read also: </text:span>
 <text:a xlink:type="simple" xlink:href="https://www.ukrinform.ua/rubric-world/3693071-blinken-zaklikav-kitaj-perekonati-rosiu-povazati-suverenitet-ukraini.html" text:style-name="Internet_20_link" text:visited-style-name="Visited_20_Internet_20_Link">
<text:span text:style-name="T4">
 China </text:span>
</text:a>
During the meeting, Lula hopes to promote his proposal for intermediary intervals for the termination of Russia's war in Ukraine.</text:p>
      <text:p text:style-name="P4">
The Brazilian leader proposed to create a group of countries for mediation of inquiry <text:a xlink:type="simple" xlink:href="https://www.ukrinform.ua/tag-vijna-z-rosieu" text:style-name="Internet_20_link" text:visited-style-name="Visited_20_Internet_20_Link">
</text:a>
in Ukraine.</text:p>
      <text:p text:style-name="P4">
Last year, he was criticized for the words that President of Ukraine Vladimirzelensky and Kremlin head Vladimir Putin allegedly bear equally responsibility for the war in Ukraine. He also refused to join doses in giving weapons to Ukraine to protect against aggression.</text:p>
      <text:p text:style-name="P4">
<text:span text:style-name="T4">
 Read also: </text:span>
 <text:a xlink:type="simple" xlink:href="https://www.ukrinform.ua/rubric-world/3692639-pidtrimka-kitaem-rosijskoi-vijni-derzdep-zaavlae-pro-spilnu-poziciu-ssa-i-francii.html" text:style-name="Internet_20_link" text:visited-style-name="Visited_20_Internet_20_Link">
</text:a>
As reported by Ukrinform, the other day <text:a xlink:type="simple" xlink:href="https://www.ukrinform.ua/rubric-crimea/3692790-prezident-brazilii-proponue-ukraini-vidmovitisa-vid-krimu-dla-dosagnenna-miru.html" text:style-name="Internet_20_link" text:visited-style-name="Visited_20_Internet_20_Link">
</text:a>
.</text:p>
      <text:p text:style-name="P4">
The Ministry of Foreign Affairs of Ukraine answered that <text:a xlink:type="simple" xlink:href="https://www.ukrinform.ua/rubric-crimea/3692837-u-mzs-vidpovili-prezidentu-brazilii-ukraina-ne-torgue-svoimi-teritoriami.html" text:style-name="Internet_20_link" text:visited-style-name="Visited_20_Internet_20_Link">
</text:a>
And he does not see any reason to concede at least a centimeter Ukrainian land. President Volodymyr Zelenskyy stated that the de -occupation of Ukrainian Crimea from Russian invaders is non -alternative.</text:p>
      <text:p text:style-name="P4">
News Source: <text:a xlink:type="simple" xlink:href="https://www.ukrinform.ua/rubric-world/3693992-prezident-brazilii-ide-do-kitau-govoritime-pro-vijnu-v-ukraini.html" text:style-name="Internet_20_link" text:visited-style-name="Visited_20_Internet_20_Link">
https://www.ukrinform.ua/rubric-world/3693992-prezident-brazilii-ide-do-kitau-govoritime-pro-vijnu-v-ukraini.html</text:a>
</text:p>
      <!--NEWS-->
      <text:h text:style-name="P10" text:outline-level="1">
<text:span text:style-name="T4">
In the Chernihiv region, the bridge was opened through the gums destroyed at the beginning of the invasion of the Russian Federation</text:span>
</text:h>
      <text:p text:style-name="P4">
Authors: Ukrinform (Person)</text:p>
      <text:p text:style-name="P4">
Publisher: Укринформ (Organization)</text:p>
      <text:p text:style-name="P4">
Published Time: 2023-04-10T16:26:00+03:00</text:p>
      <text:p text:style-name="P4">
Modified Time: 2023-04-10T16:26:00+03:00</text:p>
      <text:p text:style-name="P4">
Description: In Chernihiv region, on April 10, a bridge was opened across the river Desna, which was destroyed at the beginning of a full -scale invasion of the Russian Federation. Movement is allowed to all modes of transport, including freight. - Ukrinform.</text:p>
      <text:p text:style-name="P4">
Images: ["<text:a xlink:type="simple" xlink:href="https://static.ukrinform.com/photos/2023_04/thumb_files/630_360_1681133168-942.jpg" text:style-name="Internet_20_link" text:visited-style-name="Visited_20_Internet_20_Link">
630_360_16811...</text:a>
"]</text:p>
      <text:p text:style-name="P4">
Tags: ['Міст', 'Чернігівщина', 'Відбудова']</text:p>
      <text:p text:style-name="P4">
Type: Article</text:p>
      <!--METADATA-->
      <text:p text:style-name="P4">
<draw:frame draw:style-name="fr1" draw:name="Image73" text:anchor-type="as-char" svg:width="6.9236in" svg:height="3.956343in" draw:z-index="0">
<draw:image xlink:href="../Images/yкринформ/2023-04-10T16-26-00-03-00/630_360_1681133168-942.jpg" xlink:type="simple" xlink:show="embed" xlink:actuate="onLoad" draw:mime-type="image/jpeg"/>
</draw:frame>
On April 10, a bridge was opened across the river Desna on April 10, which was destroyed by the beginning of a full -scale invasion of the Russian Federation. Movement is allowed by all types of transport, including freight.</text:p>
      <text:p text:style-name="P4">
About it reports in <text:a xlink:type="simple" xlink:href="https://www.facebook.com/Che.ukravtodor/posts/pfbid06kzBw2qM9KzbhthWtzaVTorJFi4VLxMM8HDz8NA6JPB4ZXBMgkPeDTkcmzUL9QsCl" text:style-name="Internet_20_link" text:visited-style-name="Visited_20_Internet_20_Link">
</text:a>
Infrastructure restoration and development service in the Chernihiv region, reports Ukrinform.</text:p>
      <text:p text:style-name="P4">
As noted in the message, for the first time since February 2022 from Chernihiv to <text:a xlink:type="simple" xlink:href="https://www.ukrinform.ua/tag-kiiv" text:style-name="Internet_20_link" text:visited-style-name="Visited_20_Internet_20_Link">
</text:a>
It will be possible to get a convenient short way in two hours. To this day, drivers had to spend twice as much time bypassing the road P-69 Kyiv-Vyshgorod-Desna-Chernihiv through the destroyed rides around Chernihiv.</text:p>
      <text:p text:style-name="P4">
From now on, transport can pass the ready half of the bridge across the two -way. In the second passage of work continue, it will be open later.</text:p>
      <text:p text:style-name="P4">
“This bridge is one of the priority infrastructure of the country's half -night through the gums. My respect for the whole team, which for more than half a year in 24/7 mode, has renewed the bridge through the gums. Effective cooperation of the customer, contractor and regional military administration proves that Ukraine can implement complex restoration projects even during the war. Already this spring, the renewal agency presents a portfolio of urgent 2023 projects, which was based on the requests of local self -government bodies. Some of them will be implemented in Chernihiv region, ”said Mustafa Nayem, the Chief State Agency for the restoration and development of infrastructure of Ukraine.</text:p>
      <text:p text:style-name="P4">
<text:span text:style-name="T4">
 Read also: </text:span>
 <text:a xlink:type="simple" xlink:href="https://www.ukrinform.ua/rubric-vidbudova/3691086-vidnovlenna-cernigovsini-zelenskij-pokazav-vicekancleru-frn-ak-remontuut-mist-cerez-desnu.html" text:style-name="Internet_20_link" text:visited-style-name="Visited_20_Internet_20_Link">
</text:a>
It is also reported that the restoration of the blown bridge through the gums can be developed in the second half of 2022.</text:p>
      <text:p text:style-name="P4">
Due to the fighting, the transport infrastructure of the Chernihiv region underwent more. 680 km of state roads and 27 bridges were damaged. The recovery agency ensured the functioning of about 20 temporary spots. Now they provide the logistics connections of Chernihiv with neighboring region. Also, more than 10 bridges are restored capital.</text:p>
      <text:p text:style-name="P4">
News Source: <text:a xlink:type="simple" xlink:href="https://www.ukrinform.ua/rubric-vidbudova/3693995-na-cernigivsini-vidkrili-mist-cerez-desnu-zrujnovanij-na-pocatku-vtorgnenna-rf.html" text:style-name="Internet_20_link" text:visited-style-name="Visited_20_Internet_20_Link">
https://www.ukrinform.ua/rubric-vidbudova/3693995-na-cernigivsini-vidkrili-mist-cerez-desnu-zrujnovanij-na-pocatku-vtorgnenna-rf.html</text:a>
</text:p>
      <!--NEWS-->
      <text:h text:style-name="P10" text:outline-level="1">
<text:span text:style-name="T4">
Poplavsky stated that he was coming from the post of rector of the University of Culture</text:span>
</text:h>
      <text:p text:style-name="P4">
Authors: Ukrinform (Person)</text:p>
      <text:p text:style-name="P4">
Publisher: Укринформ (Organization)</text:p>
      <text:p text:style-name="P4">
Published Time: 2023-04-10T16:27:02+03:00</text:p>
      <text:p text:style-name="P4">
Modified Time: 2023-04-10T16:27:02+03:00</text:p>
      <text:p text:style-name="P4">
Description: Shoumen Mikhail Poplavsky goes from the post of rector of Kyiv National University of Culture and Art (KNUKIM) and plans to head the Scientific Council of the educational institution. - Ukrinform.</text:p>
      <text:p text:style-name="P4">
Images: ["<text:a xlink:type="simple" xlink:href="https://static.ukrinform.com/photos/2023_04/thumb_files/630_360_1681133207-923.jpg" text:style-name="Internet_20_link" text:visited-style-name="Visited_20_Internet_20_Link">
630_360_16811...</text:a>
"]</text:p>
      <text:p text:style-name="P4">
Tags: ['Культура', 'Михайло Поплавський', 'Університет']</text:p>
      <text:p text:style-name="P4">
Type: Article</text:p>
      <!--METADATA-->
      <text:p text:style-name="P4">
<draw:frame draw:style-name="fr1" draw:name="Image74" text:anchor-type="as-char" svg:width="6.9236in" svg:height="3.956343in" draw:z-index="0">
<draw:image xlink:href="../Images/yкринформ/2023-04-10T16-27-02-03-00/630_360_1681133207-923.jpg" xlink:type="simple" xlink:show="embed" xlink:actuate="onLoad" draw:mime-type="image/jpeg"/>
</draw:frame>
Shoumenikhail Poplavsky goes from the post of rector of Kyiv National University of Culture and Art(KNUKIM)But he plans to head the Scientific Council of the educational institution.</text:p>
      <text:p text:style-name="P4">
He stated this in <text:a xlink:type="simple" xlink:href="http://www.instagram.com/reel/Cq0x2prqle4/" text:style-name="Internet_20_link" text:visited-style-name="Visited_20_Internet_20_Link">
</text:a>
, reports Ukrinform.</text:p>
      <text:p text:style-name="Quotations">

<text:p text:style-name="P4">
<text:a xlink:type="simple" xlink:href="https://www.instagram.com/reel/Cq0x2prqle4/" text:style-name="Internet_20_link" text:visited-style-name="Visited_20_Internet_20_Link">
&gt;
</text:a>
&gt;
 <text:a xlink:type="simple" xlink:href="https://www.instagram.com/reel/Cq0x2prqle4/" text:style-name="Internet_20_link" text:visited-style-name="Visited_20_Internet_20_Link">
&gt;
 </text:a>
&gt;
&gt;
 <text:a xlink:type="simple" xlink:href="https://www.instagram.com/reel/Cq0x2prqle4/" text:style-name="Internet_20_link" text:visited-style-name="Visited_20_Internet_20_Link">
&gt;
 </text:a>
"The main thing for every artist: to leave the stage under the applause in a timely manner!</text:p>

</text:p>
      <text:p text:style-name="P4">
Poplavsky also noted that on April 21 - 30, as he heads KNUKIM.</text:p>
      <text:p text:style-name="P4">
<text:span text:style-name="T4">
 Read also: </text:span>
 <text:a xlink:type="simple" xlink:href="https://www.ukrinform.ua/rubric-society/3658803-u-kievi-eksrektor-universitetu-narahuvav-sobi-premij-na-13-miljona-jomu-ogolosili-pidozru.html" text:style-name="Internet_20_link" text:visited-style-name="Visited_20_Internet_20_Link">
</text:a>
Mikhail Poplavsky headed the University of Culture in 1993, became the lounger rector in Ukraine.</text:p>
      <text:p text:style-name="P4">
News Source: <text:a xlink:type="simple" xlink:href="https://www.ukrinform.ua/rubric-culture/3693996-poplavskij-zaaviv-so-jde-z-posadi-rektora-universitetu-kulturi.html" text:style-name="Internet_20_link" text:visited-style-name="Visited_20_Internet_20_Link">
https://www.ukrinform.ua/rubric-culture/3693996-poplavskij-zaaviv-so-jde-z-posadi-rektora-universitetu-kulturi.html</text:a>
</text:p>
      <!--NEWS-->
      <text:h text:style-name="P10" text:outline-level="1">
<text:span text:style-name="T4">
Died guitarist Avva band</text:span>
</text:h>
      <text:p text:style-name="P4">
Authors: Ukrinform (Person)</text:p>
      <text:p text:style-name="P4">
Publisher: Укринформ (Organization)</text:p>
      <text:p text:style-name="P4">
Published Time: 2023-04-10T16:31:11+03:00</text:p>
      <text:p text:style-name="P4">
Modified Time: 2023-04-10T16:31:11+03:00</text:p>
      <text:p text:style-name="P4">
Description: The guitarist of the Swedish musical mass of "Avva" Lasse Welllander died after a brief struggle with cancer, his family said. - Ukrinform.</text:p>
      <text:p text:style-name="P4">
Images: ["<text:a xlink:type="simple" xlink:href="https://static.ukrinform.com/photos/2023_04/thumb_files/630_360_1681133324-225.jpg" text:style-name="Internet_20_link" text:visited-style-name="Visited_20_Internet_20_Link">
630_360_16811...</text:a>
"]</text:p>
      <text:p text:style-name="P4">
Tags: ['Музика', 'Смерть', 'АВВА']</text:p>
      <text:p text:style-name="P4">
Type: Article</text:p>
      <!--METADATA-->
      <text:p text:style-name="P4">
<draw:frame draw:style-name="fr1" draw:name="Image75" text:anchor-type="as-char" svg:width="6.9236in" svg:height="3.956343in" draw:z-index="0">
<draw:image xlink:href="../Images/yкринформ/2023-04-10T16-31-11-03-00/630_360_1681133324-225.jpg" xlink:type="simple" xlink:show="embed" xlink:actuate="onLoad" draw:mime-type="image/jpeg"/>
</draw:frame>
Awva's Gitarist Schwedish Musical Pass, Lasse Welllander died after a short -boost with cancer, his family said.</text:p>
      <text:p text:style-name="P4">
As Ukrinform reports, it reports <text:a xlink:type="simple" xlink:href="https://edition.cnn.com/2023/04/10/entertainment/lasse-wellander-abba-dies-intl-scli/index.html" text:style-name="Internet_20_link" text:visited-style-name="Visited_20_Internet_20_Link">
</text:a>
.</text:p>
      <text:p text:style-name="P4">
«Нещодавно Лассе захворів на рак і вранці у Страсну п’ятницю (April 7 - Ed.)He died surrounded by his loved ones, ”the statement published on the Gitalist on Facebook on Sunday.</text:p>
      <text:p text:style-name="P4">
The guitarist first held a musical session with the legendary band "Avva" in October 1974, when the songs "Intermezzo no.1" and "Crazy World" were recorded.</text:p>
      <text:p text:style-name="P4">
Soon Wellander became the main guitarist and toured with the band in 1975,1977, 1979 and 1980.</text:p>
      <text:p text:style-name="P4">
It appeared in several albums of the band, including in the conceptual album "Chess", two albums "Gemini" and in soundtracks of two parts of the movie "Mammamia", as well as in the album "Voyage", which was released in November 2021.</text:p>
      <text:p text:style-name="P4">
During his career, Wellander has released seven studio albums, two of which included the top 40 albums, AVVA website reports.</text:p>
      <text:p text:style-name="P4">
In 2005 he received an albin Hagstroma memorial award(The AlbinHagström Memorial Award)from the Swedish Royal Academy of Music, and in 2018 - a prestigious special award of the Union of Musicians <text:a xlink:type="simple" xlink:href="https://www.ukrinform.ua/tag-svecia" text:style-name="Internet_20_link" text:visited-style-name="Visited_20_Internet_20_Link">
</text:a>
Studioräven Award.</text:p>
      <text:p text:style-name="P4">
As reported by Ukrinform, 81-year-old actor Michael Lerner died, who received the Oscar-reached nomination as the best actor of the background for the role in Barton Fink's psychological comedy.</text:p>
      <text:p text:style-name="P4">
News Source: <text:a xlink:type="simple" xlink:href="https://www.ukrinform.ua/rubric-culture/3693997-pomer-gitarist-gurtu-avva.html" text:style-name="Internet_20_link" text:visited-style-name="Visited_20_Internet_20_Link">
https://www.ukrinform.ua/rubric-culture/3693997-pomer-gitarist-gurtu-avva.html</text:a>
</text:p>
      <!--NEWS-->
      <text:h text:style-name="P10" text:outline-level="1">
<text:span text:style-name="T4">
A large -scale fire in the Moscow - a plastic composition is burning</text:span>
</text:h>
      <text:p text:style-name="P4">
Authors: Ukrinform (Person)</text:p>
      <text:p text:style-name="P4">
Publisher: Укринформ (Organization)</text:p>
      <text:p text:style-name="P4">
Published Time: 2023-04-10T16:32:00+03:00</text:p>
      <text:p text:style-name="P4">
Modified Time: 2023-04-10T16:32:00+03:00</text:p>
      <text:p text:style-name="P4">
Description: In the Moscow region, Krasnogorsk burns the composition with a secondary raw material of plastic, the area of ignition is 1.4 thousand square meters. - Ukrinform.</text:p>
      <text:p text:style-name="P4">
Images: ["<text:a xlink:type="simple" xlink:href="https://static.ukrinform.com/photos/2023_04/thumb_files/630_360_1681133410-778.jpg" text:style-name="Internet_20_link" text:visited-style-name="Visited_20_Internet_20_Link">
630_360_16811...</text:a>
", "<text:a xlink:type="simple" xlink:href="https://static.ukrinform.com/photos/2023_04/1681133410-674.jpg" text:style-name="Internet_20_link" text:visited-style-name="Visited_20_Internet_20_Link">
1681133410-67...</text:a>
", "<text:a xlink:type="simple" xlink:href="https://static.ukrinform.com/photos/2023_04/1681133410-778.jpg" text:style-name="Internet_20_link" text:visited-style-name="Visited_20_Internet_20_Link">
1681133410-77...</text:a>
"]</text:p>
      <text:p text:style-name="P4">
Tags: ['Москва', 'Пожежа', 'росія']</text:p>
      <text:p text:style-name="P4">
Type: Article</text:p>
      <!--METADATA-->
      <text:p text:style-name="P4">
<draw:frame draw:style-name="fr1" draw:name="Image76" text:anchor-type="as-char" svg:width="6.9236in" svg:height="3.956343in" draw:z-index="0">
<draw:image xlink:href="../Images/yкринформ/2023-04-10T16-32-00-03-00/630_360_1681133410-778.jpg" xlink:type="simple" xlink:show="embed" xlink:actuate="onLoad" draw:mime-type="image/jpeg"/>
</draw:frame>
Krasnogorsk burns the composition with a secondary raw material of plastic, the area of ignition is 1.4 thousand square meters.</text:p>
      <text:p text:style-name="P4">
According to Ukrinform, Russian [] reports it(https://ria.ru/20230201/sklad-1849093237.html)With reference to the press service of the Russian Federation.</text:p>
      <text:p text:style-name="P4">
"The outbreak was reported at the following address: city district Krasnosnogorsk, Nahabine village, building 1, building 1. According to preliminary data, there is a secondary raw material of plastic inside," - said in the message.</text:p>
      <text:p text:style-name="P4">
<draw:frame draw:style-name="fr1" draw:name="Image77" text:anchor-type="as-char" svg:width="4.609375in" svg:height="10.0in" draw:z-index="0">
<draw:image xlink:href="../Images/yкринформ/2023-04-10T16-32-00-03-00/1681133410-674.jpg" xlink:type="simple" xlink:show="embed" xlink:actuate="onLoad" draw:mime-type="image/jpeg"/>
</draw:frame>
According to the department, the combustion area is 1.4 thousand square meters. The reason <text:a xlink:type="simple" xlink:href="https://www.ukrinform.ua/tag-pozeza" text:style-name="Internet_20_link" text:visited-style-name="Visited_20_Internet_20_Link">
</text:a>
set.</text:p>
      <text:p text:style-name="P4">
<text:span text:style-name="T4">
 Read also: </text:span>
 <text:a xlink:type="simple" xlink:href="https://www.ukrinform.ua/rubric-world/3693083-na-aviazavodi-u-voronezi-prolunav-vibuh.html" text:style-name="Internet_20_link" text:visited-style-name="Visited_20_Internet_20_Link">
<text:span text:style-name="T4">
 raven </text:span>
</text:a>
</text:p>
      <text:p text:style-name="P4">
<draw:frame draw:style-name="fr1" draw:name="Image78" text:anchor-type="as-char" svg:width="6.9236in" svg:height="9.231467in" draw:z-index="0">
<draw:image xlink:href="../Images/yкринформ/2023-04-10T16-32-00-03-00/1681133410-778.jpg" xlink:type="simple" xlink:show="embed" xlink:actuate="onLoad" draw:mime-type="image/jpeg"/>
</draw:frame>
As reported <text:a xlink:type="simple" xlink:href="https://www.ukrinform.ua/rubric-world/3686818-u-rf-stalasa-velika-pozeza-u-naukovovirobnicomu-kompleksi.html" text:style-name="Internet_20_link" text:visited-style-name="Visited_20_Internet_20_Link">
</text:a>
, at the end of March, the content of Aramil of the Sverdlovsk region of the Russian Federation occurred in the building of the NMP scientific and production complex, where special paint and varnish materials are produced.</text:p>
      <text:p text:style-name="P4">
_ Photo: social networks_</text:p>
      <text:p text:style-name="P4">
News Source: <text:a xlink:type="simple" xlink:href="https://www.ukrinform.ua/rubric-world/3694000-u-pidmoskovi-masstabna-pozeza-gorit-sklad-iz-plastikom.html" text:style-name="Internet_20_link" text:visited-style-name="Visited_20_Internet_20_Link">
https://www.ukrinform.ua/rubric-world/3694000-u-pidmoskovi-masstabna-pozeza-gorit-sklad-iz-plastikom.html</text:a>
</text:p>
      <!--NEWS-->
      <text:h text:style-name="P10" text:outline-level="1">
<text:span text:style-name="T4">
Great Exchange: Ukraine returned home more than 100 prisoners</text:span>
</text:h>
      <text:p text:style-name="P4">
Authors: Ukrinform (Person)</text:p>
      <text:p text:style-name="P4">
Publisher: Укринформ (Organization)</text:p>
      <text:p text:style-name="P4">
Published Time: 2023-04-10T16:38:00+03:00</text:p>
      <text:p text:style-name="P4">
Modified Time: 2023-04-10T16:38:00+03:00</text:p>
      <text:p text:style-name="P4">
Description: Ukraine conducted another great exchange of prisoners. - Ukrinform.</text:p>
      <text:p text:style-name="P4">
Images: ["<text:a xlink:type="simple" xlink:href="https://static.ukrinform.com/photos/2023_04/thumb_files/630_360_1681133811-881.jpg" text:style-name="Internet_20_link" text:visited-style-name="Visited_20_Internet_20_Link">
630_360_16811...</text:a>
", "<text:a xlink:type="simple" xlink:href="https://static.ukrinform.com/photos/2023_04/1681133811-359.jpg" text:style-name="Internet_20_link" text:visited-style-name="Visited_20_Internet_20_Link">
1681133811-35...</text:a>
"]</text:p>
      <text:p text:style-name="P4">
Tags: ['Азовсталь', 'Обмін', 'Полонені', 'Єрмак']</text:p>
      <text:p text:style-name="P4">
Type: Article</text:p>
      <!--METADATA-->
      <text:p text:style-name="P4">
<draw:frame draw:style-name="fr1" draw:name="Image79" text:anchor-type="as-char" svg:width="6.9236in" svg:height="3.956343in" draw:z-index="0">
<draw:image xlink:href="../Images/yкринформ/2023-04-10T16-38-00-03-00/630_360_1681133811-881.jpg" xlink:type="simple" xlink:show="embed" xlink:actuate="onLoad" draw:mime-type="image/jpeg"/>
</draw:frame>
Ukraine has started another great exchange of prisoners.</text:p>
      <text:p text:style-name="P4">
This was reported in <text:a xlink:type="simple" xlink:href="https://t.me/ermaka2022/2414" text:style-name="Internet_20_link" text:visited-style-name="Visited_20_Internet_20_Link">
</text:a>
Head of the Presidential Ukrainian Office Andriy Yermak, Ukrinform reports.</text:p>
      <text:p text:style-name="P4">
<text:span text:style-name="T5">
Viso: <text:a xlink:type="simple" xlink:href="https://t.me/ermaka2022/2414" text:style-name="Internet_20_link" text:visited-style-name="Visited_20_Internet_20_Link">
</text:a>
</text:span>
</text:p>
      <text:p text:style-name="P4">
“We return home 100 of our people is <text:a xlink:type="simple" xlink:href="https://www.ukrinform.ua/tag-vijskovi" text:style-name="Internet_20_link" text:visited-style-name="Visited_20_Internet_20_Link">
</text:a>
, sailors, border guards, National Guards. Among them are the Demunetsaripol, Azovstal, Gostomel. Some people have been seriously injured, have a disease. We will do everything you need to make each of them receive at all -needing help, ”he said.</text:p>
      <text:p text:style-name="P4">
<draw:frame draw:style-name="fr1" draw:name="Image80" text:anchor-type="as-char" svg:width="6.9236in" svg:height="3.89773in" draw:z-index="0">
<draw:image xlink:href="../Images/yкринформ/2023-04-10T16-38-00-03-00/1681133811-359.jpg" xlink:type="simple" xlink:show="embed" xlink:actuate="onLoad" draw:mime-type="image/jpeg"/>
</draw:frame>
Yermak said it was a difficult exchange and expressed gratitude to the whole team. "The Coordination Staff on the Defense of Prisoners of Pursuing for being doing what many may seem impossible for many. Makes your work, very important today. ”</text:p>
      <text:p text:style-name="P4">
<text:span text:style-name="T4">
 Read also: </text:span>
 <text:a xlink:type="simple" xlink:href="https://www.ukrinform.ua/rubric-ato/3693128-derzorgani-pracuut-nad-posukom-mehanizmiv-povernenna-civilnih-iz-rosijskogo-polonu-lubinec.html" text:style-name="Internet_20_link" text:visited-style-name="Visited_20_Internet_20_Link">
</text:a>
“I am especially pleased to report the wonderful news about the exchange of relatives of captured people. They have been waiting for their husbands, women, parents at home for a long time. Waiting is always a very complicated and nervous process. Ours are at home. And we will return all. It is the main value of Ukraine, ”he emphasized.</text:p>
      <text:p text:style-name="P4">
The Ministry of Internal Affairs press service informed <text:a xlink:type="simple" xlink:href="https://twitter.com/MVS_UA/status/1645426798094692354" text:style-name="Internet_20_link" text:visited-style-name="Visited_20_Internet_20_Link">
</text:a>
The Middle Ages, who were returned from captivity, are 24 National Guards and 22 border guards - the Ministry of Internal Affairs. "These are the defenders of Mariupol, Azovstal, Gostomel, Chongar, Snake Island, ZPP and Chernobyl NPP," the Ministry of Internal Affairs of Ukraine noted.</text:p>
      <text:p text:style-name="P4">
In the Ministry of Reintegration of Temporarily Occupied Territories also <text:a xlink:type="simple" xlink:href="https://t.me/minre_ua/3057" text:style-name="Internet_20_link" text:visited-style-name="Visited_20_Internet_20_Link">
</text:a>
that in the process of meeting the released soldiers, representatives of the National Information Bureau, who handed over flags, mobile phones and other essentials, were brought.</text:p>
      <text:p text:style-name="P4">
"From the experience of past exchanges is known: the first thing the released defenders dream of, - to take up the flag of Ukraine. So today our released defenders have received such flags prepared for them NIB together with the Ministry of Reintegration. And also packages with essentials: mobile phone, clothing and clothing and clothing shoes, hygiene and hot tea in thermos, "the ministry said.As reported by Ukrinform, as of April from the beginning of the full -scale maintenance of the Russian Federation, Ukraine returned 2005 people from the Russian captivity.</text:p>
      <text:p text:style-name="P4">
<text:span text:style-name="T5">
Foto: Andriy Yermak/Telegram</text:span>
</text:p>
      <text:p text:style-name="P4">
News Source: <text:a xlink:type="simple" xlink:href="https://www.ukrinform.ua/rubric-ato/3694003-velikij-obmin-ukraina-povernula-dodomu-se-100-polonenih.html" text:style-name="Internet_20_link" text:visited-style-name="Visited_20_Internet_20_Link">
https://www.ukrinform.ua/rubric-ato/3694003-velikij-obmin-ukraina-povernula-dodomu-se-100-polonenih.html</text:a>
</text:p>
      <!--NEWS-->
      <text:h text:style-name="P10" text:outline-level="1">
<text:span text:style-name="T4">
In the defense forces called the most difficult directions of the front</text:span>
</text:h>
      <text:p text:style-name="P4">
Authors: Ukrinform (Person)</text:p>
      <text:p text:style-name="P4">
Publisher: Укринформ (Organization)</text:p>
      <text:p text:style-name="P4">
Published Time: 2023-04-10T16:39:37+03:00</text:p>
      <text:p text:style-name="P4">
Modified Time: 2023-04-10T16:39:37+03:00</text:p>
      <text:p text:style-name="P4">
Description: The most difficult areas for the forces of defense on the front are Lymansky, Avdiivsky, Bakhmut and Mariinsky directions. - Ukrinform.</text:p>
      <text:p text:style-name="P4">
Images: ["<text:a xlink:type="simple" xlink:href="https://static.ukrinform.com/photos/2023_03/thumb_files/630_360_1680240754-664.jpg" text:style-name="Internet_20_link" text:visited-style-name="Visited_20_Internet_20_Link">
630_360_16802...</text:a>
"]</text:p>
      <text:p text:style-name="P4">
Tags: ['Нацгвардія', 'Схід України', 'Війна з росією', 'Єдині новини']</text:p>
      <text:p text:style-name="P4">
Type: Article</text:p>
      <!--METADATA-->
      <text:p text:style-name="P4">
<draw:frame draw:style-name="fr1" draw:name="Image81" text:anchor-type="as-char" svg:width="6.9236in" svg:height="3.956343in" draw:z-index="0">
<draw:image xlink:href="../Images/yкринформ/2023-04-10T16-39-37-03-00/630_360_1680240754-664.jpg" xlink:type="simple" xlink:show="embed" xlink:actuate="onLoad" draw:mime-type="image/jpeg"/>
</draw:frame>
The most difficult areas for the forces of defense on the front are Lymansky, Avdiivsky, Bakhmut and Mariinsky directions.</text:p>
      <text:p text:style-name="P4">
Ruslan Muzychuk, a spokesman of the Guard of Ukraine, said a spokesman of Ukraine on the nationwide telephone "Unified News", Ukrinform correspondent reports.</text:p>
      <text:p text:style-name="P4">
“Now the most difficult situation remains in Donetsk and <text:a xlink:type="simple" xlink:href="https://www.ukrinform.ua/tag-lugansina" text:style-name="Internet_20_link" text:visited-style-name="Visited_20_Internet_20_Link">
</text:a>
, where the enemy concentrates considerable sake to try to move forward. In particular, it is Liman, Avdiivsky, Bakhmut and Mariinsky directions. And indeed, here are used very big forces(Russians - ed.)including air strikes, ”he said.</text:p>
      <text:p text:style-name="P4">
The National Guard spokesman noted that, in particular, in the Bakhmut direction for the last weeks of the Russian Federation, he already uses not only "Wagnerians", but also throw the prepared units of special forces, landing units.</text:p>
      <text:p text:style-name="P4">
<text:span text:style-name="T4">
 Read also: </text:span>
 <text:a xlink:type="simple" xlink:href="https://www.ukrinform.ua/rubric-ato/3692159-cerevatij-rosiani-vikoristovuut-na-bahmutskomu-napramku-vdoskonaleni-aviabombi-fab500.html" text:style-name="Internet_20_link" text:visited-style-name="Visited_20_Internet_20_Link">
<text:span text:style-name="T4">
 Cherry </text:span>
</text:a>
“As for, for example, the fighting is already in the city, the enemy uses the tactic destruction of structures, certain of our fortifications - in fact, they are completely disassembled to try to move. But our military personnel make an overwhelming way to restrain these attacks. And in other areas, they also effectively identify these tasks, ”Muzychuk said.</text:p>
      <text:p text:style-name="P4">
<text:span text:style-name="T4">
 Read also: </text:span>
 <text:a xlink:type="simple" xlink:href="https://www.ukrinform.ua/rubric-ato/3692584-danilov-pro-bahmut-akso-pocnemo-vse-zdavati-dokotimosa-do-kordoniv-na-zahidnij-ukraini.html" text:style-name="Internet_20_link" text:visited-style-name="Visited_20_Internet_20_Link">
</text:a>
As it was reported, in the Avdeevsky direction <text:a xlink:type="simple" xlink:href="https://www.ukrinform.ua/rubric-ato/3693898-na-avdiivskomu-napramku-zsu-znisili-rosijskij-mi24.html" text:style-name="Internet_20_link" text:visited-style-name="Visited_20_Internet_20_Link">
</text:a>
Russian Mi-24 helicopter.</text:p>
      <text:p text:style-name="P4">
News Source: <text:a xlink:type="simple" xlink:href="https://www.ukrinform.ua/rubric-ato/3694002-u-silah-oboroni-nazvali-najskladnisi-napramki-frontu.html" text:style-name="Internet_20_link" text:visited-style-name="Visited_20_Internet_20_Link">
https://www.ukrinform.ua/rubric-ato/3694002-u-silah-oboroni-nazvali-najskladnisi-napramki-frontu.html</text:a>
</text:p>
      <!--NEWS-->
      <text:h text:style-name="P10" text:outline-level="1">
<text:span text:style-name="T4">
China has completed three -day military training near Taiwan</text:span>
</text:h>
      <text:p text:style-name="P4">
Authors: Ukrinform (Person)</text:p>
      <text:p text:style-name="P4">
Publisher: Укринформ (Organization)</text:p>
      <text:p text:style-name="P4">
Published Time: 2023-04-10T16:41:17+03:00</text:p>
      <text:p text:style-name="P4">
Modified Time: 2023-04-10T16:41:17+03:00</text:p>
      <text:p text:style-name="P4">
Description: China completed three-day military exercises around Taiwan, during which the forces of the Eastern Military District of the People's Liberation Army of China (NVAK) worked out the task of rocket strikes for the purpose on the island and blocking its sea and airspace. - Ukrinform.</text:p>
      <text:p text:style-name="P4">
Images: ["<text:a xlink:type="simple" xlink:href="https://static.ukrinform.com/photos/2023_04/thumb_files/630_360_1681134009-399.jpg" text:style-name="Internet_20_link" text:visited-style-name="Visited_20_Internet_20_Link">
630_360_16811...</text:a>
"]</text:p>
      <text:p text:style-name="P4">
Tags: ['Китай', 'Тайвань', 'Військові навчання']</text:p>
      <text:p text:style-name="P4">
Type: Article</text:p>
      <!--METADATA-->
      <text:p text:style-name="P4">
<draw:frame draw:style-name="fr1" draw:name="Image82" text:anchor-type="as-char" svg:width="6.9236in" svg:height="3.956343in" draw:z-index="0">
<draw:image xlink:href="../Images/yкринформ/2023-04-10T16-41-17-03-00/630_360_1681134009-399.jpg" xlink:type="simple" xlink:show="embed" xlink:actuate="onLoad" draw:mime-type="image/jpeg"/>
</draw:frame>
China's three-day military exercises around Taiwan, during which the Sili-East Military District of the People's Liberation Army of China(Ts)The tasks of rocket strokes for the purpose on the island and the blocking of the maritime and airspace were worked out.</text:p>
      <text:p text:style-name="P4">
About it reports <text:a xlink:type="simple" xlink:href="http://www.reuters.com/world/asia-pacific/japan-following-chinas-taiwan-drills-with-great-interest-2023-04-10/" text:style-name="Internet_20_link" text:visited-style-name="Visited_20_Internet_20_Link">
</text:a>
, reports Ukrinform.</text:p>
      <text:p text:style-name="P4">
The Chinese military stated that they had "successfully completed" training and "comprehensively translated" the possibilities of units to act in real combat conditions, emphasizing the readiness of "decisively suppressing any forms of separatism of Taiwan and foreign intervention".</text:p>
      <text:p text:style-name="P4">
State Television <text:a xlink:type="simple" xlink:href="https://www.ukrinform.ua/tag-kitaj" text:style-name="Internet_20_link" text:visited-style-name="Visited_20_Internet_20_Link">
</text:a>
It was said that the boost ships, led by the Shandun aircraft carrier and NVAK aircraft, including H-6 bubblers, capable of carrying nuclear weapons, worked out "joint actions of the establishment of a comprehensive blockade of the island".</text:p>
      <text:p text:style-name="P4">
The Taiwan Ministry of Defense stated that, as of Monday morning, found an island 11 Chinese warships and 59 aircraft, of which 39 were destroyed by the Taiwan Strait, which is considered to be the demarcation of the Taiwan.</text:p>
      <text:p text:style-name="P4">
In the Government of Japan, commenting on the training of the NVAK around the island, they noted that they would take place in the maneuvers "with great interest" and emphasized the important formation of peace and stability in the Taiwanese Strait.</text:p>
      <text:p text:style-name="P4">
The European Union has expressed concern for China's military studies around Taiwan and stated that the status of the island could not be forceful, since any escalation of the situation or the use of force would have enormous global consequences.</text:p>
      <text:p text:style-name="P4">
<text:span text:style-name="T4">
 Read also: </text:span>
 <text:a xlink:type="simple" xlink:href="https://www.ukrinform.ua/rubric-world/3693930-ssa-napravili-raketnij-esminec-u-pivdennokitajske-more-na-tli-navcan-knr-bila-tajvanu.html" text:style-name="Internet_20_link" text:visited-style-name="Visited_20_Internet_20_Link">
<text:span text:style-name="T4">
 Taiwan </text:span>
</text:a>
As reported by Ukrinform, the Ministry of Defense of the PRC has confirmed that China's militaryarmies during exercises <text:a xlink:type="simple" xlink:href="https://www.ukrinform.ua/rubric-world/3693718-kitaj-pidtverdzue-imitaciu-raketnih-udariv-po-klucovih-cilah-na-tajvani.html" text:style-name="Internet_20_link" text:visited-style-name="Visited_20_Internet_20_Link">
</text:a>
and surrounding waters.</text:p>
      <text:p text:style-name="P4">
Photo: Getty Images</text:p>
      <text:p text:style-name="P4">
News Source: <text:a xlink:type="simple" xlink:href="https://www.ukrinform.ua/rubric-world/3694004-kitaj-zaversiv-tridenni-vijskovi-navcanna-poblizu-tajvanu.html" text:style-name="Internet_20_link" text:visited-style-name="Visited_20_Internet_20_Link">
https://www.ukrinform.ua/rubric-world/3694004-kitaj-zaversiv-tridenni-vijskovi-navcanna-poblizu-tajvanu.html</text:a>
</text:p>
      <!--NEWS-->
      <text:h text:style-name="P10" text:outline-level="1">
<text:span text:style-name="T4">
In Melitopol, traitors and collaborators were banned from traveling outside the city</text:span>
</text:h>
      <text:p text:style-name="P4">
Authors: Ukrinform (Person)</text:p>
      <text:p text:style-name="P4">
Publisher: Укринформ (Organization)</text:p>
      <text:p text:style-name="P4">
Published Time: 2023-04-10T16:45:00+03:00</text:p>
      <text:p text:style-name="P4">
Modified Time: 2023-04-10T16:45:00+03:00</text:p>
      <text:p text:style-name="P4">
Description: Panic among traitors and collaborators is growing in temporarily captured Melitopol. They are forced to write receipts and forbid to travel outside the city. - Ukrinform.</text:p>
      <text:p text:style-name="P4">
Images: ["<text:a xlink:type="simple" xlink:href="https://static.ukrinform.com/photos/2019_03/thumb_files/630_360_1552330633-461.jpg" text:style-name="Internet_20_link" text:visited-style-name="Visited_20_Internet_20_Link">
630_360_15523...</text:a>
"]</text:p>
      <text:p text:style-name="P4">
Tags: ['Мелітополь', 'Заборона', 'Колаборант', 'Війна з росією']</text:p>
      <text:p text:style-name="P4">
Type: Article</text:p>
      <!--METADATA-->
      <text:p text:style-name="P4">
<draw:frame draw:style-name="fr1" draw:name="Image83" text:anchor-type="as-char" svg:width="6.9236in" svg:height="3.956343in" draw:z-index="0">
<draw:image xlink:href="../Images/yкринформ/2023-04-10T16-45-00-03-00/630_360_1552330633-461.jpg" xlink:type="simple" xlink:show="embed" xlink:actuate="onLoad" draw:mime-type="image/jpeg"/>
</draw:frame>
Panic among the traitors of icolaborators is growing in the passionately captured Melitopol. They are forced to write receipts and forbid to travel outside the immist.</text:p>
      <text:p text:style-name="P4">
About it reports in <text:a xlink:type="simple" xlink:href="https://t.me/ivan_fedorov_melitopol/1691" text:style-name="Internet_20_link" text:visited-style-name="Visited_20_Internet_20_Link">
</text:a>
Melitopol Mayor Ivan Fedorov, reports Ukrinform.</text:p>
      <text:p text:style-name="P4">
“Panic is exacerbated by the fact that 4 collaborators were released last week who agreed to cooperate with the enemy. For example, after the Zubarev was exploding, he was found replacement in 3 hours and presented a new head of the Fais Occupation Authorities in Yakimovka. They also appointed a new head of Vryazovsk, a new head in Kirillovka, and the trend continues, ”the mayor tells.</text:p>
      <text:p text:style-name="P4">
According to Fedorov, traitors are not needed by anyone, so the enemy begins to clean the lava.</text:p>
      <text:p text:style-name="P4">
<text:span text:style-name="T4">
 Read also: </text:span>
 <text:a xlink:type="simple" xlink:href="https://www.ukrinform.ua/rubric-regions/3690943-partizani-melitopola-vzali-na-sebe-vidpovidalnist-za-pidriv-avto-kolaboranta-zubareva.html" text:style-name="Internet_20_link" text:visited-style-name="Visited_20_Internet_20_Link">
</text:a>
"Today, the enemy has taken receipts from all collaborators and forbids them to go outside the city," - informed the legally elected mayor.</text:p>
      <text:p text:style-name="P4">
According to the Center for National Resistance, Russian invaders take away their collaborators foreign passports.</text:p>
      <text:p text:style-name="P4">
As reported by Ukrinform, <text:a xlink:type="simple" xlink:href="https://www.ukrinform.ua/rubric-regions/3691887-spivpracuvati-z-vorogom-pogodilis-700-meskanciv-melitopolskogo-rajonu-mer.html" text:style-name="Internet_20_link" text:visited-style-name="Visited_20_Internet_20_Link">
</text:a>
However, no more than 10 people have passed among the city authorities.</text:p>
      <text:p text:style-name="P4">
News Source: <text:a xlink:type="simple" xlink:href="https://www.ukrinform.ua/rubric-regions/3694006-u-melitopoli-zradnikam-i-kolaborantam-zaboronili-viizdzati-za-mezi-mista.html" text:style-name="Internet_20_link" text:visited-style-name="Visited_20_Internet_20_Link">
https://www.ukrinform.ua/rubric-regions/3694006-u-melitopoli-zradnikam-i-kolaborantam-zaboronili-viizdzati-za-mezi-mista.html</text:a>
</text:p>
      <!--NEWS-->
      <text:h text:style-name="P10" text:outline-level="1">
<text:span text:style-name="T4">
"Ukraine is ready for a new page": Zelensky spoke with Prime Minister of Iraq</text:span>
</text:h>
      <text:p text:style-name="P4">
Authors: Ukrinform (Person)</text:p>
      <text:p text:style-name="P4">
Publisher: Укринформ (Organization)</text:p>
      <text:p text:style-name="P4">
Published Time: 2023-04-10T16:51:24+03:00</text:p>
      <text:p text:style-name="P4">
Modified Time: 2023-04-10T16:51:24+03:00</text:p>
      <text:p text:style-name="P4">
Description: President Volodymyr Zelensky discussed with Prime Minister Iraq Muhammad Shia As-Sudani activation of interstate interaction and the Ukrainian formula of peace. - Ukrinform.</text:p>
      <text:p text:style-name="P4">
Images: ["<text:a xlink:type="simple" xlink:href="https://static.ukrinform.com/photos/2022_06/thumb_files/630_360_1655321433-213.jpeg" text:style-name="Internet_20_link" text:visited-style-name="Visited_20_Internet_20_Link">
630_360_16553...</text:a>
"]</text:p>
      <text:p text:style-name="P4">
Tags: ['Ірак', "Прем'єр", 'Зеленський']</text:p>
      <text:p text:style-name="P4">
Type: Article</text:p>
      <!--METADATA-->
      <text:p text:style-name="P4">
<draw:frame draw:style-name="fr1" draw:name="Image84" text:anchor-type="as-char" svg:width="6.9236in" svg:height="3.956343in" draw:z-index="0">
<draw:image xlink:href="../Images/yкринформ/2023-04-10T16-51-24-03-00/630_360_1655321433-213.jpeg" xlink:type="simple" xlink:show="embed" xlink:actuate="onLoad" draw:mime-type="image/jpeg"/>
</draw:frame>
Zelensky's Presidential Divide discussed with Prime Minister Iraq Muhammad Shia As-Sudani activation of interstate interaction and the Ukrainian formula of peace.</text:p>
      <text:p text:style-name="P4">
The Head of State reported this in <text:a xlink:type="simple" xlink:href="http://twitter.com/ZelenskyyUa/status/1645417474358140928" text:style-name="Internet_20_link" text:visited-style-name="Visited_20_Internet_20_Link">
</text:a>
, reports Ukrinform.</text:p>
      <text:p text:style-name="P4">
"He spent a telephone conversation with Iraq Prime Minister Muhammad Shia As-Sudani. I noted that Ukraine was ready for a new page of bilateral cooperation. They were able to intensify all available mechanisms of interaction and launch new ones. The Ukrainian formula of peace was also offered," Zelensky said.</text:p>
      <text:p text:style-name="P4">
<text:span text:style-name="T4">
 Read also: </text:span>
 <text:a xlink:type="simple" xlink:href="https://www.ukrinform.ua/rubric-polytics/3693102-povaga-u-miznarodni-vidnosini-povernetsa-koli-ukraina-poverne-krim-zelenskij.html" text:style-name="Internet_20_link" text:visited-style-name="Visited_20_Internet_20_Link">
<text:span text:style-name="T4">
 Zelensky </text:span>
</text:a>
As reported by Ukrinform, the Ministry of Foreign Affairs of Ukraine at the beginning of the Bereznaya announced an external set of candidates for 10 diplomatic, consular administrative and technical positions in foreign diplomatic institutions of Ukraine in Austria, Angola, Ganya, Iraq, Saudi Arabia, Pakistan, Senegal, <text:a xlink:type="simple" xlink:href="https://www.ukrinform.ua/tag-ssa" text:style-name="Internet_20_link" text:visited-style-name="Visited_20_Internet_20_Link">
</text:a>
, Taturkmenistani Taturkmen.</text:p>
      <text:p text:style-name="P4">
News Source: <text:a xlink:type="simple" xlink:href="https://www.ukrinform.ua/rubric-polytics/3694007-ukraina-gotova-do-novoi-storinki-zelenskij-pogovoriv-z-premerom-iraku.html" text:style-name="Internet_20_link" text:visited-style-name="Visited_20_Internet_20_Link">
https://www.ukrinform.ua/rubric-polytics/3694007-ukraina-gotova-do-novoi-storinki-zelenskij-pogovoriv-z-premerom-iraku.html</text:a>
</text:p>
      <!--NEWS-->
      <text:h text:style-name="P10" text:outline-level="1">
<text:span text:style-name="T4">
The Ukrainian Danube Shipping Company has announced a competition for using a tanker</text:span>
</text:h>
      <text:p text:style-name="P4">
Authors: Ukrinform (Person)</text:p>
      <text:p text:style-name="P4">
Publisher: Укринформ (Organization)</text:p>
      <text:p text:style-name="P4">
Published Time: 2023-04-10T16:51:57+03:00</text:p>
      <text:p text:style-name="P4">
Modified Time: 2023-04-10T16:51:57+03:00</text:p>
      <text:p text:style-name="P4">
Description: PJSC "Ukrainian Danube Recruitment" has given the right to use a tanker for loading and transportation of diesel or oil. - Ukrinform.</text:p>
      <text:p text:style-name="P4">
Images: ["<text:a xlink:type="simple" xlink:href="https://static.ukrinform.com/photos/2023_04/thumb_files/630_360_1681134513-639.jpg" text:style-name="Internet_20_link" text:visited-style-name="Visited_20_Internet_20_Link">
630_360_16811...</text:a>
", "<text:a xlink:type="simple" xlink:href="https://static.ukrinform.com/photos/2023_04/1681134506-524.jpg" text:style-name="Internet_20_link" text:visited-style-name="Visited_20_Internet_20_Link">
1681134506-52...</text:a>
", "<text:a xlink:type="simple" xlink:href="https://static.ukrinform.com/photos/2023_04/1681134556-651.jpg" text:style-name="Internet_20_link" text:visited-style-name="Visited_20_Internet_20_Link">
1681134556-65...</text:a>
"]</text:p>
      <text:p text:style-name="P4">
Tags: ['Конкурс', 'Українське Дунайське пароплавство', 'танкер']</text:p>
      <text:p text:style-name="P4">
Type: Article</text:p>
      <!--METADATA-->
      <text:p text:style-name="P4">
<draw:frame draw:style-name="fr1" draw:name="Image85" text:anchor-type="as-char" svg:width="6.9236in" svg:height="3.956343in" draw:z-index="0">
<draw:image xlink:href="../Images/yкринформ/2023-04-10T16-51-57-03-00/630_360_1681134513-639.jpg" xlink:type="simple" xlink:show="embed" xlink:actuate="onLoad" draw:mime-type="image/jpeg"/>
</draw:frame>
PJSC "Ukrainian Danube Recruitment" has set the right to use a tanker for loading and transportation of diesel fuel or oil.</text:p>
      <text:p text:style-name="P4">
This was reported by the press service of the enterprise in <text:a xlink:type="simple" xlink:href="https://www.facebook.com/UkrainianDanubeShippingCompay/posts/pfbid02EGdCUFaAyfehy79Kt6ARUFJ2rMwZXqyViMXde9i6pV2rr7zc6tHedNPvqVou6G4Cl" text:style-name="Internet_20_link" text:visited-style-name="Visited_20_Internet_20_Link">
</text:a>
, reports Ukrinform.</text:p>
      <text:p text:style-name="P4">
“The transfer of the navy or other assets of the UDP to use now only for <text:a xlink:type="simple" xlink:href="https://www.ukrinform.ua/tag-konkurs" text:style-name="Internet_20_link" text:visited-style-name="Visited_20_Internet_20_Link">
</text:a>
On the basis of transparent auctions. In particular, a competition for a marine tanker for the transportation of diesel or vegetable oil is planned next week, ”the testimony said.</text:p>
      <text:p text:style-name="P4">
<draw:frame draw:style-name="fr1" draw:name="Image86" text:anchor-type="as-char" svg:width="6.9236in" svg:height="4.837866in" draw:z-index="0">
<draw:image xlink:href="../Images/yкринформ/2023-04-10T16-51-57-03-00/1681134506-524.jpg" xlink:type="simple" xlink:show="embed" xlink:actuate="onLoad" draw:mime-type="image/jpeg"/>
</draw:frame>
According to the company, the tanker can only work in Ukrainian ports, so the last time was mostly served as a composition for accumulation. That is why it is advisable to transfer the ship to the operator who specialized deals with logistics of bulk cargoes.</text:p>
      <text:p text:style-name="P4">
The deadline of the vessel is 3 309 tons, the cargo consumption is 3 425 cubic meters.</text:p>
      <text:p text:style-name="P4">
<draw:frame draw:style-name="fr1" draw:name="Image87" text:anchor-type="as-char" svg:width="6.9236in" svg:height="4.282174in" draw:z-index="0">
<draw:image xlink:href="../Images/yкринформ/2023-04-10T16-51-57-03-00/1681134556-651.jpg" xlink:type="simple" xlink:show="embed" xlink:actuate="onLoad" draw:mime-type="image/jpeg"/>
</draw:frame>
It is noted that the auction will take place on the electronic platform Prozorro. Sale.</text:p>
      <text:p text:style-name="P4">
The starting price of the auction meets the conditions on which the ship was rented last year, and is UAH 2.74 million.</text:p>
      <text:p text:style-name="P4">
<text:span text:style-name="T4">
 Read also: </text:span>
 <text:a xlink:type="simple" xlink:href="https://www.ukrinform.ua/rubric-economy/3685505-ukrainske-dunajske-paroplavstvo-pogodilo-perejmenuvanna-12-suden.html" text:style-name="Internet_20_link" text:visited-style-name="Visited_20_Internet_20_Link">
<text:span text:style-name="T4">
 Ukrainian </text:span>
 <text:span text:style-name="T4">
 </text:span>
 Danube <text:span text:style-name="T4">
 </text:span>
 Shipping **</text:a>
As it was reported, PJSC "Ukrainian Danube Recruitment" in January - March2023 transported about 70 thousand tons of production of a mining and metallurgical complex.</text:p>
      <text:p text:style-name="P4">
<text:span text:style-name="T5">
Foto: Ukrainian Danube steamboat</text:span>
</text:p>
      <text:p text:style-name="P4">
News Source: <text:a xlink:type="simple" xlink:href="https://www.ukrinform.ua/rubric-economy/3694008-ukrainske-dunajske-paroplavstvo-ogolosilo-konkurs-na-koristuvanna-tankerom.html" text:style-name="Internet_20_link" text:visited-style-name="Visited_20_Internet_20_Link">
https://www.ukrinform.ua/rubric-economy/3694008-ukrainske-dunajske-paroplavstvo-ogolosilo-konkurs-na-koristuvanna-tankerom.html</text:a>
</text:p>
      <!--NEWS-->
      <text:h text:style-name="P10" text:outline-level="1">
<text:span text:style-name="T4">
The Council released from import duties and VAT.</text:span>
</text:h>
      <text:p text:style-name="P4">
Authors: Ukrinform (Person)</text:p>
      <text:p text:style-name="P4">
Publisher: Укринформ (Organization)</text:p>
      <text:p text:style-name="P4">
Published Time: 2023-04-10T16:52:00+03:00</text:p>
      <text:p text:style-name="P4">
Modified Time: 2023-04-10T16:52:00+03:00</text:p>
      <text:p text:style-name="P4">
Description: The Verkhovna Rada adopted two laws that temporarily exempt from VAT and duties on the import of goods for more prompt satisfaction of the needs of defense structures, as well as effective and timely repeling of the aggressor. - Ukrinform.</text:p>
      <text:p text:style-name="P4">
Images: ["<text:a xlink:type="simple" xlink:href="https://static.ukrinform.com/photos/2021_11/thumb_files/630_360_1635842496-3968.jpeg" text:style-name="Internet_20_link" text:visited-style-name="Visited_20_Internet_20_Link">
630_360_16358...</text:a>
"]</text:p>
      <text:p text:style-name="P4">
Tags: ['Імпорт', 'Мито', 'ПДВ', 'Воєнний стан', 'Верховна Рада']</text:p>
      <text:p text:style-name="P4">
Type: Article</text:p>
      <!--METADATA-->
      <text:p text:style-name="P4">
<draw:frame draw:style-name="fr1" draw:name="Image88" text:anchor-type="as-char" svg:width="6.9236in" svg:height="3.956343in" draw:z-index="0">
<draw:image xlink:href="../Images/yкринформ/2023-04-10T16-52-00-03-00/630_360_1635842496-3968.jpeg" xlink:type="simple" xlink:show="embed" xlink:actuate="onLoad" draw:mime-type="image/jpeg"/>
</draw:frame>
The Verkhovnarad has adopted two laws that temporarily exempt VAT and duties of decommissioning of goods for more prompt satisfaction of the needs of defense structures, as well as effective and timely repeling of the aggressor.</text:p>
      <text:p text:style-name="P4">
The relevant draft laws No. 9061 and No. 9062 supported as a whole 317 and 316 international deputies, Ukrinform reports with reference to <text:a xlink:type="simple" xlink:href="https://t.me/yzheleznyak/3845" text:style-name="Internet_20_link" text:visited-style-name="Visited_20_Internet_20_Link">
</text:a>
Yaroslav Zheleznyak's parliamentarian.</text:p>
      <text:p text:style-name="P4">
Documents are exempted from import duties by import duties and the value of the value - the operations on the import of goods placed in the customs regime outside the customs territory of Ukraine, and/or products of their processing, which are returned to the customs territory of Ukraine in the customs regime <text:a xlink:type="simple" xlink:href="https://www.ukrinform.ua/tag-import" text:style-name="Internet_20_link" text:visited-style-name="Visited_20_Internet_20_Link">
</text:a>
After repair and/or maintenance, if such goods belong to the Ministry of Defense, the Armed Forces, as well as other military registration.</text:p>
      <text:p text:style-name="P4">
<text:span text:style-name="T4">
 Read also: </text:span>
 <text:a xlink:type="simple" xlink:href="https://www.ukrinform.ua/rubric-polytics/3693991-rada-zaklikala-kraini-nato-priskoriti-vstup-ukraini-do-alansu.html" text:style-name="Internet_20_link" text:visited-style-name="Visited_20_Internet_20_Link">
<text:span text:style-name="T4">
 Council </text:span>
</text:a>
Laws will increase the efficiency of realization of foreign economic proceeds to meet the critical needs of defense forces in weapons, military equipment and ammunition.</text:p>
      <text:p text:style-name="P4">
<text:span text:style-name="T4">
 Read also: </text:span>
 <text:a xlink:type="simple" xlink:href="https://www.ukrinform.ua/rubric-technology/3689715-urad-sprostiv-proceduru-vvezenna-komplektuucih-dla-bezpilotnikiv-v-ukrainu.html" text:style-name="Internet_20_link" text:visited-style-name="Visited_20_Internet_20_Link">
<text:span text:style-name="T4">
 drone </text:span>
</text:a>
As it was reported, in March 2023, the Cabinet of Ministers adopted a resolution that simplified the procedure for importing accessories to Ukraine for a time of martial law.</text:p>
      <text:p text:style-name="P4">
News Source: <text:a xlink:type="simple" xlink:href="https://www.ukrinform.ua/rubric-economy/3694009-rada-zvilnila-vid-vviznogo-mita-i-pdv-tovari-oboronnogo-priznacenna.html" text:style-name="Internet_20_link" text:visited-style-name="Visited_20_Internet_20_Link">
https://www.ukrinform.ua/rubric-economy/3694009-rada-zvilnila-vid-vviznogo-mita-i-pdv-tovari-oboronnogo-priznacenna.html</text:a>
</text:p>
      <!--NEWS-->
      <text:h text:style-name="P10" text:outline-level="1">
<text:span text:style-name="T4">
Berinchik: Almost all of the fee from Mandy I gave on the Armed Forces</text:span>
</text:h>
      <text:p text:style-name="P4">
Authors: Ukrinform (Person)</text:p>
      <text:p text:style-name="P4">
Publisher: Укринформ (Organization)</text:p>
      <text:p text:style-name="P4">
Published Time: 2023-04-10T16:54:27+03:00</text:p>
      <text:p text:style-name="P4">
Modified Time: 2023-04-10T16:54:27+03:00</text:p>
      <text:p text:style-name="P4">
Description: The EBU and WBO International Champion Denis Berinchyk (17-0, 9 KOs) told how it helps the Ukrainian military. - Ukrinform.</text:p>
      <text:p text:style-name="P4">
Images: ["<text:a xlink:type="simple" xlink:href="https://static.ukrinform.com/photos/2023_04/thumb_files/630_360_1681134793-592.jpg" text:style-name="Internet_20_link" text:visited-style-name="Visited_20_Internet_20_Link">
630_360_16811...</text:a>
"]</text:p>
      <text:p text:style-name="P4">
Tags: ['Бокс']</text:p>
      <text:p text:style-name="P4">
Type: Article</text:p>
      <!--METADATA-->
      <text:p text:style-name="P4">
<draw:frame draw:style-name="fr1" draw:name="Image89" text:anchor-type="as-char" svg:width="6.9236in" svg:height="3.956343in" draw:z-index="0">
<draw:image xlink:href="../Images/yкринформ/2023-04-10T16-54-27-03-00/630_360_1681134793-592.jpg" xlink:type="simple" xlink:show="embed" xlink:actuate="onLoad" draw:mime-type="image/jpeg"/>
</draw:frame>
Championebeu and WBO International in Lightweight Denis Berinchik(17-0, 9 Ko)He told how he helps the Ukrainian military.</text:p>
      <text:p text:style-name="P4">
As Ukrinform reports, with <text:a xlink:type="simple" xlink:href="https://sportarena.com/uk/boxing/berinchik-majzhe-ves-gonorar-vid-boyu-z-mendi-ya/" text:style-name="Internet_20_link" text:visited-style-name="Visited_20_Internet_20_Link">
</text:a>
on Sportarena.</text:p>
      <text:p text:style-name="P4">
“At the beginning of the war, the country was in danger, everyone quit his affairs and went to doarmia, began to help, and volunteer. Where the fighting goes, the guys told me that I needed in the ring: "Berinchik, you have already been well -known Russians, now our turn, so go." Then logistics was lined up, so now I am fighting money: generators, Maviki, helping to the dead, someone's repair, I know someone individually. So it was, I gave almost the whole fee from Mendi to the Armed Forces. And before the battle I gave everything to the war. He wanted to buy a dog's estate, but gave all the money for the sake of victory. There are brigades that I support. Now I go to the front as a volunteer, ”Berinchik said.</text:p>
      <text:p text:style-name="P4">
<text:span text:style-name="T4">
 Read also: </text:span>
 <text:a xlink:type="simple" xlink:href="https://www.ukrinform.ua/rubric-sports/3693359-usik-ocolue-rejting-zurnalu-the-ring-nezalezno-vid-vagovoi-kategorii.html" text:style-name="Internet_20_link" text:visited-style-name="Visited_20_Internet_20_Link">
</text:a>
As it was reported, in December last year, Berinchyk won Ivan Mendodid -loud decision of judges.</text:p>
      <text:p text:style-name="P4">
Photo: K2Promotions Ukraine</text:p>
      <text:p text:style-name="P4">
News Source: <text:a xlink:type="simple" xlink:href="https://www.ukrinform.ua/rubric-sports/3694013-berincik-majze-ves-gonorar-vid-bou-z-mendi-a-viddav-na-zsu.html" text:style-name="Internet_20_link" text:visited-style-name="Visited_20_Internet_20_Link">
https://www.ukrinform.ua/rubric-sports/3694013-berincik-majze-ves-gonorar-vid-bou-z-mendi-a-viddav-na-zsu.html</text:a>
</text:p>
      <!--NEWS-->
      <text:h text:style-name="P10" text:outline-level="1">
<text:span text:style-name="T4">
In Kropyvnytskyi, students create a patriotic mural in the hiding place</text:span>
</text:h>
      <text:p text:style-name="P4">
Authors: Ukrinform (Person)</text:p>
      <text:p text:style-name="P4">
Publisher: Укринформ (Organization)</text:p>
      <text:p text:style-name="P4">
Published Time: 2023-04-10T16:56:20+03:00</text:p>
      <text:p text:style-name="P4">
Modified Time: 2023-04-10T16:56:20+03:00</text:p>
      <text:p text:style-name="P4">
Description: The Central Ukrainian State University named after Volodymyr Vynnychenko in Kropyvnytskyi on the walls of shelter creates an art painting on the theme "My Ukraine", the project itself was called "transition". - Ukrinform.</text:p>
      <text:p text:style-name="P4">
Images: ["<text:a xlink:type="simple" xlink:href="https://static.ukrinform.com/photos/2023_04/thumb_files/630_360_1681133045-7688.jpeg" text:style-name="Internet_20_link" text:visited-style-name="Visited_20_Internet_20_Link">
630_360_16811...</text:a>
", "<text:a xlink:type="simple" xlink:href="https://static.ukrinform.com/photos/2023_04/thumb_files/630_360_1681133045-8056.jpeg" text:style-name="Internet_20_link" text:visited-style-name="Visited_20_Internet_20_Link">
630_360_16811...</text:a>
", "<text:a xlink:type="simple" xlink:href="https://static.ukrinform.com/photos/2023_04/thumb_files/630_360_1681133045-9102.jpeg" text:style-name="Internet_20_link" text:visited-style-name="Visited_20_Internet_20_Link">
630_360_16811...</text:a>
", "<text:a xlink:type="simple" xlink:href="https://static.ukrinform.com/photos/2023_04/thumb_files/630_360_1681133045-6426.jpeg" text:style-name="Internet_20_link" text:visited-style-name="Visited_20_Internet_20_Link">
630_360_16811...</text:a>
", "<text:a xlink:type="simple" xlink:href="https://static.ukrinform.com/photos/2023_04/thumb_files/630_360_1681133045-9372.jpeg" text:style-name="Internet_20_link" text:visited-style-name="Visited_20_Internet_20_Link">
630_360_16811...</text:a>
", "<text:a xlink:type="simple" xlink:href="https://static.ukrinform.com/photos/2023_04/thumb_files/630_360_1681133045-6312.jpeg" text:style-name="Internet_20_link" text:visited-style-name="Visited_20_Internet_20_Link">
630_360_16811...</text:a>
", "<text:a xlink:type="simple" xlink:href="https://static.ukrinform.com/photos/2023_04/thumb_files/630_360_1681133046-9132.jpeg" text:style-name="Internet_20_link" text:visited-style-name="Visited_20_Internet_20_Link">
630_360_16811...</text:a>
", "<text:a xlink:type="simple" xlink:href="https://static.ukrinform.com/photos/2023_04/thumb_files/630_360_1681133047-2612.jpeg" text:style-name="Internet_20_link" text:visited-style-name="Visited_20_Internet_20_Link">
630_360_16811...</text:a>
", "<text:a xlink:type="simple" xlink:href="https://static.ukrinform.com/photos/2023_04/thumb_files/630_360_1681133047-7715.jpeg" text:style-name="Internet_20_link" text:visited-style-name="Visited_20_Internet_20_Link">
630_360_16811...</text:a>
", "<text:a xlink:type="simple" xlink:href="https://static.ukrinform.com/photos/2023_04/thumb_files/630_360_1681133047-6236.jpeg" text:style-name="Internet_20_link" text:visited-style-name="Visited_20_Internet_20_Link">
630_360_16811...</text:a>
", "<text:a xlink:type="simple" xlink:href="https://static.ukrinform.com/photos/2023_04/thumb_files/630_360_1681133047-8972.jpeg" text:style-name="Internet_20_link" text:visited-style-name="Visited_20_Internet_20_Link">
630_360_16811...</text:a>
"]</text:p>
      <text:p text:style-name="P4">
Tags: ['Кропивницький', 'Укриття', 'Університет', 'Стінопис']</text:p>
      <text:p text:style-name="P4">
Type: Article</text:p>
      <!--METADATA-->
      <text:p text:style-name="P4">
<draw:frame draw:style-name="fr1" draw:name="Image90" text:anchor-type="as-char" svg:width="6.9236in" svg:height="3.956343in" draw:z-index="0">
<draw:image xlink:href="../Images/yкринформ/2023-04-10T16-56-20-03-00/630_360_1681133045-7688.jpeg" xlink:type="simple" xlink:show="embed" xlink:actuate="onLoad" draw:mime-type="image/jpeg"/>
</draw:frame>
The Vladimir Vinnychenko State University of Vinnychenko on the walls of shelter creates an art painting on the theme "Myukraine", the project itself was called "transition" on the walls of shelter.</text:p>
      <text:p text:style-name="P4">
The Ukrinform correspondent reports.</text:p>
      <text:p text:style-name="P4">
"Students used their sketches, themes -" My Ukraine ". Each one, sometimes I wanted to adjust the sketch, but I did not succeed, each vision of the topic. We decided to make such a picture gallery in a shelter that has reinforced in a depressed state as <text:a xlink:type="simple" xlink:href="https://www.ukrinform.ua/tag-ukraina" text:style-name="Internet_20_link" text:visited-style-name="Visited_20_Internet_20_Link">
</text:a>
. Students say that it is symbolic, we will show up on the walls, and after the victory, when the country is gaining strength and blossoming, the unpair will be repaired - we will create new paintings, ” - said Larisa Garbuzenko, Associate Professor of the Department of Art Education of the Volodymyr Vinnychenko Central Executive Education.</text:p>
      <text:p text:style-name="P4">
In addition to the students of the Faculty of Pedagogy, Psychology and Arts, teachers and graduates of the faculty, as well as all those who want, including philologists, historians, and students of the Lyceum, have joined the work. The artistic painting of the walls is created in the underground transition between the university buildings, which is now used by the way, which gave the name of the project - the "transition".“At first, we just sat here on chairs. I think that we are sitting in a rather modest corridor, and we are still artists, it would be at least part of the wall to paint, suggested its idea, and she grew into such a project, ”Olga Saveluk, a fourth -course student, said.</text:p>
      <text:p text:style-name="P4">
<text:span text:style-name="T4">
 Read also: </text:span>
 <text:a xlink:type="simple" xlink:href="https://www.ukrinform.ua/rubric-regions/3686842-u-rivnomu-stvorili-mural-na-cest-rozstrilanogo-rosianami-soldata-oleksandra-macievskogo.html" text:style-name="Internet_20_link" text:visited-style-name="Visited_20_Internet_20_Link">
<text:span text:style-name="T4">
 Mural </text:span>
</text:a>
Images will cover the entire length of the multi -meter transition. The works are planned to be tied by May.</text:p>
      <text:p text:style-name="P4">
As reported by Ukrinform, at the National Children's Specialized Hospital "Ohmatdit" <text:a xlink:type="simple" xlink:href="https://www.ukrinform.ua/rubric-kyiv/3679305-v-ohmatditi-zavivsa-mural-z-kazkovimi-zvirami-marii-primacenko.html" text:style-name="Internet_20_link" text:visited-style-name="Visited_20_Internet_20_Link">
</text:a>
 .</text:p>
      <text:p text:style-name="P4">
News Source: <text:a xlink:type="simple" xlink:href="https://www.ukrinform.ua/rubric-regions/3694014-u-kropivnickomu-studenti-stvoruut-v-ukritti-visu-patrioticnij-stinopis.html" text:style-name="Internet_20_link" text:visited-style-name="Visited_20_Internet_20_Link">
https://www.ukrinform.ua/rubric-regions/3694014-u-kropivnickomu-studenti-stvoruut-v-ukritti-visu-patrioticnij-stinopis.html</text:a>
</text:p>
      <!--NEWS-->
      <text:h text:style-name="P10" text:outline-level="1">
<text:span text:style-name="T4">
Ukrainian and Polish law enforcement officers exposed fraudsters who earned for "evacuations" from Bakhmut</text:span>
</text:h>
      <text:p text:style-name="P4">
Authors: Ukrinform (Person)</text:p>
      <text:p text:style-name="P4">
Publisher: Укринформ (Organization)</text:p>
      <text:p text:style-name="P4">
Published Time: 2023-04-10T17:00:00+03:00</text:p>
      <text:p text:style-name="P4">
Modified Time: 2023-04-10T17:00:00+03:00</text:p>
      <text:p text:style-name="P4">
Description: Ukrainian and Polish law enforcement agencies neutralized the transnational criminal group of fraudsters, which lifted money from civilians who wanted to leave the war zone. - Ukrinform.</text:p>
      <text:p text:style-name="P4">
Images: ["<text:a xlink:type="simple" xlink:href="https://static.ukrinform.com/photos/2023_04/thumb_files/630_360_1681135165-151.jpg" text:style-name="Internet_20_link" text:visited-style-name="Visited_20_Internet_20_Link">
630_360_16811...</text:a>
"]</text:p>
      <text:p text:style-name="P4">
Tags: ['Евакуація', 'Польща', 'Шахрайство', 'Україна']</text:p>
      <text:p text:style-name="P4">
Type: Article</text:p>
      <!--METADATA-->
      <text:p text:style-name="P4">
<draw:frame draw:style-name="fr1" draw:name="Image91" text:anchor-type="as-char" svg:width="6.9236in" svg:height="3.956343in" draw:z-index="0">
<draw:image xlink:href="../Images/yкринформ/2023-04-10T17-00-00-03-00/630_360_1681135165-151.jpg" xlink:type="simple" xlink:show="embed" xlink:actuate="onLoad" draw:mime-type="image/jpeg"/>
</draw:frame>
Ukrainian Polish law enforcement agencies neutralized the transnational criminal grouping of fraudsters, who lifted money from civilians who want to get out of the war zone.</text:p>
      <text:p text:style-name="P4">
According to Ukrinform, the Security Service of Ukraine reports in <text:a xlink:type="simple" xlink:href="https://t.me/SBUkr/7884" text:style-name="Internet_20_link" text:visited-style-name="Visited_20_Internet_20_Link">
</text:a>
.</text:p>
      <text:p text:style-name="P4">
“Cyberfhachivtsi of the Security Service, together with the law enforcement agencies(https://www.ukrinform.ua/tag-sahrajstvo)”, - the message reads.</text:p>
      <text:p text:style-name="P4">
The malefactors wandered money from the residents of the front regions of Ukraine, who planned to leave the war zone, including Bakhmut and Village.</text:p>
      <text:p text:style-name="P4">
For different amounts of dealers, they "guaranteed" the locals to take them to the safest region of Ukraine. The average cost of such "services" was 30 thousand UAH. The permanent fraudster "distributed" their promises to the disabled and parents of young children.</text:p>
      <text:p text:style-name="P4">
For this purpose they used groups on social networks and popular messengers.</text:p>
      <text:p text:style-name="P4">
The fraudsters took from their clients a "prepayment" in the amount of 50% of the declared amount. The money was received on bank cards issued for false persons.</text:p>
      <text:p text:style-name="P4">
Upon receiving the dealership, they stopped communicating with the victims and no longer communicated.</text:p>
      <text:p text:style-name="P4">
In this way, fraudsters have seen more than UAH 1.5 million in humans.</text:p>
      <text:p text:style-name="P4">
Another “target audience” of fraudsters was the men of conscript age. For a "fee", the attackers promised the military to produce false expenses for traveling abroad.</text:p>
      <text:p text:style-name="P4">
<text:span text:style-name="T4">
 Read also: </text:span>
 <text:a xlink:type="simple" xlink:href="https://www.ukrinform.ua/rubric-kyiv/3686766-zbirali-kosti-dla-ditej-u-kievi-vikrili-sahraiv-aki-privlasnili-ponad-10-miljoniv.html" text:style-name="Internet_20_link" text:visited-style-name="Visited_20_Internet_20_Link">
<text:span text:style-name="T4">
 frauds </text:span>
</text:a>
As a result of special operations in different regions of Ukraine, one group organizers were detained. He was a resident of Zhytomyr region, who directly contact with clients and offered them "conditions" for evacuation.</text:p>
      <text:p text:style-name="P4">
According to the investigation, two other Ukrainian citizens, organizers of the criminal group, are currently in one of the EU countries.</text:p>
      <text:p text:style-name="P4">
SBU staff together with European partners conduct comprehensive detentions on the detention of both intruders and their extradition to Ukraine.</text:p>
      <text:p text:style-name="P4">
Mobile phones with evidence of illegal activity and 10 bank cards were shown to the addresses of the persons involved in several regions of Ukraine during searches in several regions of Ukraine, which the attackers received money from the victims.<text:span text:style-name="T5">
Foto: SBU</text:span>
</text:p>
      <text:p text:style-name="P4">
News Source: <text:a xlink:type="simple" xlink:href="https://www.ukrinform.ua/rubric-society/3694016-ukrainski-ta-polski-pravoohoronci-vikrili-sahraiv-aki-zaroblali-na-evakuacii-z-bahmuta.html" text:style-name="Internet_20_link" text:visited-style-name="Visited_20_Internet_20_Link">
https://www.ukrinform.ua/rubric-society/3694016-ukrainski-ta-polski-pravoohoronci-vikrili-sahraiv-aki-zaroblali-na-evakuacii-z-bahmuta.html</text:a>
</text:p>
      <!--NEWS-->
      <text:h text:style-name="P10" text:outline-level="1">
<text:span text:style-name="T4">
In the captured Mariupol, the Russians painted the Ukrainian mural about equality</text:span>
</text:h>
      <text:p text:style-name="P4">
Authors: Ukrinform (Person)</text:p>
      <text:p text:style-name="P4">
Publisher: Укринформ (Organization)</text:p>
      <text:p text:style-name="P4">
Published Time: 2023-04-10T17:02:00+03:00</text:p>
      <text:p text:style-name="P4">
Modified Time: 2023-04-10T17:02:00+03:00</text:p>
      <text:p text:style-name="P4">
Description: In the temporarily captured Mariupol, the Russians painted the Ukrainian mural on equality. - Ukrinform.</text:p>
      <text:p text:style-name="P4">
Images: ["<text:a xlink:type="simple" xlink:href="https://static.ukrinform.com/photos/2023_04/thumb_files/630_360_1681135211-628.jpg" text:style-name="Internet_20_link" text:visited-style-name="Visited_20_Internet_20_Link">
630_360_16811...</text:a>
", "<text:a xlink:type="simple" xlink:href="https://static.ukrinform.com/photos/2023_04/1681135272-577.jpg" text:style-name="Internet_20_link" text:visited-style-name="Visited_20_Internet_20_Link">
1681135272-57...</text:a>
"]</text:p>
      <text:p text:style-name="P4">
Tags: ['Маріуполь', 'Мурал', 'Окупація', 'Війна з росією']</text:p>
      <text:p text:style-name="P4">
Type: Article</text:p>
      <!--METADATA-->
      <text:p text:style-name="P4">
<draw:frame draw:style-name="fr1" draw:name="Image92" text:anchor-type="as-char" svg:width="6.9236in" svg:height="3.956343in" draw:z-index="0">
<draw:image xlink:href="../Images/yкринформ/2023-04-10T17-02-00-03-00/630_360_1681135211-628.jpg" xlink:type="simple" xlink:show="embed" xlink:actuate="onLoad" draw:mime-type="image/jpeg"/>
</draw:frame>
Timely passionate Mariupol, the Russians painted the Ukrainian mural of a prostate.</text:p>
      <text:p text:style-name="P4">
As Ukrinform reports, about it in <text:a xlink:type="simple" xlink:href="https://t.me/mariupolrada/13631" text:style-name="Internet_20_link" text:visited-style-name="Visited_20_Internet_20_Link">
</text:a>
The reporting city council, which posted the relevant photo.</text:p>
      <text:p text:style-name="P4">
"In the occupied Mariupol, the Russians painted the mural against violence -" all people. All levels. " The mural was made with such an inscription in 2021 to the international day of equality in the left -bank district of the city, ”the message reads.</text:p>
      <text:p text:style-name="P4">
<draw:frame draw:style-name="fr1" draw:name="Image93" text:anchor-type="as-char" svg:width="6.9236in" svg:height="4.388882in" draw:z-index="0">
<draw:image xlink:href="../Images/yкринформ/2023-04-10T17-02-00-03-00/1681135272-577.jpg" xlink:type="simple" xlink:show="embed" xlink:actuate="onLoad" draw:mime-type="image/jpeg"/>
</draw:frame>
It was stated that this project was implemented by the UN Human Rights Mission in Ukraine. The mural was depicted a Rubik Cube, which symbolized the ideas of diversity and equality.</text:p>
      <text:p text:style-name="P4">
“It is symbolic that Russian invaders destroy the murals of directed antiquities and violence. So it was with the mural of the artist Alexander Korban, painted on the wall of a multi -storey building on Peace Avenue, 107.</text:p>
      <text:p text:style-name="P4">
They emphasized that the Russians brought not only war and destruction to Mariupol, but unpunished violence and slave consciousness, so they destroy any hint of the urgency of free life, equality and dignity.</text:p>
      <text:p text:style-name="P4">
<text:span text:style-name="T4">
 Read also: </text:span>
 <text:a xlink:type="simple" xlink:href="https://www.ukrinform.ua/rubric-regions/3640111-zamist-muralu-milana-v-mariupoli-namaluvali-rosijskij-trikolor.html" text:style-name="Internet_20_link" text:visited-style-name="Visited_20_Internet_20_Link">
</text:a>
"But we will return to Mariupol true freedom and equality together with the Ukrainian Rapor!" - emphasized in the city council.</text:p>
      <text:p text:style-name="P4">
According to Ukrinform, Russia's aggression has caused one of the most familiar humanitarian catastrophes in Mariupol. The city is almost 90% destroyed as a result of moving shelling. The invaders wear their damaged homes to hide their crime. The Russians also destroy the historical and cultural monuments of the content.</text:p>
      <text:p text:style-name="P4">
<text:a xlink:type="simple" xlink:href="https://www.ukrinform.ua/tag-mariupol" text:style-name="Internet_20_link" text:visited-style-name="Visited_20_Internet_20_Link">
</text:a>
But the surrounding settlements are transformed into the military-logistics hub of the Russian army.</text:p>
      <text:p text:style-name="P4">
<text:span text:style-name="T5">
Foto: Mariupol City Council</text:span>
</text:p>
      <text:p text:style-name="P4">
News Source: <text:a xlink:type="simple" xlink:href="https://www.ukrinform.ua/rubric-regions/3694018-u-zahoplenomu-mariupoli-rosiani-zafarbuvali-mural-proti-nasilla.html" text:style-name="Internet_20_link" text:visited-style-name="Visited_20_Internet_20_Link">
https://www.ukrinform.ua/rubric-regions/3694018-u-zahoplenomu-mariupoli-rosiani-zafarbuvali-mural-proti-nasilla.html</text:a>
</text:p>
      <!--NEWS-->
      <text:h text:style-name="P10" text:outline-level="1">
<text:span text:style-name="T4">
Inflation in March was 1.5%</text:span>
</text:h>
      <text:p text:style-name="P4">
Authors: Ukrinform (Person)</text:p>
      <text:p text:style-name="P4">
Publisher: Укринформ (Organization)</text:p>
      <text:p text:style-name="P4">
Published Time: 2023-04-10T17:06:04+03:00</text:p>
      <text:p text:style-name="P4">
Modified Time: 2023-04-10T17:06:04+03:00</text:p>
      <text:p text:style-name="P4">
Description: In March 2023, inflation in the consumer market of Ukraine was 1.5%compared to February, 3%since the beginning of the year, 21.3%compared to March 2022. - Ukrinform.</text:p>
      <text:p text:style-name="P4">
Images: ["<text:a xlink:type="simple" xlink:href="https://static.ukrinform.com/photos/2017_04/thumb_files/630_360_1491045797-7789.jpg" text:style-name="Internet_20_link" text:visited-style-name="Visited_20_Internet_20_Link">
630_360_14910...</text:a>
"]</text:p>
      <text:p text:style-name="P4">
Tags: ['Економіка', 'Інфляція', 'Україна', 'Держстат']</text:p>
      <text:p text:style-name="P4">
Type: Article</text:p>
      <!--METADATA-->
      <text:p text:style-name="P4">
<draw:frame draw:style-name="fr1" draw:name="Image94" text:anchor-type="as-char" svg:width="6.9236in" svg:height="3.956343in" draw:z-index="0">
<draw:image xlink:href="../Images/yкринформ/2023-04-10T17-06-04-03-00/630_360_1491045797-7789.jpg" xlink:type="simple" xlink:show="embed" xlink:actuate="onLoad" draw:mime-type="image/jpeg"/>
</draw:frame>
In March 2023, inflation of the consumer market of Ukraine in March 2023 was 1,5%, since the beginning of the year - 3%, compared to March 2022 - 21.3%.</text:p>
      <text:p text:style-name="P4">
As Ukrinform reports, it was reported in <text:a xlink:type="simple" xlink:href="http://www.ukrstat.gov.ua/" text:style-name="Internet_20_link" text:visited-style-name="Visited_20_Internet_20_Link">
</text:a>
</text:p>
      <text:p text:style-name="P4">
" <text:a xlink:type="simple" xlink:href="https://www.ukrinform.ua/tag-inflacia" text:style-name="Internet_20_link" text:visited-style-name="Visited_20_Internet_20_Link">
 </text:a>
In the consumer market in March2023 compared to February 2023, it was 1.5%, since the beginning of the year - 3.0%. Basic inflation in March 2023 compared to February 2023 was 1.3%, at the beginning of the year - 2.5%, "the message said.</text:p>
      <text:p text:style-name="P4">
It is noted that in the consumer market in March, food prices increased by 2.2%. Most(to 17.3%)Vegetables went up. The prices for eggs, soft drinks, meat and meat products, bread, pasta, milk and dairy products, butter, sugar, fruits, fish products from fish increased by 1,8–0.4%. At the same time, rice, processing products, sunflower oil, lard fell by 2.3-0.2%. Clothes and shoes went up by 12.5%, including clothing - by 12.5%, shoes - by 12.4%.</text:p>
      <text:p text:style-name="P4">
The increase in health care prices by 0.6% was primarily the increase in the rise in price of outpatient services by 0.8%.</text:p>
      <text:p text:style-name="P4">
Transport prices decreased by 0.9% due to cheaper fuel and grease by 3.0%. At the same time, the fare in the railway passenger transport increased by 5.3%.</text:p>
      <text:p text:style-name="P4">
<text:span text:style-name="T4">
 Read also: </text:span>
 <text:a xlink:type="simple" xlink:href="https://www.ukrinform.ua/rubric-economy/3692326-nacbank-poasniv-pricini-spovilnenna-inflacii-v-ukraini.html" text:style-name="Internet_20_link" text:visited-style-name="Visited_20_Internet_20_Link">
</text:a>
According to Ukrinform, according to the Ministry of Economy, inflation at the end of 20123 will be 24%.</text:p>
      <text:p text:style-name="P4">
<text:span text:style-name="T5">
Foto: NBU</text:span>
</text:p>
      <text:p text:style-name="P4">
News Source: <text:a xlink:type="simple" xlink:href="https://www.ukrinform.ua/rubric-economy/3694021-inflacia-u-berezni-stanovila-15.html" text:style-name="Internet_20_link" text:visited-style-name="Visited_20_Internet_20_Link">
https://www.ukrinform.ua/rubric-economy/3694021-inflacia-u-berezni-stanovila-15.html</text:a>
</text:p>
      <!--NEWS-->
      <text:h text:style-name="P10" text:outline-level="1">
<text:span text:style-name="T4">
The band Probass ∆ Hardi became the ambassador</text:span>
</text:h>
      <text:p text:style-name="P4">
Authors: Ukrinform (Person)</text:p>
      <text:p text:style-name="P4">
Publisher: Укринформ (Organization)</text:p>
      <text:p text:style-name="P4">
Published Time: 2023-04-10T17:11:00+03:00</text:p>
      <text:p text:style-name="P4">
Modified Time: 2023-04-10T17:11:00+03:00</text:p>
      <text:p text:style-name="P4">
Description: The band Probass ∆ Hardi, known for the hit "Good evening, we are from Ukraine", became the ambassador of the assault team of the Ministry of Internal Affairs "Spartan". - Ukrinform.</text:p>
      <text:p text:style-name="P4">
Images: ["<text:a xlink:type="simple" xlink:href="https://static.ukrinform.com/photos/2023_04/thumb_files/630_360_1681135881-248.jpg" text:style-name="Internet_20_link" text:visited-style-name="Visited_20_Internet_20_Link">
630_360_16811...</text:a>
"]</text:p>
      <text:p text:style-name="P4">
Tags: ['Музика', 'Військові', 'Амбасадор']</text:p>
      <text:p text:style-name="P4">
Type: Article</text:p>
      <!--METADATA-->
      <text:p text:style-name="P4">
<draw:frame draw:style-name="fr1" draw:name="Image95" text:anchor-type="as-char" svg:width="6.9236in" svg:height="3.956343in" draw:z-index="0">
<draw:image xlink:href="../Images/yкринформ/2023-04-10T17-11-00-03-00/630_360_1681135881-248.jpg" xlink:type="simple" xlink:show="embed" xlink:actuate="onLoad" draw:mime-type="image/jpeg"/>
</draw:frame>
Grontbass ∆ Hardi, known for the hit "Good evening, we are from Ukraine", became the Ambassador of the Assault Brigade of the Ministry of Internal Affairs "Spartan".</text:p>
      <text:p text:style-name="P4">
This was reported <text:a xlink:type="simple" xlink:href="https://kharkivoda.gov.ua/news/120456" text:style-name="Internet_20_link" text:visited-style-name="Visited_20_Internet_20_Link">
</text:a>
, reports Ukrinform.</text:p>
      <text:p text:style-name="P4">
"From now on Probass ∆ Hardi - official representatives of the assault brigade" Spartan ". This will promote patriotism among young people and give more attention to the Guards" Spartan "in the media environment," - said the commander of the 3rd Brigade of the National Guard.</text:p>
      <text:p text:style-name="P4">
The official signing of the memorandum of cooperation took place in Kharkiv.</text:p>
      <text:p text:style-name="P4">
"The signing of this Memorandum will give us the opportunity to become more recognizable. It is the popularization of the assault brigade" Spartan "both at the All -Ukrainian and International level. There are still people who do not understand the difference between agencies. Therefore, the function of explanatory work is also present here. In addition, the support of the number of our moral and psychological state of ours raises <text:a xlink:type="simple" xlink:href="https://www.ukrinform.ua/tag-vijskovi" text:style-name="Internet_20_link" text:visited-style-name="Visited_20_Internet_20_Link">
</text:a>
”, - said Gladkov.</text:p>
      <text:p text:style-name="P4">
After signing the memorandum, the warrior of the Guard of the offensive and the musicians painted the yellow and yellow flag. The flag is planned to sell at the auction, and to stop the money to equip the guards. "From the hammer" will also go fighting trophies, which were awarded to the soldiers of "Spartan" to the artists.</text:p>
      <text:p text:style-name="P4">
“It's a great honor for us!The signing of the memorandum will simplify the collection of funds of the goal of all necessary for our soldiers. We will conduct concerts and auction both in Ukraine and abroad. By the way, the practice of conducting auction is very effective. If not everyone can get to the concert, everyone can then add to the auction, ”said the band group at Probass ∆hardi Artem Tkachenko.</text:p>
      <text:p text:style-name="P4">
<text:span text:style-name="T4">
 Read also: </text:span>
 <text:a xlink:type="simple" xlink:href="https://www.ukrinform.ua/rubric-culture/3689514-gurt-kalush-orchestra-stav-ambasadorom-sturmovoi-brigadi-policii-lut.html" text:style-name="Internet_20_link" text:visited-style-name="Visited_20_Internet_20_Link">
<text:span text:style-name="T4">
 Ambassador </text:span>
</text:a>
The set to the assault teams of the Guard of the offensive continues. Spartan fighters are completed and passed in Kharkiv region.</text:p>
      <text:p text:style-name="P4">
As reported, <text:a xlink:type="simple" xlink:href="https://www.ukrinform.ua/rubric-ato/3667822-funkcia-gvardii-nastupu-zabezpecuvati-svidkist-nastupu-zsu.html" text:style-name="Internet_20_link" text:visited-style-name="Visited_20_Internet_20_Link">
</text:a>
S</text:p>
      <text:p text:style-name="P4">
<text:span text:style-name="T5">
Foto: kharkivoda.gov.ua</text:span>
</text:p>
      <text:p text:style-name="P4">
News Source: <text:a xlink:type="simple" xlink:href="https://www.ukrinform.ua/rubric-culture/3694025-gurt-probass-hardi-stav-ambasadorom-sturmovoi-brigadi-spartan.html" text:style-name="Internet_20_link" text:visited-style-name="Visited_20_Internet_20_Link">
https://www.ukrinform.ua/rubric-culture/3694025-gurt-probass-hardi-stav-ambasadorom-sturmovoi-brigadi-spartan.html</text:a>
</text:p>
      <!--NEWS-->
      <text:h text:style-name="P10" text:outline-level="1">
<text:span text:style-name="T4">
In Luhansk region border guards knocked down two enemy reconnaissance drones</text:span>
</text:h>
      <text:p text:style-name="P4">
Authors: Ukrinform (Person)</text:p>
      <text:p text:style-name="P4">
Publisher: Укринформ (Organization)</text:p>
      <text:p text:style-name="P4">
Published Time: 2023-04-10T17:11:44+03:00</text:p>
      <text:p text:style-name="P4">
Modified Time: 2023-04-10T17:11:44+03:00</text:p>
      <text:p text:style-name="P4">
Description: In the Luhansk region, servicemen of the State Border Guard Service of Ukraine have shot down two reconnaissance unmanned aerial vehicles of the Russians within two days. - Ukrinform.</text:p>
      <text:p text:style-name="P4">
Images: ["<text:a xlink:type="simple" xlink:href="https://static.ukrinform.com/photos/2023_04/thumb_files/630_360_1681135665-108.jpeg" text:style-name="Internet_20_link" text:visited-style-name="Visited_20_Internet_20_Link">
630_360_16811...</text:a>
", "<text:a xlink:type="simple" xlink:href="https://static.ukrinform.com/photos/2023_04/1681135664-131.jpeg" text:style-name="Internet_20_link" text:visited-style-name="Visited_20_Internet_20_Link">
1681135664-13...</text:a>
"]</text:p>
      <text:p text:style-name="P4">
Tags: ['Безпілотник', 'Прикордонники', 'Війна з росією']</text:p>
      <text:p text:style-name="P4">
Type: Article</text:p>
      <!--METADATA-->
      <text:p text:style-name="P4">
<draw:frame draw:style-name="fr1" draw:name="Image96" text:anchor-type="as-char" svg:width="6.9236in" svg:height="3.956343in" draw:z-index="0">
<draw:image xlink:href="../Images/yкринформ/2023-04-10T17-11-44-03-00/630_360_1681135665-108.jpeg" xlink:type="simple" xlink:show="embed" xlink:actuate="onLoad" draw:mime-type="image/jpeg"/>
</draw:frame>
Ulugansk region servicemen of the State Border Service of Ukraine for two days shot down two reconnaissance unmanned aircraft.</text:p>
      <text:p text:style-name="P4">
This was informed <text:a xlink:type="simple" xlink:href="https://dpsu.gov.ua/ua/news/na-luganshchini-prikordonniki-zbili-dva-rozviduvalni-bpla-okupantiv/" text:style-name="Internet_20_link" text:visited-style-name="Visited_20_Internet_20_Link">
</text:a>
, reports Ukrinform.</text:p>
      <text:p text:style-name="P4">
<draw:frame draw:style-name="fr1" draw:name="Image97" text:anchor-type="as-char" svg:width="6.9236in" svg:height="5.1927in" draw:z-index="0">
<draw:image xlink:href="../Images/yкринформ/2023-04-10T17-11-44-03-00/1681135664-131.jpeg" xlink:type="simple" xlink:show="embed" xlink:actuate="onLoad" draw:mime-type="image/jpeg"/>
</draw:frame>
“To counteract the reconnaissance flights of UAV of enemy forces, border guards are actively examined antitrone calculations. Within two days, one of the border units on the Eastern Front neutralized two unmanned aircraft apparatus -occupation troops, ”the press service said.</text:p>
      <text:p text:style-name="P4">
It is clarified that the fighters of the State Border Service effectively use as a means of HR and shooting <text:a xlink:type="simple" xlink:href="https://www.ukrinform.ua/tag-zbroa" text:style-name="Internet_20_link" text:visited-style-name="Visited_20_Internet_20_Link">
</text:a>
.</text:p>
      <text:p text:style-name="P4">
“Yes, today one air spy was landed with the use of a maparate complex of suppression of UAV control channels. And yesterday, another drone was kissed from small arms, ”the DPSU was informed.</text:p>
      <text:p text:style-name="P4">
<text:span text:style-name="T4">
 Read also: </text:span>
 <text:a xlink:type="simple" xlink:href="https://www.ukrinform.ua/rubric-ato/3693958-rosia-moze-zastosuvati-proti-ukraini-novi-iranski-droni-miraj532-gumenuk.html" text:style-name="Internet_20_link" text:visited-style-name="Visited_20_Internet_20_Link">
</text:a>
As it was reported, on April 7, the State Tax Service of Ukraine stated that the aerial intelligence of the State Border Guard Service of Ukraine destroyed the composition of the ammunition and the Urals with the Russian.</text:p>
      <text:p text:style-name="P4">
News Source: <text:a xlink:type="simple" xlink:href="https://www.ukrinform.ua/rubric-ato/3694024-na-lugansini-prikordonniki-zbili-dva-vorozi-rozviduvalni-bezpilotniki.html" text:style-name="Internet_20_link" text:visited-style-name="Visited_20_Internet_20_Link">
https://www.ukrinform.ua/rubric-ato/3694024-na-lugansini-prikordonniki-zbili-dva-vorozi-rozviduvalni-bezpilotniki.html</text:a>
</text:p>
      <!--NEWS-->
      <text:h text:style-name="P10" text:outline-level="1">
<text:span text:style-name="T4">
In Kiev, a man fired a shopping kiosk, he was suspected</text:span>
</text:h>
      <text:p text:style-name="P4">
Authors: Ukrinform (Person)</text:p>
      <text:p text:style-name="P4">
Publisher: Укринформ (Organization)</text:p>
      <text:p text:style-name="P4">
Published Time: 2023-04-10T17:15:10+03:00</text:p>
      <text:p text:style-name="P4">
Modified Time: 2023-04-10T17:15:10+03:00</text:p>
      <text:p text:style-name="P4">
Description: In the Solomenskiy district of Kyiv, a man fired a trading kiosk, which housed people, the attacker was declared suspicion. - Ukrinform.</text:p>
      <text:p text:style-name="P4">
Images: ["<text:a xlink:type="simple" xlink:href="https://static.ukrinform.com/photos/2018_01/thumb_files/630_360_1514814140-4618.jpg" text:style-name="Internet_20_link" text:visited-style-name="Visited_20_Internet_20_Link">
630_360_15148...</text:a>
", "<text:a xlink:type="simple" xlink:href="https://static.ukrinform.com/photos/2023_04/1681135798-461.jpg" text:style-name="Internet_20_link" text:visited-style-name="Visited_20_Internet_20_Link">
1681135798-46...</text:a>
", "<text:a xlink:type="simple" xlink:href="https://static.ukrinform.com/photos/2023_04/1681135812-984.jpg" text:style-name="Internet_20_link" text:visited-style-name="Visited_20_Internet_20_Link">
1681135812-98...</text:a>
", "<text:a xlink:type="simple" xlink:href="https://static.ukrinform.com/photos/2023_04/1681135878-102.jpg" text:style-name="Internet_20_link" text:visited-style-name="Visited_20_Internet_20_Link">
1681135878-10...</text:a>
"]</text:p>
      <text:p text:style-name="P4">
Tags: ['Арешт', 'Стрілянина', 'Київ']</text:p>
      <text:p text:style-name="P4">
Type: Article</text:p>
      <!--METADATA-->
      <text:p text:style-name="P4">
<draw:frame draw:style-name="fr1" draw:name="Image98" text:anchor-type="as-char" svg:width="6.9236in" svg:height="3.956343in" draw:z-index="0">
<draw:image xlink:href="../Images/yкринформ/2023-04-10T17-15-10-03-00/630_360_1514814140-4618.jpg" xlink:type="simple" xlink:show="embed" xlink:actuate="onLoad" draw:mime-type="image/jpeg"/>
</draw:frame>
The Usolomiansky district of Kiev fired a trading kiosk, in which people were overwhelmed, the attacker was declared suspicion.</text:p>
      <text:p text:style-name="P4">
According to Ukrinform, Kyiv police reported in <text:a xlink:type="simple" xlink:href="https://www.facebook.com/UA.KyivPolice/posts/pfbid0nBJQP7rGQEiEjhtWzT7caXzUia116xxcHJcWLojMmdx6tV6RRRB3HFLKRYK5fSyql" text:style-name="Internet_20_link" text:visited-style-name="Visited_20_Internet_20_Link">
</text:a>
.</text:p>
      <text:p text:style-name="P4">
Подія відбулася на вулиці Солом’янська. Встановлено, що між фігурантом іпродавцем виник словесний конфлікт, після чого правопорушник пішов. Черездекілька хвилин він повернувся уже зі зброєю.</text:p>
      <text:p text:style-name="P4">
<draw:frame draw:style-name="fr1" draw:name="Image99" text:anchor-type="as-char" svg:width="6.9236in" svg:height="4.570858in" draw:z-index="0">
<draw:image xlink:href="../Images/yкринформ/2023-04-10T17-15-10-03-00/1681135798-461.jpg" xlink:type="simple" xlink:show="embed" xlink:actuate="onLoad" draw:mime-type="image/jpeg"/>
</draw:frame>
The attacker spoke uncertainly to the opponent and made several shots into the kiosk. None of the visitors were injured.</text:p>
      <text:p text:style-name="P4">
Law enforcement officers interviewed the crime witnesses and examined the scene where the cartridges and two sleeves of the caliber 7.62 were removed, and also identified the attacker's personality.</text:p>
      <text:p text:style-name="P4">
<draw:frame draw:style-name="fr1" draw:name="Image100" text:anchor-type="as-char" svg:width="6.9236in" svg:height="4.609323in" draw:z-index="0">
<draw:image xlink:href="../Images/yкринформ/2023-04-10T17-15-10-03-00/1681135812-984.jpg" xlink:type="simple" xlink:show="embed" xlink:actuate="onLoad" draw:mime-type="image/jpeg"/>
</draw:frame>
With the power support of the special forces of the operational-rapist action(Knife)The police conducted <text:a xlink:type="simple" xlink:href="https://www.ukrinform.ua/tag-obsuk" text:style-name="Internet_20_link" text:visited-style-name="Visited_20_Internet_20_Link">
</text:a>
in the apartment of a 49-year-old man. Investigators detained the offender, removed from his home, the ammunition and clothing in which the crime was committed.</text:p>
      <text:p text:style-name="P4">
<text:span text:style-name="T4">
 Read also: </text:span>
 <text:a xlink:type="simple" xlink:href="https://www.ukrinform.ua/rubric-regions/3667163-kinuv-u-ludej-bojovu-granatu-meskancu-krasnogorivki-povidomili-pro-pidozru.html" text:style-name="Internet_20_link" text:visited-style-name="Visited_20_Internet_20_Link">
<text:span text:style-name="T4">
 quit </text:span>
 <text:span text:style-name="T4">
 </text:span>
 people <text:span text:style-name="T4">
 </text:span>
 combat <text:span text:style-name="T4">
 </text:span>
 grenade <text:span text:style-name="T4">
 </text:span>
 <text:span text:style-name="T4">
 to the resident </text:span>
<text:span text:style-name="T4">
 Krasnohivka </text:span>
 <text:span text:style-name="T4">
 </text:span>
 reported <text:span text:style-name="T4">
 </text:span>
 <text:span text:style-name="T4">
 </text:span>
 <text:span text:style-name="T4">
 </text:span>
 suspicion **</text:a>
Criminal proceedings initiated under Part 4 of Art. 296(hooliganism committed by the use of firearms or cold weapons or other object specially adapted or pre -harvested for injury)Criminal Code of Ukraine.</text:p>
      <text:p text:style-name="P4">
The detainee has been declared suspicion. He threatens from three to seven years of imprisonment.</text:p>
      <text:p text:style-name="P4">
<draw:frame draw:style-name="fr1" draw:name="Image101" text:anchor-type="as-char" svg:width="6.9236in" svg:height="7.61596in" draw:z-index="0">
<draw:image xlink:href="../Images/yкринформ/2023-04-10T17-15-10-03-00/1681135878-102.jpg" xlink:type="simple" xlink:show="embed" xlink:actuate="onLoad" draw:mime-type="image/jpeg"/>
</draw:frame>
In the near future, the court will choose the attacker a preventive measure.</text:p>
      <text:p text:style-name="P4">
As reported by Ukrinform, in Brovary of Kyiv region <text:a xlink:type="simple" xlink:href="https://www.ukrinform.ua/rubric-regions/3668981-napad-na-prodavcinu-na-kiivsini-u-agresora-v-naplicniku-znajsli-granati-ta-dva-avtomati.html" text:style-name="Internet_20_link" text:visited-style-name="Visited_20_Internet_20_Link">
</text:a>
. Nine grenades, a gun and two machines were found in the backpack.</text:p>
      <text:p text:style-name="P4">
News Source: <text:a xlink:type="simple" xlink:href="https://www.ukrinform.ua/rubric-kyiv/3694028-u-kievi-colovik-obstrilav-torgovelnij-kiosk-jomu-ogolosili-pidozru.html" text:style-name="Internet_20_link" text:visited-style-name="Visited_20_Internet_20_Link">
https://www.ukrinform.ua/rubric-kyiv/3694028-u-kievi-colovik-obstrilav-torgovelnij-kiosk-jomu-ogolosili-pidozru.html</text:a>
</text:p>
      <!--NEWS-->
      <text:h text:style-name="P10" text:outline-level="1">
<text:span text:style-name="T4">
30 thousand for the military: Venislavsky says that for surcharges you need to look for money</text:span>
</text:h>
      <text:p text:style-name="P4">
Authors: Ukrinform (Person)</text:p>
      <text:p text:style-name="P4">
Publisher: Укринформ (Organization)</text:p>
      <text:p text:style-name="P4">
Published Time: 2023-04-10T17:16:00+03:00</text:p>
      <text:p text:style-name="P4">
Modified Time: 2023-04-10T17:16:00+03:00</text:p>
      <text:p text:style-name="P4">
Description: In order to implement a decision to return a monthly payment of 30 thousand hryvnias, Ukrainian defenders need to find additional sources of financing the State Budget of Ukraine. - Ukrinform.</text:p>
      <text:p text:style-name="P4">
Images: ["<text:a xlink:type="simple" xlink:href="https://static.ukrinform.com/photos/2022_11/thumb_files/630_360_1667911141-535.jpg" text:style-name="Internet_20_link" text:visited-style-name="Visited_20_Internet_20_Link">
630_360_16679...</text:a>
"]</text:p>
      <text:p text:style-name="P4">
Tags: ['Бюджет', 'Гроші', 'Військові', 'Веніславський']</text:p>
      <text:p text:style-name="P4">
Type: Article</text:p>
      <!--METADATA-->
      <text:p text:style-name="P4">
<draw:frame draw:style-name="fr1" draw:name="Image102" text:anchor-type="as-char" svg:width="6.9236in" svg:height="3.956343in" draw:z-index="0">
<draw:image xlink:href="../Images/yкринформ/2023-04-10T17-16-00-03-00/630_360_1667911141-535.jpg" xlink:type="simple" xlink:show="embed" xlink:actuate="onLoad" draw:mime-type="image/jpeg"/>
</draw:frame>
For realization of the decision to return the monthly payment of 30 thousand UAH by Ukrainian defenders, it is necessary to find additional sources of financing of the State Budget of Ukraine.</text:p>
      <text:p text:style-name="P4">
A member of the Verkhovna Rada Committee on National Security, Defense and Intelligence, the Presidential Representative in Parliament, Fedir Venislavsky, said Ukrinform.</text:p>
      <text:p text:style-name="P4">
“It is very difficult to make any predictions about the implementation of the relevant decision. It is adopted and needs the signing of the President. We will look at how the president will approve, ”Venislavsky said.</text:p>
      <text:p text:style-name="P4">
<text:span text:style-name="T4">
 Read also: </text:span>
 <text:a xlink:type="simple" xlink:href="https://www.ukrinform.ua/rubric-society/3676871-opriludnili-rozmiri-zarplat-vijskovih-u-2023-roci.html" text:style-name="Internet_20_link" text:visited-style-name="Visited_20_Internet_20_Link">
</text:a>
He stressed that the return of payments for defenders requires large expenditures from the state budget. “There was a lot of discussions when we canceled the tsivpy. Returning them means that the state should find close 1 trillion hryvnias a year, ”the People's Deputy added, noting that it is a contrary to find the source of such additional revenues to the state budget.</text:p>
      <text:p text:style-name="P4">
“We are all to return payments, but we need to find sources. Let's think ... ”, - he summed up.</text:p>
      <text:p text:style-name="P4">
As reported by Ukrinform, <text:a xlink:type="simple" xlink:href="https://www.ukrinform.ua/tag-verhovna-rada" text:style-name="Internet_20_link" text:visited-style-name="Visited_20_Internet_20_Link">
</text:a>
10 April during the consideration of the bill "On Amendments to Some Laws of Ukraine on Improving Legal Regulation of Issues related to the Realization(№8312) <text:a xlink:type="simple" xlink:href="https://www.ukrinform.ua/rubric-society/3693963-rada-pidtrimala-povernenna-viplat-30-tisac-dla-vijskovih-deputat.html" text:style-name="Internet_20_link" text:visited-style-name="Visited_20_Internet_20_Link">
</text:a>
On the return of monthly tax payments in the amount of 30 thousand hryvnias for servicemen, police and employees of the State Emergency Service, independently assigned to them tasks or areas of service.</text:p>
      <text:p text:style-name="P4">
News Source: <text:a xlink:type="simple" xlink:href="https://www.ukrinform.ua/rubric-society/3694029-30-tisac-dla-vijskovih-venislavskij-kaze-so-dla-doplat-potribni-dodatkovi-kosti-v-budzet.html" text:style-name="Internet_20_link" text:visited-style-name="Visited_20_Internet_20_Link">
https://www.ukrinform.ua/rubric-society/3694029-30-tisac-dla-vijskovih-venislavskij-kaze-so-dla-doplat-potribni-dodatkovi-kosti-v-budzet.html</text:a>
</text:p>
      <!--NEWS-->
      <text:h text:style-name="P10" text:outline-level="1">
<text:span text:style-name="T4">
Kalush was put into circulation by Ukrposhta's Kalush Orchestra</text:span>
</text:h>
      <text:p text:style-name="P4">
Authors: Ukrinform (Person)</text:p>
      <text:p text:style-name="P4">
Publisher: Укринформ (Organization)</text:p>
      <text:p text:style-name="P4">
Published Time: 2023-04-10T17:19:00+03:00</text:p>
      <text:p text:style-name="P4">
Modified Time: 2023-04-10T17:19:00+03:00</text:p>
      <text:p text:style-name="P4">
Description: In the city of Kalush in Ivano-Frankivsk region, on April 10, the Kalush Orchestra Mark was solemnly put into circulation. - Ukrinform.</text:p>
      <text:p text:style-name="P4">
Images: ["<text:a xlink:type="simple" xlink:href="https://static.ukrinform.com/photos/2023_04/thumb_files/630_360_1681135388-3087.jpeg" text:style-name="Internet_20_link" text:visited-style-name="Visited_20_Internet_20_Link">
630_360_16811...</text:a>
", "<text:a xlink:type="simple" xlink:href="https://static.ukrinform.com/photos/2023_04/thumb_files/630_360_1681135387-9425.jpeg" text:style-name="Internet_20_link" text:visited-style-name="Visited_20_Internet_20_Link">
630_360_16811...</text:a>
", "<text:a xlink:type="simple" xlink:href="https://static.ukrinform.com/photos/2023_04/thumb_files/630_360_1681135387-5332.jpeg" text:style-name="Internet_20_link" text:visited-style-name="Visited_20_Internet_20_Link">
630_360_16811...</text:a>
", "<text:a xlink:type="simple" xlink:href="https://static.ukrinform.com/photos/2023_04/thumb_files/630_360_1681135387-5573.jpeg" text:style-name="Internet_20_link" text:visited-style-name="Visited_20_Internet_20_Link">
630_360_16811...</text:a>
", "<text:a xlink:type="simple" xlink:href="https://static.ukrinform.com/photos/2023_04/thumb_files/630_360_1681135387-2626.jpeg" text:style-name="Internet_20_link" text:visited-style-name="Visited_20_Internet_20_Link">
630_360_16811...</text:a>
", "<text:a xlink:type="simple" xlink:href="https://static.ukrinform.com/photos/2023_04/thumb_files/630_360_1681135387-7570.jpeg" text:style-name="Internet_20_link" text:visited-style-name="Visited_20_Internet_20_Link">
630_360_16811...</text:a>
", "<text:a xlink:type="simple" xlink:href="https://static.ukrinform.com/photos/2023_04/thumb_files/630_360_1681135387-8554.jpeg" text:style-name="Internet_20_link" text:visited-style-name="Visited_20_Internet_20_Link">
630_360_16811...</text:a>
", "<text:a xlink:type="simple" xlink:href="https://static.ukrinform.com/photos/2023_04/thumb_files/630_360_1681135388-2895.jpeg" text:style-name="Internet_20_link" text:visited-style-name="Visited_20_Internet_20_Link">
630_360_16811...</text:a>
", "<text:a xlink:type="simple" xlink:href="https://static.ukrinform.com/photos/2023_04/thumb_files/630_360_1681135388-3055.jpeg" text:style-name="Internet_20_link" text:visited-style-name="Visited_20_Internet_20_Link">
630_360_16811...</text:a>
", "<text:a xlink:type="simple" xlink:href="https://static.ukrinform.com/photos/2023_04/1681135388-2895.jpeg" text:style-name="Internet_20_link" text:visited-style-name="Visited_20_Internet_20_Link">
1681135388-28...</text:a>
"]</text:p>
      <text:p text:style-name="P4">
Tags: ['Івано-Франківщина', 'Марка', 'Калуш', 'Kalush Orchestra']</text:p>
      <text:p text:style-name="P4">
Type: Article</text:p>
      <!--METADATA-->
      <text:p text:style-name="P4">
<draw:frame draw:style-name="fr1" draw:name="Image103" text:anchor-type="as-char" svg:width="6.9236in" svg:height="3.956343in" draw:z-index="0">
<draw:image xlink:href="../Images/yкринформ/2023-04-10T17-19-00-03-00/630_360_1681135388-3087.jpeg" xlink:type="simple" xlink:show="embed" xlink:actuate="onLoad" draw:mime-type="image/jpeg"/>
</draw:frame>
In the city Kalush in Ivano-Frankivsk region, on April 10, the Kalush Orchestra Mark was solemnly put into circulation.</text:p>
      <text:p text:style-name="P4">
About it in <text:a xlink:type="simple" xlink:href="https://www.facebook.com/naida.andrii/posts/pfbid02ZXdHENeABQS1uo2H6dMw2o91DQNz9Q2Ne6RWwBQ2BRz7VpCjNU5RnhKiKFk7QdVBl" text:style-name="Internet_20_link" text:visited-style-name="Visited_20_Internet_20_Link">
</text:a>
Kaluga Mayor Andriy Naida reported, Ukrinform reports.</text:p>
      <text:p text:style-name="P4">
"In Kalush, an official introduction of a new postal stamp from Ukrposhta" Kalush Orchestra, "was held," Nayda said.</text:p>
      <text:p text:style-name="P4">
He noted that there were several options for the location of the brand and Kalush(The city where the band leader Oleg Psyuk was born)won.</text:p>
      <text:p text:style-name="P4">
“It will soon be a year since Oleg Psyuk and the band not only won the winner at the Eurovision-2022 International Competition, but also called on the world of arrival of hundreds of Ukrainian military in Mariupol, Azovstal. And we survived the fact of our Kalush today ... Igor Smilyansky, the head <text:a xlink:type="simple" xlink:href="https://www.ukrinform.ua/tag-ukrposta" text:style-name="Internet_20_link" text:visited-style-name="Visited_20_Internet_20_Link">
</text:a>
. Oleg Psyuk, Kilimmen, and I fell to me, ”Nayda added to this event.</text:p>
      <text:p text:style-name="P4">
<text:span text:style-name="T4">
 Read also: </text:span>
 <text:a xlink:type="simple" xlink:href="https://www.ukrinform.ua/rubric-culture/3689514-gurt-kalush-orchestra-stav-ambasadorom-sturmovoi-brigadi-policii-lut.html" text:style-name="Internet_20_link" text:visited-style-name="Visited_20_Internet_20_Link">
<text:span text:style-name="T4">
 Kalush </text:span>
</text:a>
It is noted that the face value of one brand is 15 UAH. Circulation - 780 thousand units. The Domarki also released the "first day" envelope, an unmarked art envelope Tach artistic postcard.</text:p>
      <text:p text:style-name="P4">
The design of the brand belongs to Svyatoslav Romanchak, the artist of the envelopes - Olesavakulenko, the design of the postcard - Yuri Sosnitsky.From now on, you can buy a brand at Ukrposhta branches across the country.</text:p>
      <text:p text:style-name="P4">
Kalush also announced the start of the auction, the lots of which are presented with a special stamp of Kalush Orchestra with a special stamp with autographist Panama's autographist. The sales collected will be directed to the needs of the "rage" brigade, whose ambassadors recently became the band "Kalushorchestra".</text:p>
      <text:p text:style-name="P4">
<draw:frame draw:style-name="fr1" draw:name="Image104" text:anchor-type="as-char" svg:width="6.9236in" svg:height="4.615733in" draw:z-index="0">
<draw:image xlink:href="../Images/yкринформ/2023-04-10T17-19-00-03-00/1681135388-2895.jpeg" xlink:type="simple" xlink:show="embed" xlink:actuate="onLoad" draw:mime-type="image/jpeg"/>
</draw:frame>
As reported by Ukrinform, UkrPoshta before the anniversary of the full -scale war of Russia with anti -Ukraine <text:a xlink:type="simple" xlink:href="https://www.ukrinform.ua/rubric-society/3674726-ukrposta-vvela-v-obig-postovu-marku-ptn-pnh.html" text:style-name="Internet_20_link" text:visited-style-name="Visited_20_Internet_20_Link">
</text:a>
 .</text:p>
      <text:p text:style-name="P4">
News Source: <text:a xlink:type="simple" xlink:href="https://www.ukrinform.ua/rubric-regions/3694032-u-kalusi-vveli-v-obig-marku-ukrposti-kalush-orchestra.html" text:style-name="Internet_20_link" text:visited-style-name="Visited_20_Internet_20_Link">
https://www.ukrinform.ua/rubric-regions/3694032-u-kalusi-vveli-v-obig-marku-ukrposti-kalush-orchestra.html</text:a>
</text:p>
      <!--NEWS-->
      <text:h text:style-name="P10" text:outline-level="1">
<text:span text:style-name="T4">
UkrPoshta Due to the war with the Russian Federation suffered more than € 34 million losses</text:span>
</text:h>
      <text:p text:style-name="P4">
Authors: Ukrinform (Person)</text:p>
      <text:p text:style-name="P4">
Publisher: Укринформ (Organization)</text:p>
      <text:p text:style-name="P4">
Published Time: 2023-04-10T17:30:00+03:00</text:p>
      <text:p text:style-name="P4">
Modified Time: 2023-04-10T17:30:00+03:00</text:p>
      <text:p text:style-name="P4">
Description: As of April 10, UkrPoshta JSC has been damaged by over 34 million euros. Approximately 30% of the departments are not recoverable, and part of the fleet is lost. - Ukrinform.</text:p>
      <text:p text:style-name="P4">
Images: ["<text:a xlink:type="simple" xlink:href="https://static.ukrinform.com/photos/2022_11/thumb_files/630_360_1667907922-855.jpg" text:style-name="Internet_20_link" text:visited-style-name="Visited_20_Internet_20_Link">
630_360_16679...</text:a>
"]</text:p>
      <text:p text:style-name="P4">
Tags: ['Укрпошта', 'Збитки', 'Війна з росією']</text:p>
      <text:p text:style-name="P4">
Type: Article</text:p>
      <!--METADATA-->
      <text:p text:style-name="P4">
<draw:frame draw:style-name="fr1" draw:name="Image105" text:anchor-type="as-char" svg:width="6.9236in" svg:height="3.956343in" draw:z-index="0">
<draw:image xlink:href="../Images/yкринформ/2023-04-10T17-30-00-03-00/630_360_1667907922-855.jpg" xlink:type="simple" xlink:show="embed" xlink:actuate="onLoad" draw:mime-type="image/jpeg"/>
</draw:frame>
As of April 10, JSC UkrPoshta has damaged more than 34 million euros due to the war.</text:p>
      <text:p text:style-name="P4">
This was reported by the CEO of Ukrposhta Igor Smilyansky, reports Ukrinform with reference to <text:a xlink:type="simple" xlink:href="https://www.ukrposhta.ua/ua/news/57886-ukrposhta-popovnju-avtopark-44-novi-mashini-budut-dostavljati-vantazhi-po-vsij-ukraini" text:style-name="Internet_20_link" text:visited-style-name="Visited_20_Internet_20_Link">
</text:a>
.</text:p>
      <text:p text:style-name="P4">
“As of now <text:a xlink:type="simple" xlink:href="https://www.ukrinform.ua/tag-ukrposta" text:style-name="Internet_20_link" text:visited-style-name="Visited_20_Internet_20_Link">
</text:a>
As a result of the war, Rosizhizaza was damaged by more than 34 million euros. Approximately 30% of the departments are not recovered, part of the fleet is lost. However, if the absence of the premises we will be compensated by the work of mobile departments, then the loss of cars that bring departure to Ukraine is critical and needs a quick replacement, ”he said.</text:p>
      <text:p text:style-name="P4">
According to Smilyansky, during the year of the war, UkrPoshta lost a large part of its auto park in the east and south, which provided delivery to millions of people in the most remote villages.</text:p>
      <text:p text:style-name="P4">
<text:span text:style-name="T4">
 Read also: </text:span>
 <text:a xlink:type="simple" xlink:href="https://www.ukrinform.ua/rubric-economy/3691734-ukrposta-zapustila-persu-avtomatizovanu-liniu-sortuvanna-posilok.html" text:style-name="Internet_20_link" text:visited-style-name="Visited_20_Internet_20_Link">
<text:span text:style-name="T4">
 UkrPoshta </text:span>
</text:a>
He recalled that the day before the company had already purchased 44 trucks ISUZU NQR 90 loads of 4.53 tons, which will help deliver goods throughout Ukraine.</text:p>
      <text:p text:style-name="P4">
As it was reported, UkrPoshta began updating the fleet several years ago. In addition, in March 2021, the company is the largest purchase on the Ukrainian market in 1860 car for mobile departments. As of 2023, the fleet of Ukrposhta accrued 2860 cars, of which 1788 operate in mobile departments.</text:p>
      <text:p text:style-name="P4">
News Source: <text:a xlink:type="simple" xlink:href="https://www.ukrinform.ua/rubric-economy/3694034-ukrposta-cerez-vijnu-z-rf-zaznala-ponad-34-miljoni-zbitkiv.html" text:style-name="Internet_20_link" text:visited-style-name="Visited_20_Internet_20_Link">
https://www.ukrinform.ua/rubric-economy/3694034-ukrposta-cerez-vijnu-z-rf-zaznala-ponad-34-miljoni-zbitkiv.html</text:a>
</text:p>
      <!--NEWS-->
      <text:h text:style-name="P10" text:outline-level="1">
<text:span text:style-name="T4">
In China's Foreign Ministry, the Macron and SI negotiations were told about the Crisis in Ukraine</text:span>
</text:h>
      <text:p text:style-name="P4">
Authors: Ukrinform (Person)</text:p>
      <text:p text:style-name="P4">
Publisher: Укринформ (Organization)</text:p>
      <text:p text:style-name="P4">
Published Time: 2023-04-10T17:31:00+03:00</text:p>
      <text:p text:style-name="P4">
Modified Time: 2023-04-10T17:31:00+03:00</text:p>
      <text:p text:style-name="P4">
Description: China Si Jinping and French President Emmanuel Macron have agreed to continue the active dialogue with respect to the "crisis in Ukraine" and play a constructive role in promoting peace negotiations and its political settlement. - Ukrinform.</text:p>
      <text:p text:style-name="P4">
Images: ["<text:a xlink:type="simple" xlink:href="https://static.ukrinform.com/photos/2023_04/thumb_files/630_360_1680884731-167.png" text:style-name="Internet_20_link" text:visited-style-name="Visited_20_Internet_20_Link">
630_360_16808...</text:a>
"]</text:p>
      <text:p text:style-name="P4">
Tags: ['Китай', 'Макрон', 'Сі Цзіньпін', 'Війна з росією']</text:p>
      <text:p text:style-name="P4">
Type: Article</text:p>
      <!--METADATA-->
      <text:p text:style-name="P4">
<draw:frame draw:style-name="fr1" draw:name="Image106" text:anchor-type="as-char" svg:width="6.9236in" svg:height="3.956343in" draw:z-index="0">
<draw:image xlink:href="../Images/yкринформ/2023-04-10T17-31-00-03-00/630_360_1680884731-167.png" xlink:type="simple" xlink:show="embed" xlink:actuate="onLoad" draw:mime-type="image/png"/>
</draw:frame>
China CNRSI Chairman and French President, Emmanuel Macron, have agreed to continue the active dialogue with respect to the "crisis in Ukraine" and play a constructive role in the peace talks and its political settlement.</text:p>
      <text:p text:style-name="P4">
According to the Ukrinform correspondent, this is a briefing of the Ministry of Foreign Affairs of the Interior Wan Wenbin today, commenting on the results of the visit of the French leadership of China.</text:p>
      <text:p text:style-name="P4">
"The presidents have conducted an in -depth exchange of views on the" crisis in Ukraine "and to intensify communication and play a constructive role in the peace talks and political settlement of the crisis," Van said.</text:p>
      <text:p text:style-name="P4">
<text:span text:style-name="T4">
 Read also: </text:span>
 <text:a xlink:type="simple" xlink:href="https://www.ukrinform.ua/rubric-world/3693071-blinken-zaklikav-kitaj-perekonati-rosiu-povazati-suverenitet-ukraini.html" text:style-name="Internet_20_link" text:visited-style-name="Visited_20_Internet_20_Link">
</text:a>
He also commented on the statement of President of Brazil Luis Inasio Lula da Silva, who will come to the PRC with a visit on April 11, about his willingness to take part in an intermediary effort to end the war in Ukraine together with the Chinese note.</text:p>
      <text:p text:style-name="P4">
According to the spokesman, China's position on the "Ukrainian crisis" is a "consistent wheelbarrow", outlined in a well -known document and consists of 12 principles that respect the sovereignty of all countries, the abandonment of the Mentality of the Coldness, the termination of hostilities and the restoration of peace talks.</text:p>
      <text:p text:style-name="P4">
“The basic position is to promote peace talks. <text:a xlink:type="simple" xlink:href="https://www.ukrinform.ua/tag-kitaj" text:style-name="Internet_20_link" text:visited-style-name="Visited_20_Internet_20_Link">
</text:a>
It encourages and supports all efforts, qualifying the political settlement of the crisis in Ukraine, and is ready to work as a Council and other members of the international community to continue to play a constructive role for the political regulation of "crisis in Ukraine",- Van said.</text:p>
      <text:p text:style-name="P4">
As reported by Ukrinform, the head of the PRC Xi Jinping during a tripartite meeting by the President of the European Commission Ursula von der Lyen and President Francemmanuel Macron <text:a xlink:type="simple" xlink:href="https://www.ukrinform.ua/rubric-polytics/3692591-pozicia-kitau-sodo-ukraini-zvoditsa-do-pidtrimki-peregovoriv-pro-mir-si-czinpin.html" text:style-name="Internet_20_link" text:visited-style-name="Visited_20_Internet_20_Link">
</text:a>
 .</text:p>
      <text:p text:style-name="P4">
News Source: <text:a xlink:type="simple" xlink:href="https://www.ukrinform.ua/rubric-world/3694045-u-mzs-kitau-rozpovili-pro-rezultati-peregovoriv-makrona-ta-si-pro-krizu-v-ukraini.html" text:style-name="Internet_20_link" text:visited-style-name="Visited_20_Internet_20_Link">
https://www.ukrinform.ua/rubric-world/3694045-u-mzs-kitau-rozpovili-pro-rezultati-peregovoriv-makrona-ta-si-pro-krizu-v-ukraini.html</text:a>
</text:p>
      <!--NEWS-->
      <text:h text:style-name="P10" text:outline-level="1">
<text:span text:style-name="T4">
Klimkin criticized Macron's statement about "European Strategic Autonomy"</text:span>
</text:h>
      <text:p text:style-name="P4">
Authors: Ukrinform (Person)</text:p>
      <text:p text:style-name="P4">
Publisher: Укринформ (Organization)</text:p>
      <text:p text:style-name="P4">
Published Time: 2023-04-10T17:34:44+03:00</text:p>
      <text:p text:style-name="P4">
Modified Time: 2023-04-10T17:34:44+03:00</text:p>
      <text:p text:style-name="P4">
Description: Former Foreign Minister Pavel Klimkin believes that French President Emmanuel Macron's statements after a visit to China on "European Strategic Autonomy" are also damaged by transatlantic solidarity as his words about NATO's "death". - Ukrinform.</text:p>
      <text:p text:style-name="P4">
Images: ["<text:a xlink:type="simple" xlink:href="https://static.ukrinform.com/photos/2019_07/thumb_files/630_360_1564418290-224.jpg" text:style-name="Internet_20_link" text:visited-style-name="Visited_20_Internet_20_Link">
630_360_15644...</text:a>
"]</text:p>
      <text:p text:style-name="P4">
Tags: ['Китай', 'Клімкін', 'Макрон', 'США']</text:p>
      <text:p text:style-name="P4">
Type: Article</text:p>
      <!--METADATA-->
      <text:p text:style-name="P4">
<draw:frame draw:style-name="fr1" draw:name="Image107" text:anchor-type="as-char" svg:width="6.9236in" svg:height="3.956343in" draw:z-index="0">
<draw:image xlink:href="../Images/yкринформ/2023-04-10T17-34-44-03-00/630_360_1564418290-224.jpg" xlink:type="simple" xlink:show="embed" xlink:actuate="onLoad" draw:mime-type="image/jpeg"/>
</draw:frame>
Former Foreign Minister Pavel Klimkin believes that President Francemmanuel Macron's statements after a visit to China on "European Strategic Autonomy" are as harmed by transatlantic solidarity as his words about NATO's "death".</text:p>
      <text:p text:style-name="P4">
The diplomat expressed this opinion in <text:a xlink:type="simple" xlink:href="http://www.facebook.com/pavloklimkin.ua/posts/pfbid0beAGmkiMQNibyZFmsPss3W4kyPagLvPnfbECywwEqNo9f8gua9wQQW9p3jpKUjidl" text:style-name="Internet_20_link" text:visited-style-name="Visited_20_Internet_20_Link">
</text:a>
, reports Ukrinform.</text:p>
      <text:p text:style-name="P4">
Klimkin noted that Macron's hopes of being able to influence China's prevention and personally on SI because of personal charisma and contacts seemed to be futile because "<text:a xlink:type="simple" xlink:href="https://www.ukrinform.ua/tag-kitaj" text:style-name="Internet_20_link" text:visited-style-name="Visited_20_Internet_20_Link">
</text:a>
\ is a system. "</text:p>
      <text:p text:style-name="P4">
“But it seems that the macron's position has been influenced: he spoke in mind the" balanced "position in relation to Taiwan, which should be different from both the Varkan and Chinese. Further, Macron began to talk again about "European strategic autonomy", which, of course, balm for Chinese ears, because in Beijing they do not want to have a collective event, the United States at all in Beijing, and so much more than enough, " - said the Excelner.</text:p>
      <text:p text:style-name="P4">
In this context, Klimkin recalled that Macron once told NATO's "death".</text:p>
      <text:p text:style-name="P4">
“Our war with the Russian Federation has clearly showed that without the US and NATO in no way, so" death ", as for me, is" European autonomy. " The patient, of course, can be treated, but not at the expense of transatlantic solidarity. The War of the War showed that he could do quantum jumps, but only when Viewed in his strategy and will. Macron's visit to China clearly did not stake this solidarity, he became a demonstration of the French feature, ”the diplomat said.</text:p>
      <text:p text:style-name="P4">
Finally, he noted that he was touched by Macron's words that Ukraine is probably not a priority for Chinese diplomacy.</text:p>
      <text:p text:style-name="P4">
"As for me, one of the goals of his visit should be a priority, of course, in a broad sense," Klimkin summarized.</text:p>
      <text:p text:style-name="P4">
<text:span text:style-name="T4">
 Read also: </text:span>
 <text:a xlink:type="simple" xlink:href="https://www.ukrinform.ua/rubric-world/3692943-si-czinpin-shilav-makrona-do-protistoanna-z-ssa-reuters.html" text:style-name="Internet_20_link" text:visited-style-name="Visited_20_Internet_20_Link">
<text:span text:style-name="T4">
 Macron </text:span>
</text:a>
</text:p>
      <text:p text:style-name="P4">
News Source: <text:a xlink:type="simple" xlink:href="https://www.ukrinform.ua/rubric-polytics/3694035-klimkin-rozkritikuvav-zaavu-makrona-pro-evropejsku-strategicnu-avtonomiu.html" text:style-name="Internet_20_link" text:visited-style-name="Visited_20_Internet_20_Link">
https://www.ukrinform.ua/rubric-polytics/3694035-klimkin-rozkritikuvav-zaavu-makrona-pro-evropejsku-strategicnu-avtonomiu.html</text:a>
</text:p>
      <!--NEWS-->
      <text:h text:style-name="P10" text:outline-level="1">
<text:span text:style-name="T4">
Alienation of land at Karpenko-Kary University: The Court of Appeal supported the position of MKIP</text:span>
</text:h>
      <text:p text:style-name="P4">
Authors: Ukrinform (Person)</text:p>
      <text:p text:style-name="P4">
Publisher: Укринформ (Organization)</text:p>
      <text:p text:style-name="P4">
Published Time: 2023-04-10T17:41:16+03:00</text:p>
      <text:p text:style-name="P4">
Modified Time: 2023-04-10T17:41:16+03:00</text:p>
      <text:p text:style-name="P4">
Description: The Court of Appeal supported the position of the Ministry of Culture and Information Policy on the inadmissibility of alienation of land at the Ivan Karpenko-Kary National University of Theater, Cinema and Television. - Ukrinform.</text:p>
      <text:p text:style-name="P4">
Images: ["<text:a xlink:type="simple" xlink:href="https://static.ukrinform.com/photos/2023_03/thumb_files/630_360_1677837257-885.jpeg" text:style-name="Internet_20_link" text:visited-style-name="Visited_20_Internet_20_Link">
630_360_16778...</text:a>
"]</text:p>
      <text:p text:style-name="P4">
Tags: ['Суд', 'Земля', 'Київ', 'МКІП ', 'Університет ім. Карпенка-Карого']</text:p>
      <text:p text:style-name="P4">
Type: Article</text:p>
      <!--METADATA-->
      <text:p text:style-name="P4">
<draw:frame draw:style-name="fr1" draw:name="Image108" text:anchor-type="as-char" svg:width="6.9236in" svg:height="3.956343in" draw:z-index="0">
<draw:image xlink:href="../Images/yкринформ/2023-04-10T17-41-16-03-00/630_360_1677837257-885.jpeg" xlink:type="simple" xlink:show="embed" xlink:actuate="onLoad" draw:mime-type="image/jpeg"/>
</draw:frame>
The Court of Appeal supported the position of the Ministry of Culture and Information Policy on the inadmissibility of the alienation of the land at the Ivan Karpenko-Kary, Ivan Karya, National University of Theater, Cinema and Television.</text:p>
      <text:p text:style-name="P4">
As Ukrinform reports, it reports <text:a xlink:type="simple" xlink:href="https://mkip.gov.ua/news/8941.html" text:style-name="Internet_20_link" text:visited-style-name="Visited_20_Internet_20_Link">
</text:a>
"The week began with the victory in the fight against possible raider seizure of property of the Kiev National University of Theater, IK Karpenko -Kary and Land Plot of Land, at which the educational buildings of the Institute of Arts were display in the message.</text:p>
      <text:p text:style-name="P4">
The Northern Appeal Court of Appeal of Kyiv satisfied the appeal of the Prosecutor General, the Ministry of Culture and Information Policy, Kyiv National University of Theater, Cinema and Television named after IK Karpenko-Kary, SE "Ukrainian Studio of Chronicle and Documentary Films", State Agency for Cinema. , <text:a xlink:type="simple" xlink:href="https://www.ukrinform.ua/tag-fdmu" text:style-name="Internet_20_link" text:visited-style-name="Visited_20_Internet_20_Link">
</text:a>
and Kyiv City State Administration.</text:p>
      <text:p text:style-name="P4">
Thus, the contract on investing the reconstructions of the Ukrainian studio of chronic and document films with superstructure for the main building for office premises of the tabodation of the residential complex is declared invalid.</text:p>
      <text:p text:style-name="P4">
<text:span text:style-name="T4">
 Read also: </text:span>
 <text:a xlink:type="simple" xlink:href="https://www.ukrinform.ua/rubric-kyiv/3692730-sud-povernuv-gromadi-kieva-tvorci-majsterni-na-podoli.html" text:style-name="Internet_20_link" text:visited-style-name="Visited_20_Internet_20_Link">
</text:a>
"This decision is a brilliant indicator of the joint actions of the MKIP, the office of the Prosecutor General of the Town University," the ministry said.</text:p>
      <text:p text:style-name="P4">
As reported by Ukrinform, the Court of Appeal <text:a xlink:type="simple" xlink:href="https://www.ukrinform.ua/rubric-kyiv/3677636-sud-rozglane-spravu-pro-nezakonne-vidcuzenna-dilanki-v-universitetu-karpenkakarogo-tkacenko.html" text:style-name="Internet_20_link" text:visited-style-name="Visited_20_Internet_20_Link">
</text:a>
Ivan Karpenko-Kary, Kyiv National University of Theater, Cinema and Television.</text:p>
      <text:p text:style-name="P4">
News Source: <text:a xlink:type="simple" xlink:href="https://www.ukrinform.ua/rubric-kyiv/3694037-vidcuzennam-zemli-v-universitetu-karpenkakarogo-apelacijnij-sud-pidtrimav-poziciu-mkip.html" text:style-name="Internet_20_link" text:visited-style-name="Visited_20_Internet_20_Link">
https://www.ukrinform.ua/rubric-kyiv/3694037-vidcuzennam-zemli-v-universitetu-karpenkakarogo-apelacijnij-sud-pidtrimav-poziciu-mkip.html</text:a>
</text:p>
      <!--NEWS-->
      <text:h text:style-name="P10" text:outline-level="1">
<text:span text:style-name="T4">
Ukraine handed Russia to five more seriously wounded prisoners</text:span>
</text:h>
      <text:p text:style-name="P4">
Authors: Ukrinform (Person)</text:p>
      <text:p text:style-name="P4">
Publisher: Укринформ (Organization)</text:p>
      <text:p text:style-name="P4">
Published Time: 2023-04-10T17:48:00+03:00</text:p>
      <text:p text:style-name="P4">
Modified Time: 2023-04-10T17:48:00+03:00</text:p>
      <text:p text:style-name="P4">
Description: Ukraine has handed over five more seriously wounded prisoners of Russians without any conditions for the Russian side. - Ukrinform.</text:p>
      <text:p text:style-name="P4">
Images: ["<text:a xlink:type="simple" xlink:href="https://static.ukrinform.com/photos/2023_04/thumb_files/630_360_1681138038-498.jpg" text:style-name="Internet_20_link" text:visited-style-name="Visited_20_Internet_20_Link">
630_360_16811...</text:a>
", "<text:a xlink:type="simple" xlink:href="https://static.ukrinform.com/photos/2023_04/1681137888-295.jpg" text:style-name="Internet_20_link" text:visited-style-name="Visited_20_Internet_20_Link">
1681137888-29...</text:a>
"]</text:p>
      <text:p text:style-name="P4">
Tags: ['Поранені', 'Полонені', 'Війна з росією']</text:p>
      <text:p text:style-name="P4">
Type: Article</text:p>
      <!--METADATA-->
      <text:p text:style-name="P4">
<draw:frame draw:style-name="fr1" draw:name="Image109" text:anchor-type="as-char" svg:width="6.9236in" svg:height="3.956343in" draw:z-index="0">
<draw:image xlink:href="../Images/yкринформ/2023-04-10T17-48-00-03-00/630_360_1681138038-498.jpg" xlink:type="simple" xlink:show="embed" xlink:actuate="onLoad" draw:mime-type="image/jpeg"/>
</draw:frame>
Ukraine has transmitted the aggressor to five more seriously wounded prisoners of ruthless conditions for the Russian side.</text:p>
      <text:p text:style-name="P4">
According to Ukrinform, the coordination headquarters on the behavior of the Warm -owned reported in <text:a xlink:type="simple" xlink:href="http://t.me/Koord_shtab/822" text:style-name="Internet_20_link" text:visited-style-name="Visited_20_Internet_20_Link">
</text:a>
.</text:p>
      <text:p text:style-name="P4">
"According to the norms of the Geneva conventions, the Ukrainian side repatched the sugral state of the aggressor state of five more seriously wounded captured invaders, including the only woman who was in the Ukrainian captivity," - the testimony reads.</text:p>
      <text:p text:style-name="P4">
The condition of the prisoners was stabilized to make them suitable for transportation.</text:p>
      <text:p text:style-name="P4">
On Cooordgage, it was noted that repatriation, as well as providing international humanitarian law, took place without any conditions for the Russian side.</text:p>
      <text:p text:style-name="P4">
In addition, Ramadan is a sacred moon for all Muslims, Ukraine of the President of prisoners of war, who fought in the army of the invaders. Tsebulo was made to confirm the Ukrainian proposal by the aggressor state of "all on all" on both sides in respect for the culture of itradies.</text:p>
      <text:p text:style-name="P4">
<draw:frame draw:style-name="fr1" draw:name="Image110" text:anchor-type="as-char" svg:width="6.9236in" svg:height="3.89773in" draw:z-index="0">
<draw:image xlink:href="../Images/yкринформ/2023-04-10T17-48-00-03-00/1681137888-295.jpg" xlink:type="simple" xlink:show="embed" xlink:actuate="onLoad" draw:mime-type="image/jpeg"/>
</draw:frame>
On the coordstau stressed that in the places of detention in <text:a xlink:type="simple" xlink:href="https://www.ukrinform.ua/tag-rosia" text:style-name="Internet_20_link" text:visited-style-name="Visited_20_Internet_20_Link">
</text:a>
But in temporarily captured territories there are much more wounded prisoners of war, whom the aggressor state, according to the Geneva Conventions, should immediately return without priorhumov.</text:p>
      <text:p text:style-name="P4">
<text:span text:style-name="T4">
 Read also: </text:span>
 <text:a xlink:type="simple" xlink:href="https://www.ukrinform.ua/rubric-ato/3694003-velikij-obmin-ukraina-povernula-dodomu-se-100-polonenih.html" text:style-name="Internet_20_link" text:visited-style-name="Visited_20_Internet_20_Link">
<text:span text:style-name="T4">
 captives </text:span>
</text:a>
As reported by Ukrinform, at the end of March <text:a xlink:type="simple" xlink:href="https://www.ukrinform.ua/rubric-ato/3686853-ukraina-peredala-rosii-usih-vazkoporanenih-polonenih-akih-mozna-transportuvati-kordstab.html" text:style-name="Internet_20_link" text:visited-style-name="Visited_20_Internet_20_Link">
</text:a>
all the wicked, captured since the beginning of a large -scale invasion, the condition of which allowed transportation.</text:p>
      <text:p text:style-name="P4">
<text:span text:style-name="T5">
Foto from the site Armyinform</text:span>
</text:p>
      <text:p text:style-name="P4">
News Source: <text:a xlink:type="simple" xlink:href="https://www.ukrinform.ua/rubric-ato/3694041-ukraina-peredala-rosii-se-patoh-vazkoporanenih-polonenih.html" text:style-name="Internet_20_link" text:visited-style-name="Visited_20_Internet_20_Link">
https://www.ukrinform.ua/rubric-ato/3694041-ukraina-peredala-rosii-se-patoh-vazkoporanenih-polonenih.html</text:a>
</text:p>
      <!--NEWS-->
      <text:h text:style-name="P10" text:outline-level="1">
<text:span text:style-name="T4">
US begins annual nuclear restraint training</text:span>
</text:h>
      <text:p text:style-name="P4">
Authors: Ukrinform (Person)</text:p>
      <text:p text:style-name="P4">
Publisher: Укринформ (Organization)</text:p>
      <text:p text:style-name="P4">
Published Time: 2023-04-10T17:53:00+03:00</text:p>
      <text:p text:style-name="P4">
Modified Time: 2023-04-10T17:53:00+03:00</text:p>
      <text:p text:style-name="P4">
Description: The US Strategic Command will start on April 11 annual nuclear command and control Global Thunder. - Ukrinform.</text:p>
      <text:p text:style-name="P4">
Images: ["<text:a xlink:type="simple" xlink:href="https://static.ukrinform.com/photos/2016_09/thumb_files/630_360_1473724540-7879-ssa-voennye-filippiny.jpg" text:style-name="Internet_20_link" text:visited-style-name="Visited_20_Internet_20_Link">
630_360_14737...</text:a>
"]</text:p>
      <text:p text:style-name="P4">
Tags: ['Британія', 'США', 'Військові навчання', 'Військові']</text:p>
      <text:p text:style-name="P4">
Type: Article</text:p>
      <!--METADATA-->
      <text:p text:style-name="P4">
<draw:frame draw:style-name="fr1" draw:name="Image111" text:anchor-type="as-char" svg:width="6.9236in" svg:height="3.956343in" draw:z-index="0">
<draw:image xlink:href="../Images/yкринформ/2023-04-10T17-53-00-03-00/630_360_1473724540-7879-ssa-voennye-filippiny.jpg" xlink:type="simple" xlink:show="embed" xlink:actuate="onLoad" draw:mime-type="image/jpeg"/>
</draw:frame>
The US Strategic Command will start on April 11, the Global Thunder Nuclear Command and Control.</text:p>
      <text:p text:style-name="P4">
As Ukrinform reports, this is reported on <text:a xlink:type="simple" xlink:href="https://www.stratcom.mil/Media/News/News-Article-View/Article/3356644/us-strategic-command-commences-annual-nuclear-command-and-control-exercise/" text:style-name="Internet_20_link" text:visited-style-name="Visited_20_Internet_20_Link">
</text:a>
.</text:p>
      <text:p text:style-name="P4">
“The purpose of Global Thunder 23(Seen)There is an increase in nuclear readiness and guaranteeing of safe, protected and reliable forces of strategic restraint, ”the testimony reads.</text:p>
      <text:p text:style-name="P4">
GT23 exercises are involved in the staff of the entire strategic command of armed forces <text:a xlink:type="simple" xlink:href="https://www.ukrinform.ua/tag-ssa" text:style-name="Internet_20_link" text:visited-style-name="Visited_20_Internet_20_Link">
</text:a>
including its components and subordinates. Allies and partners of the United States, such as the UK, will also be involved in the exercises.</text:p>
      <text:p text:style-name="P4">
The command states that it is an annual exercise and that they are not a response to the hope of any country or other entities.</text:p>
      <text:p text:style-name="P4">
The strategic command has global responsibilities that are determined by the planned command. They include strategic restraint, nuclear operations, joint operations using the electromagnetic spectrum, global strokes, anti -missile defense, as well as analysis and targeting.</text:p>
      <text:p text:style-name="P4">
"As in the previous years, Global Thunder 23 will include an increase in flight bubblers during exercises," the command said.</text:p>
      <text:p text:style-name="P4">
<text:span text:style-name="T4">
 Read also: </text:span>
 <text:a xlink:type="simple" xlink:href="https://www.ukrinform.ua/rubric-world/3694004-kitaj-zaversiv-tridenni-vijskovi-navcanna-poblizu-tajvanu.html" text:style-name="Internet_20_link" text:visited-style-name="Visited_20_Internet_20_Link">
<text:span text:style-name="T4">
 training </text:span>
</text:a>
As reported by Ukrinform, the US Naval Forces on Monday directed the USS Milius controlled missiles into the South Chinese Sea to conduct surgery to maintain freedom of navigation in international waters, Usky China is increasing its military activity.</text:p>
      <text:p text:style-name="P4">
_ Photo illustrative_</text:p>
      <text:p text:style-name="P4">
News Source: <text:a xlink:type="simple" xlink:href="https://www.ukrinform.ua/rubric-world/3694043-ssa-rozpocinaut-soricni-navcanna-z-adernogo-strimuvanna.html" text:style-name="Internet_20_link" text:visited-style-name="Visited_20_Internet_20_Link">
https://www.ukrinform.ua/rubric-world/3694043-ssa-rozpocinaut-soricni-navcanna-z-adernogo-strimuvanna.html</text:a>
</text:p>
      <!--NEWS-->
      <text:h text:style-name="P10" text:outline-level="1">
<text:span text:style-name="T4">
The Council proposes to include the history of Ukraine and foreign languages in the STA</text:span>
</text:h>
      <text:p text:style-name="P4">
Authors: Ukrinform (Person)</text:p>
      <text:p text:style-name="P4">
Publisher: Укринформ (Organization)</text:p>
      <text:p text:style-name="P4">
Published Time: 2023-04-10T17:54:54+03:00</text:p>
      <text:p text:style-name="P4">
Modified Time: 2023-04-10T17:54:54+03:00</text:p>
      <text:p text:style-name="P4">
Description: The Verkhovna Rada approved in the first reading a bill, which provides for the inclusion in the list of compulsory subjects for the state final certification history of Ukraine and foreign languages, except in the Russian language. - Ukrinform.</text:p>
      <text:p text:style-name="P4">
Images: ["<text:a xlink:type="simple" xlink:href="https://static.ukrinform.com/photos/2023_02/thumb_files/630_360_1676292462-419.png" text:style-name="Internet_20_link" text:visited-style-name="Visited_20_Internet_20_Link">
630_360_16762...</text:a>
"]</text:p>
      <text:p text:style-name="P4">
Tags: ['Освіта', 'Законопроєкт', 'Верховна Рада', 'Державна підсумкова атестація']</text:p>
      <text:p text:style-name="P4">
Type: Article</text:p>
      <!--METADATA-->
      <text:p text:style-name="P4">
<draw:frame draw:style-name="fr1" draw:name="Image112" text:anchor-type="as-char" svg:width="6.9236in" svg:height="3.956343in" draw:z-index="0">
<draw:image xlink:href="../Images/yкринформ/2023-04-10T17-54-54-03-00/630_360_1676292462-419.png" xlink:type="simple" xlink:show="embed" xlink:actuate="onLoad" draw:mime-type="image/png"/>
</draw:frame>
The Verkhovnarad adopted in the first reading a bill, which provides for the inclusion of compulsory subjects for the state final certification history of Ukraine and foreign languages, except in the Russian language.</text:p>
      <text:p text:style-name="P4">
On the support of the bill <text:a xlink:type="simple" xlink:href="https://itd.rada.gov.ua/billInfo/Bills/Card/41409" text:style-name="Internet_20_link" text:visited-style-name="Visited_20_Internet_20_Link">
</text:a>
"On amendments to the Donus of Ukraine" On Complete General Secondary Education "regarding the mandatory results of training" as a basis the chairman of the Verkhovna Rada Ruslan Stefanchuk reported in <text:a xlink:type="simple" xlink:href="https://www.facebook.com/stefanchuk.official/posts/pfbid0dbXBZMmWtedcDAkTHXfrzztwjDZ7XGksSy8oqrNTzCuZVAgbJujhUL2J9yXrjJn5l" text:style-name="Internet_20_link" text:visited-style-name="Visited_20_Internet_20_Link">
</text:a>
, reports Ukrinform.</text:p>
      <text:p text:style-name="P4">
Thus, according to the text of the document, it is planned to establish that at each level of full secondary education, mandatory testing during the state summary certification is subject not only to the results of training from the state mathematics language, but also the results of training with <text:a xlink:type="simple" xlink:href="https://www.ukrinform.ua/tag-istoria" text:style-name="Internet_20_link" text:visited-style-name="Visited_20_Internet_20_Link">
</text:a>
Of Ukraine and a foreign language, except for the language of the state recognized as a parliamentary agent-aggressor or a occupying state, that is, Russian.</text:p>
      <text:p text:style-name="P4">
It is proposed to establish that state standards have a predictable proficiency in the Ukrainian language, the required level of mathematical competence, knowledge of the history of Ukraine, command of foreign language, except Russian, all students of educational institutions, which complete the acquisition of full -time secondary education.</text:p>
      <text:p text:style-name="P4">
*!(https://www.ukrinform.ua/rubric-society/3691955-osvitnij-komitet-vr-proponue-povernuti-derzavnu-pidsumkovu-atestaciu.html)As reported by Ukrinform, in February, the Verkhovna Rada adopted Law No. 8228-1, which has been devoted to the term of cancellation of the state final certification for graduates of 11 classes and external independent evaluation as a competitive criterion of access to educational services.</text:p>
      <text:p text:style-name="P4">
The entrance test for higher education will be conducted in a formatinational multi -subject test, which has two compulsory subjects: Ukrainian language and mathematics. The third subject to the choice, at the proposal of the Ministry of Education and Science, may be: history of Ukraine, foreign language, physics, chemistry, biology.</text:p>
      <text:p text:style-name="P4">
STA for 4th and 9th grade students in 2023 was also canceled.</text:p>
      <text:p text:style-name="P4">
News Source: <text:a xlink:type="simple" xlink:href="https://www.ukrinform.ua/rubric-society/3694046-rada-proponue-vkluciti-do-obovazkovih-predmetiv-na-dpa-istoriu-ukraini-ta-inozemni-movi.html" text:style-name="Internet_20_link" text:visited-style-name="Visited_20_Internet_20_Link">
https://www.ukrinform.ua/rubric-society/3694046-rada-proponue-vkluciti-do-obovazkovih-predmetiv-na-dpa-istoriu-ukraini-ta-inozemni-movi.html</text:a>
</text:p>
      <!--NEWS-->
      <text:h text:style-name="P10" text:outline-level="1">
<text:span text:style-name="T4">
In the capital's schools and kindergartens intensify security</text:span>
</text:h>
      <text:p text:style-name="P4">
Authors: Ukrinform (Person)</text:p>
      <text:p text:style-name="P4">
Publisher: Укринформ (Organization)</text:p>
      <text:p text:style-name="P4">
Published Time: 2023-04-10T17:57:00+03:00</text:p>
      <text:p text:style-name="P4">
Modified Time: 2023-04-10T17:57:00+03:00</text:p>
      <text:p text:style-name="P4">
Description: More than 450 educational institutions in Kiev will be provided with additional security measures. - Ukrinform.</text:p>
      <text:p text:style-name="P4">
Images: ["<text:a xlink:type="simple" xlink:href="https://static.ukrinform.com/photos/2023_04/thumb_files/630_360_1681138309-851.jpg" text:style-name="Internet_20_link" text:visited-style-name="Visited_20_Internet_20_Link">
630_360_16811...</text:a>
"]</text:p>
      <text:p text:style-name="P4">
Tags: ['КМДА', 'Школа', 'охорона']</text:p>
      <text:p text:style-name="P4">
Type: Article</text:p>
      <!--METADATA-->
      <text:p text:style-name="P4">
<draw:frame draw:style-name="fr1" draw:name="Image113" text:anchor-type="as-char" svg:width="6.9236in" svg:height="3.956343in" draw:z-index="0">
<draw:image xlink:href="../Images/yкринформ/2023-04-10T17-57-00-03-00/630_360_1681138309-851.jpg" xlink:type="simple" xlink:show="embed" xlink:actuate="onLoad" draw:mime-type="image/jpeg"/>
</draw:frame>
More than 450 educational institutions in Kiev will be provided with additional security measures.</text:p>
      <text:p text:style-name="P4">
This was reported by the press service <text:a xlink:type="simple" xlink:href="http://kyivcity.gov.ua/news/bilshe_450_zakladiv_osviti_v_kiyevi_budut_zabezpecheni_dodatkovimi_zakhodami_bezpeki/" text:style-name="Internet_20_link" text:visited-style-name="Visited_20_Internet_20_Link">
</text:a>
, reports Ukrinform.</text:p>
      <text:p text:style-name="P4">
"The Department of Education and Science, the Municipal Security Department, the municipal organization" Municipal Protection "and the Police Department in Kiev have signed an agreement on cooperation to strengthen security in more than 450 metropolitan education institutions," the statement reads.</text:p>
      <text:p text:style-name="P4">
KSCA Deputy Chairman Valentin Mondrievsky noted that the city authorities of Kyiv stately provide the protection of the school and kindergartens, organizes a video surveillance of attached territories, equips establishments with alarming buttons.</text:p>
      <text:p text:style-name="P4">
According to him, today more than half of the Middle Education institutions have organized posts of "municipal protection", and the process of selection of specialists who will work on the protection of educational objects is continuing.</text:p>
      <text:p text:style-name="P4">
<text:span text:style-name="T4">
 Read also: </text:span>
 <text:a xlink:type="simple" xlink:href="https://www.ukrinform.ua/rubric-society/3668831-zelenska-hocemo-sob-ukrainski-diti-buli-pokolinnam-peremogi-a-ne-vijni.html" text:style-name="Internet_20_link" text:visited-style-name="Visited_20_Internet_20_Link">
</text:a>
“Given that every day, more and more children are returning to Kyiv's educational institutions, we have to ensure their safe stay in the surrounding areas. In addition, thanks to foreign surveillance, additional protection measures will be provided for the territory of educational buildings, which is also important for the safety of the whole city, ”Mordrievsky said.</text:p>
      <text:p text:style-name="P4">
He noted that the signing of a cooperation agreement is the result of a long -term safety work in educational institutions in Kiev.</text:p>
      <text:p text:style-name="P4">
"We are gradually implementing a security program in schools and kindergartens: providing suggestive shelters in educational institutions, we equip video surveillance and, most importantly, connect to the protection of municipal and state security structures," the deputy chairman <text:a xlink:type="simple" xlink:href="https://www.ukrinform.ua/tag-kmda" text:style-name="Internet_20_link" text:visited-style-name="Visited_20_Internet_20_Link">
</text:a>
.</text:p>
      <text:p text:style-name="P4">
Mondrievsky added that educational institutions will protect the municipal organization "Municipal Protection" in cooperation with the State Police of Protection. The police will also go to educational institutions in the event of an alarm button.</text:p>
      <text:p text:style-name="P4">
<text:span text:style-name="T4">
 Read also: </text:span>
 <text:a xlink:type="simple" xlink:href="https://www.ukrinform.ua/rubric-society/3673526-v-ukraini-rozpocinaetsa-ukrainskosvejcarskij-proekt-dopomogi-ditam-aki-postrazdali-vid-vijni.html" text:style-name="Internet_20_link" text:visited-style-name="Visited_20_Internet_20_Link">
</text:a>
</text:p>
      <text:p text:style-name="P4">
News Source: <text:a xlink:type="simple" xlink:href="https://www.ukrinform.ua/rubric-kyiv/3694047-u-stolicnih-skolah-i-ditsadkah-posiluut-ohoronu.html" text:style-name="Internet_20_link" text:visited-style-name="Visited_20_Internet_20_Link">
https://www.ukrinform.ua/rubric-kyiv/3694047-u-stolicnih-skolah-i-ditsadkah-posiluut-ohoronu.html</text:a>
</text:p>
      <!--NEWS-->
      <text:h text:style-name="P10" text:outline-level="1">
<text:span text:style-name="T4">
Russians fireting a transport moving towards Bakhmut - painter</text:span>
</text:h>
      <text:p text:style-name="P4">
Authors: Ukrinform (Person)</text:p>
      <text:p text:style-name="P4">
Publisher: Укринформ (Organization)</text:p>
      <text:p text:style-name="P4">
Published Time: 2023-04-10T18:05:00+03:00</text:p>
      <text:p text:style-name="P4">
Modified Time: 2023-04-10T18:05:00+03:00</text:p>
      <text:p text:style-name="P4">
Description: Russian troops are firing a transport moving towards Bakhmut, despite the fact that they are now trying to leave civilians.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Війна з росією', 'Ганна Маляр', 'Єдині новини']</text:p>
      <text:p text:style-name="P4">
Type: Article</text:p>
      <!--METADATA-->
      <text:p text:style-name="P4">
<draw:frame draw:style-name="fr1" draw:name="Image114" text:anchor-type="as-char" svg:width="6.9236in" svg:height="3.956343in" draw:z-index="0">
<draw:image xlink:href="../Images/yкринформ/2023-04-10T18-05-00-03-00/630_360_1677152977-764.jpg" xlink:type="simple" xlink:show="embed" xlink:actuate="onLoad" draw:mime-type="image/jpeg"/>
</draw:frame>
Russian firing transport that moves towards Bakhmut, despite the fact that they are now trying to leave civilians.</text:p>
      <text:p text:style-name="P4">
According to Ukrinform, the Deputy Minister of Defense of Ukraine Anna Malar has been broadcasting on the TV.</text:p>
      <text:p text:style-name="P4">
“Today they do it. Even <text:a xlink:type="simple" xlink:href="https://www.ukrinform.ua/tag-transport" text:style-name="Internet_20_link" text:visited-style-name="Visited_20_Internet_20_Link">
</text:a>
, which moves towards Bakhmut -they shoot there, although there are still people who are left and nowamize to leave the city. The Russians do so. They increase the misery of artillery fire on the fringe and continue to use active aviation, ”said Malyar.</text:p>
      <text:p text:style-name="P4">
She confirmed by the Commander of the Land Forces of the Armed Forces of Ukraine, the General-Colonel-Colonel Alexander Sirsky information that in the battles of Zabhmut of Donetsk region, Russian invaders moved to the "Syrian" tactical land. “Weakened Wagner's units and therefore he(The enemy - ed.)It applies today both landing detachments and special forces. It is that we can see. The enemy actually uses the technique of burned land, ”said the Ministry of Defense.</text:p>
      <text:p text:style-name="P4">
<text:span text:style-name="T4">
 Read also: </text:span>
 <text:a xlink:type="simple" xlink:href="https://www.ukrinform.ua/rubric-ato/3693558-cerevatij-zabezpecenna-vijskovih-u-bahmuti-trivae-popri-pidriv-mostu-na-hromove.html" text:style-name="Internet_20_link" text:visited-style-name="Visited_20_Internet_20_Link">
<text:span text:style-name="T4">
 Bakhmut </text:span>
</text:a>
As it was reported, in the Bakhmut direction, the Russians continue to take place, trying to take Bakhmut under full control, the fighting continues. During the day, the enemy led unsuccessful offensive actions in the area of the December from Bogdanivka and near the Chrome. On April 9, Syrsky visited the hotlae of the front in the Bakhmut direction, where he heard the commanders of military parts and groups on the course of defense and problematic issues that need a non -governmental solution.</text:p>
      <text:p text:style-name="P4">
News Source: <text:a xlink:type="simple" xlink:href="https://www.ukrinform.ua/rubric-ato/3694053-rosiani-obstriluut-transport-akij-ruhaetsa-v-bik-bahmuta-malar.html" text:style-name="Internet_20_link" text:visited-style-name="Visited_20_Internet_20_Link">
https://www.ukrinform.ua/rubric-ato/3694053-rosiani-obstriluut-transport-akij-ruhaetsa-v-bik-bahmuta-malar.html</text:a>
</text:p>
      <!--NEWS-->
      <text:h text:style-name="P10" text:outline-level="1">
<text:span text:style-name="T4">
Silva's Tiags recovered from injury and returned to workouts</text:span>
</text:h>
      <text:p text:style-name="P4">
Authors: Ukrinform (Person)</text:p>
      <text:p text:style-name="P4">
Publisher: Укринформ (Organization)</text:p>
      <text:p text:style-name="P4">
Published Time: 2023-04-10T18:07:51+03:00</text:p>
      <text:p text:style-name="P4">
Modified Time: 2023-04-10T18:07:51+03:00</text:p>
      <text:p text:style-name="P4">
Description: Chelsea defender Tiga Silva recovered from knee injury, which he received at the end of February in a match with Tottenham (0: 2). - Ukrinform.</text:p>
      <text:p text:style-name="P4">
Images: ["<text:a xlink:type="simple" xlink:href="https://static.ukrinform.com/photos/2023_04/thumb_files/630_360_1681139189-657.jpeg" text:style-name="Internet_20_link" text:visited-style-name="Visited_20_Internet_20_Link">
630_360_16811...</text:a>
"]</text:p>
      <text:p text:style-name="P4">
Tags: ['Челсі', 'Футбол']</text:p>
      <text:p text:style-name="P4">
Type: Article</text:p>
      <!--METADATA-->
      <text:p text:style-name="P4">
<draw:frame draw:style-name="fr1" draw:name="Image115" text:anchor-type="as-char" svg:width="6.9236in" svg:height="3.956343in" draw:z-index="0">
<draw:image xlink:href="../Images/yкринформ/2023-04-10T18-07-51-03-00/630_360_1681139189-657.jpeg" xlink:type="simple" xlink:show="embed" xlink:actuate="onLoad" draw:mime-type="image/jpeg"/>
</draw:frame>
Chelsea defender Tiag Silva recovered from the knee injury that he received at the end of the match with Tottenham in the match(0:2).</text:p>
      <text:p text:style-name="P4">
Про це повідомив футбольний інсайдер Фарбіціо Романо в <text:a xlink:type="simple" xlink:href="https://twitter.com/FabrizioRomano/status/1645416526210555905" text:style-name="Internet_20_link" text:visited-style-name="Visited_20_Internet_20_Link">
</text:a>
, reports Ukrinform.</text:p>
      <text:p text:style-name="P4">
According to him, the Brazilian today, April 10, returned to training.</text:p>
      <text:p text:style-name="P4">
On Wednesday, April 12, Chelsea will play the first match of the 1/4 finals of the Champions League with Real Madrid. The game will start at 22.00.</text:p>
      <text:p text:style-name="P4">
This season is 27 matches on the Salva account of 27 matches.</text:p>
      <text:p text:style-name="P4">
<text:span text:style-name="T4">
 Read also: </text:span>
 <text:a xlink:type="simple" xlink:href="https://www.ukrinform.ua/rubric-sports/3693352-apl-celsi-mudrika-postupivsa-vulvergemptonu-prodovzivsi-bezvigrasnu-seriu.html" text:style-name="Internet_20_link" text:visited-style-name="Visited_20_Internet_20_Link">
</text:a>
As reported, Chelsea occupies 11 steps in HPV, having an asset 39 after 30 matches.</text:p>
      <text:p text:style-name="P4">
Photo: bb</text:p>
      <text:p text:style-name="P4">
News Source: <text:a xlink:type="simple" xlink:href="https://www.ukrinform.ua/rubric-sports/3694055-tiagu-silva-vidnovivsa-vid-travmi-i-povernuvsa-do-trenuvan.html" text:style-name="Internet_20_link" text:visited-style-name="Visited_20_Internet_20_Link">
https://www.ukrinform.ua/rubric-sports/3694055-tiagu-silva-vidnovivsa-vid-travmi-i-povernuvsa-do-trenuvan.html</text:a>
</text:p>
      <!--NEWS-->
      <text:h text:style-name="P10" text:outline-level="1">
<text:span text:style-name="T4">
In Turkey, the world's first ships for the use of shock UAVs have been armed</text:span>
</text:h>
      <text:p text:style-name="P4">
Authors: Ukrinform (Person)</text:p>
      <text:p text:style-name="P4">
Publisher: Укринформ (Organization)</text:p>
      <text:p text:style-name="P4">
Published Time: 2023-04-10T18:09:00+03:00</text:p>
      <text:p text:style-name="P4">
Modified Time: 2023-04-10T18:09:00+03:00</text:p>
      <text:p text:style-name="P4">
Description: Turkey has a new flagship in Turkey - a TCG Anadolu landing ship, the first warship in the world, designed to dislocate and use strikes. - Ukrinform.</text:p>
      <text:p text:style-name="P4">
Images: ["<text:a xlink:type="simple" xlink:href="https://static.ukrinform.com/photos/2023_04/thumb_files/630_360_1681139347-738.jpg" text:style-name="Internet_20_link" text:visited-style-name="Visited_20_Internet_20_Link">
630_360_16811...</text:a>
", "<text:a xlink:type="simple" xlink:href="https://static.ukrinform.com/photos/2023_04/1681139348-210.jpg" text:style-name="Internet_20_link" text:visited-style-name="Visited_20_Internet_20_Link">
1681139348-21...</text:a>
", "<text:a xlink:type="simple" xlink:href="https://static.ukrinform.com/photos/2023_04/1681139348-189.jpg" text:style-name="Internet_20_link" text:visited-style-name="Visited_20_Internet_20_Link">
1681139348-18...</text:a>
"]</text:p>
      <text:p text:style-name="P4">
Tags: ['Безпілотник', 'Корабель', 'Туреччина', 'Флот']</text:p>
      <text:p text:style-name="P4">
Type: Article</text:p>
      <!--METADATA-->
      <text:p text:style-name="P4">
<draw:frame draw:style-name="fr1" draw:name="Image116" text:anchor-type="as-char" svg:width="6.9236in" svg:height="3.956343in" draw:z-index="0">
<draw:image xlink:href="../Images/yкринформ/2023-04-10T18-09-00-03-00/630_360_1681139347-738.jpg" xlink:type="simple" xlink:show="embed" xlink:actuate="onLoad" draw:mime-type="image/jpeg"/>
</draw:frame>
The fuzzy has assigned a new flagship to the Naval Forces -TCG Anadolu, the first warship in the world, designed to dislocation and use of UAVs.</text:p>
      <text:p text:style-name="P4">
This was stated by President Recep Taiip Erdogan, <text:a xlink:type="simple" xlink:href="https://www.trthaber.com/haber/gundem/cumhurbaskani-erdogan-savunmada-oyun-degistirici-ulke-olacagiz-759660.html" text:style-name="Internet_20_link" text:visited-style-name="Visited_20_Internet_20_Link">
</text:a>
At the ceremony of putting into operation the largest military ship of the country, reports Ukrinform correspondent.</text:p>
      <text:p text:style-name="P4">
“The flagship of the Turkish Navy, the landing <text:a xlink:type="simple" xlink:href="https://www.ukrinform.ua/tag-korabel" text:style-name="Internet_20_link" text:visited-style-name="Visited_20_Internet_20_Link">
</text:a>
TCG anadolu is a pride for all Turkey ... Thanks to the TcGanadolu ship, Turkey will enter the world leaders in the field of technologies, systems that change the situation on the ground ... The fact that Turkey is one of the 10 -Ukrainians that operate, develop, build, build, and build, build. They serve their own ships, no empty words, and the achievements that can be proud of, ”Erdogan said.</text:p>
      <text:p text:style-name="Quotations">

<text:p text:style-name="P4">
[Tcg anadolu] cumhurbaffe from the erdoğan: Bu gemimiz gerektğinde dünyanyın her&gt;
 kö KoSinde askeri versoni operasyon Yürütebilmemiemize Imkana. <text:a xlink:type="simple" xlink:href="https://t.co/GHkV3rCjWT" text:style-name="Internet_20_link" text:visited-style-name="Visited_20_Internet_20_Link">
</text:a>
 <text:a xlink:type="simple" xlink:href="https://t.co/Hf3DCYdsHQ" text:style-name="Internet_20_link" text:visited-style-name="Visited_20_Internet_20_Link">
 </text:a>
&gt;
&gt;
 - TRT News Live(@trthabercanli) <text:a xlink:type="simple" xlink:href="https://twitter.com/trthabercanli/status/1645397173545193472" text:style-name="Internet_20_link" text:visited-style-name="Visited_20_Internet_20_Link">
&gt;
 </text:a>
The Turkish President stressed that TCG Anadolu landing ship has every possible way to use in military and humanitarian operations in any world point, the number of landing for this ship is a battalion.</text:p>

<text:p text:style-name="P4">
Cumhurbaffele erdoğan: sirkec'sde tcg anadolu gemimizi halkım imıza acedol aced. <text:a xlink:type="simple" xlink:href="https://t.co/GHkV3rCjWT" text:style-name="Internet_20_link" text:visited-style-name="Visited_20_Internet_20_Link">
</text:a>
 <text:a xlink:type="simple" xlink:href="https://t.co/epBc7grS7W" text:style-name="Internet_20_link" text:visited-style-name="Visited_20_Internet_20_Link">
&gt;
 </text:a>
&gt;
&gt;
 - TRT News Live(@trthabercanli) <text:a xlink:type="simple" xlink:href="https://twitter.com/trthabercanli/status/1645400487393411077" text:style-name="Internet_20_link" text:visited-style-name="Visited_20_Internet_20_Link">
&gt;
 </text:a>
The ship can transport 94 pieces of equipment, including 13 tanks, 27-meter-portrans-enthusiasts and 6 APCs. The deck can accommodate 10 plows and 11 shock UAVs. The hangar of the vessel is designed for another 19 helicopter 30 UAV combat.</text:p>

</text:p>
      <text:p text:style-name="P4">
<draw:frame draw:style-name="fr1" draw:name="Image117" text:anchor-type="as-char" svg:width="6.9236in" svg:height="4.523786in" draw:z-index="0">
<draw:image xlink:href="../Images/yкринформ/2023-04-10T18-09-00-03-00/1681139348-210.jpg" xlink:type="simple" xlink:show="embed" xlink:actuate="onLoad" draw:mime-type="image/jpeg"/>
</draw:frame>
</text:p>
      <text:p text:style-name="P4">
<draw:frame draw:style-name="fr1" draw:name="Image118" text:anchor-type="as-char" svg:width="6.9236in" svg:height="3.89773in" draw:z-index="0">
<draw:image xlink:href="../Images/yкринформ/2023-04-10T18-09-00-03-00/1681139348-189.jpg" xlink:type="simple" xlink:show="embed" xlink:actuate="onLoad" draw:mime-type="image/jpeg"/>
</draw:frame>
</text:p>
      <text:p text:style-name="P4">
<text:span text:style-name="T4">
 Read also: </text:span>
 <text:a xlink:type="simple" xlink:href="https://www.ukrinform.ua/rubric-world/3688711-u-tureccini-vperse-proveli-strilbi-krilatou-raketou-z-morskogo-drona.html" text:style-name="Internet_20_link" text:visited-style-name="Visited_20_Internet_20_Link">
<text:span text:style-name="T4">
 Turkey </text:span>
</text:a>
According to Ukrinform, TCG Anadolu has a length of 231 meters and a 32 meter width to act as a light aircraft carrier. With the maximum permissible waterboard, 27436 tons of the vessel can move at a maximum speed of at least 20.5 units with an Ieconomic speed of 16 nodes. The ship was launched in May 2019, began to undergo maritime trials in June 2022. Baykar Makinaa has developed Bayraktar TB3 to draw up on TCG Anadolu.</text:p>
      <text:p text:style-name="P4">
<text:span text:style-name="T5">
Foto: dha</text:span>
</text:p>
      <text:p text:style-name="P4">
News Source: <text:a xlink:type="simple" xlink:href="https://www.ukrinform.ua/rubric-world/3694057-u-tureccini-postavili-na-ozbroenna-persij-u-sviti-korabel-dla-vikoristanna-udarnih-bpla.html" text:style-name="Internet_20_link" text:visited-style-name="Visited_20_Internet_20_Link">
https://www.ukrinform.ua/rubric-world/3694057-u-tureccini-postavili-na-ozbroenna-persij-u-sviti-korabel-dla-vikoristanna-udarnih-bpla.html</text:a>
</text:p>
      <!--NEWS-->
      <text:h text:style-name="P10" text:outline-level="1">
<text:span text:style-name="T4">
Blinken goes to Western Europe and Asia, will talk about Ukraine</text:span>
</text:h>
      <text:p text:style-name="P4">
Authors: Ukrinform (Person)</text:p>
      <text:p text:style-name="P4">
Publisher: Укринформ (Organization)</text:p>
      <text:p text:style-name="P4">
Published Time: 2023-04-10T18:12:37+03:00</text:p>
      <text:p text:style-name="P4">
Modified Time: 2023-04-10T18:12:37+03:00</text:p>
      <text:p text:style-name="P4">
Description: On Tuesday, the US Department of State Department Anthony Blinken goes on an international tour, during which he will visit with President Joe Biden Britain and Ireland, and then go to Asia, where he will take part, in particular, in Japan's meeting.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Британія', 'Ірландія', 'Велика сімка', 'Блінкен']</text:p>
      <text:p text:style-name="P4">
Type: Article</text:p>
      <!--METADATA-->
      <text:p text:style-name="P4">
<draw:frame draw:style-name="fr1" draw:name="Image119" text:anchor-type="as-char" svg:width="6.9236in" svg:height="3.956343in" draw:z-index="0">
<draw:image xlink:href="../Images/yкринформ/2023-04-10T18-12-37-03-00/630_360_1666808912-523.jpg" xlink:type="simple" xlink:show="embed" xlink:actuate="onLoad" draw:mime-type="image/jpeg"/>
</draw:frame>
On Tuesday, the US Glavs Department of USA is on Tuesday on Tuesday, during which he will visit with President Joe Biden Britain and Ireland, and then go to Asia, where he will take part, in particular, in the G7 meeting.</text:p>
      <text:p text:style-name="P4">
This is stated in <text:a xlink:type="simple" xlink:href="http://www.state.gov/secretary-blinkens-trip-to-the-united-kingdom-ireland-vietnam-and-japan/" text:style-name="Internet_20_link" text:visited-style-name="Visited_20_Internet_20_Link">
</text:a>
The US State Department, published on Monday, reports Ukrinform.</text:p>
      <text:p text:style-name="P4">
"State Secretary Anthony Blinken will visit the Kingdom, Ireland, Vietnam and Japan during April 11-18, 2023," the report said.</text:p>
      <text:p text:style-name="P4">
In the United Kingdom and Ireland, the head of American diplomacy will accompany the president <text:a xlink:type="simple" xlink:href="http://www.state.gov/secretary-blinkens-trip-to-the-united-kingdom-ireland-vietnam-and-japan/" text:style-name="Internet_20_link" text:visited-style-name="Visited_20_Internet_20_Link">
</text:a>
, which will be there in the period 11-14 at the head of the state delegation. It is expected that the situation around the invasion of HRF in Ukraine will be one of the main topics of meetings.</text:p>
      <text:p text:style-name="P4">
After that, the Secretary of State Blinken will go to Khanoy, Vietnam, where he discusses the question of comprehensive partnership and stability in the Indian-Pacific Region.</text:p>
      <text:p text:style-name="P4">
One of the important points of stay of the US Department of State Department in Asia Stanaey participates in the G7 ministerial meeting in Karuzhava, Japan. There he will break the prospects for solving a number of global problems, "including the wars of Russia against Ukraine, nuclear disarmament of phenostructure, food and energy, as well as the safety and promotion of a positative vision of the free and open Indo-Pacific."</text:p>
      <text:p text:style-name="P4">
<text:span text:style-name="T4">
 Read also: </text:span>
 <text:a xlink:type="simple" xlink:href="https://www.ukrinform.ua/rubric-world/3693239-peregovori-ne-povinni-stati-ratifikacieu-zahoplenna-rf-teritorij-v-ukraini-blinken.html" text:style-name="Internet_20_link" text:visited-style-name="Visited_20_Internet_20_Link">
<text:span text:style-name="T4">
 Blinken </text:span>
</text:a>
As reported by Ukrinform, Biden on April 11 in Northern Ireland <text:a xlink:type="simple" xlink:href="https://www.ukrinform.ua/rubric-world/3693451-sunak-zustrinetsa-z-bajdenom-u-pivnicnij-irlandii.html" text:style-name="Internet_20_link" text:visited-style-name="Visited_20_Internet_20_Link">
</text:a>
In the events on the occasion of the 25th anniversary of the signing of peaceful success of Holy Friday. The Prime Minister of the Great Britain Risha Snak will meet him there.</text:p>
      <text:p text:style-name="P4">
The Belfast Agreement or the Holy Friday Agreement is a peace agreement with the purpose of termination of conflict in Northern Ireland, concluded on April 10, 1998 between the Government of Ireland and the United Kingdom, enshrined in the main parties.</text:p>
      <text:p text:style-name="P4">
Photo: Andrew Harrer/Bloomberg</text:p>
      <text:p text:style-name="P4">
News Source: <text:a xlink:type="simple" xlink:href="https://www.ukrinform.ua/rubric-world/3694059-blinken-virusae-do-zahidnoi-evropi-ta-azii-govoritime-j-pro-ukrainu.html" text:style-name="Internet_20_link" text:visited-style-name="Visited_20_Internet_20_Link">
https://www.ukrinform.ua/rubric-world/3694059-blinken-virusae-do-zahidnoi-evropi-ta-azii-govoritime-j-pro-ukrainu.html</text:a>
</text:p>
      <!--NEWS-->
      <text:h text:style-name="P10" text:outline-level="1">
<text:span text:style-name="T4">
Defense forces knocked down two Russian drones on the border</text:span>
</text:h>
      <text:p text:style-name="P4">
Authors: Ukrinform (Person)</text:p>
      <text:p text:style-name="P4">
Publisher: Укринформ (Organization)</text:p>
      <text:p text:style-name="P4">
Published Time: 2023-04-10T18:13:00+03:00</text:p>
      <text:p text:style-name="P4">
Modified Time: 2023-04-10T18:13:00+03:00</text:p>
      <text:p text:style-name="P4">
Description: The forces of Sivershchyna's defense on Monday, April 10, destroyed two Russian unmanned aircraft. - Ukrinform.</text:p>
      <text:p text:style-name="P4">
Images: ["<text:a xlink:type="simple" xlink:href="https://static.ukrinform.com/photos/2017_12/thumb_files/630_360_1514550897-3853.jpg" text:style-name="Internet_20_link" text:visited-style-name="Visited_20_Internet_20_Link">
630_360_15145...</text:a>
"]</text:p>
      <text:p text:style-name="P4">
Tags: ['Безпілотник', 'Сумщина', 'Чернігівщина']</text:p>
      <text:p text:style-name="P4">
Type: Article</text:p>
      <!--METADATA-->
      <text:p text:style-name="P4">
<draw:frame draw:style-name="fr1" draw:name="Image120" text:anchor-type="as-char" svg:width="6.9236in" svg:height="3.956343in" draw:z-index="0">
<draw:image xlink:href="../Images/yкринформ/2023-04-10T18-13-00-03-00/630_360_1514550897-3853.jpg" xlink:type="simple" xlink:show="embed" xlink:actuate="onLoad" draw:mime-type="image/jpeg"/>
</draw:frame>
Sivers region forces on Monday, April 10, destroyed two Russian unmanneditelists.</text:p>
      <text:p text:style-name="P4">
According to Ukrinform, the Operational Command "North" reports in <text:a xlink:type="simple" xlink:href="https://t.me/ok_pivnich1/1738" text:style-name="Internet_20_link" text:visited-style-name="Visited_20_Internet_20_Link">
</text:a>
.</text:p>
      <text:p text:style-name="P4">
“Two UAVs, probably“ Orlan-10 ”, shot down on April 10, units from the forces of the Defense Secondary School. One on the border of Chernihiv, the other - Sumy region, ” - there is a testament.</text:p>
      <text:p text:style-name="P4">
<text:span text:style-name="T4">
 Read also: </text:span>
 <text:a xlink:type="simple" xlink:href="https://www.ukrinform.ua/rubric-ato/3694024-na-lugansini-prikordonniki-zbili-dva-vorozi-rozviduvalni-bezpilotniki.html" text:style-name="Internet_20_link" text:visited-style-name="Visited_20_Internet_20_Link">
<text:span text:style-name="T4">
 drone </text:span>
</text:a>
The work of another <text:a xlink:type="simple" xlink:href="https://www.ukrinform.ua/tag-bezpilotnik" text:style-name="Internet_20_link" text:visited-style-name="Visited_20_Internet_20_Link">
</text:a>
Sumy region was supplied with the help of Reb.</text:p>
      <text:p text:style-name="P4">
As reported by Ukrinform, on April 10 in the Avdeevsky direction Armed Forces <text:a xlink:type="simple" xlink:href="https://www.ukrinform.ua/rubric-ato/3693898-na-avdiivskomu-napramku-zsu-znisili-rosijskij-mi24.html" text:style-name="Internet_20_link" text:visited-style-name="Visited_20_Internet_20_Link">
</text:a>
Russian Mi-24 combat helicopter.  _ Photo illustrative _</text:p>
      <text:p text:style-name="P4">
News Source: <text:a xlink:type="simple" xlink:href="https://www.ukrinform.ua/rubric-ato/3694060-sili-oboroni-zbili-na-prikordonni-dva-rosijski-bezpilotniki.html" text:style-name="Internet_20_link" text:visited-style-name="Visited_20_Internet_20_Link">
https://www.ukrinform.ua/rubric-ato/3694060-sili-oboroni-zbili-na-prikordonni-dva-rosijski-bezpilotniki.html</text:a>
</text:p>
      <!--NEWS-->
      <text:h text:style-name="P10" text:outline-level="1">
<text:span text:style-name="T4">
After Easter eggs are cheaper by 20-40%-Minagro Policy</text:span>
</text:h>
      <text:p text:style-name="P4">
Authors: Ukrinform (Person)</text:p>
      <text:p text:style-name="P4">
Publisher: Укринформ (Organization)</text:p>
      <text:p text:style-name="P4">
Published Time: 2023-04-10T18:13:14+03:00</text:p>
      <text:p text:style-name="P4">
Modified Time: 2023-04-10T18:13:14+03:00</text:p>
      <text:p text:style-name="P4">
Description: The First Deputy Minister of Agrarian Policy and Food Taras Vysotsky predicts that after April 16, egg prices in Ukraine will drop by 20-40%. - Ukrinform.</text:p>
      <text:p text:style-name="P4">
Images: ["<text:a xlink:type="simple" xlink:href="https://static.ukrinform.com/photos/2021_02/thumb_files/630_360_1613039804-807.jpg" text:style-name="Internet_20_link" text:visited-style-name="Visited_20_Internet_20_Link">
630_360_16130...</text:a>
"]</text:p>
      <text:p text:style-name="P4">
Tags: ['Ціни', 'Великдень', 'Яйця', 'Єдині новини']</text:p>
      <text:p text:style-name="P4">
Type: Article</text:p>
      <!--METADATA-->
      <text:p text:style-name="P4">
<draw:frame draw:style-name="fr1" draw:name="Image121" text:anchor-type="as-char" svg:width="6.9236in" svg:height="3.956343in" draw:z-index="0">
<draw:image xlink:href="../Images/yкринформ/2023-04-10T18-13-14-03-00/630_360_1613039804-807.jpg" xlink:type="simple" xlink:show="embed" xlink:actuate="onLoad" draw:mime-type="image/jpeg"/>
</draw:frame>
The first deputy Minister of Agrarian Policy and Food Taras Vysotsky predict that after April 16, egg prices in Ukraine will drop by 20-40%.</text:p>
      <text:p text:style-name="P4">
According to the Ukrinform correspondent, he said this on the air of the Telernador "The One News."</text:p>
      <text:p text:style-name="P4">
"Literally after <text:a xlink:type="simple" xlink:href="https://www.ukrinform.ua/tag-velikden" text:style-name="Internet_20_link" text:visited-style-name="Visited_20_Internet_20_Link">
</text:a>
There will already be a trend of name, which will last until the middle of summer, and there will be no such expensive eggs for our consumers, "Vysotsky said.</text:p>
      <text:p text:style-name="P4">
He added that the fall in prices will be influenced by the stabilization of the Ukrainian power system and that egg producers constantly increase the number of chickens to increase production.</text:p>
      <text:p text:style-name="P4">
"We now see that it(cheaper - ed.)It will be 20-40% depending on which there will be a further situation in the feed market. She is still positive, "the Deputy Minister said.</text:p>
      <text:p text:style-name="P4">
<text:span text:style-name="T4">
 Read also: </text:span>
 <text:a xlink:type="simple" xlink:href="https://www.ukrinform.ua/rubric-economy/3694021-inflacia-u-berezni-stanovila-15.html" text:style-name="Internet_20_link" text:visited-style-name="Visited_20_Internet_20_Link">
</text:a>
As reported by Ukrinform, since September 2022 in Ukraine the prices of narrow eggs are increasing. As of the end of March 2023, the average price for a dozen eggs depending on the manufacturer ranges from 65-75 UAH, and at the beginning of the autumn last year it amounted to 30 UAH.</text:p>
      <text:p text:style-name="P4">
News Source: <text:a xlink:type="simple" xlink:href="https://www.ukrinform.ua/rubric-economy/3694061-pisla-velikodna-ajca-zdesevsaut-na-2040-minagropolitiki.html" text:style-name="Internet_20_link" text:visited-style-name="Visited_20_Internet_20_Link">
https://www.ukrinform.ua/rubric-economy/3694061-pisla-velikodna-ajca-zdesevsaut-na-2040-minagropolitiki.html</text:a>
</text:p>
      <!--NEWS-->
      <text:h text:style-name="P10" text:outline-level="1">
<text:span text:style-name="T4">
Carrager criticized Zinchenko for a mistake in the match with Liverpool</text:span>
</text:h>
      <text:p text:style-name="P4">
Authors: Ukrinform (Person)</text:p>
      <text:p text:style-name="P4">
Publisher: Укринформ (Organization)</text:p>
      <text:p text:style-name="P4">
Published Time: 2023-04-10T18:14:49+03:00</text:p>
      <text:p text:style-name="P4">
Modified Time: 2023-04-10T18:14:49+03:00</text:p>
      <text:p text:style-name="P4">
Description: Former defender of the England national team Jamie Carrager commented on Alexander Zinchenko's effective mistake at the end of yesterday's match against Liverpool (2: 2). - Ukrinform.</text:p>
      <text:p text:style-name="P4">
Images: ["<text:a xlink:type="simple" xlink:href="https://static.ukrinform.com/photos/2023_04/thumb_files/630_360_1681139617-295.jpg" text:style-name="Internet_20_link" text:visited-style-name="Visited_20_Internet_20_Link">
630_360_16811...</text:a>
"]</text:p>
      <text:p text:style-name="P4">
Tags: ['Арсенал', 'Футбол', 'Зінченко', 'АПЛ']</text:p>
      <text:p text:style-name="P4">
Type: Article</text:p>
      <!--METADATA-->
      <text:p text:style-name="P4">
<draw:frame draw:style-name="fr1" draw:name="Image122" text:anchor-type="as-char" svg:width="6.9236in" svg:height="3.956343in" draw:z-index="0">
<draw:image xlink:href="../Images/yкринформ/2023-04-10T18-14-49-03-00/630_360_1681139617-295.jpg" xlink:type="simple" xlink:show="embed" xlink:actuate="onLoad" draw:mime-type="image/jpeg"/>
</draw:frame>
The former team of England Jamie Carrager commented on the effective mistake of Zinchenko's Alexander at the end of yesterday's match against Liverpool(2:2).</text:p>
      <text:p text:style-name="P4">
Як передає Укрінформ, з <text:a xlink:type="simple" xlink:href="https://www.football.london/arsenal-fc/news/oleksandr-zinchenko-tears-arsenal-liverpool-26665216" text:style-name="Internet_20_link" text:visited-style-name="Visited_20_Internet_20_Link">
 </text:a>
on FootballLondon.</text:p>
      <text:p text:style-name="P4">
“I can't stop thinking about Zinchenko. At stake champion title, you have more aggressive. This cannot be allowed. Zinchenko should play more intense. And he seems to be in training and does not want him to wake up the ball beyond, ”Carrager said.</text:p>
      <text:p text:style-name="P4">
Arsenal has been reported to draw a draw with Liverpool(2:2). Один з голівпідопічні Юргена Клоппа забили через помилку українського захисника ОлександраЗінченка.</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рсенал</text:span>
 </text:a>
As reported by Ukrinform, Arsenal is headed by the APL, having 73 points in the asset.</text:p>
      <text:p text:style-name="P4">
Photo: Getty Images</text:p>
      <text:p text:style-name="P4">
News Source: <text:a xlink:type="simple" xlink:href="https://www.ukrinform.ua/rubric-sports/3694062-karrager-rozkritikuvav-zincenka-za-pomilku-v-matci-z-liverpulem.html" text:style-name="Internet_20_link" text:visited-style-name="Visited_20_Internet_20_Link">
https://www.ukrinform.ua/rubric-sports/3694062-karrager-rozkritikuvav-zincenka-za-pomilku-v-matci-z-liverpulem.html</text:a>
</text:p>
      <!--NEWS-->
      <text:h text:style-name="P10" text:outline-level="1">
<text:span text:style-name="T4">
China's Foreign Ministry: Taiwanese question is solely in China's internal business</text:span>
</text:h>
      <text:p text:style-name="P4">
Authors: Ukrinform (Person)</text:p>
      <text:p text:style-name="P4">
Publisher: Укринформ (Organization)</text:p>
      <text:p text:style-name="P4">
Published Time: 2023-04-10T18:16:00+03:00</text:p>
      <text:p text:style-name="P4">
Modified Time: 2023-04-10T18:16:00+03:00</text:p>
      <text:p text:style-name="P4">
Description: The Taiwanese issue is an exclusively internal case of China, and all countries must continue to adhere to the principle of "one China" as the dominant consensus of the international community. - Ukrinform.</text:p>
      <text:p text:style-name="P4">
Images: ["<text:a xlink:type="simple" xlink:href="https://static.ukrinform.com/photos/2022_02/thumb_files/630_360_1645011625-545.jpeg" text:style-name="Internet_20_link" text:visited-style-name="Visited_20_Internet_20_Link">
630_360_16450...</text:a>
"]</text:p>
      <text:p text:style-name="P4">
Tags: ['Китай', 'МЗС', 'Тайвань']</text:p>
      <text:p text:style-name="P4">
Type: Article</text:p>
      <!--METADATA-->
      <text:p text:style-name="P4">
<draw:frame draw:style-name="fr1" draw:name="Image123" text:anchor-type="as-char" svg:width="6.9236in" svg:height="3.956343in" draw:z-index="0">
<draw:image xlink:href="../Images/yкринформ/2023-04-10T18-16-00-03-00/630_360_1645011625-545.jpeg" xlink:type="simple" xlink:show="embed" xlink:actuate="onLoad" draw:mime-type="image/jpeg"/>
</draw:frame>
The Taiwanese question is only the internal business of China, and all countries must adhere to the principle of "one China" as a dominant consensus of the international community.</text:p>
      <text:p text:style-name="P4">
This was stated on Monday during a briefing by the Ministry of Foreign Affairs of the People's Department of China Van Wenbin, Ukrinform correspondent reports.</text:p>
      <text:p text:style-name="P4">
“The Taiwanese issue is only China's internal business. The principle of "Odaja" is the dominant consensus of the international community and the basic norm of international relations, "Van said, commenting on President Francemmanuel Macron that Europe should not imitate the US policy for Taiwan.</text:p>
      <text:p text:style-name="P4">
The spokesman noted that the greatest threat of peace in the Taiwanese Strait is "separatist activity" for the independence of Taiwan "and expressed the hope that all countries will" clearly understand what is in fact in the Taiwan question, and will continue to adhere to the principle of "one China".</text:p>
      <text:p text:style-name="P4">
In response to the question of how <text:a xlink:type="simple" xlink:href="https://www.ukrinform.ua/tag-kitaj" text:style-name="Internet_20_link" text:visited-style-name="Visited_20_Internet_20_Link">
</text:a>
By positioning himself with the power of global peace, he can gain the trust of international community, if Taiwan is threatening with military exercises near the island, the spokesman replied that he "sees no logic" in this matter and considers it "devoid of meaning."</text:p>
      <text:p text:style-name="P4">
He repeated the statement of the Chinese military concerning the exercises that they are "a strict warning of the separatist forces of" Independence of Taiwan "on their provocation and conspiracy with external forces, as well as the necessary krok to" protect national sovereignty and territorial integrity. "</text:p>
      <text:p text:style-name="P4">
<text:span text:style-name="T4">
 Read also: </text:span>
 <text:a xlink:type="simple" xlink:href="https://www.ukrinform.ua/rubric-world/3693718-kitaj-pidtverdzue-imitaciu-raketnih-udariv-po-klucovih-cilah-na-tajvani.html" text:style-name="Internet_20_link" text:visited-style-name="Visited_20_Internet_20_Link">
</text:a>
As reported by Ukrinform, <text:a xlink:type="simple" xlink:href="https://www.ukrinform.ua/rubric-world/3694004-kitaj-zaversiv-tridenni-vijskovi-navcanna-poblizu-tajvanu.html" text:style-name="Internet_20_link" text:visited-style-name="Visited_20_Internet_20_Link">
</text:a>
during which the forces of the Eastern Military District of the People's Liberation Army of China(Ts)The tasks of rocket strokes were worked out on the purpose of the island of the folding of its marine and airspace.</text:p>
      <text:p text:style-name="P4">
News Source: <text:a xlink:type="simple" xlink:href="https://www.ukrinform.ua/rubric-world/3694044-mzs-knr-tajvanske-pitanna-e-viklucno-vnutrisnou-spravou-kitau.html" text:style-name="Internet_20_link" text:visited-style-name="Visited_20_Internet_20_Link">
https://www.ukrinform.ua/rubric-world/3694044-mzs-knr-tajvanske-pitanna-e-viklucno-vnutrisnou-spravou-kitau.html</text:a>
</text:p>
      <!--NEWS-->
      <text:h text:style-name="P10" text:outline-level="1">
<text:span text:style-name="T4">
Civil journalist Danilovich, convicted in Crimea, restricted access to her case materials</text:span>
</text:h>
      <text:p text:style-name="P4">
Authors: Ukrinform (Person)</text:p>
      <text:p text:style-name="P4">
Publisher: Укринформ (Organization)</text:p>
      <text:p text:style-name="P4">
Published Time: 2023-04-10T18:18:21+03:00</text:p>
      <text:p text:style-name="P4">
Modified Time: 2023-04-10T18:18:21+03:00</text:p>
      <text:p text:style-name="P4">
Description: Convicted civil journalist from Crimea Irina Danilovich restricted access to the materials of her criminal case. This decision was made by the Russian Federation City Court of Theodosius. - Ukrinform.</text:p>
      <text:p text:style-name="P4">
Images: ["<text:a xlink:type="simple" xlink:href="https://static.ukrinform.com/photos/2023_01/thumb_files/630_360_1674133700-459.png" text:style-name="Internet_20_link" text:visited-style-name="Visited_20_Internet_20_Link">
630_360_16741...</text:a>
"]</text:p>
      <text:p text:style-name="P4">
Tags: ['Крим', 'Суд', 'Журналіст', 'Ірина Данилович']</text:p>
      <text:p text:style-name="P4">
Type: Article</text:p>
      <!--METADATA-->
      <text:p text:style-name="P4">
<draw:frame draw:style-name="fr1" draw:name="Image124" text:anchor-type="as-char" svg:width="6.9236in" svg:height="3.956343in" draw:z-index="0">
<draw:image xlink:href="../Images/yкринформ/2023-04-10T18-18-21-03-00/630_360_1674133700-459.png" xlink:type="simple" xlink:show="embed" xlink:actuate="onLoad" draw:mime-type="image/png"/>
</draw:frame>
A convicted civil journalist from Crimea Irina Danilovich restricted access to her criminal proceedings. This decision was issued by the RFeysky Court of Theodosius.</text:p>
      <text:p text:style-name="P4">
This was reported by the Crimean Crimea.(https://ua.krymr.com/a/news-danylovych-sud-krym/32357134.html?fbclid=IwAR1BFr_vjYn4LNyKQPfLRsgM7nmObMPDG71fs9Brawb47Eukhgt6Js9M224).</text:p>
      <text:p text:style-name="P4">
“Громадянській журналістці Ірині Данилович обмежили можливість ознайомитися зпротоколами засідань суду в її кримінальній справі, а також готуватизаперечення на них”, - йдеться в повідомленні.</text:p>
      <text:p text:style-name="P4">
Суддя Наталія Кулинська вирішила закінчити процес ознайомлення та передалакримінальну справу до апеляційної інстанції 7 квітня. Дата розгляду скарги навирок наразі не призначена.</text:p>
      <text:p text:style-name="P4">
За словами батька журналістки, стан здоров'я Ірини залишається незадовільним.Він стверджує, що російська суддя затягувала медичне обстеження його доньки.</text:p>
      <text:p text:style-name="P4">
Ірина Данилович оголошувала 21 березня цього року сухе голодування черезненадання їй у Сімферопольському СІЗО медичної допомоги. Пізніше стало відомо,що вона припинила голодування.</text:p>
      <text:p text:style-name="P4">
<text:span text:style-name="T4">
Читайте також:</text:span>
 <text:a xlink:type="simple" xlink:href="https://www.ukrinform.ua/rubric-crimea/3686283-mzs-zasudilo-negumanne-stavlenna-rosijskih-okupantiv-do-zurnalistki-danilovic.html" text:style-name="Internet_20_link" text:visited-style-name="Visited_20_Internet_20_Link">
 </text:a>
The journalist was suspected of illegal actions with explosives(Part 1 of Art. 222.1 of the Criminal Code of Russia). Повідомлялося, що фсб росіїзвинуватила Ірину Данилович у виготовленні вибухового пристрою з медичнимиголками.</text:p>
      <text:p text:style-name="P4">
російський суд у <text:a xlink:type="simple" xlink:href="https://www.ukrinform.ua/tag-krim" text:style-name="Internet_20_link" text:visited-style-name="Visited_20_Internet_20_Link">
 </text:a>
He condemned the civil journalist and nurse Irina Danilovich by seven years in prison.</text:p>
      <text:p text:style-name="P4">
The Prosecutor's Office of Crimea began criminal proceedings on the illegal and detention of Irina Danilovich. And public organizations of Ukraine were dismissed by civic activist Danilovich.</text:p>
      <text:p text:style-name="P4">
As reported by Ukrinform, in March human rights and public organizations <text:a xlink:type="simple" xlink:href="https://www.ukrinform.ua/rubric-crimea/3686002-pravozahisniki-zaklikaut-negajno-gospitalizuvati-ta-zvilniti-gromadansku-zurnalistku-danilovic.html" text:style-name="Internet_20_link" text:visited-style-name="Visited_20_Internet_20_Link">
</text:a>
, to release her and to stop politically motivated persecution for her public journalistic activity.</text:p>
      <text:p text:style-name="P4">
<text:span text:style-name="T5">
Foto: Crimesos</text:span>
</text:p>
      <text:p text:style-name="P4">
News Source: <text:a xlink:type="simple" xlink:href="https://www.ukrinform.ua/rubric-crimea/3694063-zasudzenij-u-krimu-gromadanskij-zurnalistci-danilovic-obmezili-dostup-do-materialiv-ii-spravi.html" text:style-name="Internet_20_link" text:visited-style-name="Visited_20_Internet_20_Link">
https://www.ukrinform.ua/rubric-crimea/3694063-zasudzenij-u-krimu-gromadanskij-zurnalistci-danilovic-obmezili-dostup-do-materialiv-ii-spravi.html</text:a>
</text:p>
      <!--NEWS-->
      <text:h text:style-name="P10" text:outline-level="1">
<text:span text:style-name="T4">
Aeroflot through sanctions for the first time forced to send their Airbus to repair to Iran</text:span>
</text:h>
      <text:p text:style-name="P4">
Authors: Ukrinform (Person)</text:p>
      <text:p text:style-name="P4">
Publisher: Укринформ (Organization)</text:p>
      <text:p text:style-name="P4">
Published Time: 2023-04-10T18:27:53+03:00</text:p>
      <text:p text:style-name="P4">
Modified Time: 2023-04-10T18:27:53+03:00</text:p>
      <text:p text:style-name="P4">
Description: Aeroflot Russian airline, against the backdrop of Western sanctions, first sent its Airbus aircraft to Iran. - Ukrinform.</text:p>
      <text:p text:style-name="P4">
Images: ["<text:a xlink:type="simple" xlink:href="https://static.ukrinform.com/photos/2023_04/thumb_files/630_360_1681140282-285.jpg" text:style-name="Internet_20_link" text:visited-style-name="Visited_20_Internet_20_Link">
630_360_16811...</text:a>
"]</text:p>
      <text:p text:style-name="P4">
Tags: ['Airbus', 'Іран', 'Санкції', 'росія', 'Аерофлот', 'Ремонт']</text:p>
      <text:p text:style-name="P4">
Type: Article</text:p>
      <!--METADATA-->
      <text:p text:style-name="P4">
<draw:frame draw:style-name="fr1" draw:name="Image125" text:anchor-type="as-char" svg:width="6.9236in" svg:height="3.956343in" draw:z-index="0">
<draw:image xlink:href="../Images/yкринформ/2023-04-10T18-27-53-03-00/630_360_1681140282-285.jpg" xlink:type="simple" xlink:show="embed" xlink:actuate="onLoad" draw:mime-type="image/jpeg"/>
</draw:frame>
Aeroflot Russian Aviac Company against Western Sanctions for the first time in the history of the departure aircraft Airbus for repair to Iran.</text:p>
      <text:p text:style-name="P4">
As Ukrinform reports, it writes <text:a xlink:type="simple" xlink:href="http://www.rbc.ru/business/10/04/2023/6433e50f9a794734270374a3" text:style-name="Internet_20_link" text:visited-style-name="Visited_20_Internet_20_Link">
</text:a>
With reference to three sources.</text:p>
      <text:p text:style-name="P4">
"On April 5, the Airbus A330-300 Airbus A330-300 Lineer Flew to Tehran, where the aircraft is serviced by the technical specialization of the Iranian carrier Mahan Air ... The possibility of technical service in Iran Aeroflot discussed several months,"-it reads.</text:p>
      <text:p text:style-name="P4">
<text:span text:style-name="T4">
 Read also: </text:span>
 <text:a xlink:type="simple" xlink:href="https://www.ukrinform.ua/rubric-world/3634112-aviakompania-rossia-planue-vidstoroniti-vid-roboti-tretinu-svoih-pilotiv-airbus.html" text:style-name="Internet_20_link" text:visited-style-name="Visited_20_Internet_20_Link">
</text:a>
At the same time, "the key task of sending the first A330 for repair from Mahan Air is the service of the racks of the chassis of the aircraft". Earlier, for these purposes, the airflotvis was used by the capacity of other providers, including the Hong Kong Haco.wide in 2021, the carrier signed a new long -term agreement on maintaining the overhaul of the components of aircraft with this company. However, large -scale international sanctions have affected, in particular, repair and supply services to Russian carriers.</text:p>
      <text:p text:style-name="P4">
<text:span text:style-name="T4">
 Read also: </text:span>
 <text:a xlink:type="simple" xlink:href="https://www.ukrinform.ua/rubric-world/3663685-tureccina-pripinae-obslugovuvanna-litakiv-aviakompanij-rf-bilorusi-ta-iranu.html" text:style-name="Internet_20_link" text:visited-style-name="Visited_20_Internet_20_Link">
</text:a>
According to the newspaper, Aeroflot - the largest Russian airline, in Parkua, on April 1, there were 178 Airbus and Boeing aircraft.</text:p>
      <text:p text:style-name="P4">
In 2022 after the imposition of sanctions in <text:a xlink:type="simple" xlink:href="https://www.ukrinform.ua/tag-rosia" text:style-name="Internet_20_link" text:visited-style-name="Visited_20_Internet_20_Link">
</text:a>
Nine local airlines stopped the flights, four of them have a major document in four of them, the certificate of the operator, another certificate was canceled.</text:p>
      <text:p text:style-name="P4">
News Source: <text:a xlink:type="simple" xlink:href="https://www.ukrinform.ua/rubric-world/3694065-aeroflot-cerez-sankcii-vperse-vimusenij-vidpraviti-svij-airbus-na-remont-do-iranu.html" text:style-name="Internet_20_link" text:visited-style-name="Visited_20_Internet_20_Link">
https://www.ukrinform.ua/rubric-world/3694065-aeroflot-cerez-sankcii-vperse-vimusenij-vidpraviti-svij-airbus-na-remont-do-iranu.html</text:a>
</text:p>
      <!--NEWS-->
      <text:h text:style-name="P10" text:outline-level="1">
<text:span text:style-name="T4">
NABU has been wanted by the Extolist of the Sennychenko State Property Fund</text:span>
</text:h>
      <text:p text:style-name="P4">
Authors: Ukrinform (Person)</text:p>
      <text:p text:style-name="P4">
Publisher: Укринформ (Organization)</text:p>
      <text:p text:style-name="P4">
Published Time: 2023-04-10T18:28:18+03:00</text:p>
      <text:p text:style-name="P4">
Modified Time: 2023-04-10T18:28:18+03:00</text:p>
      <text:p text:style-name="P4">
Description: The National Anti -Corruption Bureau of Ukraine has wanted to search for seven persons involved in the case of fraud with the property of the SPFU, headed by the ex -department of the department Dmitry Sennychenko. - Ukrinform.</text:p>
      <text:p text:style-name="P4">
Images: ["<text:a xlink:type="simple" xlink:href="https://static.ukrinform.com/photos/2020_01/thumb_files/630_360_1579710775-439.jpg" text:style-name="Internet_20_link" text:visited-style-name="Visited_20_Internet_20_Link">
630_360_15797...</text:a>
"]</text:p>
      <text:p text:style-name="P4">
Tags: ['ФДМУ', 'НАБУ', 'Розшук', 'Сенниченко']</text:p>
      <text:p text:style-name="P4">
Type: Article</text:p>
      <!--METADATA-->
      <text:p text:style-name="P4">
<draw:frame draw:style-name="fr1" draw:name="Image126" text:anchor-type="as-char" svg:width="6.9236in" svg:height="3.956343in" draw:z-index="0">
<draw:image xlink:href="../Images/yкринформ/2023-04-10T18-28-18-03-00/630_360_1579710775-439.jpg" xlink:type="simple" xlink:show="embed" xlink:actuate="onLoad" draw:mime-type="image/jpeg"/>
</draw:frame>
The National Anti -Corruption Bureau of Ukraine has wanted to search for seven persons involved in fraud with the property of the FDMU, headed by the ex -department of the department Dmitromsennichenko.</text:p>
      <text:p text:style-name="P4">
NABU reported this in <text:a xlink:type="simple" xlink:href="https://t.me/nab_ukraine/1727" text:style-name="Internet_20_link" text:visited-style-name="Visited_20_Internet_20_Link">
</text:a>
, reports Ukrinform.</text:p>
      <text:p text:style-name="P4">
As noted, <text:a xlink:type="simple" xlink:href="https://www.ukrinform.ua/tag-nabu" text:style-name="Internet_20_link" text:visited-style-name="Visited_20_Internet_20_Link">
</text:a>
Sennychenkadmititra Vladimirovich, Andrey Anatoliyevich, Psysyazhnyuk Pavlavasilyevich, Mykola Nikolayevich, Alexander Gorbunenko, Somova Arthur Yuliyovych and Vladimir Kolot.</text:p>
      <text:p text:style-name="P4">
"All of them are part of a criminal organization, which is involved in the seizure of over half a billion UAH of funds of JSC“ Odessa Port Plant ”and JSC“ United States -and -chemical company ”,” the message reads.</text:p>
      <text:p text:style-name="P4">
<text:span text:style-name="T4">
 Read also: </text:span>
 <text:a xlink:type="simple" xlink:href="https://www.ukrinform.ua/rubric-society/3687054-sud-obrav-zapobiznij-zahid-ucasniku-ugrupuvanna-ake-ocoluvav-kolisnij-golova-fondu-derzmajna.html" text:style-name="Internet_20_link" text:visited-style-name="Visited_20_Internet_20_Link">
</text:a>
According to the bureau, he headed the group of the exquisite of the State Property Fund, which three times acted as a corruption by a revenge, submitting relevant statements to Donab. "In fact, he eliminated" competitors "at the FDMU enterprises to make money only a company -controlled organization," -added in the department.</text:p>
      <text:p text:style-name="P4">
As it was reported, on March 22, the former head of the Sennychenko State Property Fund was logged in <text:a xlink:type="simple" xlink:href="https://www.ukrinform.ua/rubric-economy/3686008-sprava-na-500-miljoniv-eksgolovu-fondu-derzmajna-pidozruut-u-stvorenni-zlocinnogo-ugrupuvanna.html" text:style-name="Internet_20_link" text:visited-style-name="Visited_20_Internet_20_Link">
</text:a>
In the creation of a criminal group, which during 2019-2021 seized more than 500 million UAH of funds of large state-owned enterprises, among which the chemical enterprise of Ukraine JSC “Odessa port plant” of Tododes from the world's largest producers of titanium raw materials of JSC “Unified Mining and Found Company”.</text:p>
      <text:p text:style-name="P4">
<text:span text:style-name="T4">
 Read also: </text:span>
 <text:a xlink:type="simple" xlink:href="https://www.ukrinform.ua/rubric-economy/3686008-sprava-na-500-miljoniv-eksgolovu-fondu-derzmajna-pidozruut-u-stvorenni-zlocinnogo-ugrupuvanna.html" text:style-name="Internet_20_link" text:visited-style-name="Visited_20_Internet_20_Link">
</text:a>
In addition, the suspicions were declared by 9 other defendants of the case: co -organizer of the crime - close to the chairman of the SPFU to the person, adviser to the chairman of the SPFU, two persons who performed the intersection periods of the director of JSC "Odessa Port Plant", acting. Head of JSC "United Mining and Chemical Company", two owners of LLC-winner of the APP auction, two persons-accomplices of the crime.The criminal plan was to appoint more managed persons in the management of state -owned enterprises who would ensure the sale of raw materials, the provision of services, the use of state resources solely in the interests of members of criminal organization. For this purpose, the management of state -owned enterprises controlled by the head of the FMDU concluded relevant contracts with controlled criminals on conditions that did not meet the interests of the state, but allowed to enrich the criminals on the right.</text:p>
      <text:p text:style-name="P4">
News Source: <text:a xlink:type="simple" xlink:href="https://www.ukrinform.ua/rubric-economy/3694066-nabu-ogolosilo-v-rozsuk-eksocilnika-fondu-derzmajna-sennicenka.html" text:style-name="Internet_20_link" text:visited-style-name="Visited_20_Internet_20_Link">
https://www.ukrinform.ua/rubric-economy/3694066-nabu-ogolosilo-v-rozsuk-eksocilnika-fondu-derzmajna-sennicenka.html</text:a>
</text:p>
      <!--NEWS-->
      <text:h text:style-name="P10" text:outline-level="1">
<text:span text:style-name="T4">
Turkey will increase the budget of defensive projects to $ 75 billion - Erdogan</text:span>
</text:h>
      <text:p text:style-name="P4">
Authors: Ukrinform (Person)</text:p>
      <text:p text:style-name="P4">
Publisher: Укринформ (Organization)</text:p>
      <text:p text:style-name="P4">
Published Time: 2023-04-10T18:52:00+03:00</text:p>
      <text:p text:style-name="P4">
Modified Time: 2023-04-10T18:52:00+03:00</text:p>
      <text:p text:style-name="P4">
Description: Turkey will increase the budget of the country's defense industry from more than $ 60 to $ 75 billion. - Ukrinform.</text:p>
      <text:p text:style-name="P4">
Images: ["<text:a xlink:type="simple" xlink:href="https://static.ukrinform.com/photos/2022_10/thumb_files/630_360_1665088903-350.jpeg" text:style-name="Internet_20_link" text:visited-style-name="Visited_20_Internet_20_Link">
630_360_16650...</text:a>
"]</text:p>
      <text:p text:style-name="P4">
Tags: ['Ердоган', 'Оборона', 'Туреччина']</text:p>
      <text:p text:style-name="P4">
Type: Article</text:p>
      <!--METADATA-->
      <text:p text:style-name="P4">
<draw:frame draw:style-name="fr1" draw:name="Image127" text:anchor-type="as-char" svg:width="6.9236in" svg:height="3.956343in" draw:z-index="0">
<draw:image xlink:href="../Images/yкринформ/2023-04-10T18-52-00-03-00/630_360_1665088903-350.jpeg" xlink:type="simple" xlink:show="embed" xlink:actuate="onLoad" draw:mime-type="image/jpeg"/>
</draw:frame>
Turkey will increase the budget of the country's defense industry from more than 60 to 75 billion dollars.</text:p>
      <text:p text:style-name="P4">
This was announced by President Recep TaiP Erdogan on Monday in Istanbul Verzzemonia to put into operation the largest warship of the country, reports Ukrinform.</text:p>
      <text:p text:style-name="P4">
“20 years ago, when we came to power, the Budget of Turkey's defense projects has set $ 5.5 billion, while today we are talking about more than $ 60 billion. There is no single enterprise in the OPC. Many companies operate insert industries. We are now increasing the budget of the defense industry to $ 75 million at the expense of projects, whose tender process is ongoing, ”said Erdogan.</text:p>
      <text:p text:style-name="P4">
According to him, exports of the defense industry <text:a xlink:type="simple" xlink:href="https://www.ukrinform.ua/tag-tureccina" text:style-name="Internet_20_link" text:visited-style-name="Visited_20_Internet_20_Link">
</text:a>
reached a record level of $ 4.4 billion.</text:p>
      <text:p text:style-name="P4">
“The level of import substitution in the defense sector is generally at 80 percent. All these are the indicators of the success of modern Turkey, ”the president of Turkey stressed.</text:p>
      <text:p text:style-name="P4">
He noted that the number of defensive projects in Turkey has increased from 62 to 750 over the last anniversary, and the number of companies in the MIC reached 2700.</text:p>
      <text:p text:style-name="P4">
<text:span text:style-name="T4">
 Read also: </text:span>
 <text:a xlink:type="simple" xlink:href="https://www.ukrinform.ua/rubric-world/3694057-u-tureccini-postavili-na-ozbroenna-persij-u-sviti-korabel-dla-vikoristanna-udarnih-bpla.html" text:style-name="Internet_20_link" text:visited-style-name="Visited_20_Internet_20_Link">
<text:span text:style-name="T4">
 Turkey </text:span>
</text:a>
As reported by Ukrinform, last year the gross domestic product(GDP)Turkey reached 15 trillions of Turkish lir($ 905.5 billion). У 2022році ВВП з розрахунку на душу населення становило 176 589 турецьких лір ($ 10655).</text:p>
      <text:p text:style-name="P4">
News Source: <text:a xlink:type="simple" xlink:href="https://www.ukrinform.ua/rubric-world/3694079-tureccina-zbilsit-budzet-oboronnih-proektiv-do-75-milardiv-erdogan.html" text:style-name="Internet_20_link" text:visited-style-name="Visited_20_Internet_20_Link">
https://www.ukrinform.ua/rubric-world/3694079-tureccina-zbilsit-budzet-oboronnih-proektiv-do-75-milardiv-erdogan.html</text:a>
</text:p>
      <!--NEWS-->
      <text:h text:style-name="P10" text:outline-level="1">
<text:span text:style-name="T4">
Time works for Ukraine and preparation of a counter -offensive - Reznikov</text:span>
</text:h>
      <text:p text:style-name="P4">
Authors: Ukrinform (Person)</text:p>
      <text:p text:style-name="P4">
Publisher: Укринформ (Organization)</text:p>
      <text:p text:style-name="P4">
Published Time: 2023-04-10T18:53:51+03:00</text:p>
      <text:p text:style-name="P4">
Modified Time: 2023-04-10T18:53:51+03:00</text:p>
      <text:p text:style-name="P4">
Description: The "creeping" offensive of Russia is increasingly difficult, plans to seize Donetsk and Lugansk regions are failed, colossal losses reduce the potential of the Russian army. At the same time, Ukraine has the opportunity to prepare for a counter -offensive. - Ukrinform.</text:p>
      <text:p text:style-name="P4">
Images: ["<text:a xlink:type="simple" xlink:href="https://static.ukrinform.com/photos/2023_03/thumb_files/630_360_1677842583-533.jpg" text:style-name="Internet_20_link" text:visited-style-name="Visited_20_Internet_20_Link">
630_360_16778...</text:a>
"]</text:p>
      <text:p text:style-name="P4">
Tags: ['Міноборони', 'Резніков', 'Війна з росією', 'Контрнаступ']</text:p>
      <text:p text:style-name="P4">
Type: Article</text:p>
      <!--METADATA-->
      <text:p text:style-name="P4">
<draw:frame draw:style-name="fr1" draw:name="Image128" text:anchor-type="as-char" svg:width="6.9236in" svg:height="3.956343in" draw:z-index="0">
<draw:image xlink:href="../Images/yкринформ/2023-04-10T18-53-51-03-00/630_360_1677842583-533.jpg" xlink:type="simple" xlink:show="embed" xlink:actuate="onLoad" draw:mime-type="image/jpeg"/>
</draw:frame>
The "creeping" offensive of Russia is increasingly difficult, plans to seize Donetsk and Lugansk region fail, colossal losses reduce the potential of the army of the Russian Federation. At this time, Ukraine has the opportunity to prepare for a counter -offensive.</text:p>
      <text:p text:style-name="P4">
According to Ukrinform, the Minister of Defense Alexei Reznikov told Wintervia Lithuanian National news agency, reports <text:a xlink:type="simple" xlink:href="https://www.delfi.lt/ru/news/politics/ministr-oborony-ukrainy-rossijskoe-nastuplenie-terpit-neudachu-my-nanosim-im-kolossalnyj-uron.d" text:style-name="Internet_20_link" text:visited-style-name="Visited_20_Internet_20_Link">
</text:a>
.</text:p>
      <text:p text:style-name="P4">
“Tactics of Creeping” offensive Russians there(Under Bakhmut, ed.)They use for more than half a year and suffer huge losses. This means that if they were not losses, they could use all their potential against us at another defense or other place of the front. In some less fortified and protected place. And now we cause huge losses to them every day, we keep them in the grip ... The Kremlin's dreams and plans to reach the borders of the Donetsk Talugan regions as soon as possible, ”Reznikov said, substantiating that Bakhmut's defense continues.</text:p>
      <text:p text:style-name="P4">
<text:span text:style-name="T4">
 Read also: </text:span>
 <text:a xlink:type="simple" xlink:href="https://www.ukrinform.ua/rubric-ato/3694053-rosiani-obstriluut-transport-akij-ruhaetsa-v-bik-bahmuta-malar.html" text:style-name="Internet_20_link" text:visited-style-name="Visited_20_Internet_20_Link">
<text:span text:style-name="T4">
 Bakhmuta </text:span>
</text:a>
According to him, the fact that the Russians are unable to succeed in the repeated dates of the plan of the offensive, "means that they lose both psychologically and tamat not only living power, but also equipment and ammunition."</text:p>
      <text:p text:style-name="P4">
Reznikov believes that now time is "crucial for Ukraine in the course of preparation for a counter -offensive." In addition, this time works in favor of Ukraine even that "as we can see, more accelerates centrifugal processes of the Russian regime." According to him, "there is a conflict between different towers."</text:p>
      <text:p text:style-name="P4">
At the same time, as Reznikov said, according to <text:a xlink:type="simple" xlink:href="https://www.ukrinform.ua/tag-rozvidka" text:style-name="Internet_20_link" text:visited-style-name="Visited_20_Internet_20_Link">
</text:a>
, the leadership of the Russian regime is ready to mobilize and bring a seizure even 3 million people. In this case, the Kremlin logic is as follows: first, the ancient Ukrainian authorities: grandmothers are still born. "Secondly, according to our intelligence, many higher Kremlin representatives reinforce their strategic calculations and planning the following logic:" We will not regret any one, nyro-millions, because at the expense of those losses we will attach half of Ukraine to Ukraine and thus compensate for these losses. " ”, - added the minister.In addition, Reznikov said that this war would not be able to "freeze" any intervals ".</text:p>
      <text:p text:style-name="P4">
The interview was taken from the Minister of Defense of Ukraine Alexei Reznikov in Ukraine when he met with the Minister of Defense of Lithuania Arvidasmanushauskas last week.</text:p>
      <text:p text:style-name="P4">
News Source: <text:a xlink:type="simple" xlink:href="https://www.ukrinform.ua/rubric-ato/3694080-cas-pracue-na-ukrainu-i-pidgotovku-kontrnastupu-reznikov.html" text:style-name="Internet_20_link" text:visited-style-name="Visited_20_Internet_20_Link">
https://www.ukrinform.ua/rubric-ato/3694080-cas-pracue-na-ukrainu-i-pidgotovku-kontrnastupu-reznikov.html</text:a>
</text:p>
      <!--NEWS-->
      <text:h text:style-name="P10" text:outline-level="1">
<text:span text:style-name="T4">
France at the UN: Delivery of weapons to Ukraine will continue despite the attempts of the Russian Federation to disrupt them</text:span>
</text:h>
      <text:p text:style-name="P4">
Authors: Ukrinform (Person)</text:p>
      <text:p text:style-name="P4">
Publisher: Укринформ (Organization)</text:p>
      <text:p text:style-name="P4">
Published Time: 2023-04-10T18:57:48+03:00</text:p>
      <text:p text:style-name="P4">
Modified Time: 2023-04-10T18:57:48+03:00</text:p>
      <text:p text:style-name="P4">
Description: The international community will continue Ukraine's defensive support on all legal grounds, despite Moscow's rough attempts to manipulate the UN day at the UN, as well as Russian cynical charges for alleged violations of the current treaties. - Ukrinform.</text:p>
      <text:p text:style-name="P4">
Images: ["<text:a xlink:type="simple" xlink:href="https://static.ukrinform.com/photos/2023_04/thumb_files/630_360_1681142241-120.jpg" text:style-name="Internet_20_link" text:visited-style-name="Visited_20_Internet_20_Link">
630_360_16811...</text:a>
"]</text:p>
      <text:p text:style-name="P4">
Tags: ['Франція', 'Україна', 'Радбез ООН', 'Війна з росією']</text:p>
      <text:p text:style-name="P4">
Type: Article</text:p>
      <!--METADATA-->
      <text:p text:style-name="P4">
<draw:frame draw:style-name="fr1" draw:name="Image129" text:anchor-type="as-char" svg:width="6.9236in" svg:height="3.956343in" draw:z-index="0">
<draw:image xlink:href="../Images/yкринформ/2023-04-10T18-57-48-03-00/630_360_1681142241-120.jpg" xlink:type="simple" xlink:show="embed" xlink:actuate="onLoad" draw:mime-type="image/jpeg"/>
</draw:frame>
International wake will continue Ukraine's defensive support on all legitimate substances, despite Moscow's rough attempts to manipulate the Order of the War, as well as Russian cynical accusations for alleged violations of valid fees.</text:p>
      <text:p text:style-name="P4">
This statement was made on Monday by a representative of France's delegation at Oonlexander Olmedo, Ukrinform correspondent reports.</text:p>
      <text:p text:style-name="P4">
“If Ukraine needs weapons today, it is because <text:a xlink:type="simple" xlink:href="https://www.ukrinform.ua/tag-rosia" text:style-name="Internet_20_link" text:visited-style-name="Visited_20_Internet_20_Link">
</text:a>
She started this war because she posted arrays of military equipment with Ukraine with Ukraine, ”French representative said.</text:p>
      <text:p text:style-name="P4">
He recalled that it <text:a xlink:type="simple" xlink:href="https://www.ukrinform.ua/tag-rosia" text:style-name="Internet_20_link" text:visited-style-name="Visited_20_Internet_20_Link">
</text:a>
violates the resolution of therabez because it purchases weapons from countries under international embargo, in particular, Iran and North Korea. In addition, the Russian Federation is bombing of civilianities and infrastructure in violation of international humanitarian law.</text:p>
      <text:p text:style-name="P4">
Olmedo called the UN Security Council convened by Russia with the purpose of considering international treaties on the supply of weapons "gross attempts".</text:p>
      <text:p text:style-name="P4">
"It is strange to see the consequences of the aggressive war that it itself has been and for which it is full of responsibility," the diplomat added.</text:p>
      <text:p text:style-name="P4">
France's representative assured that his country, as well as the entire European Union, would provide Ukraine with all the necessary support.</text:p>
      <text:p text:style-name="P4">
“This support is aimed solely to ensure that Ukraine can exercise legal legitimate self -defense, preserve its sovereignty, territorial integrity of insects. These are principles enshrined in international law and the UN Charter, ”the French representative emphasized.</text:p>
      <text:p text:style-name="P4">
<text:span text:style-name="T4">
 Read also: </text:span>
 <text:a xlink:type="simple" xlink:href="https://www.ukrinform.ua/rubric-world/3691671-britania-zablokuvala-vistup-v-radbezi-oon-rosianki-aka-mae-order-na-arest-vid-mks.html" text:style-name="Internet_20_link" text:visited-style-name="Visited_20_Internet_20_Link">
<text:span text:style-name="T4">
 Radbez </text:span>
</text:a>
As reported by Ukrinform during <text:a xlink:type="simple" xlink:href="https://www.ukrinform.ua/rubric-world/3694067-stati-rozvincali-v-oon-rosijski-fejki-sodo-problemi-posirenna-zbroi-v-ukraini.html" text:style-name="Internet_20_link" text:visited-style-name="Visited_20_Internet_20_Link">
</text:a>
In New York, the United States was debunked by attempts by the Russian delegation to resolve false narratives about alleged violation of international treaties by Ukraine that provide Ukraine with defense equipment in the face of Russian aggression.</text:p>
      <text:p text:style-name="P4">
News Source: <text:a xlink:type="simple" xlink:href="https://www.ukrinform.ua/rubric-world/3694081-francia-v-oon-postavki-zbroi-v-ukrainu-prodovzatsa-popri-sprobi-rf-ih-zirvati.html" text:style-name="Internet_20_link" text:visited-style-name="Visited_20_Internet_20_Link">
https://www.ukrinform.ua/rubric-world/3694081-francia-v-oon-postavki-zbroi-v-ukrainu-prodovzatsa-popri-sprobi-rf-ih-zirvati.html</text:a>
</text:p>
      <!--NEWS-->
      <text:h text:style-name="P10" text:outline-level="1">
<text:span text:style-name="T4">
Denmark will hand over 100 Leopard tanks to Ukraine</text:span>
</text:h>
      <text:p text:style-name="P4">
Authors: Ukrinform (Person)</text:p>
      <text:p text:style-name="P4">
Publisher: Укринформ (Organization)</text:p>
      <text:p text:style-name="P4">
Published Time: 2023-04-10T19:05:00+03:00</text:p>
      <text:p text:style-name="P4">
Modified Time: 2023-04-10T19:05:00+03:00</text:p>
      <text:p text:style-name="P4">
Description: By summer, Ukraine will start receiving Leopard-1 tanks from Denmark. - Ukrinform.</text:p>
      <text:p text:style-name="P4">
Images: ["<text:a xlink:type="simple" xlink:href="https://static.ukrinform.com/photos/2023_01/thumb_files/630_360_1674507878-657.jpg" text:style-name="Internet_20_link" text:visited-style-name="Visited_20_Internet_20_Link">
630_360_16745...</text:a>
", "<text:a xlink:type="simple" xlink:href="https://static.ukrinform.com/photos/2023_04/1681143933-293.jpg" text:style-name="Internet_20_link" text:visited-style-name="Visited_20_Internet_20_Link">
1681143933-29...</text:a>
"]</text:p>
      <text:p text:style-name="P4">
Tags: ['Данія', 'Україна', ' танк Leopard']</text:p>
      <text:p text:style-name="P4">
Type: Article</text:p>
      <!--METADATA-->
      <text:p text:style-name="P4">
<draw:frame draw:style-name="fr1" draw:name="Image130" text:anchor-type="as-char" svg:width="6.9236in" svg:height="3.956343in" draw:z-index="0">
<draw:image xlink:href="../Images/yкринформ/2023-04-10T19-05-00-03-00/630_360_1674507878-657.jpg" xlink:type="simple" xlink:show="embed" xlink:actuate="onLoad" draw:mime-type="image/jpeg"/>
</draw:frame>
The LEOPARD-1 tanks from Denmark will start to receive Lithuania.</text:p>
      <text:p text:style-name="P4">
This was reported during a briefing of the Ministers of Defense of Denmark and Ukraine at Media Centerukraine - Odesa told the Acting Minister of Defense King Troels Lund Pollsen, Ukrinform reports.</text:p>
      <text:p text:style-name="P4">
“We will start supplies to Leopard to Ukraine by the summer. Looking ahead, hope that it is possible to pass around 100 <text:a xlink:type="simple" xlink:href="https://www.ukrinform.ua/tag-tank" text:style-name="Internet_20_link" text:visited-style-name="Visited_20_Internet_20_Link">
</text:a>
Leopard - 1, it will be a significant assistance for the Ukrainian army, ”Polesen said.</text:p>
      <text:p text:style-name="P4">
Also Acting The Minister of Defense noted that next month, Ukraine could withstand CAESAR artillery installations, which are already studying Ukrainian at Danish landfills.</text:p>
      <text:p text:style-name="P4">
"In the near future we will hear the leopards with a Danish accent," the Minister of Defense of Ukraine Alexei Reznikov researched.</text:p>
      <text:p text:style-name="P4">
<draw:frame draw:style-name="fr1" draw:name="Image131" text:anchor-type="as-char" svg:width="6.9236in" svg:height="4.615733in" draw:z-index="0">
<draw:image xlink:href="../Images/yкринформ/2023-04-10T19-05-00-03-00/1681143933-293.jpg" xlink:type="simple" xlink:show="embed" xlink:actuate="onLoad" draw:mime-type="image/jpeg"/>
</draw:frame>
<text:span text:style-name="T4">
 Read also: </text:span>
 <text:a xlink:type="simple" xlink:href="https://www.ukrinform.ua/rubric-ato/3693983-droni-boepripasi-ta-anteni-nimeccina-peredala-ukraini-cergovij-paket-vijskovoi-dopomogi.html" text:style-name="Internet_20_link" text:visited-style-name="Visited_20_Internet_20_Link">
<text:span text:style-name="T4">
 Germany </text:span>
</text:a>
As it was reported, the Minister of Defense Alexei Reznikov <text:a xlink:type="simple" xlink:href="https://www.ukrinform.ua/rubric-ato/3689114-reznikov-sprostuvav-informaciu-zmi-sodo-postavki-litakiv-mirage.html" text:style-name="Internet_20_link" text:visited-style-name="Visited_20_Internet_20_Link">
</text:a>
About agreements on Ukraine's French aircraft Mirage.</text:p>
      <text:p text:style-name="P4">
News Source: <text:a xlink:type="simple" xlink:href="https://www.ukrinform.ua/rubric-ato/3694082-dania-peredast-ukraini-100-tankiv-leopard.html" text:style-name="Internet_20_link" text:visited-style-name="Visited_20_Internet_20_Link">
https://www.ukrinform.ua/rubric-ato/3694082-dania-peredast-ukraini-100-tankiv-leopard.html</text:a>
</text:p>
      <!--NEWS-->
      <text:h text:style-name="P10" text:outline-level="1">
<text:span text:style-name="T4">
Olga Savchuk: We have a very good team, I would call this composition perfect</text:span>
</text:h>
      <text:p text:style-name="P4">
Authors: Ukrinform (Person)</text:p>
      <text:p text:style-name="P4">
Publisher: Укринформ (Organization)</text:p>
      <text:p text:style-name="P4">
Published Time: 2023-04-10T19:06:00+03:00</text:p>
      <text:p text:style-name="P4">
Modified Time: 2023-04-10T19:06:00+03:00</text:p>
      <text:p text:style-name="P4">
Description: The captain of the women's team of Ukraine in tennis spoke about preparing the team for the Billi Cup match Gin King against the Czech Republic. - Ukrinform.</text:p>
      <text:p text:style-name="P4">
Images: ["<text:a xlink:type="simple" xlink:href="https://static.ukrinform.com/photos/2023_04/thumb_files/630_360_1681142635-468.jpg" text:style-name="Internet_20_link" text:visited-style-name="Visited_20_Internet_20_Link">
630_360_16811...</text:a>
"]</text:p>
      <text:p text:style-name="P4">
Tags: ['Теніс']</text:p>
      <text:p text:style-name="P4">
Type: Article</text:p>
      <!--METADATA-->
      <text:p text:style-name="P4">
<draw:frame draw:style-name="fr1" draw:name="Image132" text:anchor-type="as-char" svg:width="6.9236in" svg:height="3.956343in" draw:z-index="0">
<draw:image xlink:href="../Images/yкринформ/2023-04-10T19-06-00-03-00/630_360_1681142635-468.jpg" xlink:type="simple" xlink:show="embed" xlink:actuate="onLoad" draw:mime-type="image/jpeg"/>
</draw:frame>
The Tennis Tennis Caphanganzhin team told about preparing the team for Billy King King Against the Czech Republic.</text:p>
      <text:p text:style-name="P4">
She told this exclusively in a comment to Ukrinform correspondent.</text:p>
      <text:p text:style-name="P4">
“Now all our girls are in good shape, they rise in the WTA ranking. U is a very good team, I would call this composition perfect: all girls young, everyone playing a very high level, everyone progresses very quickly. Of course, they have incredible experience, they have won the King King King Billide and they can also beat them many times. When you play Billy Gin King Kap - this is a completely different game, completely different emotions and predict the result in a great way. I am sure that each of our girls is tuned to victory, will make everything in their abilities, ”Savchuk said.</text:p>
      <text:p text:style-name="P4">
Marta Kostyuk, Diana Yastremskaya, Katarina Zavatska and Lyudmila Kichenok are stated as part of the Ukrainian national team. Barbora Krachikov, Vndroushov, Karolina Mukhov, Linda Noskov and Sarah Baylek will play for the Czech Republic.</text:p>
      <text:p text:style-name="P4">
The team that will win in this meeting will play in early November the Billy Cup with the Billy Cup Gin King.</text:p>
      <text:p text:style-name="P4">
<text:span text:style-name="T4">
 Read also: </text:span>
 <text:a xlink:type="simple" xlink:href="https://www.ukrinform.ua/rubric-sports/3683890-cehia-nazvala-sklad-na-matc-iz-ukrainou-u-kubku-billi-dzin-king.html" text:style-name="Internet_20_link" text:visited-style-name="Visited_20_Internet_20_Link">
<text:span text:style-name="T4">
 Billy </text:span>
 <text:span text:style-name="T4">
 Gin </text:span>
</text:a>
According to Ukrinform, the match of the national team of Ukraine against the Czech team will go on April 14-15 on a soil court in Antalya.</text:p>
      <text:p text:style-name="P4">
Photo: Maya Carter</text:p>
      <text:p text:style-name="P4">
News Source: <text:a xlink:type="simple" xlink:href="https://www.ukrinform.ua/rubric-sports/3694083-olga-savcuk-u-nas-duze-horosa-komanda-a-b-nazvala-cej-sklad-idealnim.html" text:style-name="Internet_20_link" text:visited-style-name="Visited_20_Internet_20_Link">
https://www.ukrinform.ua/rubric-sports/3694083-olga-savcuk-u-nas-duze-horosa-komanda-a-b-nazvala-cej-sklad-idealnim.html</text:a>
</text:p>
      <!--NEWS-->
      <text:h text:style-name="P10" text:outline-level="1">
<text:span text:style-name="T4">
Ukraine terminated an agreement with Russia on the order of crossing the border</text:span>
</text:h>
      <text:p text:style-name="P4">
Authors: Ukrinform (Person)</text:p>
      <text:p text:style-name="P4">
Publisher: Укринформ (Organization)</text:p>
      <text:p text:style-name="P4">
Published Time: 2023-04-10T19:07:32+03:00</text:p>
      <text:p text:style-name="P4">
Modified Time: 2023-04-10T19:07:32+03:00</text:p>
      <text:p text:style-name="P4">
Description: The Verkhovna Rada terminated the agreement between the Cabinet of Ministers of Ukraine and the Government of the Russian Federation on the order of crossing the Ukrainian-Russian state border by residents of the border regions of two states. - Ukrinform.</text:p>
      <text:p text:style-name="P4">
Images: ["<text:a xlink:type="simple" xlink:href="https://static.ukrinform.com/photos/2021_10/thumb_files/630_360_1633088541-487.jpg" text:style-name="Internet_20_link" text:visited-style-name="Visited_20_Internet_20_Link">
630_360_16330...</text:a>
"]</text:p>
      <text:p text:style-name="P4">
Tags: ['росія', 'Кордон', 'Верховна Рада']</text:p>
      <text:p text:style-name="P4">
Type: Article</text:p>
      <!--METADATA-->
      <text:p text:style-name="P4">
<draw:frame draw:style-name="fr1" draw:name="Image133" text:anchor-type="as-char" svg:width="6.9236in" svg:height="3.956343in" draw:z-index="0">
<draw:image xlink:href="../Images/yкринформ/2023-04-10T19-07-32-03-00/630_360_1633088541-487.jpg" xlink:type="simple" xlink:show="embed" xlink:actuate="onLoad" draw:mime-type="image/jpeg"/>
</draw:frame>
The Verkhovnarad has terminated the Agreement between the Cabinet of Ministers of Ukraine and the Russian Federation Government on the order of crossing the Ukrainian-Russian state border border regions of the two states.</text:p>
      <text:p text:style-name="P4">
Yaroslav Zheleznyak reported this MP from the Voice faction in <text:a xlink:type="simple" xlink:href="https://t.me/yzheleznyak/3843" text:style-name="Internet_20_link" text:visited-style-name="Visited_20_Internet_20_Link">
</text:a>
, reports Ukrinform.</text:p>
      <text:p text:style-name="P4">
He specified that for the relevant law <text:a xlink:type="simple" xlink:href="https://itd.rada.gov.ua/billInfo/Bills/Card/40983" text:style-name="Internet_20_link" text:visited-style-name="Visited_20_Internet_20_Link">
</text:a>
283 parliamentaries voted.</text:p>
      <text:p text:style-name="P4">
The document provides for the termination of the agreement between the governments of Ukraine and the Russian Federation on the order of the intersection of the Ukrainian-Russian <text:a xlink:type="simple" xlink:href="https://www.ukrinform.ua/tag-kordon" text:style-name="Internet_20_link" text:visited-style-name="Visited_20_Internet_20_Link">
</text:a>
Residents of border regions of Ukraine and Russia of October 18, 2011.</text:p>
      <text:p text:style-name="P4">
<text:span text:style-name="T4">
 Read also: </text:span>
 <text:a xlink:type="simple" xlink:href="https://www.ukrinform.ua/rubric-world/3693565-latvia-pobudue-se-ponad-60-kilometriv-parkanu-na-kordoni-z-bilorussu.html" text:style-name="Internet_20_link" text:visited-style-name="Visited_20_Internet_20_Link">
<text:span text:style-name="T4">
 border </text:span>
</text:a>
It is emphasized that the termination of the agreement will help to strengthen the state control and stay in Ukraine citizens of the Russian Federation in the face of threatening security of the Ukrainian state.</text:p>
      <text:p text:style-name="P4">
In addition, the Ukrainian Parliament passed the law with 288 votes <text:a xlink:type="simple" xlink:href="https://itd.rada.gov.ua/billInfo/Bills/Card/41114" text:style-name="Internet_20_link" text:visited-style-name="Visited_20_Internet_20_Link">
</text:a>
"On the withdrawal from the Agreement of Coordinated Policy in determining transport tariffs."</text:p>
      <text:p text:style-name="P4">
<text:span text:style-name="T4">
 Read also: </text:span>
 <text:a xlink:type="simple" xlink:href="https://www.ukrinform.ua/rubric-ato/3676295-u-dpsu-rozpovili-naviso-rozsiruut-do-dvoh-kilometriv-smugu-na-kordoni-z-rf-ta-bilorussu.html" text:style-name="Internet_20_link" text:visited-style-name="Visited_20_Internet_20_Link">
</text:a>
According to the document, Ukraine proceeds from the Agreement on the Coordinated Policy in determining the transport tariffs, made on January 17, 1997, with a reservation of the Law of Ukraine of February 10, 1998.</text:p>
      <text:p text:style-name="P4">
As reported by Ukrinform, on February 24, 2022 the Russian Federation began the launch stage of the war against Ukraine - a full -scale invasion.</text:p>
      <text:p text:style-name="P4">
News Source: <text:a xlink:type="simple" xlink:href="https://www.ukrinform.ua/rubric-polytics/3694085-ukraina-rozirvala-ugodu-z-rosieu-pro-poradok-peretinu-kordonu.html" text:style-name="Internet_20_link" text:visited-style-name="Visited_20_Internet_20_Link">
https://www.ukrinform.ua/rubric-polytics/3694085-ukraina-rozirvala-ugodu-z-rosieu-pro-poradok-peretinu-kordonu.html</text:a>
</text:p>
      <!--NEWS-->
      <text:h text:style-name="P10" text:outline-level="1">
<text:span text:style-name="T4">
Ukraine managed to return from the captivity of the Russian Federation already 2 105 people - Lubinets</text:span>
</text:h>
      <text:p text:style-name="P4">
Authors: Ukrinform (Person)</text:p>
      <text:p text:style-name="P4">
Publisher: Укринформ (Organization)</text:p>
      <text:p text:style-name="P4">
Published Time: 2023-04-10T19:12:00+03:00</text:p>
      <text:p text:style-name="P4">
Modified Time: 2023-04-10T19:12:00+03:00</text:p>
      <text:p text:style-name="P4">
Description: Ukraine managed to return 2105 citizens from Russian captivity. - Ukrinform.</text:p>
      <text:p text:style-name="P4">
Images: ["<text:a xlink:type="simple" xlink:href="https://static.ukrinform.com/photos/2023_04/thumb_files/630_360_1681143069-409.jpg" text:style-name="Internet_20_link" text:visited-style-name="Visited_20_Internet_20_Link">
630_360_16811...</text:a>
"]</text:p>
      <text:p text:style-name="P4">
Tags: ['Обмін', 'Полонені', 'Дмитро Лубінець']</text:p>
      <text:p text:style-name="P4">
Type: Article</text:p>
      <!--METADATA-->
      <text:p text:style-name="P4">
<draw:frame draw:style-name="fr1" draw:name="Image134" text:anchor-type="as-char" svg:width="6.9236in" svg:height="3.956343in" draw:z-index="0">
<draw:image xlink:href="../Images/yкринформ/2023-04-10T19-12-00-03-00/630_360_1681143069-409.jpg" xlink:type="simple" xlink:show="embed" xlink:actuate="onLoad" draw:mime-type="image/jpeg"/>
</draw:frame>
Ukraine has already returned 2105 citizens from Russian captivity.</text:p>
      <text:p text:style-name="P4">
The Commissioner of the Verkhovna Rada of Human Rights Dmitry Lubinets said this on the air of the Tele scale "One News", Ukrinform reports.</text:p>
      <text:p text:style-name="P4">
“(This number is - ed.)2105 people, it is with today's exchange, ”he said.</text:p>
      <text:p text:style-name="P4">
The Commissioner of the Verkhovna Rada confirmed that the Ukrainian authorities have indicative data on how many our fellow citizens are held captive, but publicly called this number.</text:p>
      <text:p text:style-name="P4">
“It helps us - what we do not publicly inform the numbers. Neither those we keep in our territory - Russian prisoners of war, nor those that the Russian Federation holds captive. This is done consciously, including in order to return our home more effectively, ”the Ombudsman assured.</text:p>
      <text:p text:style-name="P4">
Lubinets urged people not to look for the numbers about our fellow citizens not voiced by the Ukrainian authorities, "betrayal": "It is definitely not here."</text:p>
      <text:p text:style-name="P4">
"We know about everyone who is held captive - both military and alien," he said.</text:p>
      <text:p text:style-name="P4">
Lubinets also noted that the condition of the Russian captivity on Monday people is difficult.</text:p>
      <text:p text:style-name="P4">
“It is about physical condition. Among them are seriously wounded, there are those who have lost a lot of kilograms of weight, and there are those who are in a heavy psychological state. And that's all - evidence that the Russian Federation continues to keep our war -wandered conditions, sometimes not giving elementary - a lot of food or water, ”the Ombudsman said.</text:p>
      <text:p text:style-name="P4">
In <text:a xlink:type="simple" xlink:href="http://www.facebook.com/dmytro.lubinets/posts/pfbid0TYtJJ8Ft3PQuTwwhtSCSoTH3kFt23DbzwvfdPZbXwgHcLmroNGY1b3cadJAB1MWel" text:style-name="Internet_20_link" text:visited-style-name="Visited_20_Internet_20_Link">
</text:a>
Lubinets reported that in the framework of the exchange, which took place on April 10, 20 defenders and 80 defenders were returned to Nabatkivshchyna. The youngest of the enthusiastic is 19 years old.</text:p>
      <text:p text:style-name="P4">
<text:span text:style-name="T4">
 Read also: </text:span>
 <text:a xlink:type="simple" xlink:href="https://www.ukrinform.ua/rubric-ato/3694072-ak-ukraina-povertala-polonenih-pokazali-unikalni-kadri-z-obminu.html" text:style-name="Internet_20_link" text:visited-style-name="Visited_20_Internet_20_Link">
<text:span text:style-name="T4">
 exchange </text:span>
</text:a>
As it was reported, on April 10, Ukraine carried out another exchanging, <text:a xlink:type="simple" xlink:href="https://www.ukrinform.ua/rubric-ato/3694003-velikij-obmin-ukraina-povernula-dodomu-se-100-polonenih.html" text:style-name="Internet_20_link" text:visited-style-name="Visited_20_Internet_20_Link">
</text:a>
.</text:p>
      <text:p text:style-name="P4">
According to the Ministry of Internal Affairs, out of 100 people who managed to return from captivity of Russia, 24 people are servicemen of the National Guard of Ukraine, 22 border guards.</text:p>
      <text:p text:style-name="P4">
News Source: <text:a xlink:type="simple" xlink:href="https://www.ukrinform.ua/rubric-society/3694087-ukraini-vdalosa-povernuti-z-polonu-rf-vze-2-105-osib-lubinec.html" text:style-name="Internet_20_link" text:visited-style-name="Visited_20_Internet_20_Link">
https://www.ukrinform.ua/rubric-society/3694087-ukraini-vdalosa-povernuti-z-polonu-rf-vze-2-105-osib-lubinec.html</text:a>
</text:p>
      <!--NEWS-->
      <text:h text:style-name="P10" text:outline-level="1">
<text:span text:style-name="T4">
The Council should accelerate the adoption of the bill on the ban on Russian churches - Poturoaev</text:span>
</text:h>
      <text:p text:style-name="P4">
Authors: Ukrinform (Person)</text:p>
      <text:p text:style-name="P4">
Publisher: Укринформ (Organization)</text:p>
      <text:p text:style-name="P4">
Published Time: 2023-04-10T19:14:00+03:00</text:p>
      <text:p text:style-name="P4">
Modified Time: 2023-04-10T19:14:00+03:00</text:p>
      <text:p text:style-name="P4">
Description: The Chairman of the Verkhovna Rada Committee on Humanitarian and Information Policy, Nikita Potraev, considers it necessary to accelerate the process of adopting a government law on banning the activity of religious organizations in Ukraine with the Office of Management in the State Aggressor. - Ukrinform.</text:p>
      <text:p text:style-name="P4">
Images: ["<text:a xlink:type="simple" xlink:href="https://static.ukrinform.com/photos/2023_04/thumb_files/630_360_1681143779-920.jpg" text:style-name="Internet_20_link" text:visited-style-name="Visited_20_Internet_20_Link">
630_360_16811...</text:a>
"]</text:p>
      <text:p text:style-name="P4">
Tags: ['УПЦ МП', 'Верховна Рада', 'Потураєв', 'Війна з росією']</text:p>
      <text:p text:style-name="P4">
Type: Article</text:p>
      <!--METADATA-->
      <text:p text:style-name="P4">
<draw:frame draw:style-name="fr1" draw:name="Image135" text:anchor-type="as-char" svg:width="6.9236in" svg:height="3.956343in" draw:z-index="0">
<draw:image xlink:href="../Images/yкринформ/2023-04-10T19-14-00-03-00/630_360_1681143779-920.jpg" xlink:type="simple" xlink:show="embed" xlink:actuate="onLoad" draw:mime-type="image/jpeg"/>
</draw:frame>
The Chairman of the Verkhovna Rada on Humanitarian and Information Policy, Nikitaporoev considers it necessary to accelerate the process of adopting a government-law-proof of religious organizations in Ukraine with a center of management in the aggressor state.</text:p>
      <text:p text:style-name="P4">
He said this during a briefing at the Media Center "Ukraine - Ukrinform".</text:p>
      <text:p text:style-name="P4">
“We do not fight <text:a xlink:type="simple" xlink:href="https://www.ukrinform.ua/tag-religia" text:style-name="Internet_20_link" text:visited-style-name="Visited_20_Internet_20_Link">
</text:a>
. We will not fight the believers. This is not the subject of any in -law that are now registered in the Verkhovna Rada(It is prosecurity aimed at banning the activity of religious organizations with the center of management in the Russian Federation - ed.)”, - Podkayev emphasized.</text:p>
      <text:p text:style-name="P4">
He noted that Ukraine with these laws records that religious organizations that are in the territory of the aggressor state, which are "actually grown with the ruling so-called Russian Federation", no relations with Ukrainian religious organizations cannot be able to do.</text:p>
      <text:p text:style-name="P4">
“I believe that it is optimal to accelerate the process of adopting a bill that was developed by the Cabinet of Ministers(No. 8371 "On Amendments to Certain Laws of Ukraine on the Activity of Religious Organizations"). Чому? Томущо там йдеться про всі релігійні організації, а не якусь конкретну”, –підкреслив народний депутат.</text:p>
      <text:p text:style-name="P4">
На його переконання, ухвалення відповідного документу – це спільне бажанняукраїнського народу встановити таку умову в законодавстві, щоб українськірелігійні організації не мали жодних зв'язків з тими, хто підтримує війну тагеноцид в Україні, прикриваючись світовими релігіями.</text:p>
      <text:p text:style-name="P4">
<text:span text:style-name="T4">
Читайте також:</text:span>
 <text:a xlink:type="simple" xlink:href="https://www.ukrinform.ua/rubric-society/3692556-castinu-spiguniv-z-upc-mp-obminali-na-ukrainskih-branciv-danilov.html" text:style-name="Internet_20_link" text:visited-style-name="Visited_20_Internet_20_Link">
 <text:span text:style-name="T4">
УПЦ</text:span>
 </text:a>
“The delay in the consideration of this projection of the law only leads to exacerbation of the social and political situation in the country. The Verkhovna Rada should gather with force, maturity and make the appropriate decision. I think there should be no political competition here. We hope that after Easter, the Verkhovna Rada will consider this Verkhovonoprept in the first reading, ” - summed up the chairman of the Humanitarian Parliamentary Committee.</text:p>
      <text:p text:style-name="P4">
News Source: <text:a xlink:type="simple" xlink:href="https://www.ukrinform.ua/rubric-polytics/3694092-rada-mae-prisvidsiti-uhvalenna-zakonoproektu-pro-zaboronu-rosijskih-cerkov-poturaev.html" text:style-name="Internet_20_link" text:visited-style-name="Visited_20_Internet_20_Link">
https://www.ukrinform.ua/rubric-polytics/3694092-rada-mae-prisvidsiti-uhvalenna-zakonoproektu-pro-zaboronu-rosijskih-cerkov-poturaev.html</text:a>
</text:p>
      <!--NEWS-->
      <text:h text:style-name="P10" text:outline-level="1">
<text:span text:style-name="T4">
The Council supported changes to the Agreement to avoid double taxation between Ukraine and Katar</text:span>
</text:h>
      <text:p text:style-name="P4">
Authors: Ukrinform (Person)</text:p>
      <text:p text:style-name="P4">
Publisher: Укринформ (Organization)</text:p>
      <text:p text:style-name="P4">
Published Time: 2023-04-10T19:22:32+03:00</text:p>
      <text:p text:style-name="P4">
Modified Time: 2023-04-10T19:22:32+03:00</text:p>
      <text:p text:style-name="P4">
Description: On April 10, the Verkhovna Rada ratified the protocol between the Government of Ukraine and the State of the State of Cathard on amendments to the Agreement on the avoidance of double taxation and preventing tax evasion. - Ukrinform.</text:p>
      <text:p text:style-name="P4">
Images: ["<text:a xlink:type="simple" xlink:href="https://static.ukrinform.com/photos/2018_08/thumb_files/630_360_1533714830-2378.jpg" text:style-name="Internet_20_link" text:visited-style-name="Visited_20_Internet_20_Link">
630_360_15337...</text:a>
"]</text:p>
      <text:p text:style-name="P4">
Tags: ['Економіка', 'Катар', 'Податки', 'Україна']</text:p>
      <text:p text:style-name="P4">
Type: Article</text:p>
      <!--METADATA-->
      <text:p text:style-name="P4">
<draw:frame draw:style-name="fr1" draw:name="Image136" text:anchor-type="as-char" svg:width="6.9236in" svg:height="3.956343in" draw:z-index="0">
<draw:image xlink:href="../Images/yкринформ/2023-04-10T19-22-32-03-00/630_360_1533714830-2378.jpg" xlink:type="simple" xlink:show="embed" xlink:actuate="onLoad" draw:mime-type="image/jpeg"/>
</draw:frame>
On April 10, the Verkhovnarada ratified the protocol between the Government of Ukraine and the Government of the State Catters to amend the Agreement on the avoidance of double taxation of tax evasion on income taxes.</text:p>
      <text:p text:style-name="P4">
As Ukrinform reports, it reports <text:a xlink:type="simple" xlink:href="http://www.mof.gov.ua/uk/news/parlament_ratifikuvav_protokol_pro_vnesennia_zmin_do_ugodi_pro_uniknennia_podviinogo_opodatkuvannia_mizh_ukrainoiu_ta_katarom-3933" text:style-name="Internet_20_link" text:visited-style-name="Visited_20_Internet_20_Link">
</text:a>
"The provisions of this Protocol are fully comply with the modeling convention of economic cooperation and the development of income taxes Icapital," the message reads.</text:p>
      <text:p text:style-name="P4">
The protocol provides a new version of the Preamble of the Agreement - to prevent the creation of fully exemption from taxation or preferential taxation at the expense of abuse of the provisions of agreements on avoidance of double taxation.</text:p>
      <text:p text:style-name="P4">
It also envisages the extension of the provisions of Article 25 of the Agreement, according to any agreement, reached by the competent authorities of the Contracting States, should be enforced regardless of any restrictions in the time provided for by national legislation.</text:p>
      <text:p text:style-name="P4">
Article 26 of the Agreement is supplemented by the provisions that provide for the expansion of the possibilities of the competent authorities of the Contracting States to use the information received by the competent authority of the Contracting State.</text:p>
      <text:p text:style-name="P4">
In addition, the new version outlines Article 28 of the document that is limited to the use of preferential provisions of the Agreement, if the main purpose of such benefits.</text:p>
      <text:p text:style-name="P4">
Such changes will allow Ukraine to comply with the OECD recommendations on the fight for the disintegration of the tax base and the withdrawal of taxation from taxation will help to improve mutual reconciliation procedures, prevent the agreement with abuse of the agreement.</text:p>
      <text:p text:style-name="P4">
<text:span text:style-name="T4">
 Read also: </text:span>
 <text:a xlink:type="simple" xlink:href="https://www.ukrinform.ua/rubric-economy/3687273-katarski-investori-popri-vijnu-ne-planuut-iti-z-ukrainskogo-rinku-mzs.html" text:style-name="Internet_20_link" text:visited-style-name="Visited_20_Internet_20_Link">
<text:span text:style-name="T4">
 Qatar </text:span>
</text:a>
As it was reported, the special representative of Ukraine on the Middle East Taafrika Maxim Subh in early March presented in <text:a xlink:type="simple" xlink:href="https://www.ukrinform.ua/tag-katar" text:style-name="Internet_20_link" text:visited-style-name="Visited_20_Internet_20_Link">
</text:a>
"Investment menu of Ukraine in the industry" and outlined the possibility of attracting cataract investments.</text:p>
      <text:p text:style-name="P4">
News Source: <text:a xlink:type="simple" xlink:href="https://www.ukrinform.ua/rubric-economy/3694090-rada-pidtrimala-zmini-do-ugodi-pro-uniknenna-podvijnogo-opodatkuvanna-miz-ukrainou-ta-katarom.html" text:style-name="Internet_20_link" text:visited-style-name="Visited_20_Internet_20_Link">
https://www.ukrinform.ua/rubric-economy/3694090-rada-pidtrimala-zmini-do-ugodi-pro-uniknenna-podvijnogo-opodatkuvanna-miz-ukrainou-ta-katarom.html</text:a>
</text:p>
      <!--NEWS-->
      <text:h text:style-name="P10" text:outline-level="1">
<text:span text:style-name="T4">
Defense cooperation and situation at the front: Zelensky has a conversation with Greece Prime Minister</text:span>
</text:h>
      <text:p text:style-name="P4">
Authors: Ukrinform (Person)</text:p>
      <text:p text:style-name="P4">
Publisher: Укринформ (Organization)</text:p>
      <text:p text:style-name="P4">
Published Time: 2023-04-10T19:26:00+03:00</text:p>
      <text:p text:style-name="P4">
Modified Time: 2023-04-10T19:26:00+03:00</text:p>
      <text:p text:style-name="P4">
Description: President Volodymyr Zelensky discussed with Prime Minister of Greece Kiriakos Staontakis the situation on the front and current defensive challenges to Ukraine. - Ukrinform.</text:p>
      <text:p text:style-name="P4">
Images: ["<text:a xlink:type="simple" xlink:href="https://static.ukrinform.com/photos/2023_02/thumb_files/630_360_1677256603-986.jpeg" text:style-name="Internet_20_link" text:visited-style-name="Visited_20_Internet_20_Link">
630_360_16772...</text:a>
"]</text:p>
      <text:p text:style-name="P4">
Tags: ['Греція', 'Оборона', 'Зеленський', 'Війна з росією']</text:p>
      <text:p text:style-name="P4">
Type: Article</text:p>
      <!--METADATA-->
      <text:p text:style-name="P4">
<draw:frame draw:style-name="fr1" draw:name="Image137" text:anchor-type="as-char" svg:width="6.9236in" svg:height="3.956343in" draw:z-index="0">
<draw:image xlink:href="../Images/yкринформ/2023-04-10T19-26-00-03-00/630_360_1677256603-986.jpeg" xlink:type="simple" xlink:show="embed" xlink:actuate="onLoad" draw:mime-type="image/jpeg"/>
</draw:frame>
The Presidential Divide of Zelensky discussed with Prime Minister of Greece, Kiriakoommyzotakis, the situation on the front and current defensive challenges to Ukraine.</text:p>
      <text:p text:style-name="P4">
The head of state reported this in <text:a xlink:type="simple" xlink:href="https://t.me/V_Zelenskiy_official/5817" text:style-name="Internet_20_link" text:visited-style-name="Visited_20_Internet_20_Link">
</text:a>
, reports Ukrinform.</text:p>
      <text:p text:style-name="P4">
"He spoke with the phone with Greek Prime Minister Kiriakos Michokotakis. He reported about the situation on the battlefield and about current defensive challenges in the pre -Ukraine. Agree to continue security cooperation,"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polytics/3694007-ukraina-gotova-do-novoi-storinki-zelenskij-pogovoriv-z-premerom-iraku.html" text:style-name="Internet_20_link" text:visited-style-name="Visited_20_Internet_20_Link">
<text:span text:style-name="T4">
 Zelensky </text:span>
</text:a>
As it was reported, Greece has previously expressed his willingness to transfer to Ukraine another BMP-1 party, artillery shells and ammunition to small arms.</text:p>
      <text:p text:style-name="P4">
Defense Minister Alexei Reznikov visited Athens on April 6 as part of meetings by NATO Zafidi.</text:p>
      <text:p text:style-name="P4">
<text:span text:style-name="T5">
Foto: op</text:span>
</text:p>
      <text:p text:style-name="P4">
News Source: <text:a xlink:type="simple" xlink:href="https://www.ukrinform.ua/rubric-polytics/3694094-oboronna-spivpraca-i-situacia-na-fronti-zelenskij-proviv-rozmovu-z-premerom-grecii.html" text:style-name="Internet_20_link" text:visited-style-name="Visited_20_Internet_20_Link">
https://www.ukrinform.ua/rubric-polytics/3694094-oboronna-spivpraca-i-situacia-na-fronti-zelenskij-proviv-rozmovu-z-premerom-grecii.html</text:a>
</text:p>
      <!--NEWS-->
      <text:h text:style-name="P10" text:outline-level="1">
<text:span text:style-name="T4">
Ukraine has terminated an agreement with Belarus on cooperation in the field of technical protection of information</text:span>
</text:h>
      <text:p text:style-name="P4">
Authors: Ukrinform (Person)</text:p>
      <text:p text:style-name="P4">
Publisher: Укринформ (Organization)</text:p>
      <text:p text:style-name="P4">
Published Time: 2023-04-10T19:28:00+03:00</text:p>
      <text:p text:style-name="P4">
Modified Time: 2023-04-10T19:28:00+03:00</text:p>
      <text:p text:style-name="P4">
Description: The Verkhovna Rada adopted a law that envisages the termination of the Agreement between the Cabinet of Ministers of Ukraine and the Government of the Republic of Belarus on cooperation in the field of technical protection of information and the protocol on amendments to the relevant agreement. - Ukrinform.</text:p>
      <text:p text:style-name="P4">
Images: ["<text:a xlink:type="simple" xlink:href="https://static.ukrinform.com/photos/2018_01/thumb_files/630_360_1515582518-4639.jpg" text:style-name="Internet_20_link" text:visited-style-name="Visited_20_Internet_20_Link">
630_360_15155...</text:a>
"]</text:p>
      <text:p text:style-name="P4">
Tags: ['білорусь', 'Україна', 'Угода', 'Війна з росією']</text:p>
      <text:p text:style-name="P4">
Type: Article</text:p>
      <!--METADATA-->
      <text:p text:style-name="P4">
<draw:frame draw:style-name="fr1" draw:name="Image138" text:anchor-type="as-char" svg:width="6.9236in" svg:height="3.956343in" draw:z-index="0">
<draw:image xlink:href="../Images/yкринформ/2023-04-10T19-28-00-03-00/630_360_1515582518-4639.jpg" xlink:type="simple" xlink:show="embed" xlink:actuate="onLoad" draw:mime-type="image/jpeg"/>
</draw:frame>
The Verkhovnarad adopted a law that envisages the termination of the agreement between the Cabinet of Ministers of Ukraine and the Government of the Republic of Belarus on cooperation in the field of technical protection of information and the protocol on amendments to the corresponding.</text:p>
      <text:p text:style-name="P4">
Yaroslav Zheleznyak reported this MP from the Voice faction in <text:a xlink:type="simple" xlink:href="https://t.me/yzheleznyak/3843" text:style-name="Internet_20_link" text:visited-style-name="Visited_20_Internet_20_Link">
</text:a>
, reports Ukrinform.</text:p>
      <text:p text:style-name="P4">
According to him, the relevant law(№0179)288 parliamentarians supported.</text:p>
      <text:p text:style-name="P4">
Yes, the agreement between the governments of Ukraine and [] is terminated(https://www.ukrinform.ua/tag-bilorus)About cooperation in the field of technical protection of information made in Minsk on January 22, 2003, as well as the protocol between the governments of the countries on amendments to the relevant agreement made in Minsk on September 29, 2014.</text:p>
      <text:p text:style-name="P4">
The Agreement defined the legal and organizational principles of providing technical protection of information, conducting consultations and exchanging experience in improving the provision of technical protection of information, as well as the implementation of the field of development and use of normative legal acts in the field of technical protection of information, providing services for control over the state of technical protection of information. The protocol amended Article 1 of the Agreement the Taurpian administration of the State Secretariat of Communications by the Commissioner on the Party of Ukraine.</text:p>
      <text:p text:style-name="P4">
<text:span text:style-name="T4">
 Read also: </text:span>
 <text:a xlink:type="simple" xlink:href="https://www.ukrinform.ua/rubric-polytics/3694085-ukraina-rozirvala-ugodu-z-rosieu-pro-poradok-peretinu-kordonu.html" text:style-name="Internet_20_link" text:visited-style-name="Visited_20_Internet_20_Link">
<text:span text:style-name="T4">
 Agreement </text:span>
</text:a>
The agreement and protocol have been terminated because the fulfillment of obligations in accordance with the Ukrainian side is threatened by the national interests of Ukraine, as it guarantees the compliance with its obligations with the Belarusian side to use the necessary technical protection measures of information.</text:p>
      <text:p text:style-name="P4">
It was reported that Belarus has passively supported the Russian Federation of the Prostable War against Ukraine, giving the Russian army its territory, infrastructure and military equipment. Instead, the Belarusian army does not briefly participate in the war, although Vladimir Putin is actively bowing to this Alexander Lukashenko.</text:p>
      <text:p text:style-name="P4">
News Source: <text:a xlink:type="simple" xlink:href="https://www.ukrinform.ua/rubric-technology/3694096-ukraina-rozirvala-ugodu-z-bilorussu-pro-spivpracu-v-galuzi-tehnicnogo-zahistu-informacii.html" text:style-name="Internet_20_link" text:visited-style-name="Visited_20_Internet_20_Link">
https://www.ukrinform.ua/rubric-technology/3694096-ukraina-rozirvala-ugodu-z-bilorussu-pro-spivpracu-v-galuzi-tehnicnogo-zahistu-informacii.html</text:a>
</text:p>
      <!--NEWS-->
      <text:h text:style-name="P10" text:outline-level="1">
<text:span text:style-name="T4">
Journalist: Stepanovsky - Chief Candidate for the Post Coach of the Men's Team of Ukraine in Basketball</text:span>
</text:h>
      <text:p text:style-name="P4">
Authors: Ukrinform (Person)</text:p>
      <text:p text:style-name="P4">
Publisher: Укринформ (Organization)</text:p>
      <text:p text:style-name="P4">
Published Time: 2023-04-10T19:31:28+03:00</text:p>
      <text:p text:style-name="P4">
Modified Time: 2023-04-10T19:31:28+03:00</text:p>
      <text:p text:style-name="P4">
Description: Stepanovsky was a member of the coaching staff of Ainars Ronis. - Ukrinform.</text:p>
      <text:p text:style-name="P4">
Images: ["<text:a xlink:type="simple" xlink:href="https://static.ukrinform.com/photos/2023_04/thumb_files/630_360_1681144226-216.jpg" text:style-name="Internet_20_link" text:visited-style-name="Visited_20_Internet_20_Link">
630_360_16811...</text:a>
"]</text:p>
      <text:p text:style-name="P4">
Tags: ['Баскетбол']</text:p>
      <text:p text:style-name="P4">
Type: Article</text:p>
      <!--METADATA-->
      <text:p text:style-name="P4">
<draw:frame draw:style-name="fr1" draw:name="Image139" text:anchor-type="as-char" svg:width="6.9236in" svg:height="3.956343in" draw:z-index="0">
<draw:image xlink:href="../Images/yкринформ/2023-04-10T19-31-28-03-00/630_360_1681144226-216.jpg" xlink:type="simple" xlink:show="embed" xlink:actuate="onLoad" draw:mime-type="image/jpeg"/>
</draw:frame>
Stepanovsky was a member of the coaching staff of Ainars Ronis.</text:p>
      <text:p text:style-name="P4">
Ukrainian Vitaliy Stepanovsky Chief Claim for the Post Coach of the Basketball national team, <text:a xlink:type="simple" xlink:href="https://t.me/proshutabasketball/2208" text:style-name="Internet_20_link" text:visited-style-name="Visited_20_Internet_20_Link">
</text:a>
Journalistolexander is advised, Ukrinform reports.</text:p>
      <text:p text:style-name="P4">
The Federation of Basketball of Ukraine has opted for candidate -interested, the coach had already given his consent, the first persons of the Ukrainian basketballball also approved his candidacy.</text:p>
      <text:p text:style-name="P4">
The FBU Executive Committee, scheduled for April 11, should approve the appointment.</text:p>
      <text:p text:style-name="P4">
The 41-year-old Stepanovsky has been working in Romania for the last 1.5 years-this season it has been published in the LNBM playoffs from 7th place. In Ukraine, a trainer is twice a panthepion with a "chemist", once as an assistant Carlis Mujniex, as well as his account silver and bronze Super League.</text:p>
      <text:p text:style-name="P4">
Stepanovsky was a member of the Ainars Coaching Staff in the selection of Naevbasket-2021 and World Cup 2023.</text:p>
      <text:p text:style-name="P4">
Also under his leadership, the student team of Ukraine won silver on the Universiad-2019.</text:p>
      <text:p text:style-name="P4">
<text:span text:style-name="T4">
 Read also: </text:span>
 <text:a xlink:type="simple" xlink:href="https://www.ukrinform.ua/rubric-sports/3691060-bagatskis-bacu-stepanovskogo-v-roli-golovnogo-trenera-zbirnoi.html" text:style-name="Internet_20_link" text:visited-style-name="Visited_20_Internet_20_Link">
<text:span text:style-name="T4">
 Richyskis </text:span>
</text:a>
As reported by Ukrinform, to this national team of Ukraine was headed by Ainars Raryskis, who left his post after completion of the qualification at the World Cup 2023, which the Ukrainian national team was not referred to.</text:p>
      <text:p text:style-name="P4">
Photo: fbu.ua</text:p>
      <text:p text:style-name="P4">
News Source: <text:a xlink:type="simple" xlink:href="https://www.ukrinform.ua/rubric-sports/3694097-zurnalist-stepanovskij-golovnij-kandidat-na-post-trenera-colovicoi-zbirnoi-ukraini-z-basketbolu.html" text:style-name="Internet_20_link" text:visited-style-name="Visited_20_Internet_20_Link">
https://www.ukrinform.ua/rubric-sports/3694097-zurnalist-stepanovskij-golovnij-kandidat-na-post-trenera-colovicoi-zbirnoi-ukraini-z-basketbolu.html</text:a>
</text:p>
      <!--NEWS-->
      <text:h text:style-name="P10" text:outline-level="1">
<text:span text:style-name="T4">
Russia violates the sanctions that itself approved at the UN against Iran and North Korea - Britain</text:span>
</text:h>
      <text:p text:style-name="P4">
Authors: Ukrinform (Person)</text:p>
      <text:p text:style-name="P4">
Publisher: Укринформ (Organization)</text:p>
      <text:p text:style-name="P4">
Published Time: 2023-04-10T19:34:19+03:00</text:p>
      <text:p text:style-name="P4">
Modified Time: 2023-04-10T19:34:19+03:00</text:p>
      <text:p text:style-name="P4">
Description: The United Kingdom has accused Russia of violating the sanctions of the UN Security Council, which Moscow has agreed and voted in the Security Council related to the armed embargo for Iran and North Korea. - Ukrinform.</text:p>
      <text:p text:style-name="P4">
Images: ["<text:a xlink:type="simple" xlink:href="https://static.ukrinform.com/photos/2023_04/thumb_files/630_360_1681144408-582.jpg" text:style-name="Internet_20_link" text:visited-style-name="Visited_20_Internet_20_Link">
630_360_16811...</text:a>
"]</text:p>
      <text:p text:style-name="P4">
Tags: ['Британія', 'росія', 'Радбез ООН']</text:p>
      <text:p text:style-name="P4">
Type: Article</text:p>
      <!--METADATA-->
      <text:p text:style-name="P4">
<draw:frame draw:style-name="fr1" draw:name="Image140" text:anchor-type="as-char" svg:width="6.9236in" svg:height="3.956343in" draw:z-index="0">
<draw:image xlink:href="../Images/yкринформ/2023-04-10T19-34-19-03-00/630_360_1681144408-582.jpg" xlink:type="simple" xlink:show="embed" xlink:actuate="onLoad" draw:mime-type="image/jpeg"/>
</draw:frame>
Great Britain has accused Russia of violating the sanctions of the UN Security Council, which Moscow has self -propelled and voted in the Security Council related to the armed embargo for Ireran and North Korea.</text:p>
      <text:p text:style-name="P4">
This was stated on Monday by a delegation of the United Kingdom of Prion Matilda O'kelli, Ukrinform correspondent reports.</text:p>
      <text:p text:style-name="P4">
“The decision <text:a xlink:type="simple" xlink:href="https://www.ukrinform.ua/tag-rosia" text:style-name="Internet_20_link" text:visited-style-name="Visited_20_Internet_20_Link">
</text:a>
To unleash the illegal war in any way the wine country carries the threat to the fundamental principle of security. And while Russia receives a weapon for its war, it has the same UN sanctions that it approved against countries such as Iran Iranian Korea, ”the British diplomat said.</text:p>
      <text:p text:style-name="P4">
She stressed that the broad consequences of the Russian war were also seriously influenced by food prices and raw materials, which creates risks to the emergence of new conflicts.</text:p>
      <text:p text:style-name="P4">
In this regard, the British representative called for other countries to assist the Russian military and their forces.</text:p>
      <text:p text:style-name="P4">
"The armament of the aggressor state nourishes global instability," - said.</text:p>
      <text:p text:style-name="P4">
At the same time, she said, in order to protect the principles of the UN Charter, the countries of the world are to help Ukraine to protect its sovereignty and territorial integrity.</text:p>
      <text:p text:style-name="P4">
<text:span text:style-name="T4">
 Read also: </text:span>
 <text:a xlink:type="simple" xlink:href="https://www.ukrinform.ua/rubric-world/3694081-francia-v-oon-postavki-zbroi-v-ukrainu-prodovzatsa-popri-sprobi-rf-ih-zirvati.html" text:style-name="Internet_20_link" text:visited-style-name="Visited_20_Internet_20_Link">
<text:span text:style-name="T4">
 UN </text:span>
</text:a>
As reported by Ukrinform, Russia, which in April presides in the UN Security Council, convened a meeting on the topic of risks from violation of contracts of weapons and military equipment.</text:p>
      <text:p text:style-name="P4">
News Source: <text:a xlink:type="simple" xlink:href="https://www.ukrinform.ua/rubric-world/3694098-rosia-porusue-sankcii-aki-sama-uhvaluvala-v-oon-proti-iranu-j-pivnicnoi-korei-britania.html" text:style-name="Internet_20_link" text:visited-style-name="Visited_20_Internet_20_Link">
https://www.ukrinform.ua/rubric-world/3694098-rosia-porusue-sankcii-aki-sama-uhvaluvala-v-oon-proti-iranu-j-pivnicnoi-korei-britania.html</text:a>
</text:p>
      <!--NEWS-->
      <text:h text:style-name="P10" text:outline-level="1">
<text:span text:style-name="T4">
In Northern Ireland, young men attacked police during a parade</text:span>
</text:h>
      <text:p text:style-name="P4">
Authors: Ukrinform (Person)</text:p>
      <text:p text:style-name="P4">
Publisher: Укринформ (Organization)</text:p>
      <text:p text:style-name="P4">
Published Time: 2023-04-10T19:38:00+03:00</text:p>
      <text:p text:style-name="P4">
Modified Time: 2023-04-10T19:38:00+03:00</text:p>
      <text:p text:style-name="P4">
Description: Several people in masks attacked the police with incendiary bombs and other items during a parade against the Peace Friday peace agreement in the Irish city of Londonoderra, the day before the visit of US President Joe Biden. - Ukrinform.</text:p>
      <text:p text:style-name="P4">
Images: ["<text:a xlink:type="simple" xlink:href="https://static.ukrinform.com/photos/2023_04/thumb_files/630_360_1681144583-841.jpg" text:style-name="Internet_20_link" text:visited-style-name="Visited_20_Internet_20_Link">
630_360_16811...</text:a>
"]</text:p>
      <text:p text:style-name="P4">
Tags: ['Напад', 'Парад', 'Поліція', 'Північна Ірландія']</text:p>
      <text:p text:style-name="P4">
Type: Article</text:p>
      <!--METADATA-->
      <text:p text:style-name="P4">
<draw:frame draw:style-name="fr1" draw:name="Image141" text:anchor-type="as-char" svg:width="6.9236in" svg:height="3.956343in" draw:z-index="0">
<draw:image xlink:href="../Images/yкринформ/2023-04-10T19-38-00-03-00/630_360_1681144583-841.jpg" xlink:type="simple" xlink:show="embed" xlink:actuate="onLoad" draw:mime-type="image/jpeg"/>
</draw:frame>
Several people in masks attacked the police with incendiary bombs and other items during a parade against the Peace Friday Peace Friday in Irish Manddoderra, the day before US President's visit Joe Biden.</text:p>
      <text:p text:style-name="P4">
As Ukrinform reports, it reports <text:a xlink:type="simple" xlink:href="https://www.reuters.com/world/uk/petrol-bombs-thrown-northern-irish-police-eve-biden-visit-2023-04-10/" text:style-name="Internet_20_link" text:visited-style-name="Visited_20_Internet_20_Link">
</text:a>
.</text:p>
      <text:p text:style-name="P4">
"Our officers were attacked in Cregan using gasoline bombs and other items thrown into their car while visiting Easter <text:a xlink:type="simple" xlink:href="https://www.ukrinform.ua/tag-parad" text:style-name="Internet_20_link" text:visited-style-name="Visited_20_Internet_20_Link">
</text:a>
», - said in a police statement published on Monday.</text:p>
      <text:p text:style-name="P4">
The photograph of the agency shows how four young people in the area of craghanca with inflammatory checkers in an armored police machine covered by fire of the zealous side.</text:p>
      <text:p text:style-name="P4">
There were no reports at the moment.</text:p>
      <text:p text:style-name="P4">
<text:span text:style-name="T4">
 Read also: </text:span>
 <text:a xlink:type="simple" xlink:href="https://www.ukrinform.ua/rubric-world/3694084-unaslidok-strilanini-v-luisvilli-zaginuli-patero-ludej.html" text:style-name="Internet_20_link" text:visited-style-name="Visited_20_Internet_20_Link">
</text:a>
On Monday marks the 25th anniversary of the signing of the Good Friday agreement, which put an end to the thirty -year sectarian bloody in Northern Irland.</text:p>
      <text:p text:style-name="P4">
As reported <text:a xlink:type="simple" xlink:href="https://www.ukrinform.ua/rubric-world/3693451-sunak-zustrinetsa-z-bajdenom-u-pivnicnij-irlandii.html" text:style-name="Internet_20_link" text:visited-style-name="Visited_20_Internet_20_Link">
</text:a>
, Prime Minister Richa Snak will meet with US President Joe Biden in Northern Irland, when the latter will arrive there to participate in events on the occasion of the 25th anniversary of the signing of a peaceful Friday peace agreement.</text:p>
      <text:p text:style-name="P4">
News Source: <text:a xlink:type="simple" xlink:href="https://www.ukrinform.ua/rubric-world/3694100-u-pivnicnij-irlandii-molodiki-napali-na-policejskih-pid-cas-paradu.html" text:style-name="Internet_20_link" text:visited-style-name="Visited_20_Internet_20_Link">
https://www.ukrinform.ua/rubric-world/3694100-u-pivnicnij-irlandii-molodiki-napali-na-policejskih-pid-cas-paradu.html</text:a>
</text:p>
      <!--NEWS-->
      <text:h text:style-name="P10" text:outline-level="1">
<text:span text:style-name="T4">
Erdogan does not plan to visit Moscow, as well as Putin to go to Turkey - Cavushaglu</text:span>
</text:h>
      <text:p text:style-name="P4">
Authors: Ukrinform (Person)</text:p>
      <text:p text:style-name="P4">
Publisher: Укринформ (Organization)</text:p>
      <text:p text:style-name="P4">
Published Time: 2023-04-10T19:56:42+03:00</text:p>
      <text:p text:style-name="P4">
Modified Time: 2023-04-10T19:56:42+03:00</text:p>
      <text:p text:style-name="P4">
Description: Turkish President Reedgep TaiP Erdogan does not intend to go to Moscow, just as Russian President Vladimir Putin has no plans to visit Turkey. - Ukrinform.</text:p>
      <text:p text:style-name="P4">
Images: ["<text:a xlink:type="simple" xlink:href="https://static.ukrinform.com/photos/2022_03/thumb_files/630_360_1647525137-562.jpg" text:style-name="Internet_20_link" text:visited-style-name="Visited_20_Internet_20_Link">
630_360_16475...</text:a>
"]</text:p>
      <text:p text:style-name="P4">
Tags: ['Ердоган', 'путін', 'росія', 'Туреччина']</text:p>
      <text:p text:style-name="P4">
Type: Article</text:p>
      <!--METADATA-->
      <text:p text:style-name="P4">
<draw:frame draw:style-name="fr1" draw:name="Image142" text:anchor-type="as-char" svg:width="6.9236in" svg:height="3.956343in" draw:z-index="0">
<draw:image xlink:href="../Images/yкринформ/2023-04-10T19-56-42-03-00/630_360_1647525137-562.jpg" xlink:type="simple" xlink:show="embed" xlink:actuate="onLoad" draw:mime-type="image/jpeg"/>
</draw:frame>
The Presidential Region Redgep TaiP Erdogan does not intend to go to Moscow, as well as Russian President Vladimir Putin has no plans to visit Turkey.</text:p>
      <text:p text:style-name="P4">
This was stated by Turkish Foreign Minister Mevlut Chavushaglu, reports Ukrinform with reference to <text:a xlink:type="simple" xlink:href="http://www.hurriyet.com.tr/dunya/bakan-cavusoglu-duyurdu-kritik-zirve-mayista-moskovada-yapilacak-42249086" text:style-name="Internet_20_link" text:visited-style-name="Visited_20_Internet_20_Link">
</text:a>
"Putin has no scheduled visit to Turkey, our president has no interpreted visit to Moscow, but with President Zelensky and Putin of the world president often have telephone conversations," Chavushoglu said.</text:p>
      <text:p text:style-name="P4">
He stressed that <text:a xlink:type="simple" xlink:href="https://www.ukrinform.ua/tag-tureccina" text:style-name="Internet_20_link" text:visited-style-name="Visited_20_Internet_20_Link">
</text:a>
Not the wake of war against Russia.</text:p>
      <text:p text:style-name="P4">
<text:span text:style-name="T4">
 Read also: </text:span>
 <text:a xlink:type="simple" xlink:href="https://www.ukrinform.ua/rubric-world/3690491-u-virmenii-pisla-ratifikacii-rimskogo-statutu-zaavili-so-ne-budut-zatrimuvati-putina.html" text:style-name="Internet_20_link" text:visited-style-name="Visited_20_Internet_20_Link">
<text:span text:style-name="T4">
 Armenia </text:span>
 <text:span text:style-name="T4">
 </text:span>
 <text:span text:style-name="T4">
 </text:span>
 Ratification <text:span text:style-name="T4">
 </text:span>
 Roman <text:span text:style-name="T4">
<text:span text:style-name="T5">
* Charter </text:span>
* </text:span>
 <text:span text:style-name="T4">
 declared </text:span>
 <text:span text:style-name="T4">
 </text:span>
 will <text:span text:style-name="T4">
 delay </text:span>
 <text:span text:style-name="T4">
 </text:span>
 <text:span text:style-name="T4">
 </text:span>
 <text:span text:style-name="T4">
 Putin </text:span>
</text:a>
As reported by Ukrinform, Erdogan previously stated that <text:a xlink:type="simple" xlink:href="https://www.ukrinform.ua/rubric-world/3689200-erdogan-zaaviv-so-putin-u-kvitni-moze-vidvidati-tureccinu.html" text:style-name="Internet_20_link" text:visited-style-name="Visited_20_Internet_20_Link">
</text:a>
April 27, to take part in the opening of the first "Akku" nuclear power plant.</text:p>
      <text:p text:style-name="P4">
News Source: <text:a xlink:type="simple" xlink:href="https://www.ukrinform.ua/rubric-world/3694107-erdogan-ne-planue-vidviduvati-moskvu-ak-i-putin-ihati-v-tureccinu-cavusoglu.html" text:style-name="Internet_20_link" text:visited-style-name="Visited_20_Internet_20_Link">
https://www.ukrinform.ua/rubric-world/3694107-erdogan-ne-planue-vidviduvati-moskvu-ak-i-putin-ihati-v-tureccinu-cavusoglu.html</text:a>
</text:p>
      <!--NEWS-->
      <text:h text:style-name="P10" text:outline-level="1">
<text:span text:style-name="T4">
In Ukraine, last year 28 Pushkin and four monuments were demolished</text:span>
</text:h>
      <text:p text:style-name="P4">
Authors: Ukrinform (Person)</text:p>
      <text:p text:style-name="P4">
Publisher: Укринформ (Organization)</text:p>
      <text:p text:style-name="P4">
Published Time: 2023-04-10T19:57:41+03:00</text:p>
      <text:p text:style-name="P4">
Modified Time: 2023-04-10T19:57:41+03:00</text:p>
      <text:p text:style-name="P4">
Description: In 2022, 9859 toponyms were renamed in Ukraine and 145 monuments related to the propaganda of Russian imperial policy were dismantled. - Ukrinform.</text:p>
      <text:p text:style-name="P4">
Images: ["<text:a xlink:type="simple" xlink:href="https://static.ukrinform.com/photos/2022_11/thumb_files/630_360_1668703285-831.jpg" text:style-name="Internet_20_link" text:visited-style-name="Visited_20_Internet_20_Link">
630_360_16687...</text:a>
"]</text:p>
      <text:p text:style-name="P4">
Tags: ['Декомунізація', "Пам'ятник", 'МКІП ', 'Пушкін']</text:p>
      <text:p text:style-name="P4">
Type: Article</text:p>
      <!--METADATA-->
      <text:p text:style-name="P4">
<draw:frame draw:style-name="fr1" draw:name="Image143" text:anchor-type="as-char" svg:width="6.9236in" svg:height="3.956343in" draw:z-index="0">
<draw:image xlink:href="../Images/yкринформ/2023-04-10T19-57-41-03-00/630_360_1668703285-831.jpg" xlink:type="simple" xlink:show="embed" xlink:actuate="onLoad" draw:mime-type="image/jpeg"/>
</draw:frame>
In 2022, 9859 toponyms were renamed in Ukraine and dismantled 145 monuments related to the propaganda of Russian imperial policy.</text:p>
      <text:p text:style-name="P4">
As Ukrinform reports, it reports <text:a xlink:type="simple" xlink:href="https://mkip.gov.ua/news/8940.html" text:style-name="Internet_20_link" text:visited-style-name="Visited_20_Internet_20_Link">
</text:a>
Ministry of Culture and Policy.</text:p>
      <text:p text:style-name="P4">
"According to the regional military administrations of the Tare regional representatives of the Ukrainian Institute of National Memory, during 2022 9859 toponyms were renamed and dismantled145 monuments related to the propaganda of Russian imperial policy," the message was reported.</text:p>
      <text:p text:style-name="P4">
*!(https://www.ukrinform.ua/rubric-regions/3693045-v-poltavi-demontuut-pamatniki-ziginu-vatutinu-ta-puskinu.html)As it is noted, among the dismantled monuments 28 are devoted to the Russian writer Alexander Pushkin, 4 - Russian commander Alexander, 4 - Soviet writer Mykola Ostrovsky, 9 - Soviet writer Maxim Gorky, 1 - Russian Empress Catherine II. in honor of Soviet liberators.</text:p>
      <text:p text:style-name="P4">
The MKIP added that the information is not final at this time, since the process of projection and dismantling is ongoing.</text:p>
      <text:p text:style-name="P4">
<text:span text:style-name="T4">
 Read also: </text:span>
 <text:a xlink:type="simple" xlink:href="https://www.ukrinform.ua/rubric-regions/3688051-v-odesi-demontuvali-memorialnu-dosku-suvorovu.html" text:style-name="Internet_20_link" text:visited-style-name="Visited_20_Internet_20_Link">
</text:a>
As reported by Ukrinform, under the Ministry of Culture and Information Policy, the Ukrainian Institute of National Memory has created a council, which will be amazatized with issues of derusification, <text:a xlink:type="simple" xlink:href="https://www.ukrinform.ua/tag-dekomunizacia" text:style-name="Internet_20_link" text:visited-style-name="Visited_20_Internet_20_Link">
</text:a>
and decolonization.  Photo: Pushkin Monument/Chernivtsi City Council</text:p>
      <text:p text:style-name="P4">
News Source: <text:a xlink:type="simple" xlink:href="https://www.ukrinform.ua/rubric-culture/3694108-v-ukraini-torik-znesli-28-pamatnikiv-puskinu-i-cotiri-suvorovu.html" text:style-name="Internet_20_link" text:visited-style-name="Visited_20_Internet_20_Link">
https://www.ukrinform.ua/rubric-culture/3694108-v-ukraini-torik-znesli-28-pamatnikiv-puskinu-i-cotiri-suvorovu.html</text:a>
</text:p>
      <!--NEWS-->
      <text:h text:style-name="P10" text:outline-level="1">
<text:span text:style-name="T4">
Ukraine has left the CIS protocol on joint anti -terrorist measures</text:span>
</text:h>
      <text:p text:style-name="P4">
Authors: Ukrinform (Person)</text:p>
      <text:p text:style-name="P4">
Publisher: Укринформ (Organization)</text:p>
      <text:p text:style-name="P4">
Published Time: 2023-04-10T19:59:00+03:00</text:p>
      <text:p text:style-name="P4">
Modified Time: 2023-04-10T19:59:00+03:00</text:p>
      <text:p text:style-name="P4">
Description: The Verkhovna Rada adopted the Law "On the withdrawal of Ukraine from the Protocol on Approval of the Regulations on the Procedure of Organization and Conducting Joint Anti -Terrorist Measures in the territories of the States of the Commonwealth of Independent States". - Ukrinform.</text:p>
      <text:p text:style-name="P4">
Images: ["<text:a xlink:type="simple" xlink:href="https://static.ukrinform.com/photos/2022_01/thumb_files/630_360_1643104229-2598.jpeg" text:style-name="Internet_20_link" text:visited-style-name="Visited_20_Internet_20_Link">
630_360_16431...</text:a>
"]</text:p>
      <text:p text:style-name="P4">
Tags: ['СНД', 'Україна', 'Верховна Рада', 'Антитерористична операція']</text:p>
      <text:p text:style-name="P4">
Type: Article</text:p>
      <!--METADATA-->
      <text:p text:style-name="P4">
<draw:frame draw:style-name="fr1" draw:name="Image144" text:anchor-type="as-char" svg:width="6.9236in" svg:height="3.956343in" draw:z-index="0">
<draw:image xlink:href="../Images/yкринформ/2023-04-10T19-59-00-03-00/630_360_1643104229-2598.jpeg" xlink:type="simple" xlink:show="embed" xlink:actuate="onLoad" draw:mime-type="image/jpeg"/>
</draw:frame>
The Verkhovnarad adopted the Law "On the withdrawal of Ukraine from the Protocol on Approval of the Regulations on the Procedure for Organization and Conducting Joint Anti -Terrorist Measures of the Storeerias of States - participants of the Commonwealth of Independent States".</text:p>
      <text:p text:style-name="P4">
Yaroslav Zheleznyak reported this MP from the Voice faction in <text:a xlink:type="simple" xlink:href="https://t.me/yzheleznyak/3843" text:style-name="Internet_20_link" text:visited-style-name="Visited_20_Internet_20_Link">
</text:a>
, reports Ukrinform.</text:p>
      <text:p text:style-name="P4">
According to him, the adoption of the relevant legislative act( <text:a xlink:type="simple" xlink:href="https://itd.rada.gov.ua/billInfo/Bills/Card/41590" text:style-name="Internet_20_link" text:visited-style-name="Visited_20_Internet_20_Link">
</text:a>
 )293 parliamentaries were supported.</text:p>
      <text:p text:style-name="P4">
The explanatory note to the document states that since 2014 Ukraine has not participated in the practical events provided for by the CIS participants in the fight against terrorism and other violent manifestation of extremism. Therefore, the withdrawal of Ukraine from the protocol on approval of the provision on the order of the organization and conduct of joint anti-terrorist and measures of the scent of the CIS member states is appropriate.</text:p>
      <text:p text:style-name="P4">
<text:span text:style-name="T4">
 Read also: </text:span>
 <text:a xlink:type="simple" xlink:href="https://www.ukrinform.ua/rubric-polytics/3694085-ukraina-rozirvala-ugodu-z-rosieu-pro-poradok-peretinu-kordonu.html" text:style-name="Internet_20_link" text:visited-style-name="Visited_20_Internet_20_Link">
<text:span text:style-name="T4">
 broke </text:span>
</text:a>
As it was reported, in connection with the armed aggression of the Russian Federation, Ukraine stately proceeds from agreements concluded within <text:a xlink:type="simple" xlink:href="https://www.ukrinform.ua/tag-snd" text:style-name="Internet_20_link" text:visited-style-name="Visited_20_Internet_20_Link">
</text:a>
 .</text:p>
      <text:p text:style-name="P4">
News Source: <text:a xlink:type="simple" xlink:href="https://www.ukrinform.ua/rubric-polytics/3694103-ukraina-vijsla-z-protokolu-snd-pro-spilni-antiteroristicni-zahodi.html" text:style-name="Internet_20_link" text:visited-style-name="Visited_20_Internet_20_Link">
https://www.ukrinform.ua/rubric-polytics/3694103-ukraina-vijsla-z-protokolu-snd-pro-spilni-antiteroristicni-zahodi.html</text:a>
</text:p>
      <!--NEWS-->
      <text:h text:style-name="P10" text:outline-level="1">
<text:span text:style-name="T4">
Hundreds of schoolgirls in several provinces of Iran are poisoned - media</text:span>
</text:h>
      <text:p text:style-name="P4">
Authors: Ukrinform (Person)</text:p>
      <text:p text:style-name="P4">
Publisher: Укринформ (Organization)</text:p>
      <text:p text:style-name="P4">
Published Time: 2023-04-10T20:03:00+03:00</text:p>
      <text:p text:style-name="P4">
Modified Time: 2023-04-10T20:03:00+03:00</text:p>
      <text:p text:style-name="P4">
Description: In Iran, hundreds of school -age girls, twenty of whom are in a critical condition, had in Iran.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Діти', 'Іран', 'Отруєння', 'Школа']</text:p>
      <text:p text:style-name="P4">
Type: Article</text:p>
      <!--METADATA-->
      <text:p text:style-name="P4">
<draw:frame draw:style-name="fr1" draw:name="Image145" text:anchor-type="as-char" svg:width="6.9236in" svg:height="3.956343in" draw:z-index="0">
<draw:image xlink:href="../Images/yкринформ/2023-04-10T20-03-00-03-00/630_360_1572005821-673.jpg" xlink:type="simple" xlink:show="embed" xlink:actuate="onLoad" draw:mime-type="image/jpeg"/>
</draw:frame>
In the Iranoprotag, the symptoms of poisoning had hundreds of school -age girls, twenty of whom are in a critical condition.</text:p>
      <text:p text:style-name="P4">
As Ukrinform reports, it reports <text:a xlink:type="simple" xlink:href="https://www.dw.com/uk/v-irani-znovu-povidomlaut-pro-sotni-otruenih-skolarok/a-65273326" text:style-name="Internet_20_link" text:visited-style-name="Visited_20_Internet_20_Link">
</text:a>
.</text:p>
      <text:p text:style-name="P4">
Hundreds of schoolgirls in several provinces of Iran have turned with symptoms <text:a xlink:type="simple" xlink:href="https://www.ukrinform.ua/tag-otruenna" text:style-name="Internet_20_link" text:visited-style-name="Visited_20_Internet_20_Link">
</text:a>
to doctors.</text:p>
      <text:p text:style-name="P4">
As of Monday, April 10, at least twenty girls are critical. There was no official confirmation of this data.</text:p>
      <text:p text:style-name="P4">
The parents of the victims still complain about the lack of information accuse the authorities of inaction.</text:p>
      <text:p text:style-name="P4">
As it was reported, since November last year, more than 1000 girls have fallen victims of orets in Iran's educational institutions. It is unknown at this time who is behind these and whether they are deliberate, but some politicians suspect radical religious groups that oppose women's rights to education.</text:p>
      <text:p text:style-name="P4">
<text:span text:style-name="T4">
 Read also: </text:span>
 <text:a xlink:type="simple" xlink:href="https://www.ukrinform.ua/rubric-world/3693366-v-irani-vstanovili-kameri-sob-viavlati-zinok-bez-hidzabu.html" text:style-name="Internet_20_link" text:visited-style-name="Visited_20_Internet_20_Link">
<text:span text:style-name="T4">
 Iran </text:span>
</text:a>
According to the supreme leader of Iran Ayatolli Ali Khamenei, the poisoning of schoolgirls should be punished by death.</text:p>
      <text:p text:style-name="P4">
On March 12, the Ministry of Foreign Affairs of Iran announced the detention of 100 people in connection with the case of poisoning of schoolgirls.</text:p>
      <text:p text:style-name="P4">
News Source: <text:a xlink:type="simple" xlink:href="https://www.ukrinform.ua/rubric-world/3694110-sotni-skolarok-u-kilkoh-provinciah-iranu-otruilisa-zmi.html" text:style-name="Internet_20_link" text:visited-style-name="Visited_20_Internet_20_Link">
https://www.ukrinform.ua/rubric-world/3694110-sotni-skolarok-u-kilkoh-provinciah-iranu-otruilisa-zmi.html</text:a>
</text:p>
      <!--NEWS-->
      <text:h text:style-name="P10" text:outline-level="1">
<text:span text:style-name="T4">
Government launches grant programs for veterans to start or developing your own business</text:span>
</text:h>
      <text:p text:style-name="P4">
Authors: Ukrinform (Person)</text:p>
      <text:p text:style-name="P4">
Publisher: Укринформ (Organization)</text:p>
      <text:p text:style-name="P4">
Published Time: 2023-04-10T20:08:26+03:00</text:p>
      <text:p text:style-name="P4">
Modified Time: 2023-04-10T20:08:26+03:00</text:p>
      <text:p text:style-name="P4">
Description: From April 10, the government launches new veterans grant programs to start or develop its own business. Grant applications must be submitted through the portal. - Ukrinform.</text:p>
      <text:p text:style-name="P4">
Images: ["<text:a xlink:type="simple" xlink:href="https://static.ukrinform.com/photos/2020_12/thumb_files/630_360_1608131272-754.jpg" text:style-name="Internet_20_link" text:visited-style-name="Visited_20_Internet_20_Link">
630_360_16081...</text:a>
", "<text:a xlink:type="simple" xlink:href="https://static.ukrinform.com/photos/2023_04/1681146261-169.jpg" text:style-name="Internet_20_link" text:visited-style-name="Visited_20_Internet_20_Link">
1681146261-16...</text:a>
"]</text:p>
      <text:p text:style-name="P4">
Tags: ['Кабмін', 'Ветерани війни', 'Грант', 'єРобота']</text:p>
      <text:p text:style-name="P4">
Type: Article</text:p>
      <!--METADATA-->
      <text:p text:style-name="P4">
<draw:frame draw:style-name="fr1" draw:name="Image146" text:anchor-type="as-char" svg:width="6.9236in" svg:height="3.949857in" draw:z-index="0">
<draw:image xlink:href="../Images/yкринформ/2023-04-10T20-08-26-03-00/630_360_1608131272-754.jpg" xlink:type="simple" xlink:show="embed" xlink:actuate="onLoad" draw:mime-type="image/jpeg"/>
</draw:frame>
From the 10th government, it launches new grant programs for veterans to start or development of its own business. Grant applications must be applied through the portal.</text:p>
      <text:p text:style-name="P4">
As Ukrinform reports, this has reported <text:a xlink:type="simple" xlink:href="http://www.me.gov.ua/News/Detail" text:style-name="Internet_20_link" text:visited-style-name="Visited_20_Internet_20_Link">
</text:a>
.</text:p>
      <text:p text:style-name="P4">
Зазначається, що програмами передбачено надання кількох видів грантів.</text:p>
      <text:p text:style-name="P4">
Так, 250 тис. грн надаються учасникові бойових дій та/або особі з інвалідністювнаслідок війни за умови створення одного робочого місця;</text:p>
      <text:p text:style-name="P4">
500 тис. грн - для дружини/чоловіка учасника бойових дій та/або особи зінвалідністю внаслідок війни за умови створення двох робочих місць;</text:p>
      <text:p text:style-name="P4">
1 млн грн - для учасника бойових дій та/або особи з інвалідністю внаслідоквійни, які зареєстровані як ФОП не менше трьох років, за умови створеннячотирьох робочих місць, мінімум два з яких займуть ветерани або особи зінвалідністю внаслідок війни.</text:p>
      <text:p text:style-name="P4">
Гранти на 500 тис. грн та 1 млн грн надаватимуть за умови співфінансування:30% коштів має вкласти у свою справу отримувач гранту, 70% - надасть держава увигляді гранту.</text:p>
      <text:p text:style-name="P4">
Грантові кошти підприємець може використати на придбання обладнання, сировини,матеріалів, оренду приміщення та транспортних засобів, закупівлю ліцензійногопрограмного забезпечення, оплату послуг з маркетингу та реклами.</text:p>
      <text:p text:style-name="P4">
“Ветерани, які мають підприємницький хист, зможуть отримати від державифінансову підтримку у вигляді гранту на започаткування або розширення власноїсправи. Розвиваючи свій бізнес, вони створять тисячі нових робочих місць,зокрема, й для своїх побратимів. І таким чином долучаться до економічноговідновлення країни”, - зазначила перший віцепрем'єр-міністр - міністрекономіки Юлія Свириденко.</text:p>
      <text:p text:style-name="P4">
<draw:frame draw:style-name="fr1" draw:name="Image147" text:anchor-type="as-char" svg:width="6.9236in" svg:height="6.9236in" draw:z-index="0">
<draw:image xlink:href="../Images/yкринформ/2023-04-10T20-08-26-03-00/1681146261-169.jpg" xlink:type="simple" xlink:show="embed" xlink:actuate="onLoad" draw:mime-type="image/jpeg"/>
</draw:frame>
To obtain a grant <text:a xlink:type="simple" xlink:href="https://www.ukrinform.ua/tag-veterani-vijni" text:style-name="Internet_20_link" text:visited-style-name="Visited_20_Internet_20_Link">
</text:a>
The veteran's or a second veteran spouse must apply through the portal to the exhibition. After checking the applicant's credit history, his documents of the business plan and he must have an interview with the specialists of the civil service. As a result of the interview, the service makes a decision to grant a grant.</text:p>
      <text:p text:style-name="P4">
Grant recipients will also be able to go through entrepreneurship training and consult at regional employment centers for free.As it was reported, the government project <text:a xlink:type="simple" xlink:href="https://www.me.gov.ua/Documents/Detail" text:style-name="Internet_20_link" text:visited-style-name="Visited_20_Internet_20_Link">
</text:a>
Includes grant programs aimed at stimulating business activities and creating working places. In particular, these are micro -grants programs for the opening or development of their own business, grants for the creation and development of processing enterprises, bookmarking of viticulture, greenhouse.</text:p>
      <text:p text:style-name="P4">
The project was launched on the initiative of the Prime Minister of Ukraine Denis Shmigal, the Ministry of Economy together with the Ministry of Digital Transformation, the Ministry of Agrarian Policy and Food, the State Employment Service by Savings Bank. The United Nations Development Program for the Financial Support of Sweden has joined the implementation of the initiative.</text:p>
      <text:p text:style-name="P4">
News Source: <text:a xlink:type="simple" xlink:href="https://www.ukrinform.ua/rubric-economy/3694113-urad-zapuskae-grantovi-programi-dla-veteraniv-na-start-abo-rozvitok-vlasnogo-biznesu.html" text:style-name="Internet_20_link" text:visited-style-name="Visited_20_Internet_20_Link">
https://www.ukrinform.ua/rubric-economy/3694113-urad-zapuskae-grantovi-programi-dla-veteraniv-na-start-abo-rozvitok-vlasnogo-biznesu.html</text:a>
</text:p>
      <!--NEWS-->
      <text:h text:style-name="P10" text:outline-level="1">
<text:span text:style-name="T4">
Boston set a new record in NHL</text:span>
</text:h>
      <text:p text:style-name="P4">
Authors: Ukrinform (Person)</text:p>
      <text:p text:style-name="P4">
Publisher: Укринформ (Organization)</text:p>
      <text:p text:style-name="P4">
Published Time: 2023-04-10T20:12:21+03:00</text:p>
      <text:p text:style-name="P4">
Modified Time: 2023-04-10T20:12:21+03:00</text:p>
      <text:p text:style-name="P4">
Description: Brugins made achievements in a match with Philadelphia. - Ukrinform.</text:p>
      <text:p text:style-name="P4">
Images: ["<text:a xlink:type="simple" xlink:href="https://static.ukrinform.com/photos/2023_04/thumb_files/630_360_1681146673-478.jpg" text:style-name="Internet_20_link" text:visited-style-name="Visited_20_Internet_20_Link">
630_360_16811...</text:a>
"]</text:p>
      <text:p text:style-name="P4">
Tags: ['хокей', 'НХЛ']</text:p>
      <text:p text:style-name="P4">
Type: Article</text:p>
      <!--METADATA-->
      <text:p text:style-name="P4">
<draw:frame draw:style-name="fr1" draw:name="Image148" text:anchor-type="as-char" svg:width="6.9236in" svg:height="3.956343in" draw:z-index="0">
<draw:image xlink:href="../Images/yкринформ/2023-04-10T20-12-21-03-00/630_360_1681146673-478.jpg" xlink:type="simple" xlink:show="embed" xlink:actuate="onLoad" draw:mime-type="image/jpeg"/>
</draw:frame>
Brugins made achievements in a match with Philadelphia.</text:p>
      <text:p text:style-name="P4">
Boston set a new record of the National Hockey League(NHL)by the number of victories in one regular season, <text:a xlink:type="simple" xlink:href="https://twitter.com/NHL/status/1645225817490829313" text:style-name="Internet_20_link" text:visited-style-name="Visited_20_Internet_20_Link">
</text:a>
The league press service, reports Ukrinform.</text:p>
      <text:p text:style-name="P4">
Brugins beat Philadelphia in the next game day, winning the 63th win this season. Boston bypassed the result of Detroita Uregular Championship-1995/96 and "Tamps-Bay" in the 2018/19 draw.</text:p>
      <text:p text:style-name="P4">
Boston is also close to setting a record on the points recruited. Brugins have 131 points, approached close to Montreal's result in the 1976/77 season(132 glasses).</text:p>
      <text:p text:style-name="P4">
«Бостон» має провести ще два поєдинки в регулярному чемпіонаті.</text:p>
      <text:p text:style-name="P4">
<text:span text:style-name="T4">
Читайте також:</text:span>
 <text:a xlink:type="simple" xlink:href="https://www.ukrinform.ua/rubric-sports/3689806-boston-vigrav-regularnij-cempionat-nhl.html" text:style-name="Internet_20_link" text:visited-style-name="Visited_20_Internet_20_Link">
 <text:span text:style-name="T4">
НХЛ</text:span>
 </text:a>
As reported by Ukrinform, Boston is leading in the Eastern NHL conference, Brugins will play with Washington on April 12.</text:p>
      <text:p text:style-name="P4">
Photo: Getty Image</text:p>
      <text:p text:style-name="P4">
News Source: <text:a xlink:type="simple" xlink:href="https://www.ukrinform.ua/rubric-sports/3694115-boston-vstanoviv-novij-rekord-v-nhl.html" text:style-name="Internet_20_link" text:visited-style-name="Visited_20_Internet_20_Link">
https://www.ukrinform.ua/rubric-sports/3694115-boston-vstanoviv-novij-rekord-v-nhl.html</text:a>
</text:p>
      <!--NEWS-->
      <text:h text:style-name="P10" text:outline-level="1">
<text:span text:style-name="T4">
"Strange Information": OP answered the publication that the states were allegedly spying behind Zelensky</text:span>
</text:h>
      <text:p text:style-name="P4">
Authors: Ukrinform (Person)</text:p>
      <text:p text:style-name="P4">
Publisher: Укринформ (Organization)</text:p>
      <text:p text:style-name="P4">
Published Time: 2023-04-10T20:13:00+03:00</text:p>
      <text:p text:style-name="P4">
Modified Time: 2023-04-10T20:13:00+03:00</text:p>
      <text:p text:style-name="P4">
Description: Information in the media that the United States is allegedly spying on President Vladimir Zelensky is strange, Ukrainian relevant services are working professionally. - Ukrinform.</text:p>
      <text:p text:style-name="P4">
Images: ["<text:a xlink:type="simple" xlink:href="https://static.ukrinform.com/photos/2022_11/thumb_files/630_360_1669378256-680.jpg" text:style-name="Internet_20_link" text:visited-style-name="Visited_20_Internet_20_Link">
630_360_16693...</text:a>
"]</text:p>
      <text:p text:style-name="P4">
Tags: ['США', 'Зеленський', 'Офіс Президента', 'Подоляк']</text:p>
      <text:p text:style-name="P4">
Type: Article</text:p>
      <!--METADATA-->
      <text:p text:style-name="P4">
<draw:frame draw:style-name="fr1" draw:name="Image149" text:anchor-type="as-char" svg:width="6.9236in" svg:height="3.956343in" draw:z-index="0">
<draw:image xlink:href="../Images/yкринформ/2023-04-10T20-13-00-03-00/630_360_1669378256-680.jpg" xlink:type="simple" xlink:show="embed" xlink:actuate="onLoad" draw:mime-type="image/jpeg"/>
</draw:frame>
Media information that the United States allegedly was spying on President Vladimir Zelensky, the only one, Ukrainian relevant services work professionally.</text:p>
      <text:p text:style-name="P4">
At the same time, Russia puts crazy money in discrediting the idea of transmitting Dandalenalcoby missiles to Ukraine, said the adviser to the head of the Presidential Office Mikhailopodoliak on the broadcasting of the Tele scale "One News", Ukrinform reports.</text:p>
      <text:p text:style-name="P4">
"To put it mildly, just strange information. How do you imagine a president in his office?!What is giving in Russia, "CNN commented Podolyak.</text:p>
      <text:p text:style-name="P4">
<text:span text:style-name="T4">
 Read also: </text:span>
 <text:a xlink:type="simple" xlink:href="https://www.ukrinform.ua/rubric-ato/3692907-v-op-nazvali-rosijskim-blefom-publikaciu-nibito-dokumentiv-pro-kontrnastup-ukraini.html" text:style-name="Internet_20_link" text:visited-style-name="Visited_20_Internet_20_Link">
</text:a>
He stressed that the President defines the strategy, so it makes no sense to speak to the so -called "unmanned aviation of blows of the Porostov region."</text:p>
      <text:p text:style-name="P4">
At the same time, the adviser to the head of the OP stressed that Russia is trying to prevent the decision of Western partners to transfer the transmission of long -range missile.</text:p>
      <text:p text:style-name="P4">
"We need a long -range weapon only to destroy the key logistics of the Crimean peninsula - the main thing is from where to ensure all Russian readings. Therefore, Russia puts a frantic amount of money at different levels because(Russians- Ed.)put in CNN, it is not working so, it is not possible to invest money, but they are invested in a campaign that is to discredit the main idea for them(Russians - ed.)The most terrible: the transfer of the necessary long -range missiles to Ukraine, "Podolyak said.</text:p>
      <text:p text:style-name="P4">
<text:span text:style-name="T4">
 Read also: </text:span>
 <text:a xlink:type="simple" xlink:href="https://www.ukrinform.ua/rubric-world/3693664-u-ssa-rozpocali-rozsliduvanna-pisla-novogo-vitoku-sekretnih-vijskovih-dokumentiv.html" text:style-name="Internet_20_link" text:visited-style-name="Visited_20_Internet_20_Link">
</text:a>
He recalled that in Ukraine now 1800 km of the front line of direct combatants, and the intensity of using a weapon per kilometer of the front is greater than during the Second World War.</text:p>
      <text:p text:style-name="P4">
As it was reported, CNN has previously published information that the "leak" of the documentary of thepentagon allegedly showed that <text:a xlink:type="simple" xlink:href="https://www.ukrinform.ua/tag-ssa" text:style-name="Internet_20_link" text:visited-style-name="Visited_20_Internet_20_Link">
</text:a>
Spying from Vladimir Zelensky.According to CNN, these intelligence may explain US Public Comments to Ukraine to provide Ukraine with a distant radius missile system that Kiev will use them to assign strokes in the Russian territory.</text:p>
      <text:p text:style-name="P4">
News Source: <text:a xlink:type="simple" xlink:href="https://www.ukrinform.ua/rubric-polytics/3694116-divna-informacia-v-op-vidpovili-na-publikaciu-pro-te-so-stati-nibito-spiguvali-za-zelenskim.html" text:style-name="Internet_20_link" text:visited-style-name="Visited_20_Internet_20_Link">
https://www.ukrinform.ua/rubric-polytics/3694116-divna-informacia-v-op-vidpovili-na-publikaciu-pro-te-so-stati-nibito-spiguvali-za-zelenskim.html</text:a>
</text:p>
      <!--NEWS-->
      <text:h text:style-name="P10" text:outline-level="1">
<text:span text:style-name="T4">
Moldova for a year cut exports to Russia by one third</text:span>
</text:h>
      <text:p text:style-name="P4">
Authors: Ukrinform (Person)</text:p>
      <text:p text:style-name="P4">
Publisher: Укринформ (Organization)</text:p>
      <text:p text:style-name="P4">
Published Time: 2023-04-10T20:23:14+03:00</text:p>
      <text:p text:style-name="P4">
Modified Time: 2023-04-10T20:23:14+03:00</text:p>
      <text:p text:style-name="P4">
Description: Over the past year, the exports of Moldovan products to the Russian Federation have decreased by 31%. - Ukrinform.</text:p>
      <text:p text:style-name="P4">
Images: ["<text:a xlink:type="simple" xlink:href="https://static.ukrinform.com/photos/2018_08/thumb_files/630_360_1533810040-3390.jpg" text:style-name="Internet_20_link" text:visited-style-name="Visited_20_Internet_20_Link">
630_360_15338...</text:a>
"]</text:p>
      <text:p text:style-name="P4">
Tags: ['Молдова', 'Торгівля', 'росія']</text:p>
      <text:p text:style-name="P4">
Type: Article</text:p>
      <!--METADATA-->
      <text:p text:style-name="P4">
<draw:frame draw:style-name="fr1" draw:name="Image150" text:anchor-type="as-char" svg:width="6.9236in" svg:height="3.956343in" draw:z-index="0">
<draw:image xlink:href="../Images/yкринформ/2023-04-10T20-23-14-03-00/630_360_1533810040-3390.jpg" xlink:type="simple" xlink:show="embed" xlink:actuate="onLoad" draw:mime-type="image/jpeg"/>
</draw:frame>
The export of Moldovan products to the Russian Federation decreased by 31%.</text:p>
      <text:p text:style-name="P4">
As Ukrinform reports, it reports <text:a xlink:type="simple" xlink:href="http://newsmaker.md/rus/novosti/alayba-moldova-za-god-sokratila-na-31-eksport-v-rossiyu/" text:style-name="Internet_20_link" text:visited-style-name="Visited_20_Internet_20_Link">
</text:a>
With reference to the Minister of Economy of Moldova Dumitaulaibu.</text:p>
      <text:p text:style-name="P4">
Austaba stressed that in 2022 <text:a xlink:type="simple" xlink:href="https://www.ukrinform.ua/tag-moldova" text:style-name="Internet_20_link" text:visited-style-name="Visited_20_Internet_20_Link">
</text:a>
exported to EU countries products worth more than $ 2.54 billion.</text:p>
      <text:p text:style-name="P4">
According to him, the volume of exports in European destinations increased by 32%compared to 2021.</text:p>
      <text:p text:style-name="P4">
Alfaba noted that in the last 15 years the Moldova's economy has been "radically re -ucled."</text:p>
      <text:p text:style-name="P4">
The most Moldovan goods are imported by Romania, as evidenced by the Daninational Bureau of Moldova Statistics. The neighboring country receives 28.6%of exported Moldovan products.</text:p>
      <text:p text:style-name="P4">
The Minister of Agriculture of Moldova noted earlier that Romania is resolved by the country's chief trading partner, especially after the Russian reference to Ukraine, when exports to the CIS market decreased sharply.</text:p>
      <text:p text:style-name="P4">
<text:span text:style-name="T4">
 Read also: </text:span>
 <text:a xlink:type="simple" xlink:href="https://www.ukrinform.ua/rubric-world/3691972-za-rik-vijni-riven-doviri-do-putina-u-moldovi-vpav-na-cvert-ekspert.html" text:style-name="Internet_20_link" text:visited-style-name="Visited_20_Internet_20_Link">
<text:span text:style-name="T4">
 year </text:span>
 <text:span text:style-name="T4">
 wars </text:span>
 <text:span text:style-name="T4">
 level </text:span>
 <text:span text:style-name="T4">
 trust </text:span>
 <text:span text:style-name="T4">
 </text:span>
 Putin <text:span text:style-name="T4">
<text:span text:style-name="T5">
* Moldova </text:span>
* </text:span>
 <text:span text:style-name="T4">
 fell </text:span>
 <text:span text:style-name="T4">
 </text:span>
 quarter <text:span text:style-name="T4">
 </text:span>
 <text:span text:style-name="T4">
 </text:span>
 <text:span text:style-name="T4">
 </text:span>
 <text:span text:style-name="T4">
 </text:span>
 <text:span text:style-name="T4">
 </text:span>
 <text:span text:style-name="T4">
 </text:span>
 Expert **</text:a>
As reported by Ukrinform, Ukrenergo conducted the first auction for the distribution of interstate networks for the export of Umoldov's electricity; Supply Day - April 11th.</text:p>
      <text:p text:style-name="P4">
News Source: <text:a xlink:type="simple" xlink:href="https://www.ukrinform.ua/rubric-world/3694118-moldova-za-rik-skorotila-na-tretinu-eksport-v-rosiu.html" text:style-name="Internet_20_link" text:visited-style-name="Visited_20_Internet_20_Link">
https://www.ukrinform.ua/rubric-world/3694118-moldova-za-rik-skorotila-na-tretinu-eksport-v-rosiu.html</text:a>
</text:p>
      <!--NEWS-->
      <text:h text:style-name="P10" text:outline-level="1">
<text:span text:style-name="T4">
The court left fines for DTEK for abuse of monopoly on Burshtyn Energy</text:span>
</text:h>
      <text:p text:style-name="P4">
Authors: Ukrinform (Person)</text:p>
      <text:p text:style-name="P4">
Publisher: Укринформ (Organization)</text:p>
      <text:p text:style-name="P4">
Published Time: 2023-04-10T20:38:37+03:00</text:p>
      <text:p text:style-name="P4">
Modified Time: 2023-04-10T20:38:37+03:00</text:p>
      <text:p text:style-name="P4">
Description: The Commercial Court of Kyiv did not satisfy the lawsuit of PJSC "DTEK Westernergo" on invalidation of the decision of the Antimonopoly Committee of Ukraine to impose fines for abuse of monopoly on Burshtyn Energy.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АМКУ', 'ДТЕК', 'Штраф', 'ТЕС']</text:p>
      <text:p text:style-name="P4">
Type: Article</text:p>
      <!--METADATA-->
      <text:p text:style-name="P4">
<draw:frame draw:style-name="fr1" draw:name="Image151" text:anchor-type="as-char" svg:width="6.9236in" svg:height="3.956343in" draw:z-index="0">
<draw:image xlink:href="../Images/yкринформ/2023-04-10T20-38-37-03-00/630_360_1532017869-1678.jpg" xlink:type="simple" xlink:show="embed" xlink:actuate="onLoad" draw:mime-type="image/jpeg"/>
</draw:frame>
The Commercial Court of Kyiv did not satisfy the lawsuit of PJSC "DTEK WESTEREPERGO" to invalidate the decision of the Antimonopoly Committee of Ukraine to impose on the abuse of a monopoly on the Burshtyn Energy.</text:p>
      <text:p text:style-name="P4">
As Ukrinform reports, it reports <text:a xlink:type="simple" xlink:href="https://amcu.gov.ua/news/gospodarskij-sud-mista-kiyeva-viznav-pravomirnist-rishennya-amku-shchodo-dij-dtek-zahidenergo" text:style-name="Internet_20_link" text:visited-style-name="Visited_20_Internet_20_Link">
</text:a>
.</text:p>
      <text:p text:style-name="P4">
It is noted that according to the decision of December 15, 2020, the AMCU fined DTEK Westernergo for UAH 48.05 million and UAH 127.95 million for abuse(dominant)The position on the Burshtyn Energy.</text:p>
      <text:p text:style-name="P4">
During the case, the Committee found that in July -October 2019, DTEK Western 2019 held a monopoly position in the regional market for commercial sale of electricity and balancing during the minimum tamaximal load in the Burshtyn TPP shopping area.</text:p>
      <text:p text:style-name="P4">
<text:span text:style-name="T4">
 Read also: </text:span>
 <text:a xlink:type="simple" xlink:href="https://www.ukrinform.ua/rubric-economy/3683883-verhovnij-sud-pidtrimav-zakonnist-strafu-antimonopolnogo-komitetu-dla-grupi-wog.html" text:style-name="Internet_20_link" text:visited-style-name="Visited_20_Internet_20_Link">
<text:span text:style-name="T4">
 fine </text:span>
</text:a>
At the same time, the Society since July 29, 2019, in the application for sale for the day ahead of the day(RDN)Reduced electricity in the mining load. This has led to an increase in the sales of DTEKAKAKHIDEENPERGO electricity in the balancing market at higher prices.</text:p>
      <text:p text:style-name="P4">
In addition, the Company has set up in applications for the sale of NDNC electricity overpriced and economically unreasonable prices during the maximum load hours.</text:p>
      <text:p text:style-name="P4">
Such actions of the Company were recognized by the Committee by violation of the Law of Ukraine "Processes of Economic Competition".</text:p>
      <text:p text:style-name="P4">
<text:span text:style-name="T4">
 Read also: </text:span>
 <text:a xlink:type="simple" xlink:href="https://www.ukrinform.ua/rubric-economy/3692081-dtek-vidvantaziv-ponad-180-tisac-tonn-vugilla-dla-derzavnih-tes.html" text:style-name="Internet_20_link" text:visited-style-name="Visited_20_Internet_20_Link">
<text:span text:style-name="T4">
 DTEK </text:span>
</text:a>
In addition, within the same decision, the AMCU fined D. Trading LLC of more than 99.2 million UAH.</text:p>
      <text:p text:style-name="P4">
The Committee reminded that Burshtyn TPP is a special zone in the west of Ukraine within the Ivano-Frankivsk, Lviv and Transcarpathian regions. 90% of electricity on this "island" at the time of the DTEK Westenergo production.</text:p>
      <text:p text:style-name="P4">
<text:span text:style-name="T4">
 Read also: </text:span>
 <text:a xlink:type="simple" xlink:href="https://www.ukrinform.ua/rubric-economy/3691403-dtek-protagom-opaluvalnogo-sezonu-likviduvav-ponad-5000-avarij.html" text:style-name="Internet_20_link" text:visited-style-name="Visited_20_Internet_20_Link">
<text:span text:style-name="T4">
 DTEK </text:span>
</text:a>
</text:p>
      <text:p text:style-name="P4">
During July - October 2019, the company bought out most of the cross -release, which led to a decrease in the share of imported electricity and, accordingly, an increase in the share of DTEK Westenergo.</text:p>
      <text:p text:style-name="P4">
News Source: <text:a xlink:type="simple" xlink:href="https://www.ukrinform.ua/rubric-economy/3694121-sud-zalisiv-u-sili-strafi-dla-dtek-za-zlovzivanna-monopolieu-na-burstinskomu-energoostrovi.html" text:style-name="Internet_20_link" text:visited-style-name="Visited_20_Internet_20_Link">
https://www.ukrinform.ua/rubric-economy/3694121-sud-zalisiv-u-sili-strafi-dla-dtek-za-zlovzivanna-monopolieu-na-burstinskomu-energoostrovi.html</text:a>
</text:p>
      <!--NEWS-->
      <text:h text:style-name="P10" text:outline-level="1">
<text:span text:style-name="T4">
Poland's representative to the UN compared the crimes of the Russian Federation in Ukraine with Katynnia</text:span>
</text:h>
      <text:p text:style-name="P4">
Authors: Ukrinform (Person)</text:p>
      <text:p text:style-name="P4">
Publisher: Укринформ (Organization)</text:p>
      <text:p text:style-name="P4">
Published Time: 2023-04-10T20:38:44+03:00</text:p>
      <text:p text:style-name="P4">
Modified Time: 2023-04-10T20:38:44+03:00</text:p>
      <text:p text:style-name="P4">
Description: The Polish delegation to the UN linked the military crimes committed by Russian troops in Bucha and Irpen, with its great national tragedy, when, by order of Stalin, the NKVD shot more than 20,000 best representatives of Poland in Katyn. - Ukrinform.</text:p>
      <text:p text:style-name="P4">
Images: ["<text:a xlink:type="simple" xlink:href="https://static.ukrinform.com/photos/2023_04/thumb_files/630_360_1681148182-349.jpg" text:style-name="Internet_20_link" text:visited-style-name="Visited_20_Internet_20_Link">
630_360_16811...</text:a>
"]</text:p>
      <text:p text:style-name="P4">
Tags: ['Польща', 'Україна', 'Радбез ООН', 'Війна з росією']</text:p>
      <text:p text:style-name="P4">
Type: Article</text:p>
      <!--METADATA-->
      <text:p text:style-name="P4">
<draw:frame draw:style-name="fr1" draw:name="Image152" text:anchor-type="as-char" svg:width="6.9236in" svg:height="3.956343in" draw:z-index="0">
<draw:image xlink:href="../Images/yкринформ/2023-04-10T20-38-44-03-00/630_360_1681148182-349.jpg" xlink:type="simple" xlink:show="embed" xlink:actuate="onLoad" draw:mime-type="image/jpeg"/>
</draw:frame>
Polish -trials at the UN associated the military crimes committed by Russian troops in Buchit Irpen, with its great national tragedy, when, by order, StalinokvD shot more than 20,000 best representatives of Poland in Katyn.</text:p>
      <text:p text:style-name="P4">
Such a statement was made on Monday during a meeting of the UN Security Service of Poland Ambassador Krzysztof Shchersky, reports his own correspondent.</text:p>
      <text:p text:style-name="P4">
“In 1940, by the secret order of Joseph Stalin NKVD, he conducted a series of massives(In the Katyn area - ed.)About 22,000 Polish officers of the Ipoloned Intelligentsia, ”Shchersky said.</text:p>
      <text:p text:style-name="P4">
He stressed that it happened a few months after Red Army joined the Hitler Wehrmacht in an invasion of Poland, which was put on the Second World War.</text:p>
      <text:p text:style-name="P4">
"The Polish prisoners tied their hands and killed shots in the back of the head, after which they fell into the dug pits, which became nameless fraternal graves," - reminded the diplomat.</text:p>
      <text:p text:style-name="P4">
The photo of what happened last year in Bucha and Irpen, he said, reminded the Poles "about the horrific events from our own past." Diplomatized that the events in Katyn are one of the most tragic pages in the modern history <text:a xlink:type="simple" xlink:href="https://www.ukrinform.ua/tag-polsa" text:style-name="Internet_20_link" text:visited-style-name="Visited_20_Internet_20_Link">
</text:a>
.</text:p>
      <text:p text:style-name="P4">
In the same context, he recalled the death of the Polish government delegation with President Lake Kaczynski during a plane crash near Katyn. Shchersky noted that the investigation has not yet been completed with a call to Russia finally to pass on the Polish side of important dysfunction, including the fragments of a presidential aircraft and records of nuclei to establish a real cause of the tragedy.</text:p>
      <text:p text:style-name="P4">
<text:span text:style-name="T4">
 Read also: </text:span>
 <text:a xlink:type="simple" xlink:href="https://www.ukrinform.ua/rubric-world/3694098-rosia-porusue-sankcii-aki-sama-uhvaluvala-v-oon-proti-iranu-j-pivnicnoi-korei-britania.html" text:style-name="Internet_20_link" text:visited-style-name="Visited_20_Internet_20_Link">
<text:span text:style-name="T4">
 UN </text:span>
</text:a>
As reported by Ukrinform, during the identification of the consequences of military crimes of the Russian Federation of the cities of Ukraine, the Ministry of Foreign Affairs of Poland <text:a xlink:type="simple" xlink:href="https://www.ukrinform.ua/rubric-polytics/3542099-rf-navmisno-vbila-polonenih-v-olenivci-ce-ne-moze-lisitisa-bezkarnim-mzs-polsi.html" text:style-name="Internet_20_link" text:visited-style-name="Visited_20_Internet_20_Link">
</text:a>
that this cutter was carried out by the Russians intentionally, and it cannot remain unpunished.</text:p>
      <text:p text:style-name="P4">
News Source: <text:a xlink:type="simple" xlink:href="https://www.ukrinform.ua/rubric-world/3694122-predstavnik-polsi-v-oon-porivnav-zlocini-rf-v-ukraini-z-katinnu.html" text:style-name="Internet_20_link" text:visited-style-name="Visited_20_Internet_20_Link">
https://www.ukrinform.ua/rubric-world/3694122-predstavnik-polsi-v-oon-porivnav-zlocini-rf-v-ukraini-z-katinnu.html</text:a>
</text:p>
      <!--NEWS-->
      <text:h text:style-name="P10" text:outline-level="1">
<text:span text:style-name="T4">
Svitolina will play at ITF tournament in Switzerland</text:span>
</text:h>
      <text:p text:style-name="P4">
Authors: Ukrinform (Person)</text:p>
      <text:p text:style-name="P4">
Publisher: Укринформ (Organization)</text:p>
      <text:p text:style-name="P4">
Published Time: 2023-04-10T20:38:50+03:00</text:p>
      <text:p text:style-name="P4">
Modified Time: 2023-04-10T20:38:50+03:00</text:p>
      <text:p text:style-name="P4">
Description: Her rival-Romanian Elena-Gabriel Rusa. - Ukrinform.</text:p>
      <text:p text:style-name="P4">
Images: ["<text:a xlink:type="simple" xlink:href="https://static.ukrinform.com/photos/2023_04/thumb_files/630_360_1681148122-249.jpg" text:style-name="Internet_20_link" text:visited-style-name="Visited_20_Internet_20_Link">
630_360_16811...</text:a>
"]</text:p>
      <text:p text:style-name="P4">
Tags: ['Світоліна', 'Теніс']</text:p>
      <text:p text:style-name="P4">
Type: Article</text:p>
      <!--METADATA-->
      <text:p text:style-name="P4">
<draw:frame draw:style-name="fr1" draw:name="Image153" text:anchor-type="as-char" svg:width="6.9236in" svg:height="3.956343in" draw:z-index="0">
<draw:image xlink:href="../Images/yкринформ/2023-04-10T20-38-50-03-00/630_360_1681148122-249.jpg" xlink:type="simple" xlink:show="embed" xlink:actuate="onLoad" draw:mime-type="image/jpeg"/>
</draw:frame>
Her superintendent is a Romanian Elena-Gabriel Rusa.</text:p>
      <text:p text:style-name="P4">
Elina Svitolina will play with the seventh-seeded Romanian Elena-Gabriel Rus Rus, ITF60 tournament in Swiss Kiasso, <text:a xlink:type="simple" xlink:href="https://btu.org.ua/ua/golovne/44580-kyasso-w60-svitolina-startuye-v-osnovnij-sitci.html" text:style-name="Internet_20_link" text:visited-style-name="Visited_20_Internet_20_Link">
</text:a>
BTU, Ukrinform reports.</text:p>
      <text:p text:style-name="P4">
Elina met with Ruse once in 2021 at the Chicago tournament. Ukrainian beat Elena Gabriel in the 1/8 finals(6:3, 6:3).</text:p>
      <text:p text:style-name="P4">
Востаннє Еліна брала участь в ITF-турі у 2013 році, коли виграла турнір ізпризовим фондом $75,000 у Донецьку.</text:p>
      <text:p text:style-name="P4">
Турнір у Швейцарії пройде з 10 до 16 квітня.</text:p>
      <text:p text:style-name="P4">
<text:span text:style-name="T4">
Читайте також:</text:span>
 <text:a xlink:type="simple" xlink:href="https://www.ukrinform.ua/rubric-sports/3693763-kostuk-nablizaetsa-do-kalininoi-u-rejtingu-wta.html" text:style-name="Internet_20_link" text:visited-style-name="Visited_20_Internet_20_Link">
 </text:a>
According to Ukrinform, in Charleston Svitolina held the first match of postpatient daughter Sky, she gave way to three sets of Yulia Putintsev Izakakhstan.</text:p>
      <text:p text:style-name="P4">
Photo: btu.org.ua</text:p>
      <text:p text:style-name="P4">
News Source: <text:a xlink:type="simple" xlink:href="https://www.ukrinform.ua/rubric-sports/3694123-svitolina-zigrae-na-turniri-itf-u-svejcarii.html" text:style-name="Internet_20_link" text:visited-style-name="Visited_20_Internet_20_Link">
https://www.ukrinform.ua/rubric-sports/3694123-svitolina-zigrae-na-turniri-itf-u-svejcarii.html</text:a>
</text:p>
      <!--NEWS-->
      <text:h text:style-name="P10" text:outline-level="1">
<text:span text:style-name="T4">
Libraries can take part in the Polish shelf project in Ukraine</text:span>
</text:h>
      <text:p text:style-name="P4">
Authors: Ukrinform (Person)</text:p>
      <text:p text:style-name="P4">
Publisher: Укринформ (Organization)</text:p>
      <text:p text:style-name="P4">
Published Time: 2023-04-10T20:42:00+03:00</text:p>
      <text:p text:style-name="P4">
Modified Time: 2023-04-10T20:42:00+03:00</text:p>
      <text:p text:style-name="P4">
Description: The Ukrainian Institute of Book invites Ukrainian libraries to take part in the pilot project "Polish shelf in Ukraine". - Ukrinform.</text:p>
      <text:p text:style-name="P4">
Images: ["<text:a xlink:type="simple" xlink:href="https://static.ukrinform.com/photos/2017_01/thumb_files/630_360_1485363127-8047.jpg" text:style-name="Internet_20_link" text:visited-style-name="Visited_20_Internet_20_Link">
630_360_14853...</text:a>
"]</text:p>
      <text:p text:style-name="P4">
Tags: ['Бібліотека', 'Книги', 'Польща', 'Україна']</text:p>
      <text:p text:style-name="P4">
Type: Article</text:p>
      <!--METADATA-->
      <text:p text:style-name="P4">
<draw:frame draw:style-name="fr1" draw:name="Image154" text:anchor-type="as-char" svg:width="6.9236in" svg:height="3.956343in" draw:z-index="0">
<draw:image xlink:href="../Images/yкринформ/2023-04-10T20-42-00-03-00/630_360_1485363127-8047.jpg" xlink:type="simple" xlink:show="embed" xlink:actuate="onLoad" draw:mime-type="image/jpeg"/>
</draw:frame>
The Ukrainian Institute of Book invites Ukrainian libraries to participate in the Polish shelf in Ukraine.</text:p>
      <text:p text:style-name="P4">
As Ukrinform reports, it reports <text:a xlink:type="simple" xlink:href="https://mkip.gov.ua/news/8937.html" text:style-name="Internet_20_link" text:visited-style-name="Visited_20_Internet_20_Link">
</text:a>
.</text:p>
      <text:p text:style-name="P4">
"In the framework of the Polish shelf in Ukraine" in 2023 public libraries of Ukraine, which will agree and submit an application, will be provided free of charge by the books of Polish authors translated into Ukrainian. Each display of the project will receive a set of 10-15 new books for creation <text:a xlink:type="simple" xlink:href="https://www.ukrinform.ua/tag-kniga" text:style-name="Internet_20_link" text:visited-style-name="Visited_20_Internet_20_Link">
</text:a>
Shelves of Polish literature in their library, " - the message reads.</text:p>
      <text:p text:style-name="P4">
The project was initiated by the Ministry of Culture and National Heritage of Poland(Ikinsrp)and the Ministry of Culture and Information Policy of Ukraine. The book in Poland will be realized in cooperation with the Ukrainian book. In case of successful implementation, the project will be cartoon.</text:p>
      <text:p text:style-name="P4">
As it is noted, the library, which is ready to participate in the project and agrees with certain conditions of participation, should fill in the questionnaire by April 17, 2023.</text:p>
      <text:p text:style-name="P4">
<text:span text:style-name="T4">
 Read also: </text:span>
 <text:a xlink:type="simple" xlink:href="https://www.ukrinform.ua/rubric-culture/3693938-u-bibliotekah-nimeccini-zavilasa-ukrainska-ditaca-literatura.html" text:style-name="Internet_20_link" text:visited-style-name="Visited_20_Internet_20_Link">
</text:a>
The books of Polish authors in the Ukrainian language within the project will be published by Ukrainian publishers at the expense of a grant provided to them by the Book Institute in Poland(I pl).</text:p>
      <text:p text:style-name="P4">
Як повідомлялося, у бібліотеках німецьких міст Філлінгену-Швенінгену таФрайбургу з'явилася українська дитяча література в рамках акції «Українськимдітям – українську книгу».</text:p>
      <text:p text:style-name="P4">
News Source: <text:a xlink:type="simple" xlink:href="https://www.ukrinform.ua/rubric-culture/3693950-biblioteki-mozut-vzati-ucast-u-proekti-polska-polica-v-ukraini.html" text:style-name="Internet_20_link" text:visited-style-name="Visited_20_Internet_20_Link">
https://www.ukrinform.ua/rubric-culture/3693950-biblioteki-mozut-vzati-ucast-u-proekti-polska-polica-v-ukraini.html</text:a>
</text:p>
      <!--NEWS-->
      <text:h text:style-name="P10" text:outline-level="1">
<text:span text:style-name="T4">
In Poltava two DNR fighters were sentenced to 15 years in prison</text:span>
</text:h>
      <text:p text:style-name="P4">
Authors: Ukrinform (Person)</text:p>
      <text:p text:style-name="P4">
Publisher: Укринформ (Organization)</text:p>
      <text:p text:style-name="P4">
Published Time: 2023-04-10T20:43:00+03:00</text:p>
      <text:p text:style-name="P4">
Modified Time: 2023-04-10T20:43:00+03:00</text:p>
      <text:p text:style-name="P4">
Description: By 15 years of imprisonment in Poltava, two DNR participants were convicted who fought on the side of Russian invaders against Ukraine. - Ukrinform.</text:p>
      <text:p text:style-name="P4">
Images: ["<text:a xlink:type="simple" xlink:href="https://static.ukrinform.com/photos/2020_02/thumb_files/630_360_1582135276-970.jpg" text:style-name="Internet_20_link" text:visited-style-name="Visited_20_Internet_20_Link">
630_360_15821...</text:a>
", "<text:a xlink:type="simple" xlink:href="https://static.ukrinform.com/photos/2023_04/1681123007-430.jpeg" text:style-name="Internet_20_link" text:visited-style-name="Visited_20_Internet_20_Link">
1681123007-43...</text:a>
"]</text:p>
      <text:p text:style-name="P4">
Tags: ['Бойовики', 'Полтава', 'Суд', '"Л/ДНР"']</text:p>
      <text:p text:style-name="P4">
Type: Article</text:p>
      <!--METADATA-->
      <text:p text:style-name="P4">
<draw:frame draw:style-name="fr1" draw:name="Image155" text:anchor-type="as-char" svg:width="6.9236in" svg:height="3.956343in" draw:z-index="0">
<draw:image xlink:href="../Images/yкринформ/2023-04-10T20-43-00-03-00/630_360_1582135276-970.jpg" xlink:type="simple" xlink:show="embed" xlink:actuate="onLoad" draw:mime-type="image/jpeg"/>
</draw:frame>
By 15 years of imprisonment in Poltava two participants of "DNR" were convicted, who are the head of the side of Russian invaders against Ukraine.</text:p>
      <text:p text:style-name="P4">
As Ukrinform reports, it reports <text:a xlink:type="simple" xlink:href="http://www.gp.gov.ua/ua/posts/do-15-rokiv-za-gratami-u-poltavi-zasudzeno-ucasnikiv-dnr" text:style-name="Internet_20_link" text:visited-style-name="Visited_20_Internet_20_Link">
</text:a>
</text:p>
      <text:p text:style-name="P4">
<draw:frame draw:style-name="fr1" draw:name="Image156" text:anchor-type="as-char" svg:width="6.9236in" svg:height="4.275964in" draw:z-index="0">
<draw:image xlink:href="../Images/yкринформ/2023-04-10T20-43-00-03-00/1681123007-430.jpeg" xlink:type="simple" xlink:show="embed" xlink:actuate="onLoad" draw:mime-type="image/jpeg"/>
</draw:frame>
For the public prosecution of the Poltava Regional Prosecutor's Office of two residents of the occupied Gorlovka of Donetsk region was found guilty of state -owned state(Part 1, 2 tbsp. 111, Part 7 of Art. 111-1, Part 2 of Art. 260 Criminal Code of Ukraine).</text:p>
      <text:p text:style-name="P4">
Чоловікам призначено покарання у виді 15 років позбавлення волі з позбавленнямправа обіймати посади в органах державної влади та місцевого самоврядуваннястроком на 10 років та з конфіскацією всього майна.</text:p>
      <text:p text:style-name="P4">
<text:span text:style-name="T4">
Читайте також:</text:span>
 <text:a xlink:type="simple" xlink:href="https://www.ukrinform.ua/rubric-regions/3690888-dopomagav-fsb-prosluhovuvati-ziteliv-donecka-ministru-zvazku-dnr-ogolosili-pidozru.html" text:style-name="Internet_20_link" text:visited-style-name="Visited_20_Internet_20_Link">
 <text:span text:style-name="T4">
днр</text:span>
 </text:a>
The prosecutor's office proved that in February last year, men, as citizens of Ukraine, voluntarily joined the so -called "People's Police of the Donetsk International Republic".</text:p>
      <text:p text:style-name="P4">
They served in one of the Rifle Brigades in the positions of shooters. They have a variety of a sample of the Armed Forces of the Russian Federation and weapons.</text:p>
      <text:p text:style-name="P4">
While in Donetsk region, they obeyed the commanders of the Russian Army and illegal armed formation, seized the territory of Ukraine and engineering and technical arrangement of positions.</text:p>
      <text:p text:style-name="P4">
One of the convicts was engaged in the evacuation of wounded and killed military personnel of the aggressor and participants of illegal armed formation.</text:p>
      <text:p text:style-name="P4">
Prior to the entry into force of the person, the person will be in custody.</text:p>
      <text:p text:style-name="P4">
<text:span text:style-name="T4">
 Read also: </text:span>
 <text:a xlink:type="simple" xlink:href="https://www.ukrinform.ua/rubric-regions/3687890-ekskomandir-doneckogo-berkutu-otrimav-pidozru-za-ucast-u-dnr.html" text:style-name="Internet_20_link" text:visited-style-name="Visited_20_Internet_20_Link">
<text:span text:style-name="T4">
 DNR </text:span>
</text:a>
As reported by Ukrinform, in March the Primorsky District Court <text:a xlink:type="simple" xlink:href="https://www.ukrinform.ua/tag-odesa" text:style-name="Internet_20_link" text:visited-style-name="Visited_20_Internet_20_Link">
</text:a>
He condemned to 15 years deprivation with the confiscation of the property of the so -called "DNR".</text:p>
      <text:p text:style-name="P4">
News Source: <text:a xlink:type="simple" xlink:href="https://www.ukrinform.ua/rubric-regions/3693906-u-poltavi-dvoh-bojovikiv-dnr-zasudili-do-15-rokiv-uvaznenna.html" text:style-name="Internet_20_link" text:visited-style-name="Visited_20_Internet_20_Link">
https://www.ukrinform.ua/rubric-regions/3693906-u-poltavi-dvoh-bojovikiv-dnr-zasudili-do-15-rokiv-uvaznenna.html</text:a>
</text:p>
      <!--NEWS-->
      <text:h text:style-name="P10" text:outline-level="1">
<text:span text:style-name="T4">
Former US military may be involved in service service for Ukraine</text:span>
</text:h>
      <text:p text:style-name="P4">
Authors: Ukrinform (Person)</text:p>
      <text:p text:style-name="P4">
Publisher: Укринформ (Organization)</text:p>
      <text:p text:style-name="P4">
Published Time: 2023-04-10T20:44:00+03:00</text:p>
      <text:p text:style-name="P4">
Modified Time: 2023-04-10T20:44:00+03:00</text:p>
      <text:p text:style-name="P4">
Description: The opportunity to involve in the service of Ukraine transferred to Ukraine by international tanks and other military equipment of former US military personnel is considered. - Ukrinform.</text:p>
      <text:p text:style-name="P4">
Images: ["<text:a xlink:type="simple" xlink:href="https://static.ukrinform.com/photos/2022_07/thumb_files/630_360_1657198093-494.jpg" text:style-name="Internet_20_link" text:visited-style-name="Visited_20_Internet_20_Link">
630_360_16571...</text:a>
"]</text:p>
      <text:p text:style-name="P4">
Tags: ['США', 'Зброя', 'Військова техніка', 'Ремонт']</text:p>
      <text:p text:style-name="P4">
Type: Article</text:p>
      <!--METADATA-->
      <text:p text:style-name="P4">
<draw:frame draw:style-name="fr1" draw:name="Image157" text:anchor-type="as-char" svg:width="6.9236in" svg:height="3.956343in" draw:z-index="0">
<draw:image xlink:href="../Images/yкринформ/2023-04-10T20-44-00-03-00/630_360_1657198093-494.jpg" xlink:type="simple" xlink:show="embed" xlink:actuate="onLoad" draw:mime-type="image/jpeg"/>
</draw:frame>
It is considered to be involved in the service of tanks and other military equipment transferred to Ukraine by former US servicemen.</text:p>
      <text:p text:style-name="P4">
Acting Defense Minister Troyls Lundpolsen reported this during a briefing with the Minister of Defense of Ukraine Alexei Reznikov UMedia Center Ukraine - Odesa, Ukrinform correspondent reports.</text:p>
      <text:p text:style-name="P4">
“One Annual - to convey <text:a xlink:type="simple" xlink:href="https://www.ukrinform.ua/tag-tank" text:style-name="Internet_20_link" text:visited-style-name="Visited_20_Internet_20_Link">
</text:a>
Leopard Caesar Tasystems, but they must be properly served in Ukraine. Mipovin's resolve this issue before the technique goes to Ukraine so that it will work in the long run. There is a proposal to attract contractors of the US military personnel who are now ordinary civilian citizens, to hire them and give them the opportunity to come to Ukraine to ensure the maintenance of equipment, ”Troels Poulsen said.</text:p>
      <text:p text:style-name="P4">
In turn, Rennikov noted that this news is news for him and sounds reasonable.</text:p>
      <text:p text:style-name="P4">
“I am convinced that our partners could hire such specialists. We are MORIZIZE everything that depends on us to come to Ukraine, because we have long suggested that our partners organize survey, maintenance and repair in conditions as close as possible to the battlefield, ”Reznikov said.</text:p>
      <text:p text:style-name="P4">
<text:span text:style-name="T4">
 Read also: </text:span>
 <text:a xlink:type="simple" xlink:href="https://www.ukrinform.ua/rubric-world/3694081-francia-v-oon-postavki-zbroi-v-ukrainu-prodovzatsa-popri-sprobi-rf-ih-zirvati.html" text:style-name="Internet_20_link" text:visited-style-name="Visited_20_Internet_20_Link">
<text:span text:style-name="T4">
 weapons </text:span>
</text:a>
The Minister of Defense of Ukraine also recalled that military equipment is now undergoing service lines. First, directly on the battlefield. Secondly, scholarly factories and enterprises that are already serving artillery and now they need to repair tanks and armored vehicles. Third, which is the most difficult, the foundations of Reznikov, it is the repair of equipment in Europe.</text:p>
      <text:p text:style-name="P4">
“Therefore, if there are engineers who are ready to come and have experience and access of reference documents, we are ready to support this initiative. By the way, pilots are also centered, which are able to control F -16 fighters, ” - Odreznikov.</text:p>
      <text:p text:style-name="P4">
As it was reported, Ukraine will start receiving [] by the summer.(https://www.ukrinform.ua/rubric-ato/3694082-dania-peredast-ukraini-100-tankiv-leopard.html)from Denmark.</text:p>
      <text:p text:style-name="P4">
<text:span text:style-name="T5">
Foto: General Staff of the Armed Forces</text:span>
</text:p>
      <text:p text:style-name="P4">
News Source: <text:a xlink:type="simple" xlink:href="https://www.ukrinform.ua/rubric-ato/3694126-kolisnih-vijskovih-ssa-mozut-zaluciti-do-obslugovuvanna-ozbroenna-dla-ukraini.html" text:style-name="Internet_20_link" text:visited-style-name="Visited_20_Internet_20_Link">
https://www.ukrinform.ua/rubric-ato/3694126-kolisnih-vijskovih-ssa-mozut-zaluciti-do-obslugovuvanna-ozbroenna-dla-ukraini.html</text:a>
</text:p>
      <!--NEWS-->
      <text:h text:style-name="P10" text:outline-level="1">
<text:span text:style-name="T4">
The President appointed Kravchenko as head of the Kiev Regional State Administration</text:span>
</text:h>
      <text:p text:style-name="P4">
Authors: Ukrinform (Person)</text:p>
      <text:p text:style-name="P4">
Publisher: Укринформ (Organization)</text:p>
      <text:p text:style-name="P4">
Published Time: 2023-04-10T21:06:00+03:00</text:p>
      <text:p text:style-name="P4">
Modified Time: 2023-04-10T21:06:00+03:00</text:p>
      <text:p text:style-name="P4">
Description: President Volodymyr Zelenskyy appointed Ruslan Kravchenko as the head of the Kyiv Regional State Administration. - Ukrinform.</text:p>
      <text:p text:style-name="P4">
Images: ["<text:a xlink:type="simple" xlink:href="https://static.ukrinform.com/photos/2023_04/thumb_files/630_360_1681149887-939.jpg" text:style-name="Internet_20_link" text:visited-style-name="Visited_20_Internet_20_Link">
630_360_16811...</text:a>
"]</text:p>
      <text:p text:style-name="P4">
Tags: ['Призначення', 'Київщина', 'Зеленський']</text:p>
      <text:p text:style-name="P4">
Type: Article</text:p>
      <!--METADATA-->
      <text:p text:style-name="P4">
<draw:frame draw:style-name="fr1" draw:name="Image158" text:anchor-type="as-char" svg:width="6.9236in" svg:height="3.956343in" draw:z-index="0">
<draw:image xlink:href="../Images/yкринформ/2023-04-10T21-06-00-03-00/630_360_1681149887-939.jpg" xlink:type="simple" xlink:show="embed" xlink:actuate="onLoad" draw:mime-type="image/jpeg"/>
</draw:frame>
The Presidential Lordir Zelensky appointed Ruslan Kravchenko as the head of the Kyiv Regional State Administration.</text:p>
      <text:p text:style-name="P4">
According to Ukrinform, the corresponding decree <text:a xlink:type="simple" xlink:href="http://www.president.gov.ua/documents/2042023-46409" text:style-name="Internet_20_link" text:visited-style-name="Visited_20_Internet_20_Link">
</text:a>
Posted on the state site.</text:p>
      <text:p text:style-name="P4">
"To appoint Kravchenko Ruslan Andreevich as the head of the Kyiv Regional State Administration", - the document reads.</text:p>
      <text:p text:style-name="P4">
<text:span text:style-name="T4">
 Read also: </text:span>
 <text:a xlink:type="simple" xlink:href="https://www.ukrinform.ua/rubric-regions/3692987-zelenskij-priznaciv-ocilnikiv-troh-vijskovih-administracij-na-lugansini.html" text:style-name="Internet_20_link" text:visited-style-name="Visited_20_Internet_20_Link">
<text:span text:style-name="T4">
 Zelensky </text:span>
 <text:span text:style-name="T4">
 assigned </text:span>
</text:a>
Kravchenko is the former head of the Buchan District Prosecutor's Office of the Kyiv Region, which he headed since March 15, 2021. Earlier he worked at the military prosecutor's office under the leadership of Anatoly Matios, was a prosecutor in the case of Viktor Yanukovych. He participated in the competition for the post of director. Awarded the Order of Merit III degree(August 23 2022).</text:p>
      <text:p text:style-name="P4">
Як повідомляв Укрінформ, 7 квітня Кабінет Міністрів погодив <text:a xlink:type="simple" xlink:href="https://www.ukrinform.ua/rubric-regions/3693039-urad-pogodiv-priznacenna-ruslana-kravcenka-golovou-kiivskoi-oda.html" text:style-name="Internet_20_link" text:visited-style-name="Visited_20_Internet_20_Link">
</text:a>
Kravchenko as head of the Kiev Regional State Administration.</text:p>
      <text:p text:style-name="P4">
<text:span text:style-name="T5">
Foto: Public</text:span>
</text:p>
      <text:p text:style-name="P4">
News Source: <text:a xlink:type="simple" xlink:href="https://www.ukrinform.ua/rubric-regions/3694128-prezident-priznaciv-kravcenka-golovou-kiivskoi-oda.html" text:style-name="Internet_20_link" text:visited-style-name="Visited_20_Internet_20_Link">
https://www.ukrinform.ua/rubric-regions/3694128-prezident-priznaciv-kravcenka-golovou-kiivskoi-oda.html</text:a>
</text:p>
      <!--NEWS-->
      <text:h text:style-name="P10" text:outline-level="1">
<text:span text:style-name="T4">
Sandu convenes national assembly to support European integration</text:span>
</text:h>
      <text:p text:style-name="P4">
Authors: Ukrinform (Person)</text:p>
      <text:p text:style-name="P4">
Publisher: Укринформ (Organization)</text:p>
      <text:p text:style-name="P4">
Published Time: 2023-04-10T21:07:00+03:00</text:p>
      <text:p text:style-name="P4">
Modified Time: 2023-04-10T21:07:00+03:00</text:p>
      <text:p text:style-name="P4">
Description: On Monday, President May Sandu called on Monday to gather on May 21 at the Great National Assembly Square in the center of the capital in order to support the European integration of Moldova. - Ukrinform.</text:p>
      <text:p text:style-name="P4">
Images: ["<text:a xlink:type="simple" xlink:href="https://static.ukrinform.com/photos/2022_10/thumb_files/630_360_1665078007-899.jpeg" text:style-name="Internet_20_link" text:visited-style-name="Visited_20_Internet_20_Link">
630_360_16650...</text:a>
"]</text:p>
      <text:p text:style-name="P4">
Tags: ['Євроінтеграція', 'Молдова', 'Санду']</text:p>
      <text:p text:style-name="P4">
Type: Article</text:p>
      <!--METADATA-->
      <text:p text:style-name="P4">
<draw:frame draw:style-name="fr1" draw:name="Image159" text:anchor-type="as-char" svg:width="6.9236in" svg:height="3.956343in" draw:z-index="0">
<draw:image xlink:href="../Images/yкринформ/2023-04-10T21-07-00-03-00/630_360_1665078007-899.jpeg" xlink:type="simple" xlink:show="embed" xlink:actuate="onLoad" draw:mime-type="image/jpeg"/>
</draw:frame>
On Monday, President Mia Sandu called on Monday to gather on May 21 at the area of the national assembly in the center of the capital in order to support the European integration of Moldova.</text:p>
      <text:p text:style-name="P4">
As Ukrinform reports, it reports <text:a xlink:type="simple" xlink:href="https://newsmaker.md/rus/novosti/sandu-sobiraet-velikoe-natsionalnoe-sobranie-v-podderzhku-evrointegratsii-kogda-proydet-aktsiya/" text:style-name="Internet_20_link" text:visited-style-name="Visited_20_Internet_20_Link">
</text:a>
.</text:p>
      <text:p text:style-name="P4">
“Let's show that we want peace. We want <text:a xlink:type="simple" xlink:href="https://www.ukrinform.ua/tag-evrosouz" text:style-name="Internet_20_link" text:visited-style-name="Visited_20_Internet_20_Link">
</text:a>
He became our home, ”Sanddune said during an appeal to Moldova citizens.</text:p>
      <text:p text:style-name="P4">
Maya Sandu called on the citizens of the country to gather on May 21 in the central area of Square to prove the people's desire for joining the European Union.</text:p>
      <text:p text:style-name="P4">
She recalled numerous protests in the center of Chisinau, and noted that "those who dreamed of destabilizing the situation in Moldova were failed." However, according to her, the money to destabilize the situation is still coming.</text:p>
      <text:p text:style-name="P4">
<text:span text:style-name="T4">
 Read also: </text:span>
 <text:a xlink:type="simple" xlink:href="https://www.ukrinform.ua/rubric-polytics/3690097-moldova-pidtrimue-ideu-spectribunalu-proti-rf-i-gotova-dopomogti-u-zbori-informacii-sandu.html" text:style-name="Internet_20_link" text:visited-style-name="Visited_20_Internet_20_Link">
<text:span text:style-name="T4">
 Sandu </text:span>
</text:a>
The President has informed that in the near future she plans to discuss details of future assignment with civil society and political forces.</text:p>
      <text:p text:style-name="P4">
As reported by Ukrinform, the soldiers of the 22nd peacekeeping battalion "Blue" from April 10 to April 14 will conduct training at the landfills of the National Army to Vomold, which will involve the Piranha armored personnel carriers.</text:p>
      <text:p text:style-name="P4">
News Source: <text:a xlink:type="simple" xlink:href="https://www.ukrinform.ua/rubric-world/3694130-sandu-sklikae-nacionalni-zbori-na-pidtrimku-evrointegracii.html" text:style-name="Internet_20_link" text:visited-style-name="Visited_20_Internet_20_Link">
https://www.ukrinform.ua/rubric-world/3694130-sandu-sklikae-nacionalni-zbori-na-pidtrimku-evrointegracii.html</text:a>
</text:p>
      <!--NEWS-->
      <text:h text:style-name="P10" text:outline-level="1">
<text:span text:style-name="T4">
Reznikov: We are waiting for the moment to repeat for Russian ships with a history with Creiser "Moscow"</text:span>
</text:h>
      <text:p text:style-name="P4">
Authors: Ukrinform (Person)</text:p>
      <text:p text:style-name="P4">
Publisher: Укринформ (Organization)</text:p>
      <text:p text:style-name="P4">
Published Time: 2023-04-10T21:09:38+03:00</text:p>
      <text:p text:style-name="P4">
Modified Time: 2023-04-10T21:09:38+03:00</text:p>
      <text:p text:style-name="P4">
Description: The Russian military still does not know all the nuances of the mosquito cruiser in the spring of Moscow, so Ukraine can repeat a successful attack on a right opportunity. - Ukrinform.</text:p>
      <text:p text:style-name="P4">
Images: ["<text:a xlink:type="simple" xlink:href="https://static.ukrinform.com/photos/2023_03/thumb_files/630_360_1678277232-607.jpg" text:style-name="Internet_20_link" text:visited-style-name="Visited_20_Internet_20_Link">
630_360_16782...</text:a>
"]</text:p>
      <text:p text:style-name="P4">
Tags: ['Міноборони', 'Корабель', 'Резніков', 'Війна з росією']</text:p>
      <text:p text:style-name="P4">
Type: Article</text:p>
      <!--METADATA-->
      <text:p text:style-name="P4">
<draw:frame draw:style-name="fr1" draw:name="Image160" text:anchor-type="as-char" svg:width="6.9236in" svg:height="3.956343in" draw:z-index="0">
<draw:image xlink:href="../Images/yкринформ/2023-04-10T21-09-38-03-00/630_360_1678277232-607.jpg" xlink:type="simple" xlink:show="embed" xlink:actuate="onLoad" draw:mime-type="image/jpeg"/>
</draw:frame>
The Russian and still do not know all the nuances of the mowing cruiser "Moscow" in the spring, so Ukraine can repeat a successful attack on a right occasion.</text:p>
      <text:p text:style-name="P4">
The Minister of Defense of Ukraine Oleksiy Reznikov told about it at a briefing at Media Center Ukraine - Odesa, Ukrinform reports.</text:p>
      <text:p text:style-name="P4">
“Some nuances are still unknown to our enemy, which means that we can provoke another surprise at sea. Another "cotton" connected by squeezing ships. We are waiting for the right moment to repeat this story, ”Reznikov was.</text:p>
      <text:p text:style-name="P4">
<text:span text:style-name="T4">
 Read also: </text:span>
 <text:a xlink:type="simple" xlink:href="https://www.ukrinform.ua/rubric-ato/3694080-cas-pracue-na-ukrainu-i-pidgotovku-kontrnastupu-reznikov.html" text:style-name="Internet_20_link" text:visited-style-name="Visited_20_Internet_20_Link">
<text:span text:style-name="T4">
 Reznikov </text:span>
</text:a>
The Minister of Defense reminded that the ship of such rank was moved for the second time for the involvement of the military fleet of the Russian Federation. For the first time, the flagship was flooded during the Russo-Japanese War, for the second time-during the Russian-Ukrainian one.</text:p>
      <text:p text:style-name="P4">
Reznikov also noted that the drowning cruiser was included in the list of objects as an underwater cultural heritage <text:a xlink:type="simple" xlink:href="https://www.ukrinform.ua/tag-ukraina" text:style-name="Internet_20_link" text:visited-style-name="Visited_20_Internet_20_Link">
</text:a>
.</text:p>
      <text:p text:style-name="P4">
<text:span text:style-name="T4">
 Read also: </text:span>
 <text:a xlink:type="simple" xlink:href="https://www.ukrinform.ua/rubric-ato/3693006-terminova-i-dovgostrokova-pidtrimka-so-ukraina-otrimae-vid-ssa.html" text:style-name="Internet_20_link" text:visited-style-name="Visited_20_Internet_20_Link">
</text:a>
“I suggest everyone support our friends with the toast I have taught the Ramstein Club Ministers. It sounds like this: "For the Russian military fleet is a add", "Reznikov joked.</text:p>
      <text:p text:style-name="P4">
As it was reported, Ukraine will start receiving [] by the summer.(https://www.ukrinform.ua/rubric-ato/3694082-dania-peredast-ukraini-100-tankiv-leopard.html)from Denmark.</text:p>
      <text:p text:style-name="P4">
News Source: <text:a xlink:type="simple" xlink:href="https://www.ukrinform.ua/rubric-ato/3694133-reznikov-cekaemo-momentu-sob-povtoriti-dla-korabliv-rf-istoriu-z-krejserom-moskva.html" text:style-name="Internet_20_link" text:visited-style-name="Visited_20_Internet_20_Link">
https://www.ukrinform.ua/rubric-ato/3694133-reznikov-cekaemo-momentu-sob-povtoriti-dla-korabliv-rf-istoriu-z-krejserom-moskva.html</text:a>
</text:p>
      <!--NEWS-->
      <text:h text:style-name="P10" text:outline-level="1">
<text:span text:style-name="T4">
The "fused" documents of the Pentagon do not reveal data on the counter -offensive of the Armed Forces - Podolyak</text:span>
</text:h>
      <text:p text:style-name="P4">
Authors: Ukrinform (Person)</text:p>
      <text:p text:style-name="P4">
Publisher: Укринформ (Organization)</text:p>
      <text:p text:style-name="P4">
Published Time: 2023-04-10T21:13:00+03:00</text:p>
      <text:p text:style-name="P4">
Modified Time: 2023-04-10T21:13:00+03:00</text:p>
      <text:p text:style-name="P4">
Description: Pentagon's fused documents are more reminiscent of analytical estimates and do not contain operational-tactical scenarios of the Ukrainian counter-offensive, since the preparation for it is still ongoing.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Пентагон', 'США', 'Україна', 'Подоляк', 'Контрнаступ', 'Єдині новини']</text:p>
      <text:p text:style-name="P4">
Type: Article</text:p>
      <!--METADATA-->
      <text:p text:style-name="P4">
<draw:frame draw:style-name="fr1" draw:name="Image161" text:anchor-type="as-char" svg:width="6.9236in" svg:height="3.956343in" draw:z-index="0">
<draw:image xlink:href="../Images/yкринформ/2023-04-10T21-13-00-03-00/630_360_1669378255-230.jpg" xlink:type="simple" xlink:show="embed" xlink:actuate="onLoad" draw:mime-type="image/jpeg"/>
</draw:frame>
The fused pentagon documents are more reminiscent of analytical evaluations and non-existence of the operational-tactical scenarios of the Ukrainian counter-offensive, as the preparation for it is still ongoing.</text:p>
      <text:p text:style-name="P4">
This was stated by the adviser to the head of the Presidential Office Mikhail Podolyak at the Eviritoleumor "The One News", Ukrinform reports.</text:p>
      <text:p text:style-name="P4">
"I don't really understand why everyone says that(Documents - order.)Retraint, because strategically about the counter-offensive everyone speaks, but operational-tactical data, operational-tactical scenarios are absolutely absent in the public space, they simply cannot be physically, because the counter-offensive is simply prepared, the accumulation is reserve, resource, etc. And to say that someone is already clearly understanding where, and how Ukraine will do directly on the battlefield, it is, to put it mildly, it looks strange, "Podolyak said.</text:p>
      <text:p text:style-name="P4">
<text:span text:style-name="T4">
 Read also: </text:span>
 <text:span text:style-name="T4">
 <text:a xlink:type="simple" xlink:href="https://www.ukrinform.ua/rubric-world/3693674-u-bellingcat-vstanovili-persodzerela-zlitih-dokumentiv-pentagonu.html" text:style-name="Internet_20_link" text:visited-style-name="Visited_20_Internet_20_Link">
</text:a>
</text:span>
</text:p>
      <text:p text:style-name="P4">
According to him, published documents "partly look like analytical -books" about the attitude to a particular problem, for example, that Ukraine lacks certain air defense means.</text:p>
      <text:p text:style-name="P4">
At the same time, he stressed that the Ukrainian side of weapons and speaks it.</text:p>
      <text:p text:style-name="P4">
The adviser to the head OP believes that these documents are "an information component, which is proposed by the Russian Federation", and are intended to discredit the relations of the economy and other partners or between <text:span text:style-name="T4">
 <text:a xlink:type="simple" xlink:href="https://www.ukrinform.ua/tag-ssa" text:style-name="Internet_20_link" text:visited-style-name="Visited_20_Internet_20_Link">
</text:a>
</text:span>
 and other partners, including Ukraine; To give people to understand that Russia is allegedly controlled by certain closed information flows, as well as distracting attention.</text:p>
      <text:p text:style-name="P4">
"It(leakage - ed.)It does not confuse any plans because they are developed, they are wandering-tactically worked out. With our partners we will make some corrections on the exclusive number of weapons we need, " - added Podolyak.</text:p>
      <text:p text:style-name="P4">
<text:span text:style-name="T4">
 Read also: </text:span>
 <text:span text:style-name="T4">
 <text:a xlink:type="simple" xlink:href="https://www.ukrinform.ua/rubric-world/3693664-u-ssa-rozpocali-rozsliduvanna-pisla-novogo-vitoku-sekretnih-vijskovih-dokumentiv.html" text:style-name="Internet_20_link" text:visited-style-name="Visited_20_Internet_20_Link">
</text:a>
</text:span>
</text:p>
      <text:p text:style-name="P4">
As reported by Ukrinform, the New York Times published a material in which it is that _ <text:span text:style-name="T4">
 <text:a xlink:type="simple" xlink:href="https://www.ukrinform.ua/rubric-ato/3692686-nyt-pentagon-rozslidue-vitik-taemnih-dokumentiv-pro-pidgotovku-kontrnastupu-zsu.html" text:style-name="Internet_20_link" text:visited-style-name="Visited_20_Internet_20_Link">
</text:a>
</text:span>
 _ that relate to the US and NATO plans for the Armed Forces.</text:p>
      <text:p text:style-name="P4">
News Source: <text:a xlink:type="simple" xlink:href="https://www.ukrinform.ua/rubric-ato/3694131-zliti-dokumenti-pentagonu-ne-rozkrivaut-dannih-pro-kontrnastup-podolak.html" text:style-name="Internet_20_link" text:visited-style-name="Visited_20_Internet_20_Link">
https://www.ukrinform.ua/rubric-ato/3694131-zliti-dokumenti-pentagonu-ne-rozkrivaut-dannih-pro-kontrnastup-podolak.html</text:a>
</text:p>
      <!--NEWS-->
      <text:h text:style-name="P10" text:outline-level="1">
<text:span text:style-name="T4">
Luis Kashtra won the first trophy from Botafhog</text:span>
</text:h>
      <text:p text:style-name="P4">
Authors: Ukrinform (Person)</text:p>
      <text:p text:style-name="P4">
Publisher: Укринформ (Organization)</text:p>
      <text:p text:style-name="P4">
Published Time: 2023-04-10T21:15:32+03:00</text:p>
      <text:p text:style-name="P4">
Modified Time: 2023-04-10T21:15:32+03:00</text:p>
      <text:p text:style-name="P4">
Description: The former Shakhtar coach led the "lonely star" to win the Rio Cup. - Ukrinform.</text:p>
      <text:p text:style-name="P4">
Images: ["<text:a xlink:type="simple" xlink:href="https://static.ukrinform.com/photos/2023_04/thumb_files/630_360_1681150452-855.jpg" text:style-name="Internet_20_link" text:visited-style-name="Visited_20_Internet_20_Link">
630_360_16811...</text:a>
"]</text:p>
      <text:p text:style-name="P4">
Tags: ['Футбол', 'Луїш Каштру']</text:p>
      <text:p text:style-name="P4">
Type: Article</text:p>
      <!--METADATA-->
      <text:p text:style-name="P4">
<draw:frame draw:style-name="fr1" draw:name="Image162" text:anchor-type="as-char" svg:width="6.9236in" svg:height="3.956343in" draw:z-index="0">
<draw:image xlink:href="../Images/yкринформ/2023-04-10T21-15-32-03-00/630_360_1681150452-855.jpg" xlink:type="simple" xlink:show="embed" xlink:actuate="onLoad" draw:mime-type="image/jpeg"/>
</draw:frame>
Shakhtar's former goal brought a lonely star to win the Rio Cup.</text:p>
      <text:p text:style-name="P4">
"Botafa" under the guidance of the former Shakhtar mentor Luis Kashtra became the winner of the Rio Cup, <text:a xlink:type="simple" xlink:href="http://botafogo.com.br" text:style-name="Internet_20_link" text:visited-style-name="Visited_20_Internet_20_Link">
</text:a>
The club's press service, reports Ukrinform.</text:p>
      <text:p text:style-name="P4">
In the final "Lonely Star" with a score 5: 2 beat "Audax Rio".</text:p>
      <text:p text:style-name="P4">
For Luis Kashtra, this trophy became the first with Botafa. In total, this team won the Rio Cup eight times in history, which is less than in Vasco da Gama(11 titles)Ta «flamengo»(9).</text:p>
      <text:p text:style-name="P4">
Завдяки перемозі у Кубку Ріо «Ботафого» гарантував собі участь в розіграшіКубка Бразилії-2024.</text:p>
      <text:p text:style-name="P4">
<text:span text:style-name="T4">
Читайте також:</text:span>
 <text:a xlink:type="simple" xlink:href="https://www.ukrinform.ua/rubric-sports/3693633-upl-dubl-orihovskogo-dopomig-kolosu-rozgromiti-metalist-1925.html" text:style-name="Internet_20_link" text:visited-style-name="Visited_20_Internet_20_Link">
 </text:a>
According to Ukrinform, Shakhtar Donetsk will play a game with Lviv 12.</text:p>
      <text:p text:style-name="P4">
Photo: botafogo.com.br</text:p>
      <text:p text:style-name="P4">
News Source: <text:a xlink:type="simple" xlink:href="https://www.ukrinform.ua/rubric-sports/3694135-luis-kastru-vigrav-persij-trofej-iz-botafogo.html" text:style-name="Internet_20_link" text:visited-style-name="Visited_20_Internet_20_Link">
https://www.ukrinform.ua/rubric-sports/3694135-luis-kastru-vigrav-persij-trofej-iz-botafogo.html</text:a>
</text:p>
      <!--NEWS-->
      <text:h text:style-name="P10" text:outline-level="1">
<text:span text:style-name="T4">
Zelensky introduced Kamyshin to the personal warehouse</text:span>
</text:h>
      <text:p text:style-name="P4">
Authors: Ukrinform (Person)</text:p>
      <text:p text:style-name="P4">
Publisher: Укринформ (Organization)</text:p>
      <text:p text:style-name="P4">
Published Time: 2023-04-10T21:21:00+03:00</text:p>
      <text:p text:style-name="P4">
Modified Time: 2023-04-10T21:21:00+03:00</text:p>
      <text:p text:style-name="P4">
Description: President Volodymyr Zelensky introduced to the Supreme Commander -in -Chief of the Minister for Strategic Industry of Ukraine Oleksandr Kamyshi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Зеленський', 'Камишін']</text:p>
      <text:p text:style-name="P4">
Type: Article</text:p>
      <!--METADATA-->
      <text:p text:style-name="P4">
<draw:frame draw:style-name="fr1" draw:name="Image163" text:anchor-type="as-char" svg:width="6.9236in" svg:height="3.956343in" draw:z-index="0">
<draw:image xlink:href="../Images/yкринформ/2023-04-10T21-21-00-03-00/630_360_1664387283-922.jpg" xlink:type="simple" xlink:show="embed" xlink:actuate="onLoad" draw:mime-type="image/jpeg"/>
</draw:frame>
The Presidential Lordir Zelensky introduced the rates of the Supreme Commander -in -Chief of Strategic Industry of Ukraine Oleksrakamyshin.</text:p>
      <text:p text:style-name="P4">
Appropriate <text:a xlink:type="simple" xlink:href="https://www.president.gov.ua/documents/2052023-46421" text:style-name="Internet_20_link" text:visited-style-name="Visited_20_Internet_20_Link">
</text:a>
Posted on the website of the head of state, reports Ukrinform.</text:p>
      <text:p text:style-name="P4">
"Introduce to the personal staff of the rate of the Supreme Commander Kamyshinaoleksandra Nikolaevich - Minister for Strategic Industry of Ukraine," - said in the decree.</text:p>
      <text:p text:style-name="P4">
<text:span text:style-name="T4">
 Read also: </text:span>
 <text:span text:style-name="T4">
 <text:a xlink:type="simple" xlink:href="https://www.ukrinform.ua/rubric-polytics/3691424-prezident-uviv-kamisina-do-skladu-rnbo.html" text:style-name="Internet_20_link" text:visited-style-name="Visited_20_Internet_20_Link">
</text:a>
</text:span>
</text:p>
      <text:p text:style-name="P4">
As reported by Ukrinform, the Verkhovna Rada appointed Alexander Kamyshin _ <text:span text:style-name="T4">
 [] <text:a xlink:type="simple" xlink:href="https://www.ukrinform.ua/rubric-polytics/3685304-rada-priznacila-kamisina-na-posadu-ministra-z-pitan-strategicnih-galuzej-promislovosti.html" text:style-name="Internet_20_link" text:visited-style-name="Visited_20_Internet_20_Link">
</text:a>
</text:span>
 _ Earlier, the high -ranking official headed the Ukrzaliznytsia joint -stock company.</text:p>
      <text:p text:style-name="P4">
News Source: <text:a xlink:type="simple" xlink:href="https://www.ukrinform.ua/rubric-polytics/3694136-zelenskij-uviv-kamisina-do-personalnogo-skladu-stavki.html" text:style-name="Internet_20_link" text:visited-style-name="Visited_20_Internet_20_Link">
https://www.ukrinform.ua/rubric-polytics/3694136-zelenskij-uviv-kamisina-do-personalnogo-skladu-stavki.html</text:a>
</text:p>
      <!--NEWS-->
      <text:h text:style-name="P10" text:outline-level="1">
<text:span text:style-name="T4">
Ukraine needs five thousand experts to mine - Reznikov</text:span>
</text:h>
      <text:p text:style-name="P4">
Authors: Ukrinform (Person)</text:p>
      <text:p text:style-name="P4">
Publisher: Укринформ (Organization)</text:p>
      <text:p text:style-name="P4">
Published Time: 2023-04-10T21:23:00+03:00</text:p>
      <text:p text:style-name="P4">
Modified Time: 2023-04-10T21:23:00+03:00</text:p>
      <text:p text:style-name="P4">
Description: About five thousand specialists, as well as operators from other countries, are required to mine the Ukrainian territories. - Ukrinform.</text:p>
      <text:p text:style-name="P4">
Images: ["<text:a xlink:type="simple" xlink:href="https://static.ukrinform.com/photos/2023_03/thumb_files/630_360_1678806536-855.jpg" text:style-name="Internet_20_link" text:visited-style-name="Visited_20_Internet_20_Link">
630_360_16788...</text:a>
"]</text:p>
      <text:p text:style-name="P4">
Tags: ['Розмінування', 'Україна', 'Резніков', 'Війна з росією']</text:p>
      <text:p text:style-name="P4">
Type: Article</text:p>
      <!--METADATA-->
      <text:p text:style-name="P4">
<draw:frame draw:style-name="fr1" draw:name="Image164" text:anchor-type="as-char" svg:width="6.9236in" svg:height="3.956343in" draw:z-index="0">
<draw:image xlink:href="../Images/yкринформ/2023-04-10T21-23-00-03-00/630_360_1678806536-855.jpg" xlink:type="simple" xlink:show="embed" xlink:actuate="onLoad" draw:mime-type="image/jpeg"/>
</draw:frame>
About five thousand specialists, and operators from other countries, are required to change the Ukrainian territories.</text:p>
      <text:p text:style-name="P4">
The Minister of Defense of Ukraine Oleksiy Reznikov told about it at a briefing at Media Center Ukraine - Odesa, Ukrinform reports.</text:p>
      <text:p text:style-name="P4">
“In our plans to create a potential of at least five thousand Ukrainian persons who will be demining. This is not given the experts of other countries, ”Reznikov said.</text:p>
      <text:p text:style-name="P4">
He added that Ukraine will take about 30 years for Ukraine if the state will move the pace of Croatia, where they still find <text:a xlink:type="simple" xlink:href="https://www.ukrinform.ua/tag-mina" text:style-name="Internet_20_link" text:visited-style-name="Visited_20_Internet_20_Link">
</text:a>
.</text:p>
      <text:p text:style-name="P4">
“Modern Ming Detection Technologies, such as drones(aquatic, underwater, aviation), can reduce this process, but still the amount of work is very big. This is a crazy challenge for Ukraine's restoration, ”Reznikov said.</text:p>
      <text:p text:style-name="P4">
<text:span text:style-name="T4">
 Read also: </text:span>
 <text:a xlink:type="simple" xlink:href="https://www.ukrinform.ua/rubric-ato/3692864-u-minoboroni-rozpovili-ak-mozna-prisvidsiti-rozminuvanna-teritorii-ukraini.html" text:style-name="Internet_20_link" text:visited-style-name="Visited_20_Internet_20_Link">
<text:span text:style-name="T4">
 demining </text:span>
</text:a>
The Minister of Defense stressed that the demining equipment including providing.</text:p>
      <text:p text:style-name="P4">
As it has been reported, the <text:a xlink:type="simple" xlink:href="https://www.ukrinform.ua/rubric-ato/3694126-kolisnih-vijskovih-ssa-mozut-zaluciti-do-obslugovuvanna-ozbroenna-dla-ukraini.html" text:style-name="Internet_20_link" text:visited-style-name="Visited_20_Internet_20_Link">
</text:a>
to the service of Ukraine transferred to Ukraine by international partnerships and other military equipment of former US military personnel.</text:p>
      <text:p text:style-name="P4">
News Source: <text:a xlink:type="simple" xlink:href="https://www.ukrinform.ua/rubric-vidbudova/3694139-ukraini-potribno-pat-tisac-fahivciv-dla-rozminuvanna-reznikov.html" text:style-name="Internet_20_link" text:visited-style-name="Visited_20_Internet_20_Link">
https://www.ukrinform.ua/rubric-vidbudova/3694139-ukraini-potribno-pat-tisac-fahivciv-dla-rozminuvanna-reznikov.html</text:a>
</text:p>
      <!--NEWS-->
      <text:h text:style-name="P10" text:outline-level="1">
<text:span text:style-name="T4">
Payments of 30 thousand defenders will become for the Government a "task with an asterisk" - MP</text:span>
</text:h>
      <text:p text:style-name="P4">
Authors: Ukrinform (Person)</text:p>
      <text:p text:style-name="P4">
Publisher: Укринформ (Organization)</text:p>
      <text:p text:style-name="P4">
Published Time: 2023-04-10T21:28:47+03:00</text:p>
      <text:p text:style-name="P4">
Modified Time: 2023-04-10T21:28:47+03:00</text:p>
      <text:p text:style-name="P4">
Description: In order to ensure a monthly additional payment of 30 thousand hryvnias, Ukrainian defenders, most likely, will have to initiate changes to the State Budget of Ukraine. - Ukrinform.</text:p>
      <text:p text:style-name="P4">
Images: ["<text:a xlink:type="simple" xlink:href="https://static.ukrinform.com/photos/2022_10/thumb_files/630_360_1664962274-875.jpg" text:style-name="Internet_20_link" text:visited-style-name="Visited_20_Internet_20_Link">
630_360_16649...</text:a>
"]</text:p>
      <text:p text:style-name="P4">
Tags: ['Бюджет', 'Кабмін', 'Гроші', 'Військові']</text:p>
      <text:p text:style-name="P4">
Type: Article</text:p>
      <!--METADATA-->
      <text:p text:style-name="P4">
<draw:frame draw:style-name="fr1" draw:name="Image165" text:anchor-type="as-char" svg:width="6.9236in" svg:height="3.956343in" draw:z-index="0">
<draw:image xlink:href="../Images/yкринформ/2023-04-10T21-28-47-03-00/630_360_1664962274-875.jpg" xlink:type="simple" xlink:show="embed" xlink:actuate="onLoad" draw:mime-type="image/jpeg"/>
</draw:frame>
It is likely that changes in the state budget of Ukraine will probably have to be initiated for a monthly additional payment of 30 thousand hryvnia Ukrainian defenders.</text:p>
      <text:p text:style-name="P4">
The secretary of the Verkhovna Rada Committee on National Security, Defense of Intelligence, People's Deputy from the Parliamentary faction "Voice" Roman Kostenko told in a comment to Ukrinform.</text:p>
      <text:p text:style-name="P4">
He recalled that on Monday, Parliament adopted a law that contains a repayment of additional payments in the amount of 30 thousand hryvnias, police officers, police and rescuers.</text:p>
      <text:p text:style-name="P4">
<text:span text:style-name="T4">
 Read also: </text:span>
 <text:a xlink:type="simple" xlink:href="https://www.ukrinform.ua/rubric-society/3694029-30-tisac-dla-vijskovih-venislavskij-kaze-so-dla-doplat-potribni-dodatkovi-kosti-v-budzet.html" text:style-name="Internet_20_link" text:visited-style-name="Visited_20_Internet_20_Link">
<text:span text:style-name="T4">
 Venislavsky </text:span>
</text:a>
At the same time, Kostenko noted that this award contains the provisions, in accordance with the wages of employees of state authorities, local government, state -owned enterprises, members of government, people's deputies can not exceed ten minimum wages.</text:p>
      <text:p text:style-name="P4">
"As if logic suggests that this edit on how we will now take away the money of the killed officials, give them to our defenders and everyone will be satisfied ... However, only at first glance," the parliamentarian emphasized.</text:p>
      <text:p text:style-name="P4">
According to him, these restrictions will not cover the need for payments to return 30,000 soldiers, police and rescuers. Referring to data from the Parliament Denaicists and colleagues, Kostenko noted that such savings are not enough to cover even 2% of the required amount of money for supplements.</text:p>
      <text:p text:style-name="P4">
<text:span text:style-name="T4">
 Read also: </text:span>
 <text:a xlink:type="simple" xlink:href="https://www.ukrinform.ua/rubric-society/3693963-rada-pidtrimala-povernenna-viplat-30-tisac-dla-vijskovih-deputat.html" text:style-name="Internet_20_link" text:visited-style-name="Visited_20_Internet_20_Link">
<text:span text:style-name="T4">
 payments </text:span>
</text:a>
"Therefore, the return of additional payments is, of course, good for people, but the icor will become a" stars with an asterisk "for the government, from where to take the money. Therefore, it is more likely to initiate changes to the state budget. These funds need to be found. We can face a situation where we are restricting for civil servants and officials, and to servicemen, police officers have not returned the supplement to police, " - summed up the MP.Member of the Committee <text:a xlink:type="simple" xlink:href="https://www.ukrinform.ua/tag-verhovna-rada" text:style-name="Internet_20_link" text:visited-style-name="Visited_20_Internet_20_Link">
</text:a>
On the issues of security, defense and intelligence, the presidential representative in Parliamentifedir Venislavsky stated in a comment to Ukrinform that in order to implement a decision for returning a monthly payment in the amount of 30 thousand hryvnias, Ukrainian protectors need to find additional sources of financing the state budget of Ukraine. According to him, such surcharges can cost the state of a close trillion hryvnias a year.</text:p>
      <text:p text:style-name="P4">
News Source: <text:a xlink:type="simple" xlink:href="https://www.ukrinform.ua/rubric-society/3694142-viplati-30-tisac-zahisnikam-stanut-dla-uradu-zadaceu-z-zirockou-deputat.html" text:style-name="Internet_20_link" text:visited-style-name="Visited_20_Internet_20_Link">
https://www.ukrinform.ua/rubric-society/3694142-viplati-30-tisac-zahisnikam-stanut-dla-uradu-zadaceu-z-zirockou-deputat.html</text:a>
</text:p>
      <!--NEWS-->
      <text:h text:style-name="P10" text:outline-level="1">
<text:span text:style-name="T4">
The Russians during the day fired at five communities of Sumy region</text:span>
</text:h>
      <text:p text:style-name="P4">
Authors: Ukrinform (Person)</text:p>
      <text:p text:style-name="P4">
Publisher: Укринформ (Organization)</text:p>
      <text:p text:style-name="P4">
Published Time: 2023-04-10T21:30:00+03:00</text:p>
      <text:p text:style-name="P4">
Modified Time: 2023-04-10T21:30:00+03:00</text:p>
      <text:p text:style-name="P4">
Description: On Monday, April 10, Russian troops fired at five territorial communities of Sumy region.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166" text:anchor-type="as-char" svg:width="6.9236in" svg:height="3.956343in" draw:z-index="0">
<draw:image xlink:href="../Images/yкринформ/2023-04-10T21-30-00-03-00/630_360_1669987737-966.jpg" xlink:type="simple" xlink:show="embed" xlink:actuate="onLoad" draw:mime-type="image/jpeg"/>
</draw:frame>
On Monday, April 10, Russian fired at five territorial community region on Monday, April 10.</text:p>
      <text:p text:style-name="P4">
According to Ukrinform, the Sumy Regional Military Administration reports in <text:a xlink:type="simple" xlink:href="https://t.me/Sumy_news_ODA/15364" text:style-name="Internet_20_link" text:visited-style-name="Visited_20_Internet_20_Link">
</text:a>
.</text:p>
      <text:p text:style-name="P4">
“During the day, the Russians made 9 <text:a xlink:type="simple" xlink:href="https://www.ukrinform.ua/tag-obstril" text:style-name="Internet_20_link" text:visited-style-name="Visited_20_Internet_20_Link">
</text:a>
border communities - Belopilsk, Khotinskaya, Velikopisarevskaya, Miropil, Shalyginskaya. 118 arrivals have been recorded, ”the testimony reads.</text:p>
      <text:p text:style-name="P4">
There was a mortar shelling in the Khotin community from the territory of the Russian Federation.</text:p>
      <text:p text:style-name="P4">
According to the Great Pisar community, the Russians fired at the AGS - 10 shots.</text:p>
      <text:p text:style-name="P4">
In addition, the enemy dropped 34 mines into the territory of the Belopil community and fired58 with AGS.</text:p>
      <text:p text:style-name="P4">
9 mortars were recorded in the Shalygin community.</text:p>
      <text:p text:style-name="P4">
<text:span text:style-name="T4">
 Read also: </text:span>
 <text:a xlink:type="simple" xlink:href="https://www.ukrinform.ua/rubric-ato/3693603-zsu-zbili-nad-sumsinou-rosijskij-bezpilotnik.html" text:style-name="Internet_20_link" text:visited-style-name="Visited_20_Internet_20_Link">
<text:span text:style-name="T4">
 Sumshchyna </text:span>
</text:a>
Also, Russian invaders dropped one mine into the territory of the Miropil Gromance.</text:p>
      <text:p text:style-name="P4">
According to the military, the operational situation in the borderline is controlled. The formation of enemy offensive groups near the nearby border was not detected.</text:p>
      <text:p text:style-name="P4">
As reported by Ukrinform, the Russian army attacked a day <text:a xlink:type="simple" xlink:href="https://www.ukrinform.ua/rubric-regions/3693812-rosijska-armia-za-dobu-atakuvala-visim-oblastej-ukraini-zvedenna-ova.html" text:style-name="Internet_20_link" text:visited-style-name="Visited_20_Internet_20_Link">
</text:a>
Ukraine.</text:p>
      <text:p text:style-name="P4">
News Source: <text:a xlink:type="simple" xlink:href="https://www.ukrinform.ua/rubric-ato/3694140-rosiani-protagom-dobi-obstrilali-pat-gromad-sumsini.html" text:style-name="Internet_20_link" text:visited-style-name="Visited_20_Internet_20_Link">
https://www.ukrinform.ua/rubric-ato/3694140-rosiani-protagom-dobi-obstrilali-pat-gromad-sumsini.html</text:a>
</text:p>
      <!--NEWS-->
      <text:h text:style-name="P10" text:outline-level="1">
<text:span text:style-name="T4">
In Borodyanka, a new police department was completed</text:span>
</text:h>
      <text:p text:style-name="P4">
Authors: Ukrinform (Person)</text:p>
      <text:p text:style-name="P4">
Publisher: Укринформ (Organization)</text:p>
      <text:p text:style-name="P4">
Published Time: 2023-04-10T21:37:00+03:00</text:p>
      <text:p text:style-name="P4">
Modified Time: 2023-04-10T21:37:00+03:00</text:p>
      <text:p text:style-name="P4">
Description: Projecting a new police department in Borodyanka, which will be built by the American businessman Howard Buffett, has already been completed. - Ukrinform.</text:p>
      <text:p text:style-name="P4">
Images: ["<text:a xlink:type="simple" xlink:href="https://static.ukrinform.com/photos/2023_04/thumb_files/630_360_1681152484-714.jpg" text:style-name="Internet_20_link" text:visited-style-name="Visited_20_Internet_20_Link">
630_360_16811...</text:a>
"]</text:p>
      <text:p text:style-name="P4">
Tags: ['Поліція', 'Баффетт', 'Бородянка']</text:p>
      <text:p text:style-name="P4">
Type: Article</text:p>
      <!--METADATA-->
      <text:p text:style-name="P4">
<draw:frame draw:style-name="fr1" draw:name="Image167" text:anchor-type="as-char" svg:width="6.9236in" svg:height="3.956343in" draw:z-index="0">
<draw:image xlink:href="../Images/yкринформ/2023-04-10T21-37-00-03-00/630_360_1681152484-714.jpg" xlink:type="simple" xlink:show="embed" xlink:actuate="onLoad" draw:mime-type="image/jpeg"/>
</draw:frame>
Projecting a new police department in Borodyanka, which will be built by the costly American businessman Howard Buffett, has already been completed.</text:p>
      <text:p text:style-name="P4">
As Ukrinform reports, he reported in <text:a xlink:type="simple" xlink:href="https://t.me/andrii_nebytov/1178" text:style-name="Internet_20_link" text:visited-style-name="Visited_20_Internet_20_Link">
</text:a>
The head of the police of the Kyiv region Andriy Nebitov on the result of the visit of the buffet.</text:p>
      <text:p text:style-name="P4">
It is noted that at the first meeting with Howard in November last year the proposal to help the police of the Kyiv region, the businessman asked the restored occupier police department in the long -suffering <text:span text:style-name="T4">
 [] <text:a xlink:type="simple" xlink:href="https://www.ukrinform.ua/tag-borodanka" text:style-name="Internet_20_link" text:visited-style-name="Visited_20_Internet_20_Link">
</text:a>
</text:span>
.</text:p>
      <text:p text:style-name="P4">
"The new, modern, technological and convenient administrative police building is a this -in -law step for the safety of the city, and most importantly - the impetus for the restoration of all spare and socio -economic development. Project has already been completed, and is today a Howard is actually provided to the construction," - said.</text:p>
      <text:p text:style-name="P4">
<text:span text:style-name="T4">
 Read also: </text:span>
 <text:span text:style-name="T4">
 <text:a xlink:type="simple" xlink:href="https://www.ukrinform.ua/rubric-regions/3690622-u-borodanci-vstanovili-skulpturu-divcinka-pid-soncem-do-ricnici-deokupacii-kiivsini.html" text:style-name="Internet_20_link" text:visited-style-name="Visited_20_Internet_20_Link">
</text:a>
</text:span>
</text:p>
      <text:p text:style-name="P4">
Nebitov also reported that the famous British business noun Branson also visited the Kyiv region.</text:p>
      <text:p text:style-name="P4">
"The laws of the universe: if there are those who carry evil and destruction, there are always those who will come with good and help!" - wrote the head of the police of the Kyiv region.</text:p>
      <text:p text:style-name="P4">
<text:span text:style-name="T4">
 Read also: </text:span>
 <text:span text:style-name="T4">
 <text:a xlink:type="simple" xlink:href="https://www.ukrinform.ua/rubric-kyiv/3689933-u-kievi-prezentuvali-dokumentalni-knigi-pro-okupaciu-borodanki.html" text:style-name="Internet_20_link" text:visited-style-name="Visited_20_Internet_20_Link">
</text:a>
</text:span>
</text:p>
      <text:p text:style-name="P4">
As reported by Ukrinform, the construction of a first-house-kushkhkhkhki began in Bucha in Kyiv region, and in the Lozova Kharkiv region signed a memorandum of regulating the project of the second such cuisine.</text:p>
      <text:p text:style-name="P4">
News Source: <text:a xlink:type="simple" xlink:href="https://www.ukrinform.ua/rubric-regions/3694147-u-borodanci-zaversili-proektuvanna-novogo-viddilenna-policii.html" text:style-name="Internet_20_link" text:visited-style-name="Visited_20_Internet_20_Link">
https://www.ukrinform.ua/rubric-regions/3694147-u-borodanci-zaversili-proektuvanna-novogo-viddilenna-policii.html</text:a>
</text:p>
      <!--NEWS-->
      <text:h text:style-name="P10" text:outline-level="1">
<text:span text:style-name="T4">
US interact with allies and partners on the leakage of secret files - State Department</text:span>
</text:h>
      <text:p text:style-name="P4">
Authors: Ukrinform (Person)</text:p>
      <text:p text:style-name="P4">
Publisher: Укринформ (Organization)</text:p>
      <text:p text:style-name="P4">
Published Time: 2023-04-10T21:42:00+03:00</text:p>
      <text:p text:style-name="P4">
Modified Time: 2023-04-10T21:42:00+03:00</text:p>
      <text:p text:style-name="P4">
Description: The United States interacts at a high level with allied countries and international partners in matters related to the leakage of the US Department of Sensitive Intelligence Network. - Ukrinform.</text:p>
      <text:p text:style-name="P4">
Images: ["<text:a xlink:type="simple" xlink:href="https://static.ukrinform.com/photos/2022_10/thumb_files/630_360_1666031974-150.jpg" text:style-name="Internet_20_link" text:visited-style-name="Visited_20_Internet_20_Link">
630_360_16660...</text:a>
"]</text:p>
      <text:p text:style-name="P4">
Tags: ['Міноборони', 'Розвідка', 'США', 'Держдеп']</text:p>
      <text:p text:style-name="P4">
Type: Article</text:p>
      <!--METADATA-->
      <text:p text:style-name="P4">
<draw:frame draw:style-name="fr1" draw:name="Image168" text:anchor-type="as-char" svg:width="6.9236in" svg:height="3.956343in" draw:z-index="0">
<draw:image xlink:href="../Images/yкринформ/2023-04-10T21-42-00-03-00/630_360_1666031974-150.jpg" xlink:type="simple" xlink:show="embed" xlink:actuate="onLoad" draw:mime-type="image/jpeg"/>
</draw:frame>
The combination interacts at a high level with allied countries and international partners in matters related to the leakage into the network of sensitive intelligence information of the US Department of Defense.</text:p>
      <text:p text:style-name="P4">
This was stated on Monday during a briefing in Washington by US Deputy District State Administration Vedant Patel, Ukrinform reports his own correspondent.</text:p>
      <text:p text:style-name="P4">
“Representatives of power <text:a xlink:type="simple" xlink:href="https://www.ukrinform.ua/tag-ssa" text:style-name="Internet_20_link" text:visited-style-name="Visited_20_Internet_20_Link">
</text:a>
In all interagency structures, they interact with allies and partners at this preference to assure them of our commitment to the conservation of intelligence, as well as devotion to our partnerships, ”the State Department said.</text:p>
      <text:p text:style-name="P4">
He recalled that the Pentagon contacted the US Department of Justice to open -criminal proceedings against the leakage of intelligence. In addition, in words, the Pentagon has taken immediate measures to restrict the access of laid files and are currently interacting with other US government agencies related to national security issues to study the consequences of vortex information.</text:p>
      <text:p text:style-name="P4">
<text:span text:style-name="T4">
 Read also: </text:span>
 <text:a xlink:type="simple" xlink:href="https://www.ukrinform.ua/rubric-technology/3694096-ukraina-rozirvala-ugodu-z-bilorussu-pro-spivpracu-v-galuzi-tehnicnogo-zahistu-informacii.html" text:style-name="Internet_20_link" text:visited-style-name="Visited_20_Internet_20_Link">
<text:span text:style-name="T4">
 information </text:span>
</text:a>
As reported by Ukrinform, last week the publication <text:a xlink:type="simple" xlink:href="https://www.nytimes.com/2023/04/06/us/politics/ukraine-war-plan-russia.html" text:style-name="Internet_20_link" text:visited-style-name="Visited_20_Internet_20_Link">
</text:a>
She reported that the Pentagon was investigating the leakage of secret documents on the social network, the plans of the US and NATO on the planned counter -offensive of the Armed Forces. Meanwhile a group of investigators <text:a xlink:type="simple" xlink:href="https://www.ukrinform.ua/rubric-world/3693674-u-bellingcat-vstanovili-persodzerela-zlitih-dokumentiv-pentagonu.html" text:style-name="Internet_20_link" text:visited-style-name="Visited_20_Internet_20_Link">
</text:a>
She conducted her own investigation into the search for primary sources of drainage of the pentagon.</text:p>
      <text:p text:style-name="P4">
News Source: <text:a xlink:type="simple" xlink:href="https://www.ukrinform.ua/rubric-world/3694144-ssa-vzaemodiut-iz-souznikami-j-partnerami-sodo-vitoku-sekretnih-fajliv-derzdep.html" text:style-name="Internet_20_link" text:visited-style-name="Visited_20_Internet_20_Link">
https://www.ukrinform.ua/rubric-world/3694144-ssa-vzaemodiut-iz-souznikami-j-partnerami-sodo-vitoku-sekretnih-fajliv-derzdep.html</text:a>
</text:p>
      <!--NEWS-->
      <text:h text:style-name="P10" text:outline-level="1">
<text:span text:style-name="T4">
Zelensky dismissed the heads of Obukhov and Fastiv Regional State Administration in Kyiv region</text:span>
</text:h>
      <text:p text:style-name="P4">
Authors: Ukrinform (Person)</text:p>
      <text:p text:style-name="P4">
Publisher: Укринформ (Organization)</text:p>
      <text:p text:style-name="P4">
Published Time: 2023-04-10T21:47:00+03:00</text:p>
      <text:p text:style-name="P4">
Modified Time: 2023-04-10T21:47:00+03:00</text:p>
      <text:p text:style-name="P4">
Description: President Volodymyr Zelensky dismissed the heads of Obukhiv and Fastiv district state administrations in Kyiv regio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Звільнення', 'Київщина', 'Зеленський']</text:p>
      <text:p text:style-name="P4">
Type: Article</text:p>
      <!--METADATA-->
      <text:p text:style-name="P4">
<draw:frame draw:style-name="fr1" draw:name="Image169" text:anchor-type="as-char" svg:width="6.9236in" svg:height="3.956343in" draw:z-index="0">
<draw:image xlink:href="../Images/yкринформ/2023-04-10T21-47-00-03-00/630_360_1664387283-922.jpg" xlink:type="simple" xlink:show="embed" xlink:actuate="onLoad" draw:mime-type="image/jpeg"/>
</draw:frame>
The Presidential Lordir Zelensky dismissed the heads of Obukhiv and Fastiv district state administrations in the Kyiv region.</text:p>
      <text:p text:style-name="P4">
The relevant documents are published on the site of the Head of State, reports Ukrinform.</text:p>
      <text:p text:style-name="P4">
Yes, by order <text:a xlink:type="simple" xlink:href="https://www.president.gov.ua/documents/652023-rp-46417" text:style-name="Internet_20_link" text:visited-style-name="Visited_20_Internet_20_Link">
</text:a>
Alexander's dismissed from the post of chairman of the Obukhiv Regional State Administration of Kyiv region, and by order <text:a xlink:type="simple" xlink:href="https://www.president.gov.ua/documents/652023-rp-46417" text:style-name="Internet_20_link" text:visited-style-name="Visited_20_Internet_20_Link">
</text:a>
- Yuri Volkov from the post of head of the Fastiv Regional State Administration.</text:p>
      <text:p text:style-name="P4">
Both officials were dismissed in accordance with the applications they have submitted.</text:p>
      <text:p text:style-name="P4">
<text:span text:style-name="T4">
 Read also: </text:span>
 <text:a xlink:type="simple" xlink:href="https://www.ukrinform.ua/rubric-regions/3689278-zelenskij-zvilniv-golovu-pavlogradskoi-rda.html" text:style-name="Internet_20_link" text:visited-style-name="Visited_20_Internet_20_Link">
<text:span text:style-name="T4">
 released </text:span>
</text:a>
As reported, <text:a xlink:type="simple" xlink:href="https://www.ukrinform.ua/rubric-regions/3694128-prezident-priznaciv-kravcenka-golovou-kiivskoi-oda.html" text:style-name="Internet_20_link" text:visited-style-name="Visited_20_Internet_20_Link">
</text:a>
 .</text:p>
      <text:p text:style-name="P4">
News Source: <text:a xlink:type="simple" xlink:href="https://www.ukrinform.ua/rubric-regions/3694146-zelenskij-zvilniv-kerivnikiv-obuhivskoi-i-fastivskoi-rda-na-kiivsini.html" text:style-name="Internet_20_link" text:visited-style-name="Visited_20_Internet_20_Link">
https://www.ukrinform.ua/rubric-regions/3694146-zelenskij-zvilniv-kerivnikiv-obuhivskoi-i-fastivskoi-rda-na-kiivsini.html</text:a>
</text:p>
      <!--NEWS-->
      <text:h text:style-name="P10" text:outline-level="1">
<text:span text:style-name="T4">
In Turkey, a channel is built to the ancient city of Ephesus</text:span>
</text:h>
      <text:p text:style-name="P4">
Authors: Ukrinform (Person)</text:p>
      <text:p text:style-name="P4">
Publisher: Укринформ (Organization)</text:p>
      <text:p text:style-name="P4">
Published Time: 2023-04-10T21:50:00+03:00</text:p>
      <text:p text:style-name="P4">
Modified Time: 2023-04-10T21:50:00+03:00</text:p>
      <text:p text:style-name="P4">
Description: The first stage of construction of the channel, which connects the Aegean Sea and the ancient ancient city of Ephesus, was completed by 99%. - Ukrinform.</text:p>
      <text:p text:style-name="P4">
Images: ["<text:a xlink:type="simple" xlink:href="https://static.ukrinform.com/photos/2023_04/thumb_files/630_360_1681128004-417.jpg" text:style-name="Internet_20_link" text:visited-style-name="Visited_20_Internet_20_Link">
630_360_16811...</text:a>
", "<text:a xlink:type="simple" xlink:href="https://static.ukrinform.com/photos/2023_04/1681128005-312.jpg" text:style-name="Internet_20_link" text:visited-style-name="Visited_20_Internet_20_Link">
1681128005-31...</text:a>
", "<text:a xlink:type="simple" xlink:href="https://static.ukrinform.com/photos/2023_04/1681128005-293.jpg" text:style-name="Internet_20_link" text:visited-style-name="Visited_20_Internet_20_Link">
1681128005-29...</text:a>
"]</text:p>
      <text:p text:style-name="P4">
Tags: ['Будівництво', 'Туреччина', 'Канал']</text:p>
      <text:p text:style-name="P4">
Type: Article</text:p>
      <!--METADATA-->
      <text:p text:style-name="P4">
<draw:frame draw:style-name="fr1" draw:name="Image170" text:anchor-type="as-char" svg:width="6.9236in" svg:height="3.956343in" draw:z-index="0">
<draw:image xlink:href="../Images/yкринформ/2023-04-10T21-50-00-03-00/630_360_1681128004-417.jpg" xlink:type="simple" xlink:show="embed" xlink:actuate="onLoad" draw:mime-type="image/jpeg"/>
</draw:frame>
The first -stage of the construction of the channel, which connects the Aegean Sea and the ancient ancient city of theeephes, was completed by 99%.</text:p>
      <text:p text:style-name="P4">
About it reports Ukrinform with reference to <text:a xlink:type="simple" xlink:href="https://www.trthaber.com/haber/kultur-sanat/efes-antik-kanal-projesinin-ilk-etabinda-sona-dogru-759564.html" text:style-name="Internet_20_link" text:visited-style-name="Visited_20_Internet_20_Link">
</text:a>
.</text:p>
      <text:p text:style-name="P4">
“The first stage <text:a xlink:type="simple" xlink:href="https://www.ukrinform.ua/tag-budivnictvo" text:style-name="Internet_20_link" text:visited-style-name="Visited_20_Internet_20_Link">
</text:a>
, which is meant to unite the ancient city of Ephesus together with the sea in 2500 years, was completed by 99%. As part of the first phase of the project, an entrance to the channel between the coasts and the road Izmir -Cucashas was created with a length of 250 meters and a width(DSI)Saadette is Jeylan.</text:p>
      <text:p text:style-name="P4">
<draw:frame draw:style-name="fr1" draw:name="Image171" text:anchor-type="as-char" svg:width="6.9236in" svg:height="3.89773in" draw:z-index="0">
<draw:image xlink:href="../Images/yкринформ/2023-04-10T21-50-00-03-00/1681128005-312.jpg" xlink:type="simple" xlink:show="embed" xlink:actuate="onLoad" draw:mime-type="image/jpeg"/>
</draw:frame>
According to him, 1,430 drilling piles have already been installed as part of the project, and the work on the installation of a marble covering of 9 thousand -square meters from the planned 10 thousand square meters has been completed.</text:p>
      <text:p text:style-name="P4">
<draw:frame draw:style-name="fr1" draw:name="Image172" text:anchor-type="as-char" svg:width="6.9236in" svg:height="4.615733in" draw:z-index="0">
<draw:image xlink:href="../Images/yкринформ/2023-04-10T21-50-00-03-00/1681128005-293.jpg" xlink:type="simple" xlink:show="embed" xlink:actuate="onLoad" draw:mime-type="image/jpeg"/>
</draw:frame>
As reported by Ukrinform, the intention to build a channel was announced at the end of 20121. According to the previous plan, the implementation of the project has two stages. The first provides the construction of the entrance canal 600 meters long, and the halves for yachts. In the second stage, the territory from the highway of Izmir-Cusadas to Portofes will be cleared and reorganized according to the historical appearance. The post -realization of the Ancient City will be associated with the sea, which will allow to send to Ephesus on yachts.</text:p>
      <text:p text:style-name="P4">
<text:span text:style-name="T4">
 Read also: </text:span>
 <text:a xlink:type="simple" xlink:href="https://www.ukrinform.ua/rubric-economy/3661967-tureccina-pocala-novi-burovi-roboti-v-cornomu-mori.html" text:style-name="Internet_20_link" text:visited-style-name="Visited_20_Internet_20_Link">
</text:a>
Ephesus is a popular tourist attraction known worldwide. Ephesus was founded in the 10-7th century. B.C. On the coast of the Aegean, the territory of the modern Turkish province of Izmir. The city is unique in that the buildings here are very good and as a result of archaeological excavations, it has acquired a primary review.</text:p>
      <text:p text:style-name="P4">
<text:span text:style-name="T5">
Foto: aa</text:span>
</text:p>
      <text:p text:style-name="P4">
News Source: <text:a xlink:type="simple" xlink:href="https://www.ukrinform.ua/rubric-world/3693954-u-tureccini-buduut-kanal-do-starodavnogo-mista-efes.html" text:style-name="Internet_20_link" text:visited-style-name="Visited_20_Internet_20_Link">
https://www.ukrinform.ua/rubric-world/3693954-u-tureccini-buduut-kanal-do-starodavnogo-mista-efes.html</text:a>
</text:p>
      <!--NEWS-->
      <text:h text:style-name="P10" text:outline-level="1">
<text:span text:style-name="T4">
In Ukraine, the rains and gusts of wind, in the afternoon to +17 °</text:span>
</text:h>
      <text:p text:style-name="P4">
Authors: Ukrinform (Person)</text:p>
      <text:p text:style-name="P4">
Publisher: Укринформ (Organization)</text:p>
      <text:p text:style-name="P4">
Published Time: 2023-04-10T21:52:00+03:00</text:p>
      <text:p text:style-name="P4">
Modified Time: 2023-04-10T21:52:00+03:00</text:p>
      <text:p text:style-name="P4">
Description: In Ukraine, on Tuesday, rain is expected in the southern, central and eastern regions, the temperature of 3-8 ° heat at night, 12-17 ° in the afternoon. - Ukrinform.</text:p>
      <text:p text:style-name="P4">
Images: ["<text:a xlink:type="simple" xlink:href="https://static.ukrinform.com/photos/2020_05/thumb_files/630_360_1590498150-136.jpg" text:style-name="Internet_20_link" text:visited-style-name="Visited_20_Internet_20_Link">
630_360_15904...</text:a>
"]</text:p>
      <text:p text:style-name="P4">
Tags: ['Дощ', 'Погода', 'Прогноз', 'Весна']</text:p>
      <text:p text:style-name="P4">
Type: Article</text:p>
      <!--METADATA-->
      <text:p text:style-name="P4">
<draw:frame draw:style-name="fr1" draw:name="Image173" text:anchor-type="as-char" svg:width="6.9236in" svg:height="3.956343in" draw:z-index="0">
<draw:image xlink:href="../Images/yкринформ/2023-04-10T21-52-00-03-00/630_360_1590498150-136.jpg" xlink:type="simple" xlink:show="embed" xlink:actuate="onLoad" draw:mime-type="image/jpeg"/>
</draw:frame>
In Ukraine, Tuesday rain is expected in the southern, central and eastern regions, the temperature of 3-8 ° heat at night, 12-17 ° in the afternoon.</text:p>
      <text:p text:style-name="P4">
Ukrinform was reported at the Ukrainian Hydrometeorological Center.</text:p>
      <text:p text:style-name="P4">
"In the southern, day and east and eastern regions <text:a xlink:type="simple" xlink:href="https://www.ukrinform.ua/tag-dos" text:style-name="Internet_20_link" text:visited-style-name="Visited_20_Internet_20_Link">
</text:a>
; In the rest of the territory without significant precipitation. The wind is mainly northeast, 5-10 m/s, in the southern and eastern regions of gusts of 15-20 m/s. Temperature at night 3-8 ° heat, in the afternoon 12-17 °; Vacarpathians at night about 0 °, in the afternoon 3-8 ° heat, " - the message reads.</text:p>
      <text:p text:style-name="P4">
In Kiev and the region on April 11 without significant rainfall. Wind northeast, 5-10m/s. In the capital, the temperature at night is 4-6 ° heat, in the afternoon 13-15 °; In Kyiv region at night3-8 ° heat, in the afternoon 12-17 °.</text:p>
      <text:p text:style-name="P4">
Forecasters are predicted in Ukraine on April 12, sometimes rain, in the Carpathians at night with a wet; April 13 in the eastern, southeastern regions is expected moderate, finally the territory of light rain in places(In the western areas without precipitation). 13квітня вночі та вранці місцями туман.</text:p>
      <text:p text:style-name="P4">
Вітер східний з переходом на північно-західний, 5-10 м/с, 12 квітня наЛівобережжі місцями пориви 15-20 м/с.</text:p>
      <text:p text:style-name="P4">
Температура вночі 4-9°, у західних областях 1-6° тепла; вдень 8-13°, на півдніта сході, 13 квітня в Україні 11-16°; в Карпатах вночі близько 0°, вдень 12квітня 3-8° тепла, 13 квітня 7-12°.</text:p>
      <text:p text:style-name="P4">
У Києві та області 12 квітня пройде помірний, 13 квітня місцями невеликий дощ.13 квітня вночі та вранці місцями туман. Вітер східний з переходом напівнічно-західний, 5-10 м/с. У столиці температура вночі 6-8° тепла, вдень 12квітня 9-11°, 13 квітня 13-15°, на Київщині вночі 4-9° тепла, вдень 12 квітня8-13°, 13 квітня 11-16°.</text:p>
      <text:p text:style-name="P4">
<text:span text:style-name="T4">
Читайте також:</text:span>
 <text:a xlink:type="simple" xlink:href="https://www.ukrinform.ua/rubric-regions/3693561-ratuvalniki-poperedzaut-pro-znacnu-lavinnu-nebezpeku-v-karpatah.html" text:style-name="Internet_20_link" text:visited-style-name="Visited_20_Internet_20_Link">
 <text:span text:style-name="T4">
лавинну</text:span>
 </text:a>
According to the forecast, on April 14 on the left on the Left Bank, in the afternoon in the east of the country will pass moderate rains; April 15 in the western, day and in the northern regions, in most central regions, small rains; In the rest of the territory there are significant precipitation.</text:p>
      <text:p text:style-name="P4">
The temperature at night is 4-10 °, in the Carpathians about 0 °; In the afternoon 13-19 ° warm, in the western eastern regions 10-16 °.</text:p>
      <text:p text:style-name="P4">
In Kiev and the region 14-15 without significant rainfall, only in the afternoon April 15 is likely. In the capital the temperature at night is 7-9 ° heat; April 14-19 ° during the day, April 15, 15-17 °; In Kyiv region 4-9 ° heat at night, 14-19 ° in the afternoon.</text:p>
      <text:p text:style-name="P4">
News Source: <text:a xlink:type="simple" xlink:href="https://www.ukrinform.ua/rubric-regions/3693946-v-ukraini-prognozuut-dosi-ta-porivi-vitru-vden-do-17.html" text:style-name="Internet_20_link" text:visited-style-name="Visited_20_Internet_20_Link">
https://www.ukrinform.ua/rubric-regions/3693946-v-ukraini-prognozuut-dosi-ta-porivi-vitru-vden-do-17.html</text:a>
</text:p>
      <!--NEWS-->
      <text:h text:style-name="P10" text:outline-level="1">
<text:span text:style-name="T4">
The leakage of secret files of the Pentagon will not affect the volume of support of Ukraine - State Department</text:span>
</text:h>
      <text:p text:style-name="P4">
Authors: Ukrinform (Person)</text:p>
      <text:p text:style-name="P4">
Publisher: Укринформ (Organization)</text:p>
      <text:p text:style-name="P4">
Published Time: 2023-04-10T21:54:00+03:00</text:p>
      <text:p text:style-name="P4">
Modified Time: 2023-04-10T21:54:00+03:00</text:p>
      <text:p text:style-name="P4">
Description: The leakage of the United States Ministry of Defense Ministry on the situation in Ukraine, including the secrecy stamps, will in no way hurt the United States to provide the Ukrainian side with all the types of assistance needed. - Ukrinform.</text:p>
      <text:p text:style-name="P4">
Images: ["<text:a xlink:type="simple" xlink:href="https://static.ukrinform.com/photos/2022_10/thumb_files/630_360_1665117915-570.jpg" text:style-name="Internet_20_link" text:visited-style-name="Visited_20_Internet_20_Link">
630_360_16651...</text:a>
"]</text:p>
      <text:p text:style-name="P4">
Tags: ['США', 'Україна', 'Держдеп', 'допомога']</text:p>
      <text:p text:style-name="P4">
Type: Article</text:p>
      <!--METADATA-->
      <text:p text:style-name="P4">
<draw:frame draw:style-name="fr1" draw:name="Image174" text:anchor-type="as-char" svg:width="6.9236in" svg:height="3.956343in" draw:z-index="0">
<draw:image xlink:href="../Images/yкринформ/2023-04-10T21-54-00-03-00/630_360_1665117915-570.jpg" xlink:type="simple" xlink:show="embed" xlink:actuate="onLoad" draw:mime-type="image/jpeg"/>
</draw:frame>
The Witness of the United States Ministry of Defense on the situation in Ukraine, including the secrets of secrecy, will in no way hurt the United States to provide the Ukrainian side with all types of necessary assistance.</text:p>
      <text:p text:style-name="P4">
This was stated on Monday during a briefing in Washington by US Deputy District State Administration Vedant Patel, Ukrinform correspondent reports.</text:p>
      <text:p text:style-name="P4">
“We will continue to provide support <text:a xlink:type="simple" xlink:href="https://www.ukrinform.ua/tag-ukraina" text:style-name="Internet_20_link" text:visited-style-name="Visited_20_Internet_20_Link">
</text:a>
Against the backdrop of cruel aggression of the Russian Federation as much as it will be needed, ”the State Department said in response to a request to comment on how viticsectic data can affect current operations in Ukraine.</text:p>
      <text:p text:style-name="P4">
He also stressed that the Ukrainian leadership independently makes decisions about planning and conducting military operations.</text:p>
      <text:p text:style-name="P4">
<text:span text:style-name="T4">
 Read also: </text:span>
 <text:a xlink:type="simple" xlink:href="https://www.ukrinform.ua/rubric-world/3694144-ssa-vzaemodiut-iz-souznikami-j-partnerami-sodo-vitoku-sekretnih-fajliv-derzdep.html" text:style-name="Internet_20_link" text:visited-style-name="Visited_20_Internet_20_Link">
<text:span text:style-name="T4">
 State Department </text:span>
</text:a>
As reported <text:a xlink:type="simple" xlink:href="https://www.ukrinform.ua/rubric-ato/3694131-zliti-dokumenti-pentagonu-ne-rozkrivaut-dannih-pro-kontrnastup-podolak.html" text:style-name="Internet_20_link" text:visited-style-name="Visited_20_Internet_20_Link">
</text:a>
, the representative of the swollen Podolyak on Monday stated that the appearance of public access to secret documents of the Pentagon did not disclose data on the counter -offensive of the Armed Forces.</text:p>
      <text:p text:style-name="P4">
News Source: <text:a xlink:type="simple" xlink:href="https://www.ukrinform.ua/rubric-polytics/3694148-vitik-sekretnih-fajliv-pentagonu-ne-vpline-na-obsagi-pidtrimki-ukraini-derzdep.html" text:style-name="Internet_20_link" text:visited-style-name="Visited_20_Internet_20_Link">
https://www.ukrinform.ua/rubric-polytics/3694148-vitik-sekretnih-fajliv-pentagonu-ne-vpline-na-obsagi-pidtrimki-ukraini-derzdep.html</text:a>
</text:p>
      <!--NEWS-->
      <text:h text:style-name="P10" text:outline-level="1">
<text:span text:style-name="T4">
In the capital turned off the heating for 95% of residential high -rise buildings</text:span>
</text:h>
      <text:p text:style-name="P4">
Authors: Ukrinform (Person)</text:p>
      <text:p text:style-name="P4">
Publisher: Укринформ (Organization)</text:p>
      <text:p text:style-name="P4">
Published Time: 2023-04-10T22:11:00+03:00</text:p>
      <text:p text:style-name="P4">
Modified Time: 2023-04-10T22:11:00+03:00</text:p>
      <text:p text:style-name="P4">
Description: In Kiev, heating was switched off for 95% of residential high -rise buildings, the rest is switched off at the request of home managers. - Ukrinform.</text:p>
      <text:p text:style-name="P4">
Images: ["<text:a xlink:type="simple" xlink:href="https://static.ukrinform.com/photos/2018_11/thumb_files/630_360_1542107876-288.jpg" text:style-name="Internet_20_link" text:visited-style-name="Visited_20_Internet_20_Link">
630_360_15421...</text:a>
"]</text:p>
      <text:p text:style-name="P4">
Tags: ['Опалення', 'Опалювальний сезон', 'Київ']</text:p>
      <text:p text:style-name="P4">
Type: Article</text:p>
      <!--METADATA-->
      <text:p text:style-name="P4">
<draw:frame draw:style-name="fr1" draw:name="Image175" text:anchor-type="as-char" svg:width="6.9236in" svg:height="3.956343in" draw:z-index="0">
<draw:image xlink:href="../Images/yкринформ/2023-04-10T22-11-00-03-00/630_360_1542107876-288.jpg" xlink:type="simple" xlink:show="embed" xlink:actuate="onLoad" draw:mime-type="image/jpeg"/>
</draw:frame>
In Kiev, heating for 95% of residential high -rise buildings, the rest is switched off, the managers of the homes.</text:p>
      <text:p text:style-name="P4">
As Ukrinform reports, about it <text:a xlink:type="simple" xlink:href="https://kte.kmda.gov.ua/u-kyyevi-vymknuly-opalennya-dlya-95-zhytlovyh-bagatopoverhivok-reshtu-vymykayut-za-zayavkamy-upravyteliv-budynkiv/" text:style-name="Internet_20_link" text:visited-style-name="Visited_20_Internet_20_Link">
</text:a>
Kyivteploenergo Municipal Enterprise.</text:p>
      <text:p text:style-name="P4">
KP "Kyivteploenergo" completes the curtailment of the centralized heating system. 95% of high -rise buildings have already been disconnected, ”the message reads.</text:p>
      <text:p text:style-name="P4">
<text:span text:style-name="T4">
 Read also: </text:span>
 <text:span text:style-name="T4">
 <text:a xlink:type="simple" xlink:href="https://www.ukrinform.ua/rubric-kyiv/3691837-u-stolici-opaluvalnij-sezon-zaversuetsa-8-kvitna-klicko.html" text:style-name="Internet_20_link" text:visited-style-name="Visited_20_Internet_20_Link">
</text:a>
</text:span>
</text:p>
      <text:p text:style-name="P4">
In Kiev, on April 8, the coagulation of the heat supply system was started. It is obtained that heat is gradually switched off due to the features of the thermal infrastructure of the capital - the inertia of the system and the branching of pipelines, the total length of which exceeds 2.7 thousand kilometers.</text:p>
      <text:p text:style-name="P4">
“Social institutions - hospitals, schools, kindergartens, etc. - are disconnected by the applications of managers. The heating season has already been completed for 45% of educational and 7% of medical institutions, ”the message said.</text:p>
      <text:p text:style-name="P4">
<text:span text:style-name="T4">
 Read also: </text:span>
 <text:span text:style-name="T4">
 <text:a xlink:type="simple" xlink:href="https://www.ukrinform.ua/rubric-regions/3691874-u-zitomiri-cerez-pogirsenna-pogodnih-umov-prodovzili-opaluvalnij-sezon.html" text:style-name="Internet_20_link" text:visited-style-name="Visited_20_Internet_20_Link">
</text:a>
</text:span>
</text:p>
      <text:p text:style-name="P4">
As reported by Ukrinform, more than 60% of boilers of Kyivteploenergo are equipped with generators.</text:p>
      <text:p text:style-name="P4">
News Source: <text:a xlink:type="simple" xlink:href="https://www.ukrinform.ua/rubric-kyiv/3694150-u-stolici-vimknuli-opalenna-dla-95-zitlovih-bagatopoverhivok.html" text:style-name="Internet_20_link" text:visited-style-name="Visited_20_Internet_20_Link">
https://www.ukrinform.ua/rubric-kyiv/3694150-u-stolici-vimknuli-opalenna-dla-95-zitlovih-bagatopoverhivok.html</text:a>
</text:p>
      <!--NEWS-->
      <text:h text:style-name="P10" text:outline-level="1">
<text:span text:style-name="T4">
Buckingham Palace released new details of the coronation of Charles III</text:span>
</text:h>
      <text:p text:style-name="P4">
Authors: Ukrinform (Person)</text:p>
      <text:p text:style-name="P4">
Publisher: Укринформ (Organization)</text:p>
      <text:p text:style-name="P4">
Published Time: 2023-04-10T22:26:00+03:00</text:p>
      <text:p text:style-name="P4">
Modified Time: 2023-04-10T22:26:00+03:00</text:p>
      <text:p text:style-name="P4">
Description: On Sunday, Buckingham Palace published additional details of the future coronation of King Charles III, which will take place in London in less than a month. - Ukrinform.</text:p>
      <text:p text:style-name="P4">
Images: ["<text:a xlink:type="simple" xlink:href="https://static.ukrinform.com/photos/2023_03/thumb_files/630_360_1678449083-765.jpg" text:style-name="Internet_20_link" text:visited-style-name="Visited_20_Internet_20_Link">
630_360_16784...</text:a>
"]</text:p>
      <text:p text:style-name="P4">
Tags: ['Британія', 'Чарльз ІІІ', 'Коронація']</text:p>
      <text:p text:style-name="P4">
Type: Article</text:p>
      <!--METADATA-->
      <text:p text:style-name="P4">
<draw:frame draw:style-name="fr1" draw:name="Image176" text:anchor-type="as-char" svg:width="6.9236in" svg:height="3.956343in" draw:z-index="0">
<draw:image xlink:href="../Images/yкринформ/2023-04-10T22-26-00-03-00/630_360_1678449083-765.jpg" xlink:type="simple" xlink:show="embed" xlink:actuate="onLoad" draw:mime-type="image/jpeg"/>
</draw:frame>
In the Nedylubuchking Palace, he published additional details of the future coronation of Kolyarchalz III, which will take place in London in less than a month.</text:p>
      <text:p text:style-name="P4">
As Ukrinform reports, it reports <text:a xlink:type="simple" xlink:href="https://edition.cnn.com/2023/04/09/uk/king-charles-iii-coronation-route-carriages-regalia-intl-scli-gbr/index.html" text:style-name="Internet_20_link" text:visited-style-name="Visited_20_Internet_20_Link">
</text:a>
.</text:p>
      <text:p text:style-name="P4">
On the day of coronation by the streets <text:a xlink:type="simple" xlink:href="https://www.ukrinform.ua/tag-london" text:style-name="Internet_20_link" text:visited-style-name="Visited_20_Internet_20_Link">
</text:a>
There will be two processions - the coronation of Charles III and the parade towards Buckingham Palutz after the historical service, where the monarch and members of the royal family will be published by the balcony.</text:p>
      <text:p text:style-name="P4">
A new emoji was also developed for the future coronation, which is based on the image of St. Edward's crown. Emoji will appear on Twitter when the Usvodes on the social network will launch the hashtags of the coronation.</text:p>
      <text:p text:style-name="P4">
For the trip to the service, King Charles chose the Dimond Jubilee State bus, used for the first time in 2014 during the opening ceremony.</text:p>
      <text:p text:style-name="P4">
After Charles and Camilla, they will be transported in the Gold State's carriage back in Dopalaz. The carriage has been used during each coronation since 1831. Its height reaches four meters, the length is more than seven meters, and the vaginal is four tons.</text:p>
      <text:p text:style-name="P4">
<text:span text:style-name="T4">
 Read also: </text:span>
 <text:a xlink:type="simple" xlink:href="https://www.ukrinform.ua/rubric-world/3693353-u-britanii-pocali-drukuvati-banknoti-z-zobrazennam-carlza-iii.html" text:style-name="Internet_20_link" text:visited-style-name="Visited_20_Internet_20_Link">
</text:a>
There will also be a music concert at the Windsor Castle in the holidays.</text:p>
      <text:p text:style-name="P4">
Among the royal regions, which symbolize the "duties of the monarch" will be presented with the imperial state crown, which at the end of the service Charles exchanged the crown of St. Edward, two silver maces, four swords, a bullet of sovereign Thadva Scythra.</text:p>
      <text:p text:style-name="P4">
As it was reported, at the coronation of King of Britain Charles III <text:a xlink:type="simple" xlink:href="https://www.ukrinform.ua/rubric-world/3691690-na-koronaciu-carlza-iii-zaprosili-majze-dvi-tisaci-osib.html" text:style-name="Internet_20_link" text:visited-style-name="Visited_20_Internet_20_Link">
</text:a>
.Фото: The Royal Family</text:p>
      <text:p text:style-name="P4">
News Source: <text:a xlink:type="simple" xlink:href="https://www.ukrinform.ua/rubric-world/3694153-bukingemskij-palac-opriludniv-novi-detali-koronacii-carlza-iii.html" text:style-name="Internet_20_link" text:visited-style-name="Visited_20_Internet_20_Link">
https://www.ukrinform.ua/rubric-world/3694153-bukingemskij-palac-opriludniv-novi-detali-koronacii-carlza-iii.html</text:a>
</text:p>
      <!--NEWS-->
      <text:h text:style-name="P10" text:outline-level="1">
<text:span text:style-name="T4">
The youth team of Ukraine with hockey beat Hungary in a control match</text:span>
</text:h>
      <text:p text:style-name="P4">
Authors: Ukrinform (Person)</text:p>
      <text:p text:style-name="P4">
Publisher: Укринформ (Organization)</text:p>
      <text:p text:style-name="P4">
Published Time: 2023-04-10T22:28:00+03:00</text:p>
      <text:p text:style-name="P4">
Modified Time: 2023-04-10T22:28:00+03:00</text:p>
      <text:p text:style-name="P4">
Description: Ukraine won with a score of 3: 0. - Ukrinform.</text:p>
      <text:p text:style-name="P4">
Images: ["<text:a xlink:type="simple" xlink:href="https://static.ukrinform.com/photos/2023_04/thumb_files/630_360_1681154684-519.jpg" text:style-name="Internet_20_link" text:visited-style-name="Visited_20_Internet_20_Link">
630_360_16811...</text:a>
"]</text:p>
      <text:p text:style-name="P4">
Tags: ['хокей']</text:p>
      <text:p text:style-name="P4">
Type: Article</text:p>
      <!--METADATA-->
      <text:p text:style-name="P4">
<draw:frame draw:style-name="fr1" draw:name="Image177" text:anchor-type="as-char" svg:width="6.9236in" svg:height="3.956343in" draw:z-index="0">
<draw:image xlink:href="../Images/yкринформ/2023-04-10T22-28-00-03-00/630_360_1681154684-519.jpg" xlink:type="simple" xlink:show="embed" xlink:actuate="onLoad" draw:mime-type="image/jpeg"/>
</draw:frame>
Ukraine played with a score of 3: 0.</text:p>
      <text:p text:style-name="P4">
The U-18 Hockey Hockey is preparing for the World Cup in Division 1A, Ukrinform reports.</text:p>
      <text:p text:style-name="P4">
As part of the preparation, the team held a match against the youth team of Hungary, as a competitor on the World Cup.</text:p>
      <text:p text:style-name="P4">
Ukraine won 3-0 with a score of Shevchuk, Yalovo and Chepil.</text:p>
      <text:p text:style-name="P4">
Last year, Ukraine U-18, together with Hungary, increased in class with division1b due to the fact that two teams, not alone, crossed the division above.</text:p>
      <text:p text:style-name="P4">
<text:span text:style-name="T4">
 Read also: </text:span>
 <text:a xlink:type="simple" xlink:href="https://www.ukrinform.ua/rubric-sports/3693662-zinoca-zbirna-ukraini-zaversila-vistupi-na-cs-z-hokeu.html" text:style-name="Internet_20_link" text:visited-style-name="Visited_20_Internet_20_Link">
<text:span text:style-name="T4">
 hockey </text:span>
</text:a>
As reported by Ukrinform, France, Kazakhstan, Denmark, Hungary and Japan will be in the 1A Division 1A Division 1a of Ukraine.</text:p>
      <text:p text:style-name="P4">
Photo: fhu.com.ua</text:p>
      <text:p text:style-name="P4">
News Source: <text:a xlink:type="simple" xlink:href="https://www.ukrinform.ua/rubric-sports/3694154-unacka-zbirna-ukraini-z-hokeu-obigrala-ugorsinu-v-kontrolnomu-matci.html" text:style-name="Internet_20_link" text:visited-style-name="Visited_20_Internet_20_Link">
https://www.ukrinform.ua/rubric-sports/3694154-unacka-zbirna-ukraini-z-hokeu-obigrala-ugorsinu-v-kontrolnomu-matci.html</text:a>
</text:p>
      <!--NEWS-->
      <text:h text:style-name="P10" text:outline-level="1">
<text:span text:style-name="T4">
British businessman Richard Branson became a new ambassador United24 - Zelensky</text:span>
</text:h>
      <text:p text:style-name="P4">
Authors: Ukrinform (Person)</text:p>
      <text:p text:style-name="P4">
Publisher: Укринформ (Organization)</text:p>
      <text:p text:style-name="P4">
Published Time: 2023-04-10T22:35:00+03:00</text:p>
      <text:p text:style-name="P4">
Modified Time: 2023-04-10T22:35:00+03:00</text:p>
      <text:p text:style-name="P4">
Description: The founder of Virgin Group and the non -profit Virgin Unite fund, British entrepreneur Richard Branson, joined the United United24 Ambassadors Fandssaders. - Ukrinform.</text:p>
      <text:p text:style-name="P4">
Images: ["<text:a xlink:type="simple" xlink:href="https://static.ukrinform.com/photos/2023_04/thumb_files/630_360_1681154815-792.jpeg" text:style-name="Internet_20_link" text:visited-style-name="Visited_20_Internet_20_Link">
630_360_16811...</text:a>
", "<text:a xlink:type="simple" xlink:href="https://static.ukrinform.com/photos/2023_04/1681154815-428.jpeg" text:style-name="Internet_20_link" text:visited-style-name="Visited_20_Internet_20_Link">
1681154815-42...</text:a>
", "<text:a xlink:type="simple" xlink:href="https://static.ukrinform.com/photos/2023_04/1681154815-613.jpeg" text:style-name="Internet_20_link" text:visited-style-name="Visited_20_Internet_20_Link">
1681154815-61...</text:a>
"]</text:p>
      <text:p text:style-name="P4">
Tags: ['Зеленський', 'Бренсон', 'United24', 'Амбасадор']</text:p>
      <text:p text:style-name="P4">
Type: Article</text:p>
      <!--METADATA-->
      <text:p text:style-name="P4">
<draw:frame draw:style-name="fr1" draw:name="Image178" text:anchor-type="as-char" svg:width="6.9236in" svg:height="3.956343in" draw:z-index="0">
<draw:image xlink:href="../Images/yкринформ/2023-04-10T22-35-00-03-00/630_360_1681154815-792.jpeg" xlink:type="simple" xlink:show="embed" xlink:actuate="onLoad" draw:mime-type="image/jpeg"/>
</draw:frame>
Virgin Group, Virgin Unite, British entrepreneur Richard Branson joined the Ubasadors of the Ubasadors Fandering Platform UNITED24.</text:p>
      <text:p text:style-name="P4">
President Volodymyr Zelenskyy has informed about it as a result of a meeting in a building, Ukrinform reports <text:a xlink:type="simple" xlink:href="https://www.president.gov.ua/news/volodimir-zelenskij-zustrivsya-z-richardom-brensonom-yakij-s-82181" text:style-name="Internet_20_link" text:visited-style-name="Visited_20_Internet_20_Link">
</text:a>
to the press service of the Head of State.</text:p>
      <text:p text:style-name="P4">
“I am glad that you decided to become an ambassador United24. It is very important that new known and influential personalities are joined by this platform. One of the main works is to keep the world's attention to the war of Russia against Ukraine, which lasts for a year. In addition, there are very specific questions that we can work for a time, ”Zelensky said.</text:p>
      <text:p text:style-name="P4">
<text:span text:style-name="T4">
 Read also: </text:span>
 <text:span text:style-name="T4">
 <text:a xlink:type="simple" xlink:href="https://www.ukrinform.ua/rubric-society/3692794-cerez-united24-zibrali-ponad-300-miljoniv-zelenskij.html" text:style-name="Internet_20_link" text:visited-style-name="Visited_20_Internet_20_Link">
</text:a>
</text:span>
</text:p>
      <text:p text:style-name="P4">
The head of state thanked the businessman for the powerful messages in support of Ukraine during the war against the Russian aggressor.</text:p>
      <text:p text:style-name="P4">
<draw:frame draw:style-name="fr1" draw:name="Image179" text:anchor-type="as-char" svg:width="6.9236in" svg:height="4.617948in" draw:z-index="0">
<draw:image xlink:href="../Images/yкринформ/2023-04-10T22-35-00-03-00/1681154815-428.jpeg" xlink:type="simple" xlink:show="embed" xlink:actuate="onLoad" draw:mime-type="image/jpeg"/>
</draw:frame>
The President also noted that one of the priorities today is the reconstruction of our country, its infrastructure, including educational.</text:p>
      <text:p text:style-name="P4">
According to him, Ukrainian education institutions require digitalization of roaponization with appropriate equipment, provision of bomb shelters.</text:p>
      <text:p text:style-name="P4">
<text:span text:style-name="T4">
 Read also: </text:span>
 <text:span text:style-name="T4">
 <text:a xlink:type="simple" xlink:href="https://www.ukrinform.ua/rubric-society/3692472-united24-donori-z-usogo-svitu-pozertvuvali-na-pidtrimku-medicini-v-ukraini-ponad-13-milarda.html" text:style-name="Internet_20_link" text:visited-style-name="Visited_20_Internet_20_Link">
</text:a>
</text:span>
</text:p>
      <text:p text:style-name="P4">
In addition, the Head of State called one of the main challenges for our country to change the territories that have become an arena of intensive fighting, this Ukraine requires appropriate assistance, including technological.</text:p>
      <text:p text:style-name="P4">
Zelensky also drew Branson's attention to the problem of mass illegal deportation of Ukrainian children to Russia and the need for pressure, such as information, to the aggressor state in this matter.</text:p>
      <text:p text:style-name="P4">
In his turn, Branson said that he admires the courage of the Ukrainian Narode and honor for him - to become an ambassador United24.</text:p>
      <text:p text:style-name="P4">
"I look forward to using global coverage and networkvirgin unite to help support United work for the people of Ukraine," he said.</text:p>
      <text:p text:style-name="P4">
<draw:frame draw:style-name="fr1" draw:name="Image180" text:anchor-type="as-char" svg:width="6.9236in" svg:height="4.617948in" draw:z-index="0">
<draw:image xlink:href="../Images/yкринформ/2023-04-10T22-35-00-03-00/1681154815-613.jpeg" xlink:type="simple" xlink:show="embed" xlink:actuate="onLoad" draw:mime-type="image/jpeg"/>
</draw:frame>
<text:span text:style-name="T4">
 Read also: </text:span>
 <text:span text:style-name="T4">
 <text:a xlink:type="simple" xlink:href="https://www.ukrinform.ua/rubric-regions/3694147-u-borodanci-zaversili-proektuvanna-novogo-viddilenna-policii.html" text:style-name="Internet_20_link" text:visited-style-name="Visited_20_Internet_20_Link">
</text:a>
 </text:span>
</text:p>
      <text:p text:style-name="P4">
As reported by Ukrinform, within 11 months of functioning of the Fandrazyning Platform <text:span text:style-name="T4">
 <text:a xlink:type="simple" xlink:href="https://www.ukrinform.ua/tag-united24" text:style-name="Internet_20_link" text:visited-style-name="Visited_20_Internet_20_Link">
</text:a>
</text:span>
 More than 110 countries have raised more than $ 300 million to help Ukraine.</text:p>
      <text:p text:style-name="P4">
<text:span text:style-name="T5">
Foto: op</text:span>
</text:p>
      <text:p text:style-name="P4">
News Source: <text:a xlink:type="simple" xlink:href="https://www.ukrinform.ua/rubric-society/3694155-britanskij-biznesmen-ricard-brenson-stav-novim-ambasadorom-united24-zelenskij.html" text:style-name="Internet_20_link" text:visited-style-name="Visited_20_Internet_20_Link">
https://www.ukrinform.ua/rubric-society/3694155-britanskij-biznesmen-ricard-brenson-stav-novim-ambasadorom-united24-zelenskij.html</text:a>
</text:p>
      <!--NEWS-->
      <text:h text:style-name="P10" text:outline-level="1">
<text:span text:style-name="T4">
The term "losing" should become a satellite of the term "aggressor" - President</text:span>
</text:h>
      <text:p text:style-name="P4">
Authors: Ukrinform (Person)</text:p>
      <text:p text:style-name="P4">
Publisher: Укринформ (Organization)</text:p>
      <text:p text:style-name="P4">
Published Time: 2023-04-10T22:43:00+03:00</text:p>
      <text:p text:style-name="P4">
Modified Time: 2023-04-10T22:43:00+03:00</text:p>
      <text:p text:style-name="P4">
Description: The term "loss" should be a satellite of the term "aggressor", and only the Ukrainian victory will provide it. - Ukrinform.</text:p>
      <text:p text:style-name="P4">
Images: ["<text:a xlink:type="simple" xlink:href="https://static.ukrinform.com/photos/2023_04/thumb_files/630_360_1680700465-123.jpg" text:style-name="Internet_20_link" text:visited-style-name="Visited_20_Internet_20_Link">
630_360_16807...</text:a>
"]</text:p>
      <text:p text:style-name="P4">
Tags: None</text:p>
      <text:p text:style-name="P4">
Type: Article</text:p>
      <!--METADATA-->
      <text:p text:style-name="P4">
<draw:frame draw:style-name="fr1" draw:name="Image181" text:anchor-type="as-char" svg:width="6.9236in" svg:height="3.956343in" draw:z-index="0">
<draw:image xlink:href="../Images/yкринформ/2023-04-10T22-43-00-03-00/630_360_1680700465-123.jpg" xlink:type="simple" xlink:show="embed" xlink:actuate="onLoad" draw:mime-type="image/jpeg"/>
</draw:frame>
The term "losing" should be a satellite of the term "aggressor", and only the Ukrainian victor will provide.</text:p>
      <text:p text:style-name="P4">
President of Ukraine Volodymyr Zelenskyy said this in his address, Ukrinform reports.</text:p>
      <text:p text:style-name="P4">
<text:span text:style-name="T4">
 _ I wish health, dear Ukrainians!_ </text:span>
</text:p>
      <text:p text:style-name="P4">
Today is the good news from our exchanging team. It was possible to turn home with 100 more defenders and defenders. 80 men and 20 women. Tsarmetsi, border guards, warriors of the Navy, National Guards. Among them, by the way, the Azovstali defenders.</text:p>
      <text:p text:style-name="P4">
These are hundreds of families who have received true joy before Easter. And, of course, we continue to work to bring all of our people from Russian. We remember everyone and everyone!And let's return!</text:p>
      <text:p text:style-name="P4">
I thank everyone at our GUR Coordination Center, thank everyone who is talking about negotiations and exchange of exchange: boys Budanova, Yermak, baby, lubin ... Well done, guys!</text:p>
      <text:p text:style-name="P4">
And especially I am grateful to all who support our people after release and care about adaptation. It is important.</text:p>
      <text:p text:style-name="P4">
We continue to expand the foreign policy of our country. Today, Iraqi Prime Minister about the new energy of our interstate vamin. I informed Mr. Prime Minister about our efforts to return to Ukraine, including our peace formula. And I am grateful not just to look, but really find how to make our cooperation more.</text:p>
      <text:p text:style-name="P4">
He spoke to Greece Prime Minister today, mainly about the existing challenges. He spoke about the security situation, and more about our activity for the sake of returning Mir and protecting people. I thank Greece for your readiness to continue your cooperation to go together.</text:p>
      <text:p text:style-name="P4">
He met with Richard Branson today - a very famous British businessman of Ukraine's ancient friend. It has supported us from the age of 14-and in a word, iconwork. Now I decided to join the team of Ambassadors United24. I am for that!</text:p>
      <text:p text:style-name="P4">
They discussed how the global influence of Mr. Branson can help the need, the reconstruction of our educational institutions, the involvement of technological aid for Ukraine, in particular, to carry out humanitarian mine.</text:p>
      <text:p text:style-name="P4">
We also have the next steps in the defensive assistance of our country from Germany, thank you. Two weeks - and strengthening from Germany by armored vehicles, air defense, ammunition, engineering machines, medicine ...The term "loss" should be a satellite of the term "aggressor". And only the Ukrainian winner will provide it.</text:p>
      <text:p text:style-name="P4">
And I thank everyone who really brings it closer. It is approaching in the battles for the sake of our country - in Marinka and Bakhmut, near Avdiivka and Kreminna, in Zaporozhye Icherson region, in Kharkiv and in the strength of all our border.</text:p>
      <text:p text:style-name="P4">
Woning a battle for Ukraine is to win a battle for yourself. It is worth remembering. And especially those who try to win only for themselves. It is not at the forefront.</text:p>
      <text:p text:style-name="P4">
Thank you all who care about Ukraine!</text:p>
      <text:p text:style-name="P4">
Glory to all who are in battle now, on combat duty and on combat missions!</text:p>
      <text:p text:style-name="P4">
<text:span text:style-name="T4">
<text:span text:style-name="T5">
Glory to Ukraine!</text:span>
 </text:span>
</text:p>
      <text:p text:style-name="P4">
News Source: <text:a xlink:type="simple" xlink:href="https://www.ukrinform.ua/rubric-ato/3694159-termin-progras-mae-stati-suputnikom-terminu-agresor-prezident.html" text:style-name="Internet_20_link" text:visited-style-name="Visited_20_Internet_20_Link">
https://www.ukrinform.ua/rubric-ato/3694159-termin-progras-mae-stati-suputnikom-terminu-agresor-prezident.html</text:a>
</text:p>
      <!--NEWS-->
      <text:h text:style-name="P10" text:outline-level="1">
<text:span text:style-name="T4">
Russians attacked a civil boat in Kherson region - two wounded</text:span>
</text:h>
      <text:p text:style-name="P4">
Authors: Ukrinform (Person)</text:p>
      <text:p text:style-name="P4">
Publisher: Укринформ (Organization)</text:p>
      <text:p text:style-name="P4">
Published Time: 2023-04-10T22:50:00+03:00</text:p>
      <text:p text:style-name="P4">
Modified Time: 2023-04-10T22:50:00+03:00</text:p>
      <text:p text:style-name="P4">
Description: In the Kherson region, the Russians attacked a boat with civilians, two locals were seriously injured. - Ukrinform.</text:p>
      <text:p text:style-name="P4">
Images: ["<text:a xlink:type="simple" xlink:href="https://static.ukrinform.com/photos/2022_10/thumb_files/630_360_1667124180-530.jpg" text:style-name="Internet_20_link" text:visited-style-name="Visited_20_Internet_20_Link">
630_360_16671...</text:a>
"]</text:p>
      <text:p text:style-name="P4">
Tags: ['Херсонщина', 'Обстріл', 'Підводний човен', 'Війна з росією']</text:p>
      <text:p text:style-name="P4">
Type: Article</text:p>
      <!--METADATA-->
      <text:p text:style-name="P4">
<draw:frame draw:style-name="fr1" draw:name="Image182" text:anchor-type="as-char" svg:width="6.9236in" svg:height="3.956343in" draw:z-index="0">
<draw:image xlink:href="../Images/yкринформ/2023-04-10T22-50-00-03-00/630_360_1667124180-530.jpg" xlink:type="simple" xlink:show="embed" xlink:actuate="onLoad" draw:mime-type="image/jpeg"/>
</draw:frame>
Nakherson region the Russians attacked a boat with civilians, two locals held serious injuries.</text:p>
      <text:p text:style-name="P4">
According to Ukrinform, the head of the Kherson Ova Alexander Proprokudin in [] reports it(https://t.me/olexandrprokudin/254).</text:p>
      <text:p text:style-name="P4">
“In one of the settlements of the Beryslav community, a 20-year-old boy and 20-year-old girl, neglecting restrictions on the release of small fuel facilities introduced within the framework of martial law, ignoring the threats <text:a xlink:type="simple" xlink:href="https://www.ukrinform.ua/tag-obstril" text:style-name="Internet_20_link" text:visited-style-name="Visited_20_Internet_20_Link">
</text:a>
The invaders from the left bank, try to boat in the bay, ”he wrote.</text:p>
      <text:p text:style-name="P4">
The boat was immediately attacked by the Russians - from the drone on it a drooping grenade. Both locals were seriously injured and were evacuated by our military to the hospital, where they are provided with a medical assistance.</text:p>
      <text:p text:style-name="P4">
<text:span text:style-name="T4">
 Read also: </text:span>
 <text:a xlink:type="simple" xlink:href="https://www.ukrinform.ua/rubric-regions/3693575-rosiani-atakuvali-hersonsinu-kerovanimi-aviabombami.html" text:style-name="Internet_20_link" text:visited-style-name="Visited_20_Internet_20_Link">
</text:a>
“I draw the attention of residents of Kherson region that restrictions on the use of water transport and any vessels, are primarily aimed at preserving their lives. Do not neglect the regime rules of martial law, do not give you no or self -sacing either yourself or those who will save you, ”Proudin added.</text:p>
      <text:p text:style-name="P4">
As reported by Ukrinform, the Russian army attacked a day <text:a xlink:type="simple" xlink:href="https://www.ukrinform.ua/rubric-regions/3693812-rosijska-armia-za-dobu-atakuvala-visim-oblastej-ukraini-zvedenna-ova.html" text:style-name="Internet_20_link" text:visited-style-name="Visited_20_Internet_20_Link">
</text:a>
Ukraine.</text:p>
      <text:p text:style-name="P4">
News Source: <text:a xlink:type="simple" xlink:href="https://www.ukrinform.ua/rubric-ato/3694158-rosiani-atakuvali-civilnij-coven-na-hersonsini-dvoe-poranenih.html" text:style-name="Internet_20_link" text:visited-style-name="Visited_20_Internet_20_Link">
https://www.ukrinform.ua/rubric-ato/3694158-rosiani-atakuvali-civilnij-coven-na-hersonsini-dvoe-poranenih.html</text:a>
</text:p>
      <!--NEWS-->
      <text:h text:style-name="P10" text:outline-level="1">
<text:span text:style-name="T4">
Mohammed Ali's grandson will fight May 20</text:span>
</text:h>
      <text:p text:style-name="P4">
Authors: Ukrinform (Person)</text:p>
      <text:p text:style-name="P4">
Publisher: Укринформ (Organization)</text:p>
      <text:p text:style-name="P4">
Published Time: 2023-04-10T23:00:16+03:00</text:p>
      <text:p text:style-name="P4">
Modified Time: 2023-04-10T23:00:16+03:00</text:p>
      <text:p text:style-name="P4">
Description: The battle will take place in the undercard of Lomachenko - Heina. - Ukrinform.</text:p>
      <text:p text:style-name="P4">
Images: ["<text:a xlink:type="simple" xlink:href="https://static.ukrinform.com/photos/2023_04/thumb_files/630_360_1681156754-804.jpg" text:style-name="Internet_20_link" text:visited-style-name="Visited_20_Internet_20_Link">
630_360_16811...</text:a>
"]</text:p>
      <text:p text:style-name="P4">
Tags: ['Бокс']</text:p>
      <text:p text:style-name="P4">
Type: Article</text:p>
      <!--METADATA-->
      <text:p text:style-name="P4">
<draw:frame draw:style-name="fr1" draw:name="Image183" text:anchor-type="as-char" svg:width="6.9236in" svg:height="3.956343in" draw:z-index="0">
<draw:image xlink:href="../Images/yкринформ/2023-04-10T23-00-16-03-00/630_360_1681156754-804.jpg" xlink:type="simple" xlink:show="embed" xlink:actuate="onLoad" draw:mime-type="image/jpeg"/>
</draw:frame>
The battle will take place in the undercard of Lomachenko - Hayne.  American Nico Ali Volsh(8-0, 5 who), the grandson of the legendary Mohammed Ali, will fight in the undercardcard between the ex-champion in three weight categories Hasil Lomachenko and the absolute champion in the lightweight weight by Devin Heinin, [] <text:a xlink:type="simple" xlink:href="https://twitter.com/trboxing/status/1645473138585767941" text:style-name="Internet_20_link" text:visited-style-name="Visited_20_Internet_20_Link">
</text:a>
Top Rank, reports Ukrinform.</text:p>
      <text:p text:style-name="P4">
For Nico, the organizers planned an eight -rand battle. The Rivukhammed Ali, who acts in the middle weight, will be determined later.</text:p>
      <text:p text:style-name="P4">
The match will take place on May 20 in Las Vegas.</text:p>
      <text:p text:style-name="P4">
The last time Nico went to the ring in February this year, then he knocked out Edwardayaal.</text:p>
      <text:p text:style-name="P4">
<text:span text:style-name="T4">
 Read also: </text:span>
 <text:a xlink:type="simple" xlink:href="https://www.ukrinform.ua/rubric-sports/3694013-berincik-majze-ves-gonorar-vid-bou-z-mendi-a-viddav-na-zsu.html" text:style-name="Internet_20_link" text:visited-style-name="Visited_20_Internet_20_Link">
<text:span text:style-name="T4">
 Berinchik </text:span>
</text:a>
As reported by Ukrinform, the EBU and WBO International Champion Denisberinchik lightweight Denisberinch(17-0, 9 Ko)He told how he helps the Ukrainian military.</text:p>
      <text:p text:style-name="P4">
Photo: Getty Image</text:p>
      <text:p text:style-name="P4">
News Source: <text:a xlink:type="simple" xlink:href="https://www.ukrinform.ua/rubric-sports/3694162-onuk-mohammeda-ali-provede-bij-20-travna.html" text:style-name="Internet_20_link" text:visited-style-name="Visited_20_Internet_20_Link">
https://www.ukrinform.ua/rubric-sports/3694162-onuk-mohammeda-ali-provede-bij-20-travna.html</text:a>
</text:p>
      <!--NEWS-->
      <text:h text:style-name="P10" text:outline-level="1">
<text:span text:style-name="T4">
Humeniuk: The invaders are gradually aware that where Ukraine, they will not be rest</text:span>
</text:h>
      <text:p text:style-name="P4">
Authors: Ukrinform (Person)</text:p>
      <text:p text:style-name="P4">
Publisher: Укринформ (Organization)</text:p>
      <text:p text:style-name="P4">
Published Time: 2023-04-10T23:05:00+03:00</text:p>
      <text:p text:style-name="P4">
Modified Time: 2023-04-10T23:05:00+03:00</text:p>
      <text:p text:style-name="P4">
Description: In the south of Ukraine, the invaders continue to move away from the collision line in order to maximize the distance that is unattainable for Ukrainian means of defeat. - Ukrinform.</text:p>
      <text:p text:style-name="P4">
Images: ["<text:a xlink:type="simple" xlink:href="https://static.ukrinform.com/photos/2022_04/thumb_files/630_360_1650300712-324.jpg" text:style-name="Internet_20_link" text:visited-style-name="Visited_20_Internet_20_Link">
630_360_16503...</text:a>
"]</text:p>
      <text:p text:style-name="P4">
Tags: ['Агресія РФ', 'Війна з росією', 'Південь України']</text:p>
      <text:p text:style-name="P4">
Type: Article</text:p>
      <!--METADATA-->
      <text:p text:style-name="P4">
<draw:frame draw:style-name="fr1" draw:name="Image184" text:anchor-type="as-char" svg:width="6.9236in" svg:height="3.956343in" draw:z-index="0">
<draw:image xlink:href="../Images/yкринформ/2023-04-10T23-05-00-03-00/630_360_1650300712-324.jpg" xlink:type="simple" xlink:show="embed" xlink:actuate="onLoad" draw:mime-type="image/jpeg"/>
</draw:frame>
In the south of Ukraine, the invaders continue to move away from the collision line in order to ensure a distance that is unattainable for Ukrainian means of defeat.</text:p>
      <text:p text:style-name="P4">
This was stated by the head of the united coordination Press Center of Defense Forces Natalia Humeniuk on the air of Radio Donbass.Realia, Ukrinform reports to <text:a xlink:type="simple" xlink:href="https://hromadske.ua/posts/na-pivdni-rosiyani-vidhodyat-vid-liniyi-zitknennya-na-vidstan-nedosyazhnu-dlya-zasobiv-urazhennya-gumenyuk" text:style-name="Internet_20_link" text:visited-style-name="Visited_20_Internet_20_Link">
</text:a>
.</text:p>
      <text:p text:style-name="P4">
She added that at the same time, Ukrainian defenders were trying to keep the fire control over the transport routes so that the Russians could not be able to do they, even to retreat for such a long distance.</text:p>
      <text:p text:style-name="P4">
“That is we track their(Russians - ed.)Promotion, we try to stop the movement, stop not only the columns of lifting of technology and the live force, and retreat, ”Gumeniuk said.</text:p>
      <text:p text:style-name="P4">
<text:span text:style-name="T4">
 Read also: </text:span>
 <text:span text:style-name="T4">
 <text:a xlink:type="simple" xlink:href="https://www.ukrinform.ua/rubric-ato/3693958-rosia-moze-zastosuvati-proti-ukraini-novi-iranski-droni-miraj532-gumenuk.html" text:style-name="Internet_20_link" text:visited-style-name="Visited_20_Internet_20_Link">
</text:a>
</text:span>
</text:p>
      <text:p text:style-name="P4">
According to her, now the "powerful preparatory stage" is ongoing, at which Ukrainian relations destroy the capacity of the invaders: warehouses, accumulation of equipment, places of dislocation of personnel.</text:p>
      <text:p text:style-name="P4">
"They, of course, calculate kilometers so that they are not affected by our defeat, but on the fact that the season" cotton "in Crimea is already agreed, they are gradually realizing that where Ukraine, where Ukraine is not a building," - said Humeniuk.</text:p>
      <text:p text:style-name="P4">
<text:span text:style-name="T4">
 Read also: </text:span>
 <text:span text:style-name="T4">
 <text:a xlink:type="simple" xlink:href="https://www.ukrinform.ua/rubric-ato/3693461-na-hersonsini-rosiani-obstriluut-infrastrukturu-aka-dopomagae-regionu-vidnovluvatisa-gumenuk.html" text:style-name="Internet_20_link" text:visited-style-name="Visited_20_Internet_20_Link">
</text:a>
</text:span>
</text:p>
      <text:p text:style-name="P4">
As the agency reported earlier, on the captured Russian troops part of Ukraine _ <text:span text:style-name="T4">
 <text:a xlink:type="simple" xlink:href="https://www.ukrinform.ua/rubric-ato/3693162-nalakani-kontrnastupom-rosiani-formuut-zivi-siti-z-civilnih-gumenuk.html" text:style-name="Internet_20_link" text:visited-style-name="Visited_20_Internet_20_Link">
</text:a>
</text:span>
 _</text:p>
      <text:p text:style-name="P4">
News Source: <text:a xlink:type="simple" xlink:href="https://www.ukrinform.ua/rubric-ato/3694164-gumenuk-zagarbniki-postupovo-usvidomluut-so-vsudi-de-ukraina-im-ne-bude-spokou.html" text:style-name="Internet_20_link" text:visited-style-name="Visited_20_Internet_20_Link">
https://www.ukrinform.ua/rubric-ato/3694164-gumenuk-zagarbniki-postupovo-usvidomluut-so-vsudi-de-ukraina-im-ne-bude-spokou.html</text:a>
</text:p>
      <!--NEWS-->
      <text:h text:style-name="P10" text:outline-level="1">
<text:span text:style-name="T4">
Podolyak criticized Twitter policy on illumination of war with the Russian Federation</text:span>
</text:h>
      <text:p text:style-name="P4">
Authors: Ukrinform (Person)</text:p>
      <text:p text:style-name="P4">
Publisher: Укринформ (Organization)</text:p>
      <text:p text:style-name="P4">
Published Time: 2023-04-10T23:11:00+03:00</text:p>
      <text:p text:style-name="P4">
Modified Time: 2023-04-10T23:11:00+03:00</text:p>
      <text:p text:style-name="P4">
Description: The Advisor to the Presidential Office Mikhail Podolyak criticized Twitter policy to cover information about the war in Ukraine. - Ukrinform.</text:p>
      <text:p text:style-name="P4">
Images: ["<text:a xlink:type="simple" xlink:href="https://static.ukrinform.com/photos/2022_04/thumb_files/630_360_1650530083-444.jpg" text:style-name="Internet_20_link" text:visited-style-name="Visited_20_Internet_20_Link">
630_360_16505...</text:a>
"]</text:p>
      <text:p text:style-name="P4">
Tags: ['Ілон Маск', 'Twitter', 'Подоляк', 'Війна з росією']</text:p>
      <text:p text:style-name="P4">
Type: Article</text:p>
      <!--METADATA-->
      <text:p text:style-name="P4">
<draw:frame draw:style-name="fr1" draw:name="Image185" text:anchor-type="as-char" svg:width="6.9236in" svg:height="3.956343in" draw:z-index="0">
<draw:image xlink:href="../Images/yкринформ/2023-04-10T23-11-00-03-00/630_360_1650530083-444.jpg" xlink:type="simple" xlink:show="embed" xlink:actuate="onLoad" draw:mime-type="image/jpeg"/>
</draw:frame>
The Presidential Council of Ukraine Mikhail Podolyak criticized Twitter policy to light information about the war in Ukraine.</text:p>
      <text:p text:style-name="P4">
As Ukrinform reports, he wrote about his <text:a xlink:type="simple" xlink:href="https://mobile.twitter.com/Podolyak_M/status/1645454877118676993" text:style-name="Internet_20_link" text:visited-style-name="Visited_20_Internet_20_Link">
</text:a>
.</text:p>
      <text:p text:style-name="P4">
“Unlocked accounts of Russian authorities, the scaling of Russian tweets about“ killing Ukraine ”against the background of open pessimization(https://www.ukrinform.ua/tag-twitter)He sees no harm to the widespread propaganda, which directly encourages the destruction of Ukraine and massacres. Also, AI is better soaked? ”Podolyak wrote.</text:p>
      <text:p text:style-name="P4">
<text:span text:style-name="T4">
 Read also: </text:span>
 <text:a xlink:type="simple" xlink:href="https://www.ukrinform.ua/rubric-technology/3684146-tvitter-vidkrie-vihidnij-kod-rekomendacij-povidomlen-mask.html" text:style-name="Internet_20_link" text:visited-style-name="Visited_20_Internet_20_Link">
</text:a>
As reported <text:a xlink:type="simple" xlink:href="https://www.ukrinform.ua/rubric-technology/3693296-twitter-znav-obmezenna-na-oblikovi-zapisi-povazani-z-kremlem-zmi.html" text:style-name="Internet_20_link" text:visited-style-name="Visited_20_Internet_20_Link">
</text:a>
, TTWITTER has lifted restrictions on the Kremlin's accounts after purchased by American billionaire Ilon Musk.</text:p>
      <text:p text:style-name="P4">
<text:span text:style-name="T5">
Foto: aa</text:span>
</text:p>
      <text:p text:style-name="P4">
News Source: <text:a xlink:type="simple" xlink:href="https://www.ukrinform.ua/rubric-technology/3694166-podolak-rozkritikuvav-politiku-twitter-sodo-visvitlenna-vijni-z-rf.html" text:style-name="Internet_20_link" text:visited-style-name="Visited_20_Internet_20_Link">
https://www.ukrinform.ua/rubric-technology/3694166-podolak-rozkritikuvav-politiku-twitter-sodo-visvitlenna-vijni-z-rf.html</text:a>
</text:p>
      <!--NEWS-->
      <text:h text:style-name="P10" text:outline-level="1">
<text:span text:style-name="T4">
Zelensky about the exchange of prisoners: Hundred families before Easter got true joy</text:span>
</text:h>
      <text:p text:style-name="P4">
Authors: Ukrinform (Person)</text:p>
      <text:p text:style-name="P4">
Publisher: Укринформ (Organization)</text:p>
      <text:p text:style-name="P4">
Published Time: 2023-04-10T23:20:00+03:00</text:p>
      <text:p text:style-name="P4">
Modified Time: 2023-04-10T23:20:00+03:00</text:p>
      <text:p text:style-name="P4">
Description: Hundreds of families before Easter received true joy, because 100 more defenders and defenders managed to return home: 80 men and 20 women. - Ukrinform.</text:p>
      <text:p text:style-name="P4">
Images: ["<text:a xlink:type="simple" xlink:href="https://static.ukrinform.com/photos/2023_04/thumb_files/630_360_1681143069-409.jpg" text:style-name="Internet_20_link" text:visited-style-name="Visited_20_Internet_20_Link">
630_360_16811...</text:a>
"]</text:p>
      <text:p text:style-name="P4">
Tags: ['Обмін', 'Різдво', 'ЗСУ', 'Полонені', 'Зеленський']</text:p>
      <text:p text:style-name="P4">
Type: Article</text:p>
      <!--METADATA-->
      <text:p text:style-name="P4">
<draw:frame draw:style-name="fr1" draw:name="Image186" text:anchor-type="as-char" svg:width="6.9236in" svg:height="3.956343in" draw:z-index="0">
<draw:image xlink:href="../Images/yкринформ/2023-04-10T23-20-00-03-00/630_360_1681143069-409.jpg" xlink:type="simple" xlink:show="embed" xlink:actuate="onLoad" draw:mime-type="image/jpeg"/>
</draw:frame>
The hundredth before Easter was given true joy, because it was possible to return home more than 1,100 defenders and defenders: 80 men and 20 women.</text:p>
      <text:p text:style-name="P4">
This was noted in his <text:a xlink:type="simple" xlink:href="https://youtu.be/mLlNZ-WkAeQ" text:style-name="Internet_20_link" text:visited-style-name="Visited_20_Internet_20_Link">
</text:a>
At the end of 411 days, President Volodymyr Zelenskyy, commenting on the release of one hundred Ukrainian military from the Russian militia.</text:p>
      <text:p text:style-name="P4">
“Today is the good news from our exchanging team. It was possible to turn home with 100 more defenders and defenders. 80 men and 20 women. Tsarmetsi, border guards, warriors of the Navy, National Guards. Among them, by the way, the Azovstali defenders. These are hundreds of families who have been real joy before Easter, ”he said.</text:p>
      <text:p text:style-name="P4">
<text:span text:style-name="T4">
 Read also: </text:span>
 <text:span text:style-name="T4">
 <text:a xlink:type="simple" xlink:href="https://www.ukrinform.ua/rubric-ato/3694003-velikij-obmin-ukraina-povernula-dodomu-se-100-polonenih.html" text:style-name="Internet_20_link" text:visited-style-name="Visited_20_Internet_20_Link">
</text:a>
</text:span>
</text:p>
      <text:p text:style-name="P4">
The President assured that the work on the release of the Kremlin prisoners will continue to continue.</text:p>
      <text:p text:style-name="P4">
“I thank everyone at our GUR Coordination Center, thank everyone who is talking about negotiations and exchange preparation: boys Budanova, Yermak, baby, lubin ... Well done, guys!And especially I am grateful to all who support our people after release and care about treatment, adaptation. This is important, ”Zelensky added.</text:p>
      <text:p text:style-name="P4">
As reported by Ukrinform, on April 10, Ukraine held another great exchanging.</text:p>
      <text:p text:style-name="P4">
<text:span text:style-name="T4">
 Read also: </text:span>
 <text:span text:style-name="T4">
 <text:a xlink:type="simple" xlink:href="https://www.ukrinform.ua/rubric-ato/3694072-ak-ukraina-povertala-polonenih-pokazali-unikalni-kadri-z-obminu.html" text:style-name="Internet_20_link" text:visited-style-name="Visited_20_Internet_20_Link">
</text:a>
</text:span>
</text:p>
      <text:p text:style-name="P4">
100 Ukrainian defenders returned home, including military, sailors, border guards, National Guards. Among them are Mariupol, Azovstal, Gostomel's defense. Some people have been seriously injured, have a disease. Nadaivons will undergo all necessary rehabilitation.</text:p>
      <text:p text:style-name="P4">
As of April from the beginning of the full -scale invasion of the Russian Federation Ukraine returned Russian <text:span text:style-name="T4">
 <text:a xlink:type="simple" xlink:href="https://www.ukrinform.ua/tag-poloneni" text:style-name="Internet_20_link" text:visited-style-name="Visited_20_Internet_20_Link">
</text:a>
</text:span>
 2005 people.</text:p>
      <text:p text:style-name="P4">
News Source: <text:a xlink:type="simple" xlink:href="https://www.ukrinform.ua/rubric-ato/3694165-zelenskij-pro-obmin-polonenimi-sotna-rodin-pered-pashou-otrimala-spravznu-radist.html" text:style-name="Internet_20_link" text:visited-style-name="Visited_20_Internet_20_Link">
https://www.ukrinform.ua/rubric-ato/3694165-zelenskij-pro-obmin-polonenimi-sotna-rodin-pered-pashou-otrimala-spravznu-radist.html</text:a>
</text:p>
      <!--NEWS-->
      <text:h text:style-name="P10" text:outline-level="1">
<text:span text:style-name="T4">
Arsen Mirzoyan became the ambassador of the steel border's assault brigade</text:span>
</text:h>
      <text:p text:style-name="P4">
Authors: Ukrinform (Person)</text:p>
      <text:p text:style-name="P4">
Publisher: Укринформ (Organization)</text:p>
      <text:p text:style-name="P4">
Published Time: 2023-04-10T23:37:00+03:00</text:p>
      <text:p text:style-name="P4">
Modified Time: 2023-04-10T23:37:00+03:00</text:p>
      <text:p text:style-name="P4">
Description: Honored Artist of Ukraine, singer Arsen Mirzoyan became the ambassador of the assault brigade "Steel Border" (as part of the Guard of the offensive "). - Ukrinform.</text:p>
      <text:p text:style-name="P4">
Images: ["<text:a xlink:type="simple" xlink:href="https://static.ukrinform.com/photos/2023_04/thumb_files/630_360_1681136230-972.jpg" text:style-name="Internet_20_link" text:visited-style-name="Visited_20_Internet_20_Link">
630_360_16811...</text:a>
", "<text:a xlink:type="simple" xlink:href="https://static.ukrinform.com/photos/2023_04/1681136230-124.jpg" text:style-name="Internet_20_link" text:visited-style-name="Visited_20_Internet_20_Link">
1681136230-12...</text:a>
", "<text:a xlink:type="simple" xlink:href="https://static.ukrinform.com/photos/2023_04/1681136229-702.jpg" text:style-name="Internet_20_link" text:visited-style-name="Visited_20_Internet_20_Link">
1681136229-70...</text:a>
", "<text:a xlink:type="simple" xlink:href="https://static.ukrinform.com/photos/2023_04/1681136230-964.jpg" text:style-name="Internet_20_link" text:visited-style-name="Visited_20_Internet_20_Link">
1681136230-96...</text:a>
"]</text:p>
      <text:p text:style-name="P4">
Tags: ['Музика', 'ЗСУ', 'співак', 'Амбасадор']</text:p>
      <text:p text:style-name="P4">
Type: Article</text:p>
      <!--METADATA-->
      <text:p text:style-name="P4">
<draw:frame draw:style-name="fr1" draw:name="Image187" text:anchor-type="as-char" svg:width="6.9236in" svg:height="3.956343in" draw:z-index="0">
<draw:image xlink:href="../Images/yкринформ/2023-04-10T23-37-00-03-00/630_360_1681136230-972.jpg" xlink:type="simple" xlink:show="embed" xlink:actuate="onLoad" draw:mime-type="image/jpeg"/>
</draw:frame>
Honored Artist of Ukraine, singer Arsen Mirzoyan became the ambassador of the assault team "Steel Border"(as part of the Guard of the offensive).</text:p>
      <text:p text:style-name="P4">
Про це поінформувала <text:a xlink:type="simple" xlink:href="https://dpsu.gov.ua/ua/news/%20video%20-arsen-mirzoyan-stav-abmasadorom-shturmovoi-brigadi-staleviy-kordon/" text:style-name="Internet_20_link" text:visited-style-name="Visited_20_Internet_20_Link">
 </text:a>
, reports Ukrinform.</text:p>
      <text:p text:style-name="P4">
“While visiting one of the units of 15 mobile <text:a xlink:type="simple" xlink:href="https://www.ukrinform.ua/tag-prikordonniki" text:style-name="Internet_20_link" text:visited-style-name="Visited_20_Internet_20_Link">
</text:a>
The detachment Honored Artist of Ukraine Arsen Mirzoyan and the chief of staff of the detachment Konstantin Bezpalko signed the Agubasadoria agreement. From now on, Arsen, as an ambassador of the brigade, will represent the “steel border” in the Ukrainian and international media space, ”the border guard said.</text:p>
      <text:p text:style-name="P4">
<draw:frame draw:style-name="fr1" draw:name="Image188" text:anchor-type="as-char" svg:width="6.9236in" svg:height="5.198195in" draw:z-index="0">
<draw:image xlink:href="../Images/yкринформ/2023-04-10T23-37-00-03-00/1681136230-124.jpg" xlink:type="simple" xlink:show="embed" xlink:actuate="onLoad" draw:mime-type="image/jpeg"/>
</draw:frame>
<draw:frame draw:style-name="fr1" draw:name="Image189" text:anchor-type="as-char" svg:width="6.9236in" svg:height="5.198195in" draw:z-index="0">
<draw:image xlink:href="../Images/yкринформ/2023-04-10T23-37-00-03-00/1681136229-702.jpg" xlink:type="simple" xlink:show="embed" xlink:actuate="onLoad" draw:mime-type="image/jpeg"/>
</draw:frame>
<draw:frame draw:style-name="fr1" draw:name="Image190" text:anchor-type="as-char" svg:width="6.9236in" svg:height="5.198195in" draw:z-index="0">
<draw:image xlink:href="../Images/yкринформ/2023-04-10T23-37-00-03-00/1681136230-964.jpg" xlink:type="simple" xlink:show="embed" xlink:actuate="onLoad" draw:mime-type="image/jpeg"/>
</draw:frame>
<text:span text:style-name="T4">
 Read also: </text:span>
 <text:a xlink:type="simple" xlink:href="https://www.ukrinform.ua/rubric-culture/3682760-jerry-heil-stala-ambasadorkou-proektu-zberezit-ukrainsku-kulturu.html" text:style-name="Internet_20_link" text:visited-style-name="Visited_20_Internet_20_Link">
<text:span text:style-name="T4">
 Ambassador </text:span>
</text:a>
As it was reported, the band <text:a xlink:type="simple" xlink:href="https://www.ukrinform.ua/rubric-culture/3694025-gurt-probass-hardi-stav-ambasadorom-sturmovoi-brigadi-spartan.html" text:style-name="Internet_20_link" text:visited-style-name="Visited_20_Internet_20_Link">
</text:a>
became the ambassador of the SPartan assault brigade(as part).</text:p>
      <text:p text:style-name="P4">
<text:span text:style-name="T5">
Фото: dpsu.gov.ua</text:span>
</text:p>
      <text:p text:style-name="P4">
News Source: <text:a xlink:type="simple" xlink:href="https://www.ukrinform.ua/rubric-culture/3694031-arsen-mirzoan-stav-ambasadorom-sturmovoi-brigadi-stalevij-kordon.html" text:style-name="Internet_20_link" text:visited-style-name="Visited_20_Internet_20_Link">
https://www.ukrinform.ua/rubric-culture/3694031-arsen-mirzoan-stav-ambasadorom-sturmovoi-brigadi-stalevij-kordon.html</text:a>
</text:p>
      <!--NEWS-->
      <text:h text:style-name="P10" text:outline-level="1">
<text:span text:style-name="T4">
Lubinets explained how to get a military holding certificate in captivity</text:span>
</text:h>
      <text:p text:style-name="P4">
Authors: Ukrinform (Person)</text:p>
      <text:p text:style-name="P4">
Publisher: Укринформ (Organization)</text:p>
      <text:p text:style-name="P4">
Published Time: 2023-04-10T23:55:00+03:00</text:p>
      <text:p text:style-name="P4">
Modified Time: 2023-04-10T23:55:00+03:00</text:p>
      <text:p text:style-name="P4">
Description: A certificate on the stay of the serviceman is issued to the citizens of Ukraine and foreigners - for its receipt a person can apply in person or through a legal representative or a family member online in electronic form or having come personally to a certain institution. - Ukrinform.</text:p>
      <text:p text:style-name="P4">
Images: ["<text:a xlink:type="simple" xlink:href="https://static.ukrinform.com/photos/2022_12/thumb_files/630_360_1671020279-375.jpg" text:style-name="Internet_20_link" text:visited-style-name="Visited_20_Internet_20_Link">
630_360_16710...</text:a>
"]</text:p>
      <text:p text:style-name="P4">
Tags: ['Омбудсмен', 'Військові', 'Полонені', 'Війна з росією', 'Дмитро Лубінець']</text:p>
      <text:p text:style-name="P4">
Type: Article</text:p>
      <!--METADATA-->
      <text:p text:style-name="P4">
<draw:frame draw:style-name="fr1" draw:name="Image191" text:anchor-type="as-char" svg:width="6.9236in" svg:height="3.956343in" draw:z-index="0">
<draw:image xlink:href="../Images/yкринформ/2023-04-10T23-55-00-03-00/630_360_1671020279-375.jpg" xlink:type="simple" xlink:show="embed" xlink:actuate="onLoad" draw:mime-type="image/jpeg"/>
</draw:frame>
The help of a serviceman in captivity is issued to Ukrainian citizens and to the citizens of Ukraine - for its receipt a person can apply personally or through law or a family member online or visiting a certain institution.</text:p>
      <text:p text:style-name="P4">
About it in <text:a xlink:type="simple" xlink:href="https://t.me/dmytro_lubinetzs/2090" text:style-name="Internet_20_link" text:visited-style-name="Visited_20_Internet_20_Link">
</text:a>
Dmitry Lubinets, Ukrinform reports.</text:p>
      <text:p text:style-name="P4">
“In order to obtain a certificate, it is necessary to write an application and submit it to: the Ministry of Defense; another central executive body, which is carried out by the management formations established in accordance with the law; a law enforcement agency or a state -owned state body with law enforcement functions; Commander of the Armed Forces of the Armed Forces; Another formed in accordance with the legal formation or body belonging to the safety forces and the siloborophe of Ukraine, ”the Ombudsman informed.</text:p>
      <text:p text:style-name="P4">
According to him, an application for a certificate of military stay can be written in an arbitrary form, but must contain: military(Special)rank(In case of presence)prisoner, his last name, name, patronymic and method of communication(Mailing address and/or e -mail address, phone number).</text:p>
      <text:p text:style-name="P4">
<text:span text:style-name="T4">
Читайте також:</text:span>
 <text:a xlink:type="simple" xlink:href="https://www.ukrinform.ua/rubric-ato/3693114-koordstab-nagadav-kudi-peredavati-personalni-dani-polonenih-i-zniklih-bezvisti-vijskovih.html" text:style-name="Internet_20_link" text:visited-style-name="Visited_20_Internet_20_Link">
 </text:a>
Among the data listed in this statement must be a military form, a law enforcement or other state body(indicating the structural unit, if such information is known)in whose state the person was at the time of captivity, and the period of stay in places of labery <text:a xlink:type="simple" xlink:href="https://www.ukrinform.ua/tag-vijna-z-rosieu" text:style-name="Internet_20_link" text:visited-style-name="Visited_20_Internet_20_Link">
</text:a>
or intersecting units.</text:p>
      <text:p text:style-name="P4">
According to Lubinets, in the absence of the statement in the statement, the person who filed such a statement is not issued the certificate, which is reported to him.</text:p>
      <text:p text:style-name="P4">
"The certificate of stay in captivity is issued within 30 calendar days of the submission of the application and can be issued personally or sent by mail," he said.</text:p>
      <text:p text:style-name="P4">
As reported by Ukrinform, on April 6, Lubinets explained <text:a xlink:type="simple" xlink:href="https://www.ukrinform.ua/rubric-society/3692211-lubinec-poasniv-na-aku-dopomogu-maut-pravo-ludi-z-timcasovou-nepracezdatnistu.html" text:style-name="Internet_20_link" text:visited-style-name="Visited_20_Internet_20_Link">
</text:a>
 .</text:p>
      <text:p text:style-name="P4">
News Source: <text:a xlink:type="simple" xlink:href="https://www.ukrinform.ua/rubric-ato/3693781-lubinec-poasniv-ak-otrimati-dovidku-pro-perebuvanna-vijskovogo-u-poloni.html" text:style-name="Internet_20_link" text:visited-style-name="Visited_20_Internet_20_Link">
https://www.ukrinform.ua/rubric-ato/3693781-lubinec-poasniv-ak-otrimati-dovidku-pro-perebuvanna-vijskovogo-u-poloni.html</text:a>
</text:p>
      <!--NEWS-->
      <text:h text:style-name="P10" text:outline-level="1">
<text:span text:style-name="T4">
We are preparing to integrate into the peaceful life of our defenders and defenders - Yulia Laputina</text:span>
</text:h>
      <text:p text:style-name="P4">
Author: ['АРМІЯINFORM']</text:p>
      <text:p text:style-name="P4">
Time: 2023-04-10T31:00:00-04:00</text:p>
      <text:p text:style-name="P4">
Description: Mi Gotuyya to ilntegrats in the world of our Zakhisnikiv ib Zakhisnitsy. About Tse Rospovil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2b9de9c5fcab44-yuliya-laputina.jpeg" text:style-name="Internet_20_link" text:visited-style-name="Visited_20_Internet_20_Link">
62b9de9c5fcab44-yuliya-laputina.jpeg</text:a>
']</text:p>
      <text:p text:style-name="P4">
Tags: ['МІНВЕТЕРАНІВ', 'СОЦІАЛЬНИЙ ЗАХИСТ', 'ЮЛІЯ ЛАПУТІНА']</text:p>
      <text:p text:style-name="P4">
Category: News</text:p>
      <!--METADATA-->
      <text:p text:style-name="P4">
<draw:frame draw:style-name="fr1" draw:name="Image192" text:anchor-type="as-char" svg:width="6.9236in" svg:height="4.699123in" draw:z-index="0">
<draw:image xlink:href="../Images/AРМІЯINFORM/2023-04-10T31-00-00-04-00/62b9de9c5fcab44-yuliya-laputina.jpeg" xlink:type="simple" xlink:show="embed" xlink:actuate="onLoad" draw:mime-type="image/jpeg"/>
</draw:frame>
Julia Laputina</text:p>
      <text:p text:style-name="P4">
We are preparing to integrate into the peaceful life of our defenders and defenders. The Minister of Veterans Julia Laputin was about this. She reported that the government has approved and approved the initiative of the Ministry of Veterans of the Transition from a Civil Life's Military Career. This is a normal practice for NATO countries where this system has practice. Our warriors should receive all the necessary help.</text:p>
      <text:p text:style-name="P4">
This is stated in <text:a xlink:type="simple" xlink:href="https://www.kmu.gov.ua/news/yuliia-laputina-my-hotuiemosia-do-intehratsii-v-myrne-zhyttia-nashykh-zakhysnykiv-i-zakhysnyts" text:style-name="Internet_20_link" text:visited-style-name="Visited_20_Internet_20_Link">
message</text:a>
Government portal.</text:p>
      <text:p text:style-name="P4">
“After the victory, many people will return to their communities and we have to create the conditions for them. During this period we will move to the restoration of the country and sustaining. Therefore, it is important to give people the tools of their own development to integrate into the family and the economy of the community, they have received civilian specialty, ” - said the head of the Ministry of Defense.</text:p>
      <text:p text:style-name="P4">
She also reported that thanks to the creation of several pilot projects of the Ministry of Veterans Affairs, together with the Ministry of Education and Science, the centers of veterans development in educational institutions. This allows you to mastery of flexible and available tools for mastering civilians. Also, many aspects of the development of veteran sports are planned.</text:p>
      <text:p text:style-name="P4">
"We all live in the same country and know what real problems are innovative, but now there are practically weekly meetings with the leading of the Prime Minister in order to speed up the process of deburycratization for the maintenance of medical and psychological assistance,"-said Yulia Laputina.</text:p>
      <text:p text:style-name="P4">
She noted separately that the ministry is currently working on a pilot project of veterans assistant in Lviv, Mykolaiv, Dnipropetrovsk, Vinnytsia regions. Serving their activities will be service centers for veterans.</text:p>
      <text:p text:style-name="P4">
"We are creating an ecosystem of promoting veterans integration into a peaceful life. We open the" veterans' windows "in the CNAP where there will be available services," the head of the Ministry of Veterans summarized with this.</text:p>
      <text:p text:style-name="P4">
We will remind, on April 7 the government agreed the draft decree of the President of Ukraine.</text:p>
      <text:p text:style-name="P4">
News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NEWS-->
      <text:h text:style-name="P10" text:outline-level="1">
<text:span text:style-name="T4">
"We are homeless here, we are puppies thrown" - intercepting GUR</text:span>
</text:h>
      <text:p text:style-name="P4">
Author: ['АРМІЯINFORM']</text:p>
      <text:p text:style-name="P4">
Time: 2023-04-10T32:00:00-04:00</text:p>
      <text:p text:style-name="P4">
Description: https://youtu.be/gth6g2c2c2c57no Golovna managed by the Rosvіda of the Mini Defense ... War with Ukraine 2022, War with Ukraine Latest News today,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ОЛОВНЕ УПРАВЛІННЯ РОЗВІДКИ МО УКРАЇНИ', 'ГУР ПЕРЕХОПЛЕННЯ']</text:p>
      <text:p text:style-name="P4">
Category: News</text:p>
      <!--METADATA-->
      <text:p text:style-name="P4">
Main Directorate of Intelligence of the Ministry of Defense of Ukraine <text:a xlink:type="simple" xlink:href="https://gur.gov.ua/content/my---bomzhy-zdes-my---shchenky-broshennye.html" text:style-name="Internet_20_link" text:visited-style-name="Visited_20_Internet_20_Link">
Publicated</text:a>
A new interception of the conversation in which the occupier tells the prototyral absence of military equipment and assistance.</text:p>
      <text:p text:style-name="P4">
At the same time, he said, they have neither equipment nor weapons. There is also something to heat food because there is no fire.</text:p>
      <text:p text:style-name="P4">
In addition, the occupier complains to his interlocutor about the lack of rotation of the among the units of the occupation troops.</text:p>
      <text:p text:style-name="P4">
News Source: <text:a xlink:type="simple" xlink:href="https://armyinform.com.ua/2023/04/10/my-bomzhi-tut-my-czuczenyata-kynuti-perehoplennya-gur/" text:style-name="Internet_20_link" text:visited-style-name="Visited_20_Internet_20_Link">
https://armyinform.com.ua/2023/04/10/my-bomzhi-tut-my-czuczenyata-kynuti-perehoplennya-gur/</text:a>
</text:p>
      <!--NEWS-->
      <text:h text:style-name="P10" text:outline-level="1">
<text:span text:style-name="T4">
The Center for Combating Misinformation Develops new Russian fakes</text:span>
</text:h>
      <text:p text:style-name="P4">
Author: ['АРМІЯINFORM']</text:p>
      <text:p text:style-name="P4">
Time: 2023-04-10T33:00:00-04:00</text:p>
      <text:p text:style-name="P4">
Description: The Center for the Wizin -Format at the RNBO of Ukraine about fakes that is just format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6/fejky.jpg" text:style-name="Internet_20_link" text:visited-style-name="Visited_20_Internet_20_Link">
fejky.jpg</text:a>
']</text:p>
      <text:p text:style-name="P4">
Tags: ['STOPRUSSIA', 'АГРЕСІЯ РФ', 'ВТОРГНЕННЯ РФ', 'РОСІЙСЬКІ ФЕЙКИ', 'ФЕЙКИ РФ']</text:p>
      <text:p text:style-name="P4">
Category: News</text:p>
      <!--METADATA-->
      <text:p text:style-name="P4">
<draw:frame draw:style-name="fr1" draw:name="Image193" text:anchor-type="as-char" svg:width="6.9236in" svg:height="5.181533in" draw:z-index="0">
<draw:image xlink:href="../Images/AРМІЯINFORM/2023-04-10T33-00-00-04-00/fejky.jpg" xlink:type="simple" xlink:show="embed" xlink:actuate="onLoad" draw:mime-type="image/jpeg"/>
</draw:frame>
.(https://www.facebook.com/hashtag/%D1%86%D0%BF%D0%B4_%D1%96%D0%BD%D1%84%D0%BE%D1%80%D0%BC%D1%83%D1%94?<text:span text:style-name="T4">
eep</text:span>
=6&amp;<text:span text:style-name="T4">
cft</text:span>
%5b0%5d=AZW9OmdDrFDQFE53k2liisD1987FI9LKdsobiDuytMQiXG1Q2sUdgP0mxu4zdG3TPKLfryzX_rz3dWWrNmZ11ksc9VSkUPCGGIhM2HbGop2ZoXPSVSwFUTiXlsKkQRo3R4eCuxs9ZjNtZRdvbSOUrM_QO60OK3XuKoQnq9AbBD0AwheNxfo1nv86azSHLlu1BOA&amp;<text:span text:style-name="T4">
tn</text:span>
=*NK-R)About fakes and misinformation campaigns found from 3.04 to 9.04</text:p>
      <ul>
        <li>
          <text:p text:style-name="P4">
Video with the appeal of Ukrainian defenders from 53 OMBs named after Prince Vladimir Monomakh to the Commander -in -Chief »Stones Easter from the French * Advertising on the New York subway from the Foreign Ministry of Ukraine with agitation to join the international legion of all locals who have no work * Order of the Kherson SBU Kherson Directorate for the Murder »UOC -MP in the village. Novopoltavka of the Nikolaev area</text:p>
        </li>
        <li>
          <text:p text:style-name="P4">
Cover of the French newspaper Charlie Hebdo with the image of a dramatic Jesus, Russian President V. Putin and frightened President of Ukraine V. Zelensky * Stand in Milan with a photo of President V. Zelensky, who sucks money donations through a hole in his nostrils</text:p>
        </li>
      </ul>
      <text:p text:style-name="P4">
News Source: <text:a xlink:type="simple" xlink:href="https://armyinform.com.ua/2023/04/10/czentr-protydiyi-dezinformacziyi-rozvinchuye-rosijski-fejkovi-video/" text:style-name="Internet_20_link" text:visited-style-name="Visited_20_Internet_20_Link">
https://armyinform.com.ua/2023/04/10/czentr-protydiyi-dezinformacziyi-rozvinchuye-rosijski-fejkovi-video/</text:a>
</text:p>
      <!--NEWS-->
      <text:h text:style-name="P10" text:outline-level="1">
<text:span text:style-name="T4">
For Ukrainians, free travel by train from Poland to Germany</text:span>
</text:h>
      <text:p text:style-name="P4">
Author: ['АРМІЯINFORM']</text:p>
      <text:p text:style-name="P4">
Time: 2023-04-10T34:00:00-04:00</text:p>
      <text:p text:style-name="P4">
Description: Say about the pass "Message - Hanover." Nomanov’s perplexed provyzd for Ukrainian ... War with Ukraine 2022, War with Ukraine Latest News today, News War with Ukraine 2022 The last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4/img_20230409_105155_656.jpg" text:style-name="Internet_20_link" text:visited-style-name="Visited_20_Internet_20_Link">
img_20230409_105155_656.jpg</text:a>
']</text:p>
      <text:p text:style-name="P4">
Tags: ['МІНРЕІНТЕГРАЦІЇ']</text:p>
      <text:p text:style-name="P4">
Category: News</text:p>
      <!--METADATA-->
      <text:p text:style-name="P4">
<draw:frame draw:style-name="fr1" draw:name="Image194" text:anchor-type="as-char" svg:width="6.9236in" svg:height="3.894525in" draw:z-index="0">
<draw:image xlink:href="../Images/AРМІЯINFORM/2023-04-10T34-00-00-04-00/img_20230409_105155_656.jpg" xlink:type="simple" xlink:show="embed" xlink:actuate="onLoad" draw:mime-type="image/jpeg"/>
</draw:frame>
Illustrative photo</text:p>
      <text:p text:style-name="P4">
It is about the Przemysl - Hanover train. Free travel for Ukrainians was continued by the end of May 2023, <text:a xlink:type="simple" xlink:href="https://minre.gov.ua/2023/04/09/bezoplatnyj-proyizd-potyagom-z-polshhi-do-nimechchyny-dlya-ukrayincziv-prodovzheno/" text:style-name="Internet_20_link" text:visited-style-name="Visited_20_Internet_20_Link">
reports</text:a>
Ministry of Reintegration of Temporarily Occupied Territories of Ukraine.</text:p>
      <text:p text:style-name="P4">
Departure from Przemysl will take place on the odd numbers of April at 22:30. You do not need to have planting coupons. All you have to do is present a citizen of Ukraine or other identity document.</text:p>
      <text:p text:style-name="P4">
Priority in transportation is given to people who have bracelets from the Polish red cross, families with children, elderly people and persons. In the case of lack of vacancies, you should contact the Volunteer Cross. They will help with placement, and also guaranteed the next train.</text:p>
      <text:p text:style-name="P4">
In Hanover, passengers are greeted by employees or volunteers who will indicate the Marthaw to the Centers.</text:p>
      <text:p text:style-name="P4">
News Source: <text:a xlink:type="simple" xlink:href="https://armyinform.com.ua/2023/04/10/dlya-ukrayincziv-prodovzheno-bezoplatnyj-proyizd-potyagom-z-polshhi-do-nimechchyny/" text:style-name="Internet_20_link" text:visited-style-name="Visited_20_Internet_20_Link">
https://armyinform.com.ua/2023/04/10/dlya-ukrayincziv-prodovzheno-bezoplatnyj-proyizd-potyagom-z-polshhi-do-nimechchyny/</text:a>
</text:p>
      <!--NEWS-->
      <text:h text:style-name="P10" text:outline-level="1">
<text:span text:style-name="T4">
If we do not resolve the issue of "Russia", all other issues will be extremely difficult for us - Alexei Danilov</text:span>
</text:h>
      <text:p text:style-name="P4">
Author: ['АРМІЯINFORM']</text:p>
      <text:p text:style-name="P4">
Time: 2023-04-10T35:00:00-04:00</text:p>
      <text:p text:style-name="P4">
Description: About Tse, the secretary for the sake of National Bezpeki, the defense of Oleksii Danylov PID Hou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39260004_961995198578812_8596379817614800417_n.jpg" text:style-name="Internet_20_link" text:visited-style-name="Visited_20_Internet_20_Link">
339260004_961995198578812_8596379817614800417_n.jpg</text:a>
']</text:p>
      <text:p text:style-name="P4">
Tags: ['НАЦІОНАЛЬНА ПЛАНФОРМА СТІЙКОСТІ ТА ЗГУРТОВАНОСТІ', 'ОЛЕКСІЙ ДАНІЛОВ', 'РНБО УКРАЇНИ', 'СТІЙКА УКРАЇНА']</text:p>
      <text:p text:style-name="P4">
Category: News</text:p>
      <!--METADATA-->
      <text:p text:style-name="P4">
<draw:frame draw:style-name="fr1" draw:name="Image195" text:anchor-type="as-char" svg:width="6.9236in" svg:height="4.621503in" draw:z-index="0">
<draw:image xlink:href="../Images/AРМІЯINFORM/2023-04-10T35-00-00-04-00/339260004_961995198578812_8596379817614800417_n.jpg" xlink:type="simple" xlink:show="embed" xlink:actuate="onLoad" draw:mime-type="image/jpeg"/>
</draw:frame>
About it <text:a xlink:type="simple" xlink:href="https://www.facebook.com/events/728634982233066/" text:style-name="Internet_20_link" text:visited-style-name="Visited_20_Internet_20_Link">
told</text:a>
Secretaries of National Security and Defense Alexey Danilov during the discussion "Ukraine before the face of external challenges".</text:p>
      <text:p text:style-name="P4">
He is convinced that Russia's fragmentation has already begun, and the decision of a full -scale invasion of February 24, 2022 only accelerated this process.</text:p>
      <text:p text:style-name="P4">
“This fragmentation occurs regardless of the desire of some countries, including Western countries. Everything will start with the Caucasus. And it will continue or not, it depends on us, ”the NSDC secretary emphasized.</text:p>
      <text:p text:style-name="P4">
If the fragmentation process does not complete, the issue of stability of Ukraine will constantly interrupt on the agenda.</text:p>
      <text:p text:style-name="P4">
“The country that is in the risk zone does not attract investors. It is not necessary to vitrate that money will be used, regardless of the safety situation. There is a great deal of countries in the world where you can invest without risk. Therefore, if we are not abandoned by Russia's issues, then all other issues will be extremely difficult for us, ”Alexei Danilov said.</text:p>
      <text:p text:style-name="P4">
In his opinion, new unions and tasks of Ukraine will be formed in the world and the region to make them protect themselves from Russia with their help.</text:p>
      <text:p text:style-name="P4">
The NSDC Secretary also shared a forecast for the development of the world. The National Security Council has developed five basic scenarios, among them:</text:p>
      <text:p text:style-name="P4">
1 . revival of democracies and a one -pole world accompanied by the United States</text:p>
      <text:p text:style-name="P4">
2 . a variable world under the influence of China</text:p>
      <text:p text:style-name="P4">
3 . a two -pole world in which the US and China will rule</text:p>
      <text:p text:style-name="P4">
4 . Multipolar world, or the world fragmented into several economic and safety blocks</text:p>
      <text:p text:style-name="P4">
5 . EU and China coalition that will have the greatest impact</text:p>
      <text:p text:style-name="P4">
Alexei Danilov is convinced that the most likely is the scenario of the transition of the additive world, or the competitive coexistence of the two countries.</text:p>
      <text:p text:style-name="P4">
News Source: <text:a xlink:type="simple" xlink:href="https://armyinform.com.ua/2023/04/10/yakshho-my-ne-vyrishuyemo-pytannya-rosiyi-vsi-inshi-pytannya-budut-dlya-nas-vkraj-vazhkymy-oleksij-danilov/" text:style-name="Internet_20_link" text:visited-style-name="Visited_20_Internet_20_Link">
https://armyinform.com.ua/2023/04/10/yakshho-my-ne-vyrishuyemo-pytannya-rosiyi-vsi-inshi-pytannya-budut-dlya-nas-vkraj-vazhkymy-oleksij-danilov/</text:a>
</text:p>
      <!--NEWS-->
      <text:h text:style-name="P10" text:outline-level="1">
<text:span text:style-name="T4">
The European Union discusses with the G7 countries a special tribunal about Russia's aggression - the European Commissar</text:span>
</text:h>
      <text:p text:style-name="P4">
Author: ['АРМІЯINFORM']</text:p>
      <text:p text:style-name="P4">
Time: 2023-04-10T36:00:00-04:00</text:p>
      <text:p text:style-name="P4">
Description: The Hovropysky Union is a consideration of the Country “Great SiMki” (G7) is possible ... The war with Ukraine 2022, the war with Ukraine is the latest news today, the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30_360_1546125589-202.jpeg" text:style-name="Internet_20_link" text:visited-style-name="Visited_20_Internet_20_Link">
630_360_1546125589-202.jpeg</text:a>
']</text:p>
      <text:p text:style-name="P4">
Tags: ['G7', 'STOPRUSSIA', 'YES', 'АГРЕСІЯ РФ', 'ВЕЛИКА СІМКА', 'ВТОРГНЕННЯ РФ', 'ЄВРОКОМІСАР', 'СПЕЦТРИБУНАЛ ПРОТИ РФ']</text:p>
      <text:p text:style-name="P4">
Category: News</text:p>
      <!--METADATA-->
      <text:p text:style-name="P4">
<draw:frame draw:style-name="fr1" draw:name="Image196" text:anchor-type="as-char" svg:width="6.9236in" svg:height="3.956343in" draw:z-index="0">
<draw:image xlink:href="../Images/AРМІЯINFORM/2023-04-10T36-00-00-04-00/630_360_1546125589-202.jpeg" xlink:type="simple" xlink:show="embed" xlink:actuate="onLoad" draw:mime-type="image/jpeg"/>
</draw:frame>
The European Union continues to discuss with the countries of the Great Seven(G7)Possibilities of creating a special tribunal for the prosecution of Russian aggression against Ukraine. The European Commissioner for Justice Didierenders told about it in an interview <text:a xlink:type="simple" xlink:href="https://english.kyodonews.net/news/2023/04/b59d43b0083a-eu-justice-chief-seeks-g-7-unity-on-tribunal-for-russia-over-ukraine.html" text:style-name="Internet_20_link" text:visited-style-name="Visited_20_Internet_20_Link">
Kyodonews.</text:a>
“During the presidency of Japan in G7 we will continue(Discussion with the countries of the Great Seven. - <text:span text:style-name="T4">
 </text:span>
.)to see if the same approach is possible. What is now put on the map is a crime of aggression, ”said Didier Reinders.</text:p>
      <text:p text:style-name="P4">
He stressed that in cooperation with the Ukrainian judicial bodies, the EU in the International Criminal Court of the United Nations is studying the possibility of creating a special tribunal or mixed tribunal with the participation of Ukrainian and international judges in the court prosecution of Russia for a crime of aggression against Ukraine.</text:p>
      <text:p text:style-name="P4">
Justice ministers of G7 - Great Britain, Canada, France, Germany, Italy, Japan, the United States and the European Union - during a meeting on July 7 in Tokyo, among other things, they plan In Ukraine, during the War solved by Moscow.</text:p>
      <text:p text:style-name="P4">
We will remind, President Volodymyr Zelenskyy believes that a special tribunal for attracting the Russian leadership for aggression against Ukraine will be created after the end of the war. The work on its format and text -web drawer of the relevant UN resolution is currently underway.</text:p>
      <text:p text:style-name="P4">
News Source: <text:a xlink:type="simple" xlink:href="https://armyinform.com.ua/2023/04/10/yevrosoyuz-obgovoryuye-z-krayinamy-g7-specztrybunal-shhodo-zlochynu-agresiyi-rosiyi-yevrokomisar/" text:style-name="Internet_20_link" text:visited-style-name="Visited_20_Internet_20_Link">
https://armyinform.com.ua/2023/04/10/yevrosoyuz-obgovoryuye-z-krayinamy-g7-specztrybunal-shhodo-zlochynu-agresiyi-rosiyi-yevrokomisar/</text:a>
</text:p>
      <!--NEWS-->
      <text:h text:style-name="P10" text:outline-level="1">
<text:span text:style-name="T4">
Russians use artillery to compensate for a decrease in offensive potential - an institute of war study</text:span>
</text:h>
      <text:p text:style-name="P4">
Author: ['АРМІЯINFORM']</text:p>
      <text:p text:style-name="P4">
Time: 2023-04-10T37:00:00-04:00</text:p>
      <text:p text:style-name="P4">
Description: PRIPS those, the Army of the Russian Federation Vedei Black Updowns, the Front, Vyannya Zagal ... War with Ukraine 2022, War with Ukraine Latest news today, News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5/artyleriya-rf.jpg" text:style-name="Internet_20_link" text:visited-style-name="Visited_20_Internet_20_Link">
artyleriya-rf.jpg</text:a>
']</text:p>
      <text:p text:style-name="P4">
Tags: ['АРТИЛЕРІЯ РФ', 'ЗВІТ ІНСТИТУТУ ВИВЧЕННЯ ВІЙНИ', 'ІНСТИТУТ ВИВЧЕННЯ ВІЙНИ']</text:p>
      <text:p text:style-name="P4">
Category: News</text:p>
      <!--METADATA-->
      <text:p text:style-name="P4">
<draw:frame draw:style-name="fr1" draw:name="Image197" text:anchor-type="as-char" svg:width="6.9236in" svg:height="3.750283in" draw:z-index="0">
<draw:image xlink:href="../Images/AРМІЯINFORM/2023-04-10T37-00-00-04-00/artyleriya-rf.jpg" xlink:type="simple" xlink:show="embed" xlink:actuate="onLoad" draw:mime-type="image/jpeg"/>
</draw:frame>
Illustrative photo</text:p>
      <text:p text:style-name="P4">
Despite the fact that the army of the Russian Federation is fighting along the entire front line, its advancement is approaching the climax, so the occupiers use artillery to compensate for reduced offensive potential.</text:p>
      <text:p text:style-name="P4">
About it in your <text:a xlink:type="simple" xlink:href="https://www.understandingwar.org/backgrounder/russian-offensive-campaign-assessment-april-8-2023" text:style-name="Internet_20_link" text:visited-style-name="Visited_20_Internet_20_Link">
report</text:a>
reports the Institute of War Study(Isw).</text:p>
      <text:p text:style-name="P4">
Зазначається, що 8 квітня голова Ради резервістів Сухопутних військ УкраїниІван Тимочко повідомив, що російські війська ведуть бої на всій лінії фронту,але наступальний потенціал росії продовжує знижуватися і що нинішні російськіатаки спрямовані на відволікання і розпорошення українських військ вочікуванні контрнаступальних операцій.</text:p>
      <text:p text:style-name="P4">
Також повідомляється, що Іван Тимочко оцінив атаки рф, зокрема в районіБахмута та Авдіївки. Зазначається, що за його словами російські війська недосягають серйозних успіхів на жодній ділянці фронту, зазначивши, що темпиобстрілів у Бахмуті та навколо нього дещо знизилися на одних ділянках, а наінших — повністю зупинилися.</text:p>
      <text:p text:style-name="P4">
А російський наступ на Авдіївку, за оцінкою Тимочка — «захлинувся». Вінпідкреслив, що рф досі не взяла під контроль Мар’їнку, незважаючи на те, що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News Source: <text:a xlink:type="simple" xlink:href="https://armyinform.com.ua/2023/04/10/rosiyany-vykorystovuyut-artyleriyu-shhob-kompensuvaty-znyzhennya-nastupalnogo-potenczialu-instytut-vyvchennya-vijny/" text:style-name="Internet_20_link" text:visited-style-name="Visited_20_Internet_20_Link">
https://armyinform.com.ua/2023/04/10/rosiyany-vykorystovuyut-artyleriyu-shhob-kompensuvaty-znyzhennya-nastupalnogo-potenczialu-instytut-vyvchennya-vijny/</text:a>
</text:p>
      <!--NEWS-->
      <text:h text:style-name="P10" text:outline-level="1">
<text:span text:style-name="T4">
Our aviation during the day struck six blows on the enemy</text:span>
</text:h>
      <text:p text:style-name="P4">
Author: ['АРМІЯINFORM']</text:p>
      <text:p text:style-name="P4">
Time: 2023-04-10T38:00:00-04:00</text:p>
      <text:p text:style-name="P4">
Description: Ukrainian Avіaatsіya for Doba took 6 strokes in the districts of Zserdzhennya ...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198" text:anchor-type="as-char" svg:width="6.9236in" svg:height="4.658699in" draw:z-index="0">
<draw:image xlink:href="../Images/AРМІЯINFORM/2023-04-10T38-00-00-04-00/avicziya_udar-e1680493056934.jpg" xlink:type="simple" xlink:show="embed" xlink:actuate="onLoad" draw:mime-type="image/jpeg"/>
</draw:frame>
Illustrative Photo <text:span text:style-name="T4">
 🔥 Situation on Russian invasion </text:span>
</text:p>
      <text:p text:style-name="P4">
Ukrainian aviation per day made 6 beats in the areas of concentration of the invaders, <text:a xlink:type="simple" xlink:href="https://www.facebook.com/GeneralStaff.ua/posts/pfbid0V5TJKFi17GkmUSbrX348ZJ8WdwHhTAXSbpCHsSByVGv7vVKyFnEP4SZHX1sPTiKil" text:style-name="Internet_20_link" text:visited-style-name="Visited_20_Internet_20_Link">
reports</text:a>
General Staff of the Armed Forces of Ukraine.</text:p>
      <text:p text:style-name="P4">
"6 enemy UAVs were shot: 3 - type" Lancet ", 2 -" hall "and 1 -" Supercas "", "is in the message.</text:p>
      <text:p text:style-name="P4">
The General Staff of the Armed Forces of Ukraine states that information on the loss of the enemy is constantly consistent.</text:p>
      <text:p text:style-name="P4">
News Source: <text:a xlink:type="simple" xlink:href="https://armyinform.com.ua/2023/04/10/nasha-aviacziya-protyagom-doby-zavdala-shist-udariv-po-vorogu-2/" text:style-name="Internet_20_link" text:visited-style-name="Visited_20_Internet_20_Link">
https://armyinform.com.ua/2023/04/10/nasha-aviacziya-protyagom-doby-zavdala-shist-udariv-po-vorogu-2/</text:a>
</text:p>
      <!--NEWS-->
      <text:h text:style-name="P10" text:outline-level="1">
<text:span text:style-name="T4">
The Russians again fired at peaceful cities in Donetsk region, Kharkiv, Zaporozhye - are dead and injured</text:span>
</text:h>
      <text:p text:style-name="P4">
Author: ['АРМІЯINFORM']</text:p>
      <text:p text:style-name="P4">
Time: 2023-04-10T39:00:00-04:00</text:p>
      <text:p text:style-name="P4">
Description: About the General Headquarters of the ZS Ukrainian. “The enemy has passed ... the war with Ukraine 2022, the war with Ukraine is the latest news today,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У']</text:p>
      <text:p text:style-name="P4">
Category: News</text:p>
      <!--METADATA-->
      <text:p text:style-name="P4">
<draw:frame draw:style-name="fr1" draw:name="Image199" text:anchor-type="as-char" svg:width="6.9236in" svg:height="3.894525in" draw:z-index="0">
<draw:image xlink:href="../Images/AРМІЯINFORM/2023-04-10T39-00-00-04-00/1040728078_0_0_3146_1770_1920x0_80_0_0_1665f11f0531350b041e17426b426c1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Over the past day, the enemy has struck 26 aircraft and 4 rocket strokes. 2 Russian missiles, released from the C-300 SMRC, hit the objects of civil infrastructure of Zaporozhye, are dead and injured among civilians, destroyed and damaged residential buildings. Also, 2 missiles with S-300 Russian occupiers released on the object of civilian infrastructure of Kikostyantynivka, which is in Donetsk region. In addition, the enemy made 60 shelling of the reactive systems of volley fire on the positions of our troops and the civil infrastructure of settlements. As a result of the hit, the objectical infrastructure of the cities of Kupyansk in Kharkiv and Druzhkivka Nadonechyna was injured. There are injured among civilians, damaged residential buildings.</text:p>
      <text:p text:style-name="P4">
The likelihood of missile and aviation strikes remains high throughout Ukraine, ”the message reads.</text:p>
      <text:p text:style-name="P4">
News Source: <text:a xlink:type="simple" xlink:href="https://armyinform.com.ua/2023/04/10/rosiyany-znovu-obstrilyaly-myrni-mista-na-donechchyni-harkivshhyni-zaporizhzhi-ye-zagybli-ta-poraneni/" text:style-name="Internet_20_link" text:visited-style-name="Visited_20_Internet_20_Link">
https://armyinform.com.ua/2023/04/10/rosiyany-znovu-obstrilyaly-myrni-mista-na-donechchyni-harkivshhyni-zaporizhzhi-ye-zagybli-ta-poraneni/</text:a>
</text:p>
      <!--NEWS-->
      <text:h text:style-name="P10" text:outline-level="1">
<text:span text:style-name="T4">
Defense forces in a day repelled 58 attacks of Russian troops, 30 of them - in the Bakhmut area</text:span>
</text:h>
      <text:p text:style-name="P4">
Author: ['АРМІЯINFORM']</text:p>
      <text:p text:style-name="P4">
Time: 2023-04-10T40:00:00-04:00</text:p>
      <text:p text:style-name="P4">
Description: About the General Headquarters of the ZS Ukrainian. “The opponent is a sinking of ZoSEREDZHUVATI ... The war with Ukraine 2022, the war with Ukraine is the latest news today, the war with Ukraine 2022 is the last for today, will there be a war between Ukraine and Russia and when, the war with Ukraine in 2022 will be or not, whether it will be, will there be The war with Ukraine in the near future says, the war with Ukraine, Ukrainian news today, Ukrainian news in Ukrainian media in Russian</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text:p>
      <text:p text:style-name="P4">
Category: News</text:p>
      <!--METADATA-->
      <text:p text:style-name="P4">
<draw:frame draw:style-name="fr1" draw:name="Image200" text:anchor-type="as-char" svg:width="6.9236in" svg:height="4.543613in" draw:z-index="0">
<draw:image xlink:href="../Images/AРМІЯINFORM/2023-04-10T40-00-00-04-00/viyskovi_ef2a6-1.jpg" xlink:type="simple" xlink:show="embed" xlink:actuate="onLoad" draw:mime-type="image/jpeg"/>
</draw:frame>
<text:span text:style-name="T4">
 🔥 Situation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The enemy continues to focus the main efforts on the offensive, the acting Liman, Bakhmut, Avdiiv and Mariinsky directions. The joint day, thanks to the courage of each warrior, was reflected 58 attacks opposed to these directions.</text:p>
      <text:p text:style-name="P4">
<text:span text:style-name="T4">
 In the Volyn, Polissya, Siversky and Slobozhansky directions </text:span>
 Operational situation without significant changes, signs of formation of the offensive groups of the enemy were not detected.</text:p>
      <text:p text:style-name="P4">
The enemy continues to retain military presence in the border with Ukraine districts of Kursk and Belgorod regions. In the border areas of the Kursk region, the proponent continues the engineering equipment of the terrain.</text:p>
      <text:p text:style-name="P4">
During the last day, the enemy fired at the settlements of Yasna Polyana Tagremyach <text:span text:style-name="T4">
 Chernihiv region </text:span>
; Baranivka, Volfine, Zozillya and Popivka <text:span text:style-name="T4">
 Sumy region </text:span>
, as well as veterinary, Kozacha Lopan, Mala Danilovka, Hatyshche, Ustinovka, Milove, Greater Burluk and Poplar in <text:span text:style-name="T4">
 Kharkiv region </text:span>
.</text:p>
      <text:p text:style-name="P4">
<text:span text:style-name="T4">
 In the Kupyansk direction </text:span>
 enemy shelling was suffered by the settlements of Krasne, Novomlinsk, two -year, Western and May Day of Kharkiv region.</text:p>
      <text:p text:style-name="P4">
<text:span text:style-name="T4">
 In the Lyman direction </text:span>
 last day the enemy led unsuccessful offensive in the south of the Dibrova. Artillery shelling of Valvyoslovskoye, Cherneshchyna, Makeevka, Nevskoye, Yampolivka, Bigorivka of Lugansk region, as well as wells, Torke, Siversk, controversial and Brest Donetsk region.</text:p>
      <text:p text:style-name="P4">
<text:span text:style-name="T4">
 In the Bakhmut direction </text:span>
 the enemy continues to take offensive actions, tries to take control of the city of Bakhmut, fierce fighting continues. Last day, the enemy conducted unsuccessful offensive actions in the district east of the settlement of Bogdanivka and near the chrome. Silboron units repelled more than 30 enemy attacks on the specified area of the front. Vasyukivka, Zaliznyanske, Minskivka, Orikhovo-Vasylivka, Markovo, Bakhmut, Chrome, Ivanivske, Yar Yar, White Gora, Zalarivka, Friendship and Iron Donetsk region were injured.<text:span text:style-name="T4">
 In the mineral direction </text:span>
 during the day the enemy of offensive actions did not carry out shelling of the settlements of Pobeda, Novomykhailivka, Bogoyavlenka, Shakhtarskaya, Novoukrainka, Velikovrainka, Veliky Novosilka, Prykistivka and Golden Niva Niva Nadonechyna, ”the message reads.</text:p>
      <text:p text:style-name="P4">
News Source: <text:a xlink:type="simple" xlink:href="https://armyinform.com.ua/2023/04/10/syly-oborony-za-mynulu-dobu-vidbyly-58-atak-rosijskyh-vijsk-30-iz-nyh-v-rajoni-bahmuta/" text:style-name="Internet_20_link" text:visited-style-name="Visited_20_Internet_20_Link">
https://armyinform.com.ua/2023/04/10/syly-oborony-za-mynulu-dobu-vidbyly-58-atak-rosijskyh-vijsk-30-iz-nyh-v-rajoni-bahmuta/</text:a>
</text:p>
      <!--NEWS-->
      <text:h text:style-name="P10" text:outline-level="1">
<text:span text:style-name="T4">
In Zaporozhye, the occupiers continue forced certification of the population and take fingerprints</text:span>
</text:h>
      <text:p text:style-name="P4">
Author: ['АРМІЯINFORM']</text:p>
      <text:p text:style-name="P4">
Time: 2023-04-10T41:00:00-04:00</text:p>
      <text:p text:style-name="P4">
Description: About the General Headquarters of the ZS Ukrainian. “Rosіyskі PROPPANT ... War with Ukraine 2022, War with Ukraine Latest News Today, News War with Ukraine 2022 Last for today, will there be a war between Ukraine and Russia and when, there will be a war with Ukraine in 2022, whether there will be, whether there will be a war in 2022, whether it will be, will it be The war with Ukraine in the near future says, the war with Ukraine, Ukrainian news today, Ukrainian news in Ukrainian media in Russian</text:p>
      <text:p text:style-name="P4">
Images: ['<text:a xlink:type="simple" xlink:href="https://armyinform.com.ua/wp-content/uploads/2023/02/passports.jpg" text:style-name="Internet_20_link" text:visited-style-name="Visited_20_Internet_20_Link">
passports.jpg</text:a>
']</text:p>
      <text:p text:style-name="P4">
Tags: ['STOPRUSSIA', 'АГРЕСІЯ РФ', 'ВТОРГНЕННЯ РФ', 'ГШ ЗСУ', 'ЗАПОРІЗЬКА ОБЛАСТЬ', 'ПАСПОРТИЗАЦІЯ УКРАЇНЦІВ', 'ПРИМУСОВА ПАСПОРТИЗАЦІЯ']</text:p>
      <text:p text:style-name="P4">
Category: News</text:p>
      <!--METADATA-->
      <text:p text:style-name="P4">
<draw:frame draw:style-name="fr1" draw:name="Image201" text:anchor-type="as-char" svg:width="6.9236in" svg:height="3.894525in" draw:z-index="0">
<draw:image xlink:href="../Images/AРМІЯINFORM/2023-04-10T41-00-00-04-00/passports.jpg" xlink:type="simple" xlink:show="embed" xlink:actuate="onLoad" draw:mime-type="image/jpeg"/>
</draw:frame>
Photo -illustrative <text:span text:style-name="T4">
 🔥 Situation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The Russian invaders continue the forced certification of the population of the temporarily fixed territory of Zaporizhzhya region. In particular, in the city of Tokmak, the Russian -occupying so -called "authorities" reported that in order to obtain a Russian passport it is necessary to submit a passport of a citizen of Ukraine, a certificate of birth of the tastes of fingerprints. It is noted that the original passport of the citizen of Ukraine and the certificate of birth will seem to turn back, ”the message reads.</text:p>
      <text:p text:style-name="P4">
News Source: <text:a xlink:type="simple" xlink:href="https://armyinform.com.ua/2023/04/10/na-zaporizhzhi-okupanty-prodovzhuyut-prymusovu-pasportyzacziyu-naselennya-ta-berut-vidbytky-palcziv/" text:style-name="Internet_20_link" text:visited-style-name="Visited_20_Internet_20_Link">
https://armyinform.com.ua/2023/04/10/na-zaporizhzhi-okupanty-prodovzhuyut-prymusovu-pasportyzacziyu-naselennya-ta-berut-vidbytky-palcziv/</text:a>
</text:p>
      <!--NEWS-->
      <text:h text:style-name="P10" text:outline-level="1">
<text:span text:style-name="T4">
A fake bot that masked under the official source of the SZRU appeared on the network</text:span>
</text:h>
      <text:p text:style-name="P4">
Author: ['АРМІЯINFORM']</text:p>
      <text:p text:style-name="P4">
Time: 2023-04-10T42:00:00-04:00</text:p>
      <text:p text:style-name="P4">
Description: The Service of Callonies of the Okryanyanovye, the Telegram-Bot Szru_govua_bot is not May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sluzhba-zovnishnoyi-rozvidky-ukrayiny-vazhlyvo.jpg" text:style-name="Internet_20_link" text:visited-style-name="Visited_20_Internet_20_Link">
sluzhba-zovnishnoyi-rozvidky-ukrayiny-vazhlyvo.jpg</text:a>
']</text:p>
      <text:p text:style-name="P4">
Tags: ['СЛУЖБА ЗОВНІШНЬОЇ РОЗВІДКИ УКРАЇНИ']</text:p>
      <text:p text:style-name="P4">
Category: News</text:p>
      <!--METADATA-->
      <text:p text:style-name="P4">
<draw:frame draw:style-name="fr1" draw:name="Image202" text:anchor-type="as-char" svg:width="6.9236in" svg:height="3.894525in" draw:z-index="0">
<draw:image xlink:href="../Images/AРМІЯINFORM/2023-04-10T42-00-00-04-00/sluzhba-zovnishnoyi-rozvidky-ukrayiny-vazhlyvo.jpg" xlink:type="simple" xlink:show="embed" xlink:actuate="onLoad" draw:mime-type="image/jpeg"/>
</draw:frame>
** External Intelligence Service <text:a xlink:type="simple" xlink:href="https://www.facebook.com/SZRUkraine/posts/pfbid0tCzSgpsXCfLUbnuhd1QdQ2SttetGRzyMj9AvcnEoTmagteXLxgLsME4ApGxkifcWl" text:style-name="Internet_20_link" text:visited-style-name="Visited_20_Internet_20_Link">
reports</text:a>
that the Szru_govua_Bot telegram botth has nothing to do with the activities of the SZRU. This program is created by fraudsters for seizure of personal data.</text:p>
      <text:p text:style-name="P4">
We would like to remind you that the only official pages of the SZRU on the Internet are official site organizations and a verified page on Facebook.</text:p>
      <text:p text:style-name="P4">
The service is currently taking all necessary measures to stop the bot.</text:p>
      <text:p text:style-name="P4">
Be vigilant and do not tell your personal data to fraudsters.</text:p>
      <text:p text:style-name="P4">
News Source: <text:a xlink:type="simple" xlink:href="https://armyinform.com.ua/2023/04/10/v-merezhi-zyavyvsya-fejkovyj-bot-shho-maskuyetsya-pid-oficzijne-dzherelo-szru/" text:style-name="Internet_20_link" text:visited-style-name="Visited_20_Internet_20_Link">
https://armyinform.com.ua/2023/04/10/v-merezhi-zyavyvsya-fejkovyj-bot-shho-maskuyetsya-pid-oficzijne-dzherelo-szru/</text:a>
</text:p>
      <!--NEWS-->
      <text:h text:style-name="P10" text:outline-level="1">
<text:span text:style-name="T4">
In the border areas of Belgorod and Kursk regions, Russians retain military presence</text:span>
</text:h>
      <text:p text:style-name="P4">
Author: ['АРМІЯINFORM']</text:p>
      <text:p text:style-name="P4">
Time: 2023-04-10T43:00:00-04:00</text:p>
      <text:p text:style-name="P4">
Description: About the General Headquarters of the ZS Ukrainian. “The Vorog Nadali Zberiga Vіskov ... War with Ukraine 2022, the war with Ukraine is the latest news today, the news war with Ukraine 2022 The last for today, will there be a war between Ukraine and Russia and when, there will be a war with Ukraine in 2022, or not, will be or not. whether the war with Ukraine in the near future says, the war with Ukraine, Ukrainian news today, Ukrainian news in Ukrainian media in Russian</text:p>
      <text:p text:style-name="P4">
Images: ['<text:a xlink:type="simple" xlink:href="https://armyinform.com.ua/wp-content/uploads/2023/01/pryhovana-mobilizacziya.jpg" text:style-name="Internet_20_link" text:visited-style-name="Visited_20_Internet_20_Link">
pryhovana-mobilizacziya.jpg</text:a>
']</text:p>
      <text:p text:style-name="P4">
Tags: ['STOPRUSSIA', 'АГРЕСІЯ РФ', 'БЄЛГОРОДСЬКА ОБЛАСЬ', 'ВТОРГНЕННЯ РФ', 'ГШ ЗСУ', 'КУРСЬКА ОБЛАСТЬ', 'ПРИКОРДОННІ РАЙОНИ', 'СКУПЧЕННЯ РОСІЙСЬКИХ ВІЙСЬК НА КОРДОНІ З УКРАЇНОЮ']</text:p>
      <text:p text:style-name="P4">
Category: News</text:p>
      <!--METADATA-->
      <text:p text:style-name="P4">
<draw:frame draw:style-name="fr1" draw:name="Image203" text:anchor-type="as-char" svg:width="6.9236in" svg:height="3.952222in" draw:z-index="0">
<draw:image xlink:href="../Images/AРМІЯINFORM/2023-04-10T43-00-00-04-00/pryhovana-mobilizacziya.jp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The enemy continues to retain military presence in the border with Ukraine districts of Kursk and Belgorod regions. In the border areas of the Kursk region, the proponent continues the engineering equipment of the terrain, ”the Verification says.</text:p>
      <text:p text:style-name="P4">
News Source: <text:a xlink:type="simple" xlink:href="https://armyinform.com.ua/2023/04/10/u-prykordonnyh-rajonah-byelgorodskoyi-ta-kurskoyi-oblastej-rosiyany-zberigayut-vijskovu-prysutnist/" text:style-name="Internet_20_link" text:visited-style-name="Visited_20_Internet_20_Link">
https://armyinform.com.ua/2023/04/10/u-prykordonnyh-rajonah-byelgorodskoyi-ta-kurskoyi-oblastej-rosiyany-zberigayut-vijskovu-prysutnist/</text:a>
</text:p>
      <!--NEWS-->
      <text:h text:style-name="P10" text:outline-level="1">
<text:span text:style-name="T4">
In Kherson and Zaporozhye, the Russians fired at more than 45 settlements</text:span>
</text:h>
      <text:p text:style-name="P4">
Author: ['АРМІЯINFORM']</text:p>
      <text:p text:style-name="P4">
Time: 2023-04-10T44:00:00-04:00</text:p>
      <text:p text:style-name="P4">
Description: About the General Headquarters of the ZS Ukrainian. “At the Zaporozhykoy Tu Khersonsky ... War with Ukraine 2022, the war with Ukraine is the latest news today, the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2/12/630_360_1652906572-170.jpg" text:style-name="Internet_20_link" text:visited-style-name="Visited_20_Internet_20_Link">
630_360_1652906572-170.jpg</text:a>
']</text:p>
      <text:p text:style-name="P4">
Tags: ['STOPRUSSIA', 'АГРЕСІЯ РФ', 'ВТОРГНЕННЯ РФ', 'ГШ ЗСУ', 'ОБСТРІЛ ЗАПОРІЖЖЯ', 'ХЕРСОНЩИНА']</text:p>
      <text:p text:style-name="P4">
Category: News</text:p>
      <!--METADATA-->
      <text:p text:style-name="P4">
<draw:frame draw:style-name="fr1" draw:name="Image204" text:anchor-type="as-char" svg:width="6.9236in" svg:height="3.956343in" draw:z-index="0">
<draw:image xlink:href="../Images/AРМІЯINFORM/2023-04-10T44-00-00-04-00/630_360_1652906572-170.jpg" xlink:type="simple" xlink:show="embed" xlink:actuate="onLoad" draw:mime-type="image/jpeg"/>
</draw:frame>
Illustrative Photo <text:span text:style-name="T4">
 🔥Set on Russian invasion </text:span>
</text:p>
      <text:p text:style-name="P4">
About it <text:a xlink:type="simple" xlink:href="https://www.facebook.com/GeneralStaff.ua/posts/pfbid0V5TJKFi17GkmUSbrX348ZJ8WdwHhTAXSbpCHsSByVGv7vVKyFnEP4SZHX1sPTiKil" text:style-name="Internet_20_link" text:visited-style-name="Visited_20_Internet_20_Link">
reports</text:a>
The General Staff of the Armed Forces of Ukraine.</text:p>
      <text:p text:style-name="P4">
“In the Zaporizhzhya and Kherson directions, the enemy continues to increase the defensive borders and positions in the state. He fired at 45 settlements, which is along with the line of fighting. Among them - Vramivka, Novopol of Donetsk region; Zaporizhzhya, Olgivske, Mala Tokmachka, Novoandriivka and Kamianske Zaporizhzhya region; Kachkarivka, Mykolaivka, Lviv, Mykilsk and engineering of Kherson region, as well as Kherson ”, - he will be in the message.</text:p>
      <text:p text:style-name="P4">
News Source: <text:a xlink:type="simple" xlink:href="https://armyinform.com.ua/2023/04/10/na-hersonshhyni-ta-zaporizhzhi-rosiyany-obstrilyaly-ponad-45-naselenyh-punktiv/" text:style-name="Internet_20_link" text:visited-style-name="Visited_20_Internet_20_Link">
https://armyinform.com.ua/2023/04/10/na-hersonshhyni-ta-zaporizhzhi-rosiyany-obstrilyaly-ponad-45-naselenyh-punktiv/</text:a>
</text:p>
      <!--NEWS-->
      <text:h text:style-name="P10" text:outline-level="1">
<text:span text:style-name="T4">
Defense forces eliminated nearly 700 invaders, destroyed 10 artisystems and 11 UAVs</text:span>
</text:h>
      <text:p text:style-name="P4">
Author: ['АРМІЯINFORM']</text:p>
      <text:p text:style-name="P4">
Time: 2023-04-10T45:00:00-04:00</text:p>
      <text:p text:style-name="P4">
Description: Zagalni Boyov, Find the enemy on 02/24/22 to 04/10/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8acee527-fc45-49ef-b801-ce068a2b8057-scaled.jpg" text:style-name="Internet_20_link" text:visited-style-name="Visited_20_Internet_20_Link">
8acee527-fc45-49ef-b801-ce068a2b8057-scaled.jpg</text:a>
']</text:p>
      <text:p text:style-name="P4">
Tags: ['STOPRUSSIA', 'АГРЕСІЯ РФ', 'ВТОРГНЕННЯ РФ', 'ВТРАТИ ВОРОГА', 'ГШ ЗСУ']</text:p>
      <text:p text:style-name="P4">
Category: News</text:p>
      <!--METADATA-->
      <text:p text:style-name="P4">
<draw:frame draw:style-name="fr1" draw:name="Image205" text:anchor-type="as-char" svg:width="6.9236in" svg:height="6.975527in" draw:z-index="0">
<draw:image xlink:href="../Images/AРМІЯINFORM/2023-04-10T45-00-00-04-00/8acee527-fc45-49ef-b801-ce068a2b8057-scaled.jpg" xlink:type="simple" xlink:show="embed" xlink:actuate="onLoad" draw:mime-type="image/jpeg"/>
</draw:frame>
The total combat loss of the enemy from 24.02.22 to 10.04.23 will be orientated:</text:p>
      <text:p text:style-name="P4">
<text:span text:style-name="T4">
<text:span text:style-name="T5">
 Personnel - </text:span>
* 178820(+670)persons eliminated</text:span>
<text:span text:style-name="T5">
 tanks - </text:span>
<text:span text:style-name="T5">
 3637(+1)</text:span>
<text:span text:style-name="T4">
 Battle armored vehicles - </text:span>
 7028(+4)<text:span text:style-name="T4">
<text:span text:style-name="T5">
 Artillery systems - </text:span>
<text:span text:style-name="T5">
 2750(+10)</text:span>
 </text:span>
 RSZV - <text:span text:style-name="T4">
 534(+1)</text:span>
<text:span text:style-name="T5">
 air defense - </text:span>
<text:span text:style-name="T5">
 282(0)</text:span>
<text:span text:style-name="T4">
 aircraft - </text:span>
 307(0)<text:span text:style-name="T4">
<text:span text:style-name="T5">
 helicopters - </text:span>
* 292(0)</text:span>
<text:span text:style-name="T5">
 UAV Operative Tactical Level-</text:span>
<text:span text:style-name="T5">
 2323(+11)</text:span>
<text:span text:style-name="T4">
 Winged missiles - </text:span>
 911(0)<text:span text:style-name="T4">
<text:span text:style-name="T5">
 ships / boats - </text:span>
* 18(0)</text:span>
<text:span text:style-name="T5">
 Automobile equipment and tanks - </text:span>
<text:span text:style-name="T5">
 5607(+5)</text:span>
<text:span text:style-name="T4">
 SPECIAL TECHANGE - </text:span>
 31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April 10, 23.</text:p>
      <text:p text:style-name="P4">
News Source: <text:a xlink:type="simple" xlink:href="https://armyinform.com.ua/2023/04/10/syly-oborony-likviduvaly-majzhe-700-okupantiv-znyshhyly-10-artsystem-ta-11-bpla/" text:style-name="Internet_20_link" text:visited-style-name="Visited_20_Internet_20_Link">
https://armyinform.com.ua/2023/04/10/syly-oborony-likviduvaly-majzhe-700-okupantiv-znyshhyly-10-artsystem-ta-11-bpla/</text:a>
</text:p>
      <!--NEWS-->
      <text:h text:style-name="P10" text:outline-level="1">
<text:span text:style-name="T4">
Garmashi shot M777 destroyed the hostile RLS "Brick"</text:span>
</text:h>
      <text:p text:style-name="P4">
Author: ['АРМІЯINFORM']</text:p>
      <text:p text:style-name="P4">
Time: 2023-04-10T46:00:00-04:00</text:p>
      <text:p text:style-name="P4">
Description: PID Hour Vikonnnya Boyovoye Zavdanni Rosvіdniki of the Okremoi Mechanized brigades Imeni Princ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ez-imeni-2.jpg" text:style-name="Internet_20_link" text:visited-style-name="Visited_20_Internet_20_Link">
bez-imeni-2.jpg</text:a>
']</text:p>
      <text:p text:style-name="P4">
Tags: ['STOPRUSSIA', 'АГРЕСІЯ РФ', 'ВТОРГНЕННЯ РФ', 'РЕП’ЯШОК', 'РЛС']</text:p>
      <text:p text:style-name="P4">
Category: News</text:p>
      <!--METADATA-->
      <text:p text:style-name="P4">
<draw:frame draw:style-name="fr1" draw:name="Image206" text:anchor-type="as-char" svg:width="6.9236in" svg:height="4.223396in" draw:z-index="0">
<draw:image xlink:href="../Images/AРМІЯINFORM/2023-04-10T46-00-00-04-00/bez-imeni-2.jpg" xlink:type="simple" xlink:show="embed" xlink:actuate="onLoad" draw:mime-type="image/jpeg"/>
</draw:frame>
During the combat mission, the intelligence officers of the separate mechanized brigadim of Prince Konstantin Ostrozky revealed a hostile radar "Brug".</text:p>
      <text:p text:style-name="P4">
About it <text:a xlink:type="simple" xlink:href="https://fb.watch/jPmLtuusi2/" text:style-name="Internet_20_link" text:visited-style-name="Visited_20_Internet_20_Link">
reports</text:a>
Operational Command "North".</text:p>
      <text:p text:style-name="P4">
“The scouts provided the coordinates of the neighbors from a separate artillery brigade. Accurate shot M777 - and the purpose is destroyed!” - The message says.</text:p>
      <text:p text:style-name="P4">
<text:span text:style-name="T4">
 Rapyakhosh RLS </text:span>
 is a modern Russian radar station for detection. In service with the occupiers - since 2022. According to January 20123, the Russians produced only 11 such stations.</text:p>
      <text:p text:style-name="P4">
News Source: <text:a xlink:type="simple" xlink:href="https://armyinform.com.ua/2023/04/10/garmashi-postrilom-m777-znyshhyly-vorozhu-rls-repyashok/" text:style-name="Internet_20_link" text:visited-style-name="Visited_20_Internet_20_Link">
https://armyinform.com.ua/2023/04/10/garmashi-postrilom-m777-znyshhyly-vorozhu-rls-repyashok/</text:a>
</text:p>
      <!--NEWS-->
      <text:h text:style-name="P10" text:outline-level="1">
<text:span text:style-name="T4">
In Ukraine a moment of silence</text:span>
</text:h>
      <text:p text:style-name="P4">
Author: ['АРМІЯINFORM']</text:p>
      <text:p text:style-name="P4">
Time: 2023-04-10T4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07" text:anchor-type="as-char" svg:width="6.9236in" svg:height="3.895992in" draw:z-index="0">
<draw:image xlink:href="../Images/AРМІЯINFORM/2023-04-10T47-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10/v-ukrayini-hvylyna-movchannya/" text:style-name="Internet_20_link" text:visited-style-name="Visited_20_Internet_20_Link">
https://armyinform.com.ua/2023/04/10/v-ukrayini-hvylyna-movchannya/</text:a>
</text:p>
      <!--NEWS-->
      <text:h text:style-name="P10" text:outline-level="1">
<text:span text:style-name="T4">
Latvia brings a fence on the border with Belarus</text:span>
</text:h>
      <text:p text:style-name="P4">
Author: ['АРМІЯINFORM']</text:p>
      <text:p text:style-name="P4">
Time: 2023-04-10T48:00:00-04:00</text:p>
      <text:p text:style-name="P4">
Description: Latvia Roboti to the Budіvnitvva Verazhi on Latvіysko-Biloruk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arkan.jpg" text:style-name="Internet_20_link" text:visited-style-name="Visited_20_Internet_20_Link">
parkan.jpg</text:a>
']</text:p>
      <text:p text:style-name="P4">
Tags: ['БІЛОРУСЬ', 'ДЕРЖАВНИЙ КОРДОН', 'ЛИТВА']</text:p>
      <text:p text:style-name="P4">
Category: News</text:p>
      <!--METADATA-->
      <text:p text:style-name="P4">
<draw:frame draw:style-name="fr1" draw:name="Image208" text:anchor-type="as-char" svg:width="6.9236in" svg:height="3.894525in" draw:z-index="0">
<draw:image xlink:href="../Images/AРМІЯINFORM/2023-04-10T48-00-00-04-00/parkan.jpg" xlink:type="simple" xlink:show="embed" xlink:actuate="onLoad" draw:mime-type="image/jpeg"/>
</draw:frame>
Latvia begins work on the construction of an independent fence on the Latvian-Belarusian border. It is a physical fence on the site of 63.9 kilometers.</text:p>
      <text:p text:style-name="P4">
This is stated in <text:a xlink:type="simple" xlink:href="https://www.vni.lv/aktualitates/vni--aprili-saksies-buvdarbi-latvijas--baltkrievijas-robezas-izbuves-otraja-karta-" text:style-name="Internet_20_link" text:visited-style-name="Visited_20_Internet_20_Link">
message</text:a>
Latvian State Enterprise "State Real Estate"(_The State Activities Society in Latvia, which manages the objects owned by the state - ed.).</text:p>
      <text:p text:style-name="P4">
Водночас на чотирьох ділянках іншої черги (85,8 km)The work of the fence is completed.</text:p>
      <text:p text:style-name="P4">
“We are currently seeing the real results of the work performed, which allows unseen delay to start the construction of an independent fence at the stages that are in the second stage. Thanks to the cooperation of all parties involved in the pro -Electricity, most of the problems that caused the delayed work last year, so we are sure that according to the planning of the first stage of the fence will be completed in early autumn this year, the arobot will last in the second and third lines Graphic, ”Renars Gryshkevich, the Board of State Real Estate, said.</text:p>
      <text:p text:style-name="P4">
In early April(April 3, 2023.)In the first place, approximately 54 kmogorozhi was built. The construction of a small part of the swampy areas was postponed in the summer, and the widespread can be built in compliance with the requirements of labor safety.</text:p>
      <text:p text:style-name="P4">
In parallel with the construction of the fence, preparation for the equipment of fence in modern technologies, the responsibility for the construction and implementation of the technological infrastructure of the border is laid on the Latvian State Radiotelevisiac Center.</text:p>
      <text:p text:style-name="P4">
In general, the project involves the construction of a lane of the Latvian-Belarusian border of 173 km.</text:p>
      <text:p text:style-name="P4">
News Source: <text:a xlink:type="simple" xlink:href="https://armyinform.com.ua/2023/04/10/latviya-zvodyt-parkan-na-kordoni-z-bilorussyu/" text:style-name="Internet_20_link" text:visited-style-name="Visited_20_Internet_20_Link">
https://armyinform.com.ua/2023/04/10/latviya-zvodyt-parkan-na-kordoni-z-bilorussyu/</text:a>
</text:p>
      <!--NEWS-->
      <text:h text:style-name="P10" text:outline-level="1">
<text:span text:style-name="T4">
In Bakhmut battles, the enemy went to the "Syrian" tactics of burned land - Alexander Syrsky</text:span>
</text:h>
      <text:p text:style-name="P4">
Author: ['АРМІЯINFORM']</text:p>
      <text:p text:style-name="P4">
Time: 2023-04-10T49:00:00-04:00</text:p>
      <text:p text:style-name="P4">
Description: Commander of the SCIDARY Ugro-WIISK General Colonel Oleksandr Sirsky regularl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305375717393023682_y-e1681108043687.jpg" text:style-name="Internet_20_link" text:visited-style-name="Visited_20_Internet_20_Link">
photo_5305375717393023682_y-e1681108043687.jpg</text:a>
', '<text:a xlink:type="simple" xlink:href="https://armyinform.com.ua/wp-content/uploads/2023/04/photo_5305427115266655707_y-150x150.jpg" text:style-name="Internet_20_link" text:visited-style-name="Visited_20_Internet_20_Link">
photo_5305427115266655707_y-150x150.jpg</text:a>
', '<text:a xlink:type="simple" xlink:href="https://armyinform.com.ua/wp-content/uploads/2023/04/photo_5305375717393023684_y-150x150.jpg" text:style-name="Internet_20_link" text:visited-style-name="Visited_20_Internet_20_Link">
photo_5305375717393023684_y-150x150.jpg</text:a>
', '<text:a xlink:type="simple" xlink:href="https://armyinform.com.ua/wp-content/uploads/2023/04/photo_5305375717393023685_y-150x150.jpg" text:style-name="Internet_20_link" text:visited-style-name="Visited_20_Internet_20_Link">
photo_5305375717393023685_y-150x150.jpg</text:a>
']</text:p>
      <text:p text:style-name="P4">
Tags: ['MILITARY MEDIA CENTER', 'STOPRUSSIA', 'АГРЕСІЯ РФ', 'БОЇ ЗА БАХМУТ', 'ВТОРГНЕННЯ РФ', 'ОЛЕКСАНДР СИРСЬКИЙ']</text:p>
      <text:p text:style-name="P4">
Category: News</text:p>
      <!--METADATA-->
      <text:p text:style-name="P4">
<draw:frame draw:style-name="fr1" draw:name="Image209" text:anchor-type="as-char" svg:width="6.9236in" svg:height="3.65799in" draw:z-index="0">
<draw:image xlink:href="../Images/AРМІЯINFORM/2023-04-10T49-00-00-04-00/photo_5305375717393023682_y-e1681108043687.jpg" xlink:type="simple" xlink:show="embed" xlink:actuate="onLoad" draw:mime-type="image/jpeg"/>
</draw:frame>
The commander of the Eastern Group of Troops, Colonel-General Alexander Sirsky regulatoryly works in the area of hostilities. In particular, yesterday he visited the hotter of the front in the Bakhmut direction.</text:p>
      <text:p text:style-name="P4">
As <text:a xlink:type="simple" xlink:href="https://t.me/militarymediacenter/1666" text:style-name="Internet_20_link" text:visited-style-name="Visited_20_Internet_20_Link">
reports</text:a>
Militation Media Center, where he heard the commanders of military units and groups on the course of defense of problematic issues that need to be immediately addressed.</text:p>
      <text:p text:style-name="P4">
On the site of Colonel-General Alexander Sirsky made prompt decisions and tasks.</text:p>
      <text:p text:style-name="P4">
“Our courageous warriors have exhausted the Wagnets, so the enemy is forced to involve special forces and landing units in Bakhmut for Bakhmut. Fighting is rigid on both sides.</text:p>
      <text:p text:style-name="P4">
The enemy moved to the so -called "Syrian" tactics of burned land. Destroy the buildings and positions by shocks of aviation and artillery fire. Bakhmut's defense is ongoing. The resolution is complex but controlled, ”Alexander Sirsky said.</text:p>
      <text:p text:style-name="P4">
<text:a xlink:type="simple" xlink:href="https://armyinform.com.ua/wp-content/uploads/2023/04/photo_5305427115266655707_y.jpg" text:style-name="Internet_20_link" text:visited-style-name="Visited_20_Internet_20_Link">
!(Images/AРМІЯINFORM/2023-04-10T49-00-00-04-00/photo_5305427115266655707_y-150x150.jpg)</text:a>
</text:p>
      <text:p text:style-name="P4">
<text:a xlink:type="simple" xlink:href="https://armyinform.com.ua/wp-content/uploads/2023/04/photo_5305375717393023684_y.jpg" text:style-name="Internet_20_link" text:visited-style-name="Visited_20_Internet_20_Link">
<draw:frame draw:style-name="fr1" draw:name="Image210" text:anchor-type="as-char" svg:width="6.9236in" svg:height="6.9236in" draw:z-index="0">
<draw:image xlink:href="../Images/AРМІЯINFORM/2023-04-10T49-00-00-04-00/photo_5305375717393023684_y-150x150.jpg" xlink:type="simple" xlink:show="embed" xlink:actuate="onLoad" draw:mime-type="image/jpeg"/>
</draw:frame>
</text:a>
</text:p>
      <text:p text:style-name="P4">
<text:a xlink:type="simple" xlink:href="https://armyinform.com.ua/wp-content/uploads/2023/04/photo_5305375717393023685_y.jpg" text:style-name="Internet_20_link" text:visited-style-name="Visited_20_Internet_20_Link">
<draw:frame draw:style-name="fr1" draw:name="Image211" text:anchor-type="as-char" svg:width="6.9236in" svg:height="6.9236in" draw:z-index="0">
<draw:image xlink:href="../Images/AРМІЯINFORM/2023-04-10T49-00-00-04-00/photo_5305375717393023685_y-150x150.jpg" xlink:type="simple" xlink:show="embed" xlink:actuate="onLoad" draw:mime-type="image/jpeg"/>
</draw:frame>
</text:a>
Also, the commander met with the personnel of the crews of the Land Forces, Airborne Assault troops, territorial defense, which heroically opposed the enemy in the Bakhmut direction and noted the best fighters, valuable gifts and cash prizes.</text:p>
      <text:p text:style-name="P4">
News Source: <text:a xlink:type="simple" xlink:href="https://armyinform.com.ua/2023/04/10/boyi-za-bahmut-vorog-perejshov-do-tak-zvanoyi-syrijskoyi-taktyky-vypalenoyi-zemli-oleksandr-syrskyj/" text:style-name="Internet_20_link" text:visited-style-name="Visited_20_Internet_20_Link">
https://armyinform.com.ua/2023/04/10/boyi-za-bahmut-vorog-perejshov-do-tak-zvanoyi-syrijskoyi-taktyky-vypalenoyi-zemli-oleksandr-syrskyj/</text:a>
</text:p>
      <!--NEWS-->
      <text:h text:style-name="P10" text:outline-level="1">
<text:span text:style-name="T4">
The UK Ministry of Defense showed how the military of the Armed Forces studied on Challenger 2 tanks</text:span>
</text:h>
      <text:p text:style-name="P4">
Author: ['АРМІЯINFORM']</text:p>
      <text:p text:style-name="P4">
Time: 2023-04-10T50:00:00-04:00</text:p>
      <text:p text:style-name="P4">
Description: The Mini Construction of the British crusher was defeated by Kadri, Yak Britishki Instruktori fortunatel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triglvwyaeoti5-e1681109573392.jpg" text:style-name="Internet_20_link" text:visited-style-name="Visited_20_Internet_20_Link">
ftriglvwyaeoti5-e1681109573392.jpg</text:a>
', '<text:a xlink:type="simple" xlink:href="https://armyinform.com.ua/wp-content/uploads/2023/04/ftrigjwwaae3cmh-150x150.jpg" text:style-name="Internet_20_link" text:visited-style-name="Visited_20_Internet_20_Link">
ftrigjwwaae3cmh-150x150.jpg</text:a>
', '<text:a xlink:type="simple" xlink:href="https://armyinform.com.ua/wp-content/uploads/2023/04/ftrigmaxwaq13y6-150x150.jpg" text:style-name="Internet_20_link" text:visited-style-name="Visited_20_Internet_20_Link">
ftrigmaxwaq13y6-150x150.jpg</text:a>
', '<text:a xlink:type="simple" xlink:href="https://armyinform.com.ua/wp-content/uploads/2023/04/ftrigi3xwaqwi3r-150x150.jpg" text:style-name="Internet_20_link" text:visited-style-name="Visited_20_Internet_20_Link">
ftrigi3xwaqwi3r-150x150.jpg</text:a>
', '<text:a xlink:type="simple" xlink:href="https://armyinform.com.ua/wp-content/uploads/2023/04/chellenger2-info2-1536x1132-1-1-1.jpg" text:style-name="Internet_20_link" text:visited-style-name="Visited_20_Internet_20_Link">
chellenger2-info2-1536x1132-1-1-1.jpg</text:a>
']</text:p>
      <text:p text:style-name="P4">
Tags: ['CHALLENGER 2', 'STOPRUSSIA', 'ВЕЛИКА БРИТАНІЯ', 'ВІЙНА']</text:p>
      <text:p text:style-name="P4">
Category: News</text:p>
      <!--METADATA-->
      <text:p text:style-name="P4">
<draw:frame draw:style-name="fr1" draw:name="Image212" text:anchor-type="as-char" svg:width="6.9236in" svg:height="3.828272in" draw:z-index="0">
<draw:image xlink:href="../Images/AРМІЯINFORM/2023-04-10T50-00-00-04-00/ftriglvwyaeoti5-e1681109573392.jpg" xlink:type="simple" xlink:show="embed" xlink:actuate="onLoad" draw:mime-type="image/jpeg"/>
</draw:frame>
The Ministry of Education of the United Kingdom has released footage as British instructors taught Ukrainian tank crews to operate Challenger 2 tanks.</text:p>
      <text:p text:style-name="P4">
About this <text:a xlink:type="simple" xlink:href="https://twitter.com/DefenceHQ/status/1645019045589143553" text:style-name="Internet_20_link" text:visited-style-name="Visited_20_Internet_20_Link">
it is referred</text:a>
In Twitter the UK Ministry of Defense.</text:p>
      <text:p text:style-name="P4">
"Ukrainian tankers have been trained in Challenger 2 tanks in Great Britain and returned home to continue the fight for freedom," - said in the report.</text:p>
      <text:p text:style-name="P4">
<text:a xlink:type="simple" xlink:href="https://armyinform.com.ua/wp-content/uploads/2023/04/ftrigjwwaae3cmh.jpg" text:style-name="Internet_20_link" text:visited-style-name="Visited_20_Internet_20_Link">
!(Images/AРМІЯINFORM/2023-04-10T50-00-00-04-00/ftrigjwwaae3cmh-150x150.jpg)</text:a>
</text:p>
      <text:p text:style-name="P4">
<text:a xlink:type="simple" xlink:href="https://armyinform.com.ua/wp-content/uploads/2023/04/ftrigmaxwaq13y6.jpg" text:style-name="Internet_20_link" text:visited-style-name="Visited_20_Internet_20_Link">
<draw:frame draw:style-name="fr1" draw:name="Image213" text:anchor-type="as-char" svg:width="6.9236in" svg:height="6.9236in" draw:z-index="0">
<draw:image xlink:href="../Images/AРМІЯINFORM/2023-04-10T50-00-00-04-00/ftrigmaxwaq13y6-150x150.jpg" xlink:type="simple" xlink:show="embed" xlink:actuate="onLoad" draw:mime-type="image/jpeg"/>
</draw:frame>
</text:a>
</text:p>
      <text:p text:style-name="P4">
<text:a xlink:type="simple" xlink:href="https://armyinform.com.ua/wp-content/uploads/2023/04/ftrigi3xwaqwi3r.jpg" text:style-name="Internet_20_link" text:visited-style-name="Visited_20_Internet_20_Link">
<draw:frame draw:style-name="fr1" draw:name="Image214" text:anchor-type="as-char" svg:width="6.9236in" svg:height="6.9236in" draw:z-index="0">
<draw:image xlink:href="../Images/AРМІЯINFORM/2023-04-10T50-00-00-04-00/ftrigi3xwaqwi3r-150x150.jpg" xlink:type="simple" xlink:show="embed" xlink:actuate="onLoad" draw:mime-type="image/jpeg"/>
</draw:frame>
</text:a>
Recall that the training began shortly after the announcement in January that the United Kingdom <text:a xlink:type="simple" xlink:href="https://armyinform.com.ua/2023/01/14/rishi-sunak-pidtverdyv-rishennya-velykoyi-brytaniyi-nadaty-ukrayini-tanky-challenger-2/" text:style-name="Internet_20_link" text:visited-style-name="Visited_20_Internet_20_Link">
will pass</text:a>
Ukraine 14 tanks <text:a xlink:type="simple" xlink:href="https://armyinform.com.ua/2023/01/23/tank-challenger-2-brytanskyj-kremeznyj-panczyrnyk-shho-kydaye-vyklyk/" text:style-name="Internet_20_link" text:visited-style-name="Visited_20_Internet_20_Link">
Challenger 2</text:a>
, as well as ammunition and spare parts.</text:p>
      <text:p text:style-name="P4">
<draw:frame draw:style-name="fr1" draw:name="Image215" text:anchor-type="as-char" svg:width="6.9236in" svg:height="5.100385in" draw:z-index="0">
<draw:image xlink:href="../Images/AРМІЯINFORM/2023-04-10T50-00-00-04-00/chellenger2-info2-1536x1132-1-1-1.jpg" xlink:type="simple" xlink:show="embed" xlink:actuate="onLoad" draw:mime-type="image/jpeg"/>
</draw:frame>
The Challenger 2 tank marks the step change in the possibilities of armed force Ukraine, providing better protection for their crews and offering them some more modern and more advanced firing systems in the world.</text:p>
      <text:p text:style-name="P4">
News Source: <text:a xlink:type="simple" xlink:href="https://armyinform.com.ua/2023/04/10/u-minoborony-velykoyi-brytaniyi-pokazaly-yak-vijskovi-zsu-navchalysya-na-tankah-challenger-2/" text:style-name="Internet_20_link" text:visited-style-name="Visited_20_Internet_20_Link">
https://armyinform.com.ua/2023/04/10/u-minoborony-velykoyi-brytaniyi-pokazaly-yak-vijskovi-zsu-navchalysya-na-tankah-challenger-2/</text:a>
</text:p>
      <!--NEWS-->
      <text:h text:style-name="P10" text:outline-level="1">
<text:span text:style-name="T4">
In Ukraine, they create an international coalition to return Ukrainian orphans</text:span>
</text:h>
      <text:p text:style-name="P4">
Author: ['АРМІЯINFORM']</text:p>
      <text:p text:style-name="P4">
Time: 2023-04-10T51:00:00-04:00</text:p>
      <text:p text:style-name="P4">
Description: The form of the Mail of Coalitzi, Shchob Zmusiti, Roseniy turned our date-sirit Dodom.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photo-2023-03-28-12-40-56-e1681107719449.jpg" text:style-name="Internet_20_link" text:visited-style-name="Visited_20_Internet_20_Link">
photo-2023-03-28-12-40-56-e1681107719449.jpg</text:a>
']</text:p>
      <text:p text:style-name="P4">
Tags: ['ІРИНА ВЕРЕЩУК', 'МІНРЕІНТЕГРАЦІЇ']</text:p>
      <text:p text:style-name="P4">
Category: News</text:p>
      <!--METADATA-->
      <text:p text:style-name="P4">
<draw:frame draw:style-name="fr1" draw:name="Image216" text:anchor-type="as-char" svg:width="6.9236in" svg:height="3.822705in" draw:z-index="0">
<draw:image xlink:href="../Images/AРМІЯINFORM/2023-04-10T51-00-00-04-00/photo-2023-03-28-12-40-56-e1681107719449.jpg" xlink:type="simple" xlink:show="embed" xlink:actuate="onLoad" draw:mime-type="image/jpeg"/>
</draw:frame>
An international coalition is being formed to force Russia to bring back our orphan children.</text:p>
      <text:p text:style-name="P4">
About it <text:a xlink:type="simple" xlink:href="https%3A%2F%2Fwww.facebook.com%2FMReintegration%2Fposts%2Fpfbid0J7XLF7tMDL9SKWWZ8ZK2dHAYTH8UWRPgdBpGHBdMyDHHxfj6nwX3o1sQPbZqgihkl&amp;show_text=true&amp;width=500" text:style-name="Internet_20_link" text:visited-style-name="Visited_20_Internet_20_Link">
reported</text:a>
Viceremier-Minister-Minister for Reintegration of the Temporarily Occupied T territory of Ukraine Irina Vereshchuk.</text:p>
      <text:p text:style-name="P4">
She reminded that Russia illegally held 4396 orphans to the Russian territories in the Russian territories.</text:p>
      <text:p text:style-name="P4">
"That is why the Coordination Council on the Protection and Safety of Children under the presidency of Mmandrius Ermak is working on the formation of an international coalition, the task of which will be to address Ukrainian orphans and the punishment of the perpetrators of anti-Ukrainian children," she said.</text:p>
      <text:p text:style-name="P4">
Irina Vereshchuk emphasized that in this case we are very important to help world law.</text:p>
      <text:p text:style-name="P4">
“A pool of international leaders is now being formed, who have expressed their public support for such a coalition. Among them is Ursula von der Liaien, Mateusz Moravtsky and Tias. There should also be a mediator. It can be anyone: the International Committee of the Cross, the UNCC, UNICEF and more. I hope that such a platform will take effect soon, ”the minister summarized.</text:p>
      <text:p text:style-name="P4">
News Source: <text:a xlink:type="simple" xlink:href="https://armyinform.com.ua/2023/04/10/v-ukrayini-stvoryuyut-mizhnarodnu-koalicziyu-dlya-povernennya-ukrayinskyh-ditej-syrit/" text:style-name="Internet_20_link" text:visited-style-name="Visited_20_Internet_20_Link">
https://armyinform.com.ua/2023/04/10/v-ukrayini-stvoryuyut-mizhnarodnu-koalicziyu-dlya-povernennya-ukrayinskyh-ditej-syrit/</text:a>
</text:p>
      <!--NEWS-->
      <text:h text:style-name="P10" text:outline-level="1">
<text:span text:style-name="T4">
Got from the world: military surgeons saved a warrior with a gunshot fragile injury of the heart</text:span>
</text:h>
      <text:p text:style-name="P4">
Author: ['АРМІЯINFORM']</text:p>
      <text:p text:style-name="P4">
Time: 2023-04-10T52:00:00-04:00</text:p>
      <text:p text:style-name="P4">
Description: VIISKOVI XIRURGES ON THE OFFRANTOVIKH SPETIVed LIVITTHY VIISKOVOKOVOSKYA W ... War with Ukraine 2022, War with Ukraine Latest News today, News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03127941963695721_y.jpg" text:style-name="Internet_20_link" text:visited-style-name="Visited_20_Internet_20_Link">
photo_5303127941963695721_y.jpg</text:a>
', '<text:a xlink:type="simple" xlink:href="https://armyinform.com.ua/wp-content/uploads/2023/04/photo_5305781033456748366_y.jpg" text:style-name="Internet_20_link" text:visited-style-name="Visited_20_Internet_20_Link">
photo_5305781033456748366_y.jpg</text:a>
']</text:p>
      <text:p text:style-name="P4">
Tags: ['ВІЙСЬКОВІ ХІРУРГИ', 'ГАННА МАЛЯР']</text:p>
      <text:p text:style-name="P4">
Category: News</text:p>
      <!--METADATA-->
      <text:p text:style-name="P4">
<draw:frame draw:style-name="fr1" draw:name="Image217" text:anchor-type="as-char" svg:width="6.9236in" svg:height="4.617987in" draw:z-index="0">
<draw:image xlink:href="../Images/AРМІЯINFORM/2023-04-10T52-00-00-04-00/photo_5303127941963695721_y.jpg" xlink:type="simple" xlink:show="embed" xlink:actuate="onLoad" draw:mime-type="image/jpeg"/>
</draw:frame>
Illustrative photo</text:p>
      <text:p text:style-name="P4">
Military surgeons in one of the frontline hospitals saved a life serviceman with a gunshot fragile wound.</text:p>
      <text:p text:style-name="P4">
About it <text:a xlink:type="simple" xlink:href="https://t.me/annamaliar/631" text:style-name="Internet_20_link" text:visited-style-name="Visited_20_Internet_20_Link">
reported</text:a>
Deputy Minister of Defense of Ukraine Anna Malyar.</text:p>
      <text:p text:style-name="P4">
"The operation that was implemented in one of the front -line hospitals in one of the people's hospitals is" taken from that world. " On April 8, the doctors of an evacuating person with a gunshot wound to the left pleural carriage and the pericardial cavity, as well as left heart chambers, ”the presentation said.</text:p>
      <text:p text:style-name="P4">
According to her, the patient came in a serious condition with multiple fragments of the abdominal cavity and heart. Doctors have decided on immediateioperative intervention.</text:p>
      <text:p text:style-name="P4">
“They were successfully fulfilled: elimination of partial tamponade of the heart, suturing of the lateral surface of the left ventricle between and the diagonal branch and a towel of the blunt edge of the enveloped artery, stopping bleeding. Elimination of massively rotted left -sided hemothorax, drainage of the pericardial cavity and left -plural cavity. Chest sealing.</text:p>
      <text:p text:style-name="P4">
As of today, the worst thing for the patient is, fortunately, behind. The state of the warrior. It is transported for further treatment and recovery. In the near future, it has to show our saved warrior and a story, ”the Deputy Minister of Defense of Ukraine said.</text:p>
      <text:p text:style-name="P4">
<draw:frame draw:style-name="fr1" draw:name="Image218" text:anchor-type="as-char" svg:width="6.9236in" svg:height="9.231467in" draw:z-index="0">
<draw:image xlink:href="../Images/AРМІЯINFORM/2023-04-10T52-00-00-04-00/photo_5305781033456748366_y.jpg" xlink:type="simple" xlink:show="embed" xlink:actuate="onLoad" draw:mime-type="image/jpeg"/>
</draw:frame>
The operation was performed by Surgeon Dmitry Beshley and a surgical team consisting of Andriyos, Sergei Zayachkivsky and Roman Sobko.</text:p>
      <text:p text:style-name="P4">
“The medical forces of the Armed Forces do not cease to amaze with unique operations that have already been used in the account of military physicians. Miracles do not just happen - they are pressed by the hands of our surgeons!” - said Anna Malyar.</text:p>
      <text:p text:style-name="P4">
News Source: <text:a xlink:type="simple" xlink:href="https://armyinform.com.ua/2023/04/10/distaly-z-togo-svitu-vijskovi-hirurgy-vryatuvaly-vijskovogo-z-vognepalnym-ulamkovym-poranennyam-serczya/" text:style-name="Internet_20_link" text:visited-style-name="Visited_20_Internet_20_Link">
https://armyinform.com.ua/2023/04/10/distaly-z-togo-svitu-vijskovi-hirurgy-vryatuvaly-vijskovogo-z-vognepalnym-ulamkovym-poranennyam-serczya/</text:a>
</text:p>
      <!--NEWS-->
      <text:h text:style-name="P10" text:outline-level="1">
<text:span text:style-name="T4">
More than 400 explosive items were neutralized by pyrotechnics per day</text:span>
</text:h>
      <text:p text:style-name="P4">
Author: ['АРМІЯINFORM']</text:p>
      <text:p text:style-name="P4">
Time: 2023-04-10T53:00:00-04:00</text:p>
      <text:p text:style-name="P4">
Description: The last mining service of the Ukrainian Situations 94 ... War with Ukraine 2022, the war with Ukraine is the latest news today, the war with Ukraine 2022, the last ones for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626bf4da61ec9-1-1.jpeg" text:style-name="Internet_20_link" text:visited-style-name="Visited_20_Internet_20_Link">
626bf4da61ec9-1-1.jpeg</text:a>
', '<text:a xlink:type="simple" xlink:href="https://armyinform.com.ua/wp-content/uploads/2023/04/d056d2b6-616e-4798-8fc2-694575ec6ada.jpg" text:style-name="Internet_20_link" text:visited-style-name="Visited_20_Internet_20_Link">
d056d2b6-616e-4798-8fc2-694575ec6ada.jpg</text:a>
']</text:p>
      <text:p text:style-name="P4">
Tags: []</text:p>
      <text:p text:style-name="P4">
Category: News</text:p>
      <!--METADATA-->
      <text:p text:style-name="P4">
<draw:frame draw:style-name="fr1" draw:name="Image219" text:anchor-type="as-char" svg:width="6.9236in" svg:height="4.32725in" draw:z-index="0">
<draw:image xlink:href="../Images/AРМІЯINFORM/2023-04-10T53-00-00-04-00/626bf4da61ec9-1-1.jpeg" xlink:type="simple" xlink:show="embed" xlink:actuate="onLoad" draw:mime-type="image/jpeg"/>
</draw:frame>
During the day, pyrotechnic units of the State Service of Ukraine for Extraordinary Situation <text:span text:style-name="T4">
 94 times </text:span>
 were involved in the execution of demining tasks.</text:p>
      <text:p text:style-name="P4">
About it <text:a xlink:type="simple" xlink:href="https://dsns.gov.ua/uk/news/nadzvicaini-podiyi/informaciia-shhodo-diialnosti-pirotexnicnix-pidrozdiliv-dsns-98" text:style-name="Internet_20_link" text:visited-style-name="Visited_20_Internet_20_Link">
reports</text:a>
SESU of Ukraine.</text:p>
      <text:p text:style-name="P4">
Pyrotechnics revealed, seized and disposed of <text:span text:style-name="T4">
 422 explosive edges </text:span>
 <text:span text:style-name="T4">
 </text:span>
 you **, the territory of 17.33 hectares was surveyed.</text:p>
      <text:p text:style-name="P4">
Most often pyrotechnic units worked: in Kharkiv region - 16 578 times, in Kyiv region - 7398, Chernihiv region - 4424, Donetsk region - 4561, Mykolaiv region - 4259, Kherson region - 4018, Sumy - 1788, Cherkasy region - 1 083.</text:p>
      <text:p text:style-name="P4">
Reference: In total since the beginning of a large -scale military invasion of the Russian Federation, the territory of Ukraine has been disposed of <text:span text:style-name="T4">
 343 096 extinguishing items </text:span>
 and <text:span text:style-name="T4">
 2891 </text:span>
 <text:span text:style-name="T4">
 </text:span>
 kg of explosive, <text:span text:style-name="T4">
 in particular </text:span>
 2204 <text:span text:style-name="T4">
 </text:span>
 <text:span text:style-name="T4">
 </text:span>
 aviation bombs <text:span text:style-name="T4">
. The territory of about </text:span>
 81 812 ghosts ** i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220" text:anchor-type="as-char" svg:width="6.9236in" svg:height="5.804039in" draw:z-index="0">
<draw:image xlink:href="../Images/AРМІЯINFORM/2023-04-10T53-00-00-04-00/d056d2b6-616e-4798-8fc2-694575ec6ada.jpg" xlink:type="simple" xlink:show="embed" xlink:actuate="onLoad" draw:mime-type="image/jpeg"/>
</draw:frame>
</text:p>
      <text:p text:style-name="P4">
News Source: <text:a xlink:type="simple" xlink:href="https://armyinform.com.ua/2023/04/10/ponad-400-vybuhonebezpechnyh-predmetiv-zneshkodzheno-pirotehnikamy-za-dobu/" text:style-name="Internet_20_link" text:visited-style-name="Visited_20_Internet_20_Link">
https://armyinform.com.ua/2023/04/10/ponad-400-vybuhonebezpechnyh-predmetiv-zneshkodzheno-pirotehnikamy-za-dobu/</text:a>
</text:p>
      <!--NEWS-->
      <text:h text:style-name="P10" text:outline-level="1">
<text:span text:style-name="T4">
The enemy informant was detained who collected intelligence on the defense of the South Ukrainian NPP</text:span>
</text:h>
      <text:p text:style-name="P4">
Author: ['АРМІЯINFORM']</text:p>
      <text:p text:style-name="P4">
Time: 2023-04-10T54:00:00-04:00</text:p>
      <text:p text:style-name="P4">
Description: The Service of the Bezpeques Vikril Shchel of one INFORMAR RosICHOCHOCHEA PI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9092a39d0d5e16815c4661b22050f0a3-e1681110519123.jpeg" text:style-name="Internet_20_link" text:visited-style-name="Visited_20_Internet_20_Link">
9092a39d0d5e16815c4661b22050f0a3-e1681110519123.jpeg</text:a>
']</text:p>
      <text:p text:style-name="P4">
Tags: ['STOPRUSSIA', 'АГРЕСІЯ РФ', 'СБУ']</text:p>
      <text:p text:style-name="P4">
Category: News</text:p>
      <!--METADATA-->
      <text:p text:style-name="P4">
<draw:frame draw:style-name="fr1" draw:name="Image221" text:anchor-type="as-char" svg:width="6.9236in" svg:height="4.724339in" draw:z-index="0">
<draw:image xlink:href="../Images/AРМІЯINFORM/2023-04-10T54-00-00-04-00/9092a39d0d5e16815c4661b22050f0a3-e1681110519123.jpeg" xlink:type="simple" xlink:show="embed" xlink:actuate="onLoad" draw:mime-type="image/jpeg"/>
</draw:frame>
The Security Service exposed another informant of the Russian special service during the contracting events in Mykolaiv region.</text:p>
      <text:p text:style-name="P4">
The attacker collected intelligence on the places of base and the number of defense units that protect the South Ukrainian Nuclear Power Plant.</text:p>
      <text:p text:style-name="P4">
Closed information needed occupiers to prepare sight rocket launchers on Ukrainian energy facilities.</text:p>
      <text:p text:style-name="P4">
For tasks, the informant received money from his Russian "curators".</text:p>
      <text:p text:style-name="P4">
It is documented that the person involved from the aggressor on his own bank card 2 thousand UAH "Advance".</text:p>
      <text:p text:style-name="P4">
SBU staff detained the attacker during the photo fixation of one of the object critical infrastructure. The detainee seized a mobile phone with evidence of the work activity.</text:p>
      <text:p text:style-name="P4">
According to the investigation, the aggressor's associate was a resident of the South Ukrainian, whom the Russian intelligence service remotely attracted to the unspoken cooperation of Ulita this year.</text:p>
      <text:p text:style-name="P4">
In the field of view of the enemy, he got through his pro-Kremlian posts in one of the Relief telegrams.</text:p>
      <text:p text:style-name="P4">
On the basis of the evidence collected, the security services informed the person involved in proading.</text:p>
      <text:p text:style-name="P4">
He was chosen a pre -trial detention measure. The investigation is ongoing to establish all the circumstances of the crime.</text:p>
      <text:p text:style-name="P4">
The activities were carried out by the SBU staff in the Nikolaev area for procedural management of the regional prosecutor's office.</text:p>
      <text:p text:style-name="P4">
<text:span text:style-name="T4">
 Source: </text:span>
 _ <text:a xlink:type="simple" xlink:href="https://ssu.gov.ua/novyny/sbu-zatrymala-vorozhoho-informatora-yakyi-zbyrav-rozviddani-pro-oboronu-pivdennoukrainskoi-aes" text:style-name="Internet_20_link" text:visited-style-name="Visited_20_Internet_20_Link">
SBU</text:a>
_</text:p>
      <text:p text:style-name="P4">
News Source: <text:a xlink:type="simple" xlink:href="https://armyinform.com.ua/2023/04/10/zatrymano-vorozhogo-informatora-yakyj-zbyrav-rozviddani-pro-oboronu-pivdennoukrayinskoyi-aes/" text:style-name="Internet_20_link" text:visited-style-name="Visited_20_Internet_20_Link">
https://armyinform.com.ua/2023/04/10/zatrymano-vorozhogo-informatora-yakyj-zbyrav-rozviddani-pro-oboronu-pivdennoukrayinskoyi-aes/</text:a>
</text:p>
      <!--NEWS-->
      <text:h text:style-name="P10" text:outline-level="1">
<text:span text:style-name="T4">
Last day Russian troops fired the territory of 8 regions of Ukraine</text:span>
</text:h>
      <text:p text:style-name="P4">
Author: ['АРМІЯINFORM']</text:p>
      <text:p text:style-name="P4">
Time: 2023-04-10T55:00:00-04:00</text:p>
      <text:p text:style-name="P4">
Description: At the same time, the passes of the Rosiyski Vіsyska fired the feast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05427115266655792_y.jpg" text:style-name="Internet_20_link" text:visited-style-name="Visited_20_Internet_20_Link">
photo_5305427115266655792_y.jpg</text:a>
']</text:p>
      <text:p text:style-name="P4">
Tags: ['MILITARY MEDIA CENTER', 'STOPRUSSIA', 'ОБСТРІЛИ РФ']</text:p>
      <text:p text:style-name="P4">
Category: News</text:p>
      <!--METADATA-->
      <text:p text:style-name="P4">
<draw:frame draw:style-name="fr1" draw:name="Image222" text:anchor-type="as-char" svg:width="6.9236in" svg:height="4.849965in" draw:z-index="0">
<draw:image xlink:href="../Images/AРМІЯINFORM/2023-04-10T55-00-00-04-00/photo_5305427115266655792_y.jpg" xlink:type="simple" xlink:show="embed" xlink:actuate="onLoad" draw:mime-type="image/jpeg"/>
</draw:frame>
During the last day, Russian troops fired at the territory of 8 regions of Ukraine.</text:p>
      <text:p text:style-name="P4">
About it <text:a xlink:type="simple" xlink:href="https://t.me/militarymediacenter/1667" text:style-name="Internet_20_link" text:visited-style-name="Visited_20_Internet_20_Link">
reports</text:a>
Military Mediacenter.</text:p>
      <text:p text:style-name="P4">
“In general from different types of weapons(mortars, tanks, barrel and reactive fittingue, UAV, S-300 ZRK, tactical aviation)The shelling of 142 painted points was carried out, 83 infrastructure objects were confirmed, ”the message will be in the message.</text:p>
      <text:p text:style-name="P4">
According to preliminary information, there are dead and injured, the number of victims is.</text:p>
      <text:p text:style-name="P4">
News Source: <text:a xlink:type="simple" xlink:href="https://armyinform.com.ua/2023/04/10/mynuloyi-doby-rosijski-vijska-obstrilyaly-terytoriyu-8-oblastej-ukrayiny-2/" text:style-name="Internet_20_link" text:visited-style-name="Visited_20_Internet_20_Link">
https://armyinform.com.ua/2023/04/10/mynuloyi-doby-rosijski-vijska-obstrilyaly-terytoriyu-8-oblastej-ukrayiny-2/</text:a>
</text:p>
      <!--NEWS-->
      <text:h text:style-name="P10" text:outline-level="1">
<text:span text:style-name="T4">
Almost 80 thousand military crimes of the Russian Federation documented the Office of Prosecutor General</text:span>
</text:h>
      <text:p text:style-name="P4">
Author: ['АРМІЯINFORM']</text:p>
      <text:p text:style-name="P4">
Time: 2023-04-10T5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32.jpg" text:style-name="Internet_20_link" text:visited-style-name="Visited_20_Internet_20_Link">
1-32.jpg</text:a>
', '<text:a xlink:type="simple" xlink:href="https://armyinform.com.ua/wp-content/uploads/2023/04/2-32.jpg" text:style-name="Internet_20_link" text:visited-style-name="Visited_20_Internet_20_Link">
2-32.jpg</text:a>
']</text:p>
      <text:p text:style-name="P4">
Tags: ['ВОЄННІ ЗЛОЧИНИ РФ', 'ОФІС ГЕНЕРАЛЬНОГО ПРОКУРОРА УКРАЇНИ']</text:p>
      <text:p text:style-name="P4">
Category: News</text:p>
      <!--METADATA-->
      <text:p text:style-name="P4">
<draw:frame draw:style-name="fr1" draw:name="Image223" text:anchor-type="as-char" svg:width="6.9236in" svg:height="4.448413in" draw:z-index="0">
<draw:image xlink:href="../Images/AРМІЯINFORM/2023-04-10T56-00-00-04-00/1-32.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07, it is registered:</text:p>
      <ul>
        <li>
79 516 Military Crimes, * 17 035 Crimes against National Security of Ukraine.</li>
      </ul>
      <text:p text:style-name="P4">
In addition, according to the official data of juvenile prosecutors, 1415 children were affected by the aggression of the Russian Federation, of which:</text:p>
      <ul>
        <li>
468 - children were killed, * 94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24" text:anchor-type="as-char" svg:width="6.9236in" svg:height="4.448413in" draw:z-index="0">
<draw:image xlink:href="../Images/AРМІЯINFORM/2023-04-10T56-00-00-04-00/2-32.jpg" xlink:type="simple" xlink:show="embed" xlink:actuate="onLoad" draw:mime-type="image/jpeg"/>
</draw:frame>
</text:p>
      <text:p text:style-name="P4">
News Source: <text:a xlink:type="simple" xlink:href="https://armyinform.com.ua/2023/04/10/majzhe-80-tysyach-voyennyh-zlochyniv-rf-zadokumentuvav-ofis-genprokurora/" text:style-name="Internet_20_link" text:visited-style-name="Visited_20_Internet_20_Link">
https://armyinform.com.ua/2023/04/10/majzhe-80-tysyach-voyennyh-zlochyniv-rf-zadokumentuvav-ofis-genprokurora/</text:a>
</text:p>
      <!--NEWS-->
      <text:h text:style-name="P10" text:outline-level="1">
<text:span text:style-name="T4">
There are 4 enemy ships in the Black Sea on combat duty</text:span>
</text:h>
      <text:p text:style-name="P4">
Author: ['АРМІЯINFORM']</text:p>
      <text:p text:style-name="P4">
Time: 2023-04-10T57:00:00-04:00</text:p>
      <text:p text:style-name="P4">
Description: The village of 10 KVITRY in the waters of Chorny, Azovsky that scores on the battl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23-1.jpg" text:style-name="Internet_20_link" text:visited-style-name="Visited_20_Internet_20_Link">
123-1.jpg</text:a>
']</text:p>
      <text:p text:style-name="P4">
Tags: ['STOPRUSSIA', 'ВМС ЗС УКРАЇНИ']</text:p>
      <text:p text:style-name="P4">
Category: News</text:p>
      <!--METADATA-->
      <text:p text:style-name="P4">
<draw:frame draw:style-name="fr1" draw:name="Image225" text:anchor-type="as-char" svg:width="6.9236in" svg:height="5.948526in" draw:z-index="0">
<draw:image xlink:href="../Images/AРМІЯINFORM/2023-04-10T57-00-00-04-00/123-1.jpg" xlink:type="simple" xlink:show="embed" xlink:actuate="onLoad" draw:mime-type="image/jpeg"/>
</draw:frame>
As of April 10, there are 12 enemy ships in the waters of the Black, Azov and Mediterranean Seas, of which 4 carbrats of Caliber winged. The total volley is up to 24 rockets.</text:p>
      <text:p text:style-name="P4">
This is stated in <text:a xlink:type="simple" xlink:href="https://www.facebook.com/navy.mil.gov.ua/posts/pfbid02YwLKbW1pqMb3QWQcuLc4q83E8JxH7npa4iH3w7qtHETzsP4G2vmXQFtWijjeeTKZl" text:style-name="Internet_20_link" text:visited-style-name="Visited_20_Internet_20_Link">
message</text:a>
Command of the Navy of the Armed Forces of Ukraine.</text:p>
      <text:p text:style-name="P4">
Of them:</text:p>
      <ul>
        <li>
There are 4 enemy ships in the Black Sea, including 1 carpet carrier carriage missiles, a total volley of up to 4 missiles; * In the Sea of Azov, the enemy continues to control marine communications, holding 1 ship on combat duty; * There are 7 enemy ships in the Mediterranean, of which 3 carriers of the Caliber Winged missiles, the total volley is 20 rocket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10/u-chornomu-mori-na-bojovomu-cherguvanni-perebuvaye-4-vorozhi-korabli/" text:style-name="Internet_20_link" text:visited-style-name="Visited_20_Internet_20_Link">
https://armyinform.com.ua/2023/04/10/u-chornomu-mori-na-bojovomu-cherguvanni-perebuvaye-4-vorozhi-korabli/</text:a>
</text:p>
      <!--NEWS-->
      <text:h text:style-name="P10" text:outline-level="1">
<text:span text:style-name="T4">
For the families of missing, payments are stored: how to receive</text:span>
</text:h>
      <text:p text:style-name="P4">
Author: ['АРМІЯINFORM']</text:p>
      <text:p text:style-name="P4">
Time: 2023-04-10T58:00:00-04:00</text:p>
      <text:p text:style-name="P4">
Description: On the Vozhno -Social Directory, the Grants of the Bright -Belichy of the Viexkovo Service ... The war with Ukraine 2022, the war with Ukraine is the latest news today, the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fc30e7cf91e8259aaba2beccf8457ab7-1.jpeg" text:style-name="Internet_20_link" text:visited-style-name="Visited_20_Internet_20_Link">
fc30e7cf91e8259aaba2beccf8457ab7-1.jpeg</text:a>
']</text:p>
      <text:p text:style-name="P4">
Tags: ['БЕЗВІСТИ ЗНИКЛІ', 'ВИПЛАТА ГРОШОВОГО ЗАБЕЗПЕЧЕННЯ', 'МІНРЕІНТЕГРАЦІЇ']</text:p>
      <text:p text:style-name="P4">
Category: News</text:p>
      <!--METADATA-->
      <text:p text:style-name="P4">
<draw:frame draw:style-name="fr1" draw:name="Image226" text:anchor-type="as-char" svg:width="6.9236in" svg:height="4.58011in" draw:z-index="0">
<draw:image xlink:href="../Images/AРМІЯINFORM/2023-04-10T58-00-00-04-00/fc30e7cf91e8259aaba2beccf8457ab7-1.jpeg" xlink:type="simple" xlink:show="embed" xlink:actuate="onLoad" draw:mime-type="image/jpeg"/>
</draw:frame>
On the state, the social guarantees of missing persons of missing persons may be calculated after confirmation of the disappearance. In particular, the payment of financial security is maintained by servicemen.</text:p>
      <text:p text:style-name="P4">
About it <text:a xlink:type="simple" xlink:href="https://minre.gov.ua/2023/04/10/soczialni-garantiyi-dlya-rodyn-znyklyh-bezvisty/" text:style-name="Internet_20_link" text:visited-style-name="Visited_20_Internet_20_Link">
reports</text:a>
Ministry of Reintegration of the Temporarily -Coiled Territories of Ukraine.</text:p>
      <text:p text:style-name="P4">
To apply for payments, your relatives must apply to the command of the commanding part. Payments will be accrued for the entire period of preserving the legal status of the missing person.</text:p>
      <text:p text:style-name="P4">
Also disabled family members who were retention and children are killed in pension due to the loss of a breadwinner. It is necessary to apply to the territorial unit of the Pension Fund for submission.</text:p>
      <text:p text:style-name="P4">
News Source: <text:a xlink:type="simple" xlink:href="https://armyinform.com.ua/2023/04/10/dlya-rodyn-znyklyh-bezvisty-zberigayetsya-vyplata-groshovogo-zabezpechennya-yak-otrymuvaty/" text:style-name="Internet_20_link" text:visited-style-name="Visited_20_Internet_20_Link">
https://armyinform.com.ua/2023/04/10/dlya-rodyn-znyklyh-bezvisty-zberigayetsya-vyplata-groshovogo-zabezpechennya-yak-otrymuvaty/</text:a>
</text:p>
      <!--NEWS-->
      <text:h text:style-name="P10" text:outline-level="1">
<text:span text:style-name="T4">
The World Congress of Ukrainians has purchased 15 excavators for the Armed Forces terroboron</text:span>
</text:h>
      <text:p text:style-name="P4">
Author: ['АРМІЯINFORM']</text:p>
      <text:p text:style-name="P4">
Time: 2023-04-10T59:00:00-04:00</text:p>
      <text:p text:style-name="P4">
Description: Svitovy Kongres Ukraine (SKA), within the framework of his INICIATITITE UniteWITHUKRANE, delivering up to ... War with Ukraine 2022, War with Ukraine Latest News today, War with Ukraine 2022 Last today,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09-at-23.26.59-e1681108294393.jpeg" text:style-name="Internet_20_link" text:visited-style-name="Visited_20_Internet_20_Link">
whatsapp-image-2023-04-09-at-23.26.59-e1681108294393.jpeg</text:a>
']</text:p>
      <text:p text:style-name="P4">
Tags: ['ПІДТРИМКА ЗСУ', 'СВІТОВИЙ КОНГРЕС УКРАЇНЦІВ', 'СИЛИ ТЕРИТОРІАЛЬНОЇ ОБОРОНИ ЗСУ']</text:p>
      <text:p text:style-name="P4">
Category: News</text:p>
      <!--METADATA-->
      <text:p text:style-name="P4">
<draw:frame draw:style-name="fr1" draw:name="Image227" text:anchor-type="as-char" svg:width="6.9236in" svg:height="3.046384in" draw:z-index="0">
<draw:image xlink:href="../Images/AРМІЯINFORM/2023-04-10T59-00-00-04-00/whatsapp-image-2023-04-09-at-23.26.59-e1681108294393.jpeg" xlink:type="simple" xlink:show="embed" xlink:actuate="onLoad" draw:mime-type="image/jpeg"/>
</draw:frame>
World Congress of Ukrainians(SKU)As part of his initiative, UNITEWITHUKRAINE did 15 JCB 3CX excavators for territorial defense forces.</text:p>
      <text:p text:style-name="P4">
About this <text:a xlink:type="simple" xlink:href="https://www.ukrainianworldcongress.org/ua/svitovij-kon%d2%91res-ukra%d1%97ncziv-zabezpechiv-15-ekskavatoriv-dlya-tro-dlya-oblashtuvannya-oboronnih-poziczij/" text:style-name="Internet_20_link" text:visited-style-name="Visited_20_Internet_20_Link">
it is referred</text:a>
On the UWC website.</text:p>
      <text:p text:style-name="P4">
According to the director of the UNITE WITH Ukraine initiative Andriy Potichny, excavators will be used for engineering projects, such new defensive positions for Ukraine's defenders.</text:p>
      <text:p text:style-name="P4">
“The JCB 3CX excavators were found, purchased and delivered to Ukraine within a very short period. These powerful machines are designed to carry out sophisticated land, such as digging trenches and trenches, the movement of land of such heavy materials, ”he said.</text:p>
      <text:p text:style-name="P4">
The director noted that the excavators will be distributed between five brigades to be used to strengthen Ukrainian defense positions in the hostage areas and border areas.</text:p>
      <text:p text:style-name="P4">
The commander of the territorial defense forces of the Armed Forces of Ukraine, Major-General Igorttsur, thanked UWC for their support and cooperation with Ukrainian soldiers.</text:p>
      <text:p text:style-name="P4">
“The World Congress of Ukrainians has been a reliable and stable partner of the forces of Ukraine since the beginning of large -scale Russian coaching. Together we can achieve incredible results, ”he said.</text:p>
      <text:p text:style-name="P4">
As part of his initiative, UNITE WCRAINE UKRINE assisted hundreds of hryvnias, including armored vehicles, tactical medicine, unmanned aerial vehicles, winter equipment and other vital equipment for our troops.</text:p>
      <text:p text:style-name="P4">
News Source: <text:a xlink:type="simple" xlink:href="https://armyinform.com.ua/2023/04/10/svitovyj-kongres-ukrayincziv-prydbav-15-ekskavatoriv-dlya-teroborony-zsu/" text:style-name="Internet_20_link" text:visited-style-name="Visited_20_Internet_20_Link">
https://armyinform.com.ua/2023/04/10/svitovyj-kongres-ukrayincziv-prydbav-15-ekskavatoriv-dlya-teroborony-zsu/</text:a>
</text:p>
      <!--NEWS-->
      <text:h text:style-name="P10" text:outline-level="1">
<text:span text:style-name="T4">
Germany provided Ukraine with a new military assistance package</text:span>
</text:h>
      <text:p text:style-name="P4">
Author: ['АРМІЯINFORM']</text:p>
      <text:p text:style-name="P4">
Time: 2023-04-10T60:00:00-04:00</text:p>
      <text:p text:style-name="P4">
Description: FRN IZ PROVEV Bundeswehra Nada Korgov Vіsyskov Domogov. Pereponyk ... War with Ukraine 2022, War with Ukraine Latest News Today, News War with Ukraine 2022 The last for today, whether the war between Ukraine and Russia will be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dachs-1.jpg" text:style-name="Internet_20_link" text:visited-style-name="Visited_20_Internet_20_Link">
dachs-1.jpg</text:a>
']</text:p>
      <text:p text:style-name="P4">
Tags: ['STOPRUSSIA', 'ДОПОМОГА ПАРТНЕРІВ', 'СВІТ ПІДТРИМУЄ УКРАЇНУ', 'УКРАЇНА - ФРН']</text:p>
      <text:p text:style-name="P4">
Category: News</text:p>
      <!--METADATA-->
      <text:p text:style-name="P4">
<draw:frame draw:style-name="fr1" draw:name="Image228" text:anchor-type="as-char" svg:width="6.9236in" svg:height="3.894525in" draw:z-index="0">
<draw:image xlink:href="../Images/AРМІЯINFORM/2023-04-10T60-00-00-04-00/dachs-1.jpg" xlink:type="simple" xlink:show="embed" xlink:actuate="onLoad" draw:mime-type="image/jpeg"/>
</draw:frame>
Germany from the Bundeswehr reserves provided other military assistance to Ukraine.</text:p>
      <text:p text:style-name="P4">
Full list <text:a xlink:type="simple" xlink:href="https://www.bundesregierung.de/breg-de/themen/krieg-in-der-ukraine/lieferungen-ukraine-2054514" text:style-name="Internet_20_link" text:visited-style-name="Visited_20_Internet_20_Link">
presented</text:a>
on the Sitinimets Defense Office.</text:p>
      <text:p text:style-name="P4">
In particular, the new package included:</text:p>
      <ul>
        <li>
Dachs armored engineering machines; * Zetros trucks; * mobile antennas-shaped systems; * reconnaissance drones; * Caliber cartridges 40 millimeters.</li>
      </ul>
      <text:p text:style-name="P4">
We will remind, earlier Germany <text:a xlink:type="simple" xlink:href="https://armyinform.com.ua/2023/03/30/nimechchyna-peredala-ukrayini-chergovu-partiyu-dopomogy-dlya-frontu/" text:style-name="Internet_20_link" text:visited-style-name="Visited_20_Internet_20_Link">
transferred</text:a>
Ukraine 18 tanks Leopard 2A6.</text:p>
      <text:p text:style-name="P4">
News Source: <text:a xlink:type="simple" xlink:href="https://armyinform.com.ua/2023/04/10/nimechchyna-nadala-ukrayini-novyj-paket-vijskovoyi-dopomogy/" text:style-name="Internet_20_link" text:visited-style-name="Visited_20_Internet_20_Link">
https://armyinform.com.ua/2023/04/10/nimechchyna-nadala-ukrayini-novyj-paket-vijskovoyi-dopomogy/</text:a>
</text:p>
      <!--NEWS-->
      <text:h text:style-name="P10" text:outline-level="1">
<text:span text:style-name="T4">
President of Ukraine on the 13th anniversary of the Smolensk catastrophe: let's unite in sorrow with the Polish people</text:span>
</text:h>
      <text:p text:style-name="P4">
Author: ['АРМІЯINFORM']</text:p>
      <text:p text:style-name="P4">
Time: 2023-04-10T61:00:00-04:00</text:p>
      <text:p text:style-name="P4">
Description: Ukrainian President Volodymyr Zelensky, pam'yati bending in Aviakatastrophi 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11751924_smol-0.jpg" text:style-name="Internet_20_link" text:visited-style-name="Visited_20_Internet_20_Link">
111751924_smol-0.jpg</text:a>
']</text:p>
      <text:p text:style-name="P4">
Tags: ['STOPRUSSIA', "ВШАНУВАННЯ ПАМ'ЯТІ", 'ЗВЕРНЕННЯ ПРЕЗИДЕНТА УКРАЇНИ', 'СМОЛЕНСЬКА КАТАСТРОФА']</text:p>
      <text:p text:style-name="P4">
Category: News</text:p>
      <!--METADATA-->
      <text:p text:style-name="P4">
<draw:frame draw:style-name="fr1" draw:name="Image229" text:anchor-type="as-char" svg:width="6.9236in" svg:height="3.894525in" draw:z-index="0">
<draw:image xlink:href="../Images/AРМІЯINFORM/2023-04-10T61-00-00-04-00/111751924_smol-0.jpg" xlink:type="simple" xlink:show="embed" xlink:actuate="onLoad" draw:mime-type="image/jpeg"/>
</draw:frame>
President of Ukraine Volodymyr Zelensky honored the memory of the dead Waviakatastrophe in Smolensk 13 years ago, Poland Lech Kachinsky and representatives of the Polish elite.</text:p>
      <text:p text:style-name="P4">
He [wrote] about it(https://twitter.com/ZelenskyyUa/status/1645343317616459781?fbclid=IwAR0h7w_fXfzwa-9xPTOw4XITVNDS2nZHf7AcDzniInuR5Z94UmLlkAZSuio)In Twitter.</text:p>
      <text:p text:style-name="P4">
“Today, on the 13th anniversary of the Smolensk catastrophe, we unite in the sorrow of the Zpolsk people and honor the memory of President of Poland Lech Kaczynski, his wife and all who died in the name of serving the Motherland. Eternal memory!” - the message reads.</text:p>
      <text:p text:style-name="P4">
We will remind, in a plane crash on April 10, 2010 near the military airfield "Smolensk-Promnia" crashed a Polish government aircraft with 96 people on board. In a plane crash died the presidential marriage of Lech and Maria Kaczynsk countries. They flew to the mourning measures to the 70-th Katyn shooting.</text:p>
      <text:p text:style-name="P4">
News Source: <text:a xlink:type="simple" xlink:href="https://armyinform.com.ua/2023/04/10/prezydent-ukrayiny-u-13-tu-richnyczyu-smolenskoyi-katastrofy-yednajmosya-v-skorboti-z-polskym-narodom/" text:style-name="Internet_20_link" text:visited-style-name="Visited_20_Internet_20_Link">
https://armyinform.com.ua/2023/04/10/prezydent-ukrayiny-u-13-tu-richnyczyu-smolenskoyi-katastrofy-yednajmosya-v-skorboti-z-polskym-narodom/</text:a>
</text:p>
      <!--NEWS-->
      <text:h text:style-name="P10" text:outline-level="1">
<text:span text:style-name="T4">
Collaborators who helped the Russian Federation deport more than a thousand Ukrainian children reported suspicion</text:span>
</text:h>
      <text:p text:style-name="P4">
Author: ['АРМІЯINFORM']</text:p>
      <text:p text:style-name="P4">
Time: 2023-04-10T62:00:00-04:00</text:p>
      <text:p text:style-name="P4">
Description: The PIDPRIMITSIA was naked about the PIDOZRA of the naughty Crim, Yak Utlla Z ... the war with Ukraine 2022, the war with Ukraine is the latest news today, the news war with Ukraine 2022 The last to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1677678_605.jpg" text:style-name="Internet_20_link" text:visited-style-name="Visited_20_Internet_20_Link">
61677678_605.jpg</text:a>
']</text:p>
      <text:p text:style-name="P4">
Tags: ['АР КРИМ', 'ДЕПОРТАЦІЯ УКРАЇНСЬКИХ ДІТЕЙ', 'КОЛАБОРАНТКА']</text:p>
      <text:p text:style-name="P4">
Category: News</text:p>
      <!--METADATA-->
      <text:p text:style-name="P4">
<draw:frame draw:style-name="fr1" draw:name="Image230" text:anchor-type="as-char" svg:width="6.9236in" svg:height="3.891999in" draw:z-index="0">
<draw:image xlink:href="../Images/AРМІЯINFORM/2023-04-10T62-00-00-04-00/61677678_605.jpg" xlink:type="simple" xlink:show="embed" xlink:actuate="onLoad" draw:mime-type="image/jpeg"/>
</draw:frame>
The suspicion of the suspicion of the temporarily annexed Crimea was reported, which enclosed the contract of transportation to the territory of the peninsula 1000 children from temporarily occupied areas in the south and east of Ukraine.</text:p>
      <text:p text:style-name="P4">
About it <text:a xlink:type="simple" xlink:href="https://ssu.gov.ua/novyny/sbu-povidomyla-pro-pidozru-kolaboranttsi-yaka-dopomohla-rf-deportuvaty-ponad-1-tys-ukrainskykh-ditei" text:style-name="Internet_20_link" text:visited-style-name="Visited_20_Internet_20_Link">
informs</text:a>
Security Service of Ukraine.</text:p>
      <text:p text:style-name="P4">
Minors were taken to Sevastopol during September-October last year under the appearance of "voluntary evacuation". Among the victims are orphans and hundreds of whose parents were illegally detained by the invaders on the attempt to leave the Izrium of hostilities.</text:p>
      <text:p text:style-name="P4">
The collaborator - the owner of one of the Crimean tourist agencies - voluntarily fertilized to help the invaders to force the forcibly to take children from Kherson, Melitopol, Donetsk, Lugansk and Makeevka into the territory of the temporarily occupied peninsula. For this she allocated buses and secured the departments of the scene.</text:p>
      <text:p text:style-name="P4">
It is currently hiding in the temporarily occupied territory of southern Ukraine.</text:p>
      <text:p text:style-name="P4">
Complex measures are underway to establish all the circumstances of the crime and prosecute the perpetrators.</text:p>
      <text:p text:style-name="P4">
News Source: <text:a xlink:type="simple" xlink:href="https://armyinform.com.ua/2023/04/10/kolaborantczi-yaka-dopomogla-rf-deportuvaty-ponad-tysyachu-ukrayinskyh-ditej-povidomleno-pro-pidozru/" text:style-name="Internet_20_link" text:visited-style-name="Visited_20_Internet_20_Link">
https://armyinform.com.ua/2023/04/10/kolaborantczi-yaka-dopomogla-rf-deportuvaty-ponad-tysyachu-ukrayinskyh-ditej-povidomleno-pro-pidozru/</text:a>
</text:p>
      <!--NEWS-->
      <text:h text:style-name="P10" text:outline-level="1">
<text:span text:style-name="T4">
The terrorist state does not overcome the unity of all who value freedom-Volodymyr Zelenskyy</text:span>
</text:h>
      <text:p text:style-name="P4">
Author: ['АРМІЯINFORM']</text:p>
      <text:p text:style-name="P4">
Time: 2023-04-10T63:00:00-04:00</text:p>
      <text:p text:style-name="P4">
Description: President of Ukraine Volodymyr Zelensky, ShO Rosiyko's lawyer does not go through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05767594504078569_y.jpg" text:style-name="Internet_20_link" text:visited-style-name="Visited_20_Internet_20_Link">
photo_5305767594504078569_y.jpg</text:a>
', '<text:a xlink:type="simple" xlink:href="https://armyinform.com.ua/wp-content/uploads/2023/04/photo_5305767594504078580_y-150x150.jpg" text:style-name="Internet_20_link" text:visited-style-name="Visited_20_Internet_20_Link">
photo_5305767594504078580_y-150x150.jpg</text:a>
', '<text:a xlink:type="simple" xlink:href="https://armyinform.com.ua/wp-content/uploads/2023/04/photo_5305767594504078575_y-150x150.jpg" text:style-name="Internet_20_link" text:visited-style-name="Visited_20_Internet_20_Link">
photo_5305767594504078575_y-150x150.jpg</text:a>
', '<text:a xlink:type="simple" xlink:href="https://armyinform.com.ua/wp-content/uploads/2023/04/photo_5305767594504078577_y-150x150.jpg" text:style-name="Internet_20_link" text:visited-style-name="Visited_20_Internet_20_Link">
photo_5305767594504078577_y-150x150.jpg</text:a>
', '<text:a xlink:type="simple" xlink:href="https://armyinform.com.ua/wp-content/uploads/2023/04/photo_5305767594504078578_y-150x150.jpg" text:style-name="Internet_20_link" text:visited-style-name="Visited_20_Internet_20_Link">
photo_5305767594504078578_y-150x150.jpg</text:a>
']</text:p>
      <text:p text:style-name="P4">
Tags: ['STOPRUSSIA', 'ПРЕЗИДЕНТ УКРАЇНИ']</text:p>
      <text:p text:style-name="P4">
Category: News</text:p>
      <!--METADATA-->
      <text:p text:style-name="P4">
<draw:frame draw:style-name="fr1" draw:name="Image231" text:anchor-type="as-char" svg:width="6.9236in" svg:height="4.602912in" draw:z-index="0">
<draw:image xlink:href="../Images/AРМІЯINFORM/2023-04-10T63-00-00-04-00/photo_5305767594504078569_y.jpg" xlink:type="simple" xlink:show="embed" xlink:actuate="onLoad" draw:mime-type="image/jpeg"/>
</draw:frame>
President of Ukraine Volodymyr Zelensky is convinced that the Russian flag will not be rooted in the temporarily occupied territory of Ukraine, because it is impossible to overcome the unity of those who value freedom.</text:p>
      <text:p text:style-name="P4">
He [wrote] about it(https://t.me/V_Zelenskiy_official/5815)In your teaching channel.</text:p>
      <text:p text:style-name="P4">
“The terrorist state does not overcome the unity of all who value freedom. The occupier will heal the intimidation and terror with a new norm for Europe. They will not convince that to kill and rob - it is better than living by law and cooperating. The Irosian flag will not be rooted in the occupied territory of Ukraine ”, - it is said.</text:p>
      <text:p text:style-name="P4">
<text:a xlink:type="simple" xlink:href="https://armyinform.com.ua/wp-content/uploads/2023/04/photo_5305767594504078580_y.jpg" text:style-name="Internet_20_link" text:visited-style-name="Visited_20_Internet_20_Link">
!(Images/AРМІЯINFORM/2023-04-10T63-00-00-04-00/photo_5305767594504078580_y-150x150.jpg)</text:a>
</text:p>
      <text:p text:style-name="P4">
<text:a xlink:type="simple" xlink:href="https://armyinform.com.ua/wp-content/uploads/2023/04/photo_5305767594504078575_y.jpg" text:style-name="Internet_20_link" text:visited-style-name="Visited_20_Internet_20_Link">
<draw:frame draw:style-name="fr1" draw:name="Image232" text:anchor-type="as-char" svg:width="6.9236in" svg:height="6.9236in" draw:z-index="0">
<draw:image xlink:href="../Images/AРМІЯINFORM/2023-04-10T63-00-00-04-00/photo_5305767594504078575_y-150x150.jpg" xlink:type="simple" xlink:show="embed" xlink:actuate="onLoad" draw:mime-type="image/jpeg"/>
</draw:frame>
</text:a>
</text:p>
      <text:p text:style-name="P4">
<text:a xlink:type="simple" xlink:href="https://armyinform.com.ua/wp-content/uploads/2023/04/photo_5305767594504078577_y.jpg" text:style-name="Internet_20_link" text:visited-style-name="Visited_20_Internet_20_Link">
<draw:frame draw:style-name="fr1" draw:name="Image233" text:anchor-type="as-char" svg:width="6.9236in" svg:height="6.9236in" draw:z-index="0">
<draw:image xlink:href="../Images/AРМІЯINFORM/2023-04-10T63-00-00-04-00/photo_5305767594504078577_y-150x150.jpg" xlink:type="simple" xlink:show="embed" xlink:actuate="onLoad" draw:mime-type="image/jpeg"/>
</draw:frame>
</text:a>
</text:p>
      <text:p text:style-name="P4">
<text:a xlink:type="simple" xlink:href="https://armyinform.com.ua/wp-content/uploads/2023/04/photo_5305767594504078578_y.jpg" text:style-name="Internet_20_link" text:visited-style-name="Visited_20_Internet_20_Link">
<draw:frame draw:style-name="fr1" draw:name="Image234" text:anchor-type="as-char" svg:width="6.9236in" svg:height="6.9236in" draw:z-index="0">
<draw:image xlink:href="../Images/AРМІЯINFORM/2023-04-10T63-00-00-04-00/photo_5305767594504078578_y-150x150.jpg" xlink:type="simple" xlink:show="embed" xlink:actuate="onLoad" draw:mime-type="image/jpeg"/>
</draw:frame>
</text:a>
</text:p>
      <text:p text:style-name="P4">
News Source: <text:a xlink:type="simple" xlink:href="https://armyinform.com.ua/2023/04/10/derzhava-teroryst-ne-zdolaye-yednosti-vsih-hto-czinuye-svobodu-volodymyr-zelenskyj/" text:style-name="Internet_20_link" text:visited-style-name="Visited_20_Internet_20_Link">
https://armyinform.com.ua/2023/04/10/derzhava-teroryst-ne-zdolaye-yednosti-vsih-hto-czinuye-svobodu-volodymyr-zelenskyj/</text:a>
</text:p>
      <!--NEWS-->
      <text:h text:style-name="P10" text:outline-level="1">
<text:span text:style-name="T4">
According to the DBR materials, the head of the pre -trial detention center in the captured by the occupiers of Mariupol will be judged</text:span>
</text:h>
      <text:p text:style-name="P4">
Author: ['АРМІЯINFORM']</text:p>
      <text:p text:style-name="P4">
Time: 2023-04-10T64:00:00-04:00</text:p>
      <text:p text:style-name="P4">
Description: The pratsiyvniks of the Sovereign Bureau of the Rossliduvan completed the special for the Roslijidvannya Schodo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dbr.jpg" text:style-name="Internet_20_link" text:visited-style-name="Visited_20_Internet_20_Link">
dbr.jpg</text:a>
']</text:p>
      <text:p text:style-name="P4">
Tags: ['STOPRUSSIA', 'АГРЕСІЯ РФ', 'ВІЙНА', 'ВТОРГНЕННЯ РФ', 'ЗРАДНИК', 'МАРІУПОЛЬ', 'СЛІДЧИЙ ІЗОЛЯТОР']</text:p>
      <text:p text:style-name="P4">
Category: News</text:p>
      <!--METADATA-->
      <text:p text:style-name="P4">
<draw:frame draw:style-name="fr1" draw:name="Image235" text:anchor-type="as-char" svg:width="6.9236in" svg:height="4.684969in" draw:z-index="0">
<draw:image xlink:href="../Images/AРМІЯINFORM/2023-04-10T64-00-00-04-00/dbr.jpg" xlink:type="simple" xlink:show="embed" xlink:actuate="onLoad" draw:mime-type="image/jpeg"/>
</draw:frame>
Employees of the State Bureau of Investigation have completed a special pre -trial investigation against a former employee of the State Institution "Mariupol Research Detention". During the capture of Mariupol, he initiatively went to work with the Russian invaders.</text:p>
      <text:p text:style-name="P4">
On the official DBR site on Facebook <text:a xlink:type="simple" xlink:href="https://dbr.gov.ua/news/za-materialami-dbr-suditimut-ochilnika-sizo-v-zahoplenomu-okupantami-mariupoli" text:style-name="Internet_20_link" text:visited-style-name="Visited_20_Internet_20_Link">
reported</text:a>
that the indictment of this traitor has already been sent to court.</text:p>
      <text:p text:style-name="P4">
In the publication, the Bureau's press service stated-the expression of the pre-trial detention center missed the suction detention facility of the military-aggressor countries, who arranged a Praipuboev position. For his active cooperation with the occupiers, the defendant embraced the warfare of the detention center in Mariupol in the system of the so -called "state -owned service.</text:p>
      <text:p text:style-name="P4">
He promptly informed the Russian curators about the rebellion among the detainees held. For existing information, the invaders by force "reassured" the rebels. The prisoners who agreed to support the occupation regime were released from an institution unknown.</text:p>
      <text:p text:style-name="P4">
At the time of seizure of the Mariupol Detention Center of Mariupol, it kept 345 people.</text:p>
      <text:p text:style-name="P4">
The suspect is accused of treason(Part 2 of Art. 111 of the Criminal Code of Ukraine).Санкція цієї статті передбачає довічне ув’язнення з конфіскацією майна.</text:p>
      <text:p text:style-name="P4">
News Source: <text:a xlink:type="simple" xlink:href="https://armyinform.com.ua/2023/04/10/za-materialamy-dbr-sudytymut-ochilnyka-sizo-v-zahoplenomu-okupantamy-mariupoli/" text:style-name="Internet_20_link" text:visited-style-name="Visited_20_Internet_20_Link">
https://armyinform.com.ua/2023/04/10/za-materialamy-dbr-sudytymut-ochilnyka-sizo-v-zahoplenomu-okupantamy-mariupoli/</text:a>
</text:p>
      <!--NEWS-->
      <text:h text:style-name="P10" text:outline-level="1">
<text:span text:style-name="T4">
We were able to return from captivity more than one defender who was considered dead - the coordination headquarters</text:span>
</text:h>
      <text:p text:style-name="P4">
Author: ['АРМІЯINFORM']</text:p>
      <text:p text:style-name="P4">
Time: 2023-04-10T65:00:00-04:00</text:p>
      <text:p text:style-name="P4">
Description: At the coordinating headquarters, Zustinich Zustinov was the Rodinovsovsovtsovs 30-ї ї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koord.jpeg" text:style-name="Internet_20_link" text:visited-style-name="Visited_20_Internet_20_Link">
koord.jpeg</text:a>
']</text:p>
      <text:p text:style-name="P4">
Tags: ['STOPRUSSIA', 'АГРЕСІЯ РФ', 'ВТОРГНЕННЯ РФ', 'КООРДИНАЦІЙНИЙ ШТАБ']</text:p>
      <text:p text:style-name="P4">
Category: News</text:p>
      <!--METADATA-->
      <text:p text:style-name="P4">
<draw:frame draw:style-name="fr1" draw:name="Image236" text:anchor-type="as-char" svg:width="6.9236in" svg:height="5.1927in" draw:z-index="0">
<draw:image xlink:href="../Images/AРМІЯINFORM/2023-04-10T65-00-00-04-00/koord.jpeg" xlink:type="simple" xlink:show="embed" xlink:actuate="onLoad" draw:mime-type="image/jpeg"/>
</draw:frame>
</text:p>
      <text:p text:style-name="P4">
<text:a xlink:type="simple" xlink:href="https://telegra.ph/file/866f4f5669b9c2c285de9.jpg" text:style-name="Internet_20_link" text:visited-style-name="Visited_20_Internet_20_Link">
​​</text:a>
In the coordination staff there was a meeting with the families of servicemen of the 30th separate mechanized university.</text:p>
      <text:p text:style-name="P4">
About it <text:a xlink:type="simple" xlink:href="https://koordshtab.gov.ua/archive/1362" text:style-name="Internet_20_link" text:visited-style-name="Visited_20_Internet_20_Link">
informs</text:a>
Coordination headquarters of prisoners of war.</text:p>
      <text:p text:style-name="P4">
Representatives of the coordination headquarters and military parts answered the questions of the relatives.</text:p>
      <text:p text:style-name="P4">
They discussed the difficulties of official investigations conducting military units of hostilities.</text:p>
      <text:p text:style-name="P4">
"Service investigations are built on the testimony of servicemen," the representative of the headquarters said. - When there are fighting, you often do not see that you get away with a twin ten meters away. Such are realities. Or sometimes the brothers say that they saw a person injured, incompatible with life, the commander still accounts for the defender missing missing - until the body is not taken away. Because such testimonies are often subjective. And it was advised to return from captivity more than one defender who was considered dead. "</text:p>
      <text:p text:style-name="P4">
Representatives of the military unit explained that according to the Law on the Protection of Personal data, full information is provided only at the request of the prosecutor's office of the chief protection authorities.</text:p>
      <text:p text:style-name="P4">
The staff representative noted that the relatives cannot file documents for the status of a participant of hostilities if their loved ones are captured or disappeared. It can only do a serviceman personally after returning from captivity.</text:p>
      <text:p text:style-name="P4">
News Source: <text:a xlink:type="simple" xlink:href="https://armyinform.com.ua/2023/04/10/nam-vdavalosya-povernuty-z-polonu-ne-odnogo-oboronczya-yakogo-vvazhaly-zagyblym-koordynaczijnyj-shtab/" text:style-name="Internet_20_link" text:visited-style-name="Visited_20_Internet_20_Link">
https://armyinform.com.ua/2023/04/10/nam-vdavalosya-povernuty-z-polonu-ne-odnogo-oboronczya-yakogo-vvazhaly-zagyblym-koordynaczijnyj-shtab/</text:a>
</text:p>
      <!--NEWS-->
      <text:h text:style-name="P10" text:outline-level="1">
<text:span text:style-name="T4">
Armed Forces Logistics Command Instructors taught children the basics of mine safety</text:span>
</text:h>
      <text:p text:style-name="P4">
Author: ['АРМІЯINFORM']</text:p>
      <text:p text:style-name="P4">
Time: 2023-04-10T66:00:00-04:00</text:p>
      <text:p text:style-name="P4">
Description: The Instruktori commands of the Logistiki forces of ZSU conducted a busy vika VID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yly-logistyky-1.jpg" text:style-name="Internet_20_link" text:visited-style-name="Visited_20_Internet_20_Link">
syly-logistyky-1.jpg</text:a>
', '<text:a xlink:type="simple" xlink:href="https://armyinform.com.ua/wp-content/uploads/2023/04/syly-logistyky-2-150x150.jpg" text:style-name="Internet_20_link" text:visited-style-name="Visited_20_Internet_20_Link">
syly-logistyky-2-150x150.jpg</text:a>
', '<text:a xlink:type="simple" xlink:href="https://armyinform.com.ua/wp-content/uploads/2023/04/syly-logistyky-3-150x150.jpg" text:style-name="Internet_20_link" text:visited-style-name="Visited_20_Internet_20_Link">
syly-logistyky-3-150x150.jpg</text:a>
', '<text:a xlink:type="simple" xlink:href="https://armyinform.com.ua/wp-content/uploads/2023/04/syly-logistyky-4-150x150.jpg" text:style-name="Internet_20_link" text:visited-style-name="Visited_20_Internet_20_Link">
syly-logistyky-4-150x150.jpg</text:a>
', '<text:a xlink:type="simple" xlink:href="https://armyinform.com.ua/wp-content/uploads/2023/04/syly-logistyky-5-150x150.jpg" text:style-name="Internet_20_link" text:visited-style-name="Visited_20_Internet_20_Link">
syly-logistyky-5-150x150.jpg</text:a>
', '<text:a xlink:type="simple" xlink:href="https://armyinform.com.ua/wp-content/uploads/2023/04/syly-logistyky-6-150x150.jpg" text:style-name="Internet_20_link" text:visited-style-name="Visited_20_Internet_20_Link">
syly-logistyky-6-150x150.jpg</text:a>
']</text:p>
      <text:p text:style-name="P4">
Tags: ['STOPRUSSIA', 'АГРЕСІЯ РФ', 'ВІЙНА', 'ВТОРГНЕННЯ РФ', 'КОМАНДУВАННЯ СИЛ ЛОГІСТИКИ ЗС УКРАЇНИ', 'МІННА БЕЗПЕКА']</text:p>
      <text:p text:style-name="P4">
Category: News</text:p>
      <!--METADATA-->
      <text:p text:style-name="P4">
<draw:frame draw:style-name="fr1" draw:name="Image237" text:anchor-type="as-char" svg:width="6.9236in" svg:height="4.615733in" draw:z-index="0">
<draw:image xlink:href="../Images/AРМІЯINFORM/2023-04-10T66-00-00-04-00/syly-logistyky-1.jpg" xlink:type="simple" xlink:show="embed" xlink:actuate="onLoad" draw:mime-type="image/jpeg"/>
</draw:frame>
The Armed Forces Logistics Command Instructors conducted classes for children aged 6 to 12 years from Bakhmut, Lyman, Nikopol and Borodyanka. These are orphans, semi -orphaned children under care. Those who have lost their homes or have irreparable loss-the armed servicemen of the Armed Forces of Ukraine.</text:p>
      <text:p text:style-name="P4">
About this <text:a xlink:type="simple" xlink:href="https://www.facebook.com/GeneralStaff.ua/posts/pfbid05GVYBkiwiVyLuCte18akY5X2zQdvxhWdECMKDJRScXM7hXw341RMMwBqP6gfeVx6l" text:style-name="Internet_20_link" text:visited-style-name="Visited_20_Internet_20_Link">
it is referred</text:a>
In the photo report on the official page of the Armed Forces of the Armed Forces on Facebook.</text:p>
      <text:p text:style-name="P4">
In the walls of the Children's Medical Center of Psychological Rehabilitation, in Kyiv, over -sixty young patients studied the basics of mine safety, recognition of extent objects and tactical medicine.</text:p>
      <text:p text:style-name="P4">
Returning to childhood without explosions, shots and military danger, they have to get rid of not only panic attacks or other psychoneurological disorders, but have information about the rules of handling mine-explosive substances.</text:p>
      <text:p text:style-name="P4">
<text:a xlink:type="simple" xlink:href="https://armyinform.com.ua/wp-content/uploads/2023/04/syly-logistyky-2.jpg" text:style-name="Internet_20_link" text:visited-style-name="Visited_20_Internet_20_Link">
!(Images/AРМІЯINFORM/2023-04-10T66-00-00-04-00/syly-logistyky-2-150x150.jpg)</text:a>
</text:p>
      <text:p text:style-name="P4">
<text:a xlink:type="simple" xlink:href="https://armyinform.com.ua/wp-content/uploads/2023/04/syly-logistyky-3.jpg" text:style-name="Internet_20_link" text:visited-style-name="Visited_20_Internet_20_Link">
<draw:frame draw:style-name="fr1" draw:name="Image238" text:anchor-type="as-char" svg:width="6.9236in" svg:height="6.9236in" draw:z-index="0">
<draw:image xlink:href="../Images/AРМІЯINFORM/2023-04-10T66-00-00-04-00/syly-logistyky-3-150x150.jpg" xlink:type="simple" xlink:show="embed" xlink:actuate="onLoad" draw:mime-type="image/jpeg"/>
</draw:frame>
</text:a>
</text:p>
      <text:p text:style-name="P4">
<text:a xlink:type="simple" xlink:href="https://armyinform.com.ua/wp-content/uploads/2023/04/syly-logistyky-4.jpg" text:style-name="Internet_20_link" text:visited-style-name="Visited_20_Internet_20_Link">
<draw:frame draw:style-name="fr1" draw:name="Image239" text:anchor-type="as-char" svg:width="6.9236in" svg:height="6.9236in" draw:z-index="0">
<draw:image xlink:href="../Images/AРМІЯINFORM/2023-04-10T66-00-00-04-00/syly-logistyky-4-150x150.jpg" xlink:type="simple" xlink:show="embed" xlink:actuate="onLoad" draw:mime-type="image/jpeg"/>
</draw:frame>
</text:a>
</text:p>
      <text:p text:style-name="P4">
<text:a xlink:type="simple" xlink:href="https://armyinform.com.ua/wp-content/uploads/2023/04/syly-logistyky-5.jpg" text:style-name="Internet_20_link" text:visited-style-name="Visited_20_Internet_20_Link">
<draw:frame draw:style-name="fr1" draw:name="Image240" text:anchor-type="as-char" svg:width="6.9236in" svg:height="6.9236in" draw:z-index="0">
<draw:image xlink:href="../Images/AРМІЯINFORM/2023-04-10T66-00-00-04-00/syly-logistyky-5-150x150.jpg" xlink:type="simple" xlink:show="embed" xlink:actuate="onLoad" draw:mime-type="image/jpeg"/>
</draw:frame>
</text:a>
</text:p>
      <text:p text:style-name="P4">
<text:a xlink:type="simple" xlink:href="https://armyinform.com.ua/wp-content/uploads/2023/04/syly-logistyky-6.jpg" text:style-name="Internet_20_link" text:visited-style-name="Visited_20_Internet_20_Link">
<draw:frame draw:style-name="fr1" draw:name="Image241" text:anchor-type="as-char" svg:width="6.9236in" svg:height="6.9236in" draw:z-index="0">
<draw:image xlink:href="../Images/AРМІЯINFORM/2023-04-10T66-00-00-04-00/syly-logistyky-6-150x150.jpg" xlink:type="simple" xlink:show="embed" xlink:actuate="onLoad" draw:mime-type="image/jpeg"/>
</draw:frame>
</text:a>
</text:p>
      <text:p text:style-name="P4">
News Source: <text:a xlink:type="simple" xlink:href="https://armyinform.com.ua/2023/04/10/instruktory-komanduvannya-syl-logistyky-zsu-navchaly-osnovam-minnoyi-bezpeky-ditej-z-bahmuta-lymana-nikopolya-ta-borodyanky/" text:style-name="Internet_20_link" text:visited-style-name="Visited_20_Internet_20_Link">
https://armyinform.com.ua/2023/04/10/instruktory-komanduvannya-syl-logistyky-zsu-navchaly-osnovam-minnoyi-bezpeky-ditej-z-bahmuta-lymana-nikopolya-ta-borodyanky/</text:a>
</text:p>
      <!--NEWS-->
      <text:h text:style-name="P10" text:outline-level="1">
<text:span text:style-name="T4">
Special prosecutors in Lviv have returned to the Ministry of Defense of the premises worth almost UAH 222,000,000</text:span>
</text:h>
      <text:p text:style-name="P4">
Author: ['АРМІЯINFORM']</text:p>
      <text:p text:style-name="P4">
Time: 2023-04-10T67:00:00-04:00</text:p>
      <text:p text:style-name="P4">
Description: The Greek Court of Lvivsko Veulyu Klopannnya Special Prosecutorships ... War with Ukraine 2022, War with Ukraine Latest News Today, News War with Ukraine 2022 The last ones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82-01-scaled.jpg" text:style-name="Internet_20_link" text:visited-style-name="Visited_20_Internet_20_Link">
82-01-scaled.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42" text:anchor-type="as-char" svg:width="6.9236in" svg:height="3.871446in" draw:z-index="0">
<draw:image xlink:href="../Images/AРМІЯINFORM/2023-04-10T67-00-00-04-00/82-01-scaled.jpg" xlink:type="simple" xlink:show="embed" xlink:actuate="onLoad" draw:mime-type="image/jpeg"/>
</draw:frame>
The Commercial Court of Lviv region granted the petition of the Specialized Prosecutor's Office in the field of defense of the Western region and closed the proceedings in the case of one of the private educational institutions of obstacles in the use of the Ministry of Defense of Ukraine on the premises on Hetman Ivan Mazepa Street. Lviv estimated UAH 222 million.</text:p>
      <text:p text:style-name="P4">
This was reported by the press service of the Specialized Prosecutor's Office in the field of defense.</text:p>
      <text:p text:style-name="P4">
In order to protect the interests of the state, prosecutors have gone to court and proved that nearly 5,000 square meters of property are subject to return to the state.</text:p>
      <text:p text:style-name="P4">
Thus, after the undisputed evidence provided by the prosecutors, an educational institution, which was in no hurry to release the premises, this year in March voluntarily declared the specified real estate to the defense department.</text:p>
      <text:p text:style-name="P4">
At this time, special prosecutors resolve the issue of sufficiency of grounds for leaving the former owner of property damage caused to defense.</text:p>
      <text:p text:style-name="P4">
News Source: <text:a xlink:type="simple" xlink:href="https://armyinform.com.ua/2023/04/10/speczprokurory-u-lvovi-povernuly-u-vlasnist-minoborony-prymishhennya-vartistyu-majzhe-222-000-000-gryven/" text:style-name="Internet_20_link" text:visited-style-name="Visited_20_Internet_20_Link">
https://armyinform.com.ua/2023/04/10/speczprokurory-u-lvovi-povernuly-u-vlasnist-minoborony-prymishhennya-vartistyu-majzhe-222-000-000-gryven/</text:a>
</text:p>
      <!--NEWS-->
      <text:h text:style-name="P10" text:outline-level="1">
<text:span text:style-name="T4">
F-16 aircraft is the most likely candidate for Ukraine</text:span>
</text:h>
      <text:p text:style-name="P4">
Author: ['Віктор Ануфрієв']</text:p>
      <text:p text:style-name="P4">
Time: 2023-04-10T68:00:00-04:00</text:p>
      <text:p text:style-name="P4">
Description: About the Tse in the Ephirus Telemarafon “єdini News” pushing the Rechnik command to the dousy forces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pdwhavxeaelq-j-scaled.jpg" text:style-name="Internet_20_link" text:visited-style-name="Visited_20_Internet_20_Link">
fpdwhavxeaelq-j-scaled.jpg</text:a>
']</text:p>
      <text:p text:style-name="P4">
Tags: ['F-16', 'ЮРІЙ ІГНАТ']</text:p>
      <text:p text:style-name="P4">
Category: News</text:p>
      <!--METADATA-->
      <text:p text:style-name="P4">
<draw:frame draw:style-name="fr1" draw:name="Image243" text:anchor-type="as-char" svg:width="6.9236in" svg:height="3.894525in" draw:z-index="0">
<draw:image xlink:href="../Images/AРМІЯINFORM/2023-04-10T68-00-00-04-00/fpdwhavxeaelq-j-scaled.jpg" xlink:type="simple" xlink:show="embed" xlink:actuate="onLoad" draw:mime-type="image/jpeg"/>
</draw:frame>
Colonel Yuriy Ignat, a spokesman for the Army of the Armed Forces of the Armed Forces of the Armed Forces, emphasized this on the broadcasting of the only news.</text:p>
      <ul>
        <li>
There is a lot of talk about different types of aircraft now. But it must be understood that they need to gain an advantage in the air, and that our aviation technology is not inferior to Russian aircraft. Said the officer. -Now a very big difference with us with the occupiers both in quantities and technologies, for example, such planes as Su-30 and Su-35, which are quite seriously modernized.</li>
      </ul>
      <text:p text:style-name="P4">
The Soviet equipment we have in service has virtually no chance to be able to go. Therefore, the aviation platform is important to us: the ships must be 4+, must have the full range of weapons that NATO countries have - winged, controlled, unmanaged and anti -ship missiles, as well as airplanes.</text:p>
      <text:p text:style-name="P4">
These are the main characteristics that Western fighters should be in line with. The F-16 Lifetime is the most common aircraft in the world today, it has 25 countries in the most likely candidate for Ukraine. However, I will emphasize - the necessary planes are still now, because up to 20 managed aircraft aircraft every day the enemy is used in the frontline zone of Ukraine. This is a great threat that we have to protrude.</text:p>
      <text:p text:style-name="P4">
News Source: <text:a xlink:type="simple" xlink:href="https://armyinform.com.ua/2023/04/10/litak-f-16-najimovirnishyj-kandydat-dlya-ukrayiny/" text:style-name="Internet_20_link" text:visited-style-name="Visited_20_Internet_20_Link">
https://armyinform.com.ua/2023/04/10/litak-f-16-najimovirnishyj-kandydat-dlya-ukrayiny/</text:a>
</text:p>
      <!--NEWS-->
      <text:h text:style-name="P10" text:outline-level="1">
<text:span text:style-name="T4">
Ukrainian servicemen will return from training from abroad not with empty hands</text:span>
</text:h>
      <text:p text:style-name="P4">
Author: ['Віктор Ануфрієв']</text:p>
      <text:p text:style-name="P4">
Time: 2023-04-10T69:00:00-04:00</text:p>
      <text:p text:style-name="P4">
Description: About Tse in Efiri Telemarafon “єini News”, the renmits of the commanding of the dousy force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nasams-e1681126068106.jpg" text:style-name="Internet_20_link" text:visited-style-name="Visited_20_Internet_20_Link">
nasams-e1681126068106.jpg</text:a>
']</text:p>
      <text:p text:style-name="P4">
Tags: ['ППО ЗСУ', 'ПС ЗС УКРАЇНИ', 'ЮРІЙ ІГНАТ']</text:p>
      <text:p text:style-name="P4">
Category: News</text:p>
      <!--METADATA-->
      <text:p text:style-name="P4">
<draw:frame draw:style-name="fr1" draw:name="Image244" text:anchor-type="as-char" svg:width="6.9236in" svg:height="3.664442in" draw:z-index="0">
<draw:image xlink:href="../Images/AРМІЯINFORM/2023-04-10T69-00-00-04-00/nasams-e1681126068106.jpg" xlink:type="simple" xlink:show="embed" xlink:actuate="onLoad" draw:mime-type="image/jpeg"/>
</draw:frame>
Colonel Yuriy Ignat, a spokesman for the Army of the Armed Forces of the Armed Forces of the Armed Forces of the Armed Forces of the Armed Forces, reported this on the air of the only news.</text:p>
      <ul>
        <li>
When the Patriot system in Ukraine is working, we cannot say, because it is known about it a limited number of people, - said Yuri Ignat. - However, I can say that terminology on foreign air defense samples, such as Patriot, SAMP/T, NASAMST IRIS/T, get an end. Actually, training on these systems is not so difficult for our servicemen, because we have sent to training already infactly trained anti-aircraft conduct, who have been trained in Ukraine and have a home experience at the Buk M1 and S-300 SPR.</li>
      </ul>
      <text:p text:style-name="P4">
I will also add that our military studies much faster than our partners were expected. This is also confirmed by our pilots, which are passing in the US to study at F-16 fighters. ****</text:p>
      <text:p text:style-name="P4">
News Source: <text:a xlink:type="simple" xlink:href="https://armyinform.com.ua/2023/04/10/ukrayinski-vijskovosluzhbovczi-povernutsya-z-navchannya-iz-za-kordonu-ne-z-porozhnimy-rukamy/" text:style-name="Internet_20_link" text:visited-style-name="Visited_20_Internet_20_Link">
https://armyinform.com.ua/2023/04/10/ukrayinski-vijskovosluzhbovczi-povernutsya-z-navchannya-iz-za-kordonu-ne-z-porozhnimy-rukamy/</text:a>
</text:p>
      <!--NEWS-->
      <text:h text:style-name="P10" text:outline-level="1">
<text:span text:style-name="T4">
Terroborons military forces knocked down the Russian helicopter Mi-24</text:span>
</text:h>
      <text:p text:style-name="P4">
Author: ['АРМІЯINFORM']</text:p>
      <text:p text:style-name="P4">
Time: 2023-04-10T70:00:00-04:00</text:p>
      <text:p text:style-name="P4">
Description: At the Avdіvysky straightener of the okremoi mechanized brigade Imeni ... War with Ukraine 2022, war with Ukraine Latest News today, News War with Ukraine 2022 The last to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340914877_533051242334251_635209367704627672_n.jpg" text:style-name="Internet_20_link" text:visited-style-name="Visited_20_Internet_20_Link">
340914877_533051242334251_635209367704627672_n.jpg</text:a>
']</text:p>
      <text:p text:style-name="P4">
Tags: ['STOPRUSSIA', 'АГРЕСІЯ РФ', 'ВТОРГНЕННЯ РФ', 'МІ-24', 'СИЛИ ТЕРИТОРІАЛЬНОЇ ОБОРОНИ', 'ХРОНІКА ОБОРОНИ']</text:p>
      <text:p text:style-name="P4">
Category: News</text:p>
      <!--METADATA-->
      <text:p text:style-name="P4">
<draw:frame draw:style-name="fr1" draw:name="Image245" text:anchor-type="as-char" svg:width="6.9236in" svg:height="4.538804in" draw:z-index="0">
<draw:image xlink:href="../Images/AРМІЯINFORM/2023-04-10T70-00-00-04-00/340914877_533051242334251_635209367704627672_n.jpg" xlink:type="simple" xlink:show="embed" xlink:actuate="onLoad" draw:mime-type="image/jpeg"/>
</draw:frame>
In the Avdeevsky direction, the servicemen of a separate mechanized brigademan of the General-Hurunzhi Mark Bezruchka destroyed the enemy Mi-24 helicopter.</text:p>
      <text:p text:style-name="P4">
About it <text:a xlink:type="simple" xlink:href="https://www.facebook.com/UALandForces/posts/pfbid02jedWNUhgL2G7kmTGrLmV5n1NecPh4phAuEHVrUCbsYMW1pe8sAnMwWj6owKFNpMsl" text:style-name="Internet_20_link" text:visited-style-name="Visited_20_Internet_20_Link">
reports</text:a>
The Public Relations Service of the Armed Forces Land Forces Command.</text:p>
      <text:p text:style-name="P4">
"Today, the military personnel of our brigade have destroyed the enemy helicopter Mi-24.The war does not stop attempting to attack the Avdiivsky direction, proteoses decent repeling, heavy losses in live power and destroyed equipment," the brigade was drawn.</text:p>
      <text:p text:style-name="P4">
News Source: <text:a xlink:type="simple" xlink:href="https://armyinform.com.ua/2023/04/10/vijskovi-syl-teroborony-zbyly-rosijskyj-gelikopter-mi-24/" text:style-name="Internet_20_link" text:visited-style-name="Visited_20_Internet_20_Link">
https://armyinform.com.ua/2023/04/10/vijskovi-syl-teroborony-zbyly-rosijskyj-gelikopter-mi-24/</text:a>
</text:p>
      <!--NEWS-->
      <text:h text:style-name="P10" text:outline-level="1">
<text:span text:style-name="T4">
How to get a military holding certificate in captivity</text:span>
</text:h>
      <text:p text:style-name="P4">
Author: ['АРМІЯINFORM']</text:p>
      <text:p text:style-name="P4">
Time: 2023-04-10T71:00:00-04:00</text:p>
      <text:p text:style-name="P4">
Description: Dovidka about the rage of Vіsysovo services in the polite of the bulk of Ukrainian, the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ВІЙСЬКОВОПОЛОНЕНІ', 'ДМИТРО ЛУБІНЕЦЬ', 'ДОВІДКУ ПРО ПЕРЕБУВАННЯ У ПОЛОНІ', 'ОМБУДСМАН']</text:p>
      <text:p text:style-name="P4">
Category: News</text:p>
      <!--METADATA-->
      <text:p text:style-name="P4">
<draw:frame draw:style-name="fr1" draw:name="Image246" text:anchor-type="as-char" svg:width="6.9236in" svg:height="3.954686in" draw:z-index="0">
<draw:image xlink:href="../Images/AРМІЯINFORM/2023-04-10T71-00-00-04-00/630_360_1462927657-8164.jpg" xlink:type="simple" xlink:show="embed" xlink:actuate="onLoad" draw:mime-type="image/jpeg"/>
</draw:frame>
The certificate of stay of the serviceman is issued to the citizens of Ukraine and foreigners. To receive it, a person can contact personally or through law or family member online or visit the institution personally.</text:p>
      <text:p text:style-name="P4">
About it <text:a xlink:type="simple" xlink:href="https://t.me/dmytro_lubinetzs/2090" text:style-name="Internet_20_link" text:visited-style-name="Visited_20_Internet_20_Link">
reports</text:a>
Dmitry Lubinets, Commissioner of Human Rights.</text:p>
      <text:p text:style-name="P4">
To obtain a certificate, you must write the application and submit it to:</text:p>
      <ul>
        <li>
Ministry of Defense of Ukraine; * other central executive body, which manages military formations formed in accordance with the law; * a law enforcement agency or state body of special purpose with law enforcement functions; * Commander of the Armed Forces unit; * another formed in accordance with the law of military formation or body, which is part of the security forces and forces of defense of Ukraine.</li>
      </ul>
      <text:p text:style-name="P4">
The application for a military certificate may be in arbitrary form, but must contain:</text:p>
      <ul>
        <li>
Military(Special)rank(In case of presence)prisoner, his name, name, patronymic; * Method of communication(Mailing address and/or e -mail address, phone number); * military formation, law enforcement or other state body(indicating a structural unit if such information is known), in the state of which the person was captured at the time of captivity; * The period of stay in places of freedom as a result of armed aggression against Ukraine or internment in neutral states.</li>
      </ul>
      <text:p text:style-name="P4">
In the absence of the statement in the statement, the person who filed such application is not issued, which is notified in writing.</text:p>
      <text:p text:style-name="P4">
The holding of the holding of the captivity shall be issued within 30 calendar days of the submission of the application and can be issued personally or sent by mail.</text:p>
      <text:p text:style-name="P4">
News Source: <text:a xlink:type="simple" xlink:href="https://armyinform.com.ua/2023/04/10/yak-otrymaty-dovidku-pro-perebuvannya-vijskovogo-u-poloni-2/" text:style-name="Internet_20_link" text:visited-style-name="Visited_20_Internet_20_Link">
https://armyinform.com.ua/2023/04/10/yak-otrymaty-dovidku-pro-perebuvannya-vijskovogo-u-poloni-2/</text:a>
</text:p>
      <!--NEWS-->
      <text:h text:style-name="P10" text:outline-level="1">
<text:span text:style-name="T4">
UAH 5.5 billion is provided for providing housing in Ukraine in 2023</text:span>
</text:h>
      <text:p text:style-name="P4">
Author: ['АРМІЯINFORM']</text:p>
      <text:p text:style-name="P4">
Time: 2023-04-10T72:00:00-04:00</text:p>
      <text:p text:style-name="P4">
Description: At 2023 Rotsi, Zakhisnikov, Zhitl Zhitl, has surpassed 5.5 billion UAH, the war with Ukraine 2022, the war with Ukraine is the latest news today, the news war with Ukraine 2022 The last ones today, will there be a war between Ukraine and Russia and when, the war,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zhytlo-400x300-1.jpg" text:style-name="Internet_20_link" text:visited-style-name="Visited_20_Internet_20_Link">
zhytlo-400x300-1.jpg</text:a>
']</text:p>
      <text:p text:style-name="P4">
Tags: ['STOPRUSSIA', 'АГРЕСІЯ РФ', 'ВОЄННИЙ СТАН', 'СОЦІАЛЬНИЙ ЗАХИСТ']</text:p>
      <text:p text:style-name="P4">
Category: News</text:p>
      <!--METADATA-->
      <text:p text:style-name="P4">
<draw:frame draw:style-name="fr1" draw:name="Image247" text:anchor-type="as-char" svg:width="6.9236in" svg:height="5.1927in" draw:z-index="0">
<draw:image xlink:href="../Images/AРМІЯINFORM/2023-04-10T72-00-00-04-00/zhytlo-400x300-1.jpg" xlink:type="simple" xlink:show="embed" xlink:actuate="onLoad" draw:mime-type="image/jpeg"/>
</draw:frame>
UAH 5.5 billion was provided for the provision of defenders in 2023, said Ruslan Prykhodko, Director General of the Directorate of Social Protection of the Ministry of Veterans of Ukraine.</text:p>
      <text:p text:style-name="P4">
“Thanks to the comprehensive support of the Prime Minister of Ukraine, the Presidential Office of the President this year, for four budget programs of the Ministry of Veterans, UAH 5.5 billion is provided-to provide housing for war veterans, their families and families of fallen defenders and defenders of Ukraine. This is more than in all years together, ”he said.</text:p>
      <text:p text:style-name="P4">
Therefore, this year, the Ministry of Justice will pay money to the special accounts of money for special accounts that they open in Savings Bank. Personal funds will be purchased by residential premises, which they have previously been elected. Such housing can be both in the secondary market and the stress - provided that it is obliged to be commissioned. As Ruslan Prikhodko, the Ministry of Veterans did not engage in the construction and choice of relevant housing.</text:p>
      <text:p text:style-name="P4">
The Ministry also created a mechanism for the exercise of the right to obtain monetary compensation by those recipients who have been assigned such compensation in 2018-2022 and not so far paid, and which, after the large-scale coordination of the Russian Federation, moved from the territory where the fighting, which is occupied, was held in place, for a place of hostilities. is registered in a single information database of IDPs.</text:p>
      <text:p text:style-name="P4">
In addition, the coefficient of increase of indirect value of 1.75 for the size of Kyiv, Dnipro, Lviv, Odessa and Kharkiv was maintained in the calculation of the amount of monetary compensation, which was assigned in accordance with Resolution No. 719, No. 280 and No. 214 of the amendments dated 29.07.2022.</text:p>
      <text:p text:style-name="P4">
“To answer most questions that can arise from citizens or home institutions to provide veterans and their families, the Ministry of Veterans prepared a step -by -step instruction in the form of infographics. It is displaced on the Ministry's website, so anyone can get non-needed information quickly and conveniently. And we have started such a practice on all privileges, which are envisaged for war veterans, their families and families and family defenders and defenders of Ukraine, ”Ruslan Prikhodko stressed.</text:p>
      <text:p text:style-name="P4">
The step -by -step instructions for providing housing of veterans and their members of their rosins can be found on this <text:a xlink:type="simple" xlink:href="https://mva.gov.ua/ua/news/minveteraniv-pidgotuvalo-pokrokovu-instrukciyu-shchodo-zabezpechennya-zhitlom-veteraniv-ta-chleniv-yihnih-rodin" text:style-name="Internet_20_link" text:visited-style-name="Visited_20_Internet_20_Link">
reference.</text:a>
</text:p>
      <text:p text:style-name="P4">
News Source: <text:a xlink:type="simple" xlink:href="https://armyinform.com.ua/2023/04/10/na-zabezpechennya-zhytlom-zahysnykiv-ukrayiny-u-2023-roczi-peredbacheno-55-mlrd-grn/" text:style-name="Internet_20_link" text:visited-style-name="Visited_20_Internet_20_Link">
https://armyinform.com.ua/2023/04/10/na-zabezpechennya-zhytlom-zahysnykiv-ukrayiny-u-2023-roczi-peredbacheno-55-mlrd-grn/</text:a>
</text:p>
      <!--NEWS-->
      <text:h text:style-name="P10" text:outline-level="1">
<text:span text:style-name="T4">
Talking that time plays on the enemy's side, nothing is worth - the Secretary of the NSDC</text:span>
</text:h>
      <text:p text:style-name="P4">
Author: ['АРМІЯINFORM']</text:p>
      <text:p text:style-name="P4">
Time: 2023-04-10T73:00:00-04:00</text:p>
      <text:p text:style-name="P4">
Description: Hour has a rosyї -mowing member of the parties, hto to cherish with centers, not May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9/oleksij-danilov.jpg" text:style-name="Internet_20_link" text:visited-style-name="Visited_20_Internet_20_Link">
oleksij-danilov.jpg</text:a>
']</text:p>
      <text:p text:style-name="P4">
Tags: ['STOPRUSSIA', 'ОЛЕКСІЙ ДАНІЛОВ', 'РНБО']</text:p>
      <text:p text:style-name="P4">
Category: News</text:p>
      <!--METADATA-->
      <text:p text:style-name="P4">
<draw:frame draw:style-name="fr1" draw:name="Image248" text:anchor-type="as-char" svg:width="6.9236in" svg:height="4.615733in" draw:z-index="0">
<draw:image xlink:href="../Images/AРМІЯINFORM/2023-04-10T73-00-00-04-00/oleksij-danilov.jpg" xlink:type="simple" xlink:show="embed" xlink:actuate="onLoad" draw:mime-type="image/jpeg"/>
</draw:frame>
Time in the war of Russia against Ukraine plays on the side of those who value values, has no fear and does not retreat.</text:p>
      <text:p text:style-name="P4">
About it <text:a xlink:type="simple" xlink:href="https://www.facebook.com/danilov.oleksiy/posts/pfbid0bBjQ8i4tjuGFJ2mpGRzFajsXCuWChNRtDbX5NE7i4vJpVh7AsMSBLdHPpwncjyRRl" text:style-name="Internet_20_link" text:visited-style-name="Visited_20_Internet_20_Link">
reported</text:a>
Secretary of the National Security and Defense Council of Ukraine Alexey Danilov.</text:p>
      <text:p text:style-name="P4">
“The rest of the factors are of secondary importance. There is no insurmountable definition. All these conversations that playing on the side of the enemy is worthless. The Kremlivsky rat, not limited by the terms of elected procedures, hopes to override in the bunker and wait, or when "the event is tired of Ukraine", or when China helps or when the new president is being selected In the United States, whether "hungry riots" will begin in Ukraine, - Alexei Danilov explained, responding to the release in society as to whom time to work in criminal Russian against Ukraine.</text:p>
      <text:p text:style-name="P4">
He emphasized that the Kremlin head had already exhausted his time limit, and that he was preparing for 20 years and failed at the start, it was impossible to correct neither the prisa nor for two or three.</text:p>
      <text:p text:style-name="P4">
"He was mistaken in the most important decision of his life - to attack Ukraine, after which he moved from the pedestal of the most influential man in the world into the status of the Hague tribunal criminal," the NSDC said.</text:p>
      <text:p text:style-name="P4">
News Source: <text:a xlink:type="simple" xlink:href="https://armyinform.com.ua/2023/04/10/rozmovy-shho-chas-graye-na-boczi-voroga-nichogo-ne-varti-sekretar-rnbo/" text:style-name="Internet_20_link" text:visited-style-name="Visited_20_Internet_20_Link">
https://armyinform.com.ua/2023/04/10/rozmovy-shho-chas-graye-na-boczi-voroga-nichogo-ne-varti-sekretar-rnbo/</text:a>
</text:p>
      <!--NEWS-->
      <text:h text:style-name="P10" text:outline-level="1">
<text:span text:style-name="T4">
The resident of Cherkasy region was awarded 15 years in prisons for the State Council. Became known to pass on the occupiers</text:span>
</text:h>
      <text:p text:style-name="P4">
Author: ['АРМІЯINFORM']</text:p>
      <text:p text:style-name="P4">
Time: 2023-04-10T74:00:00-04:00</text:p>
      <text:p text:style-name="P4">
Description: A resident of the Cherkasyo region on Vikonnya Zavdannya represented by the FSB of the Russian Federation, the one was transferring ... the war with Ukraine 2022, the war with Ukraine is the latest news today, the News War with Ukraine 2022 are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herkashhyna.jpg" text:style-name="Internet_20_link" text:visited-style-name="Visited_20_Internet_20_Link">
cherkashhyna.jpg</text:a>
']</text:p>
      <text:p text:style-name="P4">
Tags: ['ОФІС ГЕНЕРАЛЬНОГО ПРОКУРОРА УКРАЇНИ']</text:p>
      <text:p text:style-name="P4">
Category: News</text:p>
      <!--METADATA-->
      <text:p text:style-name="P4">
<draw:frame draw:style-name="fr1" draw:name="Image249" text:anchor-type="as-char" svg:width="6.9236in" svg:height="3.894525in" draw:z-index="0">
<draw:image xlink:href="../Images/AРМІЯINFORM/2023-04-10T74-00-00-04-00/cherkashhyna.jpg" xlink:type="simple" xlink:show="embed" xlink:actuate="onLoad" draw:mime-type="image/jpeg"/>
</draw:frame>
A resident of Cherkasy region collected and transmitted intelligence information in favor of the aggressor state to accomplish the task of representatives of the FSB of the Russian Federation. The placement of checkpoints, military facilities and administrative buildings in Cherkasy and the region was dated. They are all involved in Russian military aggression.</text:p>
      <text:p text:style-name="P4">
As <text:a xlink:type="simple" xlink:href="https://gp.gov.ua/ua/posts/zitel-cerkashhini-yakii-zliv-vorogu-rozviddani-pro-misce-dislokaciyi-ukrayinskix-sistem-ppo-postane-pered-sudom" text:style-name="Internet_20_link" text:visited-style-name="Visited_20_Internet_20_Link">
reports</text:a>
The press service of the Office of the Prosecutor General of Ukraine, the attacker transferred information to his curators through the Telegram messenger.</text:p>
      <text:p text:style-name="P4">
Also, the Russian special service agent went to one of the cities in Cherkasy region for the establishment and transfer of information on the deployment of the subdivision of the sub -protruding defense of the Armed Forces of Ukraine, which is located on the middle environment of one of the key objects of critical infrastructure of the energy industry.</text:p>
      <text:p text:style-name="P4">
The person involved was detained directly during the transmission of the information he received the deployment of the Ukrainian Air Force Systems.</text:p>
      <text:p text:style-name="P4">
It has now been applied to a pre -trial detention measure. The court has an indictment upon state betrayal.</text:p>
      <text:p text:style-name="P4">
News Source: <text:a xlink:type="simple" xlink:href="https://armyinform.com.ua/2023/04/10/zhytelyu-cherkashhyny-prysudyly-15-rokiv-tyurmy-za-derzhzradu-stalo-vidomo-shho-peredavav-okupantam/" text:style-name="Internet_20_link" text:visited-style-name="Visited_20_Internet_20_Link">
https://armyinform.com.ua/2023/04/10/zhytelyu-cherkashhyny-prysudyly-15-rokiv-tyurmy-za-derzhzradu-stalo-vidomo-shho-peredavav-okupantam/</text:a>
</text:p>
      <!--NEWS-->
      <text:h text:style-name="P10" text:outline-level="1">
<text:span text:style-name="T4">
The Russian Army from the Spring Artillery fired at Chernihiv region</text:span>
</text:h>
      <text:p text:style-name="P4">
Author: ['АРМІЯINFORM']</text:p>
      <text:p text:style-name="P4">
Time: 2023-04-10T75:00:00-04:00</text:p>
      <text:p text:style-name="P4">
Description: Syogodnі, 10 kvіnynya, Rosіyskі puptepatzіynі vіsyska in Chergov was sheltered with artillery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01379058ae50fdafa91a200e502c1df_l-1.jpg" text:style-name="Internet_20_link" text:visited-style-name="Visited_20_Internet_20_Link">
501379058ae50fdafa91a200e502c1df_l-1.jpg</text:a>
']</text:p>
      <text:p text:style-name="P4">
Tags: ['STOPRUSSIA', 'АГРЕСІЯ РФ', 'ВТОРГНЕННЯ РФ', 'ОБСТРІЛИ ПРИКОРДОННЯ', 'ОК «ПІВНІЧ»']</text:p>
      <text:p text:style-name="P4">
Category: News</text:p>
      <!--METADATA-->
      <text:p text:style-name="P4">
<draw:frame draw:style-name="fr1" draw:name="Image250" text:anchor-type="as-char" svg:width="6.9236in" svg:height="4.286862in" draw:z-index="0">
<draw:image xlink:href="../Images/AРМІЯINFORM/2023-04-10T75-00-00-04-00/501379058ae50fdafa91a200e502c1df_l-1.jpg" xlink:type="simple" xlink:show="embed" xlink:actuate="onLoad" draw:mime-type="image/jpeg"/>
</draw:frame>
Today, on April 10, Russian occupation troops once again fired at the border of the Chernihiv region.</text:p>
      <text:p text:style-name="P4">
About it <text:a xlink:type="simple" xlink:href="https://t.me/ok_pivnich1/1731" text:style-name="Internet_20_link" text:visited-style-name="Visited_20_Internet_20_Link">
reports</text:a>
Operational Command "North".</text:p>
      <text:p text:style-name="P4">
From 11:05 to 11:40 5 parishes were recorded, from the barrel artillery, in the district of Kamianskaya Sloboda.</text:p>
      <text:p text:style-name="P4">
There was no information about losses among the local population or damage to civilian infrastructure.</text:p>
      <text:p text:style-name="P4">
News Source: <text:a xlink:type="simple" xlink:href="https://armyinform.com.ua/2023/04/10/armiya-rf-zi-stvolnoyi-artyleriyi-obstrilyala-chernigivshhynu/" text:style-name="Internet_20_link" text:visited-style-name="Visited_20_Internet_20_Link">
https://armyinform.com.ua/2023/04/10/armiya-rf-zi-stvolnoyi-artyleriyi-obstrilyala-chernigivshhynu/</text:a>
</text:p>
      <!--NEWS-->
      <text:h text:style-name="P10" text:outline-level="1">
<text:span text:style-name="T4">
For the murder and imitation of the execution of civilians of the Kyiv region will be tried</text:span>
</text:h>
      <text:p text:style-name="P4">
Author: ['АРМІЯINFORM']</text:p>
      <text:p text:style-name="P4">
Time: 2023-04-10T76:00:00-04:00</text:p>
      <text:p text:style-name="P4">
Description: The accusations of a special leisure Roslijilіduvannya was shut up to tri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17.jpg" text:style-name="Internet_20_link" text:visited-style-name="Visited_20_Internet_20_Link">
6-17.jpg</text:a>
']</text:p>
      <text:p text:style-name="P4">
Tags: ['БУЧАНСЬКИЙ РАЙОН', 'ВОЄННІ ЗЛОЧИНИ РФ', 'ВТОРГНЕННЯ РФ', 'ОФІС ГЕНЕРАЛЬНОГО ПРОКУРОРА УКРАЇНИ']</text:p>
      <text:p text:style-name="P4">
Category: News</text:p>
      <!--METADATA-->
      <text:p text:style-name="P4">
<draw:frame draw:style-name="fr1" draw:name="Image251" text:anchor-type="as-char" svg:width="6.9236in" svg:height="5.047719in" draw:z-index="0">
<draw:image xlink:href="../Images/AРМІЯINFORM/2023-04-10T76-00-00-04-00/6-17.jpg" xlink:type="simple" xlink:show="embed" xlink:actuate="onLoad" draw:mime-type="image/jpeg"/>
</draw:frame>
The indictment was sent to court in the order of special pre-trial investigation against the commander of the combat vehicle-the traveler-operator of the 37th Motorized Rifle Brigade of the 36 All-Military Army on the fact</text:p>
      <text:p text:style-name="P4">
About it <text:a xlink:type="simple" xlink:href="https://gp.gov.ua/ua/posts/za-vbivstvo-ta-imitaciyu-strati-mirnix-meskanciv-kiyivshhini-suditimut-zastupnika-komandira-boiovoyi-masini-zs-rf" text:style-name="Internet_20_link" text:visited-style-name="Visited_20_Internet_20_Link">
reports</text:a>
Office of the Prosecutor General of Ukraine.</text:p>
      <text:p text:style-name="P4">
The investigation found that in March 2022, during the occupation of the Sellavron region of the Buchan district of the Kyiv region, the accused stopped the departments of a local unarmed civilian inhabitant who did not pose a dangerous threat to him. Threatening with weapons, he forced the man to lie down on the ground with information about his belonging to the Armed Forces of Ukraine and other military or public formations. After the beating, he put the victim Dostin and killed him in his head with automatic weapons.</text:p>
      <text:p text:style-name="P4">
Also, the accused, while intoxicated, jointly entered the house together and ordered the audience to pass four persons to one room. He kept the victims under sight and conducted interrogation for a long time.</text:p>
      <text:p text:style-name="P4">
Then he ordered everyone to stand in a row one after the other, arguing that it is bad to spend unnecessary cartridges on their murder. After that, imitating the stratified civilians, he fired in the ceiling and left the house, promising to come the next day and shoot everyone.</text:p>
      <text:p text:style-name="P4">
In addition, the Ephrater, along with other Russian servicemen, entered the house and, threatening weapons, took possession of her by a car. A few weeks later, the occupiers took possession of another resident of Gavronshchyna.</text:p>
      <text:p text:style-name="P4">
News Source: <text:a xlink:type="simple" xlink:href="https://armyinform.com.ua/2023/04/10/za-vbyvstvo-ta-imitacziyu-straty-myrnyh-meshkancziv-kyyivshhyny-sudytymut-okupanta-yefrejtora/" text:style-name="Internet_20_link" text:visited-style-name="Visited_20_Internet_20_Link">
https://armyinform.com.ua/2023/04/10/za-vbyvstvo-ta-imitacziyu-straty-myrnyh-meshkancziv-kyyivshhyny-sudytymut-okupanta-yefrejtora/</text:a>
</text:p>
      <!--NEWS-->
      <text:h text:style-name="P10" text:outline-level="1">
<text:span text:style-name="T4">
The occupiers fired Kharkiv region: the houses were damaged, the person was injured</text:span>
</text:h>
      <text:p text:style-name="P4">
Author: ['АРМІЯINFORM']</text:p>
      <text:p text:style-name="P4">
Time: 2023-04-10T77:00:00-04:00</text:p>
      <text:p text:style-name="P4">
Description: Piashty shelled the village of Karaychnya to the Chuguvsky district. Unaslіdok Vorozhoy Obrazilu ... War with Ukraine 2022, War with Ukraine Latest News Today, News War with Ukraine 2022 Last for today, will there be a war between Ukraine and Russia and when, the war with Ukraine in 2022 will be or not, will it be or not, will it be The war with Ukraine in the near future says, the war with Ukraine, Ukrainian news today, Ukrainian news in Ukrainian media in Russian</text:p>
      <text:p text:style-name="P4">
Images: ['<text:a xlink:type="simple" xlink:href="https://armyinform.com.ua/wp-content/uploads/2023/04/photo_5305582928090220796_y-e1681133924178.jpg" text:style-name="Internet_20_link" text:visited-style-name="Visited_20_Internet_20_Link">
photo_5305582928090220796_y-e1681133924178.jpg</text:a>
', '<text:a xlink:type="simple" xlink:href="https://armyinform.com.ua/wp-content/uploads/2023/04/photo_5305582928090220794_y.jpg" text:style-name="Internet_20_link" text:visited-style-name="Visited_20_Internet_20_Link">
photo_5305582928090220794_y.jpg</text:a>
', '<text:a xlink:type="simple" xlink:href="https://armyinform.com.ua/wp-content/uploads/2023/04/photo_5305582928090220799_y.jpg" text:style-name="Internet_20_link" text:visited-style-name="Visited_20_Internet_20_Link">
photo_5305582928090220799_y.jpg</text:a>
']</text:p>
      <text:p text:style-name="P4">
Tags: ['STOPRUSSIA', 'ОФІС ГЕНПРОКУРОРА']</text:p>
      <text:p text:style-name="P4">
Category: News</text:p>
      <!--METADATA-->
      <text:p text:style-name="P4">
<draw:frame draw:style-name="fr1" draw:name="Image252" text:anchor-type="as-char" svg:width="6.9236in" svg:height="4.359704in" draw:z-index="0">
<draw:image xlink:href="../Images/AРМІЯINFORM/2023-04-10T77-00-00-04-00/photo_5305582928090220796_y-e1681133924178.jpg" xlink:type="simple" xlink:show="embed" xlink:actuate="onLoad" draw:mime-type="image/jpeg"/>
</draw:frame>
The invaders fired at the village of Karaicchyna the Chuguev district. As a result of the hostile, the resident of the village was seriously injured.</text:p>
      <text:p text:style-name="P4">
About it <text:a xlink:type="simple" xlink:href="https://www.facebook.com/pgo.gov.ua/posts/pfbid02WLx83C74dNsijpz4hpbvbMhdzgZZMRbpL5VUrwEF8X2ceHmG8GtZVB2pYfHq9uGGl" text:style-name="Internet_20_link" text:visited-style-name="Visited_20_Internet_20_Link">
reports</text:a>
Office of the Prosecutor General of Ukraine.</text:p>
      <text:p text:style-name="P4">
“Under the procedural guidance of the Chuguev and Kupyansk district prosecutors, pre -trial investigations on the facts of violations of laws and customs of war were launched. According to the investigation, on April 9, the invaders fired at the S. Karaica Chuguev district. He was injured by a civilian man, he was hospitalized, ”the message reads.</text:p>
      <text:p text:style-name="P4">
<draw:frame draw:style-name="fr1" draw:name="Image253" text:anchor-type="as-char" svg:width="6.9236in" svg:height="5.198109in" draw:z-index="0">
<draw:image xlink:href="../Images/AРМІЯINFORM/2023-04-10T77-00-00-04-00/photo_5305582928090220794_y.jpg" xlink:type="simple" xlink:show="embed" xlink:actuate="onLoad" draw:mime-type="image/jpeg"/>
</draw:frame>
During the past 24 hours, the Armed Forces of the Armed Forces fired at the Kupyansky district from the RSSV.</text:p>
      <text:p text:style-name="P4">
In particular, under the blow of the enemy were the villages of Kurilovka, Monachivka, Kucherivka, Petropalyivka and the Town of the two -year. The residential buildings of civilians were damaged and destroyed.</text:p>
      <text:p text:style-name="P4">
<draw:frame draw:style-name="fr1" draw:name="Image254" text:anchor-type="as-char" svg:width="6.9236in" svg:height="5.198109in" draw:z-index="0">
<draw:image xlink:href="../Images/AРМІЯINFORM/2023-04-10T77-00-00-04-00/photo_5305582928090220799_y.jpg" xlink:type="simple" xlink:show="embed" xlink:actuate="onLoad" draw:mime-type="image/jpeg"/>
</draw:frame>
</text:p>
      <text:p text:style-name="P4">
News Source: <text:a xlink:type="simple" xlink:href="https://armyinform.com.ua/2023/04/10/okupanty-obstrilyaly-harkivshhynu-poshkodzheno-budynky-poraneno-lyudynu/" text:style-name="Internet_20_link" text:visited-style-name="Visited_20_Internet_20_Link">
https://armyinform.com.ua/2023/04/10/okupanty-obstrilyaly-harkivshhynu-poshkodzheno-budynky-poraneno-lyudynu/</text:a>
</text:p>
      <!--NEWS-->
      <text:h text:style-name="P10" text:outline-level="1">
<text:span text:style-name="T4">
From captivity it was possible to return another hundred Ukrainian servicemen</text:span>
</text:h>
      <text:p text:style-name="P4">
Author: ['АРМІЯINFORM']</text:p>
      <text:p text:style-name="P4">
Time: 2023-04-10T78:00:00-04:00</text:p>
      <text:p text:style-name="P4">
Description: Behind the results of the worm adolescence of the Dodom, 80 Zahisnikiv T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882903348162703378_w.jpg" text:style-name="Internet_20_link" text:visited-style-name="Visited_20_Internet_20_Link">
photo_5882903348162703378_w.jpg</text:a>
', '<text:a xlink:type="simple" xlink:href="https://armyinform.com.ua/wp-content/uploads/2023/04/photo_5305327772673099324_w-150x150.jpg" text:style-name="Internet_20_link" text:visited-style-name="Visited_20_Internet_20_Link">
photo_5305327772673099324_w-150x150.jpg</text:a>
', '<text:a xlink:type="simple" xlink:href="https://armyinform.com.ua/wp-content/uploads/2023/04/photo_5305327772673099322_w-150x150.jpg" text:style-name="Internet_20_link" text:visited-style-name="Visited_20_Internet_20_Link">
photo_5305327772673099322_w-150x150.jpg</text:a>
', '<text:a xlink:type="simple" xlink:href="https://armyinform.com.ua/wp-content/uploads/2023/04/photo_5305327772673099320_w-150x150.jpg" text:style-name="Internet_20_link" text:visited-style-name="Visited_20_Internet_20_Link">
photo_5305327772673099320_w-150x150.jpg</text:a>
', '<text:a xlink:type="simple" xlink:href="https://armyinform.com.ua/wp-content/uploads/2023/04/photo_5305327772673099323_w-150x150.jpg" text:style-name="Internet_20_link" text:visited-style-name="Visited_20_Internet_20_Link">
photo_5305327772673099323_w-150x150.jpg</text:a>
']</text:p>
      <text:p text:style-name="P4">
Tags: ['КООРДИНАЦІЙНИЙ ШТАБ З ПИТАНЬ ПОВОДЖЕННЯ З ВІЙСЬКОВОПОЛОНЕНИМИ', 'ОБМІН ПОЛОНЕНИМИ']</text:p>
      <text:p text:style-name="P4">
Category: News</text:p>
      <!--METADATA-->
      <text:p text:style-name="P4">
<draw:frame draw:style-name="fr1" draw:name="Image255" text:anchor-type="as-char" svg:width="6.9236in" svg:height="3.894525in" draw:z-index="0">
<draw:image xlink:href="../Images/AРМІЯINFORM/2023-04-10T78-00-00-04-00/photo_5882903348162703378_w.jpg" xlink:type="simple" xlink:show="embed" xlink:actuate="onLoad" draw:mime-type="image/jpeg"/>
</draw:frame>
As a result of the next exchange of prisoners of war, 80 defenders and 20 defenders return home. Among them are nine officers, others - representatives of the ordinary and sergeant.</text:p>
      <text:p text:style-name="P4">
About it <text:a xlink:type="simple" xlink:href="https://t.me/Koord_shtab/816" text:style-name="Internet_20_link" text:visited-style-name="Visited_20_Internet_20_Link">
informs</text:a>
Coordinating headquarters for the issue of prisoners of war.</text:p>
      <text:p text:style-name="P4">
This time managed to liberate:</text:p>
      <ul>
        <li>
24 National Guards, * 22 border guards, * 22 representatives of the Navy, * 21 servicemen of the Armed Forces of Ukraine, * 11 Terroborons.</li>
      </ul>
      <text:p text:style-name="P4">
The liberated defenders and defenders participated in the battles in Kherson, Kharkiv, Donetsk, Kyiv, Zaporizhzhya and Sumy directions.</text:p>
      <text:p text:style-name="P4">
“Almost half of the released prisoners have serious injuries, illnesses or torture. The youngest of the liberated defenders of 19 years, ”the testimony reads.</text:p>
      <text:p text:style-name="P4">
<text:a xlink:type="simple" xlink:href="https://armyinform.com.ua/wp-content/uploads/2023/04/photo_5305327772673099324_w.jpg" text:style-name="Internet_20_link" text:visited-style-name="Visited_20_Internet_20_Link">
!(Images/AРМІЯINFORM/2023-04-10T78-00-00-04-00/photo_5305327772673099324_w-150x150.jpg)</text:a>
</text:p>
      <text:p text:style-name="P4">
<text:a xlink:type="simple" xlink:href="https://armyinform.com.ua/wp-content/uploads/2023/04/photo_5305327772673099322_w.jpg" text:style-name="Internet_20_link" text:visited-style-name="Visited_20_Internet_20_Link">
<draw:frame draw:style-name="fr1" draw:name="Image256" text:anchor-type="as-char" svg:width="6.9236in" svg:height="6.9236in" draw:z-index="0">
<draw:image xlink:href="../Images/AРМІЯINFORM/2023-04-10T78-00-00-04-00/photo_5305327772673099322_w-150x150.jpg" xlink:type="simple" xlink:show="embed" xlink:actuate="onLoad" draw:mime-type="image/jpeg"/>
</draw:frame>
</text:a>
</text:p>
      <text:p text:style-name="P4">
<text:a xlink:type="simple" xlink:href="https://armyinform.com.ua/wp-content/uploads/2023/04/photo_5305327772673099320_w.jpg" text:style-name="Internet_20_link" text:visited-style-name="Visited_20_Internet_20_Link">
<draw:frame draw:style-name="fr1" draw:name="Image257" text:anchor-type="as-char" svg:width="6.9236in" svg:height="6.9236in" draw:z-index="0">
<draw:image xlink:href="../Images/AРМІЯINFORM/2023-04-10T78-00-00-04-00/photo_5305327772673099320_w-150x150.jpg" xlink:type="simple" xlink:show="embed" xlink:actuate="onLoad" draw:mime-type="image/jpeg"/>
</draw:frame>
</text:a>
</text:p>
      <text:p text:style-name="P4">
<text:a xlink:type="simple" xlink:href="https://armyinform.com.ua/wp-content/uploads/2023/04/photo_5305327772673099323_w.jpg" text:style-name="Internet_20_link" text:visited-style-name="Visited_20_Internet_20_Link">
<draw:frame draw:style-name="fr1" draw:name="Image258" text:anchor-type="as-char" svg:width="6.9236in" svg:height="6.9236in" draw:z-index="0">
<draw:image xlink:href="../Images/AРМІЯINFORM/2023-04-10T78-00-00-04-00/photo_5305327772673099323_w-150x150.jpg" xlink:type="simple" xlink:show="embed" xlink:actuate="onLoad" draw:mime-type="image/jpeg"/>
</draw:frame>
</text:a>
</text:p>
      <text:p text:style-name="P4">
News Source: <text:a xlink:type="simple" xlink:href="https://armyinform.com.ua/2023/04/10/z-polonu-vdalosya-povernuty-shhe-sotnyu-ukrayinskyh-vijskovosluzhbovcziv/" text:style-name="Internet_20_link" text:visited-style-name="Visited_20_Internet_20_Link">
https://armyinform.com.ua/2023/04/10/z-polonu-vdalosya-povernuty-shhe-sotnyu-ukrayinskyh-vijskovosluzhbovcziv/</text:a>
</text:p>
      <!--NEWS-->
      <text:h text:style-name="P10" text:outline-level="1">
<text:span text:style-name="T4">
A law enforcement officer who in Energodar organizes the transportation of the Russian military, received suspicion</text:span>
</text:h>
      <text:p text:style-name="P4">
Author: ['АРМІЯINFORM']</text:p>
      <text:p text:style-name="P4">
Time: 2023-04-10T79:00:00-04:00</text:p>
      <text:p text:style-name="P4">
Description: Law Overnight Iz Zaporizko, Yaki Pysli, Khudatka of the Rosiysky large -scal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1/sbu-pijmala-zradnykiv-2.jpg" text:style-name="Internet_20_link" text:visited-style-name="Visited_20_Internet_20_Link">
sbu-pijmala-zradnykiv-2.jpg</text:a>
']</text:p>
      <text:p text:style-name="P4">
Tags: ['ДБР', 'КОЛАБОРАНТ']</text:p>
      <text:p text:style-name="P4">
Category: News</text:p>
      <!--METADATA-->
      <text:p text:style-name="P4">
<draw:frame draw:style-name="fr1" draw:name="Image259" text:anchor-type="as-char" svg:width="6.9236in" svg:height="3.63489in" draw:z-index="0">
<draw:image xlink:href="../Images/AРМІЯINFORM/2023-04-10T79-00-00-04-00/sbu-pijmala-zradnykiv-2.jpg" xlink:type="simple" xlink:show="embed" xlink:actuate="onLoad" draw:mime-type="image/jpeg"/>
</draw:frame>
The law enforcement officer from the Zaporizhzhia region, who, after the start of the Russian -scale -scale invasion, moved to the side of the enemy and helps the occupiers with traffic transportation, was informed in absentia.</text:p>
      <text:p text:style-name="P4">
About it <text:a xlink:type="simple" xlink:href="https://dbr.gov.ua/news/dbr-povidomilo-pro-pidozru-pravoohoroncyu-yakij-v-energodari-organizovue-perevezennya-rosijskih-vijskovih" text:style-name="Internet_20_link" text:visited-style-name="Visited_20_Internet_20_Link">
reported</text:a>
in the press service of the State Bureau of Investigation.</text:p>
      <text:p text:style-name="P4">
After the occupation of Energodar by Russian troops, the law enforcement worker remained in the city and voluntarily agreed to the proposal of representatives of the VRF to occupy a position in the illegal authority-the military-civil administration of Energodar.</text:p>
      <text:p text:style-name="P4">
“The former law enforcement officer became the head of the road department of the Tatransport of the Department of Housing and Communal Services. It is still working, in particular, organizes the transportation of the military, ”the Verification says.</text:p>
      <text:p text:style-name="P4">
The person involved regularly becomes the "hero" of the propaganda media, in particular, he was complained of Ukrainian commanders, praised the occupiers and reflects on the further fate of the nuclear power plant - all according to the Kremlin.</text:p>
      <text:p text:style-name="P4">
The person was informed in absentia of suspicion of voluntary employment of the position of a self -contained authority, created in the temporarily occupied territory. The article's sanction provides imprisonment for up to 10 years.</text:p>
      <text:p text:style-name="P4">
News Source: <text:a xlink:type="simple" xlink:href="https://armyinform.com.ua/2023/04/10/pravoohoronecz-yakyj-v-energodari-organizovuye-perevezennya-rosijskyh-vijskovyh-otrymav-pidozru/" text:style-name="Internet_20_link" text:visited-style-name="Visited_20_Internet_20_Link">
https://armyinform.com.ua/2023/04/10/pravoohoronecz-yakyj-v-energodari-organizovuye-perevezennya-rosijskyh-vijskovyh-otrymav-pidozru/</text:a>
</text:p>
      <!--NEWS-->
      <text:h text:style-name="P10" text:outline-level="1">
<text:span text:style-name="T4">
Near Marinka Sagittarius-Student knocked down Russian Su-25</text:span>
</text:h>
      <text:p text:style-name="P4">
Author: ['АРМІЯINFORM']</text:p>
      <text:p text:style-name="P4">
Time: 2023-04-10T80:00:00-04:00</text:p>
      <text:p text:style-name="P4">
Description: Days of Rozrahunovki PIDRODILA OBPOPENICAL CREAROMARY ARCOMA-STURMED Brigade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trilecz.png" text:style-name="Internet_20_link" text:visited-style-name="Visited_20_Internet_20_Link">
strilecz.png</text:a>
', '<text:a xlink:type="simple" xlink:href="https://armyinform.com.ua/wp-content/uploads/2023/04/znyczennya-su-25.png" text:style-name="Internet_20_link" text:visited-style-name="Visited_20_Internet_20_Link">
znyczennya-su-25.png</text:a>
']</text:p>
      <text:p text:style-name="P4">
Tags: ['STOPRUSSIA', 'АГРЕСІЯ РФ', 'ВІЙНА', 'ВТОРГНЕННЯ РФ', 'ЗНИЩЕННЯ ВОЄННОЇ ТЕХНІКИ ЗС РФ', 'КОМАНДУВАННЯ ДЕСАНТНО-ШТУРМОВИХ ВІЙСЬК', 'СУ-25']</text:p>
      <text:p text:style-name="P4">
Category: News</text:p>
      <!--METADATA-->
      <text:p text:style-name="P4">
<draw:frame draw:style-name="fr1" draw:name="Image260" text:anchor-type="as-char" svg:width="6.9236in" svg:height="3.4618in" draw:z-index="0">
<draw:image xlink:href="../Images/AРМІЯINFORM/2023-04-10T80-00-00-04-00/strilecz.png" xlink:type="simple" xlink:show="embed" xlink:actuate="onLoad" draw:mime-type="image/png"/>
</draw:frame>
The other day, the calculation of the air defense unit of a separate airborne-assembly unit was destroyed by the Su-25 enemy rustle.</text:p>
      <text:p text:style-name="P4">
The story of how the Raminess Sagittarius knocked down the enemy Su-25 and the video of its posting <text:a xlink:type="simple" xlink:href="https://www.facebook.com/watch/" text:style-name="Internet_20_link" text:visited-style-name="Visited_20_Internet_20_Link">
placed</text:a>
Issue an official Facebook page command of the landing forces of Ukraine.</text:p>
      <text:p text:style-name="P4">
<draw:frame draw:style-name="fr1" draw:name="Image261" text:anchor-type="as-char" svg:width="6.9236in" svg:height="3.856567in" draw:z-index="0">
<draw:image xlink:href="../Images/AРМІЯINFORM/2023-04-10T80-00-00-04-00/znyczennya-su-25.png" xlink:type="simple" xlink:show="embed" xlink:actuate="onLoad" draw:mime-type="image/png"/>
</draw:frame>
The author of the successful launch was the Sagittarius-Student named Eugene. A wine serviceman, who from the first days of a large-scale interference, has stood up to the ranks of the Airborne-assault troops of the Armed Forces of Ukraine. According to the B., he mastered his military specialty from scratch.</text:p>
      <text:p text:style-name="P4">
-I was in an engineering battalion, so when I was appointed to the air defense unit, I learned to work re-work on the types of weapons we have,-says the anti-aircraft.</text:p>
      <text:p text:style-name="P4">
According to the unit commander, Eugene at a sufficient level mastered the uniform work with portable anti -aircraft missile complexes and when the Nastlaslushna opportunity skillfully used his regular weapons.</text:p>
      <text:p text:style-name="P4">
"On that day, hostile planes attacked the positions of our units with two couples," Eugene remembers.</text:p>
      <text:p text:style-name="P4">
And explains that the enemy aircraft usually try to strike punched purposes without going into the area of defeat of our air defense. They always see the calculations of the units of the team of the brigade.</text:p>
      <text:p text:style-name="P4">
"But on that day, the hostile pilot was mistaken and flew closer than I had to, and I was a mistake with his mistake and made a launch that became fatal for him," the paratrooper-aircraft arrived.</text:p>
      <text:p text:style-name="P4">
News Source: <text:a xlink:type="simple" xlink:href="https://armyinform.com.ua/2023/04/10/poblyzu-maryinky-strilecz-zenitnyk-zbyv-rosijskyj-su-25/" text:style-name="Internet_20_link" text:visited-style-name="Visited_20_Internet_20_Link">
https://armyinform.com.ua/2023/04/10/poblyzu-maryinky-strilecz-zenitnyk-zbyv-rosijskyj-su-25/</text:a>
</text:p>
      <!--NEWS-->
      <text:h text:style-name="P10" text:outline-level="1">
<text:span text:style-name="T4">
The enemy is targeted even by civilian cars trying to leave Bakhmut</text:span>
</text:h>
      <text:p text:style-name="P4">
Author: ['Віктор Ануфрієв']</text:p>
      <text:p text:style-name="P4">
Time: 2023-04-10T81:00:00-04:00</text:p>
      <text:p text:style-name="P4">
Description: About the chip in the Efiri Zagalnatskoyonal Telemarathon “єdini News”, the intercessor was launched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anna-malyar-778.jpg" text:style-name="Internet_20_link" text:visited-style-name="Visited_20_Internet_20_Link">
ganna-malyar-778.jpg</text:a>
']</text:p>
      <text:p text:style-name="P4">
Tags: ['STOPRUSSIA', 'АГРЕСІЯ РФ', 'ВТОРГНЕННЯ РФ', 'ГАННА МАЛЯР']</text:p>
      <text:p text:style-name="P4">
Category: News</text:p>
      <!--METADATA-->
      <text:p text:style-name="P4">
<draw:frame draw:style-name="fr1" draw:name="Image262" text:anchor-type="as-char" svg:width="6.9236in" svg:height="3.894525in" draw:z-index="0">
<draw:image xlink:href="../Images/AРМІЯINFORM/2023-04-10T81-00-00-04-00/ganna-malyar-778.jpg" xlink:type="simple" xlink:show="embed" xlink:actuate="onLoad" draw:mime-type="image/jpeg"/>
</draw:frame>
This was reported on the nationwide telephone "Unified News" by the Minister of Defense of Ukraine Anna Malyar.</text:p>
      <text:p text:style-name="P4">
According to her, today the trend of events is such that the epicenter of the fighting in the east and the enemy there comes simultaneously in four directions: Marinsk, Lymansky, Avdiivsky and Bakhmutsky.</text:p>
      <ul>
        <li>
Fierce fighting is going on everywhere, especially hot near Marinka and Avdiivka, but nothing can be done there. As for the Bakhmut direction, you are there both in the city itself and in the suburbs, the enemy uses the units and special forces there. The enemy uses the tactics of "burned earth", that is, they destroy absolutely everything. And I must say that they do it so brilliant that they even target the transport that goes towards Bakhmut or from the city, that is, they want to kill people who want to go,-said Anna Malyar.</li>
      </ul>
      <text:p text:style-name="P4">
News Source: <text:a xlink:type="simple" xlink:href="https://armyinform.com.ua/2023/04/10/vorog-czilytsya-navit-po-czyvilnyh-avtivkah-kotri-namagayutsya-vyyihaty-z-bahmuta/" text:style-name="Internet_20_link" text:visited-style-name="Visited_20_Internet_20_Link">
https://armyinform.com.ua/2023/04/10/vorog-czilytsya-navit-po-czyvilnyh-avtivkah-kotri-namagayutsya-vyyihaty-z-bahmuta/</text:a>
</text:p>
      <!--NEWS-->
      <text:h text:style-name="P10" text:outline-level="1">
<text:span text:style-name="T4">
In the Tavriysk direction the enemy lost almost three company personnel</text:span>
</text:h>
      <text:p text:style-name="P4">
Author: ['Віктор Ануфрієв']</text:p>
      <text:p text:style-name="P4">
Time: 2023-04-10T82:00:00-04:00</text:p>
      <text:p text:style-name="P4">
Description: About the chief, by saying in the Efir “єdinh novin” the chief of the defense forces of the defense forces of the defense force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ТОРГНЕННЯ РФ', 'ОЛЕКСІЙ ДМИТРАШКІВСЬКИЙ']</text:p>
      <text:p text:style-name="P4">
Category: News</text:p>
      <!--METADATA-->
      <text:p text:style-name="P4">
<draw:frame draw:style-name="fr1" draw:name="Image263" text:anchor-type="as-char" svg:width="6.9236in" svg:height="4.096023in" draw:z-index="0">
<draw:image xlink:href="../Images/AРМІЯINFORM/2023-04-10T82-00-00-04-00/dmytrashkivskyj.png" xlink:type="simple" xlink:show="embed" xlink:actuate="onLoad" draw:mime-type="image/png"/>
</draw:frame>
This was announced on the air of "Single News" by the chief of the united Press Center of the Tavriyskaya direction Colonel Alexei Dmitrashkivsky.</text:p>
      <ul>
        <li>
From the Belarusian landfills, the Russians send their soldiers to the Avdiivska Marinsky directions, which replenish the "meat waves" of the invaders, - the officer said. - Over the past 24 hours, our artillerymen twice as much as the occupiers are in the positions of the occupiers: they were on us: the Russians made 318 laps in the positions of the Armed Forces, and our guns made 696 artudaries by the enemy. This is a tangible result, because Ukrainian defenders have a great loss - almost three mouths of the dead and wounded.</li>
      </ul>
      <text:p text:style-name="P4">
Alexei Dmitryashkivsky also added that there is a tendency to reduce the boys and artillery work of the enemy at the end of the week. Aviation is also centered. There may be some logistics problem.</text:p>
      <text:p text:style-name="P4">
News Source: <text:a xlink:type="simple" xlink:href="https://armyinform.com.ua/2023/04/10/na-tavrijskomu-napryamku-vorog-vtratyv-majzhe-try-roty-osobovogo-skladu/" text:style-name="Internet_20_link" text:visited-style-name="Visited_20_Internet_20_Link">
https://armyinform.com.ua/2023/04/10/na-tavrijskomu-napryamku-vorog-vtratyv-majzhe-try-roty-osobovogo-skladu/</text:a>
</text:p>
      <!--NEWS-->
      <text:h text:style-name="P10" text:outline-level="1">
<text:span text:style-name="T4">
Aviation of Defense Forces per day struck 8 beats in the areas of concentration of personnel and military equipment of the occupiers</text:span>
</text:h>
      <text:p text:style-name="P4">
Author: ['АРМІЯINFORM']</text:p>
      <text:p text:style-name="P4">
Time: 2023-04-10T83:00:00-04:00</text:p>
      <text:p text:style-name="P4">
Description: About the General Staff of the ZSU, the General’s headquarters at the own OFITSIYYSIISHENTSI at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text:p>
      <text:p text:style-name="P4">
Category: News</text:p>
      <!--METADATA-->
      <text:p text:style-name="P4">
<draw:frame draw:style-name="fr1" draw:name="Image264" text:anchor-type="as-char" svg:width="6.9236in" svg:height="4.501139in" draw:z-index="0">
<draw:image xlink:href="../Images/AРМІЯINFORM/2023-04-10T83-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q1Yxei59Ea9tEdAibRDfMkpceqPfTNSvNQ79nCKqV9TjRXgm4XWNTiHzFMPFrwyfl" text:style-name="Internet_20_link" text:visited-style-name="Visited_20_Internet_20_Link">
reports</text:a>
The General Staff of the Armed Forces on its official Facebook page.</text:p>
      <text:p text:style-name="P4">
Also, enemy Mi-24 and 6 UAVs of different types were shot(2 of them).</text:p>
      <text:p text:style-name="P4">
Підрозділи ракетних військ і артилерії уразили район зосередження живої сили,озброєння та військової техніки, а також склад боєприпасів противника.</text:p>
      <text:p text:style-name="P4">
News Source: <text:a xlink:type="simple" xlink:href="https://armyinform.com.ua/2023/04/10/aviacziya-syl-oborony-za-dobu-zavdala-8-udariv-po-rajonah-zoseredzhennya-osobovogo-skladu-ta-vijskovoyi-tehniky-okupantiv/" text:style-name="Internet_20_link" text:visited-style-name="Visited_20_Internet_20_Link">
https://armyinform.com.ua/2023/04/10/aviacziya-syl-oborony-za-dobu-zavdala-8-udariv-po-rajonah-zoseredzhennya-osobovogo-skladu-ta-vijskovoyi-tehniky-okupantiv/</text:a>
</text:p>
      <!--NEWS-->
      <text:h text:style-name="P10" text:outline-level="1">
<text:span text:style-name="T4">
Only officially authorized persons can speak about war and plans of the Defense Ministry</text:span>
</text:h>
      <text:p text:style-name="P4">
Author: ['Віктор Ануфрієв']</text:p>
      <text:p text:style-name="P4">
Time: 2023-04-10T84:00:00-04:00</text:p>
      <text:p text:style-name="P4">
Description: About Tse in Efiri "єdin novin", the intercessor of the defense of the defense of Ukraine Ganna Marlar, the intercessor of the defense of the defenseles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1/malyar-e1668260601231.jpg" text:style-name="Internet_20_link" text:visited-style-name="Visited_20_Internet_20_Link">
malyar-e1668260601231.jpg</text:a>
']</text:p>
      <text:p text:style-name="P4">
Tags: ['STOPRUSSIA', 'АГРЕСІЯ РФ', 'ВТОРГНЕННЯ РФ', 'ГАННА МАЛЯР']</text:p>
      <text:p text:style-name="P4">
Category: News</text:p>
      <!--METADATA-->
      <text:p text:style-name="P4">
<draw:frame draw:style-name="fr1" draw:name="Image265" text:anchor-type="as-char" svg:width="6.9236in" svg:height="3.974272in" draw:z-index="0">
<draw:image xlink:href="../Images/AРМІЯINFORM/2023-04-10T84-00-00-04-00/malyar-e1668260601231.jpg" xlink:type="simple" xlink:show="embed" xlink:actuate="onLoad" draw:mime-type="image/jpeg"/>
</draw:frame>
The Deputy Minister of Defense of Ukraine Painter informed about it on the air of "Unified News".</text:p>
      <text:p text:style-name="P4">
-An active information war is underway now, and we must be ready for the fact that any custom and psychological operations can now be. It is necessary to be critical, to check it and to look for an official source,-said Anna Malyar. - That is, the only reliable information to the course of hostilities and perhaps plans for the Armed Forces of Ukraine can only be official sources. The Supreme Commander -in -Chief of Ukraine - the President of Ukraine, the Minister of Defense of Ukraine, the Head of the Armed Forces of Ukraine can speak about the war. We then declare the General Staff of Taminoborons as an institution. That is, those who are empowered to speak about war and be the primary source of information. In addition, in the Armed Forces of Ukraine, officially authorized persons are presophisters who are often Utelees.</text:p>
      <text:p text:style-name="P4">
The Ministry of Defense's plans are kept secret, so any discussion is a particular assumption, and they should be perceived as an assumption.</text:p>
      <text:p text:style-name="P4">
News Source: <text:a xlink:type="simple" xlink:href="https://armyinform.com.ua/2023/04/10/pro-vijnu-ta-plany-minoborony-mozhut-govoryty-lyshe-oficzijno-upovnovazheni-osoby/" text:style-name="Internet_20_link" text:visited-style-name="Visited_20_Internet_20_Link">
https://armyinform.com.ua/2023/04/10/pro-vijnu-ta-plany-minoborony-mozhut-govoryty-lyshe-oficzijno-upovnovazheni-osoby/</text:a>
</text:p>
      <!--NEWS-->
      <text:h text:style-name="P10" text:outline-level="1">
<text:span text:style-name="T4">
Rashists made rocket strikes on Kramatorsk - the Armed Forces of the Armed Forces</text:span>
</text:h>
      <text:p text:style-name="P4">
Author: ['АРМІЯINFORM']</text:p>
      <text:p text:style-name="P4">
Time: 2023-04-10T85:00:00-04:00</text:p>
      <text:p text:style-name="P4">
Description: The opponent of the capture of the 21 Avіakiyaniy is 5 missile strikes, 4 iz іz air defense systems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2/raketni-udary-voroga.jpg" text:style-name="Internet_20_link" text:visited-style-name="Visited_20_Internet_20_Link">
raketni-udary-voroga.jpg</text:a>
']</text:p>
      <text:p text:style-name="P4">
Tags: ['STOPRUSSIA', 'АГРЕСІЯ РФ', 'ВІЙНА', 'ВТОРГНЕННЯ РФ', 'КРАМАТОРСЬК', 'РАКЕТНІ АТАКИ РФ']</text:p>
      <text:p text:style-name="P4">
Category: News</text:p>
      <!--METADATA-->
      <text:p text:style-name="P4">
<draw:frame draw:style-name="fr1" draw:name="Image266" text:anchor-type="as-char" svg:width="6.9236in" svg:height="3.894525in" draw:z-index="0">
<draw:image xlink:href="../Images/AРМІЯINFORM/2023-04-10T85-00-00-04-00/raketni-udary-voroga.jpg" xlink:type="simple" xlink:show="embed" xlink:actuate="onLoad" draw:mime-type="image/jpeg"/>
</draw:frame>
<text:span text:style-name="T4">
 🔥 Situation on Russian invasion </text:span>
</text:p>
      <text:p text:style-name="P4">
During the day, the enemy was inflicted on 21 aircraft and 5 rocket strokes, 4 of which —The S-300 ZRKs in Kramatorsk's peaceful city. The invaders also made about 30 units from the reactive systems of volley fire at the positions of our troops with the tacadic infrastructure of settlements.</text:p>
      <text:p text:style-name="P4">
About this <text:a xlink:type="simple" xlink:href="https://www.facebook.com/GeneralStaff.ua/posts/pfbid02q1Yxei59Ea9tEdAibRDfMkpceqPfTNSvNQ79nCKqV9TjRXgm4XWNTiHzFMPFrwyfl" text:style-name="Internet_20_link" text:visited-style-name="Visited_20_Internet_20_Link">
it is referred</text:a>
in the evening operational summaries of the General Staff of the Armed Forces of Ukraine.</text:p>
      <text:p text:style-name="P4">
The Russian Federation continues to neglect the laws and customs of war, therefore, the task of missile and aviation strikes remains high throughout Ukraine.</text:p>
      <text:p text:style-name="P4">
News Source: <text:a xlink:type="simple" xlink:href="https://armyinform.com.ua/2023/04/10/rashysty-zdijsnyly-raketni-udary-po-kramatorsku-gsh-zsu/" text:style-name="Internet_20_link" text:visited-style-name="Visited_20_Internet_20_Link">
https://armyinform.com.ua/2023/04/10/rashysty-zdijsnyly-raketni-udary-po-kramatorsku-gsh-zsu/</text:a>
</text:p>
      <!--NEWS-->
      <text:h text:style-name="P10" text:outline-level="1">
<text:span text:style-name="T4">
There are no problems with the summer clothing of Ukrainian defenders</text:span>
</text:h>
      <text:p text:style-name="P4">
Author: ['Віктор Ануфрієв']</text:p>
      <text:p text:style-name="P4">
Time: 2023-04-10T86:00:00-04:00</text:p>
      <text:p text:style-name="P4">
Description: About Tse in Efiri "єdin novin", the intercessor of the defense of the defense of Ukraine Ganna Marlar, the intercessor of the defense of the defenseles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vijskova-litnya-forma-zsu-2.jpg" text:style-name="Internet_20_link" text:visited-style-name="Visited_20_Internet_20_Link">
vijskova-litnya-forma-zsu-2.jpg</text:a>
']</text:p>
      <text:p text:style-name="P4">
Tags: ['STOPRUSSIA', 'АГРЕСІЯ РФ', 'ВТОРГНЕННЯ РФ', 'ГАННА МАЛЯР']</text:p>
      <text:p text:style-name="P4">
Category: News</text:p>
      <!--METADATA-->
      <text:p text:style-name="P4">
<draw:frame draw:style-name="fr1" draw:name="Image267" text:anchor-type="as-char" svg:width="6.9236in" svg:height="6.9236in" draw:z-index="0">
<draw:image xlink:href="../Images/AРМІЯINFORM/2023-04-10T86-00-00-04-00/vijskova-litnya-forma-zsu-2.jpg" xlink:type="simple" xlink:show="embed" xlink:actuate="onLoad" draw:mime-type="image/jpeg"/>
</draw:frame>
The Deputy Minister of Defense of Ukraine Painter informed about it on the air of "Unified News".</text:p>
      <text:p text:style-name="P4">
-I would like to point out that the military uniforms for our women-servicemen are all day long-this is everyday form and ceremonial form. There was no field, the development of which is conducted. The second stage of military testing is now underway, that is, experimental kits are already distributed to women who will carry it out and then give feedback and evaluation about it. Then, the basis of these estimates will form the example that will be optimal and then it will be possible to speak about the establishment of a certain technical specification and the output of the form, - said the Deputy Minister of the Defense Office.</text:p>
      <text:p text:style-name="P4">
Anna Malyar also added that with a summer form for men-servicemen, everything is fine. There are some time requirements for how much it is to be exploited, so the armed forces of Ukraine are provided with a summer form.</text:p>
      <text:p text:style-name="P4">
News Source: <text:a xlink:type="simple" xlink:href="https://armyinform.com.ua/2023/04/10/problem-shhodo-zabezpechennya-litnoyu-formoyu-odyagu-ukrayinskyh-zahysnykiv-nemaye/" text:style-name="Internet_20_link" text:visited-style-name="Visited_20_Internet_20_Link">
https://armyinform.com.ua/2023/04/10/problem-shhodo-zabezpechennya-litnoyu-formoyu-odyagu-ukrayinskyh-zahysnykiv-nemaye/</text:a>
</text:p>
      <!--NEWS-->
      <text:h text:style-name="P10" text:outline-level="1">
<text:span text:style-name="T4">
The aggressor during the day led unsuccessful offensive actions in Bakhmut, Avdiiv and Mariinsky directions</text:span>
</text:h>
      <text:p text:style-name="P4">
Author: ['АРМІЯINFORM']</text:p>
      <text:p text:style-name="P4">
Time: 2023-04-10T87:00:00-04:00</text:p>
      <text:p text:style-name="P4">
Description: Nonvasias on the number of people who live in techies, the enemy is not the same, the war with Ukraine 2022, the war with Ukraine is the latest news today, the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zalp.jpg" text:style-name="Internet_20_link" text:visited-style-name="Visited_20_Internet_20_Link">
zalp.jpg</text:a>
']</text:p>
      <text:p text:style-name="P4">
Tags: ['STOPRUSSIA', 'АГРЕСІЯ РФ', 'БАХМУТСЬКИЙ НАПРЯМОК', 'ВІЙНА', 'ВТОРГНЕННЯ РФ']</text:p>
      <text:p text:style-name="P4">
Category: News</text:p>
      <!--METADATA-->
      <text:p text:style-name="P4">
<draw:frame draw:style-name="fr1" draw:name="Image268" text:anchor-type="as-char" svg:width="6.9236in" svg:height="4.611463in" draw:z-index="0">
<draw:image xlink:href="../Images/AРМІЯINFORM/2023-04-10T87-00-00-04-00/zalp.jpg" xlink:type="simple" xlink:show="embed" xlink:actuate="onLoad" draw:mime-type="image/jpeg"/>
</draw:frame>
** 🔥I</text:p>
      <text:p text:style-name="P4">
Despite the numerous losses in technology and live power, the enemy is not proven from the Warning War. He continues to focus on the leading attacks on Liman, Bakhmut, Avdiivsky and Mariinsky directions. More than 20 attacks were reflected there this era.</text:p>
      <text:p text:style-name="P4">
About it <text:a xlink:type="simple" xlink:href="https://www.facebook.com/GeneralStaff.ua/posts/pfbid02q1Yxei59Ea9tEdAibRDfMkpceqPfTNSvNQ79nCKqV9TjRXgm4XWNTiHzFMPFrwyfl" text:style-name="Internet_20_link" text:visited-style-name="Visited_20_Internet_20_Link">
reports</text:a>
The General Staff of the Armed Forces in its evening summary.</text:p>
      <text:p text:style-name="P4">
In the Bakhmut direction, the enemy continues to take offensive actions, tries to take full control of the city of Bakhmut, the battles continue. During the day, the opponents were unsuccessful offensive actions near Bogdanivka and Chrome. Zaliznyanske, Minakivka, Orikhovo-Vasylivka, Bakhmut, Chrome, Ivanivske, Predict, Yar, Zararyanivka, Friendship and New Yorkdonetsk region were injured from the gill.</text:p>
      <text:p text:style-name="P4">
In the Avdeevsky and Marinsky directions, the enemy followed the offensive actions of the settlements of the settlements of Avdiivka, Severene, Nevelske and Marinka Donetsk region, had no success. The most fierce battles continue for Avdiivka and Marinka. The same time, enemy shelling was suffered by Avdiivka, Pervomaisko, Krasnogorivka, Acute, St. George, Marinka and Victory.</text:p>
      <text:p text:style-name="P4">
News Source: <text:a xlink:type="simple" xlink:href="https://armyinform.com.ua/2023/04/10/agresor-protyagom-doby-viv-bezuspishni-nastupalni-diyi-na-bahmutskomu-avdiyivskomu-ta-maryinskomu-napryamkah/" text:style-name="Internet_20_link" text:visited-style-name="Visited_20_Internet_20_Link">
https://armyinform.com.ua/2023/04/10/agresor-protyagom-doby-viv-bezuspishni-nastupalni-diyi-na-bahmutskomu-avdiyivskomu-ta-maryinskomu-napryamkah/</text:a>
</text:p>
      <!--NEWS-->
      <text:h text:style-name="P10" text:outline-level="1">
<text:span text:style-name="T4">
The Ukrainian counter -offensive sowed a great stir in the Armed Forces of the Russian Federation</text:span>
</text:h>
      <text:p text:style-name="P4">
Author: ['Віктор Ануфрієв']</text:p>
      <text:p text:style-name="P4">
Time: 2023-04-10T88:00:00-04:00</text:p>
      <text:p text:style-name="P4">
Description: About the chief, by saying in the Efir “єdinh novin” the chief of the defense forces of the defense forces of the defense force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ОЛЕКСІЙ ДМИТРАШКІВСЬКИЙ']</text:p>
      <text:p text:style-name="P4">
Category: News</text:p>
      <!--METADATA-->
      <text:p text:style-name="P4">
<draw:frame draw:style-name="fr1" draw:name="Image269" text:anchor-type="as-char" svg:width="6.9236in" svg:height="4.615733in" draw:z-index="0">
<draw:image xlink:href="../Images/AРМІЯINFORM/2023-04-10T88-00-00-04-00/poraneni-okupanty.jpg" xlink:type="simple" xlink:show="embed" xlink:actuate="onLoad" draw:mime-type="image/jpeg"/>
</draw:frame>
Illustrative photo</text:p>
      <text:p text:style-name="P4">
This was announced on the air of "Single News" by the chief of the united Press Center of the Tavriyskaya direction Colonel Alexei Dmitrashkivsky.</text:p>
      <text:p text:style-name="P4">
The conversation about the Ukrainian counter -offensive sowed a great inhibit in the Armed Forces of the Federation, the enemy seized considerably, - said Alexeydmitrashkivsky. - We all heard and saw a trench, which is dug in length of 70 kilometers, in addition, the enemy continues to change the boar positions in the occupied Zaporizhzhya region for the second week in a row.</text:p>
      <text:p text:style-name="P4">
News Source: <text:a xlink:type="simple" xlink:href="https://armyinform.com.ua/2023/04/10/ukrayinskyj-kontrnastup-posiyav-velykyj-perepoloh-u-zbrojnyh-sylah-rf/" text:style-name="Internet_20_link" text:visited-style-name="Visited_20_Internet_20_Link">
https://armyinform.com.ua/2023/04/10/ukrayinskyj-kontrnastup-posiyav-velykyj-perepoloh-u-zbrojnyh-sylah-rf/</text:a>
</text:p>
      <!--NEWS-->
      <text:h text:style-name="P10" text:outline-level="1">
<text:span text:style-name="T4">
Ukraine was visited</text:span>
</text:h>
      <text:p text:style-name="P4">
Author: ['Алла Рядинська']</text:p>
      <text:p text:style-name="P4">
Time: 2023-04-10T89:00:00-04:00</text:p>
      <text:p text:style-name="P4">
Description: 10 KVITRY in Media Center Ukraine - Odesa at briefing at once, the defense of the defense was twisted ... The war with Ukraine 2022, the war with Ukrain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bryfingv_result.jpg" text:style-name="Internet_20_link" text:visited-style-name="Visited_20_Internet_20_Link">
bryfingv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270" text:anchor-type="as-char" svg:width="6.9236in" svg:height="4.615733in" draw:z-index="0">
<draw:image xlink:href="../Images/AРМІЯINFORM/2023-04-10T89-00-00-04-00/bryfingv_result.jpg" xlink:type="simple" xlink:show="embed" xlink:actuate="onLoad" draw:mime-type="image/jpeg"/>
</draw:frame>
On April 10, the Minister of Ukraine Reznikov and the Acting Minister of Defense Troyls Lund Poulsen, at the Media Center Ukraine - Odesa together, spoke together. His visit is a symbol of the continuing support of Ukraine in the will against the Russian invaders.</text:p>
      <text:p text:style-name="P4">
The Minister's Acting in the introductory speech expressed the solidarity of the courage and courage of the Ukrainian people and assured that the support of Denmark would continue.</text:p>
      <ul>
        <li>
I want to emphasize that Denmark is confidently supporting Ukraine, you will fight the entire European continent. We have sacrificed weapons, military equipment, and trained Ukrainian soldiers in Denmark, and we will have been going on these efforts as much as it will be needed, - he emphasized.</li>
      </ul>
      <text:p text:style-name="P4">
Troels Porosen commented on the use of Ukrainian military missiles, which the Kingdom of Denmark provided to Ukraine last year, as well as the consequences of its cooperation.</text:p>
      <ul>
        <li>
I saw how Ukrainian soldiers work on the Danish Harpoon systems. We were able to convert them into a land base system, and turned you. It is important for us to see that you are successfully applying them, you have to protect Odessa and release the sea corridor for food export products. I am happy and proud to see the results of our work, ”the minister said.</li>
      </ul>
      <text:p text:style-name="P4">
Poulsen called cooperation with Ukraine an important priority, and expressed that this cooperation will deepen in the coming years. Danish studying all possible options and formats of cooperation, as well as plans to increase the amount of military assistance, which will accelerate the victory of our country with a super -aged.</text:p>
      <text:p text:style-name="P4">
News Source: <text:a xlink:type="simple" xlink:href="https://armyinform.com.ua/2023/04/10/ukrayinu-vidvidav-vykonuvach-obovyazkiv-ministra-oborony-korolivstva-daniyi-troels-lund-poulsen/" text:style-name="Internet_20_link" text:visited-style-name="Visited_20_Internet_20_Link">
https://armyinform.com.ua/2023/04/10/ukrayinu-vidvidav-vykonuvach-obovyazkiv-ministra-oborony-korolivstva-daniyi-troels-lund-poulsen/</text:a>
</text:p>
      <!--NEWS-->
      <text:h text:style-name="P10" text:outline-level="1">
<text:span text:style-name="T4">
Harpoon rockets, which stand for the country's coast, were obtained through the leadership and initiative of the Kingdom of Denmark - Alexei Reznikov</text:span>
</text:h>
      <text:p text:style-name="P4">
Author: ['Наталія Задверняк']</text:p>
      <text:p text:style-name="P4">
Time: 2023-04-10T90:00:00-04:00</text:p>
      <text:p text:style-name="P4">
Description: In Media Center Ukraine - ODESA PID Hour of St. Petersburg Minstrav defending Ukrainian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ryfingppv_result.jpg" text:style-name="Internet_20_link" text:visited-style-name="Visited_20_Internet_20_Link">
bryfingppv_result.jpg</text:a>
']</text:p>
      <text:p text:style-name="P4">
Tags: ['STOPRUSSIA', 'АГРЕСІЯ РФ', 'БРИФІНГ', 'ВТОРГНЕННЯ РФ', 'ОЛЕКСІЙ РЕЗНІКОВ']</text:p>
      <text:p text:style-name="P4">
Category: News</text:p>
      <!--METADATA-->
      <text:p text:style-name="P4">
<draw:frame draw:style-name="fr1" draw:name="Image271" text:anchor-type="as-char" svg:width="6.9236in" svg:height="4.615733in" draw:z-index="0">
<draw:image xlink:href="../Images/AРМІЯINFORM/2023-04-10T90-00-00-04-00/bryfingppv_result.jpg" xlink:type="simple" xlink:show="embed" xlink:actuate="onLoad" draw:mime-type="image/jpeg"/>
</draw:frame>
In Media Center Ukraine - Odesa, during a joint press conference, the Ministers of Ukraine and the Kingdom of Denmark, the heads of defense agencies discuss the strengthening of the strengthening of the capabilities of the Defense Forces of Ukraine and their support from the Bokudate Government.</text:p>
      <ul>
        <li>
I would like to note the role of the Kingdom of Denmark in helping Ukraine. This is one of the first countries that provided all kinds of support from the first days. We will receive only large packages of military, but also political, economic and emotional support. Several very important programs have been launched. For example, a special special fund in which donor countries are raising funds with our friends of the United Kingdom and we have the opportunity to use these funds to acquire a non-weapons and ammunition we need,-said Minister of Defense Alexei Reznikov during the event.</li>
      </ul>
      <text:p text:style-name="P4">
He also called the meeting in Odessa very symbolic, because it was thanks to Denmark for the protection of the Black Sea coast that the rocketharpoon is located.</text:p>
      <ul>
        <li>
Harpoon anti -ship systems were obtained through the leadership of Danish partners. Of course, they are produced by other countries, the alleroblem is that these Harpoon missiles - a ship base. And the genuialization of the engineers of the Kingdom of Denmark, how they can be used by the names and, accordingly, the implementation of this idea was due to the most partners, - said Alexei Reznikov. - The release of the Snake, which was called "the Act of Goodwill", including thanks to the weapons given by the Kingdom of Denmark.</li>
      </ul>
      <text:p text:style-name="P4">
The Minister of Defense of Ukraine reported that during the meeting the long -term perspective of the interaction of Ukraine and the Kingdom of Denmark was discussed.</text:p>
      <ul>
        <li>
And after the victory, we need to strengthen our security component in the Black Seas and we need the capacity of our fleet. Therefore, we are happy that we have such reliable support. I hope that all the programs will continue, - he emphasized.</li>
      </ul>
      <text:p text:style-name="P4">
News Source: <text:a xlink:type="simple" xlink:href="https://armyinform.com.ua/2023/04/10/rakety-harpoon-yaki-stoyat-na-zahysti-uzberezhzhya-krayiny-otrymano-zavdyaky-liderstvu-ta-inicziatyvi-korolivstva-daniyi-oleksij-reznikov/" text:style-name="Internet_20_link" text:visited-style-name="Visited_20_Internet_20_Link">
https://armyinform.com.ua/2023/04/10/rakety-harpoon-yaki-stoyat-na-zahysti-uzberezhzhya-krayiny-otrymano-zavdyaky-liderstvu-ta-inicziatyvi-korolivstva-daniyi-oleksij-reznikov/</text:a>
</text:p>
      <!--NEWS-->
      <text:h text:style-name="P10" text:outline-level="1">
<text:span text:style-name="T4">
On the territory of the Republic of Belarus the signs of formation of enemy offensive groups were not detected</text:span>
</text:h>
      <text:p text:style-name="P4">
Author: ['АРМІЯINFORM']</text:p>
      <text:p text:style-name="P4">
Time: 2023-04-10T91:00:00-04:00</text:p>
      <text:p text:style-name="P4">
Description: About the General Headquarters of the ZSU. At Volinsky, Polіkoy, Siverskoye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4/blok-post-rf.jpg" text:style-name="Internet_20_link" text:visited-style-name="Visited_20_Internet_20_Link">
blok-post-rf.jpg</text:a>
']</text:p>
      <text:p text:style-name="P4">
Tags: ['STOPRUSSIA', 'АГРЕСІЯ РФ', 'ВІЙНА', 'ВТОРГНЕННЯ РФ', 'ГШ ЗС УКРАЇНИ', 'ОПЕРАТИВНЕ ЗВЕДЕННЯ']</text:p>
      <text:p text:style-name="P4">
Category: News</text:p>
      <!--METADATA-->
      <text:p text:style-name="P4">
<draw:frame draw:style-name="fr1" draw:name="Image272" text:anchor-type="as-char" svg:width="6.9236in" svg:height="3.956343in" draw:z-index="0">
<draw:image xlink:href="../Images/AРМІЯINFORM/2023-04-10T91-00-00-04-00/blok-post-rf.jpg" xlink:type="simple" xlink:show="embed" xlink:actuate="onLoad" draw:mime-type="image/jpeg"/>
</draw:frame>
<text:span text:style-name="T4">
 🔥 Situation on Russian invasion </text:span>
</text:p>
      <text:p text:style-name="P4">
About it <text:a xlink:type="simple" xlink:href="https://www.facebook.com/GeneralStaff.ua/posts/pfbid02q1Yxei59Ea9tEdAibRDfMkpceqPfTNSvNQ79nCKqV9TjRXgm4XWNTiHzFMPFrwyfl" text:style-name="Internet_20_link" text:visited-style-name="Visited_20_Internet_20_Link">
reports</text:a>
The General Staff of the Armed Forces.</text:p>
      <text:p text:style-name="P4">
In the Volyn, Polissya, Siversky and Slobozhansky directions, operational and without significant changes. The defined units of the territorial military arms forces of the Russian Federation are still in the territory of the republicbiller, but the signs of the formation of offensive groups of the enemy have been not detected.</text:p>
      <text:p text:style-name="P4">
The enemy continues to retain military presence in the border with Ukraine district of Kursk and Belgorod regions, continues to carry out engineering equipment.</text:p>
      <text:p text:style-name="P4">
In Zaporizhzhya and Kherson directions, the enemy continues to conduct defense.</text:p>
      <text:p text:style-name="P4">
Russian invaders strengthen the counterintelligence regime in temporarily captured territories. In the Starobilsk Luhansk region, and around the city, the number of checkpoints and patrols increased.</text:p>
      <text:p text:style-name="P4">
The situation in Tokmak, Zaporizhzhya region, is somewhat similar. Fearing the vortex information about the location of the units of the invaders, the invaders began to rest with certain routes of traffic to local taxi drivers.</text:p>
      <text:p text:style-name="P4">
News Source: <text:a xlink:type="simple" xlink:href="https://armyinform.com.ua/2023/04/10/na-terytoriyi-respubliky-bilorus-oznak-formuvannya-vorozhyh-nastupalnyh-ugrupovan-ne-vyyavleno/" text:style-name="Internet_20_link" text:visited-style-name="Visited_20_Internet_20_Link">
https://armyinform.com.ua/2023/04/10/na-terytoriyi-respubliky-bilorus-oznak-formuvannya-vorozhyh-nastupalnyh-ugrupovan-ne-vyyavleno/</text:a>
</text:p>
      <!--NEWS-->
      <text:h text:style-name="P10" text:outline-level="1">
<text:span text:style-name="T4">
Today we are already using the demining equipment provided to us by the Kingdom of Denmark - the Minister of Defense of Ukraine</text:span>
</text:h>
      <text:p text:style-name="P4">
Author: ['Наталія Задверняк']</text:p>
      <text:p text:style-name="P4">
Time: 2023-04-10T92:00:00-04:00</text:p>
      <text:p text:style-name="P4">
Description: About Tsleksi Reznikov, saying the PID hour of the presentment of the defense of the Ukrainian defense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rrezn_result.jpg" text:style-name="Internet_20_link" text:visited-style-name="Visited_20_Internet_20_Link">
brrezn_result.jpg</text:a>
']</text:p>
      <text:p text:style-name="P4">
Tags: ['MEDIA CENTER UKRAINE', 'STOPRUSSIA', 'АГРЕСІЯ РФ', 'ВТОРГНЕННЯ РФ', 'ОЛЕКСІЙ РЕЗНІКОВ']</text:p>
      <text:p text:style-name="P4">
Category: News</text:p>
      <!--METADATA-->
      <text:p text:style-name="P4">
<draw:frame draw:style-name="fr1" draw:name="Image273" text:anchor-type="as-char" svg:width="6.9236in" svg:height="4.615733in" draw:z-index="0">
<draw:image xlink:href="../Images/AРМІЯINFORM/2023-04-10T92-00-00-04-00/brrezn_result.jpg" xlink:type="simple" xlink:show="embed" xlink:actuate="onLoad" draw:mime-type="image/jpeg"/>
</draw:frame>
Alexei Reznikov said this during a joint press conference of the Ministers of Ukraine and the Kingdom of Denmark at Media Center Ukraine - Odesa.</text:p>
      <ul>
        <li>
I would like to remind that our country today is probably the most polluted country to the expense of explosive objects. We face the tasks of mine only the earth, but also the water area of the Black and Azov seas. It is a test of navigation. This is a big front of work. And mine equipment, which is already ready and used by our fleet, is Denmark. We had the opportunity to visit the training center for our Familians and see how they use this equipment. Therefore, thank you to our partners for the help of which, it was, and, confident, will continue, - the Minister of Defense of Ukraine.</li>
      </ul>
      <text:p text:style-name="P4">
News Source: <text:a xlink:type="simple" xlink:href="https://armyinform.com.ua/2023/04/10/sogodni-my-vzhe-vykorystovuyemo-obladnannya-dlya-rozminuvannya-yake-nadalo-nam-korolivstvo-daniya-ministr-oborony-ukrayiny/" text:style-name="Internet_20_link" text:visited-style-name="Visited_20_Internet_20_Link">
https://armyinform.com.ua/2023/04/10/sogodni-my-vzhe-vykorystovuyemo-obladnannya-dlya-rozminuvannya-yake-nadalo-nam-korolivstvo-daniya-ministr-oborony-ukrayiny/</text:a>
</text:p>
      <!--NEWS-->
      <text:h text:style-name="P10" text:outline-level="1">
<text:span text:style-name="T4">
Volodymyr Zelenskyy met with Richard Branson, who became a new ambassador United24</text:span>
</text:h>
      <text:p text:style-name="P4">
Author: ['АРМІЯINFORM']</text:p>
      <text:p text:style-name="P4">
Time: 2023-04-10T93:00:00-04:00</text:p>
      <text:p text:style-name="P4">
Description: Ukrainian President Volodymyr Zelensky Zustych Iz as a colonel of the Virgi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rez111132.jpeg" text:style-name="Internet_20_link" text:visited-style-name="Visited_20_Internet_20_Link">
prez111132.jpeg</text:a>
', '<text:a xlink:type="simple" xlink:href="https://armyinform.com.ua/wp-content/uploads/2023/04/prezd2132.jpeg" text:style-name="Internet_20_link" text:visited-style-name="Visited_20_Internet_20_Link">
prezd2132.jpeg</text:a>
', '<text:a xlink:type="simple" xlink:href="https://armyinform.com.ua/wp-content/uploads/2023/04/prez244.jpeg" text:style-name="Internet_20_link" text:visited-style-name="Visited_20_Internet_20_Link">
prez244.jpeg</text:a>
']</text:p>
      <text:p text:style-name="P4">
Tags: ['STOPRUSSIA', 'АГРЕСІЯ РФ', 'ВОЛОДИМИР ЗЕЛЕНСЬКИЙ', 'ВТОРГНЕННЯ РФ', 'ОФІС ПРЕЗИДЕНТА УКРАЇНИ']</text:p>
      <text:p text:style-name="P4">
Category: News</text:p>
      <!--METADATA-->
      <text:p text:style-name="P4">
<draw:frame draw:style-name="fr1" draw:name="Image274" text:anchor-type="as-char" svg:width="6.9236in" svg:height="4.617948in" draw:z-index="0">
<draw:image xlink:href="../Images/AРМІЯINFORM/2023-04-10T93-00-00-04-00/prez111132.jpeg" xlink:type="simple" xlink:show="embed" xlink:actuate="onLoad" draw:mime-type="image/jpeg"/>
</draw:frame>
President of Ukraine Volodymyr Zelensky met with the founder of Virgin Group and the Non -Profit Foundation Virgin Unite, British Branson British, who joined the United United24 fundraising platform team.</text:p>
      <text:p text:style-name="P4">
The head of state thanked the businessman for the powerful messages in support of our country during the war against the Russian aggressor.</text:p>
      <text:p text:style-name="P4">
“I am glad that you decided to become an ambassador United24. It is very important that new known and influential personalities are joined by this platform. One of the main ones is to keep the world's attention to the war of Russia against Ukraine, which lasts for a year. In addition, there are very specific issues that we can work for a time, ”Volodymyr Zelenskyy emphasized.</text:p>
      <text:p text:style-name="P4">
<draw:frame draw:style-name="fr1" draw:name="Image275" text:anchor-type="as-char" svg:width="6.9236in" svg:height="4.617948in" draw:z-index="0">
<draw:image xlink:href="../Images/AРМІЯINFORM/2023-04-10T93-00-00-04-00/prezd2132.jpeg" xlink:type="simple" xlink:show="embed" xlink:actuate="onLoad" draw:mime-type="image/jpeg"/>
</draw:frame>
The President noted that one of the priorities today is the rebuilding of our country, its infrastructure, including educational.</text:p>
      <text:p text:style-name="P4">
According to him, Ukrainian education institutions require digitalization of roaponization with appropriate equipment, provision of bomb shelters.</text:p>
      <text:p text:style-name="P4">
In addition, the Head of State called one of the main challenges for our country to change the territories that have become an arena of intensive fighting. This Ukraine requires appropriate assistance, including technological.</text:p>
      <text:p text:style-name="P4">
Volodymyr Zelensky also attracted the attention of Richard Branson to the problem of illegal deportation of Ukrainian children to Russia and the need for pressure, in particular information, to the aggressor state in this matter.</text:p>
      <text:p text:style-name="P4">
<draw:frame draw:style-name="fr1" draw:name="Image276" text:anchor-type="as-char" svg:width="6.9236in" svg:height="4.617948in" draw:z-index="0">
<draw:image xlink:href="../Images/AРМІЯINFORM/2023-04-10T93-00-00-04-00/prez244.jpeg" xlink:type="simple" xlink:show="embed" xlink:actuate="onLoad" draw:mime-type="image/jpeg"/>
</draw:frame>
Richard Branson noted that he admires the courage of the Ukrainian people to be honored - to become an ambassador United24.</text:p>
      <text:p text:style-name="P4">
"I look forward to using global coverage and networkvirgin unite to help support United work for the people of Ukraine," he said.</text:p>
      <text:p text:style-name="P4">
Richard Branson has been consistently supporting Ukraine since 2014, and is the laviery and territorial integrity of our country.</text:p>
      <text:p text:style-name="P4">
Source: <text:a xlink:type="simple" xlink:href="https://www.president.gov.ua/news/volodimir-zelenskij-zustrivsya-z-richardom-brensonom-yakij-s-82181" text:style-name="Internet_20_link" text:visited-style-name="Visited_20_Internet_20_Link">
Presidential Office</text:a>
</text:p>
      <text:p text:style-name="P4">
News Source: <text:a xlink:type="simple" xlink:href="https://armyinform.com.ua/2023/04/10/volodymyr-zelenskyj-zustrivsya-z-richardom-brensonom-yakyj-stav-novym-ambasadorom-united24/" text:style-name="Internet_20_link" text:visited-style-name="Visited_20_Internet_20_Link">
https://armyinform.com.ua/2023/04/10/volodymyr-zelenskyj-zustrivsya-z-richardom-brensonom-yakyj-stav-novym-ambasadorom-united24/</text:a>
</text:p>
      <!--NEWS-->
      <text:h text:style-name="P10" text:outline-level="1">
<text:span text:style-name="T4">
Alexei Reznikov presented the battle flag to the military unit of the Navy of Ukraine</text:span>
</text:h>
      <text:p text:style-name="P4">
Author: ['Володимир Віват']</text:p>
      <text:p text:style-name="P4">
Time: 2023-04-10T94:00:00-04:00</text:p>
      <text:p text:style-name="P4">
Description: PID Hour Robochka on Piveni Ministra defense of Ukraine Oleksiy Reznikov for the Capshen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raaaaaapor_result.jpg" text:style-name="Internet_20_link" text:visited-style-name="Visited_20_Internet_20_Link">
praaaaaapor_result.jpg</text:a>
']</text:p>
      <text:p text:style-name="P4">
Tags: ['STOPRUSSIA', 'АГРЕСІЯ РФ', 'ВМС ЗС УКРАЇНИ', 'ВТОРГНЕННЯ РФ', 'МІНІСТР ОБОРОНИ УКРАЇНИ ОЛЕКСІЙ РЕЗНІКОВ']</text:p>
      <text:p text:style-name="P4">
Category: News</text:p>
      <!--METADATA-->
      <text:p text:style-name="P4">
<draw:frame draw:style-name="fr1" draw:name="Image277" text:anchor-type="as-char" svg:width="6.9236in" svg:height="4.615733in" draw:z-index="0">
<draw:image xlink:href="../Images/AРМІЯINFORM/2023-04-10T94-00-00-04-00/praaaaaapor_result.jpg" xlink:type="simple" xlink:show="embed" xlink:actuate="onLoad" draw:mime-type="image/jpeg"/>
</draw:frame>
During his working trip to the south, the Minister of Defense of Ukraine Alexei Reznikov with the management of the President of Ukraine presented the combat flag to the personnel of one Zavian-Navy bases of the Navy of the Armed Forces of Ukraine.</text:p>
      <text:p text:style-name="P4">
The presentation of this symbol of honor, valor and glory was given on the occasion of the 29th anniversary from the day of the military unit. For the personnel of the base, whose article is closely woven into all stages of creation, formation, development of our Navy, their fight against the Russian aggressor, this event marked the recognition of the approximate level of their contribution to all the achievements and achievements of the Navy of Ukraine.</text:p>
      <text:p text:style-name="P4">
The Minister of Defense of Ukraine noted that the presentation of the fighting flag in the face of war is a great honor for every serviceman of the base, this event will significantly contribute to improving the prestige of the service in this part, and even more consumed tasks for the purpose of a friendly team of military.</text:p>
      <text:p text:style-name="P4">
News Source: <text:a xlink:type="simple" xlink:href="https://armyinform.com.ua/2023/04/10/oleksij-reznikov-vruchyv-bojovyj-prapor-vijskovij-chastyni-vms-ukrayiny/" text:style-name="Internet_20_link" text:visited-style-name="Visited_20_Internet_20_Link">
https://armyinform.com.ua/2023/04/10/oleksij-reznikov-vruchyv-bojovyj-prapor-vijskovij-chastyni-vms-ukrayiny/</text:a>
</text:p>
      <!--NEWS-->
      <text:h text:style-name="P10" text:outline-level="1">
<text:span text:style-name="T4">
How to recover after the traumatic events. Ministry of Veterans issued a directory of "Invisible consequences of war"</text:span>
</text:h>
      <text:p text:style-name="P4">
Author: ['Володимир Поліщук']</text:p>
      <text:p text:style-name="P4">
Time: 2023-04-10T95:00:00-04:00</text:p>
      <text:p text:style-name="P4">
Description: Minhelave was presented by the Dovidnik "Invisible Namydki Viyni." Yogo Bulo PID wa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photo_5305661233933960612_x.jpg" text:style-name="Internet_20_link" text:visited-style-name="Visited_20_Internet_20_Link">
photo_5305661233933960612_x.jpg</text:a>
', '<text:a xlink:type="simple" xlink:href="https://armyinform.com.ua/wp-content/uploads/2023/04/photo_5305661233933960613_y.jpg" text:style-name="Internet_20_link" text:visited-style-name="Visited_20_Internet_20_Link">
photo_5305661233933960613_y.jpg</text:a>
', '<text:a xlink:type="simple" xlink:href="https://armyinform.com.ua/wp-content/uploads/2023/04/photo_5305661233933960611_x.jpg" text:style-name="Internet_20_link" text:visited-style-name="Visited_20_Internet_20_Link">
photo_5305661233933960611_x.jpg</text:a>
']</text:p>
      <text:p text:style-name="P4">
Tags: ['STOPRUSSIA', 'АГРЕСІЯ РФ', 'ВТОРГНЕННЯ РФ', 'СОЦІАЛЬНИЙ ЗАХИСТ', 'СОЦІАЛЬНИЙ ЗАХИСТ ПІД ЧАС ВІЙНИ']</text:p>
      <text:p text:style-name="P4">
Category: News</text:p>
      <!--METADATA-->
      <text:p text:style-name="P4">
<draw:frame draw:style-name="fr1" draw:name="Image278" text:anchor-type="as-char" svg:width="6.9236in" svg:height="6.70519in" draw:z-index="0">
<draw:image xlink:href="../Images/AРМІЯINFORM/2023-04-10T95-00-00-04-00/photo_5305661233933960612_x.jpg" xlink:type="simple" xlink:show="embed" xlink:actuate="onLoad" draw:mime-type="image/jpeg"/>
</draw:frame>
The Ministry of Veterans presented <text:a xlink:type="simple" xlink:href="https://mva.gov.ua/storage/app/sites/1/uploaded-files/%D0%9D%D0%B5%D0%B2%D0%B8%D0%B4%D0%B8%D0%BC%D1%96%20%D0%BD%D0%B0%D1%81%D0%BB%D1%96%D0%B4%D0%BA%D0%B8%20%D0%B2%D1%96%D0%B9%D0%BD%D0%B8%202023.pdf" text:style-name="Internet_20_link" text:visited-style-name="Visited_20_Internet_20_Link">
directory</text:a>
"Invisible consequences of war." It was prepared under the NATO program back in 2020, however, recently updated with a new experience gained by post -broad -scale aggression of the Russian Federation.</text:p>
      <text:p text:style-name="P4">
Some of the advice of doctors, social workers, members of public and public organizations who take care of veterans at different stages of their renewal, we offer readers an Armyinform.</text:p>
      <text:h text:style-name="P12" text:outline-level="3">
<text:span text:style-name="T4">
<text:span text:style-name="T4">
 How to overcome the effects of a stressful life event </text:span>
</text:span>
</text:h>
      <text:p text:style-name="P4">
Many military personnel of the Armed Forces and veterans participated in hostilities, risked their lives, were injured, saw death, shootings, were captured, tortured, killed themselves, lost loved ones.</text:p>
      <text:p text:style-name="P4">
In order to recover from the traumatic events and return to peaceful life, the fighters must cope with emotional experiences and at the same time overcome the perception of the world, begin to trust him and not expect to be dangerous. <text:span text:style-name="T4">
 This should be: </text:span>
</text:p>
      <ul>
        <li>
To realize everything that happened to you and what memories are traumatized the most. Psychoeducation can help, which should inform the nature of trauma, how it affects the brain, cognitive, physical, emotional, spiritual and social spheres. * Timely diagnose post -traumatic stress disorder(PTSR), pay attention to the following symptoms: increased anxiety, constant experiences, night horrors, severe emotional reactions, severe physical reactions, avoiding a reminder of trauma.</li>
      </ul>
      <text:p text:style-name="P4">
If these symptoms do not disappear within a month or more after a potentially traumatic event and interfere with relationships or work, it is likely that PTSD has developed.</text:p>
      <text:p text:style-name="P4">
<draw:frame draw:style-name="fr1" draw:name="Image279" text:anchor-type="as-char" svg:width="6.9236in" svg:height="4.330592in" draw:z-index="0">
<draw:image xlink:href="../Images/AРМІЯINFORM/2023-04-10T95-00-00-04-00/photo_5305661233933960613_y.jpg" xlink:type="simple" xlink:show="embed" xlink:actuate="onLoad" draw:mime-type="image/jpeg"/>
</draw:frame>
Collage from TSN.UA site</text:p>
      <text:h text:style-name="P12" text:outline-level="3">
<text:span text:style-name="T4">
<text:span text:style-name="T4">
 How to help veterans and their loved ones cope with the consequences of injury </text:span>
</text:span>
</text:h>
      <text:p text:style-name="P4">
<text:span text:style-name="T4">
 What is not worth doing: </text:span>
<text:span text:style-name="T4">
 What is worth doing: </text:span>
</text:p>
      <ul>
        <li>
offer emotional support; * show warmth, trust and understanding; * have respect for the experience that veterans have experienced; * listen carefully and hear; * To accept and understand the resistance of the injured person, to be careful and careful. These qualities will help to choose the most effective forms of support and assistance for this person; * create an atmosphere of psychological and emotional security for veterans; * say that all the information you receive will remain confidential; * If these people are ready to accept help, encourage them to be examined and received proper treatment.</li>
      </ul>
      <text:p text:style-name="P4">
<text:span text:style-name="T4">
 It is important to remember that everyone who interacts and goes next to veterans should be followed: </text:span>
</text:p>
      <ul>
        <li>
"We hear and we accept." * "We are witnesses when we help fit unbearable, will not be placed." * "We go nearby." * "We start talking when the time comes." * "We listen". * "We help to start understanding the problem." * "We go the way of healing together."</li>
      </ul>
      <text:p text:style-name="P4">
<draw:frame draw:style-name="fr1" draw:name="Image280" text:anchor-type="as-char" svg:width="6.9236in" svg:height="6.344488in" draw:z-index="0">
<draw:image xlink:href="../Images/AРМІЯINFORM/2023-04-10T95-00-00-04-00/photo_5305661233933960611_x.jpg" xlink:type="simple" xlink:show="embed" xlink:actuate="onLoad" draw:mime-type="image/jpeg"/>
</draw:frame>
Head of the Center for Mental Health and Traumatrapy "Integration", Psychiatrist, Psychotherapist, Candidate of Medical Sciences, Armed Forces Captain Andriy Karachevsky during the International Congress "Conservation of the Nation in the War", the report from which the correspondent of the Army Inport, [told] <text:a xlink:type="simple" xlink:href="https://armyinform.com.ua/2023/02/25/u-kyyevi-projshov-mizhnarodnyj-kongres-zberezhennya-nacziyi-u-vijni/" text:style-name="Internet_20_link" text:visited-style-name="Visited_20_Internet_20_Link">
told</text:a>
About studies conducted in 2001–2005 in the United States of America. According to him, those who are injured are four less than those who have problems with a psychic health. Therefore, the system of assistance to veterans, as in America, will be extremely relevant.</text:p>
      <text:p text:style-name="P4">
-Now they talk about post-traumatic syndrome, about drug-bearing, but practice shows that there are many different disorders: panic, obsessive-compulsive, etc. But the usual changes in the behavior of former servicemen will need corrections ... Psychiatrics, neurologists should be able to assist in such circumstances. And now it is important not only to inform the military, but also to the entire population, - said Andrei Karachevsky.</text:p>
      <text:p text:style-name="P4">
This task will be solved and will help the directory of "invisible consequences of war".The telephone line works by professional psychologists. In addition, the Fund has groups of support, which in crisis situations can come to call a veteran or family and already in place to communicate with them, provide the necessary tips of the tadoid.</text:p>
      <text:p text:style-name="P4">
News Source: <text:a xlink:type="simple" xlink:href="https://armyinform.com.ua/2023/04/10/yak-vidnovytys-pislya-perezhytyh-travmuyuchyh-podij-minveteraniv-vydalo-dovidnyk-nevydymi-naslidky-vijny/" text:style-name="Internet_20_link" text:visited-style-name="Visited_20_Internet_20_Link">
https://armyinform.com.ua/2023/04/10/yak-vidnovytys-pislya-perezhytyh-travmuyuchyh-podij-minveteraniv-vydalo-dovidnyk-nevydymi-naslidky-vijny/</text:a>
</text:p>
      <!--NEWS-->
      <text:h text:style-name="P10" text:outline-level="1">
<text:span text:style-name="T4">
Denmark's Defense Ministers and the Kingdom of Denmark have got acquainted with the peculiarities of military sailors service</text:span>
</text:h>
      <text:p text:style-name="P4">
Author: ['Володимир Віват']</text:p>
      <text:p text:style-name="P4">
Time: 2023-04-10T96:00:00-04:00</text:p>
      <text:p text:style-name="P4">
Description: In Odessa, the defense of Ukraine Oleki Reznikov, Idoyomavi of his King - Vikonuvach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vodolazyor_result.jpg" text:style-name="Internet_20_link" text:visited-style-name="Visited_20_Internet_20_Link">
vodolazyor_result.jpg</text:a>
']</text:p>
      <text:p text:style-name="P4">
Tags: ['STOPRUSSIA', 'АГРЕСІЯ РФ', 'ВМС ЗС УКРАЇНИ', 'ВТОРГНЕННЯ РФ', 'МІНІСТР ОБОРОНИ УКРАЇНИ ОЛЕКСІЙ РЕЗНІКОВ']</text:p>
      <text:p text:style-name="P4">
Category: News</text:p>
      <!--METADATA-->
      <text:p text:style-name="P4">
<draw:frame draw:style-name="fr1" draw:name="Image281" text:anchor-type="as-char" svg:width="6.9236in" svg:height="4.615733in" draw:z-index="0">
<draw:image xlink:href="../Images/AРМІЯINFORM/2023-04-10T96-00-00-04-00/vodolazyor_result.jpg" xlink:type="simple" xlink:show="embed" xlink:actuate="onLoad" draw:mime-type="image/jpeg"/>
</draw:frame>
In Odessa, the Minister of Defense of Ukraine Alexei Reznikov introduced his colleague to the responsibilities of the Minister of Defense of the Kingdom Denmark Troels Lundapolsen with some aspects of the Navy's military sailors service. The victims of the Navy of the Armed Forces of Ukraine.</text:p>
      <text:p text:style-name="P4">
Later, they visited the descent platform, where the samples of modern equipment and the equipment of divers were examined. Among the presented tools, Danishnesslegation was particularly interested in the equipment that their country has transferred to Ukraine and the experience of Ukrainian specialists in its use.</text:p>
      <text:p text:style-name="P4">
During the visit, the Defense Ministers, together with the command of naval, discussed ways of further cooperation on strengthening the capabilities of the military-naval component of the Security and Defense Sector of Ukraine.</text:p>
      <text:p text:style-name="P4">
News Source: <text:a xlink:type="simple" xlink:href="https://armyinform.com.ua/2023/04/10/ministry-oborony-ukrayiny-i-korolivstva-daniya-oznajomylys-z-osoblyvostyamy-sluzhby-vijskovyh-moryakiv/" text:style-name="Internet_20_link" text:visited-style-name="Visited_20_Internet_20_Link">
https://armyinform.com.ua/2023/04/10/ministry-oborony-ukrayiny-i-korolivstva-daniya-oznajomylys-z-osoblyvostyamy-sluzhby-vijskovyh-moryakiv/</text:a>
</text:p>
      <!--NEWS-->
      <text:h text:style-name="P10" text:outline-level="1">
<text:span text:style-name="T4">
The term "losing" should become a satellite of the term "aggressor", and only the Ukrainian victory will provide it - President of Ukraine</text:span>
</text:h>
      <text:p text:style-name="P4">
Author: ['АРМІЯINFORM']</text:p>
      <text:p text:style-name="P4">
Time: 2023-04-10T97:00:00-04:00</text:p>
      <text:p text:style-name="P4">
Description: I am healthy, Shanovni Ukrainian!Sogodnі is good novelty nashi business, ... War with Ukraine 2022, war with Ukraine latest news today, news war with Ukraine 2022 last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zelenskyj-1.png" text:style-name="Internet_20_link" text:visited-style-name="Visited_20_Internet_20_Link">
zelenskyj-1.png</text:a>
']</text:p>
      <text:p text:style-name="P4">
Tags: ['STOPRUSSIA', 'АГРЕСІЯ РФ', 'ВОЛОДИМИР ЗЕЛЕНСЬКИЙ', 'ВТОРГНЕННЯ РФ', 'ПРЕЗИДЕНТ УКРАЇНИ']</text:p>
      <text:p text:style-name="P4">
Category: News</text:p>
      <!--METADATA-->
      <text:p text:style-name="P4">
<draw:frame draw:style-name="fr1" draw:name="Image282" text:anchor-type="as-char" svg:width="6.9236in" svg:height="4.826381in" draw:z-index="0">
<draw:image xlink:href="../Images/AРМІЯINFORM/2023-04-10T97-00-00-04-00/zelenskyj-1.png" xlink:type="simple" xlink:show="embed" xlink:actuate="onLoad" draw:mime-type="image/png"/>
</draw:frame>
_ <text:span text:style-name="T4">
 I wish health, dear Ukrainians!</text:span>
 _</text:p>
      <text:p text:style-name="P4">
Today is the good news from our exchanging team. It was possible to turn home with 100 more defenders and defenders. 80 men and 20 women. Tsarmetsi, border guards, warriors of the Navy, National Guards. Among them, by the way, the Azovstali defenders.</text:p>
      <text:p text:style-name="P4">
These are hundreds of families who have received true joy before Easter. And, of course, we continue to work to bring all of our people from Russian. We remember everyone and everyone!And let's return!</text:p>
      <text:p text:style-name="P4">
I thank everyone at our GUR Coordination Center, thank everyone who is talking to negotiations and preparation of exchanges: boys Budanova, Yermak, Kid, Lubinets ... Well done, guys!</text:p>
      <text:p text:style-name="P4">
And especially I am grateful to all who support our people after release and care about adaptation. It is important.</text:p>
      <text:p text:style-name="P4">
We continue to expand the foreign policy of our country. Today, Iraqi Prime Minister about the new energy of our interstate vamin. I informed Mr. Prime Minister about our efforts to return to Ukraine, including our peace formula. And I am grateful not just to look, but really find how to make our cooperation more.</text:p>
      <text:p text:style-name="P4">
He spoke to Greece Prime Minister today, mainly about the existing challenges. He spoke about the security situation, and more about our activity for the sake of returning Mir and protecting people. I thank Greece for your readiness to continue your cooperation to go together.</text:p>
      <text:p text:style-name="P4">
He met with Richard Branson today - a very famous British businessman of Ukraine's ancient friend. It has supported us from the age of 14-and in a word, iconful work. Now I decided to join the team of Ambassadors United24. I am for that!</text:p>
      <text:p text:style-name="P4">
They discussed how the global influence of Mr. Branson can help the need, the reconstruction of our educational institutions, the involvement of technological aid for Ukraine, in particular, to carry out humanitarian mine.</text:p>
      <text:p text:style-name="P4">
We also have the next steps in the defensive assistance of our country from Germany, thank you. Two weeks - and strengthening from Germany by armored vehicles, air defense, ammunition, engineering machines, medicine ...</text:p>
      <text:p text:style-name="P4">
Everything that enhances Ukraine's protection against Russian terror, everything that gives our Vaswowns more opportunities for active movement-all this protects every partner Ukrainian Ukrainian, everyone in Europe, everyone in the world.</text:p>
      <text:p text:style-name="P4">
The term "loss" should be a satellite of the term "aggressor". And only the Ukrainian winner will provide it.To win a battle for Ukraine is to win a battle for yourself. It is worth remembering. And especially those who try to win only for themselves. It is not at the forefront.</text:p>
      <text:p text:style-name="P4">
Thank you all who care about Ukraine!</text:p>
      <text:p text:style-name="P4">
Glory to all who are in battle now, on combat duty and on combat missions!</text:p>
      <text:p text:style-name="P4">
<text:span text:style-name="T5">
<text:span text:style-name="T4">
Glory to Ukraine!</text:span>
</text:span>
</text:p>
      <text:p text:style-name="P4">
Source: <text:a xlink:type="simple" xlink:href="https://www.president.gov.ua/news/termin-progrash-maye-stati-suputnikom-terminu-agresor-i-lish-82185" text:style-name="Internet_20_link" text:visited-style-name="Visited_20_Internet_20_Link">
Presidential Office of Ukraine</text:a>
</text:p>
      <text:p text:style-name="P4">
News Source: <text:a xlink:type="simple" xlink:href="https://armyinform.com.ua/2023/04/10/termin-progrash-maye-staty-suputnykom-terminu-agresor-i-lyshe-ukrayinska-peremoga-cze-zabezpechyt-prezydent-ukrayiny/" text:style-name="Internet_20_link" text:visited-style-name="Visited_20_Internet_20_Link">
https://armyinform.com.ua/2023/04/10/termin-progrash-maye-staty-suputnykom-terminu-agresor-i-lyshe-ukrayinska-peremoga-cze-zabezpechyt-prezydent-ukrayiny/</text:a>
</text:p>
      <!--NEWS-->
      <text:h text:style-name="P10" text:outline-level="1">
<text:span text:style-name="T4">
Misinformation dide for April 10</text:span>
</text:h>
      <text:p text:style-name="P4">
Author: ['АРМІЯINFORM']</text:p>
      <text:p text:style-name="P4">
Time: 2023-04-10T98:00:00-04:00</text:p>
      <text:p text:style-name="P4">
Description: Dobіrku Syogodnishnіkhnіkh, having defamed the Center for the Wresting at his Facebook ... War with Ukraine 2022, War with Ukraine Latest News today,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czpd-11_04_23.jpg" text:style-name="Internet_20_link" text:visited-style-name="Visited_20_Internet_20_Link">
czpd-11_04_23.jpg</text:a>
']</text:p>
      <text:p text:style-name="P4">
Tags: ['STOPRUSSIA', 'АГРЕСІЯ РФ', 'ВІЙНА', 'ВТОРГНЕННЯ РФ', 'РОСІЙСЬКІ ФЕЙКИ', 'ЦПД РНБО']</text:p>
      <text:p text:style-name="P4">
Category: News</text:p>
      <!--METADATA-->
      <text:p text:style-name="P4">
<draw:frame draw:style-name="fr1" draw:name="Image283" text:anchor-type="as-char" svg:width="6.9236in" svg:height="6.9236in" draw:z-index="0">
<draw:image xlink:href="../Images/AРМІЯINFORM/2023-04-10T98-00-00-04-00/czpd-11_04_23.jpg" xlink:type="simple" xlink:show="embed" xlink:actuate="onLoad" draw:mime-type="image/jpeg"/>
</draw:frame>
A selection of today's fakes <text:a xlink:type="simple" xlink:href="https://www.facebook.com/photo" text:style-name="Internet_20_link" text:visited-style-name="Visited_20_Internet_20_Link">
published</text:a>
On your Facebook page the Center for Combating Misinformation.</text:p>
      <text:p text:style-name="P4">
<text:span text:style-name="T4">
 CPD_Essed: </text:span>
</text:p>
      <text:p text:style-name="P4">
<text:span text:style-name="T4">
!The main speaker in the event was the President of the Russian Federation for the rights of the child M. Lviv-Belov, who reported "about the efforts on the search for parents, the reunification of families and the work of Russian health centers ... as well as about the difficult situation of civilians because NATO weapons ”; </text:span>
!<text:span text:style-name="T4">
* misinformation. </text:span>
 Donetsk collaborator D. Pushilin stated that the Armed Forces Command is indifferent to its own units in Bakhmut: “The enemy does not spare either the city or its own. They are married to a meat grinder. "</text:p>
      <text:p text:style-name="P4">
News Source: <text:a xlink:type="simple" xlink:href="https://armyinform.com.ua/2023/04/10/dezinformaczijnyj-dajdzhest-za-10-kvitnya/" text:style-name="Internet_20_link" text:visited-style-name="Visited_20_Internet_20_Link">
https://armyinform.com.ua/2023/04/10/dezinformaczijnyj-dajdzhest-za-10-kvitnya/</text:a>
</text:p>
      <!--NEWS-->
      <text:h text:style-name="P10" text:outline-level="1">
<text:span text:style-name="T4">
Short. War. Day 412. Videoodigest …</text:span>
</text:h>
      <text:p text:style-name="P4">
Author: ['АРМІЯINFORM']</text:p>
      <text:p text:style-name="P4">
Time: 2023-04-10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ІЙНА', 'ВТОРГНЕННЯ РФ', 'ГШ ЗС УКРАЇНИ']</text:p>
      <text:p text:style-name="P4">
Category: News</text:p>
      <!--METADATA-->
      <text:p text:style-name="P4">
News Source: <text:a xlink:type="simple" xlink:href="https://armyinform.com.ua/2023/04/10/korotko-vijna-den-412-videodajdzhest/" text:style-name="Internet_20_link" text:visited-style-name="Visited_20_Internet_20_Link">
https://armyinform.com.ua/2023/04/10/korotko-vijna-den-412-videodajdzhest/</text:a>
</text:p>
      <!--NEWS-->
      <text:h text:style-name="P10" text:outline-level="1">
<text:span text:style-name="T4">
More than 60 collaborators from Luhansk region were transferred to court</text:span>
</text:h>
      <text:p text:style-name="P4">
Authors: Ukrinform (Person)</text:p>
      <text:p text:style-name="P4">
Publisher: Укринформ (Organization)</text:p>
      <text:p text:style-name="P4">
Published Time: 2023-04-11T-30:37:00+03:00</text:p>
      <text:p text:style-name="P4">
Modified Time: 2023-04-11T00:37:00+03:00</text:p>
      <text:p text:style-name="P4">
Description: Since the beginning of the year, the SBU investigators have sent indictments against more than 60 collaborators in the temporarily occupied territory of Luhansk region.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Луганщина', 'СБУ', 'Суд', 'Колаборант', 'Війна з росією']</text:p>
      <text:p text:style-name="P4">
Type: Article</text:p>
      <!--METADATA-->
      <text:p text:style-name="P4">
<draw:frame draw:style-name="fr1" draw:name="Image284" text:anchor-type="as-char" svg:width="6.9236in" svg:height="3.956343in" draw:z-index="0">
<draw:image xlink:href="../Images/yкринформ/2023-04-11T-30-37-00-03-00/630_360_1514464397-1884.jpg" xlink:type="simple" xlink:show="embed" xlink:actuate="onLoad" draw:mime-type="image/jpeg"/>
</draw:frame>
In the beginning of the year, the SBU investigators sent indictments against more than 60 co -laboratory assets in the temporarily occupied territory of Luhansk region.</text:p>
      <text:p text:style-name="P4">
According to Ukrinform, 3 management of the Security Service of Ukraine in Donetsk and Luhansk region reported in <text:a xlink:type="simple" xlink:href="https://www.facebook.com/ssu.sievierodonetsk/posts/pfbid02UAbVZwWvM36wcskHBzCGCe5izhTr4TiZUR1d8yKr2zpLKvgyvfTjo4YFkrg6R6oZl" text:style-name="Internet_20_link" text:visited-style-name="Visited_20_Internet_20_Link">
</text:a>
.</text:p>
      <text:p text:style-name="P4">
Зазначається, що частині колаборантів вже винесено вироки.</text:p>
      <text:p text:style-name="P4">
«Правопорушників засуджено до тривалих термінів позбавлення волі зконфіскацією майна. Зазвичай вирок передбачає також заборону обіймати посади ворганах державної влади та місцевого самоврядування на строк до 15 років», -йдеться в повідомленні.</text:p>
      <text:p text:style-name="P4">
<text:span text:style-name="T4">
Читайте також:</text:span>
 <text:span text:style-name="T4">
<text:a xlink:type="simple" xlink:href="https://www.ukrinform.ua/rubric-regions/3694006-u-melitopoli-zradnikam-i-kolaborantam-zaboronili-viizdzati-za-mezi-mista.html" text:style-name="Internet_20_link" text:visited-style-name="Visited_20_Internet_20_Link">
 </text:a>
</text:span>
</text:p>
      <text:p text:style-name="P4">
Yes, courts in Volyn and Ivano-Frankivsk under Art. 111-1 of the Criminal Code of Ukraine(Collaboration)The residents of Luhansk region were convicted, as it was advocacy of "deputy prosecutors" of Novopskovsky Tamarkiv districts of the so -called "Prosecutor General's Office of the Prosecutor's Office of the LNR". Both of the malefactors kept their prison for 15 years in prison.</text:p>
      <text:p text:style-name="P4">
In Bukovina up to 10 and 12 years in prison, prosecutors were convicted of the occupation "prosecutor's" of Belovodsk and Markov districts.</text:p>
      <text:p text:style-name="P4">
Up to 10 years, the expatate Zstrobilsk City Council was sentenced to confiscation of all property, which entered into a criminal conspiracy with the occupiers and now has the position of "Deputy Head of the Administration of the Starobilsky District of the LNR".</text:p>
      <text:p text:style-name="P4">
<text:span text:style-name="T4">
 Read also: </text:span>
 <text:span text:style-name="T4">
 <text:a xlink:type="simple" xlink:href="https://www.ukrinform.ua/rubric-regions/3693251-na-harkivsini-direktoru-skoli-dali-dva-roki-turmi-za-spivpracu-z-rosianami.html" text:style-name="Internet_20_link" text:visited-style-name="Visited_20_Internet_20_Link">
</text:a>
</text:span>
</text:p>
      <text:p text:style-name="P4">
Since the persons involved in these cases are hidden in the temporarily occupied territory of Ukraine, they have applied a special procedure of correspondence. All of them are wanted. The start of the sentence of the sentence will be calculated from the date of their detention and real execution of the punishment, the SBU noted.</text:p>
      <text:p text:style-name="P4">
<text:span text:style-name="T4">
 Read also: </text:span>
 <text:span text:style-name="T4">
 <text:a xlink:type="simple" xlink:href="https://www.ukrinform.ua/rubric-regions/3691887-spivpracuvati-z-vorogom-pogodilis-700-meskanciv-melitopolskogo-rajonu-mer.html" text:style-name="Internet_20_link" text:visited-style-name="Visited_20_Internet_20_Link">
</text:a>
</text:span>
</text:p>
      <text:p text:style-name="P4">
As reported by Ukrinform, the Security Service of Ukraine _ <text:span text:style-name="T4">
 <text:a xlink:type="simple" xlink:href="https://www.ukrinform.ua/rubric-regions/3693713-prokurorovi-severodonecka-i-se-dvom-kolaborantam-povidomili-pro-pidozru.html" text:style-name="Internet_20_link" text:visited-style-name="Visited_20_Internet_20_Link">
</text:a>
</text:span>
 _, chiefs of "ROVD" and "AREST HOME".</text:p>
      <text:p text:style-name="P4">
News Source: <text:a xlink:type="simple" xlink:href="https://www.ukrinform.ua/rubric-regions/3694174-do-sudu-peredali-spravi-se-ponad-60-kolaborantiv-z-lugansini.html" text:style-name="Internet_20_link" text:visited-style-name="Visited_20_Internet_20_Link">
https://www.ukrinform.ua/rubric-regions/3694174-do-sudu-peredali-spravi-se-ponad-60-kolaborantiv-z-lugansini.html</text:a>
</text:p>
      <!--NEWS-->
      <text:h text:style-name="P10" text:outline-level="1">
<text:span text:style-name="T4">
French legislators plan to visit Taiwan</text:span>
</text:h>
      <text:p text:style-name="P4">
Authors: Ukrinform (Person)</text:p>
      <text:p text:style-name="P4">
Publisher: Укринформ (Organization)</text:p>
      <text:p text:style-name="P4">
Published Time: 2023-04-11T-32:25:00+03:00</text:p>
      <text:p text:style-name="P4">
Modified Time: 2023-04-11T00:25:00+03:00</text:p>
      <text:p text:style-name="P4">
Description: French legislators plan to visit Taibey against the background of increased tensions with China. - Ukrinform.</text:p>
      <text:p text:style-name="P4">
Images: ["<text:a xlink:type="simple" xlink:href="https://static.ukrinform.com/photos/2019_05/thumb_files/630_360_1558134259-930.jpg" text:style-name="Internet_20_link" text:visited-style-name="Visited_20_Internet_20_Link">
630_360_15581...</text:a>
"]</text:p>
      <text:p text:style-name="P4">
Tags: ['Франція', 'Тайвань', 'Візит']</text:p>
      <text:p text:style-name="P4">
Type: Article</text:p>
      <!--METADATA-->
      <text:p text:style-name="P4">
<draw:frame draw:style-name="fr1" draw:name="Image285" text:anchor-type="as-char" svg:width="6.9236in" svg:height="3.956343in" draw:z-index="0">
<draw:image xlink:href="../Images/yкринформ/2023-04-11T-32-25-00-03-00/630_360_1558134259-930.jpg" xlink:type="simple" xlink:show="embed" xlink:actuate="onLoad" draw:mime-type="image/jpeg"/>
</draw:frame>
French legislators plan to visit Taibey against the background of increased relationships with China.</text:p>
      <text:p text:style-name="P4">
This was stated by Foreign Minister Taiwan Joseph Wu, Ukrinformis reference to <text:a xlink:type="simple" xlink:href="https://www.bloomberg.com/news/articles/2023-04-10/french-lawmakers-to-visit-taiwan-amid-tensions-with-china" text:style-name="Internet_20_link" text:visited-style-name="Visited_20_Internet_20_Link">
</text:a>
.</text:p>
      <text:p text:style-name="P4">
Wu said in an interview on Monday that the Senate and the National Assembly <text:a xlink:type="simple" xlink:href="https://www.ukrinform.ua/tag-francia" text:style-name="Internet_20_link" text:visited-style-name="Visited_20_Internet_20_Link">
</text:a>
They expressed the support of Taiwan and that some of them will visit "very soon". The Taiwan government "will notify them with them, we will need it," - said Wu.</text:p>
      <text:p text:style-name="P4">
According to the French official who will be included in the group, the delegation will go to the Natroly on Sunday.</text:p>
      <text:p text:style-name="P4">
As reported <text:a xlink:type="simple" xlink:href="https://www.ukrinform.ua/rubric-world/3694004-kitaj-zaversiv-tridenni-vijskovi-navcanna-poblizu-tajvanu.html" text:style-name="Internet_20_link" text:visited-style-name="Visited_20_Internet_20_Link">
</text:a>
, China Completed Two Military Training around Taiwan, during which the forces of the Eastern military district(Ts)The rocket strokes were worked out for the purpose on the island and the blocking of its maritime hypeful space.</text:p>
      <text:p text:style-name="P4">
<text:span text:style-name="T4">
 Read also: </text:span>
 <text:a xlink:type="simple" xlink:href="https://www.ukrinform.ua/rubric-world/3694044-mzs-knr-tajvanske-pitanna-e-viklucno-vnutrisnou-spravou-kitau.html" text:style-name="Internet_20_link" text:visited-style-name="Visited_20_Internet_20_Link">
</text:a>
The Chairman of the China Si Jinping during a tripartite meeting with the Presidential Commission Ursula von Der Lyen and the President of France Emmanuelmakron stressed that China's position on the "crisis in Ukraine" is reduced to support peace negotiations.</text:p>
      <text:p text:style-name="P4">
News Source: <text:a xlink:type="simple" xlink:href="https://www.ukrinform.ua/rubric-world/3694086-francuzki-zakonodavci-planuut-vidvidati-tajvan.html" text:style-name="Internet_20_link" text:visited-style-name="Visited_20_Internet_20_Link">
https://www.ukrinform.ua/rubric-world/3694086-francuzki-zakonodavci-planuut-vidvidati-tajvan.html</text:a>
</text:p>
      <!--NEWS-->
      <text:h text:style-name="P10" text:outline-level="1">
<text:span text:style-name="T4">
A four -sided meeting on Syria can take place in early May - Turkey Foreign</text:span>
</text:h>
      <text:p text:style-name="P4">
Authors: Ukrinform (Person)</text:p>
      <text:p text:style-name="P4">
Publisher: Укринформ (Organization)</text:p>
      <text:p text:style-name="P4">
Published Time: 2023-04-11T-34:10:00+03:00</text:p>
      <text:p text:style-name="P4">
Modified Time: 2023-04-11T00:10:00+03:00</text:p>
      <text:p text:style-name="P4">
Description: The four -sided meeting at the level of foreign ministers for Syria may take place in early May. - Ukrinform.</text:p>
      <text:p text:style-name="P4">
Images: ["<text:a xlink:type="simple" xlink:href="https://static.ukrinform.com/photos/2021_10/thumb_files/630_360_1633611633-6111.jpeg" text:style-name="Internet_20_link" text:visited-style-name="Visited_20_Internet_20_Link">
630_360_16336...</text:a>
"]</text:p>
      <text:p text:style-name="P4">
Tags: ['МЗС', 'Сирія', 'Туреччина']</text:p>
      <text:p text:style-name="P4">
Type: Article</text:p>
      <!--METADATA-->
      <text:p text:style-name="P4">
<draw:frame draw:style-name="fr1" draw:name="Image286" text:anchor-type="as-char" svg:width="6.9236in" svg:height="3.956343in" draw:z-index="0">
<draw:image xlink:href="../Images/yкринформ/2023-04-11T-34-10-00-03-00/630_360_1633611633-6111.jpeg" xlink:type="simple" xlink:show="embed" xlink:actuate="onLoad" draw:mime-type="image/jpeg"/>
</draw:frame>
The four -sided meeting at the level of foreign ministers for Syria can be going on in early May.</text:p>
      <text:p text:style-name="P4">
This was reported by Turkish Foreign Minister Mevlut Chavushaglu, reports Ukrinform with reference to <text:a xlink:type="simple" xlink:href="https://www.hurriyet.com.tr/dunya/bakan-cavusoglu-duyurdu-kritik-zirve-mayista-moskovada-yapilacak-42249086" text:style-name="Internet_20_link" text:visited-style-name="Visited_20_Internet_20_Link">
</text:a>
.</text:p>
      <text:p text:style-name="P4">
“In the near future, a four -sided meeting at the level of ministers of border affairs ... We think it will happen in early May. She will take place in Moscow, ”Chavushoglu said.</text:p>
      <text:p text:style-name="P4">
<text:span text:style-name="T4">
 Read also: </text:span>
 <text:span text:style-name="T4">
 <text:a xlink:type="simple" xlink:href="https://www.ukrinform.ua/rubric-world/3691681-tureccina-iran-siria-ta-rf-domovlautsa-pro-zustric-na-rivni-ocilnikiv-mzs.html" text:style-name="Internet_20_link" text:visited-style-name="Visited_20_Internet_20_Link">
</text:a>
</text:span>
</text:p>
      <text:p text:style-name="P4">
According to him, the contacts occur in accordance with the agreed "road card": first at the level of ministries of defense and intelligence, later at the level of the Ministry of Foreign Affairs on the preparation of a meeting of the Foreign Ministry.</text:p>
      <text:p text:style-name="P4">
<text:span text:style-name="T4">
 Read also: </text:span>
 <text:span text:style-name="T4">
 <text:a xlink:type="simple" xlink:href="https://www.ukrinform.ua/rubric-world/3688670-ssa-ta-britania-zaprovadili-sankcii-proti-narkobiznesu-rodini-asada.html" text:style-name="Internet_20_link" text:visited-style-name="Visited_20_Internet_20_Link">
</text:a>
</text:span>
</text:p>
      <text:p text:style-name="P4">
As reported by Ukrinform, on April 3-4 in Moscow a meeting of deputy foreign ministers of Turkey, Iran, Syria and the Russian Federation took place.</text:p>
      <text:p text:style-name="P4">
News Source: <text:a xlink:type="simple" xlink:href="https://www.ukrinform.ua/rubric-world/3694172-cotiristoronna-zustric-sodo-sirii-moze-vidbutisa-na-pocatku-travna-mzs-tureccini.html" text:style-name="Internet_20_link" text:visited-style-name="Visited_20_Internet_20_Link">
https://www.ukrinform.ua/rubric-world/3694172-cotiristoronna-zustric-sodo-sirii-moze-vidbutisa-na-pocatku-travna-mzs-tureccini.html</text:a>
</text:p>
      <!--NEWS-->
      <text:h text:style-name="P10" text:outline-level="1">
<text:span text:style-name="T4">
A four -sided meeting on Syria can take place in early May - Turkey Foreign</text:span>
</text:h>
      <text:p text:style-name="P4">
Authors: Ukrinform (Person)</text:p>
      <text:p text:style-name="P4">
Publisher: Укринформ (Organization)</text:p>
      <text:p text:style-name="P4">
Published Time: 2023-04-11T00:10:00+03:00</text:p>
      <text:p text:style-name="P4">
Modified Time: 2023-04-11T00:10:00+03:00</text:p>
      <text:p text:style-name="P4">
Description: The four -sided meeting at the level of foreign ministers for Syria may take place in early May. - Ukrinform.</text:p>
      <text:p text:style-name="P4">
Images: ["<text:a xlink:type="simple" xlink:href="https://static.ukrinform.com/photos/2021_10/thumb_files/630_360_1633611633-6111.jpeg" text:style-name="Internet_20_link" text:visited-style-name="Visited_20_Internet_20_Link">
630_360_16336...</text:a>
"]</text:p>
      <text:p text:style-name="P4">
Tags: ['МЗС', 'Сирія', 'Туреччина']</text:p>
      <text:p text:style-name="P4">
Type: Article</text:p>
      <!--METADATA-->
      <text:p text:style-name="P4">
<draw:frame draw:style-name="fr1" draw:name="Image287" text:anchor-type="as-char" svg:width="6.9236in" svg:height="3.956343in" draw:z-index="0">
<draw:image xlink:href="../Images/yкринформ/2023-04-11T00-10-00-03-00/630_360_1633611633-6111.jpeg" xlink:type="simple" xlink:show="embed" xlink:actuate="onLoad" draw:mime-type="image/jpeg"/>
</draw:frame>
The four -sided meeting at the level of foreign ministers for Syria can be going on in early May.</text:p>
      <text:p text:style-name="P4">
This was reported by Turkish Foreign Minister Mevlut Chavushaglu, reports Ukrinform with reference to <text:a xlink:type="simple" xlink:href="https://www.hurriyet.com.tr/dunya/bakan-cavusoglu-duyurdu-kritik-zirve-mayista-moskovada-yapilacak-42249086" text:style-name="Internet_20_link" text:visited-style-name="Visited_20_Internet_20_Link">
</text:a>
.</text:p>
      <text:p text:style-name="P4">
“In the near future, a four -sided meeting at the level of ministers of border affairs ... We think it will happen in early May. She will take place in Moscow, ”Chavushoglu said.</text:p>
      <text:p text:style-name="P4">
<text:span text:style-name="T4">
 Read also: </text:span>
 <text:span text:style-name="T4">
 <text:a xlink:type="simple" xlink:href="https://www.ukrinform.ua/rubric-world/3691681-tureccina-iran-siria-ta-rf-domovlautsa-pro-zustric-na-rivni-ocilnikiv-mzs.html" text:style-name="Internet_20_link" text:visited-style-name="Visited_20_Internet_20_Link">
</text:a>
</text:span>
</text:p>
      <text:p text:style-name="P4">
According to him, the contacts occur in accordance with the agreed "road card": first at the level of ministries of defense and intelligence, later at the level of the Ministry of Foreign Affairs on the preparation of a meeting of the Foreign Ministry.</text:p>
      <text:p text:style-name="P4">
<text:span text:style-name="T4">
 Read also: </text:span>
 <text:span text:style-name="T4">
 <text:a xlink:type="simple" xlink:href="https://www.ukrinform.ua/rubric-world/3688670-ssa-ta-britania-zaprovadili-sankcii-proti-narkobiznesu-rodini-asada.html" text:style-name="Internet_20_link" text:visited-style-name="Visited_20_Internet_20_Link">
</text:a>
</text:span>
</text:p>
      <text:p text:style-name="P4">
As reported by Ukrinform, on April 3-4 in Moscow a meeting of deputy foreign ministers of Turkey, Iran, Syria and the Russian Federation took place.</text:p>
      <text:p text:style-name="P4">
News Source: <text:a xlink:type="simple" xlink:href="https://www.ukrinform.ua/rubric-world/3694172-cotiristoronna-zustric-sodo-sirii-moze-vidbutisa-na-pocatku-travna-mzs-tureccini.html" text:style-name="Internet_20_link" text:visited-style-name="Visited_20_Internet_20_Link">
https://www.ukrinform.ua/rubric-world/3694172-cotiristoronna-zustric-sodo-sirii-moze-vidbutisa-na-pocatku-travna-mzs-tureccini.html</text:a>
</text:p>
      <!--NEWS-->
      <text:h text:style-name="P10" text:outline-level="1">
<text:span text:style-name="T4">
French legislators plan to visit Taiwan</text:span>
</text:h>
      <text:p text:style-name="P4">
Authors: Ukrinform (Person)</text:p>
      <text:p text:style-name="P4">
Publisher: Укринформ (Organization)</text:p>
      <text:p text:style-name="P4">
Published Time: 2023-04-11T00:25:00+03:00</text:p>
      <text:p text:style-name="P4">
Modified Time: 2023-04-11T00:25:00+03:00</text:p>
      <text:p text:style-name="P4">
Description: French legislators plan to visit Taibey against the background of increased tensions with China. - Ukrinform.</text:p>
      <text:p text:style-name="P4">
Images: ["<text:a xlink:type="simple" xlink:href="https://static.ukrinform.com/photos/2019_05/thumb_files/630_360_1558134259-930.jpg" text:style-name="Internet_20_link" text:visited-style-name="Visited_20_Internet_20_Link">
630_360_15581...</text:a>
"]</text:p>
      <text:p text:style-name="P4">
Tags: ['Франція', 'Тайвань', 'Візит']</text:p>
      <text:p text:style-name="P4">
Type: Article</text:p>
      <!--METADATA-->
      <text:p text:style-name="P4">
<draw:frame draw:style-name="fr1" draw:name="Image288" text:anchor-type="as-char" svg:width="6.9236in" svg:height="3.956343in" draw:z-index="0">
<draw:image xlink:href="../Images/yкринформ/2023-04-11T00-25-00-03-00/630_360_1558134259-930.jpg" xlink:type="simple" xlink:show="embed" xlink:actuate="onLoad" draw:mime-type="image/jpeg"/>
</draw:frame>
The Frenchmans plan to visit Taibee against the background of increased tension with China.</text:p>
      <text:p text:style-name="P4">
This was stated by Foreign Minister Taiwan Joseph Wu, Ukrinformis reference to <text:a xlink:type="simple" xlink:href="https://www.bloomberg.com/news/articles/2023-04-10/french-lawmakers-to-visit-taiwan-amid-tensions-with-china" text:style-name="Internet_20_link" text:visited-style-name="Visited_20_Internet_20_Link">
</text:a>
.</text:p>
      <text:p text:style-name="P4">
Wu said in an interview on Monday that the Senate and the National Assembly <text:a xlink:type="simple" xlink:href="https://www.ukrinform.ua/tag-francia" text:style-name="Internet_20_link" text:visited-style-name="Visited_20_Internet_20_Link">
</text:a>
They expressed the support of Taiwan and that some of them will visit "very soon". The Taiwan government "will notify them with them, we will need it," - said Wu.</text:p>
      <text:p text:style-name="P4">
According to the French official who will be included in the group, the delegation will go to the Natroly on Sunday.</text:p>
      <text:p text:style-name="P4">
As reported <text:a xlink:type="simple" xlink:href="https://www.ukrinform.ua/rubric-world/3694004-kitaj-zaversiv-tridenni-vijskovi-navcanna-poblizu-tajvanu.html" text:style-name="Internet_20_link" text:visited-style-name="Visited_20_Internet_20_Link">
</text:a>
, China Completed Two Military Training around Taiwan, during which the forces of the Eastern military district(Ts)The rocket strokes were worked out for the purpose on the island and the blocking of its maritime hypeful space.</text:p>
      <text:p text:style-name="P4">
<text:span text:style-name="T4">
 Read also: </text:span>
 <text:a xlink:type="simple" xlink:href="https://www.ukrinform.ua/rubric-world/3694044-mzs-knr-tajvanske-pitanna-e-viklucno-vnutrisnou-spravou-kitau.html" text:style-name="Internet_20_link" text:visited-style-name="Visited_20_Internet_20_Link">
</text:a>
The Chairman of the China Si Jinping during a tripartite meeting with the Presidential Commission Ursula von Der Lyen and the President of France Emmanuelmakron stressed that China's position on the "crisis in Ukraine" is reduced to support peace negotiations.</text:p>
      <text:p text:style-name="P4">
News Source: <text:a xlink:type="simple" xlink:href="https://www.ukrinform.ua/rubric-world/3694086-francuzki-zakonodavci-planuut-vidvidati-tajvan.html" text:style-name="Internet_20_link" text:visited-style-name="Visited_20_Internet_20_Link">
https://www.ukrinform.ua/rubric-world/3694086-francuzki-zakonodavci-planuut-vidvidati-tajvan.html</text:a>
</text:p>
      <!--NEWS-->
      <text:h text:style-name="P10" text:outline-level="1">
<text:span text:style-name="T4">
More than 60 collaborators from Luhansk region were transferred to court</text:span>
</text:h>
      <text:p text:style-name="P4">
Authors: Ukrinform (Person)</text:p>
      <text:p text:style-name="P4">
Publisher: Укринформ (Organization)</text:p>
      <text:p text:style-name="P4">
Published Time: 2023-04-11T00:37:00+03:00</text:p>
      <text:p text:style-name="P4">
Modified Time: 2023-04-11T00:37:00+03:00</text:p>
      <text:p text:style-name="P4">
Description: Since the beginning of the year, the SBU investigators have sent indictments against more than 60 collaborators in the temporarily occupied territory of Luhansk region. - Ukrinform.</text:p>
      <text:p text:style-name="P4">
Images: ["<text:a xlink:type="simple" xlink:href="https://static.ukrinform.com/photos/2017_12/thumb_files/630_360_1514464397-1884.jpg" text:style-name="Internet_20_link" text:visited-style-name="Visited_20_Internet_20_Link">
630_360_15144...</text:a>
"]</text:p>
      <text:p text:style-name="P4">
Tags: ['Луганщина', 'СБУ', 'Суд', 'Колаборант', 'Війна з росією']</text:p>
      <text:p text:style-name="P4">
Type: Article</text:p>
      <!--METADATA-->
      <text:p text:style-name="P4">
<draw:frame draw:style-name="fr1" draw:name="Image289" text:anchor-type="as-char" svg:width="6.9236in" svg:height="3.956343in" draw:z-index="0">
<draw:image xlink:href="../Images/yкринформ/2023-04-11T00-37-00-03-00/630_360_1514464397-1884.jpg" xlink:type="simple" xlink:show="embed" xlink:actuate="onLoad" draw:mime-type="image/jpeg"/>
</draw:frame>
In the beginning of the year, the SBU investigators sent indictments against more than 60 co -laboratory assets in the temporarily occupied territory of Luhansk region.</text:p>
      <text:p text:style-name="P4">
According to Ukrinform, 3 management of the Security Service of Ukraine in Donetsk and Luhansk region reported in <text:a xlink:type="simple" xlink:href="https://www.facebook.com/ssu.sievierodonetsk/posts/pfbid02UAbVZwWvM36wcskHBzCGCe5izhTr4TiZUR1d8yKr2zpLKvgyvfTjo4YFkrg6R6oZl" text:style-name="Internet_20_link" text:visited-style-name="Visited_20_Internet_20_Link">
</text:a>
.</text:p>
      <text:p text:style-name="P4">
Зазначається, що частині колаборантів вже винесено вироки.</text:p>
      <text:p text:style-name="P4">
«Правопорушників засуджено до тривалих термінів позбавлення волі зконфіскацією майна. Зазвичай вирок передбачає також заборону обіймати посади ворганах державної влади та місцевого самоврядування на строк до 15 років», -йдеться в повідомленні.</text:p>
      <text:p text:style-name="P4">
<text:span text:style-name="T4">
Читайте також:</text:span>
 <text:span text:style-name="T4">
<text:a xlink:type="simple" xlink:href="https://www.ukrinform.ua/rubric-regions/3694006-u-melitopoli-zradnikam-i-kolaborantam-zaboronili-viizdzati-za-mezi-mista.html" text:style-name="Internet_20_link" text:visited-style-name="Visited_20_Internet_20_Link">
 </text:a>
</text:span>
</text:p>
      <text:p text:style-name="P4">
Yes, courts in Volyn and Ivano-Frankivsk under Art. 111-1 of the Criminal Code of Ukraine(Collaboration)The residents of Luhansk region were convicted, as it was advocacy of "deputy prosecutors" of Novopskovsky Tamarkiv districts of the so -called "Prosecutor General's Office of the Prosecutor's Office of the LNR". Both of the malefactors kept their prison for 15 years in prison.</text:p>
      <text:p text:style-name="P4">
In Bukovina up to 10 and 12 years in prison, prosecutors were convicted of the occupation "prosecutor's" of Belovodsk and Markov districts.</text:p>
      <text:p text:style-name="P4">
Up to 10 years, the expatate Zstrobilsk City Council was sentenced to confiscation of all property, which entered into a criminal conspiracy with the occupiers and now has the position of "Deputy Head of the Administration of the Starobilsky District of the LNR".</text:p>
      <text:p text:style-name="P4">
<text:span text:style-name="T4">
 Read also: </text:span>
 <text:span text:style-name="T4">
 <text:a xlink:type="simple" xlink:href="https://www.ukrinform.ua/rubric-regions/3693251-na-harkivsini-direktoru-skoli-dali-dva-roki-turmi-za-spivpracu-z-rosianami.html" text:style-name="Internet_20_link" text:visited-style-name="Visited_20_Internet_20_Link">
</text:a>
</text:span>
</text:p>
      <text:p text:style-name="P4">
Since the persons involved in these cases are hidden in the temporarily occupied territory of Ukraine, they have applied a special procedure of correspondence. All of them are wanted. The start of the sentence of the sentence will be calculated from the date of their detention and real execution of the punishment, the SBU noted.</text:p>
      <text:p text:style-name="P4">
<text:span text:style-name="T4">
 Read also: </text:span>
 <text:span text:style-name="T4">
 <text:a xlink:type="simple" xlink:href="https://www.ukrinform.ua/rubric-regions/3691887-spivpracuvati-z-vorogom-pogodilis-700-meskanciv-melitopolskogo-rajonu-mer.html" text:style-name="Internet_20_link" text:visited-style-name="Visited_20_Internet_20_Link">
</text:a>
</text:span>
</text:p>
      <text:p text:style-name="P4">
As reported by Ukrinform, the Security Service of Ukraine _ <text:span text:style-name="T4">
 <text:a xlink:type="simple" xlink:href="https://www.ukrinform.ua/rubric-regions/3693713-prokurorovi-severodonecka-i-se-dvom-kolaborantam-povidomili-pro-pidozru.html" text:style-name="Internet_20_link" text:visited-style-name="Visited_20_Internet_20_Link">
</text:a>
</text:span>
 _, chiefs of "ROVD" and "AREST HOME".</text:p>
      <text:p text:style-name="P4">
News Source: <text:a xlink:type="simple" xlink:href="https://www.ukrinform.ua/rubric-regions/3694174-do-sudu-peredali-spravi-se-ponad-60-kolaborantiv-z-lugansini.html" text:style-name="Internet_20_link" text:visited-style-name="Visited_20_Internet_20_Link">
https://www.ukrinform.ua/rubric-regions/3694174-do-sudu-peredali-spravi-se-ponad-60-kolaborantiv-z-lugansini.html</text:a>
</text:p>
      <!--NEWS-->
      <text:h text:style-name="P10" text:outline-level="1">
<text:span text:style-name="T4">
Ukraine plans to attract a minimum of 5 thousand sappers to mine Ukrainian territories - Alexey Reznikov</text:span>
</text:h>
      <text:p text:style-name="P4">
Author: ['Алла Рядинська']</text:p>
      <text:p text:style-name="P4">
Time: 2023-04-11T97:00:00-04:00</text:p>
      <text:p text:style-name="P4">
Description: At the Briffing of the Minstra, the defense of the Ukrainian, Tsaliy Danius in the Media Center Ukraine - Odesa ... War with Ukraine 2022, War with Ukraine Latest News today, News War with Ukraine 2022 Last for today,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inistr_result.jpg" text:style-name="Internet_20_link" text:visited-style-name="Visited_20_Internet_20_Link">
ministr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290" text:anchor-type="as-char" svg:width="6.9236in" svg:height="4.615733in" draw:z-index="0">
<draw:image xlink:href="../Images/AРМІЯINFORM/2023-04-11T97-00-00-04-00/ministr_result.jpg" xlink:type="simple" xlink:show="embed" xlink:actuate="onLoad" draw:mime-type="image/jpeg"/>
</draw:frame>
At a briefing of the Ministers of Defense of Ukraine and the Kingdom of Denmark in Media Centerukraine - Odesa, Alexei Reznikov shared plans to protect civilian citizens from the consequences of a Russian large -scale invasion, namely the release of territories. He noted that the process would consist of several differenties.</text:p>
      <ul>
        <li>
Audit of earth and water will be made after the de -occupation. To date, there are situations when even sea mines fall on the beach, and not Ukrainian. The second is mine equipment. It is not only identification, installation and fixation, but also the possibility of exchanging elements. And the Kingdom of Denmark can help us in this, - he explains.</li>
      </ul>
      <text:p text:style-name="P4">
According to him, Denmark has specialized drones - submarines that have sessers that are able to detect, record and transmit coordinates to the sappers, which can carry out sapper work underwater. In Ukraine, since 2014, the company has been operating, which is represented by the Kingdom of Denmark. This company has great possible expertise to carry out humanitarian demining, that is, the change in areas that are not in the war zone.</text:p>
      <text:p text:style-name="P4">
Another institution of demining in Ukraine is the SES. They are interested in the demining of civilian infrastructure.</text:p>
      <ul>
        <li>
The SES is a leader in demining, but they do prompt mine. But this is an operational mine. And the full -scale alteration of the same agrarian sector, when our farmers begging: "Memorize the pole, so that we can sow and grow food" is a huge task, ”the minister said.</li>
      </ul>
      <text:p text:style-name="P4">
There is currently an interagency group headed by Yulia Sviridenko, the First Vice Prime Minister and the Minister of Economy. It, as an economist, understands which industries are epiorities in this matter. And the experience of the Kingdom of Denmark will be indispensable for the effective work of our sappers.</text:p>
      <ul>
        <li>
In our plans to create our own potential of at least 5 thousand Ukrainian persons who will be demining. And this is the calculation that the experts from other countries will also be involved, - said Alexei Reznikov.- In Croatia, the war ended 28 years ago. So far, Croatia's territory is not fully unchanged. That is, the Croatian National Center still has a job. They can on average up to 50 square kilometers of land, including rough terrain - rocks, forest huts, etc. - summary Rennikov.</li>
      </ul>
      <text:p text:style-name="P4">
News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Exposed fraudsters who lucky money from those who want to leave Bakhmut</text:span>
</text:h>
      <text:p text:style-name="P4">
Author: ['АРМІЯINFORM']</text:p>
      <text:p text:style-name="P4">
Time: 2023-04-11T98:00:00-04:00</text:p>
      <text:p text:style-name="P4">
Description: Kіberfakhivtsi Service of the Bezpeki with law -sided bodies of the Polshchi Polshchi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Tags: ['STOPRUSSIA', 'АГРЕСІЯ РФ', 'ВТОРГНЕННЯ РФ', 'СБУ']</text:p>
      <text:p text:style-name="P4">
Category: News</text:p>
      <!--METADATA-->
      <text:p text:style-name="P4">
<draw:frame draw:style-name="fr1" draw:name="Image291" text:anchor-type="as-char" svg:width="6.9236in" svg:height="4.615733in" draw:z-index="0">
<draw:image xlink:href="../Images/AРМІЯINFORM/2023-04-11T98-00-00-04-00/sbu11.jpeg" xlink:type="simple" xlink:show="embed" xlink:actuate="onLoad" draw:mime-type="image/jpeg"/>
</draw:frame>
Cyberfhachivtsi of the Security Service together with the law enforcement agencies of the Republicapolskaya neutralized the transnational criminal group of fraudsters.</text:p>
      <text:p text:style-name="P4">
About it <text:a xlink:type="simple" xlink:href="https://ssu.gov.ua/novyny/sbu-ta-pravookhorontsi-polshchi-likviduvaly-shakhraisku-skhemu-vymaniuvannia-hroshei-iz-myrnykh-zhyteliv-yaki-khochut-vyikhaty-z-bakhmuta" text:style-name="Internet_20_link" text:visited-style-name="Visited_20_Internet_20_Link">
reports</text:a>
SBU press service.</text:p>
      <text:p text:style-name="P4">
The malefactors wandered money from the inhabitants of the front regions of Ukraine, who planned to leave the war zone, including Bakhmut and Coal. The locals "guaranteed" the locals to take them to the safest regions of our country "guaranteed". The average cost of such "services" was 30 thousand UAH.</text:p>
      <text:p text:style-name="P4">
Basically, fraudsters "distributed" their promises to the disabled and parents of young children. For this purpose they used groups on social networks and popular messengers. They took their clients "prepayment" of 50% of the declared amount. Money was kept on bank cards issued for false persons. After receiving the books, the dealers stopped communicating with the victims and no longer called. In this way, fraudsters have seen more than UAH 1.5 million in humans.</text:p>
      <text:p text:style-name="P4">
<draw:frame draw:style-name="fr1" draw:name="Image292" text:anchor-type="as-char" svg:width="6.9236in" svg:height="4.615733in" draw:z-index="0">
<draw:image xlink:href="../Images/AРМІЯINFORM/2023-04-11T98-00-00-04-00/sbu33.jpeg" xlink:type="simple" xlink:show="embed" xlink:actuate="onLoad" draw:mime-type="image/jpeg"/>
</draw:frame>
Another "target audience" of fraudsters was men of conscript age. For a "fee", the intruders promised the military to produce false expenses to travel abroad.</text:p>
      <text:p text:style-name="P4">
As a result of special operations in different regions of Ukraine, one group organizers were detained. He was a resident of Zhytomyr region, who was contacting the clients and offering them "conditions" for evacuation. In the investigation, two other Ukrainian citizens, organizers of the criminal group, are currently in one of the EU countries.</text:p>
      <text:p text:style-name="P4">
SBU staff together with European partners conduct comprehensive detentions on the detention of both intruders and their extradition to Ukraine.</text:p>
      <text:p text:style-name="P4">
<text:span text:style-name="T4">
 During the searches at the addresses of the persons involved in several areas of Ukraine revealed: </text:span>
</text:p>
      <ul>
        <li>
mobile phones with evidence of illegal activity; * 10 bank cards that the attackers received money from the victims.</li>
      </ul>
      <text:p text:style-name="P4">
<draw:frame draw:style-name="fr1" draw:name="Image293" text:anchor-type="as-char" svg:width="6.9236in" svg:height="4.615733in" draw:z-index="0">
<draw:image xlink:href="../Images/AРМІЯINFORM/2023-04-11T98-00-00-04-00/sbu22.jpeg" xlink:type="simple" xlink:show="embed" xlink:actuate="onLoad" draw:mime-type="image/jpeg"/>
</draw:frame>
Currently, one of the malefactors, a resident of Zhytomyr region, reported suspicion of Part 3 of Art. 190 of the Criminal Code of Ukraine(fraud).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News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